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41.9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12.33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2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8" table:default-cell-style-name="Default"/>
        <table:table-row table:style-name="ro1">
          <table:table-cell table:style-name="ce1" office:value-type="string" calcext:value-type="string">
            <text:p>Top Speed</text:p>
          </table:table-cell>
          <table:table-cell table:style-name="ce1" office:value-type="string" calcext:value-type="string">
            <text:p><text:s/>Age</text:p>
          </table:table-cell>
          <table:table-cell table:style-name="ce1" office:value-type="string" calcext:value-type="string">
            <text:p><text:s/>Security Rating</text:p>
          </table:table-cell>
          <table:table-cell table:style-name="ce1" office:value-type="string" calcext:value-type="string">
            <text:p><text:s/>Efficiency Rating</text:p>
          </table:table-cell>
          <table:table-cell table:style-name="ce1" table:number-columns-repeated="3"/>
          <table:table-cell table:style-name="ce1" office:value-type="string" calcext:value-type="string">
            <text:p>Top Speed (Centred)</text:p>
          </table:table-cell>
          <table:table-cell table:style-name="ce1" office:value-type="string" calcext:value-type="string">
            <text:p>Age (Centred)</text:p>
          </table:table-cell>
          <table:table-cell table:style-name="ce1" office:value-type="string" calcext:value-type="string">
            <text:p>Security Rating (Centred)</text:p>
          </table:table-cell>
          <table:table-cell table:style-name="ce1" office:value-type="string" calcext:value-type="string">
            <text:p>Efficiency Rating (Centred)</text:p>
          </table:table-cell>
          <table:table-cell table:style-name="ce1" office:value-type="string" calcext:value-type="string">
            <text:p><text:s/>Price</text:p>
          </table:table-cell>
          <table:table-cell table:style-name="ce1" office:value-type="string" calcext:value-type="string">
            <text:p>Predicted Pric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Squared Error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verage Top Speed</text:p>
          </table:table-cell>
          <table:table-cell/>
          <table:table-cell table:formula="of:=[.A2]-[.$F$3]" office:value-type="float" office:value="9.587" calcext:value-type="float">
            <text:p>9.587</text:p>
          </table:table-cell>
          <table:table-cell table:formula="of:=[.B2]-[.$F$5]" office:value-type="float" office:value="-1.004" calcext:value-type="float">
            <text:p>-1.004</text:p>
          </table:table-cell>
          <table:table-cell table:formula="of:=[.C2]-[.$F$7]" office:value-type="float" office:value="-0.571" calcext:value-type="float">
            <text:p>-0.571</text:p>
          </table:table-cell>
          <table:table-cell table:formula="of:=[.D2]-[.$F$9]" office:value-type="float" office:value="2.854" calcext:value-type="float">
            <text:p>2.854</text:p>
          </table:table-cell>
          <table:table-cell office:value-type="float" office:value="5770" calcext:value-type="float">
            <text:p>5770</text:p>
          </table:table-cell>
          <table:table-cell table:formula="of:=[.$S$5]+[.H2]*[.$T$5]+[.I2]*[.$U$5]+[.J2]*[.$V$5]+[.K2]*[.$W$5]" office:value-type="float" office:value="5770" calcext:value-type="float">
            <text:p>5770</text:p>
          </table:table-cell>
          <table:table-cell table:formula="of:=[.L2]-[.M2]" office:value-type="float" office:value="0" calcext:value-type="float">
            <text:p>0</text:p>
          </table:table-cell>
          <table:table-cell table:formula="of:=[.N2]*[.N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A$1:.A$1048576])" office:value-type="float" office:value="99.413" calcext:value-type="float">
            <text:p>99.413</text:p>
          </table:table-cell>
          <table:table-cell/>
          <table:table-cell table:formula="of:=[.A3]-[.$F$3]" office:value-type="float" office:value="-13.413" calcext:value-type="float">
            <text:p>-13.413</text:p>
          </table:table-cell>
          <table:table-cell table:formula="of:=[.B3]-[.$F$5]" office:value-type="float" office:value="-1.004" calcext:value-type="float">
            <text:p>-1.004</text:p>
          </table:table-cell>
          <table:table-cell table:formula="of:=[.C3]-[.$F$7]" office:value-type="float" office:value="1.429" calcext:value-type="float">
            <text:p>1.429</text:p>
          </table:table-cell>
          <table:table-cell table:formula="of:=[.D3]-[.$F$9]" office:value-type="float" office:value="-0.146" calcext:value-type="float">
            <text:p>-0.146</text:p>
          </table:table-cell>
          <table:table-cell office:value-type="float" office:value="5080" calcext:value-type="float">
            <text:p>5080</text:p>
          </table:table-cell>
          <table:table-cell table:formula="of:=[.$S$5]+[.H3]*[.$T$5]+[.I3]*[.$U$5]+[.J3]*[.$V$5]+[.K3]*[.$W$5]" office:value-type="float" office:value="5080" calcext:value-type="float">
            <text:p>5080</text:p>
          </table:table-cell>
          <table:table-cell table:formula="of:=[.L3]-[.M3]" office:value-type="float" office:value="0" calcext:value-type="float">
            <text:p>0</text:p>
          </table:table-cell>
          <table:table-cell table:formula="of:=[.N3]*[.N3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MSE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verage Age</text:p>
          </table:table-cell>
          <table:table-cell/>
          <table:table-cell table:formula="of:=[.A4]-[.$F$3]" office:value-type="float" office:value="-3.413" calcext:value-type="float">
            <text:p>-3.413</text:p>
          </table:table-cell>
          <table:table-cell table:formula="of:=[.B4]-[.$F$5]" office:value-type="float" office:value="-0.00399999999999956" calcext:value-type="float">
            <text:p>-0.004</text:p>
          </table:table-cell>
          <table:table-cell table:formula="of:=[.C4]-[.$F$7]" office:value-type="float" office:value="3.429" calcext:value-type="float">
            <text:p>3.429</text:p>
          </table:table-cell>
          <table:table-cell table:formula="of:=[.D4]-[.$F$9]" office:value-type="float" office:value="2.854" calcext:value-type="float">
            <text:p>2.854</text:p>
          </table:table-cell>
          <table:table-cell office:value-type="float" office:value="5380" calcext:value-type="float">
            <text:p>5380</text:p>
          </table:table-cell>
          <table:table-cell table:formula="of:=[.$S$5]+[.H4]*[.$T$5]+[.I4]*[.$U$5]+[.J4]*[.$V$5]+[.K4]*[.$W$5]" office:value-type="float" office:value="5380" calcext:value-type="float">
            <text:p>5380</text:p>
          </table:table-cell>
          <table:table-cell table:formula="of:=[.L4]-[.M4]" office:value-type="float" office:value="0" calcext:value-type="float">
            <text:p>0</text:p>
          </table:table-cell>
          <table:table-cell table:formula="of:=[.N4]*[.N4]" office:value-type="float" office:value="0" calcext:value-type="float">
            <text:p>0</text:p>
          </table:table-cell>
          <table:table-cell/>
          <table:table-cell table:formula="of:=AVERAGE([.O$1:.O$1048576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$1:.B$1048576])" office:value-type="float" office:value="4.004" calcext:value-type="float">
            <text:p>4.004</text:p>
          </table:table-cell>
          <table:table-cell/>
          <table:table-cell table:formula="of:=[.A5]-[.$F$3]" office:value-type="float" office:value="16.587" calcext:value-type="float">
            <text:p>16.587</text:p>
          </table:table-cell>
          <table:table-cell table:formula="of:=[.B5]-[.$F$5]" office:value-type="float" office:value="1.996" calcext:value-type="float">
            <text:p>1.996</text:p>
          </table:table-cell>
          <table:table-cell table:formula="of:=[.C5]-[.$F$7]" office:value-type="float" office:value="2.429" calcext:value-type="float">
            <text:p>2.429</text:p>
          </table:table-cell>
          <table:table-cell table:formula="of:=[.D5]-[.$F$9]" office:value-type="float" office:value="1.854" calcext:value-type="float">
            <text:p>1.854</text:p>
          </table:table-cell>
          <table:table-cell office:value-type="float" office:value="5980" calcext:value-type="float">
            <text:p>5980</text:p>
          </table:table-cell>
          <table:table-cell table:formula="of:=[.$S$5]+[.H5]*[.$T$5]+[.I5]*[.$U$5]+[.J5]*[.$V$5]+[.K5]*[.$W$5]" office:value-type="float" office:value="5980" calcext:value-type="float">
            <text:p>5980</text:p>
          </table:table-cell>
          <table:table-cell table:formula="of:=[.L5]-[.M5]" office:value-type="float" office:value="0" calcext:value-type="float">
            <text:p>0</text:p>
          </table:table-cell>
          <table:table-cell table:formula="of:=[.N5]*[.N5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RMSE</text:p>
          </table:table-cell>
          <table:table-cell/>
          <table:table-cell office:value-type="float" office:value="5482.39" calcext:value-type="float">
            <text:p>5482.3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verage Security Rating</text:p>
          </table:table-cell>
          <table:table-cell/>
          <table:table-cell table:formula="of:=[.A6]-[.$F$3]" office:value-type="float" office:value="-4.413" calcext:value-type="float">
            <text:p>-4.413</text:p>
          </table:table-cell>
          <table:table-cell table:formula="of:=[.B6]-[.$F$5]" office:value-type="float" office:value="-0.00399999999999956" calcext:value-type="float">
            <text:p>-0.004</text:p>
          </table:table-cell>
          <table:table-cell table:formula="of:=[.C6]-[.$F$7]" office:value-type="float" office:value="3.429" calcext:value-type="float">
            <text:p>3.429</text:p>
          </table:table-cell>
          <table:table-cell table:formula="of:=[.D6]-[.$F$9]" office:value-type="float" office:value="-0.146" calcext:value-type="float">
            <text:p>-0.146</text:p>
          </table:table-cell>
          <table:table-cell office:value-type="float" office:value="5350" calcext:value-type="float">
            <text:p>5350</text:p>
          </table:table-cell>
          <table:table-cell table:formula="of:=[.$S$5]+[.H6]*[.$T$5]+[.I6]*[.$U$5]+[.J6]*[.$V$5]+[.K6]*[.$W$5]" office:value-type="float" office:value="5350" calcext:value-type="float">
            <text:p>5350</text:p>
          </table:table-cell>
          <table:table-cell table:formula="of:=[.L6]-[.M6]" office:value-type="float" office:value="0" calcext:value-type="float">
            <text:p>0</text:p>
          </table:table-cell>
          <table:table-cell table:formula="of:=[.N6]*[.N6]" office:value-type="float" office:value="0" calcext:value-type="float">
            <text:p>0</text:p>
          </table:table-cell>
          <table:table-cell/>
          <table:table-cell table:formula="of:=SQRT([.Q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$1:.C$1048576])" office:value-type="float" office:value="6.571" calcext:value-type="float">
            <text:p>6.571</text:p>
          </table:table-cell>
          <table:table-cell/>
          <table:table-cell table:formula="of:=[.A7]-[.$F$3]" office:value-type="float" office:value="0.587000000000003" calcext:value-type="float">
            <text:p>0.587000000000003</text:p>
          </table:table-cell>
          <table:table-cell table:formula="of:=[.B7]-[.$F$5]" office:value-type="float" office:value="0.996" calcext:value-type="float">
            <text:p>0.996</text:p>
          </table:table-cell>
          <table:table-cell table:formula="of:=[.C7]-[.$F$7]" office:value-type="float" office:value="1.429" calcext:value-type="float">
            <text:p>1.429</text:p>
          </table:table-cell>
          <table:table-cell table:formula="of:=[.D7]-[.$F$9]" office:value-type="float" office:value="-5.146" calcext:value-type="float">
            <text:p>-5.146</text:p>
          </table:table-cell>
          <table:table-cell office:value-type="float" office:value="5500" calcext:value-type="float">
            <text:p>5500</text:p>
          </table:table-cell>
          <table:table-cell table:formula="of:=[.$S$5]+[.H7]*[.$T$5]+[.I7]*[.$U$5]+[.J7]*[.$V$5]+[.K7]*[.$W$5]" office:value-type="float" office:value="5500" calcext:value-type="float">
            <text:p>5500</text:p>
          </table:table-cell>
          <table:table-cell table:formula="of:=[.L7]-[.M7]" office:value-type="float" office:value="0" calcext:value-type="float">
            <text:p>0</text:p>
          </table:table-cell>
          <table:table-cell table:formula="of:=[.N7]*[.N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verage Efficiency Rating</text:p>
          </table:table-cell>
          <table:table-cell/>
          <table:table-cell table:formula="of:=[.A8]-[.$F$3]" office:value-type="float" office:value="-1.413" calcext:value-type="float">
            <text:p>-1.413</text:p>
          </table:table-cell>
          <table:table-cell table:formula="of:=[.B8]-[.$F$5]" office:value-type="float" office:value="1.996" calcext:value-type="float">
            <text:p>1.996</text:p>
          </table:table-cell>
          <table:table-cell table:formula="of:=[.C8]-[.$F$7]" office:value-type="float" office:value="-2.571" calcext:value-type="float">
            <text:p>-2.571</text:p>
          </table:table-cell>
          <table:table-cell table:formula="of:=[.D8]-[.$F$9]" office:value-type="float" office:value="3.854" calcext:value-type="float">
            <text:p>3.854</text:p>
          </table:table-cell>
          <table:table-cell office:value-type="float" office:value="5440" calcext:value-type="float">
            <text:p>5440</text:p>
          </table:table-cell>
          <table:table-cell table:formula="of:=[.$S$5]+[.H8]*[.$T$5]+[.I8]*[.$U$5]+[.J8]*[.$V$5]+[.K8]*[.$W$5]" office:value-type="float" office:value="5440" calcext:value-type="float">
            <text:p>5440</text:p>
          </table:table-cell>
          <table:table-cell table:formula="of:=[.L8]-[.M8]" office:value-type="float" office:value="0" calcext:value-type="float">
            <text:p>0</text:p>
          </table:table-cell>
          <table:table-cell table:formula="of:=[.N8]*[.N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D$1:.D$1048576])" office:value-type="float" office:value="5.146" calcext:value-type="float">
            <text:p>5.146</text:p>
          </table:table-cell>
          <table:table-cell/>
          <table:table-cell table:formula="of:=[.A9]-[.$F$3]" office:value-type="float" office:value="-9.413" calcext:value-type="float">
            <text:p>-9.413</text:p>
          </table:table-cell>
          <table:table-cell table:formula="of:=[.B9]-[.$F$5]" office:value-type="float" office:value="-2.004" calcext:value-type="float">
            <text:p>-2.004</text:p>
          </table:table-cell>
          <table:table-cell table:formula="of:=[.C9]-[.$F$7]" office:value-type="float" office:value="0.429" calcext:value-type="float">
            <text:p>0.429</text:p>
          </table:table-cell>
          <table:table-cell table:formula="of:=[.D9]-[.$F$9]" office:value-type="float" office:value="0.854" calcext:value-type="float">
            <text:p>0.854</text:p>
          </table:table-cell>
          <table:table-cell office:value-type="float" office:value="5200" calcext:value-type="float">
            <text:p>5200</text:p>
          </table:table-cell>
          <table:table-cell table:formula="of:=[.$S$5]+[.H9]*[.$T$5]+[.I9]*[.$U$5]+[.J9]*[.$V$5]+[.K9]*[.$W$5]" office:value-type="float" office:value="5200" calcext:value-type="float">
            <text:p>5200</text:p>
          </table:table-cell>
          <table:table-cell table:formula="of:=[.L9]-[.M9]" office:value-type="float" office:value="0" calcext:value-type="float">
            <text:p>0</text:p>
          </table:table-cell>
          <table:table-cell table:formula="of:=[.N9]*[.N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10]-[.$F$3]" office:value-type="float" office:value="1.587" calcext:value-type="float">
            <text:p>1.587</text:p>
          </table:table-cell>
          <table:table-cell table:formula="of:=[.B10]-[.$F$5]" office:value-type="float" office:value="0.996" calcext:value-type="float">
            <text:p>0.996</text:p>
          </table:table-cell>
          <table:table-cell table:formula="of:=[.C10]-[.$F$7]" office:value-type="float" office:value="-2.571" calcext:value-type="float">
            <text:p>-2.571</text:p>
          </table:table-cell>
          <table:table-cell table:formula="of:=[.D10]-[.$F$9]" office:value-type="float" office:value="-0.146" calcext:value-type="float">
            <text:p>-0.146</text:p>
          </table:table-cell>
          <table:table-cell office:value-type="float" office:value="5530" calcext:value-type="float">
            <text:p>5530</text:p>
          </table:table-cell>
          <table:table-cell table:formula="of:=[.$S$5]+[.H10]*[.$T$5]+[.I10]*[.$U$5]+[.J10]*[.$V$5]+[.K10]*[.$W$5]" office:value-type="float" office:value="5530" calcext:value-type="float">
            <text:p>5530</text:p>
          </table:table-cell>
          <table:table-cell table:formula="of:=[.L10]-[.M10]" office:value-type="float" office:value="0" calcext:value-type="float">
            <text:p>0</text:p>
          </table:table-cell>
          <table:table-cell table:formula="of:=[.N10]*[.N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11]-[.$F$3]" office:value-type="float" office:value="26.587" calcext:value-type="float">
            <text:p>26.587</text:p>
          </table:table-cell>
          <table:table-cell table:formula="of:=[.B11]-[.$F$5]" office:value-type="float" office:value="0.996" calcext:value-type="float">
            <text:p>0.996</text:p>
          </table:table-cell>
          <table:table-cell table:formula="of:=[.C11]-[.$F$7]" office:value-type="float" office:value="1.429" calcext:value-type="float">
            <text:p>1.429</text:p>
          </table:table-cell>
          <table:table-cell table:formula="of:=[.D11]-[.$F$9]" office:value-type="float" office:value="0.854" calcext:value-type="float">
            <text:p>0.854</text:p>
          </table:table-cell>
          <table:table-cell office:value-type="float" office:value="6280" calcext:value-type="float">
            <text:p>6280</text:p>
          </table:table-cell>
          <table:table-cell table:formula="of:=[.$S$5]+[.H11]*[.$T$5]+[.I11]*[.$U$5]+[.J11]*[.$V$5]+[.K11]*[.$W$5]" office:value-type="float" office:value="6280" calcext:value-type="float">
            <text:p>6280</text:p>
          </table:table-cell>
          <table:table-cell table:formula="of:=[.L11]-[.M11]" office:value-type="float" office:value="0" calcext:value-type="float">
            <text:p>0</text:p>
          </table:table-cell>
          <table:table-cell table:formula="of:=[.N11]*[.N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12]-[.$F$3]" office:value-type="float" office:value="4.587" calcext:value-type="float">
            <text:p>4.587</text:p>
          </table:table-cell>
          <table:table-cell table:formula="of:=[.B12]-[.$F$5]" office:value-type="float" office:value="2.996" calcext:value-type="float">
            <text:p>2.996</text:p>
          </table:table-cell>
          <table:table-cell table:formula="of:=[.C12]-[.$F$7]" office:value-type="float" office:value="0.429" calcext:value-type="float">
            <text:p>0.429</text:p>
          </table:table-cell>
          <table:table-cell table:formula="of:=[.D12]-[.$F$9]" office:value-type="float" office:value="0.854" calcext:value-type="float">
            <text:p>0.854</text:p>
          </table:table-cell>
          <table:table-cell office:value-type="float" office:value="5620" calcext:value-type="float">
            <text:p>5620</text:p>
          </table:table-cell>
          <table:table-cell table:formula="of:=[.$S$5]+[.H12]*[.$T$5]+[.I12]*[.$U$5]+[.J12]*[.$V$5]+[.K12]*[.$W$5]" office:value-type="float" office:value="5620" calcext:value-type="float">
            <text:p>5620</text:p>
          </table:table-cell>
          <table:table-cell table:formula="of:=[.L12]-[.M12]" office:value-type="float" office:value="0" calcext:value-type="float">
            <text:p>0</text:p>
          </table:table-cell>
          <table:table-cell table:formula="of:=[.N12]*[.N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3]-[.$F$3]" office:value-type="float" office:value="-11.413" calcext:value-type="float">
            <text:p>-11.413</text:p>
          </table:table-cell>
          <table:table-cell table:formula="of:=[.B13]-[.$F$5]" office:value-type="float" office:value="-0.00399999999999956" calcext:value-type="float">
            <text:p>-0.004</text:p>
          </table:table-cell>
          <table:table-cell table:formula="of:=[.C13]-[.$F$7]" office:value-type="float" office:value="-2.571" calcext:value-type="float">
            <text:p>-2.571</text:p>
          </table:table-cell>
          <table:table-cell table:formula="of:=[.D13]-[.$F$9]" office:value-type="float" office:value="-3.146" calcext:value-type="float">
            <text:p>-3.146</text:p>
          </table:table-cell>
          <table:table-cell office:value-type="float" office:value="5140" calcext:value-type="float">
            <text:p>5140</text:p>
          </table:table-cell>
          <table:table-cell table:formula="of:=[.$S$5]+[.H13]*[.$T$5]+[.I13]*[.$U$5]+[.J13]*[.$V$5]+[.K13]*[.$W$5]" office:value-type="float" office:value="5140" calcext:value-type="float">
            <text:p>5140</text:p>
          </table:table-cell>
          <table:table-cell table:formula="of:=[.L13]-[.M13]" office:value-type="float" office:value="0" calcext:value-type="float">
            <text:p>0</text:p>
          </table:table-cell>
          <table:table-cell table:formula="of:=[.N13]*[.N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14]-[.$F$3]" office:value-type="float" office:value="-11.413" calcext:value-type="float">
            <text:p>-11.413</text:p>
          </table:table-cell>
          <table:table-cell table:formula="of:=[.B14]-[.$F$5]" office:value-type="float" office:value="-1.004" calcext:value-type="float">
            <text:p>-1.004</text:p>
          </table:table-cell>
          <table:table-cell table:formula="of:=[.C14]-[.$F$7]" office:value-type="float" office:value="2.429" calcext:value-type="float">
            <text:p>2.429</text:p>
          </table:table-cell>
          <table:table-cell table:formula="of:=[.D14]-[.$F$9]" office:value-type="float" office:value="4.854" calcext:value-type="float">
            <text:p>4.854</text:p>
          </table:table-cell>
          <table:table-cell office:value-type="float" office:value="5140" calcext:value-type="float">
            <text:p>5140</text:p>
          </table:table-cell>
          <table:table-cell table:formula="of:=[.$S$5]+[.H14]*[.$T$5]+[.I14]*[.$U$5]+[.J14]*[.$V$5]+[.K14]*[.$W$5]" office:value-type="float" office:value="5140" calcext:value-type="float">
            <text:p>5140</text:p>
          </table:table-cell>
          <table:table-cell table:formula="of:=[.L14]-[.M14]" office:value-type="float" office:value="0" calcext:value-type="float">
            <text:p>0</text:p>
          </table:table-cell>
          <table:table-cell table:formula="of:=[.N14]*[.N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15]-[.$F$3]" office:value-type="float" office:value="-9.413" calcext:value-type="float">
            <text:p>-9.413</text:p>
          </table:table-cell>
          <table:table-cell table:formula="of:=[.B15]-[.$F$5]" office:value-type="float" office:value="2.996" calcext:value-type="float">
            <text:p>2.996</text:p>
          </table:table-cell>
          <table:table-cell table:formula="of:=[.C15]-[.$F$7]" office:value-type="float" office:value="1.429" calcext:value-type="float">
            <text:p>1.429</text:p>
          </table:table-cell>
          <table:table-cell table:formula="of:=[.D15]-[.$F$9]" office:value-type="float" office:value="-1.146" calcext:value-type="float">
            <text:p>-1.146</text:p>
          </table:table-cell>
          <table:table-cell office:value-type="float" office:value="5200" calcext:value-type="float">
            <text:p>5200</text:p>
          </table:table-cell>
          <table:table-cell table:formula="of:=[.$S$5]+[.H15]*[.$T$5]+[.I15]*[.$U$5]+[.J15]*[.$V$5]+[.K15]*[.$W$5]" office:value-type="float" office:value="5200" calcext:value-type="float">
            <text:p>5200</text:p>
          </table:table-cell>
          <table:table-cell table:formula="of:=[.L15]-[.M15]" office:value-type="float" office:value="0" calcext:value-type="float">
            <text:p>0</text:p>
          </table:table-cell>
          <table:table-cell table:formula="of:=[.N15]*[.N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16]-[.$F$3]" office:value-type="float" office:value="-2.413" calcext:value-type="float">
            <text:p>-2.413</text:p>
          </table:table-cell>
          <table:table-cell table:formula="of:=[.B16]-[.$F$5]" office:value-type="float" office:value="1.996" calcext:value-type="float">
            <text:p>1.996</text:p>
          </table:table-cell>
          <table:table-cell table:formula="of:=[.C16]-[.$F$7]" office:value-type="float" office:value="1.429" calcext:value-type="float">
            <text:p>1.429</text:p>
          </table:table-cell>
          <table:table-cell table:formula="of:=[.D16]-[.$F$9]" office:value-type="float" office:value="4.854" calcext:value-type="float">
            <text:p>4.854</text:p>
          </table:table-cell>
          <table:table-cell office:value-type="float" office:value="5410" calcext:value-type="float">
            <text:p>5410</text:p>
          </table:table-cell>
          <table:table-cell table:formula="of:=[.$S$5]+[.H16]*[.$T$5]+[.I16]*[.$U$5]+[.J16]*[.$V$5]+[.K16]*[.$W$5]" office:value-type="float" office:value="5410" calcext:value-type="float">
            <text:p>5410</text:p>
          </table:table-cell>
          <table:table-cell table:formula="of:=[.L16]-[.M16]" office:value-type="float" office:value="0" calcext:value-type="float">
            <text:p>0</text:p>
          </table:table-cell>
          <table:table-cell table:formula="of:=[.N16]*[.N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17]-[.$F$3]" office:value-type="float" office:value="-7.413" calcext:value-type="float">
            <text:p>-7.413</text:p>
          </table:table-cell>
          <table:table-cell table:formula="of:=[.B17]-[.$F$5]" office:value-type="float" office:value="-0.00399999999999956" calcext:value-type="float">
            <text:p>-0.004</text:p>
          </table:table-cell>
          <table:table-cell table:formula="of:=[.C17]-[.$F$7]" office:value-type="float" office:value="2.429" calcext:value-type="float">
            <text:p>2.429</text:p>
          </table:table-cell>
          <table:table-cell table:formula="of:=[.D17]-[.$F$9]" office:value-type="float" office:value="4.854" calcext:value-type="float">
            <text:p>4.854</text:p>
          </table:table-cell>
          <table:table-cell office:value-type="float" office:value="5260" calcext:value-type="float">
            <text:p>5260</text:p>
          </table:table-cell>
          <table:table-cell table:formula="of:=[.$S$5]+[.H17]*[.$T$5]+[.I17]*[.$U$5]+[.J17]*[.$V$5]+[.K17]*[.$W$5]" office:value-type="float" office:value="5260" calcext:value-type="float">
            <text:p>5260</text:p>
          </table:table-cell>
          <table:table-cell table:formula="of:=[.L17]-[.M17]" office:value-type="float" office:value="0" calcext:value-type="float">
            <text:p>0</text:p>
          </table:table-cell>
          <table:table-cell table:formula="of:=[.N17]*[.N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8]-[.$F$3]" office:value-type="float" office:value="1.587" calcext:value-type="float">
            <text:p>1.587</text:p>
          </table:table-cell>
          <table:table-cell table:formula="of:=[.B18]-[.$F$5]" office:value-type="float" office:value="0.996" calcext:value-type="float">
            <text:p>0.996</text:p>
          </table:table-cell>
          <table:table-cell table:formula="of:=[.C18]-[.$F$7]" office:value-type="float" office:value="1.429" calcext:value-type="float">
            <text:p>1.429</text:p>
          </table:table-cell>
          <table:table-cell table:formula="of:=[.D18]-[.$F$9]" office:value-type="float" office:value="-3.146" calcext:value-type="float">
            <text:p>-3.146</text:p>
          </table:table-cell>
          <table:table-cell office:value-type="float" office:value="5530" calcext:value-type="float">
            <text:p>5530</text:p>
          </table:table-cell>
          <table:table-cell table:formula="of:=[.$S$5]+[.H18]*[.$T$5]+[.I18]*[.$U$5]+[.J18]*[.$V$5]+[.K18]*[.$W$5]" office:value-type="float" office:value="5530" calcext:value-type="float">
            <text:p>5530</text:p>
          </table:table-cell>
          <table:table-cell table:formula="of:=[.L18]-[.M18]" office:value-type="float" office:value="0" calcext:value-type="float">
            <text:p>0</text:p>
          </table:table-cell>
          <table:table-cell table:formula="of:=[.N18]*[.N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19]-[.$F$3]" office:value-type="float" office:value="-3.413" calcext:value-type="float">
            <text:p>-3.413</text:p>
          </table:table-cell>
          <table:table-cell table:formula="of:=[.B19]-[.$F$5]" office:value-type="float" office:value="-0.00399999999999956" calcext:value-type="float">
            <text:p>-0.004</text:p>
          </table:table-cell>
          <table:table-cell table:formula="of:=[.C19]-[.$F$7]" office:value-type="float" office:value="0.429" calcext:value-type="float">
            <text:p>0.429</text:p>
          </table:table-cell>
          <table:table-cell table:formula="of:=[.D19]-[.$F$9]" office:value-type="float" office:value="-2.146" calcext:value-type="float">
            <text:p>-2.146</text:p>
          </table:table-cell>
          <table:table-cell office:value-type="float" office:value="5380" calcext:value-type="float">
            <text:p>5380</text:p>
          </table:table-cell>
          <table:table-cell table:formula="of:=[.$S$5]+[.H19]*[.$T$5]+[.I19]*[.$U$5]+[.J19]*[.$V$5]+[.K19]*[.$W$5]" office:value-type="float" office:value="5380" calcext:value-type="float">
            <text:p>5380</text:p>
          </table:table-cell>
          <table:table-cell table:formula="of:=[.L19]-[.M19]" office:value-type="float" office:value="0" calcext:value-type="float">
            <text:p>0</text:p>
          </table:table-cell>
          <table:table-cell table:formula="of:=[.N19]*[.N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0]-[.$F$3]" office:value-type="float" office:value="1.587" calcext:value-type="float">
            <text:p>1.587</text:p>
          </table:table-cell>
          <table:table-cell table:formula="of:=[.B20]-[.$F$5]" office:value-type="float" office:value="-1.004" calcext:value-type="float">
            <text:p>-1.004</text:p>
          </table:table-cell>
          <table:table-cell table:formula="of:=[.C20]-[.$F$7]" office:value-type="float" office:value="-1.571" calcext:value-type="float">
            <text:p>-1.571</text:p>
          </table:table-cell>
          <table:table-cell table:formula="of:=[.D20]-[.$F$9]" office:value-type="float" office:value="4.854" calcext:value-type="float">
            <text:p>4.854</text:p>
          </table:table-cell>
          <table:table-cell office:value-type="float" office:value="5530" calcext:value-type="float">
            <text:p>5530</text:p>
          </table:table-cell>
          <table:table-cell table:formula="of:=[.$S$5]+[.H20]*[.$T$5]+[.I20]*[.$U$5]+[.J20]*[.$V$5]+[.K20]*[.$W$5]" office:value-type="float" office:value="5530" calcext:value-type="float">
            <text:p>5530</text:p>
          </table:table-cell>
          <table:table-cell table:formula="of:=[.L20]-[.M20]" office:value-type="float" office:value="0" calcext:value-type="float">
            <text:p>0</text:p>
          </table:table-cell>
          <table:table-cell table:formula="of:=[.N20]*[.N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1]-[.$F$3]" office:value-type="float" office:value="-4.413" calcext:value-type="float">
            <text:p>-4.413</text:p>
          </table:table-cell>
          <table:table-cell table:formula="of:=[.B21]-[.$F$5]" office:value-type="float" office:value="0.996" calcext:value-type="float">
            <text:p>0.996</text:p>
          </table:table-cell>
          <table:table-cell table:formula="of:=[.C21]-[.$F$7]" office:value-type="float" office:value="-1.571" calcext:value-type="float">
            <text:p>-1.571</text:p>
          </table:table-cell>
          <table:table-cell table:formula="of:=[.D21]-[.$F$9]" office:value-type="float" office:value="0.854" calcext:value-type="float">
            <text:p>0.854</text:p>
          </table:table-cell>
          <table:table-cell office:value-type="float" office:value="5350" calcext:value-type="float">
            <text:p>5350</text:p>
          </table:table-cell>
          <table:table-cell table:formula="of:=[.$S$5]+[.H21]*[.$T$5]+[.I21]*[.$U$5]+[.J21]*[.$V$5]+[.K21]*[.$W$5]" office:value-type="float" office:value="5350" calcext:value-type="float">
            <text:p>5350</text:p>
          </table:table-cell>
          <table:table-cell table:formula="of:=[.L21]-[.M21]" office:value-type="float" office:value="0" calcext:value-type="float">
            <text:p>0</text:p>
          </table:table-cell>
          <table:table-cell table:formula="of:=[.N21]*[.N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2]-[.$F$3]" office:value-type="float" office:value="-8.413" calcext:value-type="float">
            <text:p>-8.413</text:p>
          </table:table-cell>
          <table:table-cell table:formula="of:=[.B22]-[.$F$5]" office:value-type="float" office:value="-0.00399999999999956" calcext:value-type="float">
            <text:p>-0.004</text:p>
          </table:table-cell>
          <table:table-cell table:formula="of:=[.C22]-[.$F$7]" office:value-type="float" office:value="-3.571" calcext:value-type="float">
            <text:p>-3.571</text:p>
          </table:table-cell>
          <table:table-cell table:formula="of:=[.D22]-[.$F$9]" office:value-type="float" office:value="4.854" calcext:value-type="float">
            <text:p>4.854</text:p>
          </table:table-cell>
          <table:table-cell office:value-type="float" office:value="5230" calcext:value-type="float">
            <text:p>5230</text:p>
          </table:table-cell>
          <table:table-cell table:formula="of:=[.$S$5]+[.H22]*[.$T$5]+[.I22]*[.$U$5]+[.J22]*[.$V$5]+[.K22]*[.$W$5]" office:value-type="float" office:value="5230" calcext:value-type="float">
            <text:p>5230</text:p>
          </table:table-cell>
          <table:table-cell table:formula="of:=[.L22]-[.M22]" office:value-type="float" office:value="0" calcext:value-type="float">
            <text:p>0</text:p>
          </table:table-cell>
          <table:table-cell table:formula="of:=[.N22]*[.N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3]-[.$F$3]" office:value-type="float" office:value="-4.413" calcext:value-type="float">
            <text:p>-4.413</text:p>
          </table:table-cell>
          <table:table-cell table:formula="of:=[.B23]-[.$F$5]" office:value-type="float" office:value="-2.004" calcext:value-type="float">
            <text:p>-2.004</text:p>
          </table:table-cell>
          <table:table-cell table:formula="of:=[.C23]-[.$F$7]" office:value-type="float" office:value="0.429" calcext:value-type="float">
            <text:p>0.429</text:p>
          </table:table-cell>
          <table:table-cell table:formula="of:=[.D23]-[.$F$9]" office:value-type="float" office:value="4.854" calcext:value-type="float">
            <text:p>4.854</text:p>
          </table:table-cell>
          <table:table-cell office:value-type="float" office:value="5350" calcext:value-type="float">
            <text:p>5350</text:p>
          </table:table-cell>
          <table:table-cell table:formula="of:=[.$S$5]+[.H23]*[.$T$5]+[.I23]*[.$U$5]+[.J23]*[.$V$5]+[.K23]*[.$W$5]" office:value-type="float" office:value="5350" calcext:value-type="float">
            <text:p>5350</text:p>
          </table:table-cell>
          <table:table-cell table:formula="of:=[.L23]-[.M23]" office:value-type="float" office:value="0" calcext:value-type="float">
            <text:p>0</text:p>
          </table:table-cell>
          <table:table-cell table:formula="of:=[.N23]*[.N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24]-[.$F$3]" office:value-type="float" office:value="10.587" calcext:value-type="float">
            <text:p>10.587</text:p>
          </table:table-cell>
          <table:table-cell table:formula="of:=[.B24]-[.$F$5]" office:value-type="float" office:value="-2.004" calcext:value-type="float">
            <text:p>-2.004</text:p>
          </table:table-cell>
          <table:table-cell table:formula="of:=[.C24]-[.$F$7]" office:value-type="float" office:value="-0.571" calcext:value-type="float">
            <text:p>-0.571</text:p>
          </table:table-cell>
          <table:table-cell table:formula="of:=[.D24]-[.$F$9]" office:value-type="float" office:value="-2.146" calcext:value-type="float">
            <text:p>-2.146</text:p>
          </table:table-cell>
          <table:table-cell office:value-type="float" office:value="5800" calcext:value-type="float">
            <text:p>5800</text:p>
          </table:table-cell>
          <table:table-cell table:formula="of:=[.$S$5]+[.H24]*[.$T$5]+[.I24]*[.$U$5]+[.J24]*[.$V$5]+[.K24]*[.$W$5]" office:value-type="float" office:value="5800" calcext:value-type="float">
            <text:p>5800</text:p>
          </table:table-cell>
          <table:table-cell table:formula="of:=[.L24]-[.M24]" office:value-type="float" office:value="0" calcext:value-type="float">
            <text:p>0</text:p>
          </table:table-cell>
          <table:table-cell table:formula="of:=[.N24]*[.N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5]-[.$F$3]" office:value-type="float" office:value="1.587" calcext:value-type="float">
            <text:p>1.587</text:p>
          </table:table-cell>
          <table:table-cell table:formula="of:=[.B25]-[.$F$5]" office:value-type="float" office:value="-2.004" calcext:value-type="float">
            <text:p>-2.004</text:p>
          </table:table-cell>
          <table:table-cell table:formula="of:=[.C25]-[.$F$7]" office:value-type="float" office:value="-3.571" calcext:value-type="float">
            <text:p>-3.571</text:p>
          </table:table-cell>
          <table:table-cell table:formula="of:=[.D25]-[.$F$9]" office:value-type="float" office:value="4.854" calcext:value-type="float">
            <text:p>4.854</text:p>
          </table:table-cell>
          <table:table-cell office:value-type="float" office:value="5530" calcext:value-type="float">
            <text:p>5530</text:p>
          </table:table-cell>
          <table:table-cell table:formula="of:=[.$S$5]+[.H25]*[.$T$5]+[.I25]*[.$U$5]+[.J25]*[.$V$5]+[.K25]*[.$W$5]" office:value-type="float" office:value="5530" calcext:value-type="float">
            <text:p>5530</text:p>
          </table:table-cell>
          <table:table-cell table:formula="of:=[.L25]-[.M25]" office:value-type="float" office:value="0" calcext:value-type="float">
            <text:p>0</text:p>
          </table:table-cell>
          <table:table-cell table:formula="of:=[.N25]*[.N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26]-[.$F$3]" office:value-type="float" office:value="2.587" calcext:value-type="float">
            <text:p>2.587</text:p>
          </table:table-cell>
          <table:table-cell table:formula="of:=[.B26]-[.$F$5]" office:value-type="float" office:value="1.996" calcext:value-type="float">
            <text:p>1.996</text:p>
          </table:table-cell>
          <table:table-cell table:formula="of:=[.C26]-[.$F$7]" office:value-type="float" office:value="0.429" calcext:value-type="float">
            <text:p>0.429</text:p>
          </table:table-cell>
          <table:table-cell table:formula="of:=[.D26]-[.$F$9]" office:value-type="float" office:value="1.854" calcext:value-type="float">
            <text:p>1.854</text:p>
          </table:table-cell>
          <table:table-cell office:value-type="float" office:value="5560" calcext:value-type="float">
            <text:p>5560</text:p>
          </table:table-cell>
          <table:table-cell table:formula="of:=[.$S$5]+[.H26]*[.$T$5]+[.I26]*[.$U$5]+[.J26]*[.$V$5]+[.K26]*[.$W$5]" office:value-type="float" office:value="5560" calcext:value-type="float">
            <text:p>5560</text:p>
          </table:table-cell>
          <table:table-cell table:formula="of:=[.L26]-[.M26]" office:value-type="float" office:value="0" calcext:value-type="float">
            <text:p>0</text:p>
          </table:table-cell>
          <table:table-cell table:formula="of:=[.N26]*[.N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27]-[.$F$3]" office:value-type="float" office:value="8.587" calcext:value-type="float">
            <text:p>8.587</text:p>
          </table:table-cell>
          <table:table-cell table:formula="of:=[.B27]-[.$F$5]" office:value-type="float" office:value="0.996" calcext:value-type="float">
            <text:p>0.996</text:p>
          </table:table-cell>
          <table:table-cell table:formula="of:=[.C27]-[.$F$7]" office:value-type="float" office:value="2.429" calcext:value-type="float">
            <text:p>2.429</text:p>
          </table:table-cell>
          <table:table-cell table:formula="of:=[.D27]-[.$F$9]" office:value-type="float" office:value="-2.146" calcext:value-type="float">
            <text:p>-2.146</text:p>
          </table:table-cell>
          <table:table-cell office:value-type="float" office:value="5740" calcext:value-type="float">
            <text:p>5740</text:p>
          </table:table-cell>
          <table:table-cell table:formula="of:=[.$S$5]+[.H27]*[.$T$5]+[.I27]*[.$U$5]+[.J27]*[.$V$5]+[.K27]*[.$W$5]" office:value-type="float" office:value="5740" calcext:value-type="float">
            <text:p>5740</text:p>
          </table:table-cell>
          <table:table-cell table:formula="of:=[.L27]-[.M27]" office:value-type="float" office:value="0" calcext:value-type="float">
            <text:p>0</text:p>
          </table:table-cell>
          <table:table-cell table:formula="of:=[.N27]*[.N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28]-[.$F$3]" office:value-type="float" office:value="-0.412999999999997" calcext:value-type="float">
            <text:p>-0.412999999999997</text:p>
          </table:table-cell>
          <table:table-cell table:formula="of:=[.B28]-[.$F$5]" office:value-type="float" office:value="-1.004" calcext:value-type="float">
            <text:p>-1.004</text:p>
          </table:table-cell>
          <table:table-cell table:formula="of:=[.C28]-[.$F$7]" office:value-type="float" office:value="-0.571" calcext:value-type="float">
            <text:p>-0.571</text:p>
          </table:table-cell>
          <table:table-cell table:formula="of:=[.D28]-[.$F$9]" office:value-type="float" office:value="0.854" calcext:value-type="float">
            <text:p>0.854</text:p>
          </table:table-cell>
          <table:table-cell office:value-type="float" office:value="5470" calcext:value-type="float">
            <text:p>5470</text:p>
          </table:table-cell>
          <table:table-cell table:formula="of:=[.$S$5]+[.H28]*[.$T$5]+[.I28]*[.$U$5]+[.J28]*[.$V$5]+[.K28]*[.$W$5]" office:value-type="float" office:value="5470" calcext:value-type="float">
            <text:p>5470</text:p>
          </table:table-cell>
          <table:table-cell table:formula="of:=[.L28]-[.M28]" office:value-type="float" office:value="0" calcext:value-type="float">
            <text:p>0</text:p>
          </table:table-cell>
          <table:table-cell table:formula="of:=[.N28]*[.N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29]-[.$F$3]" office:value-type="float" office:value="13.587" calcext:value-type="float">
            <text:p>13.587</text:p>
          </table:table-cell>
          <table:table-cell table:formula="of:=[.B29]-[.$F$5]" office:value-type="float" office:value="-0.00399999999999956" calcext:value-type="float">
            <text:p>-0.004</text:p>
          </table:table-cell>
          <table:table-cell table:formula="of:=[.C29]-[.$F$7]" office:value-type="float" office:value="0.429" calcext:value-type="float">
            <text:p>0.429</text:p>
          </table:table-cell>
          <table:table-cell table:formula="of:=[.D29]-[.$F$9]" office:value-type="float" office:value="-3.146" calcext:value-type="float">
            <text:p>-3.146</text:p>
          </table:table-cell>
          <table:table-cell office:value-type="float" office:value="5890" calcext:value-type="float">
            <text:p>5890</text:p>
          </table:table-cell>
          <table:table-cell table:formula="of:=[.$S$5]+[.H29]*[.$T$5]+[.I29]*[.$U$5]+[.J29]*[.$V$5]+[.K29]*[.$W$5]" office:value-type="float" office:value="5890" calcext:value-type="float">
            <text:p>5890</text:p>
          </table:table-cell>
          <table:table-cell table:formula="of:=[.L29]-[.M29]" office:value-type="float" office:value="0" calcext:value-type="float">
            <text:p>0</text:p>
          </table:table-cell>
          <table:table-cell table:formula="of:=[.N29]*[.N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30]-[.$F$3]" office:value-type="float" office:value="-1.413" calcext:value-type="float">
            <text:p>-1.413</text:p>
          </table:table-cell>
          <table:table-cell table:formula="of:=[.B30]-[.$F$5]" office:value-type="float" office:value="0.996" calcext:value-type="float">
            <text:p>0.996</text:p>
          </table:table-cell>
          <table:table-cell table:formula="of:=[.C30]-[.$F$7]" office:value-type="float" office:value="-2.571" calcext:value-type="float">
            <text:p>-2.571</text:p>
          </table:table-cell>
          <table:table-cell table:formula="of:=[.D30]-[.$F$9]" office:value-type="float" office:value="-3.146" calcext:value-type="float">
            <text:p>-3.146</text:p>
          </table:table-cell>
          <table:table-cell office:value-type="float" office:value="5440" calcext:value-type="float">
            <text:p>5440</text:p>
          </table:table-cell>
          <table:table-cell table:formula="of:=[.$S$5]+[.H30]*[.$T$5]+[.I30]*[.$U$5]+[.J30]*[.$V$5]+[.K30]*[.$W$5]" office:value-type="float" office:value="5440" calcext:value-type="float">
            <text:p>5440</text:p>
          </table:table-cell>
          <table:table-cell table:formula="of:=[.L30]-[.M30]" office:value-type="float" office:value="0" calcext:value-type="float">
            <text:p>0</text:p>
          </table:table-cell>
          <table:table-cell table:formula="of:=[.N30]*[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31]-[.$F$3]" office:value-type="float" office:value="-0.412999999999997" calcext:value-type="float">
            <text:p>-0.412999999999997</text:p>
          </table:table-cell>
          <table:table-cell table:formula="of:=[.B31]-[.$F$5]" office:value-type="float" office:value="1.996" calcext:value-type="float">
            <text:p>1.996</text:p>
          </table:table-cell>
          <table:table-cell table:formula="of:=[.C31]-[.$F$7]" office:value-type="float" office:value="-1.571" calcext:value-type="float">
            <text:p>-1.571</text:p>
          </table:table-cell>
          <table:table-cell table:formula="of:=[.D31]-[.$F$9]" office:value-type="float" office:value="4.854" calcext:value-type="float">
            <text:p>4.854</text:p>
          </table:table-cell>
          <table:table-cell office:value-type="float" office:value="5470" calcext:value-type="float">
            <text:p>5470</text:p>
          </table:table-cell>
          <table:table-cell table:formula="of:=[.$S$5]+[.H31]*[.$T$5]+[.I31]*[.$U$5]+[.J31]*[.$V$5]+[.K31]*[.$W$5]" office:value-type="float" office:value="5470" calcext:value-type="float">
            <text:p>5470</text:p>
          </table:table-cell>
          <table:table-cell table:formula="of:=[.L31]-[.M31]" office:value-type="float" office:value="0" calcext:value-type="float">
            <text:p>0</text:p>
          </table:table-cell>
          <table:table-cell table:formula="of:=[.N31]*[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2]-[.$F$3]" office:value-type="float" office:value="-9.413" calcext:value-type="float">
            <text:p>-9.413</text:p>
          </table:table-cell>
          <table:table-cell table:formula="of:=[.B32]-[.$F$5]" office:value-type="float" office:value="0.996" calcext:value-type="float">
            <text:p>0.996</text:p>
          </table:table-cell>
          <table:table-cell table:formula="of:=[.C32]-[.$F$7]" office:value-type="float" office:value="0.429" calcext:value-type="float">
            <text:p>0.429</text:p>
          </table:table-cell>
          <table:table-cell table:formula="of:=[.D32]-[.$F$9]" office:value-type="float" office:value="-5.146" calcext:value-type="float">
            <text:p>-5.146</text:p>
          </table:table-cell>
          <table:table-cell office:value-type="float" office:value="5200" calcext:value-type="float">
            <text:p>5200</text:p>
          </table:table-cell>
          <table:table-cell table:formula="of:=[.$S$5]+[.H32]*[.$T$5]+[.I32]*[.$U$5]+[.J32]*[.$V$5]+[.K32]*[.$W$5]" office:value-type="float" office:value="5200" calcext:value-type="float">
            <text:p>5200</text:p>
          </table:table-cell>
          <table:table-cell table:formula="of:=[.L32]-[.M32]" office:value-type="float" office:value="0" calcext:value-type="float">
            <text:p>0</text:p>
          </table:table-cell>
          <table:table-cell table:formula="of:=[.N32]*[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33]-[.$F$3]" office:value-type="float" office:value="-10.413" calcext:value-type="float">
            <text:p>-10.413</text:p>
          </table:table-cell>
          <table:table-cell table:formula="of:=[.B33]-[.$F$5]" office:value-type="float" office:value="-2.004" calcext:value-type="float">
            <text:p>-2.004</text:p>
          </table:table-cell>
          <table:table-cell table:formula="of:=[.C33]-[.$F$7]" office:value-type="float" office:value="-0.571" calcext:value-type="float">
            <text:p>-0.571</text:p>
          </table:table-cell>
          <table:table-cell table:formula="of:=[.D33]-[.$F$9]" office:value-type="float" office:value="-1.146" calcext:value-type="float">
            <text:p>-1.146</text:p>
          </table:table-cell>
          <table:table-cell office:value-type="float" office:value="5170" calcext:value-type="float">
            <text:p>5170</text:p>
          </table:table-cell>
          <table:table-cell table:formula="of:=[.$S$5]+[.H33]*[.$T$5]+[.I33]*[.$U$5]+[.J33]*[.$V$5]+[.K33]*[.$W$5]" office:value-type="float" office:value="5170" calcext:value-type="float">
            <text:p>5170</text:p>
          </table:table-cell>
          <table:table-cell table:formula="of:=[.L33]-[.M33]" office:value-type="float" office:value="0" calcext:value-type="float">
            <text:p>0</text:p>
          </table:table-cell>
          <table:table-cell table:formula="of:=[.N33]*[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34]-[.$F$3]" office:value-type="float" office:value="9.587" calcext:value-type="float">
            <text:p>9.587</text:p>
          </table:table-cell>
          <table:table-cell table:formula="of:=[.B34]-[.$F$5]" office:value-type="float" office:value="-1.004" calcext:value-type="float">
            <text:p>-1.004</text:p>
          </table:table-cell>
          <table:table-cell table:formula="of:=[.C34]-[.$F$7]" office:value-type="float" office:value="0.429" calcext:value-type="float">
            <text:p>0.429</text:p>
          </table:table-cell>
          <table:table-cell table:formula="of:=[.D34]-[.$F$9]" office:value-type="float" office:value="1.854" calcext:value-type="float">
            <text:p>1.854</text:p>
          </table:table-cell>
          <table:table-cell office:value-type="float" office:value="5770" calcext:value-type="float">
            <text:p>5770</text:p>
          </table:table-cell>
          <table:table-cell table:formula="of:=[.$S$5]+[.H34]*[.$T$5]+[.I34]*[.$U$5]+[.J34]*[.$V$5]+[.K34]*[.$W$5]" office:value-type="float" office:value="5770" calcext:value-type="float">
            <text:p>5770</text:p>
          </table:table-cell>
          <table:table-cell table:formula="of:=[.L34]-[.M34]" office:value-type="float" office:value="0" calcext:value-type="float">
            <text:p>0</text:p>
          </table:table-cell>
          <table:table-cell table:formula="of:=[.N34]*[.N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5]-[.$F$3]" office:value-type="float" office:value="-9.413" calcext:value-type="float">
            <text:p>-9.413</text:p>
          </table:table-cell>
          <table:table-cell table:formula="of:=[.B35]-[.$F$5]" office:value-type="float" office:value="-2.004" calcext:value-type="float">
            <text:p>-2.004</text:p>
          </table:table-cell>
          <table:table-cell table:formula="of:=[.C35]-[.$F$7]" office:value-type="float" office:value="-2.571" calcext:value-type="float">
            <text:p>-2.571</text:p>
          </table:table-cell>
          <table:table-cell table:formula="of:=[.D35]-[.$F$9]" office:value-type="float" office:value="-0.146" calcext:value-type="float">
            <text:p>-0.146</text:p>
          </table:table-cell>
          <table:table-cell office:value-type="float" office:value="5200" calcext:value-type="float">
            <text:p>5200</text:p>
          </table:table-cell>
          <table:table-cell table:formula="of:=[.$S$5]+[.H35]*[.$T$5]+[.I35]*[.$U$5]+[.J35]*[.$V$5]+[.K35]*[.$W$5]" office:value-type="float" office:value="5200" calcext:value-type="float">
            <text:p>5200</text:p>
          </table:table-cell>
          <table:table-cell table:formula="of:=[.L35]-[.M35]" office:value-type="float" office:value="0" calcext:value-type="float">
            <text:p>0</text:p>
          </table:table-cell>
          <table:table-cell table:formula="of:=[.N35]*[.N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6]-[.$F$3]" office:value-type="float" office:value="-12.413" calcext:value-type="float">
            <text:p>-12.413</text:p>
          </table:table-cell>
          <table:table-cell table:formula="of:=[.B36]-[.$F$5]" office:value-type="float" office:value="1.996" calcext:value-type="float">
            <text:p>1.996</text:p>
          </table:table-cell>
          <table:table-cell table:formula="of:=[.C36]-[.$F$7]" office:value-type="float" office:value="-0.571" calcext:value-type="float">
            <text:p>-0.571</text:p>
          </table:table-cell>
          <table:table-cell table:formula="of:=[.D36]-[.$F$9]" office:value-type="float" office:value="-0.146" calcext:value-type="float">
            <text:p>-0.146</text:p>
          </table:table-cell>
          <table:table-cell office:value-type="float" office:value="5110" calcext:value-type="float">
            <text:p>5110</text:p>
          </table:table-cell>
          <table:table-cell table:formula="of:=[.$S$5]+[.H36]*[.$T$5]+[.I36]*[.$U$5]+[.J36]*[.$V$5]+[.K36]*[.$W$5]" office:value-type="float" office:value="5110" calcext:value-type="float">
            <text:p>5110</text:p>
          </table:table-cell>
          <table:table-cell table:formula="of:=[.L36]-[.M36]" office:value-type="float" office:value="0" calcext:value-type="float">
            <text:p>0</text:p>
          </table:table-cell>
          <table:table-cell table:formula="of:=[.N36]*[.N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37]-[.$F$3]" office:value-type="float" office:value="1.587" calcext:value-type="float">
            <text:p>1.587</text:p>
          </table:table-cell>
          <table:table-cell table:formula="of:=[.B37]-[.$F$5]" office:value-type="float" office:value="1.996" calcext:value-type="float">
            <text:p>1.996</text:p>
          </table:table-cell>
          <table:table-cell table:formula="of:=[.C37]-[.$F$7]" office:value-type="float" office:value="0.429" calcext:value-type="float">
            <text:p>0.429</text:p>
          </table:table-cell>
          <table:table-cell table:formula="of:=[.D37]-[.$F$9]" office:value-type="float" office:value="4.854" calcext:value-type="float">
            <text:p>4.854</text:p>
          </table:table-cell>
          <table:table-cell office:value-type="float" office:value="5530" calcext:value-type="float">
            <text:p>5530</text:p>
          </table:table-cell>
          <table:table-cell table:formula="of:=[.$S$5]+[.H37]*[.$T$5]+[.I37]*[.$U$5]+[.J37]*[.$V$5]+[.K37]*[.$W$5]" office:value-type="float" office:value="5530" calcext:value-type="float">
            <text:p>5530</text:p>
          </table:table-cell>
          <table:table-cell table:formula="of:=[.L37]-[.M37]" office:value-type="float" office:value="0" calcext:value-type="float">
            <text:p>0</text:p>
          </table:table-cell>
          <table:table-cell table:formula="of:=[.N37]*[.N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38]-[.$F$3]" office:value-type="float" office:value="-2.413" calcext:value-type="float">
            <text:p>-2.413</text:p>
          </table:table-cell>
          <table:table-cell table:formula="of:=[.B38]-[.$F$5]" office:value-type="float" office:value="1.996" calcext:value-type="float">
            <text:p>1.996</text:p>
          </table:table-cell>
          <table:table-cell table:formula="of:=[.C38]-[.$F$7]" office:value-type="float" office:value="0.429" calcext:value-type="float">
            <text:p>0.429</text:p>
          </table:table-cell>
          <table:table-cell table:formula="of:=[.D38]-[.$F$9]" office:value-type="float" office:value="-2.146" calcext:value-type="float">
            <text:p>-2.146</text:p>
          </table:table-cell>
          <table:table-cell office:value-type="float" office:value="5410" calcext:value-type="float">
            <text:p>5410</text:p>
          </table:table-cell>
          <table:table-cell table:formula="of:=[.$S$5]+[.H38]*[.$T$5]+[.I38]*[.$U$5]+[.J38]*[.$V$5]+[.K38]*[.$W$5]" office:value-type="float" office:value="5410" calcext:value-type="float">
            <text:p>5410</text:p>
          </table:table-cell>
          <table:table-cell table:formula="of:=[.L38]-[.M38]" office:value-type="float" office:value="0" calcext:value-type="float">
            <text:p>0</text:p>
          </table:table-cell>
          <table:table-cell table:formula="of:=[.N38]*[.N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9]-[.$F$3]" office:value-type="float" office:value="-3.413" calcext:value-type="float">
            <text:p>-3.413</text:p>
          </table:table-cell>
          <table:table-cell table:formula="of:=[.B39]-[.$F$5]" office:value-type="float" office:value="-1.004" calcext:value-type="float">
            <text:p>-1.004</text:p>
          </table:table-cell>
          <table:table-cell table:formula="of:=[.C39]-[.$F$7]" office:value-type="float" office:value="-0.571" calcext:value-type="float">
            <text:p>-0.571</text:p>
          </table:table-cell>
          <table:table-cell table:formula="of:=[.D39]-[.$F$9]" office:value-type="float" office:value="-0.146" calcext:value-type="float">
            <text:p>-0.146</text:p>
          </table:table-cell>
          <table:table-cell office:value-type="float" office:value="5380" calcext:value-type="float">
            <text:p>5380</text:p>
          </table:table-cell>
          <table:table-cell table:formula="of:=[.$S$5]+[.H39]*[.$T$5]+[.I39]*[.$U$5]+[.J39]*[.$V$5]+[.K39]*[.$W$5]" office:value-type="float" office:value="5380" calcext:value-type="float">
            <text:p>5380</text:p>
          </table:table-cell>
          <table:table-cell table:formula="of:=[.L39]-[.M39]" office:value-type="float" office:value="0" calcext:value-type="float">
            <text:p>0</text:p>
          </table:table-cell>
          <table:table-cell table:formula="of:=[.N39]*[.N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40]-[.$F$3]" office:value-type="float" office:value="4.587" calcext:value-type="float">
            <text:p>4.587</text:p>
          </table:table-cell>
          <table:table-cell table:formula="of:=[.B40]-[.$F$5]" office:value-type="float" office:value="0.996" calcext:value-type="float">
            <text:p>0.996</text:p>
          </table:table-cell>
          <table:table-cell table:formula="of:=[.C40]-[.$F$7]" office:value-type="float" office:value="1.429" calcext:value-type="float">
            <text:p>1.429</text:p>
          </table:table-cell>
          <table:table-cell table:formula="of:=[.D40]-[.$F$9]" office:value-type="float" office:value="-4.146" calcext:value-type="float">
            <text:p>-4.146</text:p>
          </table:table-cell>
          <table:table-cell office:value-type="float" office:value="5620" calcext:value-type="float">
            <text:p>5620</text:p>
          </table:table-cell>
          <table:table-cell table:formula="of:=[.$S$5]+[.H40]*[.$T$5]+[.I40]*[.$U$5]+[.J40]*[.$V$5]+[.K40]*[.$W$5]" office:value-type="float" office:value="5620" calcext:value-type="float">
            <text:p>5620</text:p>
          </table:table-cell>
          <table:table-cell table:formula="of:=[.L40]-[.M40]" office:value-type="float" office:value="0" calcext:value-type="float">
            <text:p>0</text:p>
          </table:table-cell>
          <table:table-cell table:formula="of:=[.N40]*[.N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[.A41]-[.$F$3]" office:value-type="float" office:value="2.587" calcext:value-type="float">
            <text:p>2.587</text:p>
          </table:table-cell>
          <table:table-cell table:formula="of:=[.B41]-[.$F$5]" office:value-type="float" office:value="1.996" calcext:value-type="float">
            <text:p>1.996</text:p>
          </table:table-cell>
          <table:table-cell table:formula="of:=[.C41]-[.$F$7]" office:value-type="float" office:value="-2.571" calcext:value-type="float">
            <text:p>-2.571</text:p>
          </table:table-cell>
          <table:table-cell table:formula="of:=[.D41]-[.$F$9]" office:value-type="float" office:value="-1.146" calcext:value-type="float">
            <text:p>-1.146</text:p>
          </table:table-cell>
          <table:table-cell office:value-type="float" office:value="5560" calcext:value-type="float">
            <text:p>5560</text:p>
          </table:table-cell>
          <table:table-cell table:formula="of:=[.$S$5]+[.H41]*[.$T$5]+[.I41]*[.$U$5]+[.J41]*[.$V$5]+[.K41]*[.$W$5]" office:value-type="float" office:value="5560" calcext:value-type="float">
            <text:p>5560</text:p>
          </table:table-cell>
          <table:table-cell table:formula="of:=[.L41]-[.M41]" office:value-type="float" office:value="0" calcext:value-type="float">
            <text:p>0</text:p>
          </table:table-cell>
          <table:table-cell table:formula="of:=[.N41]*[.N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42]-[.$F$3]" office:value-type="float" office:value="5.587" calcext:value-type="float">
            <text:p>5.587</text:p>
          </table:table-cell>
          <table:table-cell table:formula="of:=[.B42]-[.$F$5]" office:value-type="float" office:value="-2.004" calcext:value-type="float">
            <text:p>-2.004</text:p>
          </table:table-cell>
          <table:table-cell table:formula="of:=[.C42]-[.$F$7]" office:value-type="float" office:value="-0.571" calcext:value-type="float">
            <text:p>-0.571</text:p>
          </table:table-cell>
          <table:table-cell table:formula="of:=[.D42]-[.$F$9]" office:value-type="float" office:value="3.854" calcext:value-type="float">
            <text:p>3.854</text:p>
          </table:table-cell>
          <table:table-cell office:value-type="float" office:value="5650" calcext:value-type="float">
            <text:p>5650</text:p>
          </table:table-cell>
          <table:table-cell table:formula="of:=[.$S$5]+[.H42]*[.$T$5]+[.I42]*[.$U$5]+[.J42]*[.$V$5]+[.K42]*[.$W$5]" office:value-type="float" office:value="5650" calcext:value-type="float">
            <text:p>5650</text:p>
          </table:table-cell>
          <table:table-cell table:formula="of:=[.L42]-[.M42]" office:value-type="float" office:value="0" calcext:value-type="float">
            <text:p>0</text:p>
          </table:table-cell>
          <table:table-cell table:formula="of:=[.N42]*[.N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3]-[.$F$3]" office:value-type="float" office:value="-19.413" calcext:value-type="float">
            <text:p>-19.413</text:p>
          </table:table-cell>
          <table:table-cell table:formula="of:=[.B43]-[.$F$5]" office:value-type="float" office:value="-2.004" calcext:value-type="float">
            <text:p>-2.004</text:p>
          </table:table-cell>
          <table:table-cell table:formula="of:=[.C43]-[.$F$7]" office:value-type="float" office:value="-1.571" calcext:value-type="float">
            <text:p>-1.571</text:p>
          </table:table-cell>
          <table:table-cell table:formula="of:=[.D43]-[.$F$9]" office:value-type="float" office:value="0.854" calcext:value-type="float">
            <text:p>0.854</text:p>
          </table:table-cell>
          <table:table-cell office:value-type="float" office:value="4900" calcext:value-type="float">
            <text:p>4900</text:p>
          </table:table-cell>
          <table:table-cell table:formula="of:=[.$S$5]+[.H43]*[.$T$5]+[.I43]*[.$U$5]+[.J43]*[.$V$5]+[.K43]*[.$W$5]" office:value-type="float" office:value="4900" calcext:value-type="float">
            <text:p>4900</text:p>
          </table:table-cell>
          <table:table-cell table:formula="of:=[.L43]-[.M43]" office:value-type="float" office:value="0" calcext:value-type="float">
            <text:p>0</text:p>
          </table:table-cell>
          <table:table-cell table:formula="of:=[.N43]*[.N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44]-[.$F$3]" office:value-type="float" office:value="22.587" calcext:value-type="float">
            <text:p>22.587</text:p>
          </table:table-cell>
          <table:table-cell table:formula="of:=[.B44]-[.$F$5]" office:value-type="float" office:value="0.996" calcext:value-type="float">
            <text:p>0.996</text:p>
          </table:table-cell>
          <table:table-cell table:formula="of:=[.C44]-[.$F$7]" office:value-type="float" office:value="1.429" calcext:value-type="float">
            <text:p>1.429</text:p>
          </table:table-cell>
          <table:table-cell table:formula="of:=[.D44]-[.$F$9]" office:value-type="float" office:value="1.854" calcext:value-type="float">
            <text:p>1.854</text:p>
          </table:table-cell>
          <table:table-cell office:value-type="float" office:value="6160" calcext:value-type="float">
            <text:p>6160</text:p>
          </table:table-cell>
          <table:table-cell table:formula="of:=[.$S$5]+[.H44]*[.$T$5]+[.I44]*[.$U$5]+[.J44]*[.$V$5]+[.K44]*[.$W$5]" office:value-type="float" office:value="6160" calcext:value-type="float">
            <text:p>6160</text:p>
          </table:table-cell>
          <table:table-cell table:formula="of:=[.L44]-[.M44]" office:value-type="float" office:value="0" calcext:value-type="float">
            <text:p>0</text:p>
          </table:table-cell>
          <table:table-cell table:formula="of:=[.N44]*[.N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5]-[.$F$3]" office:value-type="float" office:value="-7.413" calcext:value-type="float">
            <text:p>-7.413</text:p>
          </table:table-cell>
          <table:table-cell table:formula="of:=[.B45]-[.$F$5]" office:value-type="float" office:value="1.996" calcext:value-type="float">
            <text:p>1.996</text:p>
          </table:table-cell>
          <table:table-cell table:formula="of:=[.C45]-[.$F$7]" office:value-type="float" office:value="0.429" calcext:value-type="float">
            <text:p>0.429</text:p>
          </table:table-cell>
          <table:table-cell table:formula="of:=[.D45]-[.$F$9]" office:value-type="float" office:value="-0.146" calcext:value-type="float">
            <text:p>-0.146</text:p>
          </table:table-cell>
          <table:table-cell office:value-type="float" office:value="5260" calcext:value-type="float">
            <text:p>5260</text:p>
          </table:table-cell>
          <table:table-cell table:formula="of:=[.$S$5]+[.H45]*[.$T$5]+[.I45]*[.$U$5]+[.J45]*[.$V$5]+[.K45]*[.$W$5]" office:value-type="float" office:value="5260" calcext:value-type="float">
            <text:p>5260</text:p>
          </table:table-cell>
          <table:table-cell table:formula="of:=[.L45]-[.M45]" office:value-type="float" office:value="0" calcext:value-type="float">
            <text:p>0</text:p>
          </table:table-cell>
          <table:table-cell table:formula="of:=[.N45]*[.N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46]-[.$F$3]" office:value-type="float" office:value="3.587" calcext:value-type="float">
            <text:p>3.587</text:p>
          </table:table-cell>
          <table:table-cell table:formula="of:=[.B46]-[.$F$5]" office:value-type="float" office:value="-3.004" calcext:value-type="float">
            <text:p>-3.004</text:p>
          </table:table-cell>
          <table:table-cell table:formula="of:=[.C46]-[.$F$7]" office:value-type="float" office:value="0.429" calcext:value-type="float">
            <text:p>0.429</text:p>
          </table:table-cell>
          <table:table-cell table:formula="of:=[.D46]-[.$F$9]" office:value-type="float" office:value="1.854" calcext:value-type="float">
            <text:p>1.854</text:p>
          </table:table-cell>
          <table:table-cell office:value-type="float" office:value="5590" calcext:value-type="float">
            <text:p>5590</text:p>
          </table:table-cell>
          <table:table-cell table:formula="of:=[.$S$5]+[.H46]*[.$T$5]+[.I46]*[.$U$5]+[.J46]*[.$V$5]+[.K46]*[.$W$5]" office:value-type="float" office:value="5590" calcext:value-type="float">
            <text:p>5590</text:p>
          </table:table-cell>
          <table:table-cell table:formula="of:=[.L46]-[.M46]" office:value-type="float" office:value="0" calcext:value-type="float">
            <text:p>0</text:p>
          </table:table-cell>
          <table:table-cell table:formula="of:=[.N46]*[.N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7]-[.$F$3]" office:value-type="float" office:value="12.587" calcext:value-type="float">
            <text:p>12.587</text:p>
          </table:table-cell>
          <table:table-cell table:formula="of:=[.B47]-[.$F$5]" office:value-type="float" office:value="-1.004" calcext:value-type="float">
            <text:p>-1.004</text:p>
          </table:table-cell>
          <table:table-cell table:formula="of:=[.C47]-[.$F$7]" office:value-type="float" office:value="-3.571" calcext:value-type="float">
            <text:p>-3.571</text:p>
          </table:table-cell>
          <table:table-cell table:formula="of:=[.D47]-[.$F$9]" office:value-type="float" office:value="4.854" calcext:value-type="float">
            <text:p>4.854</text:p>
          </table:table-cell>
          <table:table-cell office:value-type="float" office:value="5860" calcext:value-type="float">
            <text:p>5860</text:p>
          </table:table-cell>
          <table:table-cell table:formula="of:=[.$S$5]+[.H47]*[.$T$5]+[.I47]*[.$U$5]+[.J47]*[.$V$5]+[.K47]*[.$W$5]" office:value-type="float" office:value="5860" calcext:value-type="float">
            <text:p>5860</text:p>
          </table:table-cell>
          <table:table-cell table:formula="of:=[.L47]-[.M47]" office:value-type="float" office:value="0" calcext:value-type="float">
            <text:p>0</text:p>
          </table:table-cell>
          <table:table-cell table:formula="of:=[.N47]*[.N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48]-[.$F$3]" office:value-type="float" office:value="-2.413" calcext:value-type="float">
            <text:p>-2.413</text:p>
          </table:table-cell>
          <table:table-cell table:formula="of:=[.B48]-[.$F$5]" office:value-type="float" office:value="-0.00399999999999956" calcext:value-type="float">
            <text:p>-0.004</text:p>
          </table:table-cell>
          <table:table-cell table:formula="of:=[.C48]-[.$F$7]" office:value-type="float" office:value="-1.571" calcext:value-type="float">
            <text:p>-1.571</text:p>
          </table:table-cell>
          <table:table-cell table:formula="of:=[.D48]-[.$F$9]" office:value-type="float" office:value="-5.146" calcext:value-type="float">
            <text:p>-5.146</text:p>
          </table:table-cell>
          <table:table-cell office:value-type="float" office:value="5410" calcext:value-type="float">
            <text:p>5410</text:p>
          </table:table-cell>
          <table:table-cell table:formula="of:=[.$S$5]+[.H48]*[.$T$5]+[.I48]*[.$U$5]+[.J48]*[.$V$5]+[.K48]*[.$W$5]" office:value-type="float" office:value="5410" calcext:value-type="float">
            <text:p>5410</text:p>
          </table:table-cell>
          <table:table-cell table:formula="of:=[.L48]-[.M48]" office:value-type="float" office:value="0" calcext:value-type="float">
            <text:p>0</text:p>
          </table:table-cell>
          <table:table-cell table:formula="of:=[.N48]*[.N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49]-[.$F$3]" office:value-type="float" office:value="9.587" calcext:value-type="float">
            <text:p>9.587</text:p>
          </table:table-cell>
          <table:table-cell table:formula="of:=[.B49]-[.$F$5]" office:value-type="float" office:value="-2.004" calcext:value-type="float">
            <text:p>-2.004</text:p>
          </table:table-cell>
          <table:table-cell table:formula="of:=[.C49]-[.$F$7]" office:value-type="float" office:value="-2.571" calcext:value-type="float">
            <text:p>-2.571</text:p>
          </table:table-cell>
          <table:table-cell table:formula="of:=[.D49]-[.$F$9]" office:value-type="float" office:value="-2.146" calcext:value-type="float">
            <text:p>-2.146</text:p>
          </table:table-cell>
          <table:table-cell office:value-type="float" office:value="5770" calcext:value-type="float">
            <text:p>5770</text:p>
          </table:table-cell>
          <table:table-cell table:formula="of:=[.$S$5]+[.H49]*[.$T$5]+[.I49]*[.$U$5]+[.J49]*[.$V$5]+[.K49]*[.$W$5]" office:value-type="float" office:value="5770" calcext:value-type="float">
            <text:p>5770</text:p>
          </table:table-cell>
          <table:table-cell table:formula="of:=[.L49]-[.M49]" office:value-type="float" office:value="0" calcext:value-type="float">
            <text:p>0</text:p>
          </table:table-cell>
          <table:table-cell table:formula="of:=[.N49]*[.N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50]-[.$F$3]" office:value-type="float" office:value="-3.413" calcext:value-type="float">
            <text:p>-3.413</text:p>
          </table:table-cell>
          <table:table-cell table:formula="of:=[.B50]-[.$F$5]" office:value-type="float" office:value="1.996" calcext:value-type="float">
            <text:p>1.996</text:p>
          </table:table-cell>
          <table:table-cell table:formula="of:=[.C50]-[.$F$7]" office:value-type="float" office:value="3.429" calcext:value-type="float">
            <text:p>3.429</text:p>
          </table:table-cell>
          <table:table-cell table:formula="of:=[.D50]-[.$F$9]" office:value-type="float" office:value="-2.146" calcext:value-type="float">
            <text:p>-2.146</text:p>
          </table:table-cell>
          <table:table-cell office:value-type="float" office:value="5380" calcext:value-type="float">
            <text:p>5380</text:p>
          </table:table-cell>
          <table:table-cell table:formula="of:=[.$S$5]+[.H50]*[.$T$5]+[.I50]*[.$U$5]+[.J50]*[.$V$5]+[.K50]*[.$W$5]" office:value-type="float" office:value="5380" calcext:value-type="float">
            <text:p>5380</text:p>
          </table:table-cell>
          <table:table-cell table:formula="of:=[.L50]-[.M50]" office:value-type="float" office:value="0" calcext:value-type="float">
            <text:p>0</text:p>
          </table:table-cell>
          <table:table-cell table:formula="of:=[.N50]*[.N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51]-[.$F$3]" office:value-type="float" office:value="2.587" calcext:value-type="float">
            <text:p>2.587</text:p>
          </table:table-cell>
          <table:table-cell table:formula="of:=[.B51]-[.$F$5]" office:value-type="float" office:value="-0.00399999999999956" calcext:value-type="float">
            <text:p>-0.004</text:p>
          </table:table-cell>
          <table:table-cell table:formula="of:=[.C51]-[.$F$7]" office:value-type="float" office:value="-1.571" calcext:value-type="float">
            <text:p>-1.571</text:p>
          </table:table-cell>
          <table:table-cell table:formula="of:=[.D51]-[.$F$9]" office:value-type="float" office:value="2.854" calcext:value-type="float">
            <text:p>2.854</text:p>
          </table:table-cell>
          <table:table-cell office:value-type="float" office:value="5560" calcext:value-type="float">
            <text:p>5560</text:p>
          </table:table-cell>
          <table:table-cell table:formula="of:=[.$S$5]+[.H51]*[.$T$5]+[.I51]*[.$U$5]+[.J51]*[.$V$5]+[.K51]*[.$W$5]" office:value-type="float" office:value="5560" calcext:value-type="float">
            <text:p>5560</text:p>
          </table:table-cell>
          <table:table-cell table:formula="of:=[.L51]-[.M51]" office:value-type="float" office:value="0" calcext:value-type="float">
            <text:p>0</text:p>
          </table:table-cell>
          <table:table-cell table:formula="of:=[.N51]*[.N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2]-[.$F$3]" office:value-type="float" office:value="17.587" calcext:value-type="float">
            <text:p>17.587</text:p>
          </table:table-cell>
          <table:table-cell table:formula="of:=[.B52]-[.$F$5]" office:value-type="float" office:value="-0.00399999999999956" calcext:value-type="float">
            <text:p>-0.004</text:p>
          </table:table-cell>
          <table:table-cell table:formula="of:=[.C52]-[.$F$7]" office:value-type="float" office:value="2.429" calcext:value-type="float">
            <text:p>2.429</text:p>
          </table:table-cell>
          <table:table-cell table:formula="of:=[.D52]-[.$F$9]" office:value-type="float" office:value="-5.146" calcext:value-type="float">
            <text:p>-5.146</text:p>
          </table:table-cell>
          <table:table-cell office:value-type="float" office:value="6010" calcext:value-type="float">
            <text:p>6010</text:p>
          </table:table-cell>
          <table:table-cell table:formula="of:=[.$S$5]+[.H52]*[.$T$5]+[.I52]*[.$U$5]+[.J52]*[.$V$5]+[.K52]*[.$W$5]" office:value-type="float" office:value="6010" calcext:value-type="float">
            <text:p>6010</text:p>
          </table:table-cell>
          <table:table-cell table:formula="of:=[.L52]-[.M52]" office:value-type="float" office:value="0" calcext:value-type="float">
            <text:p>0</text:p>
          </table:table-cell>
          <table:table-cell table:formula="of:=[.N52]*[.N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53]-[.$F$3]" office:value-type="float" office:value="-13.413" calcext:value-type="float">
            <text:p>-13.413</text:p>
          </table:table-cell>
          <table:table-cell table:formula="of:=[.B53]-[.$F$5]" office:value-type="float" office:value="-2.004" calcext:value-type="float">
            <text:p>-2.004</text:p>
          </table:table-cell>
          <table:table-cell table:formula="of:=[.C53]-[.$F$7]" office:value-type="float" office:value="-3.571" calcext:value-type="float">
            <text:p>-3.571</text:p>
          </table:table-cell>
          <table:table-cell table:formula="of:=[.D53]-[.$F$9]" office:value-type="float" office:value="-1.146" calcext:value-type="float">
            <text:p>-1.146</text:p>
          </table:table-cell>
          <table:table-cell office:value-type="float" office:value="5080" calcext:value-type="float">
            <text:p>5080</text:p>
          </table:table-cell>
          <table:table-cell table:formula="of:=[.$S$5]+[.H53]*[.$T$5]+[.I53]*[.$U$5]+[.J53]*[.$V$5]+[.K53]*[.$W$5]" office:value-type="float" office:value="5080" calcext:value-type="float">
            <text:p>5080</text:p>
          </table:table-cell>
          <table:table-cell table:formula="of:=[.L53]-[.M53]" office:value-type="float" office:value="0" calcext:value-type="float">
            <text:p>0</text:p>
          </table:table-cell>
          <table:table-cell table:formula="of:=[.N53]*[.N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54]-[.$F$3]" office:value-type="float" office:value="-10.413" calcext:value-type="float">
            <text:p>-10.413</text:p>
          </table:table-cell>
          <table:table-cell table:formula="of:=[.B54]-[.$F$5]" office:value-type="float" office:value="-0.00399999999999956" calcext:value-type="float">
            <text:p>-0.004</text:p>
          </table:table-cell>
          <table:table-cell table:formula="of:=[.C54]-[.$F$7]" office:value-type="float" office:value="0.429" calcext:value-type="float">
            <text:p>0.429</text:p>
          </table:table-cell>
          <table:table-cell table:formula="of:=[.D54]-[.$F$9]" office:value-type="float" office:value="-1.146" calcext:value-type="float">
            <text:p>-1.146</text:p>
          </table:table-cell>
          <table:table-cell office:value-type="float" office:value="5170" calcext:value-type="float">
            <text:p>5170</text:p>
          </table:table-cell>
          <table:table-cell table:formula="of:=[.$S$5]+[.H54]*[.$T$5]+[.I54]*[.$U$5]+[.J54]*[.$V$5]+[.K54]*[.$W$5]" office:value-type="float" office:value="5170" calcext:value-type="float">
            <text:p>5170</text:p>
          </table:table-cell>
          <table:table-cell table:formula="of:=[.L54]-[.M54]" office:value-type="float" office:value="0" calcext:value-type="float">
            <text:p>0</text:p>
          </table:table-cell>
          <table:table-cell table:formula="of:=[.N54]*[.N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55]-[.$F$3]" office:value-type="float" office:value="-1.413" calcext:value-type="float">
            <text:p>-1.413</text:p>
          </table:table-cell>
          <table:table-cell table:formula="of:=[.B55]-[.$F$5]" office:value-type="float" office:value="1.996" calcext:value-type="float">
            <text:p>1.996</text:p>
          </table:table-cell>
          <table:table-cell table:formula="of:=[.C55]-[.$F$7]" office:value-type="float" office:value="0.429" calcext:value-type="float">
            <text:p>0.429</text:p>
          </table:table-cell>
          <table:table-cell table:formula="of:=[.D55]-[.$F$9]" office:value-type="float" office:value="-2.146" calcext:value-type="float">
            <text:p>-2.146</text:p>
          </table:table-cell>
          <table:table-cell office:value-type="float" office:value="5440" calcext:value-type="float">
            <text:p>5440</text:p>
          </table:table-cell>
          <table:table-cell table:formula="of:=[.$S$5]+[.H55]*[.$T$5]+[.I55]*[.$U$5]+[.J55]*[.$V$5]+[.K55]*[.$W$5]" office:value-type="float" office:value="5440" calcext:value-type="float">
            <text:p>5440</text:p>
          </table:table-cell>
          <table:table-cell table:formula="of:=[.L55]-[.M55]" office:value-type="float" office:value="0" calcext:value-type="float">
            <text:p>0</text:p>
          </table:table-cell>
          <table:table-cell table:formula="of:=[.N55]*[.N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56]-[.$F$3]" office:value-type="float" office:value="18.587" calcext:value-type="float">
            <text:p>18.587</text:p>
          </table:table-cell>
          <table:table-cell table:formula="of:=[.B56]-[.$F$5]" office:value-type="float" office:value="1.996" calcext:value-type="float">
            <text:p>1.996</text:p>
          </table:table-cell>
          <table:table-cell table:formula="of:=[.C56]-[.$F$7]" office:value-type="float" office:value="0.429" calcext:value-type="float">
            <text:p>0.429</text:p>
          </table:table-cell>
          <table:table-cell table:formula="of:=[.D56]-[.$F$9]" office:value-type="float" office:value="-4.146" calcext:value-type="float">
            <text:p>-4.146</text:p>
          </table:table-cell>
          <table:table-cell office:value-type="float" office:value="6040" calcext:value-type="float">
            <text:p>6040</text:p>
          </table:table-cell>
          <table:table-cell table:formula="of:=[.$S$5]+[.H56]*[.$T$5]+[.I56]*[.$U$5]+[.J56]*[.$V$5]+[.K56]*[.$W$5]" office:value-type="float" office:value="6040" calcext:value-type="float">
            <text:p>6040</text:p>
          </table:table-cell>
          <table:table-cell table:formula="of:=[.L56]-[.M56]" office:value-type="float" office:value="0" calcext:value-type="float">
            <text:p>0</text:p>
          </table:table-cell>
          <table:table-cell table:formula="of:=[.N56]*[.N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7]-[.$F$3]" office:value-type="float" office:value="7.587" calcext:value-type="float">
            <text:p>7.587</text:p>
          </table:table-cell>
          <table:table-cell table:formula="of:=[.B57]-[.$F$5]" office:value-type="float" office:value="-1.004" calcext:value-type="float">
            <text:p>-1.004</text:p>
          </table:table-cell>
          <table:table-cell table:formula="of:=[.C57]-[.$F$7]" office:value-type="float" office:value="-0.571" calcext:value-type="float">
            <text:p>-0.571</text:p>
          </table:table-cell>
          <table:table-cell table:formula="of:=[.D57]-[.$F$9]" office:value-type="float" office:value="-3.146" calcext:value-type="float">
            <text:p>-3.146</text:p>
          </table:table-cell>
          <table:table-cell office:value-type="float" office:value="5710" calcext:value-type="float">
            <text:p>5710</text:p>
          </table:table-cell>
          <table:table-cell table:formula="of:=[.$S$5]+[.H57]*[.$T$5]+[.I57]*[.$U$5]+[.J57]*[.$V$5]+[.K57]*[.$W$5]" office:value-type="float" office:value="5710" calcext:value-type="float">
            <text:p>5710</text:p>
          </table:table-cell>
          <table:table-cell table:formula="of:=[.L57]-[.M57]" office:value-type="float" office:value="0" calcext:value-type="float">
            <text:p>0</text:p>
          </table:table-cell>
          <table:table-cell table:formula="of:=[.N57]*[.N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58]-[.$F$3]" office:value-type="float" office:value="4.587" calcext:value-type="float">
            <text:p>4.587</text:p>
          </table:table-cell>
          <table:table-cell table:formula="of:=[.B58]-[.$F$5]" office:value-type="float" office:value="-1.004" calcext:value-type="float">
            <text:p>-1.004</text:p>
          </table:table-cell>
          <table:table-cell table:formula="of:=[.C58]-[.$F$7]" office:value-type="float" office:value="0.429" calcext:value-type="float">
            <text:p>0.429</text:p>
          </table:table-cell>
          <table:table-cell table:formula="of:=[.D58]-[.$F$9]" office:value-type="float" office:value="4.854" calcext:value-type="float">
            <text:p>4.854</text:p>
          </table:table-cell>
          <table:table-cell office:value-type="float" office:value="5620" calcext:value-type="float">
            <text:p>5620</text:p>
          </table:table-cell>
          <table:table-cell table:formula="of:=[.$S$5]+[.H58]*[.$T$5]+[.I58]*[.$U$5]+[.J58]*[.$V$5]+[.K58]*[.$W$5]" office:value-type="float" office:value="5620" calcext:value-type="float">
            <text:p>5620</text:p>
          </table:table-cell>
          <table:table-cell table:formula="of:=[.L58]-[.M58]" office:value-type="float" office:value="0" calcext:value-type="float">
            <text:p>0</text:p>
          </table:table-cell>
          <table:table-cell table:formula="of:=[.N58]*[.N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59]-[.$F$3]" office:value-type="float" office:value="5.587" calcext:value-type="float">
            <text:p>5.587</text:p>
          </table:table-cell>
          <table:table-cell table:formula="of:=[.B59]-[.$F$5]" office:value-type="float" office:value="-2.004" calcext:value-type="float">
            <text:p>-2.004</text:p>
          </table:table-cell>
          <table:table-cell table:formula="of:=[.C59]-[.$F$7]" office:value-type="float" office:value="2.429" calcext:value-type="float">
            <text:p>2.429</text:p>
          </table:table-cell>
          <table:table-cell table:formula="of:=[.D59]-[.$F$9]" office:value-type="float" office:value="-0.146" calcext:value-type="float">
            <text:p>-0.146</text:p>
          </table:table-cell>
          <table:table-cell office:value-type="float" office:value="5650" calcext:value-type="float">
            <text:p>5650</text:p>
          </table:table-cell>
          <table:table-cell table:formula="of:=[.$S$5]+[.H59]*[.$T$5]+[.I59]*[.$U$5]+[.J59]*[.$V$5]+[.K59]*[.$W$5]" office:value-type="float" office:value="5650" calcext:value-type="float">
            <text:p>5650</text:p>
          </table:table-cell>
          <table:table-cell table:formula="of:=[.L59]-[.M59]" office:value-type="float" office:value="0" calcext:value-type="float">
            <text:p>0</text:p>
          </table:table-cell>
          <table:table-cell table:formula="of:=[.N59]*[.N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60]-[.$F$3]" office:value-type="float" office:value="7.587" calcext:value-type="float">
            <text:p>7.587</text:p>
          </table:table-cell>
          <table:table-cell table:formula="of:=[.B60]-[.$F$5]" office:value-type="float" office:value="-0.00399999999999956" calcext:value-type="float">
            <text:p>-0.004</text:p>
          </table:table-cell>
          <table:table-cell table:formula="of:=[.C60]-[.$F$7]" office:value-type="float" office:value="-0.571" calcext:value-type="float">
            <text:p>-0.571</text:p>
          </table:table-cell>
          <table:table-cell table:formula="of:=[.D60]-[.$F$9]" office:value-type="float" office:value="0.854" calcext:value-type="float">
            <text:p>0.854</text:p>
          </table:table-cell>
          <table:table-cell office:value-type="float" office:value="5710" calcext:value-type="float">
            <text:p>5710</text:p>
          </table:table-cell>
          <table:table-cell table:formula="of:=[.$S$5]+[.H60]*[.$T$5]+[.I60]*[.$U$5]+[.J60]*[.$V$5]+[.K60]*[.$W$5]" office:value-type="float" office:value="5710" calcext:value-type="float">
            <text:p>5710</text:p>
          </table:table-cell>
          <table:table-cell table:formula="of:=[.L60]-[.M60]" office:value-type="float" office:value="0" calcext:value-type="float">
            <text:p>0</text:p>
          </table:table-cell>
          <table:table-cell table:formula="of:=[.N60]*[.N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61]-[.$F$3]" office:value-type="float" office:value="-4.413" calcext:value-type="float">
            <text:p>-4.413</text:p>
          </table:table-cell>
          <table:table-cell table:formula="of:=[.B61]-[.$F$5]" office:value-type="float" office:value="-2.004" calcext:value-type="float">
            <text:p>-2.004</text:p>
          </table:table-cell>
          <table:table-cell table:formula="of:=[.C61]-[.$F$7]" office:value-type="float" office:value="3.429" calcext:value-type="float">
            <text:p>3.429</text:p>
          </table:table-cell>
          <table:table-cell table:formula="of:=[.D61]-[.$F$9]" office:value-type="float" office:value="2.854" calcext:value-type="float">
            <text:p>2.854</text:p>
          </table:table-cell>
          <table:table-cell office:value-type="float" office:value="5350" calcext:value-type="float">
            <text:p>5350</text:p>
          </table:table-cell>
          <table:table-cell table:formula="of:=[.$S$5]+[.H61]*[.$T$5]+[.I61]*[.$U$5]+[.J61]*[.$V$5]+[.K61]*[.$W$5]" office:value-type="float" office:value="5350" calcext:value-type="float">
            <text:p>5350</text:p>
          </table:table-cell>
          <table:table-cell table:formula="of:=[.L61]-[.M61]" office:value-type="float" office:value="0" calcext:value-type="float">
            <text:p>0</text:p>
          </table:table-cell>
          <table:table-cell table:formula="of:=[.N61]*[.N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62]-[.$F$3]" office:value-type="float" office:value="5.587" calcext:value-type="float">
            <text:p>5.587</text:p>
          </table:table-cell>
          <table:table-cell table:formula="of:=[.B62]-[.$F$5]" office:value-type="float" office:value="-1.004" calcext:value-type="float">
            <text:p>-1.004</text:p>
          </table:table-cell>
          <table:table-cell table:formula="of:=[.C62]-[.$F$7]" office:value-type="float" office:value="1.429" calcext:value-type="float">
            <text:p>1.429</text:p>
          </table:table-cell>
          <table:table-cell table:formula="of:=[.D62]-[.$F$9]" office:value-type="float" office:value="1.854" calcext:value-type="float">
            <text:p>1.854</text:p>
          </table:table-cell>
          <table:table-cell office:value-type="float" office:value="5650" calcext:value-type="float">
            <text:p>5650</text:p>
          </table:table-cell>
          <table:table-cell table:formula="of:=[.$S$5]+[.H62]*[.$T$5]+[.I62]*[.$U$5]+[.J62]*[.$V$5]+[.K62]*[.$W$5]" office:value-type="float" office:value="5650" calcext:value-type="float">
            <text:p>5650</text:p>
          </table:table-cell>
          <table:table-cell table:formula="of:=[.L62]-[.M62]" office:value-type="float" office:value="0" calcext:value-type="float">
            <text:p>0</text:p>
          </table:table-cell>
          <table:table-cell table:formula="of:=[.N62]*[.N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63]-[.$F$3]" office:value-type="float" office:value="1.587" calcext:value-type="float">
            <text:p>1.587</text:p>
          </table:table-cell>
          <table:table-cell table:formula="of:=[.B63]-[.$F$5]" office:value-type="float" office:value="0.996" calcext:value-type="float">
            <text:p>0.996</text:p>
          </table:table-cell>
          <table:table-cell table:formula="of:=[.C63]-[.$F$7]" office:value-type="float" office:value="-0.571" calcext:value-type="float">
            <text:p>-0.571</text:p>
          </table:table-cell>
          <table:table-cell table:formula="of:=[.D63]-[.$F$9]" office:value-type="float" office:value="-5.146" calcext:value-type="float">
            <text:p>-5.146</text:p>
          </table:table-cell>
          <table:table-cell office:value-type="float" office:value="5530" calcext:value-type="float">
            <text:p>5530</text:p>
          </table:table-cell>
          <table:table-cell table:formula="of:=[.$S$5]+[.H63]*[.$T$5]+[.I63]*[.$U$5]+[.J63]*[.$V$5]+[.K63]*[.$W$5]" office:value-type="float" office:value="5530" calcext:value-type="float">
            <text:p>5530</text:p>
          </table:table-cell>
          <table:table-cell table:formula="of:=[.L63]-[.M63]" office:value-type="float" office:value="0" calcext:value-type="float">
            <text:p>0</text:p>
          </table:table-cell>
          <table:table-cell table:formula="of:=[.N63]*[.N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4]-[.$F$3]" office:value-type="float" office:value="0.587000000000003" calcext:value-type="float">
            <text:p>0.587000000000003</text:p>
          </table:table-cell>
          <table:table-cell table:formula="of:=[.B64]-[.$F$5]" office:value-type="float" office:value="-2.004" calcext:value-type="float">
            <text:p>-2.004</text:p>
          </table:table-cell>
          <table:table-cell table:formula="of:=[.C64]-[.$F$7]" office:value-type="float" office:value="-2.571" calcext:value-type="float">
            <text:p>-2.571</text:p>
          </table:table-cell>
          <table:table-cell table:formula="of:=[.D64]-[.$F$9]" office:value-type="float" office:value="-4.146" calcext:value-type="float">
            <text:p>-4.146</text:p>
          </table:table-cell>
          <table:table-cell office:value-type="float" office:value="5500" calcext:value-type="float">
            <text:p>5500</text:p>
          </table:table-cell>
          <table:table-cell table:formula="of:=[.$S$5]+[.H64]*[.$T$5]+[.I64]*[.$U$5]+[.J64]*[.$V$5]+[.K64]*[.$W$5]" office:value-type="float" office:value="5500" calcext:value-type="float">
            <text:p>5500</text:p>
          </table:table-cell>
          <table:table-cell table:formula="of:=[.L64]-[.M64]" office:value-type="float" office:value="0" calcext:value-type="float">
            <text:p>0</text:p>
          </table:table-cell>
          <table:table-cell table:formula="of:=[.N64]*[.N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5]-[.$F$3]" office:value-type="float" office:value="2.587" calcext:value-type="float">
            <text:p>2.587</text:p>
          </table:table-cell>
          <table:table-cell table:formula="of:=[.B65]-[.$F$5]" office:value-type="float" office:value="1.996" calcext:value-type="float">
            <text:p>1.996</text:p>
          </table:table-cell>
          <table:table-cell table:formula="of:=[.C65]-[.$F$7]" office:value-type="float" office:value="1.429" calcext:value-type="float">
            <text:p>1.429</text:p>
          </table:table-cell>
          <table:table-cell table:formula="of:=[.D65]-[.$F$9]" office:value-type="float" office:value="-0.146" calcext:value-type="float">
            <text:p>-0.146</text:p>
          </table:table-cell>
          <table:table-cell office:value-type="float" office:value="5560" calcext:value-type="float">
            <text:p>5560</text:p>
          </table:table-cell>
          <table:table-cell table:formula="of:=[.$S$5]+[.H65]*[.$T$5]+[.I65]*[.$U$5]+[.J65]*[.$V$5]+[.K65]*[.$W$5]" office:value-type="float" office:value="5560" calcext:value-type="float">
            <text:p>5560</text:p>
          </table:table-cell>
          <table:table-cell table:formula="of:=[.L65]-[.M65]" office:value-type="float" office:value="0" calcext:value-type="float">
            <text:p>0</text:p>
          </table:table-cell>
          <table:table-cell table:formula="of:=[.N65]*[.N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[.A66]-[.$F$3]" office:value-type="float" office:value="-13.413" calcext:value-type="float">
            <text:p>-13.413</text:p>
          </table:table-cell>
          <table:table-cell table:formula="of:=[.B66]-[.$F$5]" office:value-type="float" office:value="1.996" calcext:value-type="float">
            <text:p>1.996</text:p>
          </table:table-cell>
          <table:table-cell table:formula="of:=[.C66]-[.$F$7]" office:value-type="float" office:value="2.429" calcext:value-type="float">
            <text:p>2.429</text:p>
          </table:table-cell>
          <table:table-cell table:formula="of:=[.D66]-[.$F$9]" office:value-type="float" office:value="3.854" calcext:value-type="float">
            <text:p>3.854</text:p>
          </table:table-cell>
          <table:table-cell office:value-type="float" office:value="5080" calcext:value-type="float">
            <text:p>5080</text:p>
          </table:table-cell>
          <table:table-cell table:formula="of:=[.$S$5]+[.H66]*[.$T$5]+[.I66]*[.$U$5]+[.J66]*[.$V$5]+[.K66]*[.$W$5]" office:value-type="float" office:value="5080" calcext:value-type="float">
            <text:p>5080</text:p>
          </table:table-cell>
          <table:table-cell table:formula="of:=[.L66]-[.M66]" office:value-type="float" office:value="0" calcext:value-type="float">
            <text:p>0</text:p>
          </table:table-cell>
          <table:table-cell table:formula="of:=[.N66]*[.N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7]-[.$F$3]" office:value-type="float" office:value="-6.413" calcext:value-type="float">
            <text:p>-6.413</text:p>
          </table:table-cell>
          <table:table-cell table:formula="of:=[.B67]-[.$F$5]" office:value-type="float" office:value="-1.004" calcext:value-type="float">
            <text:p>-1.004</text:p>
          </table:table-cell>
          <table:table-cell table:formula="of:=[.C67]-[.$F$7]" office:value-type="float" office:value="1.429" calcext:value-type="float">
            <text:p>1.429</text:p>
          </table:table-cell>
          <table:table-cell table:formula="of:=[.D67]-[.$F$9]" office:value-type="float" office:value="-0.146" calcext:value-type="float">
            <text:p>-0.146</text:p>
          </table:table-cell>
          <table:table-cell office:value-type="float" office:value="5290" calcext:value-type="float">
            <text:p>5290</text:p>
          </table:table-cell>
          <table:table-cell table:formula="of:=[.$S$5]+[.H67]*[.$T$5]+[.I67]*[.$U$5]+[.J67]*[.$V$5]+[.K67]*[.$W$5]" office:value-type="float" office:value="5290" calcext:value-type="float">
            <text:p>5290</text:p>
          </table:table-cell>
          <table:table-cell table:formula="of:=[.L67]-[.M67]" office:value-type="float" office:value="0" calcext:value-type="float">
            <text:p>0</text:p>
          </table:table-cell>
          <table:table-cell table:formula="of:=[.N67]*[.N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68]-[.$F$3]" office:value-type="float" office:value="2.587" calcext:value-type="float">
            <text:p>2.587</text:p>
          </table:table-cell>
          <table:table-cell table:formula="of:=[.B68]-[.$F$5]" office:value-type="float" office:value="0.996" calcext:value-type="float">
            <text:p>0.996</text:p>
          </table:table-cell>
          <table:table-cell table:formula="of:=[.C68]-[.$F$7]" office:value-type="float" office:value="1.429" calcext:value-type="float">
            <text:p>1.429</text:p>
          </table:table-cell>
          <table:table-cell table:formula="of:=[.D68]-[.$F$9]" office:value-type="float" office:value="-5.146" calcext:value-type="float">
            <text:p>-5.146</text:p>
          </table:table-cell>
          <table:table-cell office:value-type="float" office:value="5560" calcext:value-type="float">
            <text:p>5560</text:p>
          </table:table-cell>
          <table:table-cell table:formula="of:=[.$S$5]+[.H68]*[.$T$5]+[.I68]*[.$U$5]+[.J68]*[.$V$5]+[.K68]*[.$W$5]" office:value-type="float" office:value="5560" calcext:value-type="float">
            <text:p>5560</text:p>
          </table:table-cell>
          <table:table-cell table:formula="of:=[.L68]-[.M68]" office:value-type="float" office:value="0" calcext:value-type="float">
            <text:p>0</text:p>
          </table:table-cell>
          <table:table-cell table:formula="of:=[.N68]*[.N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69]-[.$F$3]" office:value-type="float" office:value="-9.413" calcext:value-type="float">
            <text:p>-9.413</text:p>
          </table:table-cell>
          <table:table-cell table:formula="of:=[.B69]-[.$F$5]" office:value-type="float" office:value="-2.004" calcext:value-type="float">
            <text:p>-2.004</text:p>
          </table:table-cell>
          <table:table-cell table:formula="of:=[.C69]-[.$F$7]" office:value-type="float" office:value="-2.571" calcext:value-type="float">
            <text:p>-2.571</text:p>
          </table:table-cell>
          <table:table-cell table:formula="of:=[.D69]-[.$F$9]" office:value-type="float" office:value="3.854" calcext:value-type="float">
            <text:p>3.854</text:p>
          </table:table-cell>
          <table:table-cell office:value-type="float" office:value="5200" calcext:value-type="float">
            <text:p>5200</text:p>
          </table:table-cell>
          <table:table-cell table:formula="of:=[.$S$5]+[.H69]*[.$T$5]+[.I69]*[.$U$5]+[.J69]*[.$V$5]+[.K69]*[.$W$5]" office:value-type="float" office:value="5200" calcext:value-type="float">
            <text:p>5200</text:p>
          </table:table-cell>
          <table:table-cell table:formula="of:=[.L69]-[.M69]" office:value-type="float" office:value="0" calcext:value-type="float">
            <text:p>0</text:p>
          </table:table-cell>
          <table:table-cell table:formula="of:=[.N69]*[.N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0]-[.$F$3]" office:value-type="float" office:value="7.587" calcext:value-type="float">
            <text:p>7.587</text:p>
          </table:table-cell>
          <table:table-cell table:formula="of:=[.B70]-[.$F$5]" office:value-type="float" office:value="-0.00399999999999956" calcext:value-type="float">
            <text:p>-0.004</text:p>
          </table:table-cell>
          <table:table-cell table:formula="of:=[.C70]-[.$F$7]" office:value-type="float" office:value="-1.571" calcext:value-type="float">
            <text:p>-1.571</text:p>
          </table:table-cell>
          <table:table-cell table:formula="of:=[.D70]-[.$F$9]" office:value-type="float" office:value="-4.146" calcext:value-type="float">
            <text:p>-4.146</text:p>
          </table:table-cell>
          <table:table-cell office:value-type="float" office:value="5710" calcext:value-type="float">
            <text:p>5710</text:p>
          </table:table-cell>
          <table:table-cell table:formula="of:=[.$S$5]+[.H70]*[.$T$5]+[.I70]*[.$U$5]+[.J70]*[.$V$5]+[.K70]*[.$W$5]" office:value-type="float" office:value="5710" calcext:value-type="float">
            <text:p>5710</text:p>
          </table:table-cell>
          <table:table-cell table:formula="of:=[.L70]-[.M70]" office:value-type="float" office:value="0" calcext:value-type="float">
            <text:p>0</text:p>
          </table:table-cell>
          <table:table-cell table:formula="of:=[.N70]*[.N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71]-[.$F$3]" office:value-type="float" office:value="-2.413" calcext:value-type="float">
            <text:p>-2.413</text:p>
          </table:table-cell>
          <table:table-cell table:formula="of:=[.B71]-[.$F$5]" office:value-type="float" office:value="-0.00399999999999956" calcext:value-type="float">
            <text:p>-0.004</text:p>
          </table:table-cell>
          <table:table-cell table:formula="of:=[.C71]-[.$F$7]" office:value-type="float" office:value="-3.571" calcext:value-type="float">
            <text:p>-3.571</text:p>
          </table:table-cell>
          <table:table-cell table:formula="of:=[.D71]-[.$F$9]" office:value-type="float" office:value="-1.146" calcext:value-type="float">
            <text:p>-1.146</text:p>
          </table:table-cell>
          <table:table-cell office:value-type="float" office:value="5410" calcext:value-type="float">
            <text:p>5410</text:p>
          </table:table-cell>
          <table:table-cell table:formula="of:=[.$S$5]+[.H71]*[.$T$5]+[.I71]*[.$U$5]+[.J71]*[.$V$5]+[.K71]*[.$W$5]" office:value-type="float" office:value="5410" calcext:value-type="float">
            <text:p>5410</text:p>
          </table:table-cell>
          <table:table-cell table:formula="of:=[.L71]-[.M71]" office:value-type="float" office:value="0" calcext:value-type="float">
            <text:p>0</text:p>
          </table:table-cell>
          <table:table-cell table:formula="of:=[.N71]*[.N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72]-[.$F$3]" office:value-type="float" office:value="-19.413" calcext:value-type="float">
            <text:p>-19.413</text:p>
          </table:table-cell>
          <table:table-cell table:formula="of:=[.B72]-[.$F$5]" office:value-type="float" office:value="0.996" calcext:value-type="float">
            <text:p>0.996</text:p>
          </table:table-cell>
          <table:table-cell table:formula="of:=[.C72]-[.$F$7]" office:value-type="float" office:value="0.429" calcext:value-type="float">
            <text:p>0.429</text:p>
          </table:table-cell>
          <table:table-cell table:formula="of:=[.D72]-[.$F$9]" office:value-type="float" office:value="-1.146" calcext:value-type="float">
            <text:p>-1.146</text:p>
          </table:table-cell>
          <table:table-cell office:value-type="float" office:value="4900" calcext:value-type="float">
            <text:p>4900</text:p>
          </table:table-cell>
          <table:table-cell table:formula="of:=[.$S$5]+[.H72]*[.$T$5]+[.I72]*[.$U$5]+[.J72]*[.$V$5]+[.K72]*[.$W$5]" office:value-type="float" office:value="4900" calcext:value-type="float">
            <text:p>4900</text:p>
          </table:table-cell>
          <table:table-cell table:formula="of:=[.L72]-[.M72]" office:value-type="float" office:value="0" calcext:value-type="float">
            <text:p>0</text:p>
          </table:table-cell>
          <table:table-cell table:formula="of:=[.N72]*[.N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3]-[.$F$3]" office:value-type="float" office:value="1.587" calcext:value-type="float">
            <text:p>1.587</text:p>
          </table:table-cell>
          <table:table-cell table:formula="of:=[.B73]-[.$F$5]" office:value-type="float" office:value="-0.00399999999999956" calcext:value-type="float">
            <text:p>-0.004</text:p>
          </table:table-cell>
          <table:table-cell table:formula="of:=[.C73]-[.$F$7]" office:value-type="float" office:value="-1.571" calcext:value-type="float">
            <text:p>-1.571</text:p>
          </table:table-cell>
          <table:table-cell table:formula="of:=[.D73]-[.$F$9]" office:value-type="float" office:value="-4.146" calcext:value-type="float">
            <text:p>-4.146</text:p>
          </table:table-cell>
          <table:table-cell office:value-type="float" office:value="5530" calcext:value-type="float">
            <text:p>5530</text:p>
          </table:table-cell>
          <table:table-cell table:formula="of:=[.$S$5]+[.H73]*[.$T$5]+[.I73]*[.$U$5]+[.J73]*[.$V$5]+[.K73]*[.$W$5]" office:value-type="float" office:value="5530" calcext:value-type="float">
            <text:p>5530</text:p>
          </table:table-cell>
          <table:table-cell table:formula="of:=[.L73]-[.M73]" office:value-type="float" office:value="0" calcext:value-type="float">
            <text:p>0</text:p>
          </table:table-cell>
          <table:table-cell table:formula="of:=[.N73]*[.N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74]-[.$F$3]" office:value-type="float" office:value="13.587" calcext:value-type="float">
            <text:p>13.587</text:p>
          </table:table-cell>
          <table:table-cell table:formula="of:=[.B74]-[.$F$5]" office:value-type="float" office:value="-0.00399999999999956" calcext:value-type="float">
            <text:p>-0.004</text:p>
          </table:table-cell>
          <table:table-cell table:formula="of:=[.C74]-[.$F$7]" office:value-type="float" office:value="-0.571" calcext:value-type="float">
            <text:p>-0.571</text:p>
          </table:table-cell>
          <table:table-cell table:formula="of:=[.D74]-[.$F$9]" office:value-type="float" office:value="-1.146" calcext:value-type="float">
            <text:p>-1.146</text:p>
          </table:table-cell>
          <table:table-cell office:value-type="float" office:value="5890" calcext:value-type="float">
            <text:p>5890</text:p>
          </table:table-cell>
          <table:table-cell table:formula="of:=[.$S$5]+[.H74]*[.$T$5]+[.I74]*[.$U$5]+[.J74]*[.$V$5]+[.K74]*[.$W$5]" office:value-type="float" office:value="5890" calcext:value-type="float">
            <text:p>5890</text:p>
          </table:table-cell>
          <table:table-cell table:formula="of:=[.L74]-[.M74]" office:value-type="float" office:value="0" calcext:value-type="float">
            <text:p>0</text:p>
          </table:table-cell>
          <table:table-cell table:formula="of:=[.N74]*[.N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75]-[.$F$3]" office:value-type="float" office:value="2.587" calcext:value-type="float">
            <text:p>2.587</text:p>
          </table:table-cell>
          <table:table-cell table:formula="of:=[.B75]-[.$F$5]" office:value-type="float" office:value="0.996" calcext:value-type="float">
            <text:p>0.996</text:p>
          </table:table-cell>
          <table:table-cell table:formula="of:=[.C75]-[.$F$7]" office:value-type="float" office:value="1.429" calcext:value-type="float">
            <text:p>1.429</text:p>
          </table:table-cell>
          <table:table-cell table:formula="of:=[.D75]-[.$F$9]" office:value-type="float" office:value="-0.146" calcext:value-type="float">
            <text:p>-0.146</text:p>
          </table:table-cell>
          <table:table-cell office:value-type="float" office:value="5560" calcext:value-type="float">
            <text:p>5560</text:p>
          </table:table-cell>
          <table:table-cell table:formula="of:=[.$S$5]+[.H75]*[.$T$5]+[.I75]*[.$U$5]+[.J75]*[.$V$5]+[.K75]*[.$W$5]" office:value-type="float" office:value="5560" calcext:value-type="float">
            <text:p>5560</text:p>
          </table:table-cell>
          <table:table-cell table:formula="of:=[.L75]-[.M75]" office:value-type="float" office:value="0" calcext:value-type="float">
            <text:p>0</text:p>
          </table:table-cell>
          <table:table-cell table:formula="of:=[.N75]*[.N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6]-[.$F$3]" office:value-type="float" office:value="-6.413" calcext:value-type="float">
            <text:p>-6.413</text:p>
          </table:table-cell>
          <table:table-cell table:formula="of:=[.B76]-[.$F$5]" office:value-type="float" office:value="-2.004" calcext:value-type="float">
            <text:p>-2.004</text:p>
          </table:table-cell>
          <table:table-cell table:formula="of:=[.C76]-[.$F$7]" office:value-type="float" office:value="1.429" calcext:value-type="float">
            <text:p>1.429</text:p>
          </table:table-cell>
          <table:table-cell table:formula="of:=[.D76]-[.$F$9]" office:value-type="float" office:value="-4.146" calcext:value-type="float">
            <text:p>-4.146</text:p>
          </table:table-cell>
          <table:table-cell office:value-type="float" office:value="5290" calcext:value-type="float">
            <text:p>5290</text:p>
          </table:table-cell>
          <table:table-cell table:formula="of:=[.$S$5]+[.H76]*[.$T$5]+[.I76]*[.$U$5]+[.J76]*[.$V$5]+[.K76]*[.$W$5]" office:value-type="float" office:value="5290" calcext:value-type="float">
            <text:p>5290</text:p>
          </table:table-cell>
          <table:table-cell table:formula="of:=[.L76]-[.M76]" office:value-type="float" office:value="0" calcext:value-type="float">
            <text:p>0</text:p>
          </table:table-cell>
          <table:table-cell table:formula="of:=[.N76]*[.N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77]-[.$F$3]" office:value-type="float" office:value="-6.413" calcext:value-type="float">
            <text:p>-6.413</text:p>
          </table:table-cell>
          <table:table-cell table:formula="of:=[.B77]-[.$F$5]" office:value-type="float" office:value="2.996" calcext:value-type="float">
            <text:p>2.996</text:p>
          </table:table-cell>
          <table:table-cell table:formula="of:=[.C77]-[.$F$7]" office:value-type="float" office:value="3.429" calcext:value-type="float">
            <text:p>3.429</text:p>
          </table:table-cell>
          <table:table-cell table:formula="of:=[.D77]-[.$F$9]" office:value-type="float" office:value="1.854" calcext:value-type="float">
            <text:p>1.854</text:p>
          </table:table-cell>
          <table:table-cell office:value-type="float" office:value="5290" calcext:value-type="float">
            <text:p>5290</text:p>
          </table:table-cell>
          <table:table-cell table:formula="of:=[.$S$5]+[.H77]*[.$T$5]+[.I77]*[.$U$5]+[.J77]*[.$V$5]+[.K77]*[.$W$5]" office:value-type="float" office:value="5290" calcext:value-type="float">
            <text:p>5290</text:p>
          </table:table-cell>
          <table:table-cell table:formula="of:=[.L77]-[.M77]" office:value-type="float" office:value="0" calcext:value-type="float">
            <text:p>0</text:p>
          </table:table-cell>
          <table:table-cell table:formula="of:=[.N77]*[.N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8]-[.$F$3]" office:value-type="float" office:value="4.587" calcext:value-type="float">
            <text:p>4.587</text:p>
          </table:table-cell>
          <table:table-cell table:formula="of:=[.B78]-[.$F$5]" office:value-type="float" office:value="0.996" calcext:value-type="float">
            <text:p>0.996</text:p>
          </table:table-cell>
          <table:table-cell table:formula="of:=[.C78]-[.$F$7]" office:value-type="float" office:value="0.429" calcext:value-type="float">
            <text:p>0.429</text:p>
          </table:table-cell>
          <table:table-cell table:formula="of:=[.D78]-[.$F$9]" office:value-type="float" office:value="2.854" calcext:value-type="float">
            <text:p>2.854</text:p>
          </table:table-cell>
          <table:table-cell office:value-type="float" office:value="5620" calcext:value-type="float">
            <text:p>5620</text:p>
          </table:table-cell>
          <table:table-cell table:formula="of:=[.$S$5]+[.H78]*[.$T$5]+[.I78]*[.$U$5]+[.J78]*[.$V$5]+[.K78]*[.$W$5]" office:value-type="float" office:value="5620" calcext:value-type="float">
            <text:p>5620</text:p>
          </table:table-cell>
          <table:table-cell table:formula="of:=[.L78]-[.M78]" office:value-type="float" office:value="0" calcext:value-type="float">
            <text:p>0</text:p>
          </table:table-cell>
          <table:table-cell table:formula="of:=[.N78]*[.N7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79]-[.$F$3]" office:value-type="float" office:value="-11.413" calcext:value-type="float">
            <text:p>-11.413</text:p>
          </table:table-cell>
          <table:table-cell table:formula="of:=[.B79]-[.$F$5]" office:value-type="float" office:value="-0.00399999999999956" calcext:value-type="float">
            <text:p>-0.004</text:p>
          </table:table-cell>
          <table:table-cell table:formula="of:=[.C79]-[.$F$7]" office:value-type="float" office:value="-3.571" calcext:value-type="float">
            <text:p>-3.571</text:p>
          </table:table-cell>
          <table:table-cell table:formula="of:=[.D79]-[.$F$9]" office:value-type="float" office:value="4.854" calcext:value-type="float">
            <text:p>4.854</text:p>
          </table:table-cell>
          <table:table-cell office:value-type="float" office:value="5140" calcext:value-type="float">
            <text:p>5140</text:p>
          </table:table-cell>
          <table:table-cell table:formula="of:=[.$S$5]+[.H79]*[.$T$5]+[.I79]*[.$U$5]+[.J79]*[.$V$5]+[.K79]*[.$W$5]" office:value-type="float" office:value="5140" calcext:value-type="float">
            <text:p>5140</text:p>
          </table:table-cell>
          <table:table-cell table:formula="of:=[.L79]-[.M79]" office:value-type="float" office:value="0" calcext:value-type="float">
            <text:p>0</text:p>
          </table:table-cell>
          <table:table-cell table:formula="of:=[.N79]*[.N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80]-[.$F$3]" office:value-type="float" office:value="-21.413" calcext:value-type="float">
            <text:p>-21.413</text:p>
          </table:table-cell>
          <table:table-cell table:formula="of:=[.B80]-[.$F$5]" office:value-type="float" office:value="2.996" calcext:value-type="float">
            <text:p>2.996</text:p>
          </table:table-cell>
          <table:table-cell table:formula="of:=[.C80]-[.$F$7]" office:value-type="float" office:value="-0.571" calcext:value-type="float">
            <text:p>-0.571</text:p>
          </table:table-cell>
          <table:table-cell table:formula="of:=[.D80]-[.$F$9]" office:value-type="float" office:value="-4.146" calcext:value-type="float">
            <text:p>-4.146</text:p>
          </table:table-cell>
          <table:table-cell office:value-type="float" office:value="4840" calcext:value-type="float">
            <text:p>4840</text:p>
          </table:table-cell>
          <table:table-cell table:formula="of:=[.$S$5]+[.H80]*[.$T$5]+[.I80]*[.$U$5]+[.J80]*[.$V$5]+[.K80]*[.$W$5]" office:value-type="float" office:value="4840" calcext:value-type="float">
            <text:p>4840</text:p>
          </table:table-cell>
          <table:table-cell table:formula="of:=[.L80]-[.M80]" office:value-type="float" office:value="0" calcext:value-type="float">
            <text:p>0</text:p>
          </table:table-cell>
          <table:table-cell table:formula="of:=[.N80]*[.N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1]-[.$F$3]" office:value-type="float" office:value="1.587" calcext:value-type="float">
            <text:p>1.587</text:p>
          </table:table-cell>
          <table:table-cell table:formula="of:=[.B81]-[.$F$5]" office:value-type="float" office:value="1.996" calcext:value-type="float">
            <text:p>1.996</text:p>
          </table:table-cell>
          <table:table-cell table:formula="of:=[.C81]-[.$F$7]" office:value-type="float" office:value="1.429" calcext:value-type="float">
            <text:p>1.429</text:p>
          </table:table-cell>
          <table:table-cell table:formula="of:=[.D81]-[.$F$9]" office:value-type="float" office:value="-1.146" calcext:value-type="float">
            <text:p>-1.146</text:p>
          </table:table-cell>
          <table:table-cell office:value-type="float" office:value="5530" calcext:value-type="float">
            <text:p>5530</text:p>
          </table:table-cell>
          <table:table-cell table:formula="of:=[.$S$5]+[.H81]*[.$T$5]+[.I81]*[.$U$5]+[.J81]*[.$V$5]+[.K81]*[.$W$5]" office:value-type="float" office:value="5530" calcext:value-type="float">
            <text:p>5530</text:p>
          </table:table-cell>
          <table:table-cell table:formula="of:=[.L81]-[.M81]" office:value-type="float" office:value="0" calcext:value-type="float">
            <text:p>0</text:p>
          </table:table-cell>
          <table:table-cell table:formula="of:=[.N81]*[.N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2]-[.$F$3]" office:value-type="float" office:value="-1.413" calcext:value-type="float">
            <text:p>-1.413</text:p>
          </table:table-cell>
          <table:table-cell table:formula="of:=[.B82]-[.$F$5]" office:value-type="float" office:value="-0.00399999999999956" calcext:value-type="float">
            <text:p>-0.004</text:p>
          </table:table-cell>
          <table:table-cell table:formula="of:=[.C82]-[.$F$7]" office:value-type="float" office:value="3.429" calcext:value-type="float">
            <text:p>3.429</text:p>
          </table:table-cell>
          <table:table-cell table:formula="of:=[.D82]-[.$F$9]" office:value-type="float" office:value="-1.146" calcext:value-type="float">
            <text:p>-1.146</text:p>
          </table:table-cell>
          <table:table-cell office:value-type="float" office:value="5440" calcext:value-type="float">
            <text:p>5440</text:p>
          </table:table-cell>
          <table:table-cell table:formula="of:=[.$S$5]+[.H82]*[.$T$5]+[.I82]*[.$U$5]+[.J82]*[.$V$5]+[.K82]*[.$W$5]" office:value-type="float" office:value="5440" calcext:value-type="float">
            <text:p>5440</text:p>
          </table:table-cell>
          <table:table-cell table:formula="of:=[.L82]-[.M82]" office:value-type="float" office:value="0" calcext:value-type="float">
            <text:p>0</text:p>
          </table:table-cell>
          <table:table-cell table:formula="of:=[.N82]*[.N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3]-[.$F$3]" office:value-type="float" office:value="4.587" calcext:value-type="float">
            <text:p>4.587</text:p>
          </table:table-cell>
          <table:table-cell table:formula="of:=[.B83]-[.$F$5]" office:value-type="float" office:value="-1.004" calcext:value-type="float">
            <text:p>-1.004</text:p>
          </table:table-cell>
          <table:table-cell table:formula="of:=[.C83]-[.$F$7]" office:value-type="float" office:value="-0.571" calcext:value-type="float">
            <text:p>-0.571</text:p>
          </table:table-cell>
          <table:table-cell table:formula="of:=[.D83]-[.$F$9]" office:value-type="float" office:value="-1.146" calcext:value-type="float">
            <text:p>-1.146</text:p>
          </table:table-cell>
          <table:table-cell office:value-type="float" office:value="5620" calcext:value-type="float">
            <text:p>5620</text:p>
          </table:table-cell>
          <table:table-cell table:formula="of:=[.$S$5]+[.H83]*[.$T$5]+[.I83]*[.$U$5]+[.J83]*[.$V$5]+[.K83]*[.$W$5]" office:value-type="float" office:value="5620" calcext:value-type="float">
            <text:p>5620</text:p>
          </table:table-cell>
          <table:table-cell table:formula="of:=[.L83]-[.M83]" office:value-type="float" office:value="0" calcext:value-type="float">
            <text:p>0</text:p>
          </table:table-cell>
          <table:table-cell table:formula="of:=[.N83]*[.N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84]-[.$F$3]" office:value-type="float" office:value="-0.412999999999997" calcext:value-type="float">
            <text:p>-0.412999999999997</text:p>
          </table:table-cell>
          <table:table-cell table:formula="of:=[.B84]-[.$F$5]" office:value-type="float" office:value="2.996" calcext:value-type="float">
            <text:p>2.996</text:p>
          </table:table-cell>
          <table:table-cell table:formula="of:=[.C84]-[.$F$7]" office:value-type="float" office:value="-0.571" calcext:value-type="float">
            <text:p>-0.571</text:p>
          </table:table-cell>
          <table:table-cell table:formula="of:=[.D84]-[.$F$9]" office:value-type="float" office:value="-5.146" calcext:value-type="float">
            <text:p>-5.146</text:p>
          </table:table-cell>
          <table:table-cell office:value-type="float" office:value="5470" calcext:value-type="float">
            <text:p>5470</text:p>
          </table:table-cell>
          <table:table-cell table:formula="of:=[.$S$5]+[.H84]*[.$T$5]+[.I84]*[.$U$5]+[.J84]*[.$V$5]+[.K84]*[.$W$5]" office:value-type="float" office:value="5470" calcext:value-type="float">
            <text:p>5470</text:p>
          </table:table-cell>
          <table:table-cell table:formula="of:=[.L84]-[.M84]" office:value-type="float" office:value="0" calcext:value-type="float">
            <text:p>0</text:p>
          </table:table-cell>
          <table:table-cell table:formula="of:=[.N84]*[.N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5]-[.$F$3]" office:value-type="float" office:value="-2.413" calcext:value-type="float">
            <text:p>-2.413</text:p>
          </table:table-cell>
          <table:table-cell table:formula="of:=[.B85]-[.$F$5]" office:value-type="float" office:value="-2.004" calcext:value-type="float">
            <text:p>-2.004</text:p>
          </table:table-cell>
          <table:table-cell table:formula="of:=[.C85]-[.$F$7]" office:value-type="float" office:value="-2.571" calcext:value-type="float">
            <text:p>-2.571</text:p>
          </table:table-cell>
          <table:table-cell table:formula="of:=[.D85]-[.$F$9]" office:value-type="float" office:value="4.854" calcext:value-type="float">
            <text:p>4.854</text:p>
          </table:table-cell>
          <table:table-cell office:value-type="float" office:value="5410" calcext:value-type="float">
            <text:p>5410</text:p>
          </table:table-cell>
          <table:table-cell table:formula="of:=[.$S$5]+[.H85]*[.$T$5]+[.I85]*[.$U$5]+[.J85]*[.$V$5]+[.K85]*[.$W$5]" office:value-type="float" office:value="5410" calcext:value-type="float">
            <text:p>5410</text:p>
          </table:table-cell>
          <table:table-cell table:formula="of:=[.L85]-[.M85]" office:value-type="float" office:value="0" calcext:value-type="float">
            <text:p>0</text:p>
          </table:table-cell>
          <table:table-cell table:formula="of:=[.N85]*[.N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6]-[.$F$3]" office:value-type="float" office:value="1.587" calcext:value-type="float">
            <text:p>1.587</text:p>
          </table:table-cell>
          <table:table-cell table:formula="of:=[.B86]-[.$F$5]" office:value-type="float" office:value="0.996" calcext:value-type="float">
            <text:p>0.996</text:p>
          </table:table-cell>
          <table:table-cell table:formula="of:=[.C86]-[.$F$7]" office:value-type="float" office:value="-0.571" calcext:value-type="float">
            <text:p>-0.571</text:p>
          </table:table-cell>
          <table:table-cell table:formula="of:=[.D86]-[.$F$9]" office:value-type="float" office:value="4.854" calcext:value-type="float">
            <text:p>4.854</text:p>
          </table:table-cell>
          <table:table-cell office:value-type="float" office:value="5530" calcext:value-type="float">
            <text:p>5530</text:p>
          </table:table-cell>
          <table:table-cell table:formula="of:=[.$S$5]+[.H86]*[.$T$5]+[.I86]*[.$U$5]+[.J86]*[.$V$5]+[.K86]*[.$W$5]" office:value-type="float" office:value="5530" calcext:value-type="float">
            <text:p>5530</text:p>
          </table:table-cell>
          <table:table-cell table:formula="of:=[.L86]-[.M86]" office:value-type="float" office:value="0" calcext:value-type="float">
            <text:p>0</text:p>
          </table:table-cell>
          <table:table-cell table:formula="of:=[.N86]*[.N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87]-[.$F$3]" office:value-type="float" office:value="-3.413" calcext:value-type="float">
            <text:p>-3.413</text:p>
          </table:table-cell>
          <table:table-cell table:formula="of:=[.B87]-[.$F$5]" office:value-type="float" office:value="-3.004" calcext:value-type="float">
            <text:p>-3.004</text:p>
          </table:table-cell>
          <table:table-cell table:formula="of:=[.C87]-[.$F$7]" office:value-type="float" office:value="-2.571" calcext:value-type="float">
            <text:p>-2.571</text:p>
          </table:table-cell>
          <table:table-cell table:formula="of:=[.D87]-[.$F$9]" office:value-type="float" office:value="0.854" calcext:value-type="float">
            <text:p>0.854</text:p>
          </table:table-cell>
          <table:table-cell office:value-type="float" office:value="5380" calcext:value-type="float">
            <text:p>5380</text:p>
          </table:table-cell>
          <table:table-cell table:formula="of:=[.$S$5]+[.H87]*[.$T$5]+[.I87]*[.$U$5]+[.J87]*[.$V$5]+[.K87]*[.$W$5]" office:value-type="float" office:value="5380" calcext:value-type="float">
            <text:p>5380</text:p>
          </table:table-cell>
          <table:table-cell table:formula="of:=[.L87]-[.M87]" office:value-type="float" office:value="0" calcext:value-type="float">
            <text:p>0</text:p>
          </table:table-cell>
          <table:table-cell table:formula="of:=[.N87]*[.N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8]-[.$F$3]" office:value-type="float" office:value="4.587" calcext:value-type="float">
            <text:p>4.587</text:p>
          </table:table-cell>
          <table:table-cell table:formula="of:=[.B88]-[.$F$5]" office:value-type="float" office:value="-2.004" calcext:value-type="float">
            <text:p>-2.004</text:p>
          </table:table-cell>
          <table:table-cell table:formula="of:=[.C88]-[.$F$7]" office:value-type="float" office:value="0.429" calcext:value-type="float">
            <text:p>0.429</text:p>
          </table:table-cell>
          <table:table-cell table:formula="of:=[.D88]-[.$F$9]" office:value-type="float" office:value="4.854" calcext:value-type="float">
            <text:p>4.854</text:p>
          </table:table-cell>
          <table:table-cell office:value-type="float" office:value="5620" calcext:value-type="float">
            <text:p>5620</text:p>
          </table:table-cell>
          <table:table-cell table:formula="of:=[.$S$5]+[.H88]*[.$T$5]+[.I88]*[.$U$5]+[.J88]*[.$V$5]+[.K88]*[.$W$5]" office:value-type="float" office:value="5620" calcext:value-type="float">
            <text:p>5620</text:p>
          </table:table-cell>
          <table:table-cell table:formula="of:=[.L88]-[.M88]" office:value-type="float" office:value="0" calcext:value-type="float">
            <text:p>0</text:p>
          </table:table-cell>
          <table:table-cell table:formula="of:=[.N88]*[.N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9]-[.$F$3]" office:value-type="float" office:value="-4.413" calcext:value-type="float">
            <text:p>-4.413</text:p>
          </table:table-cell>
          <table:table-cell table:formula="of:=[.B89]-[.$F$5]" office:value-type="float" office:value="-1.004" calcext:value-type="float">
            <text:p>-1.004</text:p>
          </table:table-cell>
          <table:table-cell table:formula="of:=[.C89]-[.$F$7]" office:value-type="float" office:value="0.429" calcext:value-type="float">
            <text:p>0.429</text:p>
          </table:table-cell>
          <table:table-cell table:formula="of:=[.D89]-[.$F$9]" office:value-type="float" office:value="4.854" calcext:value-type="float">
            <text:p>4.854</text:p>
          </table:table-cell>
          <table:table-cell office:value-type="float" office:value="5350" calcext:value-type="float">
            <text:p>5350</text:p>
          </table:table-cell>
          <table:table-cell table:formula="of:=[.$S$5]+[.H89]*[.$T$5]+[.I89]*[.$U$5]+[.J89]*[.$V$5]+[.K89]*[.$W$5]" office:value-type="float" office:value="5350" calcext:value-type="float">
            <text:p>5350</text:p>
          </table:table-cell>
          <table:table-cell table:formula="of:=[.L89]-[.M89]" office:value-type="float" office:value="0" calcext:value-type="float">
            <text:p>0</text:p>
          </table:table-cell>
          <table:table-cell table:formula="of:=[.N89]*[.N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0]-[.$F$3]" office:value-type="float" office:value="-4.413" calcext:value-type="float">
            <text:p>-4.413</text:p>
          </table:table-cell>
          <table:table-cell table:formula="of:=[.B90]-[.$F$5]" office:value-type="float" office:value="1.996" calcext:value-type="float">
            <text:p>1.996</text:p>
          </table:table-cell>
          <table:table-cell table:formula="of:=[.C90]-[.$F$7]" office:value-type="float" office:value="-1.571" calcext:value-type="float">
            <text:p>-1.571</text:p>
          </table:table-cell>
          <table:table-cell table:formula="of:=[.D90]-[.$F$9]" office:value-type="float" office:value="3.854" calcext:value-type="float">
            <text:p>3.854</text:p>
          </table:table-cell>
          <table:table-cell office:value-type="float" office:value="5350" calcext:value-type="float">
            <text:p>5350</text:p>
          </table:table-cell>
          <table:table-cell table:formula="of:=[.$S$5]+[.H90]*[.$T$5]+[.I90]*[.$U$5]+[.J90]*[.$V$5]+[.K90]*[.$W$5]" office:value-type="float" office:value="5350" calcext:value-type="float">
            <text:p>5350</text:p>
          </table:table-cell>
          <table:table-cell table:formula="of:=[.L90]-[.M90]" office:value-type="float" office:value="0" calcext:value-type="float">
            <text:p>0</text:p>
          </table:table-cell>
          <table:table-cell table:formula="of:=[.N90]*[.N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91]-[.$F$3]" office:value-type="float" office:value="-4.413" calcext:value-type="float">
            <text:p>-4.413</text:p>
          </table:table-cell>
          <table:table-cell table:formula="of:=[.B91]-[.$F$5]" office:value-type="float" office:value="2.996" calcext:value-type="float">
            <text:p>2.996</text:p>
          </table:table-cell>
          <table:table-cell table:formula="of:=[.C91]-[.$F$7]" office:value-type="float" office:value="-1.571" calcext:value-type="float">
            <text:p>-1.571</text:p>
          </table:table-cell>
          <table:table-cell table:formula="of:=[.D91]-[.$F$9]" office:value-type="float" office:value="2.854" calcext:value-type="float">
            <text:p>2.854</text:p>
          </table:table-cell>
          <table:table-cell office:value-type="float" office:value="5350" calcext:value-type="float">
            <text:p>5350</text:p>
          </table:table-cell>
          <table:table-cell table:formula="of:=[.$S$5]+[.H91]*[.$T$5]+[.I91]*[.$U$5]+[.J91]*[.$V$5]+[.K91]*[.$W$5]" office:value-type="float" office:value="5350" calcext:value-type="float">
            <text:p>5350</text:p>
          </table:table-cell>
          <table:table-cell table:formula="of:=[.L91]-[.M91]" office:value-type="float" office:value="0" calcext:value-type="float">
            <text:p>0</text:p>
          </table:table-cell>
          <table:table-cell table:formula="of:=[.N91]*[.N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92]-[.$F$3]" office:value-type="float" office:value="-2.413" calcext:value-type="float">
            <text:p>-2.413</text:p>
          </table:table-cell>
          <table:table-cell table:formula="of:=[.B92]-[.$F$5]" office:value-type="float" office:value="-3.004" calcext:value-type="float">
            <text:p>-3.004</text:p>
          </table:table-cell>
          <table:table-cell table:formula="of:=[.C92]-[.$F$7]" office:value-type="float" office:value="-3.571" calcext:value-type="float">
            <text:p>-3.571</text:p>
          </table:table-cell>
          <table:table-cell table:formula="of:=[.D92]-[.$F$9]" office:value-type="float" office:value="-5.146" calcext:value-type="float">
            <text:p>-5.146</text:p>
          </table:table-cell>
          <table:table-cell office:value-type="float" office:value="5410" calcext:value-type="float">
            <text:p>5410</text:p>
          </table:table-cell>
          <table:table-cell table:formula="of:=[.$S$5]+[.H92]*[.$T$5]+[.I92]*[.$U$5]+[.J92]*[.$V$5]+[.K92]*[.$W$5]" office:value-type="float" office:value="5410" calcext:value-type="float">
            <text:p>5410</text:p>
          </table:table-cell>
          <table:table-cell table:formula="of:=[.L92]-[.M92]" office:value-type="float" office:value="0" calcext:value-type="float">
            <text:p>0</text:p>
          </table:table-cell>
          <table:table-cell table:formula="of:=[.N92]*[.N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3]-[.$F$3]" office:value-type="float" office:value="10.587" calcext:value-type="float">
            <text:p>10.587</text:p>
          </table:table-cell>
          <table:table-cell table:formula="of:=[.B93]-[.$F$5]" office:value-type="float" office:value="-0.00399999999999956" calcext:value-type="float">
            <text:p>-0.004</text:p>
          </table:table-cell>
          <table:table-cell table:formula="of:=[.C93]-[.$F$7]" office:value-type="float" office:value="-0.571" calcext:value-type="float">
            <text:p>-0.571</text:p>
          </table:table-cell>
          <table:table-cell table:formula="of:=[.D93]-[.$F$9]" office:value-type="float" office:value="-1.146" calcext:value-type="float">
            <text:p>-1.146</text:p>
          </table:table-cell>
          <table:table-cell office:value-type="float" office:value="5800" calcext:value-type="float">
            <text:p>5800</text:p>
          </table:table-cell>
          <table:table-cell table:formula="of:=[.$S$5]+[.H93]*[.$T$5]+[.I93]*[.$U$5]+[.J93]*[.$V$5]+[.K93]*[.$W$5]" office:value-type="float" office:value="5800" calcext:value-type="float">
            <text:p>5800</text:p>
          </table:table-cell>
          <table:table-cell table:formula="of:=[.L93]-[.M93]" office:value-type="float" office:value="0" calcext:value-type="float">
            <text:p>0</text:p>
          </table:table-cell>
          <table:table-cell table:formula="of:=[.N93]*[.N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4]-[.$F$3]" office:value-type="float" office:value="-2.413" calcext:value-type="float">
            <text:p>-2.413</text:p>
          </table:table-cell>
          <table:table-cell table:formula="of:=[.B94]-[.$F$5]" office:value-type="float" office:value="-1.004" calcext:value-type="float">
            <text:p>-1.004</text:p>
          </table:table-cell>
          <table:table-cell table:formula="of:=[.C94]-[.$F$7]" office:value-type="float" office:value="0.429" calcext:value-type="float">
            <text:p>0.429</text:p>
          </table:table-cell>
          <table:table-cell table:formula="of:=[.D94]-[.$F$9]" office:value-type="float" office:value="-1.146" calcext:value-type="float">
            <text:p>-1.146</text:p>
          </table:table-cell>
          <table:table-cell office:value-type="float" office:value="5410" calcext:value-type="float">
            <text:p>5410</text:p>
          </table:table-cell>
          <table:table-cell table:formula="of:=[.$S$5]+[.H94]*[.$T$5]+[.I94]*[.$U$5]+[.J94]*[.$V$5]+[.K94]*[.$W$5]" office:value-type="float" office:value="5410" calcext:value-type="float">
            <text:p>5410</text:p>
          </table:table-cell>
          <table:table-cell table:formula="of:=[.L94]-[.M94]" office:value-type="float" office:value="0" calcext:value-type="float">
            <text:p>0</text:p>
          </table:table-cell>
          <table:table-cell table:formula="of:=[.N94]*[.N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5]-[.$F$3]" office:value-type="float" office:value="-3.413" calcext:value-type="float">
            <text:p>-3.413</text:p>
          </table:table-cell>
          <table:table-cell table:formula="of:=[.B95]-[.$F$5]" office:value-type="float" office:value="-0.00399999999999956" calcext:value-type="float">
            <text:p>-0.004</text:p>
          </table:table-cell>
          <table:table-cell table:formula="of:=[.C95]-[.$F$7]" office:value-type="float" office:value="-1.571" calcext:value-type="float">
            <text:p>-1.571</text:p>
          </table:table-cell>
          <table:table-cell table:formula="of:=[.D95]-[.$F$9]" office:value-type="float" office:value="-2.146" calcext:value-type="float">
            <text:p>-2.146</text:p>
          </table:table-cell>
          <table:table-cell office:value-type="float" office:value="5380" calcext:value-type="float">
            <text:p>5380</text:p>
          </table:table-cell>
          <table:table-cell table:formula="of:=[.$S$5]+[.H95]*[.$T$5]+[.I95]*[.$U$5]+[.J95]*[.$V$5]+[.K95]*[.$W$5]" office:value-type="float" office:value="5380" calcext:value-type="float">
            <text:p>5380</text:p>
          </table:table-cell>
          <table:table-cell table:formula="of:=[.L95]-[.M95]" office:value-type="float" office:value="0" calcext:value-type="float">
            <text:p>0</text:p>
          </table:table-cell>
          <table:table-cell table:formula="of:=[.N95]*[.N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96]-[.$F$3]" office:value-type="float" office:value="-24.413" calcext:value-type="float">
            <text:p>-24.413</text:p>
          </table:table-cell>
          <table:table-cell table:formula="of:=[.B96]-[.$F$5]" office:value-type="float" office:value="0.996" calcext:value-type="float">
            <text:p>0.996</text:p>
          </table:table-cell>
          <table:table-cell table:formula="of:=[.C96]-[.$F$7]" office:value-type="float" office:value="0.429" calcext:value-type="float">
            <text:p>0.429</text:p>
          </table:table-cell>
          <table:table-cell table:formula="of:=[.D96]-[.$F$9]" office:value-type="float" office:value="2.854" calcext:value-type="float">
            <text:p>2.854</text:p>
          </table:table-cell>
          <table:table-cell office:value-type="float" office:value="4750" calcext:value-type="float">
            <text:p>4750</text:p>
          </table:table-cell>
          <table:table-cell table:formula="of:=[.$S$5]+[.H96]*[.$T$5]+[.I96]*[.$U$5]+[.J96]*[.$V$5]+[.K96]*[.$W$5]" office:value-type="float" office:value="4750" calcext:value-type="float">
            <text:p>4750</text:p>
          </table:table-cell>
          <table:table-cell table:formula="of:=[.L96]-[.M96]" office:value-type="float" office:value="0" calcext:value-type="float">
            <text:p>0</text:p>
          </table:table-cell>
          <table:table-cell table:formula="of:=[.N96]*[.N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97]-[.$F$3]" office:value-type="float" office:value="4.587" calcext:value-type="float">
            <text:p>4.587</text:p>
          </table:table-cell>
          <table:table-cell table:formula="of:=[.B97]-[.$F$5]" office:value-type="float" office:value="-0.00399999999999956" calcext:value-type="float">
            <text:p>-0.004</text:p>
          </table:table-cell>
          <table:table-cell table:formula="of:=[.C97]-[.$F$7]" office:value-type="float" office:value="0.429" calcext:value-type="float">
            <text:p>0.429</text:p>
          </table:table-cell>
          <table:table-cell table:formula="of:=[.D97]-[.$F$9]" office:value-type="float" office:value="-3.146" calcext:value-type="float">
            <text:p>-3.146</text:p>
          </table:table-cell>
          <table:table-cell office:value-type="float" office:value="5620" calcext:value-type="float">
            <text:p>5620</text:p>
          </table:table-cell>
          <table:table-cell table:formula="of:=[.$S$5]+[.H97]*[.$T$5]+[.I97]*[.$U$5]+[.J97]*[.$V$5]+[.K97]*[.$W$5]" office:value-type="float" office:value="5620" calcext:value-type="float">
            <text:p>5620</text:p>
          </table:table-cell>
          <table:table-cell table:formula="of:=[.L97]-[.M97]" office:value-type="float" office:value="0" calcext:value-type="float">
            <text:p>0</text:p>
          </table:table-cell>
          <table:table-cell table:formula="of:=[.N97]*[.N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98]-[.$F$3]" office:value-type="float" office:value="-22.413" calcext:value-type="float">
            <text:p>-22.413</text:p>
          </table:table-cell>
          <table:table-cell table:formula="of:=[.B98]-[.$F$5]" office:value-type="float" office:value="-2.004" calcext:value-type="float">
            <text:p>-2.004</text:p>
          </table:table-cell>
          <table:table-cell table:formula="of:=[.C98]-[.$F$7]" office:value-type="float" office:value="0.429" calcext:value-type="float">
            <text:p>0.429</text:p>
          </table:table-cell>
          <table:table-cell table:formula="of:=[.D98]-[.$F$9]" office:value-type="float" office:value="-3.146" calcext:value-type="float">
            <text:p>-3.146</text:p>
          </table:table-cell>
          <table:table-cell office:value-type="float" office:value="4810" calcext:value-type="float">
            <text:p>4810</text:p>
          </table:table-cell>
          <table:table-cell table:formula="of:=[.$S$5]+[.H98]*[.$T$5]+[.I98]*[.$U$5]+[.J98]*[.$V$5]+[.K98]*[.$W$5]" office:value-type="float" office:value="4810" calcext:value-type="float">
            <text:p>4810</text:p>
          </table:table-cell>
          <table:table-cell table:formula="of:=[.L98]-[.M98]" office:value-type="float" office:value="0" calcext:value-type="float">
            <text:p>0</text:p>
          </table:table-cell>
          <table:table-cell table:formula="of:=[.N98]*[.N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9]-[.$F$3]" office:value-type="float" office:value="6.587" calcext:value-type="float">
            <text:p>6.587</text:p>
          </table:table-cell>
          <table:table-cell table:formula="of:=[.B99]-[.$F$5]" office:value-type="float" office:value="-2.004" calcext:value-type="float">
            <text:p>-2.004</text:p>
          </table:table-cell>
          <table:table-cell table:formula="of:=[.C99]-[.$F$7]" office:value-type="float" office:value="-1.571" calcext:value-type="float">
            <text:p>-1.571</text:p>
          </table:table-cell>
          <table:table-cell table:formula="of:=[.D99]-[.$F$9]" office:value-type="float" office:value="-2.146" calcext:value-type="float">
            <text:p>-2.146</text:p>
          </table:table-cell>
          <table:table-cell office:value-type="float" office:value="5680" calcext:value-type="float">
            <text:p>5680</text:p>
          </table:table-cell>
          <table:table-cell table:formula="of:=[.$S$5]+[.H99]*[.$T$5]+[.I99]*[.$U$5]+[.J99]*[.$V$5]+[.K99]*[.$W$5]" office:value-type="float" office:value="5680" calcext:value-type="float">
            <text:p>5680</text:p>
          </table:table-cell>
          <table:table-cell table:formula="of:=[.L99]-[.M99]" office:value-type="float" office:value="0" calcext:value-type="float">
            <text:p>0</text:p>
          </table:table-cell>
          <table:table-cell table:formula="of:=[.N99]*[.N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100]-[.$F$3]" office:value-type="float" office:value="1.587" calcext:value-type="float">
            <text:p>1.587</text:p>
          </table:table-cell>
          <table:table-cell table:formula="of:=[.B100]-[.$F$5]" office:value-type="float" office:value="-0.00399999999999956" calcext:value-type="float">
            <text:p>-0.004</text:p>
          </table:table-cell>
          <table:table-cell table:formula="of:=[.C100]-[.$F$7]" office:value-type="float" office:value="0.429" calcext:value-type="float">
            <text:p>0.429</text:p>
          </table:table-cell>
          <table:table-cell table:formula="of:=[.D100]-[.$F$9]" office:value-type="float" office:value="1.854" calcext:value-type="float">
            <text:p>1.854</text:p>
          </table:table-cell>
          <table:table-cell office:value-type="float" office:value="5530" calcext:value-type="float">
            <text:p>5530</text:p>
          </table:table-cell>
          <table:table-cell table:formula="of:=[.$S$5]+[.H100]*[.$T$5]+[.I100]*[.$U$5]+[.J100]*[.$V$5]+[.K100]*[.$W$5]" office:value-type="float" office:value="5530" calcext:value-type="float">
            <text:p>5530</text:p>
          </table:table-cell>
          <table:table-cell table:formula="of:=[.L100]-[.M100]" office:value-type="float" office:value="0" calcext:value-type="float">
            <text:p>0</text:p>
          </table:table-cell>
          <table:table-cell table:formula="of:=[.N100]*[.N1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101]-[.$F$3]" office:value-type="float" office:value="-13.413" calcext:value-type="float">
            <text:p>-13.413</text:p>
          </table:table-cell>
          <table:table-cell table:formula="of:=[.B101]-[.$F$5]" office:value-type="float" office:value="0.996" calcext:value-type="float">
            <text:p>0.996</text:p>
          </table:table-cell>
          <table:table-cell table:formula="of:=[.C101]-[.$F$7]" office:value-type="float" office:value="0.429" calcext:value-type="float">
            <text:p>0.429</text:p>
          </table:table-cell>
          <table:table-cell table:formula="of:=[.D101]-[.$F$9]" office:value-type="float" office:value="4.854" calcext:value-type="float">
            <text:p>4.854</text:p>
          </table:table-cell>
          <table:table-cell office:value-type="float" office:value="5080" calcext:value-type="float">
            <text:p>5080</text:p>
          </table:table-cell>
          <table:table-cell table:formula="of:=[.$S$5]+[.H101]*[.$T$5]+[.I101]*[.$U$5]+[.J101]*[.$V$5]+[.K101]*[.$W$5]" office:value-type="float" office:value="5080" calcext:value-type="float">
            <text:p>5080</text:p>
          </table:table-cell>
          <table:table-cell table:formula="of:=[.L101]-[.M101]" office:value-type="float" office:value="0" calcext:value-type="float">
            <text:p>0</text:p>
          </table:table-cell>
          <table:table-cell table:formula="of:=[.N101]*[.N1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102]-[.$F$3]" office:value-type="float" office:value="15.587" calcext:value-type="float">
            <text:p>15.587</text:p>
          </table:table-cell>
          <table:table-cell table:formula="of:=[.B102]-[.$F$5]" office:value-type="float" office:value="-3.004" calcext:value-type="float">
            <text:p>-3.004</text:p>
          </table:table-cell>
          <table:table-cell table:formula="of:=[.C102]-[.$F$7]" office:value-type="float" office:value="0.429" calcext:value-type="float">
            <text:p>0.429</text:p>
          </table:table-cell>
          <table:table-cell table:formula="of:=[.D102]-[.$F$9]" office:value-type="float" office:value="-1.146" calcext:value-type="float">
            <text:p>-1.146</text:p>
          </table:table-cell>
          <table:table-cell office:value-type="float" office:value="5950" calcext:value-type="float">
            <text:p>5950</text:p>
          </table:table-cell>
          <table:table-cell table:formula="of:=[.$S$5]+[.H102]*[.$T$5]+[.I102]*[.$U$5]+[.J102]*[.$V$5]+[.K102]*[.$W$5]" office:value-type="float" office:value="5950" calcext:value-type="float">
            <text:p>5950</text:p>
          </table:table-cell>
          <table:table-cell table:formula="of:=[.L102]-[.M102]" office:value-type="float" office:value="0" calcext:value-type="float">
            <text:p>0</text:p>
          </table:table-cell>
          <table:table-cell table:formula="of:=[.N102]*[.N10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103]-[.$F$3]" office:value-type="float" office:value="14.587" calcext:value-type="float">
            <text:p>14.587</text:p>
          </table:table-cell>
          <table:table-cell table:formula="of:=[.B103]-[.$F$5]" office:value-type="float" office:value="-2.004" calcext:value-type="float">
            <text:p>-2.004</text:p>
          </table:table-cell>
          <table:table-cell table:formula="of:=[.C103]-[.$F$7]" office:value-type="float" office:value="0.429" calcext:value-type="float">
            <text:p>0.429</text:p>
          </table:table-cell>
          <table:table-cell table:formula="of:=[.D103]-[.$F$9]" office:value-type="float" office:value="3.854" calcext:value-type="float">
            <text:p>3.854</text:p>
          </table:table-cell>
          <table:table-cell office:value-type="float" office:value="5920" calcext:value-type="float">
            <text:p>5920</text:p>
          </table:table-cell>
          <table:table-cell table:formula="of:=[.$S$5]+[.H103]*[.$T$5]+[.I103]*[.$U$5]+[.J103]*[.$V$5]+[.K103]*[.$W$5]" office:value-type="float" office:value="5920" calcext:value-type="float">
            <text:p>5920</text:p>
          </table:table-cell>
          <table:table-cell table:formula="of:=[.L103]-[.M103]" office:value-type="float" office:value="0" calcext:value-type="float">
            <text:p>0</text:p>
          </table:table-cell>
          <table:table-cell table:formula="of:=[.N103]*[.N1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04]-[.$F$3]" office:value-type="float" office:value="-2.413" calcext:value-type="float">
            <text:p>-2.413</text:p>
          </table:table-cell>
          <table:table-cell table:formula="of:=[.B104]-[.$F$5]" office:value-type="float" office:value="0.996" calcext:value-type="float">
            <text:p>0.996</text:p>
          </table:table-cell>
          <table:table-cell table:formula="of:=[.C104]-[.$F$7]" office:value-type="float" office:value="-0.571" calcext:value-type="float">
            <text:p>-0.571</text:p>
          </table:table-cell>
          <table:table-cell table:formula="of:=[.D104]-[.$F$9]" office:value-type="float" office:value="-3.146" calcext:value-type="float">
            <text:p>-3.146</text:p>
          </table:table-cell>
          <table:table-cell office:value-type="float" office:value="5410" calcext:value-type="float">
            <text:p>5410</text:p>
          </table:table-cell>
          <table:table-cell table:formula="of:=[.$S$5]+[.H104]*[.$T$5]+[.I104]*[.$U$5]+[.J104]*[.$V$5]+[.K104]*[.$W$5]" office:value-type="float" office:value="5410" calcext:value-type="float">
            <text:p>5410</text:p>
          </table:table-cell>
          <table:table-cell table:formula="of:=[.L104]-[.M104]" office:value-type="float" office:value="0" calcext:value-type="float">
            <text:p>0</text:p>
          </table:table-cell>
          <table:table-cell table:formula="of:=[.N104]*[.N10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table:formula="of:=[.A105]-[.$F$3]" office:value-type="float" office:value="-1.413" calcext:value-type="float">
            <text:p>-1.413</text:p>
          </table:table-cell>
          <table:table-cell table:formula="of:=[.B105]-[.$F$5]" office:value-type="float" office:value="0.996" calcext:value-type="float">
            <text:p>0.996</text:p>
          </table:table-cell>
          <table:table-cell table:formula="of:=[.C105]-[.$F$7]" office:value-type="float" office:value="-1.571" calcext:value-type="float">
            <text:p>-1.571</text:p>
          </table:table-cell>
          <table:table-cell table:formula="of:=[.D105]-[.$F$9]" office:value-type="float" office:value="-0.146" calcext:value-type="float">
            <text:p>-0.146</text:p>
          </table:table-cell>
          <table:table-cell office:value-type="float" office:value="5440" calcext:value-type="float">
            <text:p>5440</text:p>
          </table:table-cell>
          <table:table-cell table:formula="of:=[.$S$5]+[.H105]*[.$T$5]+[.I105]*[.$U$5]+[.J105]*[.$V$5]+[.K105]*[.$W$5]" office:value-type="float" office:value="5440" calcext:value-type="float">
            <text:p>5440</text:p>
          </table:table-cell>
          <table:table-cell table:formula="of:=[.L105]-[.M105]" office:value-type="float" office:value="0" calcext:value-type="float">
            <text:p>0</text:p>
          </table:table-cell>
          <table:table-cell table:formula="of:=[.N105]*[.N1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106]-[.$F$3]" office:value-type="float" office:value="-12.413" calcext:value-type="float">
            <text:p>-12.413</text:p>
          </table:table-cell>
          <table:table-cell table:formula="of:=[.B106]-[.$F$5]" office:value-type="float" office:value="-0.00399999999999956" calcext:value-type="float">
            <text:p>-0.004</text:p>
          </table:table-cell>
          <table:table-cell table:formula="of:=[.C106]-[.$F$7]" office:value-type="float" office:value="0.429" calcext:value-type="float">
            <text:p>0.429</text:p>
          </table:table-cell>
          <table:table-cell table:formula="of:=[.D106]-[.$F$9]" office:value-type="float" office:value="2.854" calcext:value-type="float">
            <text:p>2.854</text:p>
          </table:table-cell>
          <table:table-cell office:value-type="float" office:value="5110" calcext:value-type="float">
            <text:p>5110</text:p>
          </table:table-cell>
          <table:table-cell table:formula="of:=[.$S$5]+[.H106]*[.$T$5]+[.I106]*[.$U$5]+[.J106]*[.$V$5]+[.K106]*[.$W$5]" office:value-type="float" office:value="5110" calcext:value-type="float">
            <text:p>5110</text:p>
          </table:table-cell>
          <table:table-cell table:formula="of:=[.L106]-[.M106]" office:value-type="float" office:value="0" calcext:value-type="float">
            <text:p>0</text:p>
          </table:table-cell>
          <table:table-cell table:formula="of:=[.N106]*[.N10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107]-[.$F$3]" office:value-type="float" office:value="-6.413" calcext:value-type="float">
            <text:p>-6.413</text:p>
          </table:table-cell>
          <table:table-cell table:formula="of:=[.B107]-[.$F$5]" office:value-type="float" office:value="0.996" calcext:value-type="float">
            <text:p>0.996</text:p>
          </table:table-cell>
          <table:table-cell table:formula="of:=[.C107]-[.$F$7]" office:value-type="float" office:value="0.429" calcext:value-type="float">
            <text:p>0.429</text:p>
          </table:table-cell>
          <table:table-cell table:formula="of:=[.D107]-[.$F$9]" office:value-type="float" office:value="-4.146" calcext:value-type="float">
            <text:p>-4.146</text:p>
          </table:table-cell>
          <table:table-cell office:value-type="float" office:value="5290" calcext:value-type="float">
            <text:p>5290</text:p>
          </table:table-cell>
          <table:table-cell table:formula="of:=[.$S$5]+[.H107]*[.$T$5]+[.I107]*[.$U$5]+[.J107]*[.$V$5]+[.K107]*[.$W$5]" office:value-type="float" office:value="5290" calcext:value-type="float">
            <text:p>5290</text:p>
          </table:table-cell>
          <table:table-cell table:formula="of:=[.L107]-[.M107]" office:value-type="float" office:value="0" calcext:value-type="float">
            <text:p>0</text:p>
          </table:table-cell>
          <table:table-cell table:formula="of:=[.N107]*[.N1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108]-[.$F$3]" office:value-type="float" office:value="-3.413" calcext:value-type="float">
            <text:p>-3.413</text:p>
          </table:table-cell>
          <table:table-cell table:formula="of:=[.B108]-[.$F$5]" office:value-type="float" office:value="-0.00399999999999956" calcext:value-type="float">
            <text:p>-0.004</text:p>
          </table:table-cell>
          <table:table-cell table:formula="of:=[.C108]-[.$F$7]" office:value-type="float" office:value="0.429" calcext:value-type="float">
            <text:p>0.429</text:p>
          </table:table-cell>
          <table:table-cell table:formula="of:=[.D108]-[.$F$9]" office:value-type="float" office:value="-0.146" calcext:value-type="float">
            <text:p>-0.146</text:p>
          </table:table-cell>
          <table:table-cell office:value-type="float" office:value="5380" calcext:value-type="float">
            <text:p>5380</text:p>
          </table:table-cell>
          <table:table-cell table:formula="of:=[.$S$5]+[.H108]*[.$T$5]+[.I108]*[.$U$5]+[.J108]*[.$V$5]+[.K108]*[.$W$5]" office:value-type="float" office:value="5380" calcext:value-type="float">
            <text:p>5380</text:p>
          </table:table-cell>
          <table:table-cell table:formula="of:=[.L108]-[.M108]" office:value-type="float" office:value="0" calcext:value-type="float">
            <text:p>0</text:p>
          </table:table-cell>
          <table:table-cell table:formula="of:=[.N108]*[.N10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109]-[.$F$3]" office:value-type="float" office:value="-9.413" calcext:value-type="float">
            <text:p>-9.413</text:p>
          </table:table-cell>
          <table:table-cell table:formula="of:=[.B109]-[.$F$5]" office:value-type="float" office:value="-0.00399999999999956" calcext:value-type="float">
            <text:p>-0.004</text:p>
          </table:table-cell>
          <table:table-cell table:formula="of:=[.C109]-[.$F$7]" office:value-type="float" office:value="0.429" calcext:value-type="float">
            <text:p>0.429</text:p>
          </table:table-cell>
          <table:table-cell table:formula="of:=[.D109]-[.$F$9]" office:value-type="float" office:value="1.854" calcext:value-type="float">
            <text:p>1.854</text:p>
          </table:table-cell>
          <table:table-cell office:value-type="float" office:value="5200" calcext:value-type="float">
            <text:p>5200</text:p>
          </table:table-cell>
          <table:table-cell table:formula="of:=[.$S$5]+[.H109]*[.$T$5]+[.I109]*[.$U$5]+[.J109]*[.$V$5]+[.K109]*[.$W$5]" office:value-type="float" office:value="5200" calcext:value-type="float">
            <text:p>5200</text:p>
          </table:table-cell>
          <table:table-cell table:formula="of:=[.L109]-[.M109]" office:value-type="float" office:value="0" calcext:value-type="float">
            <text:p>0</text:p>
          </table:table-cell>
          <table:table-cell table:formula="of:=[.N109]*[.N1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110]-[.$F$3]" office:value-type="float" office:value="7.587" calcext:value-type="float">
            <text:p>7.587</text:p>
          </table:table-cell>
          <table:table-cell table:formula="of:=[.B110]-[.$F$5]" office:value-type="float" office:value="-0.00399999999999956" calcext:value-type="float">
            <text:p>-0.004</text:p>
          </table:table-cell>
          <table:table-cell table:formula="of:=[.C110]-[.$F$7]" office:value-type="float" office:value="-1.571" calcext:value-type="float">
            <text:p>-1.571</text:p>
          </table:table-cell>
          <table:table-cell table:formula="of:=[.D110]-[.$F$9]" office:value-type="float" office:value="-0.146" calcext:value-type="float">
            <text:p>-0.146</text:p>
          </table:table-cell>
          <table:table-cell office:value-type="float" office:value="5710" calcext:value-type="float">
            <text:p>5710</text:p>
          </table:table-cell>
          <table:table-cell table:formula="of:=[.$S$5]+[.H110]*[.$T$5]+[.I110]*[.$U$5]+[.J110]*[.$V$5]+[.K110]*[.$W$5]" office:value-type="float" office:value="5710" calcext:value-type="float">
            <text:p>5710</text:p>
          </table:table-cell>
          <table:table-cell table:formula="of:=[.L110]-[.M110]" office:value-type="float" office:value="0" calcext:value-type="float">
            <text:p>0</text:p>
          </table:table-cell>
          <table:table-cell table:formula="of:=[.N110]*[.N1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111]-[.$F$3]" office:value-type="float" office:value="3.587" calcext:value-type="float">
            <text:p>3.587</text:p>
          </table:table-cell>
          <table:table-cell table:formula="of:=[.B111]-[.$F$5]" office:value-type="float" office:value="0.996" calcext:value-type="float">
            <text:p>0.996</text:p>
          </table:table-cell>
          <table:table-cell table:formula="of:=[.C111]-[.$F$7]" office:value-type="float" office:value="-1.571" calcext:value-type="float">
            <text:p>-1.571</text:p>
          </table:table-cell>
          <table:table-cell table:formula="of:=[.D111]-[.$F$9]" office:value-type="float" office:value="3.854" calcext:value-type="float">
            <text:p>3.854</text:p>
          </table:table-cell>
          <table:table-cell office:value-type="float" office:value="5590" calcext:value-type="float">
            <text:p>5590</text:p>
          </table:table-cell>
          <table:table-cell table:formula="of:=[.$S$5]+[.H111]*[.$T$5]+[.I111]*[.$U$5]+[.J111]*[.$V$5]+[.K111]*[.$W$5]" office:value-type="float" office:value="5590" calcext:value-type="float">
            <text:p>5590</text:p>
          </table:table-cell>
          <table:table-cell table:formula="of:=[.L111]-[.M111]" office:value-type="float" office:value="0" calcext:value-type="float">
            <text:p>0</text:p>
          </table:table-cell>
          <table:table-cell table:formula="of:=[.N111]*[.N1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112]-[.$F$3]" office:value-type="float" office:value="-6.413" calcext:value-type="float">
            <text:p>-6.413</text:p>
          </table:table-cell>
          <table:table-cell table:formula="of:=[.B112]-[.$F$5]" office:value-type="float" office:value="-0.00399999999999956" calcext:value-type="float">
            <text:p>-0.004</text:p>
          </table:table-cell>
          <table:table-cell table:formula="of:=[.C112]-[.$F$7]" office:value-type="float" office:value="-1.571" calcext:value-type="float">
            <text:p>-1.571</text:p>
          </table:table-cell>
          <table:table-cell table:formula="of:=[.D112]-[.$F$9]" office:value-type="float" office:value="4.854" calcext:value-type="float">
            <text:p>4.854</text:p>
          </table:table-cell>
          <table:table-cell office:value-type="float" office:value="5290" calcext:value-type="float">
            <text:p>5290</text:p>
          </table:table-cell>
          <table:table-cell table:formula="of:=[.$S$5]+[.H112]*[.$T$5]+[.I112]*[.$U$5]+[.J112]*[.$V$5]+[.K112]*[.$W$5]" office:value-type="float" office:value="5290" calcext:value-type="float">
            <text:p>5290</text:p>
          </table:table-cell>
          <table:table-cell table:formula="of:=[.L112]-[.M112]" office:value-type="float" office:value="0" calcext:value-type="float">
            <text:p>0</text:p>
          </table:table-cell>
          <table:table-cell table:formula="of:=[.N112]*[.N1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113]-[.$F$3]" office:value-type="float" office:value="-15.413" calcext:value-type="float">
            <text:p>-15.413</text:p>
          </table:table-cell>
          <table:table-cell table:formula="of:=[.B113]-[.$F$5]" office:value-type="float" office:value="1.996" calcext:value-type="float">
            <text:p>1.996</text:p>
          </table:table-cell>
          <table:table-cell table:formula="of:=[.C113]-[.$F$7]" office:value-type="float" office:value="-0.571" calcext:value-type="float">
            <text:p>-0.571</text:p>
          </table:table-cell>
          <table:table-cell table:formula="of:=[.D113]-[.$F$9]" office:value-type="float" office:value="2.854" calcext:value-type="float">
            <text:p>2.854</text:p>
          </table:table-cell>
          <table:table-cell office:value-type="float" office:value="5020" calcext:value-type="float">
            <text:p>5020</text:p>
          </table:table-cell>
          <table:table-cell table:formula="of:=[.$S$5]+[.H113]*[.$T$5]+[.I113]*[.$U$5]+[.J113]*[.$V$5]+[.K113]*[.$W$5]" office:value-type="float" office:value="5020" calcext:value-type="float">
            <text:p>5020</text:p>
          </table:table-cell>
          <table:table-cell table:formula="of:=[.L113]-[.M113]" office:value-type="float" office:value="0" calcext:value-type="float">
            <text:p>0</text:p>
          </table:table-cell>
          <table:table-cell table:formula="of:=[.N113]*[.N1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114]-[.$F$3]" office:value-type="float" office:value="-1.413" calcext:value-type="float">
            <text:p>-1.413</text:p>
          </table:table-cell>
          <table:table-cell table:formula="of:=[.B114]-[.$F$5]" office:value-type="float" office:value="-1.004" calcext:value-type="float">
            <text:p>-1.004</text:p>
          </table:table-cell>
          <table:table-cell table:formula="of:=[.C114]-[.$F$7]" office:value-type="float" office:value="-1.571" calcext:value-type="float">
            <text:p>-1.571</text:p>
          </table:table-cell>
          <table:table-cell table:formula="of:=[.D114]-[.$F$9]" office:value-type="float" office:value="3.854" calcext:value-type="float">
            <text:p>3.854</text:p>
          </table:table-cell>
          <table:table-cell office:value-type="float" office:value="5440" calcext:value-type="float">
            <text:p>5440</text:p>
          </table:table-cell>
          <table:table-cell table:formula="of:=[.$S$5]+[.H114]*[.$T$5]+[.I114]*[.$U$5]+[.J114]*[.$V$5]+[.K114]*[.$W$5]" office:value-type="float" office:value="5440" calcext:value-type="float">
            <text:p>5440</text:p>
          </table:table-cell>
          <table:table-cell table:formula="of:=[.L114]-[.M114]" office:value-type="float" office:value="0" calcext:value-type="float">
            <text:p>0</text:p>
          </table:table-cell>
          <table:table-cell table:formula="of:=[.N114]*[.N1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115]-[.$F$3]" office:value-type="float" office:value="4.587" calcext:value-type="float">
            <text:p>4.587</text:p>
          </table:table-cell>
          <table:table-cell table:formula="of:=[.B115]-[.$F$5]" office:value-type="float" office:value="-0.00399999999999956" calcext:value-type="float">
            <text:p>-0.004</text:p>
          </table:table-cell>
          <table:table-cell table:formula="of:=[.C115]-[.$F$7]" office:value-type="float" office:value="0.429" calcext:value-type="float">
            <text:p>0.429</text:p>
          </table:table-cell>
          <table:table-cell table:formula="of:=[.D115]-[.$F$9]" office:value-type="float" office:value="-4.146" calcext:value-type="float">
            <text:p>-4.146</text:p>
          </table:table-cell>
          <table:table-cell office:value-type="float" office:value="5620" calcext:value-type="float">
            <text:p>5620</text:p>
          </table:table-cell>
          <table:table-cell table:formula="of:=[.$S$5]+[.H115]*[.$T$5]+[.I115]*[.$U$5]+[.J115]*[.$V$5]+[.K115]*[.$W$5]" office:value-type="float" office:value="5620" calcext:value-type="float">
            <text:p>5620</text:p>
          </table:table-cell>
          <table:table-cell table:formula="of:=[.L115]-[.M115]" office:value-type="float" office:value="0" calcext:value-type="float">
            <text:p>0</text:p>
          </table:table-cell>
          <table:table-cell table:formula="of:=[.N115]*[.N1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16]-[.$F$3]" office:value-type="float" office:value="9.587" calcext:value-type="float">
            <text:p>9.587</text:p>
          </table:table-cell>
          <table:table-cell table:formula="of:=[.B116]-[.$F$5]" office:value-type="float" office:value="0.996" calcext:value-type="float">
            <text:p>0.996</text:p>
          </table:table-cell>
          <table:table-cell table:formula="of:=[.C116]-[.$F$7]" office:value-type="float" office:value="0.429" calcext:value-type="float">
            <text:p>0.429</text:p>
          </table:table-cell>
          <table:table-cell table:formula="of:=[.D116]-[.$F$9]" office:value-type="float" office:value="-3.146" calcext:value-type="float">
            <text:p>-3.146</text:p>
          </table:table-cell>
          <table:table-cell office:value-type="float" office:value="5770" calcext:value-type="float">
            <text:p>5770</text:p>
          </table:table-cell>
          <table:table-cell table:formula="of:=[.$S$5]+[.H116]*[.$T$5]+[.I116]*[.$U$5]+[.J116]*[.$V$5]+[.K116]*[.$W$5]" office:value-type="float" office:value="5770" calcext:value-type="float">
            <text:p>5770</text:p>
          </table:table-cell>
          <table:table-cell table:formula="of:=[.L116]-[.M116]" office:value-type="float" office:value="0" calcext:value-type="float">
            <text:p>0</text:p>
          </table:table-cell>
          <table:table-cell table:formula="of:=[.N116]*[.N1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117]-[.$F$3]" office:value-type="float" office:value="-5.413" calcext:value-type="float">
            <text:p>-5.413</text:p>
          </table:table-cell>
          <table:table-cell table:formula="of:=[.B117]-[.$F$5]" office:value-type="float" office:value="-1.004" calcext:value-type="float">
            <text:p>-1.004</text:p>
          </table:table-cell>
          <table:table-cell table:formula="of:=[.C117]-[.$F$7]" office:value-type="float" office:value="-1.571" calcext:value-type="float">
            <text:p>-1.571</text:p>
          </table:table-cell>
          <table:table-cell table:formula="of:=[.D117]-[.$F$9]" office:value-type="float" office:value="-1.146" calcext:value-type="float">
            <text:p>-1.146</text:p>
          </table:table-cell>
          <table:table-cell office:value-type="float" office:value="5320" calcext:value-type="float">
            <text:p>5320</text:p>
          </table:table-cell>
          <table:table-cell table:formula="of:=[.$S$5]+[.H117]*[.$T$5]+[.I117]*[.$U$5]+[.J117]*[.$V$5]+[.K117]*[.$W$5]" office:value-type="float" office:value="5320" calcext:value-type="float">
            <text:p>5320</text:p>
          </table:table-cell>
          <table:table-cell table:formula="of:=[.L117]-[.M117]" office:value-type="float" office:value="0" calcext:value-type="float">
            <text:p>0</text:p>
          </table:table-cell>
          <table:table-cell table:formula="of:=[.N117]*[.N1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118]-[.$F$3]" office:value-type="float" office:value="0.587000000000003" calcext:value-type="float">
            <text:p>0.587000000000003</text:p>
          </table:table-cell>
          <table:table-cell table:formula="of:=[.B118]-[.$F$5]" office:value-type="float" office:value="-2.004" calcext:value-type="float">
            <text:p>-2.004</text:p>
          </table:table-cell>
          <table:table-cell table:formula="of:=[.C118]-[.$F$7]" office:value-type="float" office:value="-0.571" calcext:value-type="float">
            <text:p>-0.571</text:p>
          </table:table-cell>
          <table:table-cell table:formula="of:=[.D118]-[.$F$9]" office:value-type="float" office:value="0.854" calcext:value-type="float">
            <text:p>0.854</text:p>
          </table:table-cell>
          <table:table-cell office:value-type="float" office:value="5500" calcext:value-type="float">
            <text:p>5500</text:p>
          </table:table-cell>
          <table:table-cell table:formula="of:=[.$S$5]+[.H118]*[.$T$5]+[.I118]*[.$U$5]+[.J118]*[.$V$5]+[.K118]*[.$W$5]" office:value-type="float" office:value="5500" calcext:value-type="float">
            <text:p>5500</text:p>
          </table:table-cell>
          <table:table-cell table:formula="of:=[.L118]-[.M118]" office:value-type="float" office:value="0" calcext:value-type="float">
            <text:p>0</text:p>
          </table:table-cell>
          <table:table-cell table:formula="of:=[.N118]*[.N1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119]-[.$F$3]" office:value-type="float" office:value="4.587" calcext:value-type="float">
            <text:p>4.587</text:p>
          </table:table-cell>
          <table:table-cell table:formula="of:=[.B119]-[.$F$5]" office:value-type="float" office:value="0.996" calcext:value-type="float">
            <text:p>0.996</text:p>
          </table:table-cell>
          <table:table-cell table:formula="of:=[.C119]-[.$F$7]" office:value-type="float" office:value="-0.571" calcext:value-type="float">
            <text:p>-0.571</text:p>
          </table:table-cell>
          <table:table-cell table:formula="of:=[.D119]-[.$F$9]" office:value-type="float" office:value="3.854" calcext:value-type="float">
            <text:p>3.854</text:p>
          </table:table-cell>
          <table:table-cell office:value-type="float" office:value="5620" calcext:value-type="float">
            <text:p>5620</text:p>
          </table:table-cell>
          <table:table-cell table:formula="of:=[.$S$5]+[.H119]*[.$T$5]+[.I119]*[.$U$5]+[.J119]*[.$V$5]+[.K119]*[.$W$5]" office:value-type="float" office:value="5620" calcext:value-type="float">
            <text:p>5620</text:p>
          </table:table-cell>
          <table:table-cell table:formula="of:=[.L119]-[.M119]" office:value-type="float" office:value="0" calcext:value-type="float">
            <text:p>0</text:p>
          </table:table-cell>
          <table:table-cell table:formula="of:=[.N119]*[.N1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A120]-[.$F$3]" office:value-type="float" office:value="-6.413" calcext:value-type="float">
            <text:p>-6.413</text:p>
          </table:table-cell>
          <table:table-cell table:formula="of:=[.B120]-[.$F$5]" office:value-type="float" office:value="0.996" calcext:value-type="float">
            <text:p>0.996</text:p>
          </table:table-cell>
          <table:table-cell table:formula="of:=[.C120]-[.$F$7]" office:value-type="float" office:value="3.429" calcext:value-type="float">
            <text:p>3.429</text:p>
          </table:table-cell>
          <table:table-cell table:formula="of:=[.D120]-[.$F$9]" office:value-type="float" office:value="4.854" calcext:value-type="float">
            <text:p>4.854</text:p>
          </table:table-cell>
          <table:table-cell office:value-type="float" office:value="5290" calcext:value-type="float">
            <text:p>5290</text:p>
          </table:table-cell>
          <table:table-cell table:formula="of:=[.$S$5]+[.H120]*[.$T$5]+[.I120]*[.$U$5]+[.J120]*[.$V$5]+[.K120]*[.$W$5]" office:value-type="float" office:value="5290" calcext:value-type="float">
            <text:p>5290</text:p>
          </table:table-cell>
          <table:table-cell table:formula="of:=[.L120]-[.M120]" office:value-type="float" office:value="0" calcext:value-type="float">
            <text:p>0</text:p>
          </table:table-cell>
          <table:table-cell table:formula="of:=[.N120]*[.N1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21]-[.$F$3]" office:value-type="float" office:value="8.587" calcext:value-type="float">
            <text:p>8.587</text:p>
          </table:table-cell>
          <table:table-cell table:formula="of:=[.B121]-[.$F$5]" office:value-type="float" office:value="1.996" calcext:value-type="float">
            <text:p>1.996</text:p>
          </table:table-cell>
          <table:table-cell table:formula="of:=[.C121]-[.$F$7]" office:value-type="float" office:value="0.429" calcext:value-type="float">
            <text:p>0.429</text:p>
          </table:table-cell>
          <table:table-cell table:formula="of:=[.D121]-[.$F$9]" office:value-type="float" office:value="-3.146" calcext:value-type="float">
            <text:p>-3.146</text:p>
          </table:table-cell>
          <table:table-cell office:value-type="float" office:value="5740" calcext:value-type="float">
            <text:p>5740</text:p>
          </table:table-cell>
          <table:table-cell table:formula="of:=[.$S$5]+[.H121]*[.$T$5]+[.I121]*[.$U$5]+[.J121]*[.$V$5]+[.K121]*[.$W$5]" office:value-type="float" office:value="5740" calcext:value-type="float">
            <text:p>5740</text:p>
          </table:table-cell>
          <table:table-cell table:formula="of:=[.L121]-[.M121]" office:value-type="float" office:value="0" calcext:value-type="float">
            <text:p>0</text:p>
          </table:table-cell>
          <table:table-cell table:formula="of:=[.N121]*[.N1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122]-[.$F$3]" office:value-type="float" office:value="-0.412999999999997" calcext:value-type="float">
            <text:p>-0.412999999999997</text:p>
          </table:table-cell>
          <table:table-cell table:formula="of:=[.B122]-[.$F$5]" office:value-type="float" office:value="-3.004" calcext:value-type="float">
            <text:p>-3.004</text:p>
          </table:table-cell>
          <table:table-cell table:formula="of:=[.C122]-[.$F$7]" office:value-type="float" office:value="-0.571" calcext:value-type="float">
            <text:p>-0.571</text:p>
          </table:table-cell>
          <table:table-cell table:formula="of:=[.D122]-[.$F$9]" office:value-type="float" office:value="2.854" calcext:value-type="float">
            <text:p>2.854</text:p>
          </table:table-cell>
          <table:table-cell office:value-type="float" office:value="5470" calcext:value-type="float">
            <text:p>5470</text:p>
          </table:table-cell>
          <table:table-cell table:formula="of:=[.$S$5]+[.H122]*[.$T$5]+[.I122]*[.$U$5]+[.J122]*[.$V$5]+[.K122]*[.$W$5]" office:value-type="float" office:value="5470" calcext:value-type="float">
            <text:p>5470</text:p>
          </table:table-cell>
          <table:table-cell table:formula="of:=[.L122]-[.M122]" office:value-type="float" office:value="0" calcext:value-type="float">
            <text:p>0</text:p>
          </table:table-cell>
          <table:table-cell table:formula="of:=[.N122]*[.N1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123]-[.$F$3]" office:value-type="float" office:value="2.587" calcext:value-type="float">
            <text:p>2.587</text:p>
          </table:table-cell>
          <table:table-cell table:formula="of:=[.B123]-[.$F$5]" office:value-type="float" office:value="1.996" calcext:value-type="float">
            <text:p>1.996</text:p>
          </table:table-cell>
          <table:table-cell table:formula="of:=[.C123]-[.$F$7]" office:value-type="float" office:value="1.429" calcext:value-type="float">
            <text:p>1.429</text:p>
          </table:table-cell>
          <table:table-cell table:formula="of:=[.D123]-[.$F$9]" office:value-type="float" office:value="-1.146" calcext:value-type="float">
            <text:p>-1.146</text:p>
          </table:table-cell>
          <table:table-cell office:value-type="float" office:value="5560" calcext:value-type="float">
            <text:p>5560</text:p>
          </table:table-cell>
          <table:table-cell table:formula="of:=[.$S$5]+[.H123]*[.$T$5]+[.I123]*[.$U$5]+[.J123]*[.$V$5]+[.K123]*[.$W$5]" office:value-type="float" office:value="5560" calcext:value-type="float">
            <text:p>5560</text:p>
          </table:table-cell>
          <table:table-cell table:formula="of:=[.L123]-[.M123]" office:value-type="float" office:value="0" calcext:value-type="float">
            <text:p>0</text:p>
          </table:table-cell>
          <table:table-cell table:formula="of:=[.N123]*[.N1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124]-[.$F$3]" office:value-type="float" office:value="-2.413" calcext:value-type="float">
            <text:p>-2.413</text:p>
          </table:table-cell>
          <table:table-cell table:formula="of:=[.B124]-[.$F$5]" office:value-type="float" office:value="2.996" calcext:value-type="float">
            <text:p>2.996</text:p>
          </table:table-cell>
          <table:table-cell table:formula="of:=[.C124]-[.$F$7]" office:value-type="float" office:value="-0.571" calcext:value-type="float">
            <text:p>-0.571</text:p>
          </table:table-cell>
          <table:table-cell table:formula="of:=[.D124]-[.$F$9]" office:value-type="float" office:value="-2.146" calcext:value-type="float">
            <text:p>-2.146</text:p>
          </table:table-cell>
          <table:table-cell office:value-type="float" office:value="5410" calcext:value-type="float">
            <text:p>5410</text:p>
          </table:table-cell>
          <table:table-cell table:formula="of:=[.$S$5]+[.H124]*[.$T$5]+[.I124]*[.$U$5]+[.J124]*[.$V$5]+[.K124]*[.$W$5]" office:value-type="float" office:value="5410" calcext:value-type="float">
            <text:p>5410</text:p>
          </table:table-cell>
          <table:table-cell table:formula="of:=[.L124]-[.M124]" office:value-type="float" office:value="0" calcext:value-type="float">
            <text:p>0</text:p>
          </table:table-cell>
          <table:table-cell table:formula="of:=[.N124]*[.N1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125]-[.$F$3]" office:value-type="float" office:value="3.587" calcext:value-type="float">
            <text:p>3.587</text:p>
          </table:table-cell>
          <table:table-cell table:formula="of:=[.B125]-[.$F$5]" office:value-type="float" office:value="-3.004" calcext:value-type="float">
            <text:p>-3.004</text:p>
          </table:table-cell>
          <table:table-cell table:formula="of:=[.C125]-[.$F$7]" office:value-type="float" office:value="-1.571" calcext:value-type="float">
            <text:p>-1.571</text:p>
          </table:table-cell>
          <table:table-cell table:formula="of:=[.D125]-[.$F$9]" office:value-type="float" office:value="-0.146" calcext:value-type="float">
            <text:p>-0.146</text:p>
          </table:table-cell>
          <table:table-cell office:value-type="float" office:value="5590" calcext:value-type="float">
            <text:p>5590</text:p>
          </table:table-cell>
          <table:table-cell table:formula="of:=[.$S$5]+[.H125]*[.$T$5]+[.I125]*[.$U$5]+[.J125]*[.$V$5]+[.K125]*[.$W$5]" office:value-type="float" office:value="5590" calcext:value-type="float">
            <text:p>5590</text:p>
          </table:table-cell>
          <table:table-cell table:formula="of:=[.L125]-[.M125]" office:value-type="float" office:value="0" calcext:value-type="float">
            <text:p>0</text:p>
          </table:table-cell>
          <table:table-cell table:formula="of:=[.N125]*[.N1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26]-[.$F$3]" office:value-type="float" office:value="2.587" calcext:value-type="float">
            <text:p>2.587</text:p>
          </table:table-cell>
          <table:table-cell table:formula="of:=[.B126]-[.$F$5]" office:value-type="float" office:value="0.996" calcext:value-type="float">
            <text:p>0.996</text:p>
          </table:table-cell>
          <table:table-cell table:formula="of:=[.C126]-[.$F$7]" office:value-type="float" office:value="0.429" calcext:value-type="float">
            <text:p>0.429</text:p>
          </table:table-cell>
          <table:table-cell table:formula="of:=[.D126]-[.$F$9]" office:value-type="float" office:value="-3.146" calcext:value-type="float">
            <text:p>-3.146</text:p>
          </table:table-cell>
          <table:table-cell office:value-type="float" office:value="5560" calcext:value-type="float">
            <text:p>5560</text:p>
          </table:table-cell>
          <table:table-cell table:formula="of:=[.$S$5]+[.H126]*[.$T$5]+[.I126]*[.$U$5]+[.J126]*[.$V$5]+[.K126]*[.$W$5]" office:value-type="float" office:value="5560" calcext:value-type="float">
            <text:p>5560</text:p>
          </table:table-cell>
          <table:table-cell table:formula="of:=[.L126]-[.M126]" office:value-type="float" office:value="0" calcext:value-type="float">
            <text:p>0</text:p>
          </table:table-cell>
          <table:table-cell table:formula="of:=[.N126]*[.N1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27]-[.$F$3]" office:value-type="float" office:value="6.587" calcext:value-type="float">
            <text:p>6.587</text:p>
          </table:table-cell>
          <table:table-cell table:formula="of:=[.B127]-[.$F$5]" office:value-type="float" office:value="-0.00399999999999956" calcext:value-type="float">
            <text:p>-0.004</text:p>
          </table:table-cell>
          <table:table-cell table:formula="of:=[.C127]-[.$F$7]" office:value-type="float" office:value="-0.571" calcext:value-type="float">
            <text:p>-0.571</text:p>
          </table:table-cell>
          <table:table-cell table:formula="of:=[.D127]-[.$F$9]" office:value-type="float" office:value="-5.146" calcext:value-type="float">
            <text:p>-5.146</text:p>
          </table:table-cell>
          <table:table-cell office:value-type="float" office:value="5680" calcext:value-type="float">
            <text:p>5680</text:p>
          </table:table-cell>
          <table:table-cell table:formula="of:=[.$S$5]+[.H127]*[.$T$5]+[.I127]*[.$U$5]+[.J127]*[.$V$5]+[.K127]*[.$W$5]" office:value-type="float" office:value="5680" calcext:value-type="float">
            <text:p>5680</text:p>
          </table:table-cell>
          <table:table-cell table:formula="of:=[.L127]-[.M127]" office:value-type="float" office:value="0" calcext:value-type="float">
            <text:p>0</text:p>
          </table:table-cell>
          <table:table-cell table:formula="of:=[.N127]*[.N1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128]-[.$F$3]" office:value-type="float" office:value="-15.413" calcext:value-type="float">
            <text:p>-15.413</text:p>
          </table:table-cell>
          <table:table-cell table:formula="of:=[.B128]-[.$F$5]" office:value-type="float" office:value="-2.004" calcext:value-type="float">
            <text:p>-2.004</text:p>
          </table:table-cell>
          <table:table-cell table:formula="of:=[.C128]-[.$F$7]" office:value-type="float" office:value="1.429" calcext:value-type="float">
            <text:p>1.429</text:p>
          </table:table-cell>
          <table:table-cell table:formula="of:=[.D128]-[.$F$9]" office:value-type="float" office:value="-4.146" calcext:value-type="float">
            <text:p>-4.146</text:p>
          </table:table-cell>
          <table:table-cell office:value-type="float" office:value="5020" calcext:value-type="float">
            <text:p>5020</text:p>
          </table:table-cell>
          <table:table-cell table:formula="of:=[.$S$5]+[.H128]*[.$T$5]+[.I128]*[.$U$5]+[.J128]*[.$V$5]+[.K128]*[.$W$5]" office:value-type="float" office:value="5020" calcext:value-type="float">
            <text:p>5020</text:p>
          </table:table-cell>
          <table:table-cell table:formula="of:=[.L128]-[.M128]" office:value-type="float" office:value="0" calcext:value-type="float">
            <text:p>0</text:p>
          </table:table-cell>
          <table:table-cell table:formula="of:=[.N128]*[.N1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129]-[.$F$3]" office:value-type="float" office:value="3.587" calcext:value-type="float">
            <text:p>3.587</text:p>
          </table:table-cell>
          <table:table-cell table:formula="of:=[.B129]-[.$F$5]" office:value-type="float" office:value="-3.004" calcext:value-type="float">
            <text:p>-3.004</text:p>
          </table:table-cell>
          <table:table-cell table:formula="of:=[.C129]-[.$F$7]" office:value-type="float" office:value="0.429" calcext:value-type="float">
            <text:p>0.429</text:p>
          </table:table-cell>
          <table:table-cell table:formula="of:=[.D129]-[.$F$9]" office:value-type="float" office:value="4.854" calcext:value-type="float">
            <text:p>4.854</text:p>
          </table:table-cell>
          <table:table-cell office:value-type="float" office:value="5590" calcext:value-type="float">
            <text:p>5590</text:p>
          </table:table-cell>
          <table:table-cell table:formula="of:=[.$S$5]+[.H129]*[.$T$5]+[.I129]*[.$U$5]+[.J129]*[.$V$5]+[.K129]*[.$W$5]" office:value-type="float" office:value="5590" calcext:value-type="float">
            <text:p>5590</text:p>
          </table:table-cell>
          <table:table-cell table:formula="of:=[.L129]-[.M129]" office:value-type="float" office:value="0" calcext:value-type="float">
            <text:p>0</text:p>
          </table:table-cell>
          <table:table-cell table:formula="of:=[.N129]*[.N1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130]-[.$F$3]" office:value-type="float" office:value="-3.413" calcext:value-type="float">
            <text:p>-3.413</text:p>
          </table:table-cell>
          <table:table-cell table:formula="of:=[.B130]-[.$F$5]" office:value-type="float" office:value="-0.00399999999999956" calcext:value-type="float">
            <text:p>-0.004</text:p>
          </table:table-cell>
          <table:table-cell table:formula="of:=[.C130]-[.$F$7]" office:value-type="float" office:value="-0.571" calcext:value-type="float">
            <text:p>-0.571</text:p>
          </table:table-cell>
          <table:table-cell table:formula="of:=[.D130]-[.$F$9]" office:value-type="float" office:value="-4.146" calcext:value-type="float">
            <text:p>-4.146</text:p>
          </table:table-cell>
          <table:table-cell office:value-type="float" office:value="5380" calcext:value-type="float">
            <text:p>5380</text:p>
          </table:table-cell>
          <table:table-cell table:formula="of:=[.$S$5]+[.H130]*[.$T$5]+[.I130]*[.$U$5]+[.J130]*[.$V$5]+[.K130]*[.$W$5]" office:value-type="float" office:value="5380" calcext:value-type="float">
            <text:p>5380</text:p>
          </table:table-cell>
          <table:table-cell table:formula="of:=[.L130]-[.M130]" office:value-type="float" office:value="0" calcext:value-type="float">
            <text:p>0</text:p>
          </table:table-cell>
          <table:table-cell table:formula="of:=[.N130]*[.N1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131]-[.$F$3]" office:value-type="float" office:value="1.587" calcext:value-type="float">
            <text:p>1.587</text:p>
          </table:table-cell>
          <table:table-cell table:formula="of:=[.B131]-[.$F$5]" office:value-type="float" office:value="-1.004" calcext:value-type="float">
            <text:p>-1.004</text:p>
          </table:table-cell>
          <table:table-cell table:formula="of:=[.C131]-[.$F$7]" office:value-type="float" office:value="3.429" calcext:value-type="float">
            <text:p>3.429</text:p>
          </table:table-cell>
          <table:table-cell table:formula="of:=[.D131]-[.$F$9]" office:value-type="float" office:value="-2.146" calcext:value-type="float">
            <text:p>-2.146</text:p>
          </table:table-cell>
          <table:table-cell office:value-type="float" office:value="5530" calcext:value-type="float">
            <text:p>5530</text:p>
          </table:table-cell>
          <table:table-cell table:formula="of:=[.$S$5]+[.H131]*[.$T$5]+[.I131]*[.$U$5]+[.J131]*[.$V$5]+[.K131]*[.$W$5]" office:value-type="float" office:value="5530" calcext:value-type="float">
            <text:p>5530</text:p>
          </table:table-cell>
          <table:table-cell table:formula="of:=[.L131]-[.M131]" office:value-type="float" office:value="0" calcext:value-type="float">
            <text:p>0</text:p>
          </table:table-cell>
          <table:table-cell table:formula="of:=[.N131]*[.N1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[.A132]-[.$F$3]" office:value-type="float" office:value="-11.413" calcext:value-type="float">
            <text:p>-11.413</text:p>
          </table:table-cell>
          <table:table-cell table:formula="of:=[.B132]-[.$F$5]" office:value-type="float" office:value="-1.004" calcext:value-type="float">
            <text:p>-1.004</text:p>
          </table:table-cell>
          <table:table-cell table:formula="of:=[.C132]-[.$F$7]" office:value-type="float" office:value="-2.571" calcext:value-type="float">
            <text:p>-2.571</text:p>
          </table:table-cell>
          <table:table-cell table:formula="of:=[.D132]-[.$F$9]" office:value-type="float" office:value="-1.146" calcext:value-type="float">
            <text:p>-1.146</text:p>
          </table:table-cell>
          <table:table-cell office:value-type="float" office:value="5140" calcext:value-type="float">
            <text:p>5140</text:p>
          </table:table-cell>
          <table:table-cell table:formula="of:=[.$S$5]+[.H132]*[.$T$5]+[.I132]*[.$U$5]+[.J132]*[.$V$5]+[.K132]*[.$W$5]" office:value-type="float" office:value="5140" calcext:value-type="float">
            <text:p>5140</text:p>
          </table:table-cell>
          <table:table-cell table:formula="of:=[.L132]-[.M132]" office:value-type="float" office:value="0" calcext:value-type="float">
            <text:p>0</text:p>
          </table:table-cell>
          <table:table-cell table:formula="of:=[.N132]*[.N1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133]-[.$F$3]" office:value-type="float" office:value="5.587" calcext:value-type="float">
            <text:p>5.587</text:p>
          </table:table-cell>
          <table:table-cell table:formula="of:=[.B133]-[.$F$5]" office:value-type="float" office:value="0.996" calcext:value-type="float">
            <text:p>0.996</text:p>
          </table:table-cell>
          <table:table-cell table:formula="of:=[.C133]-[.$F$7]" office:value-type="float" office:value="-2.571" calcext:value-type="float">
            <text:p>-2.571</text:p>
          </table:table-cell>
          <table:table-cell table:formula="of:=[.D133]-[.$F$9]" office:value-type="float" office:value="-4.146" calcext:value-type="float">
            <text:p>-4.146</text:p>
          </table:table-cell>
          <table:table-cell office:value-type="float" office:value="5650" calcext:value-type="float">
            <text:p>5650</text:p>
          </table:table-cell>
          <table:table-cell table:formula="of:=[.$S$5]+[.H133]*[.$T$5]+[.I133]*[.$U$5]+[.J133]*[.$V$5]+[.K133]*[.$W$5]" office:value-type="float" office:value="5650" calcext:value-type="float">
            <text:p>5650</text:p>
          </table:table-cell>
          <table:table-cell table:formula="of:=[.L133]-[.M133]" office:value-type="float" office:value="0" calcext:value-type="float">
            <text:p>0</text:p>
          </table:table-cell>
          <table:table-cell table:formula="of:=[.N133]*[.N1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134]-[.$F$3]" office:value-type="float" office:value="0.587000000000003" calcext:value-type="float">
            <text:p>0.587000000000003</text:p>
          </table:table-cell>
          <table:table-cell table:formula="of:=[.B134]-[.$F$5]" office:value-type="float" office:value="0.996" calcext:value-type="float">
            <text:p>0.996</text:p>
          </table:table-cell>
          <table:table-cell table:formula="of:=[.C134]-[.$F$7]" office:value-type="float" office:value="0.429" calcext:value-type="float">
            <text:p>0.429</text:p>
          </table:table-cell>
          <table:table-cell table:formula="of:=[.D134]-[.$F$9]" office:value-type="float" office:value="1.854" calcext:value-type="float">
            <text:p>1.854</text:p>
          </table:table-cell>
          <table:table-cell office:value-type="float" office:value="5500" calcext:value-type="float">
            <text:p>5500</text:p>
          </table:table-cell>
          <table:table-cell table:formula="of:=[.$S$5]+[.H134]*[.$T$5]+[.I134]*[.$U$5]+[.J134]*[.$V$5]+[.K134]*[.$W$5]" office:value-type="float" office:value="5500" calcext:value-type="float">
            <text:p>5500</text:p>
          </table:table-cell>
          <table:table-cell table:formula="of:=[.L134]-[.M134]" office:value-type="float" office:value="0" calcext:value-type="float">
            <text:p>0</text:p>
          </table:table-cell>
          <table:table-cell table:formula="of:=[.N134]*[.N1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135]-[.$F$3]" office:value-type="float" office:value="-4.413" calcext:value-type="float">
            <text:p>-4.413</text:p>
          </table:table-cell>
          <table:table-cell table:formula="of:=[.B135]-[.$F$5]" office:value-type="float" office:value="0.996" calcext:value-type="float">
            <text:p>0.996</text:p>
          </table:table-cell>
          <table:table-cell table:formula="of:=[.C135]-[.$F$7]" office:value-type="float" office:value="-0.571" calcext:value-type="float">
            <text:p>-0.571</text:p>
          </table:table-cell>
          <table:table-cell table:formula="of:=[.D135]-[.$F$9]" office:value-type="float" office:value="1.854" calcext:value-type="float">
            <text:p>1.854</text:p>
          </table:table-cell>
          <table:table-cell office:value-type="float" office:value="5350" calcext:value-type="float">
            <text:p>5350</text:p>
          </table:table-cell>
          <table:table-cell table:formula="of:=[.$S$5]+[.H135]*[.$T$5]+[.I135]*[.$U$5]+[.J135]*[.$V$5]+[.K135]*[.$W$5]" office:value-type="float" office:value="5350" calcext:value-type="float">
            <text:p>5350</text:p>
          </table:table-cell>
          <table:table-cell table:formula="of:=[.L135]-[.M135]" office:value-type="float" office:value="0" calcext:value-type="float">
            <text:p>0</text:p>
          </table:table-cell>
          <table:table-cell table:formula="of:=[.N135]*[.N1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36]-[.$F$3]" office:value-type="float" office:value="12.587" calcext:value-type="float">
            <text:p>12.587</text:p>
          </table:table-cell>
          <table:table-cell table:formula="of:=[.B136]-[.$F$5]" office:value-type="float" office:value="-0.00399999999999956" calcext:value-type="float">
            <text:p>-0.004</text:p>
          </table:table-cell>
          <table:table-cell table:formula="of:=[.C136]-[.$F$7]" office:value-type="float" office:value="1.429" calcext:value-type="float">
            <text:p>1.429</text:p>
          </table:table-cell>
          <table:table-cell table:formula="of:=[.D136]-[.$F$9]" office:value-type="float" office:value="-3.146" calcext:value-type="float">
            <text:p>-3.146</text:p>
          </table:table-cell>
          <table:table-cell office:value-type="float" office:value="5860" calcext:value-type="float">
            <text:p>5860</text:p>
          </table:table-cell>
          <table:table-cell table:formula="of:=[.$S$5]+[.H136]*[.$T$5]+[.I136]*[.$U$5]+[.J136]*[.$V$5]+[.K136]*[.$W$5]" office:value-type="float" office:value="5860" calcext:value-type="float">
            <text:p>5860</text:p>
          </table:table-cell>
          <table:table-cell table:formula="of:=[.L136]-[.M136]" office:value-type="float" office:value="0" calcext:value-type="float">
            <text:p>0</text:p>
          </table:table-cell>
          <table:table-cell table:formula="of:=[.N136]*[.N1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37]-[.$F$3]" office:value-type="float" office:value="11.587" calcext:value-type="float">
            <text:p>11.587</text:p>
          </table:table-cell>
          <table:table-cell table:formula="of:=[.B137]-[.$F$5]" office:value-type="float" office:value="0.996" calcext:value-type="float">
            <text:p>0.996</text:p>
          </table:table-cell>
          <table:table-cell table:formula="of:=[.C137]-[.$F$7]" office:value-type="float" office:value="0.429" calcext:value-type="float">
            <text:p>0.429</text:p>
          </table:table-cell>
          <table:table-cell table:formula="of:=[.D137]-[.$F$9]" office:value-type="float" office:value="-3.146" calcext:value-type="float">
            <text:p>-3.146</text:p>
          </table:table-cell>
          <table:table-cell office:value-type="float" office:value="5830" calcext:value-type="float">
            <text:p>5830</text:p>
          </table:table-cell>
          <table:table-cell table:formula="of:=[.$S$5]+[.H137]*[.$T$5]+[.I137]*[.$U$5]+[.J137]*[.$V$5]+[.K137]*[.$W$5]" office:value-type="float" office:value="5830" calcext:value-type="float">
            <text:p>5830</text:p>
          </table:table-cell>
          <table:table-cell table:formula="of:=[.L137]-[.M137]" office:value-type="float" office:value="0" calcext:value-type="float">
            <text:p>0</text:p>
          </table:table-cell>
          <table:table-cell table:formula="of:=[.N137]*[.N1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138]-[.$F$3]" office:value-type="float" office:value="-5.413" calcext:value-type="float">
            <text:p>-5.413</text:p>
          </table:table-cell>
          <table:table-cell table:formula="of:=[.B138]-[.$F$5]" office:value-type="float" office:value="-1.004" calcext:value-type="float">
            <text:p>-1.004</text:p>
          </table:table-cell>
          <table:table-cell table:formula="of:=[.C138]-[.$F$7]" office:value-type="float" office:value="-0.571" calcext:value-type="float">
            <text:p>-0.571</text:p>
          </table:table-cell>
          <table:table-cell table:formula="of:=[.D138]-[.$F$9]" office:value-type="float" office:value="0.854" calcext:value-type="float">
            <text:p>0.854</text:p>
          </table:table-cell>
          <table:table-cell office:value-type="float" office:value="5320" calcext:value-type="float">
            <text:p>5320</text:p>
          </table:table-cell>
          <table:table-cell table:formula="of:=[.$S$5]+[.H138]*[.$T$5]+[.I138]*[.$U$5]+[.J138]*[.$V$5]+[.K138]*[.$W$5]" office:value-type="float" office:value="5320" calcext:value-type="float">
            <text:p>5320</text:p>
          </table:table-cell>
          <table:table-cell table:formula="of:=[.L138]-[.M138]" office:value-type="float" office:value="0" calcext:value-type="float">
            <text:p>0</text:p>
          </table:table-cell>
          <table:table-cell table:formula="of:=[.N138]*[.N1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139]-[.$F$3]" office:value-type="float" office:value="-5.413" calcext:value-type="float">
            <text:p>-5.413</text:p>
          </table:table-cell>
          <table:table-cell table:formula="of:=[.B139]-[.$F$5]" office:value-type="float" office:value="-3.004" calcext:value-type="float">
            <text:p>-3.004</text:p>
          </table:table-cell>
          <table:table-cell table:formula="of:=[.C139]-[.$F$7]" office:value-type="float" office:value="1.429" calcext:value-type="float">
            <text:p>1.429</text:p>
          </table:table-cell>
          <table:table-cell table:formula="of:=[.D139]-[.$F$9]" office:value-type="float" office:value="-0.146" calcext:value-type="float">
            <text:p>-0.146</text:p>
          </table:table-cell>
          <table:table-cell office:value-type="float" office:value="5320" calcext:value-type="float">
            <text:p>5320</text:p>
          </table:table-cell>
          <table:table-cell table:formula="of:=[.$S$5]+[.H139]*[.$T$5]+[.I139]*[.$U$5]+[.J139]*[.$V$5]+[.K139]*[.$W$5]" office:value-type="float" office:value="5320" calcext:value-type="float">
            <text:p>5320</text:p>
          </table:table-cell>
          <table:table-cell table:formula="of:=[.L139]-[.M139]" office:value-type="float" office:value="0" calcext:value-type="float">
            <text:p>0</text:p>
          </table:table-cell>
          <table:table-cell table:formula="of:=[.N139]*[.N1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40]-[.$F$3]" office:value-type="float" office:value="15.587" calcext:value-type="float">
            <text:p>15.587</text:p>
          </table:table-cell>
          <table:table-cell table:formula="of:=[.B140]-[.$F$5]" office:value-type="float" office:value="1.996" calcext:value-type="float">
            <text:p>1.996</text:p>
          </table:table-cell>
          <table:table-cell table:formula="of:=[.C140]-[.$F$7]" office:value-type="float" office:value="1.429" calcext:value-type="float">
            <text:p>1.429</text:p>
          </table:table-cell>
          <table:table-cell table:formula="of:=[.D140]-[.$F$9]" office:value-type="float" office:value="-3.146" calcext:value-type="float">
            <text:p>-3.146</text:p>
          </table:table-cell>
          <table:table-cell office:value-type="float" office:value="5950" calcext:value-type="float">
            <text:p>5950</text:p>
          </table:table-cell>
          <table:table-cell table:formula="of:=[.$S$5]+[.H140]*[.$T$5]+[.I140]*[.$U$5]+[.J140]*[.$V$5]+[.K140]*[.$W$5]" office:value-type="float" office:value="5950" calcext:value-type="float">
            <text:p>5950</text:p>
          </table:table-cell>
          <table:table-cell table:formula="of:=[.L140]-[.M140]" office:value-type="float" office:value="0" calcext:value-type="float">
            <text:p>0</text:p>
          </table:table-cell>
          <table:table-cell table:formula="of:=[.N140]*[.N1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141]-[.$F$3]" office:value-type="float" office:value="7.587" calcext:value-type="float">
            <text:p>7.587</text:p>
          </table:table-cell>
          <table:table-cell table:formula="of:=[.B141]-[.$F$5]" office:value-type="float" office:value="1.996" calcext:value-type="float">
            <text:p>1.996</text:p>
          </table:table-cell>
          <table:table-cell table:formula="of:=[.C141]-[.$F$7]" office:value-type="float" office:value="0.429" calcext:value-type="float">
            <text:p>0.429</text:p>
          </table:table-cell>
          <table:table-cell table:formula="of:=[.D141]-[.$F$9]" office:value-type="float" office:value="0.854" calcext:value-type="float">
            <text:p>0.854</text:p>
          </table:table-cell>
          <table:table-cell office:value-type="float" office:value="5710" calcext:value-type="float">
            <text:p>5710</text:p>
          </table:table-cell>
          <table:table-cell table:formula="of:=[.$S$5]+[.H141]*[.$T$5]+[.I141]*[.$U$5]+[.J141]*[.$V$5]+[.K141]*[.$W$5]" office:value-type="float" office:value="5710" calcext:value-type="float">
            <text:p>5710</text:p>
          </table:table-cell>
          <table:table-cell table:formula="of:=[.L141]-[.M141]" office:value-type="float" office:value="0" calcext:value-type="float">
            <text:p>0</text:p>
          </table:table-cell>
          <table:table-cell table:formula="of:=[.N141]*[.N1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142]-[.$F$3]" office:value-type="float" office:value="-14.413" calcext:value-type="float">
            <text:p>-14.413</text:p>
          </table:table-cell>
          <table:table-cell table:formula="of:=[.B142]-[.$F$5]" office:value-type="float" office:value="-1.004" calcext:value-type="float">
            <text:p>-1.004</text:p>
          </table:table-cell>
          <table:table-cell table:formula="of:=[.C142]-[.$F$7]" office:value-type="float" office:value="-0.571" calcext:value-type="float">
            <text:p>-0.571</text:p>
          </table:table-cell>
          <table:table-cell table:formula="of:=[.D142]-[.$F$9]" office:value-type="float" office:value="-0.146" calcext:value-type="float">
            <text:p>-0.146</text:p>
          </table:table-cell>
          <table:table-cell office:value-type="float" office:value="5050" calcext:value-type="float">
            <text:p>5050</text:p>
          </table:table-cell>
          <table:table-cell table:formula="of:=[.$S$5]+[.H142]*[.$T$5]+[.I142]*[.$U$5]+[.J142]*[.$V$5]+[.K142]*[.$W$5]" office:value-type="float" office:value="5050" calcext:value-type="float">
            <text:p>5050</text:p>
          </table:table-cell>
          <table:table-cell table:formula="of:=[.L142]-[.M142]" office:value-type="float" office:value="0" calcext:value-type="float">
            <text:p>0</text:p>
          </table:table-cell>
          <table:table-cell table:formula="of:=[.N142]*[.N1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143]-[.$F$3]" office:value-type="float" office:value="-15.413" calcext:value-type="float">
            <text:p>-15.413</text:p>
          </table:table-cell>
          <table:table-cell table:formula="of:=[.B143]-[.$F$5]" office:value-type="float" office:value="-3.004" calcext:value-type="float">
            <text:p>-3.004</text:p>
          </table:table-cell>
          <table:table-cell table:formula="of:=[.C143]-[.$F$7]" office:value-type="float" office:value="1.429" calcext:value-type="float">
            <text:p>1.429</text:p>
          </table:table-cell>
          <table:table-cell table:formula="of:=[.D143]-[.$F$9]" office:value-type="float" office:value="-0.146" calcext:value-type="float">
            <text:p>-0.146</text:p>
          </table:table-cell>
          <table:table-cell office:value-type="float" office:value="5020" calcext:value-type="float">
            <text:p>5020</text:p>
          </table:table-cell>
          <table:table-cell table:formula="of:=[.$S$5]+[.H143]*[.$T$5]+[.I143]*[.$U$5]+[.J143]*[.$V$5]+[.K143]*[.$W$5]" office:value-type="float" office:value="5020" calcext:value-type="float">
            <text:p>5020</text:p>
          </table:table-cell>
          <table:table-cell table:formula="of:=[.L143]-[.M143]" office:value-type="float" office:value="0" calcext:value-type="float">
            <text:p>0</text:p>
          </table:table-cell>
          <table:table-cell table:formula="of:=[.N143]*[.N1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144]-[.$F$3]" office:value-type="float" office:value="10.587" calcext:value-type="float">
            <text:p>10.587</text:p>
          </table:table-cell>
          <table:table-cell table:formula="of:=[.B144]-[.$F$5]" office:value-type="float" office:value="-0.00399999999999956" calcext:value-type="float">
            <text:p>-0.004</text:p>
          </table:table-cell>
          <table:table-cell table:formula="of:=[.C144]-[.$F$7]" office:value-type="float" office:value="-0.571" calcext:value-type="float">
            <text:p>-0.571</text:p>
          </table:table-cell>
          <table:table-cell table:formula="of:=[.D144]-[.$F$9]" office:value-type="float" office:value="1.854" calcext:value-type="float">
            <text:p>1.854</text:p>
          </table:table-cell>
          <table:table-cell office:value-type="float" office:value="5800" calcext:value-type="float">
            <text:p>5800</text:p>
          </table:table-cell>
          <table:table-cell table:formula="of:=[.$S$5]+[.H144]*[.$T$5]+[.I144]*[.$U$5]+[.J144]*[.$V$5]+[.K144]*[.$W$5]" office:value-type="float" office:value="5800" calcext:value-type="float">
            <text:p>5800</text:p>
          </table:table-cell>
          <table:table-cell table:formula="of:=[.L144]-[.M144]" office:value-type="float" office:value="0" calcext:value-type="float">
            <text:p>0</text:p>
          </table:table-cell>
          <table:table-cell table:formula="of:=[.N144]*[.N1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45]-[.$F$3]" office:value-type="float" office:value="-3.413" calcext:value-type="float">
            <text:p>-3.413</text:p>
          </table:table-cell>
          <table:table-cell table:formula="of:=[.B145]-[.$F$5]" office:value-type="float" office:value="1.996" calcext:value-type="float">
            <text:p>1.996</text:p>
          </table:table-cell>
          <table:table-cell table:formula="of:=[.C145]-[.$F$7]" office:value-type="float" office:value="-2.571" calcext:value-type="float">
            <text:p>-2.571</text:p>
          </table:table-cell>
          <table:table-cell table:formula="of:=[.D145]-[.$F$9]" office:value-type="float" office:value="-5.146" calcext:value-type="float">
            <text:p>-5.146</text:p>
          </table:table-cell>
          <table:table-cell office:value-type="float" office:value="5380" calcext:value-type="float">
            <text:p>5380</text:p>
          </table:table-cell>
          <table:table-cell table:formula="of:=[.$S$5]+[.H145]*[.$T$5]+[.I145]*[.$U$5]+[.J145]*[.$V$5]+[.K145]*[.$W$5]" office:value-type="float" office:value="5380" calcext:value-type="float">
            <text:p>5380</text:p>
          </table:table-cell>
          <table:table-cell table:formula="of:=[.L145]-[.M145]" office:value-type="float" office:value="0" calcext:value-type="float">
            <text:p>0</text:p>
          </table:table-cell>
          <table:table-cell table:formula="of:=[.N145]*[.N1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46]-[.$F$3]" office:value-type="float" office:value="-3.413" calcext:value-type="float">
            <text:p>-3.413</text:p>
          </table:table-cell>
          <table:table-cell table:formula="of:=[.B146]-[.$F$5]" office:value-type="float" office:value="-1.004" calcext:value-type="float">
            <text:p>-1.004</text:p>
          </table:table-cell>
          <table:table-cell table:formula="of:=[.C146]-[.$F$7]" office:value-type="float" office:value="1.429" calcext:value-type="float">
            <text:p>1.429</text:p>
          </table:table-cell>
          <table:table-cell table:formula="of:=[.D146]-[.$F$9]" office:value-type="float" office:value="-3.146" calcext:value-type="float">
            <text:p>-3.146</text:p>
          </table:table-cell>
          <table:table-cell office:value-type="float" office:value="5380" calcext:value-type="float">
            <text:p>5380</text:p>
          </table:table-cell>
          <table:table-cell table:formula="of:=[.$S$5]+[.H146]*[.$T$5]+[.I146]*[.$U$5]+[.J146]*[.$V$5]+[.K146]*[.$W$5]" office:value-type="float" office:value="5380" calcext:value-type="float">
            <text:p>5380</text:p>
          </table:table-cell>
          <table:table-cell table:formula="of:=[.L146]-[.M146]" office:value-type="float" office:value="0" calcext:value-type="float">
            <text:p>0</text:p>
          </table:table-cell>
          <table:table-cell table:formula="of:=[.N146]*[.N1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147]-[.$F$3]" office:value-type="float" office:value="-25.413" calcext:value-type="float">
            <text:p>-25.413</text:p>
          </table:table-cell>
          <table:table-cell table:formula="of:=[.B147]-[.$F$5]" office:value-type="float" office:value="-0.00399999999999956" calcext:value-type="float">
            <text:p>-0.004</text:p>
          </table:table-cell>
          <table:table-cell table:formula="of:=[.C147]-[.$F$7]" office:value-type="float" office:value="-0.571" calcext:value-type="float">
            <text:p>-0.571</text:p>
          </table:table-cell>
          <table:table-cell table:formula="of:=[.D147]-[.$F$9]" office:value-type="float" office:value="2.854" calcext:value-type="float">
            <text:p>2.854</text:p>
          </table:table-cell>
          <table:table-cell office:value-type="float" office:value="4720" calcext:value-type="float">
            <text:p>4720</text:p>
          </table:table-cell>
          <table:table-cell table:formula="of:=[.$S$5]+[.H147]*[.$T$5]+[.I147]*[.$U$5]+[.J147]*[.$V$5]+[.K147]*[.$W$5]" office:value-type="float" office:value="4720" calcext:value-type="float">
            <text:p>4720</text:p>
          </table:table-cell>
          <table:table-cell table:formula="of:=[.L147]-[.M147]" office:value-type="float" office:value="0" calcext:value-type="float">
            <text:p>0</text:p>
          </table:table-cell>
          <table:table-cell table:formula="of:=[.N147]*[.N1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148]-[.$F$3]" office:value-type="float" office:value="1.587" calcext:value-type="float">
            <text:p>1.587</text:p>
          </table:table-cell>
          <table:table-cell table:formula="of:=[.B148]-[.$F$5]" office:value-type="float" office:value="-0.00399999999999956" calcext:value-type="float">
            <text:p>-0.004</text:p>
          </table:table-cell>
          <table:table-cell table:formula="of:=[.C148]-[.$F$7]" office:value-type="float" office:value="-2.571" calcext:value-type="float">
            <text:p>-2.571</text:p>
          </table:table-cell>
          <table:table-cell table:formula="of:=[.D148]-[.$F$9]" office:value-type="float" office:value="1.854" calcext:value-type="float">
            <text:p>1.854</text:p>
          </table:table-cell>
          <table:table-cell office:value-type="float" office:value="5530" calcext:value-type="float">
            <text:p>5530</text:p>
          </table:table-cell>
          <table:table-cell table:formula="of:=[.$S$5]+[.H148]*[.$T$5]+[.I148]*[.$U$5]+[.J148]*[.$V$5]+[.K148]*[.$W$5]" office:value-type="float" office:value="5530" calcext:value-type="float">
            <text:p>5530</text:p>
          </table:table-cell>
          <table:table-cell table:formula="of:=[.L148]-[.M148]" office:value-type="float" office:value="0" calcext:value-type="float">
            <text:p>0</text:p>
          </table:table-cell>
          <table:table-cell table:formula="of:=[.N148]*[.N1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149]-[.$F$3]" office:value-type="float" office:value="1.587" calcext:value-type="float">
            <text:p>1.587</text:p>
          </table:table-cell>
          <table:table-cell table:formula="of:=[.B149]-[.$F$5]" office:value-type="float" office:value="-3.004" calcext:value-type="float">
            <text:p>-3.004</text:p>
          </table:table-cell>
          <table:table-cell table:formula="of:=[.C149]-[.$F$7]" office:value-type="float" office:value="1.429" calcext:value-type="float">
            <text:p>1.429</text:p>
          </table:table-cell>
          <table:table-cell table:formula="of:=[.D149]-[.$F$9]" office:value-type="float" office:value="3.854" calcext:value-type="float">
            <text:p>3.854</text:p>
          </table:table-cell>
          <table:table-cell office:value-type="float" office:value="5530" calcext:value-type="float">
            <text:p>5530</text:p>
          </table:table-cell>
          <table:table-cell table:formula="of:=[.$S$5]+[.H149]*[.$T$5]+[.I149]*[.$U$5]+[.J149]*[.$V$5]+[.K149]*[.$W$5]" office:value-type="float" office:value="5530" calcext:value-type="float">
            <text:p>5530</text:p>
          </table:table-cell>
          <table:table-cell table:formula="of:=[.L149]-[.M149]" office:value-type="float" office:value="0" calcext:value-type="float">
            <text:p>0</text:p>
          </table:table-cell>
          <table:table-cell table:formula="of:=[.N149]*[.N1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150]-[.$F$3]" office:value-type="float" office:value="2.587" calcext:value-type="float">
            <text:p>2.587</text:p>
          </table:table-cell>
          <table:table-cell table:formula="of:=[.B150]-[.$F$5]" office:value-type="float" office:value="-1.004" calcext:value-type="float">
            <text:p>-1.004</text:p>
          </table:table-cell>
          <table:table-cell table:formula="of:=[.C150]-[.$F$7]" office:value-type="float" office:value="1.429" calcext:value-type="float">
            <text:p>1.429</text:p>
          </table:table-cell>
          <table:table-cell table:formula="of:=[.D150]-[.$F$9]" office:value-type="float" office:value="2.854" calcext:value-type="float">
            <text:p>2.854</text:p>
          </table:table-cell>
          <table:table-cell office:value-type="float" office:value="5560" calcext:value-type="float">
            <text:p>5560</text:p>
          </table:table-cell>
          <table:table-cell table:formula="of:=[.$S$5]+[.H150]*[.$T$5]+[.I150]*[.$U$5]+[.J150]*[.$V$5]+[.K150]*[.$W$5]" office:value-type="float" office:value="5560" calcext:value-type="float">
            <text:p>5560</text:p>
          </table:table-cell>
          <table:table-cell table:formula="of:=[.L150]-[.M150]" office:value-type="float" office:value="0" calcext:value-type="float">
            <text:p>0</text:p>
          </table:table-cell>
          <table:table-cell table:formula="of:=[.N150]*[.N1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151]-[.$F$3]" office:value-type="float" office:value="10.587" calcext:value-type="float">
            <text:p>10.587</text:p>
          </table:table-cell>
          <table:table-cell table:formula="of:=[.B151]-[.$F$5]" office:value-type="float" office:value="-1.004" calcext:value-type="float">
            <text:p>-1.004</text:p>
          </table:table-cell>
          <table:table-cell table:formula="of:=[.C151]-[.$F$7]" office:value-type="float" office:value="-0.571" calcext:value-type="float">
            <text:p>-0.571</text:p>
          </table:table-cell>
          <table:table-cell table:formula="of:=[.D151]-[.$F$9]" office:value-type="float" office:value="2.854" calcext:value-type="float">
            <text:p>2.854</text:p>
          </table:table-cell>
          <table:table-cell office:value-type="float" office:value="5800" calcext:value-type="float">
            <text:p>5800</text:p>
          </table:table-cell>
          <table:table-cell table:formula="of:=[.$S$5]+[.H151]*[.$T$5]+[.I151]*[.$U$5]+[.J151]*[.$V$5]+[.K151]*[.$W$5]" office:value-type="float" office:value="5800" calcext:value-type="float">
            <text:p>5800</text:p>
          </table:table-cell>
          <table:table-cell table:formula="of:=[.L151]-[.M151]" office:value-type="float" office:value="0" calcext:value-type="float">
            <text:p>0</text:p>
          </table:table-cell>
          <table:table-cell table:formula="of:=[.N151]*[.N1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52]-[.$F$3]" office:value-type="float" office:value="-4.413" calcext:value-type="float">
            <text:p>-4.413</text:p>
          </table:table-cell>
          <table:table-cell table:formula="of:=[.B152]-[.$F$5]" office:value-type="float" office:value="-1.004" calcext:value-type="float">
            <text:p>-1.004</text:p>
          </table:table-cell>
          <table:table-cell table:formula="of:=[.C152]-[.$F$7]" office:value-type="float" office:value="-0.571" calcext:value-type="float">
            <text:p>-0.571</text:p>
          </table:table-cell>
          <table:table-cell table:formula="of:=[.D152]-[.$F$9]" office:value-type="float" office:value="-5.146" calcext:value-type="float">
            <text:p>-5.146</text:p>
          </table:table-cell>
          <table:table-cell office:value-type="float" office:value="5350" calcext:value-type="float">
            <text:p>5350</text:p>
          </table:table-cell>
          <table:table-cell table:formula="of:=[.$S$5]+[.H152]*[.$T$5]+[.I152]*[.$U$5]+[.J152]*[.$V$5]+[.K152]*[.$W$5]" office:value-type="float" office:value="5350" calcext:value-type="float">
            <text:p>5350</text:p>
          </table:table-cell>
          <table:table-cell table:formula="of:=[.L152]-[.M152]" office:value-type="float" office:value="0" calcext:value-type="float">
            <text:p>0</text:p>
          </table:table-cell>
          <table:table-cell table:formula="of:=[.N152]*[.N1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153]-[.$F$3]" office:value-type="float" office:value="-10.413" calcext:value-type="float">
            <text:p>-10.413</text:p>
          </table:table-cell>
          <table:table-cell table:formula="of:=[.B153]-[.$F$5]" office:value-type="float" office:value="-1.004" calcext:value-type="float">
            <text:p>-1.004</text:p>
          </table:table-cell>
          <table:table-cell table:formula="of:=[.C153]-[.$F$7]" office:value-type="float" office:value="0.429" calcext:value-type="float">
            <text:p>0.429</text:p>
          </table:table-cell>
          <table:table-cell table:formula="of:=[.D153]-[.$F$9]" office:value-type="float" office:value="-4.146" calcext:value-type="float">
            <text:p>-4.146</text:p>
          </table:table-cell>
          <table:table-cell office:value-type="float" office:value="5170" calcext:value-type="float">
            <text:p>5170</text:p>
          </table:table-cell>
          <table:table-cell table:formula="of:=[.$S$5]+[.H153]*[.$T$5]+[.I153]*[.$U$5]+[.J153]*[.$V$5]+[.K153]*[.$W$5]" office:value-type="float" office:value="5170" calcext:value-type="float">
            <text:p>5170</text:p>
          </table:table-cell>
          <table:table-cell table:formula="of:=[.L153]-[.M153]" office:value-type="float" office:value="0" calcext:value-type="float">
            <text:p>0</text:p>
          </table:table-cell>
          <table:table-cell table:formula="of:=[.N153]*[.N1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154]-[.$F$3]" office:value-type="float" office:value="-9.413" calcext:value-type="float">
            <text:p>-9.413</text:p>
          </table:table-cell>
          <table:table-cell table:formula="of:=[.B154]-[.$F$5]" office:value-type="float" office:value="0.996" calcext:value-type="float">
            <text:p>0.996</text:p>
          </table:table-cell>
          <table:table-cell table:formula="of:=[.C154]-[.$F$7]" office:value-type="float" office:value="-0.571" calcext:value-type="float">
            <text:p>-0.571</text:p>
          </table:table-cell>
          <table:table-cell table:formula="of:=[.D154]-[.$F$9]" office:value-type="float" office:value="-4.146" calcext:value-type="float">
            <text:p>-4.146</text:p>
          </table:table-cell>
          <table:table-cell office:value-type="float" office:value="5200" calcext:value-type="float">
            <text:p>5200</text:p>
          </table:table-cell>
          <table:table-cell table:formula="of:=[.$S$5]+[.H154]*[.$T$5]+[.I154]*[.$U$5]+[.J154]*[.$V$5]+[.K154]*[.$W$5]" office:value-type="float" office:value="5200" calcext:value-type="float">
            <text:p>5200</text:p>
          </table:table-cell>
          <table:table-cell table:formula="of:=[.L154]-[.M154]" office:value-type="float" office:value="0" calcext:value-type="float">
            <text:p>0</text:p>
          </table:table-cell>
          <table:table-cell table:formula="of:=[.N154]*[.N1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155]-[.$F$3]" office:value-type="float" office:value="16.587" calcext:value-type="float">
            <text:p>16.587</text:p>
          </table:table-cell>
          <table:table-cell table:formula="of:=[.B155]-[.$F$5]" office:value-type="float" office:value="1.996" calcext:value-type="float">
            <text:p>1.996</text:p>
          </table:table-cell>
          <table:table-cell table:formula="of:=[.C155]-[.$F$7]" office:value-type="float" office:value="-3.571" calcext:value-type="float">
            <text:p>-3.571</text:p>
          </table:table-cell>
          <table:table-cell table:formula="of:=[.D155]-[.$F$9]" office:value-type="float" office:value="4.854" calcext:value-type="float">
            <text:p>4.854</text:p>
          </table:table-cell>
          <table:table-cell office:value-type="float" office:value="5980" calcext:value-type="float">
            <text:p>5980</text:p>
          </table:table-cell>
          <table:table-cell table:formula="of:=[.$S$5]+[.H155]*[.$T$5]+[.I155]*[.$U$5]+[.J155]*[.$V$5]+[.K155]*[.$W$5]" office:value-type="float" office:value="5980" calcext:value-type="float">
            <text:p>5980</text:p>
          </table:table-cell>
          <table:table-cell table:formula="of:=[.L155]-[.M155]" office:value-type="float" office:value="0" calcext:value-type="float">
            <text:p>0</text:p>
          </table:table-cell>
          <table:table-cell table:formula="of:=[.N155]*[.N1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156]-[.$F$3]" office:value-type="float" office:value="-11.413" calcext:value-type="float">
            <text:p>-11.413</text:p>
          </table:table-cell>
          <table:table-cell table:formula="of:=[.B156]-[.$F$5]" office:value-type="float" office:value="-1.004" calcext:value-type="float">
            <text:p>-1.004</text:p>
          </table:table-cell>
          <table:table-cell table:formula="of:=[.C156]-[.$F$7]" office:value-type="float" office:value="-0.571" calcext:value-type="float">
            <text:p>-0.571</text:p>
          </table:table-cell>
          <table:table-cell table:formula="of:=[.D156]-[.$F$9]" office:value-type="float" office:value="2.854" calcext:value-type="float">
            <text:p>2.854</text:p>
          </table:table-cell>
          <table:table-cell office:value-type="float" office:value="5140" calcext:value-type="float">
            <text:p>5140</text:p>
          </table:table-cell>
          <table:table-cell table:formula="of:=[.$S$5]+[.H156]*[.$T$5]+[.I156]*[.$U$5]+[.J156]*[.$V$5]+[.K156]*[.$W$5]" office:value-type="float" office:value="5140" calcext:value-type="float">
            <text:p>5140</text:p>
          </table:table-cell>
          <table:table-cell table:formula="of:=[.L156]-[.M156]" office:value-type="float" office:value="0" calcext:value-type="float">
            <text:p>0</text:p>
          </table:table-cell>
          <table:table-cell table:formula="of:=[.N156]*[.N1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57]-[.$F$3]" office:value-type="float" office:value="-8.413" calcext:value-type="float">
            <text:p>-8.413</text:p>
          </table:table-cell>
          <table:table-cell table:formula="of:=[.B157]-[.$F$5]" office:value-type="float" office:value="-0.00399999999999956" calcext:value-type="float">
            <text:p>-0.004</text:p>
          </table:table-cell>
          <table:table-cell table:formula="of:=[.C157]-[.$F$7]" office:value-type="float" office:value="-0.571" calcext:value-type="float">
            <text:p>-0.571</text:p>
          </table:table-cell>
          <table:table-cell table:formula="of:=[.D157]-[.$F$9]" office:value-type="float" office:value="-5.146" calcext:value-type="float">
            <text:p>-5.146</text:p>
          </table:table-cell>
          <table:table-cell office:value-type="float" office:value="5230" calcext:value-type="float">
            <text:p>5230</text:p>
          </table:table-cell>
          <table:table-cell table:formula="of:=[.$S$5]+[.H157]*[.$T$5]+[.I157]*[.$U$5]+[.J157]*[.$V$5]+[.K157]*[.$W$5]" office:value-type="float" office:value="5230" calcext:value-type="float">
            <text:p>5230</text:p>
          </table:table-cell>
          <table:table-cell table:formula="of:=[.L157]-[.M157]" office:value-type="float" office:value="0" calcext:value-type="float">
            <text:p>0</text:p>
          </table:table-cell>
          <table:table-cell table:formula="of:=[.N157]*[.N1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58]-[.$F$3]" office:value-type="float" office:value="-1.413" calcext:value-type="float">
            <text:p>-1.413</text:p>
          </table:table-cell>
          <table:table-cell table:formula="of:=[.B158]-[.$F$5]" office:value-type="float" office:value="-2.004" calcext:value-type="float">
            <text:p>-2.004</text:p>
          </table:table-cell>
          <table:table-cell table:formula="of:=[.C158]-[.$F$7]" office:value-type="float" office:value="0.429" calcext:value-type="float">
            <text:p>0.429</text:p>
          </table:table-cell>
          <table:table-cell table:formula="of:=[.D158]-[.$F$9]" office:value-type="float" office:value="-3.146" calcext:value-type="float">
            <text:p>-3.146</text:p>
          </table:table-cell>
          <table:table-cell office:value-type="float" office:value="5440" calcext:value-type="float">
            <text:p>5440</text:p>
          </table:table-cell>
          <table:table-cell table:formula="of:=[.$S$5]+[.H158]*[.$T$5]+[.I158]*[.$U$5]+[.J158]*[.$V$5]+[.K158]*[.$W$5]" office:value-type="float" office:value="5440" calcext:value-type="float">
            <text:p>5440</text:p>
          </table:table-cell>
          <table:table-cell table:formula="of:=[.L158]-[.M158]" office:value-type="float" office:value="0" calcext:value-type="float">
            <text:p>0</text:p>
          </table:table-cell>
          <table:table-cell table:formula="of:=[.N158]*[.N1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159]-[.$F$3]" office:value-type="float" office:value="5.587" calcext:value-type="float">
            <text:p>5.587</text:p>
          </table:table-cell>
          <table:table-cell table:formula="of:=[.B159]-[.$F$5]" office:value-type="float" office:value="-0.00399999999999956" calcext:value-type="float">
            <text:p>-0.004</text:p>
          </table:table-cell>
          <table:table-cell table:formula="of:=[.C159]-[.$F$7]" office:value-type="float" office:value="0.429" calcext:value-type="float">
            <text:p>0.429</text:p>
          </table:table-cell>
          <table:table-cell table:formula="of:=[.D159]-[.$F$9]" office:value-type="float" office:value="0.854" calcext:value-type="float">
            <text:p>0.854</text:p>
          </table:table-cell>
          <table:table-cell office:value-type="float" office:value="5650" calcext:value-type="float">
            <text:p>5650</text:p>
          </table:table-cell>
          <table:table-cell table:formula="of:=[.$S$5]+[.H159]*[.$T$5]+[.I159]*[.$U$5]+[.J159]*[.$V$5]+[.K159]*[.$W$5]" office:value-type="float" office:value="5650" calcext:value-type="float">
            <text:p>5650</text:p>
          </table:table-cell>
          <table:table-cell table:formula="of:=[.L159]-[.M159]" office:value-type="float" office:value="0" calcext:value-type="float">
            <text:p>0</text:p>
          </table:table-cell>
          <table:table-cell table:formula="of:=[.N159]*[.N1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160]-[.$F$3]" office:value-type="float" office:value="17.587" calcext:value-type="float">
            <text:p>17.587</text:p>
          </table:table-cell>
          <table:table-cell table:formula="of:=[.B160]-[.$F$5]" office:value-type="float" office:value="-0.00399999999999956" calcext:value-type="float">
            <text:p>-0.004</text:p>
          </table:table-cell>
          <table:table-cell table:formula="of:=[.C160]-[.$F$7]" office:value-type="float" office:value="0.429" calcext:value-type="float">
            <text:p>0.429</text:p>
          </table:table-cell>
          <table:table-cell table:formula="of:=[.D160]-[.$F$9]" office:value-type="float" office:value="1.854" calcext:value-type="float">
            <text:p>1.854</text:p>
          </table:table-cell>
          <table:table-cell office:value-type="float" office:value="6010" calcext:value-type="float">
            <text:p>6010</text:p>
          </table:table-cell>
          <table:table-cell table:formula="of:=[.$S$5]+[.H160]*[.$T$5]+[.I160]*[.$U$5]+[.J160]*[.$V$5]+[.K160]*[.$W$5]" office:value-type="float" office:value="6010" calcext:value-type="float">
            <text:p>6010</text:p>
          </table:table-cell>
          <table:table-cell table:formula="of:=[.L160]-[.M160]" office:value-type="float" office:value="0" calcext:value-type="float">
            <text:p>0</text:p>
          </table:table-cell>
          <table:table-cell table:formula="of:=[.N160]*[.N1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61]-[.$F$3]" office:value-type="float" office:value="-2.413" calcext:value-type="float">
            <text:p>-2.413</text:p>
          </table:table-cell>
          <table:table-cell table:formula="of:=[.B161]-[.$F$5]" office:value-type="float" office:value="-0.00399999999999956" calcext:value-type="float">
            <text:p>-0.004</text:p>
          </table:table-cell>
          <table:table-cell table:formula="of:=[.C161]-[.$F$7]" office:value-type="float" office:value="-0.571" calcext:value-type="float">
            <text:p>-0.571</text:p>
          </table:table-cell>
          <table:table-cell table:formula="of:=[.D161]-[.$F$9]" office:value-type="float" office:value="-5.146" calcext:value-type="float">
            <text:p>-5.146</text:p>
          </table:table-cell>
          <table:table-cell office:value-type="float" office:value="5410" calcext:value-type="float">
            <text:p>5410</text:p>
          </table:table-cell>
          <table:table-cell table:formula="of:=[.$S$5]+[.H161]*[.$T$5]+[.I161]*[.$U$5]+[.J161]*[.$V$5]+[.K161]*[.$W$5]" office:value-type="float" office:value="5410" calcext:value-type="float">
            <text:p>5410</text:p>
          </table:table-cell>
          <table:table-cell table:formula="of:=[.L161]-[.M161]" office:value-type="float" office:value="0" calcext:value-type="float">
            <text:p>0</text:p>
          </table:table-cell>
          <table:table-cell table:formula="of:=[.N161]*[.N1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162]-[.$F$3]" office:value-type="float" office:value="-5.413" calcext:value-type="float">
            <text:p>-5.413</text:p>
          </table:table-cell>
          <table:table-cell table:formula="of:=[.B162]-[.$F$5]" office:value-type="float" office:value="0.996" calcext:value-type="float">
            <text:p>0.996</text:p>
          </table:table-cell>
          <table:table-cell table:formula="of:=[.C162]-[.$F$7]" office:value-type="float" office:value="-0.571" calcext:value-type="float">
            <text:p>-0.571</text:p>
          </table:table-cell>
          <table:table-cell table:formula="of:=[.D162]-[.$F$9]" office:value-type="float" office:value="-0.146" calcext:value-type="float">
            <text:p>-0.146</text:p>
          </table:table-cell>
          <table:table-cell office:value-type="float" office:value="5320" calcext:value-type="float">
            <text:p>5320</text:p>
          </table:table-cell>
          <table:table-cell table:formula="of:=[.$S$5]+[.H162]*[.$T$5]+[.I162]*[.$U$5]+[.J162]*[.$V$5]+[.K162]*[.$W$5]" office:value-type="float" office:value="5320" calcext:value-type="float">
            <text:p>5320</text:p>
          </table:table-cell>
          <table:table-cell table:formula="of:=[.L162]-[.M162]" office:value-type="float" office:value="0" calcext:value-type="float">
            <text:p>0</text:p>
          </table:table-cell>
          <table:table-cell table:formula="of:=[.N162]*[.N1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163]-[.$F$3]" office:value-type="float" office:value="-11.413" calcext:value-type="float">
            <text:p>-11.413</text:p>
          </table:table-cell>
          <table:table-cell table:formula="of:=[.B163]-[.$F$5]" office:value-type="float" office:value="-0.00399999999999956" calcext:value-type="float">
            <text:p>-0.004</text:p>
          </table:table-cell>
          <table:table-cell table:formula="of:=[.C163]-[.$F$7]" office:value-type="float" office:value="0.429" calcext:value-type="float">
            <text:p>0.429</text:p>
          </table:table-cell>
          <table:table-cell table:formula="of:=[.D163]-[.$F$9]" office:value-type="float" office:value="0.854" calcext:value-type="float">
            <text:p>0.854</text:p>
          </table:table-cell>
          <table:table-cell office:value-type="float" office:value="5140" calcext:value-type="float">
            <text:p>5140</text:p>
          </table:table-cell>
          <table:table-cell table:formula="of:=[.$S$5]+[.H163]*[.$T$5]+[.I163]*[.$U$5]+[.J163]*[.$V$5]+[.K163]*[.$W$5]" office:value-type="float" office:value="5140" calcext:value-type="float">
            <text:p>5140</text:p>
          </table:table-cell>
          <table:table-cell table:formula="of:=[.L163]-[.M163]" office:value-type="float" office:value="0" calcext:value-type="float">
            <text:p>0</text:p>
          </table:table-cell>
          <table:table-cell table:formula="of:=[.N163]*[.N1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164]-[.$F$3]" office:value-type="float" office:value="-12.413" calcext:value-type="float">
            <text:p>-12.413</text:p>
          </table:table-cell>
          <table:table-cell table:formula="of:=[.B164]-[.$F$5]" office:value-type="float" office:value="1.996" calcext:value-type="float">
            <text:p>1.996</text:p>
          </table:table-cell>
          <table:table-cell table:formula="of:=[.C164]-[.$F$7]" office:value-type="float" office:value="1.429" calcext:value-type="float">
            <text:p>1.429</text:p>
          </table:table-cell>
          <table:table-cell table:formula="of:=[.D164]-[.$F$9]" office:value-type="float" office:value="-2.146" calcext:value-type="float">
            <text:p>-2.146</text:p>
          </table:table-cell>
          <table:table-cell office:value-type="float" office:value="5110" calcext:value-type="float">
            <text:p>5110</text:p>
          </table:table-cell>
          <table:table-cell table:formula="of:=[.$S$5]+[.H164]*[.$T$5]+[.I164]*[.$U$5]+[.J164]*[.$V$5]+[.K164]*[.$W$5]" office:value-type="float" office:value="5110" calcext:value-type="float">
            <text:p>5110</text:p>
          </table:table-cell>
          <table:table-cell table:formula="of:=[.L164]-[.M164]" office:value-type="float" office:value="0" calcext:value-type="float">
            <text:p>0</text:p>
          </table:table-cell>
          <table:table-cell table:formula="of:=[.N164]*[.N1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65]-[.$F$3]" office:value-type="float" office:value="23.587" calcext:value-type="float">
            <text:p>23.587</text:p>
          </table:table-cell>
          <table:table-cell table:formula="of:=[.B165]-[.$F$5]" office:value-type="float" office:value="2.996" calcext:value-type="float">
            <text:p>2.996</text:p>
          </table:table-cell>
          <table:table-cell table:formula="of:=[.C165]-[.$F$7]" office:value-type="float" office:value="0.429" calcext:value-type="float">
            <text:p>0.429</text:p>
          </table:table-cell>
          <table:table-cell table:formula="of:=[.D165]-[.$F$9]" office:value-type="float" office:value="-5.146" calcext:value-type="float">
            <text:p>-5.146</text:p>
          </table:table-cell>
          <table:table-cell office:value-type="float" office:value="6190" calcext:value-type="float">
            <text:p>6190</text:p>
          </table:table-cell>
          <table:table-cell table:formula="of:=[.$S$5]+[.H165]*[.$T$5]+[.I165]*[.$U$5]+[.J165]*[.$V$5]+[.K165]*[.$W$5]" office:value-type="float" office:value="6190" calcext:value-type="float">
            <text:p>6190</text:p>
          </table:table-cell>
          <table:table-cell table:formula="of:=[.L165]-[.M165]" office:value-type="float" office:value="0" calcext:value-type="float">
            <text:p>0</text:p>
          </table:table-cell>
          <table:table-cell table:formula="of:=[.N165]*[.N1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166]-[.$F$3]" office:value-type="float" office:value="5.587" calcext:value-type="float">
            <text:p>5.587</text:p>
          </table:table-cell>
          <table:table-cell table:formula="of:=[.B166]-[.$F$5]" office:value-type="float" office:value="1.996" calcext:value-type="float">
            <text:p>1.996</text:p>
          </table:table-cell>
          <table:table-cell table:formula="of:=[.C166]-[.$F$7]" office:value-type="float" office:value="-0.571" calcext:value-type="float">
            <text:p>-0.571</text:p>
          </table:table-cell>
          <table:table-cell table:formula="of:=[.D166]-[.$F$9]" office:value-type="float" office:value="2.854" calcext:value-type="float">
            <text:p>2.854</text:p>
          </table:table-cell>
          <table:table-cell office:value-type="float" office:value="5650" calcext:value-type="float">
            <text:p>5650</text:p>
          </table:table-cell>
          <table:table-cell table:formula="of:=[.$S$5]+[.H166]*[.$T$5]+[.I166]*[.$U$5]+[.J166]*[.$V$5]+[.K166]*[.$W$5]" office:value-type="float" office:value="5650" calcext:value-type="float">
            <text:p>5650</text:p>
          </table:table-cell>
          <table:table-cell table:formula="of:=[.L166]-[.M166]" office:value-type="float" office:value="0" calcext:value-type="float">
            <text:p>0</text:p>
          </table:table-cell>
          <table:table-cell table:formula="of:=[.N166]*[.N1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67]-[.$F$3]" office:value-type="float" office:value="-11.413" calcext:value-type="float">
            <text:p>-11.413</text:p>
          </table:table-cell>
          <table:table-cell table:formula="of:=[.B167]-[.$F$5]" office:value-type="float" office:value="0.996" calcext:value-type="float">
            <text:p>0.996</text:p>
          </table:table-cell>
          <table:table-cell table:formula="of:=[.C167]-[.$F$7]" office:value-type="float" office:value="-3.571" calcext:value-type="float">
            <text:p>-3.571</text:p>
          </table:table-cell>
          <table:table-cell table:formula="of:=[.D167]-[.$F$9]" office:value-type="float" office:value="-5.146" calcext:value-type="float">
            <text:p>-5.146</text:p>
          </table:table-cell>
          <table:table-cell office:value-type="float" office:value="5140" calcext:value-type="float">
            <text:p>5140</text:p>
          </table:table-cell>
          <table:table-cell table:formula="of:=[.$S$5]+[.H167]*[.$T$5]+[.I167]*[.$U$5]+[.J167]*[.$V$5]+[.K167]*[.$W$5]" office:value-type="float" office:value="5140" calcext:value-type="float">
            <text:p>5140</text:p>
          </table:table-cell>
          <table:table-cell table:formula="of:=[.L167]-[.M167]" office:value-type="float" office:value="0" calcext:value-type="float">
            <text:p>0</text:p>
          </table:table-cell>
          <table:table-cell table:formula="of:=[.N167]*[.N1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168]-[.$F$3]" office:value-type="float" office:value="16.587" calcext:value-type="float">
            <text:p>16.587</text:p>
          </table:table-cell>
          <table:table-cell table:formula="of:=[.B168]-[.$F$5]" office:value-type="float" office:value="1.996" calcext:value-type="float">
            <text:p>1.996</text:p>
          </table:table-cell>
          <table:table-cell table:formula="of:=[.C168]-[.$F$7]" office:value-type="float" office:value="3.429" calcext:value-type="float">
            <text:p>3.429</text:p>
          </table:table-cell>
          <table:table-cell table:formula="of:=[.D168]-[.$F$9]" office:value-type="float" office:value="2.854" calcext:value-type="float">
            <text:p>2.854</text:p>
          </table:table-cell>
          <table:table-cell office:value-type="float" office:value="5980" calcext:value-type="float">
            <text:p>5980</text:p>
          </table:table-cell>
          <table:table-cell table:formula="of:=[.$S$5]+[.H168]*[.$T$5]+[.I168]*[.$U$5]+[.J168]*[.$V$5]+[.K168]*[.$W$5]" office:value-type="float" office:value="5980" calcext:value-type="float">
            <text:p>5980</text:p>
          </table:table-cell>
          <table:table-cell table:formula="of:=[.L168]-[.M168]" office:value-type="float" office:value="0" calcext:value-type="float">
            <text:p>0</text:p>
          </table:table-cell>
          <table:table-cell table:formula="of:=[.N168]*[.N1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169]-[.$F$3]" office:value-type="float" office:value="16.587" calcext:value-type="float">
            <text:p>16.587</text:p>
          </table:table-cell>
          <table:table-cell table:formula="of:=[.B169]-[.$F$5]" office:value-type="float" office:value="0.996" calcext:value-type="float">
            <text:p>0.996</text:p>
          </table:table-cell>
          <table:table-cell table:formula="of:=[.C169]-[.$F$7]" office:value-type="float" office:value="-0.571" calcext:value-type="float">
            <text:p>-0.571</text:p>
          </table:table-cell>
          <table:table-cell table:formula="of:=[.D169]-[.$F$9]" office:value-type="float" office:value="4.854" calcext:value-type="float">
            <text:p>4.854</text:p>
          </table:table-cell>
          <table:table-cell office:value-type="float" office:value="5980" calcext:value-type="float">
            <text:p>5980</text:p>
          </table:table-cell>
          <table:table-cell table:formula="of:=[.$S$5]+[.H169]*[.$T$5]+[.I169]*[.$U$5]+[.J169]*[.$V$5]+[.K169]*[.$W$5]" office:value-type="float" office:value="5980" calcext:value-type="float">
            <text:p>5980</text:p>
          </table:table-cell>
          <table:table-cell table:formula="of:=[.L169]-[.M169]" office:value-type="float" office:value="0" calcext:value-type="float">
            <text:p>0</text:p>
          </table:table-cell>
          <table:table-cell table:formula="of:=[.N169]*[.N1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170]-[.$F$3]" office:value-type="float" office:value="2.587" calcext:value-type="float">
            <text:p>2.587</text:p>
          </table:table-cell>
          <table:table-cell table:formula="of:=[.B170]-[.$F$5]" office:value-type="float" office:value="-0.00399999999999956" calcext:value-type="float">
            <text:p>-0.004</text:p>
          </table:table-cell>
          <table:table-cell table:formula="of:=[.C170]-[.$F$7]" office:value-type="float" office:value="-1.571" calcext:value-type="float">
            <text:p>-1.571</text:p>
          </table:table-cell>
          <table:table-cell table:formula="of:=[.D170]-[.$F$9]" office:value-type="float" office:value="2.854" calcext:value-type="float">
            <text:p>2.854</text:p>
          </table:table-cell>
          <table:table-cell office:value-type="float" office:value="5560" calcext:value-type="float">
            <text:p>5560</text:p>
          </table:table-cell>
          <table:table-cell table:formula="of:=[.$S$5]+[.H170]*[.$T$5]+[.I170]*[.$U$5]+[.J170]*[.$V$5]+[.K170]*[.$W$5]" office:value-type="float" office:value="5560" calcext:value-type="float">
            <text:p>5560</text:p>
          </table:table-cell>
          <table:table-cell table:formula="of:=[.L170]-[.M170]" office:value-type="float" office:value="0" calcext:value-type="float">
            <text:p>0</text:p>
          </table:table-cell>
          <table:table-cell table:formula="of:=[.N170]*[.N1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171]-[.$F$3]" office:value-type="float" office:value="5.587" calcext:value-type="float">
            <text:p>5.587</text:p>
          </table:table-cell>
          <table:table-cell table:formula="of:=[.B171]-[.$F$5]" office:value-type="float" office:value="0.996" calcext:value-type="float">
            <text:p>0.996</text:p>
          </table:table-cell>
          <table:table-cell table:formula="of:=[.C171]-[.$F$7]" office:value-type="float" office:value="-1.571" calcext:value-type="float">
            <text:p>-1.571</text:p>
          </table:table-cell>
          <table:table-cell table:formula="of:=[.D171]-[.$F$9]" office:value-type="float" office:value="-1.146" calcext:value-type="float">
            <text:p>-1.146</text:p>
          </table:table-cell>
          <table:table-cell office:value-type="float" office:value="5650" calcext:value-type="float">
            <text:p>5650</text:p>
          </table:table-cell>
          <table:table-cell table:formula="of:=[.$S$5]+[.H171]*[.$T$5]+[.I171]*[.$U$5]+[.J171]*[.$V$5]+[.K171]*[.$W$5]" office:value-type="float" office:value="5650" calcext:value-type="float">
            <text:p>5650</text:p>
          </table:table-cell>
          <table:table-cell table:formula="of:=[.L171]-[.M171]" office:value-type="float" office:value="0" calcext:value-type="float">
            <text:p>0</text:p>
          </table:table-cell>
          <table:table-cell table:formula="of:=[.N171]*[.N1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72]-[.$F$3]" office:value-type="float" office:value="15.587" calcext:value-type="float">
            <text:p>15.587</text:p>
          </table:table-cell>
          <table:table-cell table:formula="of:=[.B172]-[.$F$5]" office:value-type="float" office:value="1.996" calcext:value-type="float">
            <text:p>1.996</text:p>
          </table:table-cell>
          <table:table-cell table:formula="of:=[.C172]-[.$F$7]" office:value-type="float" office:value="2.429" calcext:value-type="float">
            <text:p>2.429</text:p>
          </table:table-cell>
          <table:table-cell table:formula="of:=[.D172]-[.$F$9]" office:value-type="float" office:value="-3.146" calcext:value-type="float">
            <text:p>-3.146</text:p>
          </table:table-cell>
          <table:table-cell office:value-type="float" office:value="5950" calcext:value-type="float">
            <text:p>5950</text:p>
          </table:table-cell>
          <table:table-cell table:formula="of:=[.$S$5]+[.H172]*[.$T$5]+[.I172]*[.$U$5]+[.J172]*[.$V$5]+[.K172]*[.$W$5]" office:value-type="float" office:value="5950" calcext:value-type="float">
            <text:p>5950</text:p>
          </table:table-cell>
          <table:table-cell table:formula="of:=[.L172]-[.M172]" office:value-type="float" office:value="0" calcext:value-type="float">
            <text:p>0</text:p>
          </table:table-cell>
          <table:table-cell table:formula="of:=[.N172]*[.N1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173]-[.$F$3]" office:value-type="float" office:value="-0.412999999999997" calcext:value-type="float">
            <text:p>-0.412999999999997</text:p>
          </table:table-cell>
          <table:table-cell table:formula="of:=[.B173]-[.$F$5]" office:value-type="float" office:value="1.996" calcext:value-type="float">
            <text:p>1.996</text:p>
          </table:table-cell>
          <table:table-cell table:formula="of:=[.C173]-[.$F$7]" office:value-type="float" office:value="2.429" calcext:value-type="float">
            <text:p>2.429</text:p>
          </table:table-cell>
          <table:table-cell table:formula="of:=[.D173]-[.$F$9]" office:value-type="float" office:value="-4.146" calcext:value-type="float">
            <text:p>-4.146</text:p>
          </table:table-cell>
          <table:table-cell office:value-type="float" office:value="5470" calcext:value-type="float">
            <text:p>5470</text:p>
          </table:table-cell>
          <table:table-cell table:formula="of:=[.$S$5]+[.H173]*[.$T$5]+[.I173]*[.$U$5]+[.J173]*[.$V$5]+[.K173]*[.$W$5]" office:value-type="float" office:value="5470" calcext:value-type="float">
            <text:p>5470</text:p>
          </table:table-cell>
          <table:table-cell table:formula="of:=[.L173]-[.M173]" office:value-type="float" office:value="0" calcext:value-type="float">
            <text:p>0</text:p>
          </table:table-cell>
          <table:table-cell table:formula="of:=[.N173]*[.N1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174]-[.$F$3]" office:value-type="float" office:value="-12.413" calcext:value-type="float">
            <text:p>-12.413</text:p>
          </table:table-cell>
          <table:table-cell table:formula="of:=[.B174]-[.$F$5]" office:value-type="float" office:value="-0.00399999999999956" calcext:value-type="float">
            <text:p>-0.004</text:p>
          </table:table-cell>
          <table:table-cell table:formula="of:=[.C174]-[.$F$7]" office:value-type="float" office:value="2.429" calcext:value-type="float">
            <text:p>2.429</text:p>
          </table:table-cell>
          <table:table-cell table:formula="of:=[.D174]-[.$F$9]" office:value-type="float" office:value="-1.146" calcext:value-type="float">
            <text:p>-1.146</text:p>
          </table:table-cell>
          <table:table-cell office:value-type="float" office:value="5110" calcext:value-type="float">
            <text:p>5110</text:p>
          </table:table-cell>
          <table:table-cell table:formula="of:=[.$S$5]+[.H174]*[.$T$5]+[.I174]*[.$U$5]+[.J174]*[.$V$5]+[.K174]*[.$W$5]" office:value-type="float" office:value="5110" calcext:value-type="float">
            <text:p>5110</text:p>
          </table:table-cell>
          <table:table-cell table:formula="of:=[.L174]-[.M174]" office:value-type="float" office:value="0" calcext:value-type="float">
            <text:p>0</text:p>
          </table:table-cell>
          <table:table-cell table:formula="of:=[.N174]*[.N1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175]-[.$F$3]" office:value-type="float" office:value="-19.413" calcext:value-type="float">
            <text:p>-19.413</text:p>
          </table:table-cell>
          <table:table-cell table:formula="of:=[.B175]-[.$F$5]" office:value-type="float" office:value="0.996" calcext:value-type="float">
            <text:p>0.996</text:p>
          </table:table-cell>
          <table:table-cell table:formula="of:=[.C175]-[.$F$7]" office:value-type="float" office:value="-3.571" calcext:value-type="float">
            <text:p>-3.571</text:p>
          </table:table-cell>
          <table:table-cell table:formula="of:=[.D175]-[.$F$9]" office:value-type="float" office:value="-0.146" calcext:value-type="float">
            <text:p>-0.146</text:p>
          </table:table-cell>
          <table:table-cell office:value-type="float" office:value="4900" calcext:value-type="float">
            <text:p>4900</text:p>
          </table:table-cell>
          <table:table-cell table:formula="of:=[.$S$5]+[.H175]*[.$T$5]+[.I175]*[.$U$5]+[.J175]*[.$V$5]+[.K175]*[.$W$5]" office:value-type="float" office:value="4900" calcext:value-type="float">
            <text:p>4900</text:p>
          </table:table-cell>
          <table:table-cell table:formula="of:=[.L175]-[.M175]" office:value-type="float" office:value="0" calcext:value-type="float">
            <text:p>0</text:p>
          </table:table-cell>
          <table:table-cell table:formula="of:=[.N175]*[.N1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76]-[.$F$3]" office:value-type="float" office:value="14.587" calcext:value-type="float">
            <text:p>14.587</text:p>
          </table:table-cell>
          <table:table-cell table:formula="of:=[.B176]-[.$F$5]" office:value-type="float" office:value="0.996" calcext:value-type="float">
            <text:p>0.996</text:p>
          </table:table-cell>
          <table:table-cell table:formula="of:=[.C176]-[.$F$7]" office:value-type="float" office:value="0.429" calcext:value-type="float">
            <text:p>0.429</text:p>
          </table:table-cell>
          <table:table-cell table:formula="of:=[.D176]-[.$F$9]" office:value-type="float" office:value="-3.146" calcext:value-type="float">
            <text:p>-3.146</text:p>
          </table:table-cell>
          <table:table-cell office:value-type="float" office:value="5920" calcext:value-type="float">
            <text:p>5920</text:p>
          </table:table-cell>
          <table:table-cell table:formula="of:=[.$S$5]+[.H176]*[.$T$5]+[.I176]*[.$U$5]+[.J176]*[.$V$5]+[.K176]*[.$W$5]" office:value-type="float" office:value="5920" calcext:value-type="float">
            <text:p>5920</text:p>
          </table:table-cell>
          <table:table-cell table:formula="of:=[.L176]-[.M176]" office:value-type="float" office:value="0" calcext:value-type="float">
            <text:p>0</text:p>
          </table:table-cell>
          <table:table-cell table:formula="of:=[.N176]*[.N1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77]-[.$F$3]" office:value-type="float" office:value="-5.413" calcext:value-type="float">
            <text:p>-5.413</text:p>
          </table:table-cell>
          <table:table-cell table:formula="of:=[.B177]-[.$F$5]" office:value-type="float" office:value="1.996" calcext:value-type="float">
            <text:p>1.996</text:p>
          </table:table-cell>
          <table:table-cell table:formula="of:=[.C177]-[.$F$7]" office:value-type="float" office:value="3.429" calcext:value-type="float">
            <text:p>3.429</text:p>
          </table:table-cell>
          <table:table-cell table:formula="of:=[.D177]-[.$F$9]" office:value-type="float" office:value="-5.146" calcext:value-type="float">
            <text:p>-5.146</text:p>
          </table:table-cell>
          <table:table-cell office:value-type="float" office:value="5320" calcext:value-type="float">
            <text:p>5320</text:p>
          </table:table-cell>
          <table:table-cell table:formula="of:=[.$S$5]+[.H177]*[.$T$5]+[.I177]*[.$U$5]+[.J177]*[.$V$5]+[.K177]*[.$W$5]" office:value-type="float" office:value="5320" calcext:value-type="float">
            <text:p>5320</text:p>
          </table:table-cell>
          <table:table-cell table:formula="of:=[.L177]-[.M177]" office:value-type="float" office:value="0" calcext:value-type="float">
            <text:p>0</text:p>
          </table:table-cell>
          <table:table-cell table:formula="of:=[.N177]*[.N1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178]-[.$F$3]" office:value-type="float" office:value="-15.413" calcext:value-type="float">
            <text:p>-15.413</text:p>
          </table:table-cell>
          <table:table-cell table:formula="of:=[.B178]-[.$F$5]" office:value-type="float" office:value="-0.00399999999999956" calcext:value-type="float">
            <text:p>-0.004</text:p>
          </table:table-cell>
          <table:table-cell table:formula="of:=[.C178]-[.$F$7]" office:value-type="float" office:value="2.429" calcext:value-type="float">
            <text:p>2.429</text:p>
          </table:table-cell>
          <table:table-cell table:formula="of:=[.D178]-[.$F$9]" office:value-type="float" office:value="4.854" calcext:value-type="float">
            <text:p>4.854</text:p>
          </table:table-cell>
          <table:table-cell office:value-type="float" office:value="5020" calcext:value-type="float">
            <text:p>5020</text:p>
          </table:table-cell>
          <table:table-cell table:formula="of:=[.$S$5]+[.H178]*[.$T$5]+[.I178]*[.$U$5]+[.J178]*[.$V$5]+[.K178]*[.$W$5]" office:value-type="float" office:value="5020" calcext:value-type="float">
            <text:p>5020</text:p>
          </table:table-cell>
          <table:table-cell table:formula="of:=[.L178]-[.M178]" office:value-type="float" office:value="0" calcext:value-type="float">
            <text:p>0</text:p>
          </table:table-cell>
          <table:table-cell table:formula="of:=[.N178]*[.N17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179]-[.$F$3]" office:value-type="float" office:value="5.587" calcext:value-type="float">
            <text:p>5.587</text:p>
          </table:table-cell>
          <table:table-cell table:formula="of:=[.B179]-[.$F$5]" office:value-type="float" office:value="-1.004" calcext:value-type="float">
            <text:p>-1.004</text:p>
          </table:table-cell>
          <table:table-cell table:formula="of:=[.C179]-[.$F$7]" office:value-type="float" office:value="2.429" calcext:value-type="float">
            <text:p>2.429</text:p>
          </table:table-cell>
          <table:table-cell table:formula="of:=[.D179]-[.$F$9]" office:value-type="float" office:value="4.854" calcext:value-type="float">
            <text:p>4.854</text:p>
          </table:table-cell>
          <table:table-cell office:value-type="float" office:value="5650" calcext:value-type="float">
            <text:p>5650</text:p>
          </table:table-cell>
          <table:table-cell table:formula="of:=[.$S$5]+[.H179]*[.$T$5]+[.I179]*[.$U$5]+[.J179]*[.$V$5]+[.K179]*[.$W$5]" office:value-type="float" office:value="5650" calcext:value-type="float">
            <text:p>5650</text:p>
          </table:table-cell>
          <table:table-cell table:formula="of:=[.L179]-[.M179]" office:value-type="float" office:value="0" calcext:value-type="float">
            <text:p>0</text:p>
          </table:table-cell>
          <table:table-cell table:formula="of:=[.N179]*[.N1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80]-[.$F$3]" office:value-type="float" office:value="-0.412999999999997" calcext:value-type="float">
            <text:p>-0.412999999999997</text:p>
          </table:table-cell>
          <table:table-cell table:formula="of:=[.B180]-[.$F$5]" office:value-type="float" office:value="1.996" calcext:value-type="float">
            <text:p>1.996</text:p>
          </table:table-cell>
          <table:table-cell table:formula="of:=[.C180]-[.$F$7]" office:value-type="float" office:value="-3.571" calcext:value-type="float">
            <text:p>-3.571</text:p>
          </table:table-cell>
          <table:table-cell table:formula="of:=[.D180]-[.$F$9]" office:value-type="float" office:value="-5.146" calcext:value-type="float">
            <text:p>-5.146</text:p>
          </table:table-cell>
          <table:table-cell office:value-type="float" office:value="5470" calcext:value-type="float">
            <text:p>5470</text:p>
          </table:table-cell>
          <table:table-cell table:formula="of:=[.$S$5]+[.H180]*[.$T$5]+[.I180]*[.$U$5]+[.J180]*[.$V$5]+[.K180]*[.$W$5]" office:value-type="float" office:value="5470" calcext:value-type="float">
            <text:p>5470</text:p>
          </table:table-cell>
          <table:table-cell table:formula="of:=[.L180]-[.M180]" office:value-type="float" office:value="0" calcext:value-type="float">
            <text:p>0</text:p>
          </table:table-cell>
          <table:table-cell table:formula="of:=[.N180]*[.N1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181]-[.$F$3]" office:value-type="float" office:value="20.587" calcext:value-type="float">
            <text:p>20.587</text:p>
          </table:table-cell>
          <table:table-cell table:formula="of:=[.B181]-[.$F$5]" office:value-type="float" office:value="-1.004" calcext:value-type="float">
            <text:p>-1.004</text:p>
          </table:table-cell>
          <table:table-cell table:formula="of:=[.C181]-[.$F$7]" office:value-type="float" office:value="0.429" calcext:value-type="float">
            <text:p>0.429</text:p>
          </table:table-cell>
          <table:table-cell table:formula="of:=[.D181]-[.$F$9]" office:value-type="float" office:value="0.854" calcext:value-type="float">
            <text:p>0.854</text:p>
          </table:table-cell>
          <table:table-cell office:value-type="float" office:value="6100" calcext:value-type="float">
            <text:p>6100</text:p>
          </table:table-cell>
          <table:table-cell table:formula="of:=[.$S$5]+[.H181]*[.$T$5]+[.I181]*[.$U$5]+[.J181]*[.$V$5]+[.K181]*[.$W$5]" office:value-type="float" office:value="6100" calcext:value-type="float">
            <text:p>6100</text:p>
          </table:table-cell>
          <table:table-cell table:formula="of:=[.L181]-[.M181]" office:value-type="float" office:value="0" calcext:value-type="float">
            <text:p>0</text:p>
          </table:table-cell>
          <table:table-cell table:formula="of:=[.N181]*[.N1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182]-[.$F$3]" office:value-type="float" office:value="-15.413" calcext:value-type="float">
            <text:p>-15.413</text:p>
          </table:table-cell>
          <table:table-cell table:formula="of:=[.B182]-[.$F$5]" office:value-type="float" office:value="-2.004" calcext:value-type="float">
            <text:p>-2.004</text:p>
          </table:table-cell>
          <table:table-cell table:formula="of:=[.C182]-[.$F$7]" office:value-type="float" office:value="-0.571" calcext:value-type="float">
            <text:p>-0.571</text:p>
          </table:table-cell>
          <table:table-cell table:formula="of:=[.D182]-[.$F$9]" office:value-type="float" office:value="1.854" calcext:value-type="float">
            <text:p>1.854</text:p>
          </table:table-cell>
          <table:table-cell office:value-type="float" office:value="5020" calcext:value-type="float">
            <text:p>5020</text:p>
          </table:table-cell>
          <table:table-cell table:formula="of:=[.$S$5]+[.H182]*[.$T$5]+[.I182]*[.$U$5]+[.J182]*[.$V$5]+[.K182]*[.$W$5]" office:value-type="float" office:value="5020" calcext:value-type="float">
            <text:p>5020</text:p>
          </table:table-cell>
          <table:table-cell table:formula="of:=[.L182]-[.M182]" office:value-type="float" office:value="0" calcext:value-type="float">
            <text:p>0</text:p>
          </table:table-cell>
          <table:table-cell table:formula="of:=[.N182]*[.N1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83]-[.$F$3]" office:value-type="float" office:value="13.587" calcext:value-type="float">
            <text:p>13.587</text:p>
          </table:table-cell>
          <table:table-cell table:formula="of:=[.B183]-[.$F$5]" office:value-type="float" office:value="-2.004" calcext:value-type="float">
            <text:p>-2.004</text:p>
          </table:table-cell>
          <table:table-cell table:formula="of:=[.C183]-[.$F$7]" office:value-type="float" office:value="-0.571" calcext:value-type="float">
            <text:p>-0.571</text:p>
          </table:table-cell>
          <table:table-cell table:formula="of:=[.D183]-[.$F$9]" office:value-type="float" office:value="-5.146" calcext:value-type="float">
            <text:p>-5.146</text:p>
          </table:table-cell>
          <table:table-cell office:value-type="float" office:value="5890" calcext:value-type="float">
            <text:p>5890</text:p>
          </table:table-cell>
          <table:table-cell table:formula="of:=[.$S$5]+[.H183]*[.$T$5]+[.I183]*[.$U$5]+[.J183]*[.$V$5]+[.K183]*[.$W$5]" office:value-type="float" office:value="5890" calcext:value-type="float">
            <text:p>5890</text:p>
          </table:table-cell>
          <table:table-cell table:formula="of:=[.L183]-[.M183]" office:value-type="float" office:value="0" calcext:value-type="float">
            <text:p>0</text:p>
          </table:table-cell>
          <table:table-cell table:formula="of:=[.N183]*[.N1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84]-[.$F$3]" office:value-type="float" office:value="-8.413" calcext:value-type="float">
            <text:p>-8.413</text:p>
          </table:table-cell>
          <table:table-cell table:formula="of:=[.B184]-[.$F$5]" office:value-type="float" office:value="-3.004" calcext:value-type="float">
            <text:p>-3.004</text:p>
          </table:table-cell>
          <table:table-cell table:formula="of:=[.C184]-[.$F$7]" office:value-type="float" office:value="-1.571" calcext:value-type="float">
            <text:p>-1.571</text:p>
          </table:table-cell>
          <table:table-cell table:formula="of:=[.D184]-[.$F$9]" office:value-type="float" office:value="-5.146" calcext:value-type="float">
            <text:p>-5.146</text:p>
          </table:table-cell>
          <table:table-cell office:value-type="float" office:value="5230" calcext:value-type="float">
            <text:p>5230</text:p>
          </table:table-cell>
          <table:table-cell table:formula="of:=[.$S$5]+[.H184]*[.$T$5]+[.I184]*[.$U$5]+[.J184]*[.$V$5]+[.K184]*[.$W$5]" office:value-type="float" office:value="5230" calcext:value-type="float">
            <text:p>5230</text:p>
          </table:table-cell>
          <table:table-cell table:formula="of:=[.L184]-[.M184]" office:value-type="float" office:value="0" calcext:value-type="float">
            <text:p>0</text:p>
          </table:table-cell>
          <table:table-cell table:formula="of:=[.N184]*[.N1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185]-[.$F$3]" office:value-type="float" office:value="-3.413" calcext:value-type="float">
            <text:p>-3.413</text:p>
          </table:table-cell>
          <table:table-cell table:formula="of:=[.B185]-[.$F$5]" office:value-type="float" office:value="2.996" calcext:value-type="float">
            <text:p>2.996</text:p>
          </table:table-cell>
          <table:table-cell table:formula="of:=[.C185]-[.$F$7]" office:value-type="float" office:value="1.429" calcext:value-type="float">
            <text:p>1.429</text:p>
          </table:table-cell>
          <table:table-cell table:formula="of:=[.D185]-[.$F$9]" office:value-type="float" office:value="3.854" calcext:value-type="float">
            <text:p>3.854</text:p>
          </table:table-cell>
          <table:table-cell office:value-type="float" office:value="5380" calcext:value-type="float">
            <text:p>5380</text:p>
          </table:table-cell>
          <table:table-cell table:formula="of:=[.$S$5]+[.H185]*[.$T$5]+[.I185]*[.$U$5]+[.J185]*[.$V$5]+[.K185]*[.$W$5]" office:value-type="float" office:value="5380" calcext:value-type="float">
            <text:p>5380</text:p>
          </table:table-cell>
          <table:table-cell table:formula="of:=[.L185]-[.M185]" office:value-type="float" office:value="0" calcext:value-type="float">
            <text:p>0</text:p>
          </table:table-cell>
          <table:table-cell table:formula="of:=[.N185]*[.N1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186]-[.$F$3]" office:value-type="float" office:value="16.587" calcext:value-type="float">
            <text:p>16.587</text:p>
          </table:table-cell>
          <table:table-cell table:formula="of:=[.B186]-[.$F$5]" office:value-type="float" office:value="-1.004" calcext:value-type="float">
            <text:p>-1.004</text:p>
          </table:table-cell>
          <table:table-cell table:formula="of:=[.C186]-[.$F$7]" office:value-type="float" office:value="-0.571" calcext:value-type="float">
            <text:p>-0.571</text:p>
          </table:table-cell>
          <table:table-cell table:formula="of:=[.D186]-[.$F$9]" office:value-type="float" office:value="-2.146" calcext:value-type="float">
            <text:p>-2.146</text:p>
          </table:table-cell>
          <table:table-cell office:value-type="float" office:value="5980" calcext:value-type="float">
            <text:p>5980</text:p>
          </table:table-cell>
          <table:table-cell table:formula="of:=[.$S$5]+[.H186]*[.$T$5]+[.I186]*[.$U$5]+[.J186]*[.$V$5]+[.K186]*[.$W$5]" office:value-type="float" office:value="5980" calcext:value-type="float">
            <text:p>5980</text:p>
          </table:table-cell>
          <table:table-cell table:formula="of:=[.L186]-[.M186]" office:value-type="float" office:value="0" calcext:value-type="float">
            <text:p>0</text:p>
          </table:table-cell>
          <table:table-cell table:formula="of:=[.N186]*[.N1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187]-[.$F$3]" office:value-type="float" office:value="-1.413" calcext:value-type="float">
            <text:p>-1.413</text:p>
          </table:table-cell>
          <table:table-cell table:formula="of:=[.B187]-[.$F$5]" office:value-type="float" office:value="-3.004" calcext:value-type="float">
            <text:p>-3.004</text:p>
          </table:table-cell>
          <table:table-cell table:formula="of:=[.C187]-[.$F$7]" office:value-type="float" office:value="-1.571" calcext:value-type="float">
            <text:p>-1.571</text:p>
          </table:table-cell>
          <table:table-cell table:formula="of:=[.D187]-[.$F$9]" office:value-type="float" office:value="1.854" calcext:value-type="float">
            <text:p>1.854</text:p>
          </table:table-cell>
          <table:table-cell office:value-type="float" office:value="5440" calcext:value-type="float">
            <text:p>5440</text:p>
          </table:table-cell>
          <table:table-cell table:formula="of:=[.$S$5]+[.H187]*[.$T$5]+[.I187]*[.$U$5]+[.J187]*[.$V$5]+[.K187]*[.$W$5]" office:value-type="float" office:value="5440" calcext:value-type="float">
            <text:p>5440</text:p>
          </table:table-cell>
          <table:table-cell table:formula="of:=[.L187]-[.M187]" office:value-type="float" office:value="0" calcext:value-type="float">
            <text:p>0</text:p>
          </table:table-cell>
          <table:table-cell table:formula="of:=[.N187]*[.N1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188]-[.$F$3]" office:value-type="float" office:value="0.587000000000003" calcext:value-type="float">
            <text:p>0.587000000000003</text:p>
          </table:table-cell>
          <table:table-cell table:formula="of:=[.B188]-[.$F$5]" office:value-type="float" office:value="0.996" calcext:value-type="float">
            <text:p>0.996</text:p>
          </table:table-cell>
          <table:table-cell table:formula="of:=[.C188]-[.$F$7]" office:value-type="float" office:value="1.429" calcext:value-type="float">
            <text:p>1.429</text:p>
          </table:table-cell>
          <table:table-cell table:formula="of:=[.D188]-[.$F$9]" office:value-type="float" office:value="0.854" calcext:value-type="float">
            <text:p>0.854</text:p>
          </table:table-cell>
          <table:table-cell office:value-type="float" office:value="5500" calcext:value-type="float">
            <text:p>5500</text:p>
          </table:table-cell>
          <table:table-cell table:formula="of:=[.$S$5]+[.H188]*[.$T$5]+[.I188]*[.$U$5]+[.J188]*[.$V$5]+[.K188]*[.$W$5]" office:value-type="float" office:value="5500" calcext:value-type="float">
            <text:p>5500</text:p>
          </table:table-cell>
          <table:table-cell table:formula="of:=[.L188]-[.M188]" office:value-type="float" office:value="0" calcext:value-type="float">
            <text:p>0</text:p>
          </table:table-cell>
          <table:table-cell table:formula="of:=[.N188]*[.N1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189]-[.$F$3]" office:value-type="float" office:value="-3.413" calcext:value-type="float">
            <text:p>-3.413</text:p>
          </table:table-cell>
          <table:table-cell table:formula="of:=[.B189]-[.$F$5]" office:value-type="float" office:value="1.996" calcext:value-type="float">
            <text:p>1.996</text:p>
          </table:table-cell>
          <table:table-cell table:formula="of:=[.C189]-[.$F$7]" office:value-type="float" office:value="-1.571" calcext:value-type="float">
            <text:p>-1.571</text:p>
          </table:table-cell>
          <table:table-cell table:formula="of:=[.D189]-[.$F$9]" office:value-type="float" office:value="0.854" calcext:value-type="float">
            <text:p>0.854</text:p>
          </table:table-cell>
          <table:table-cell office:value-type="float" office:value="5380" calcext:value-type="float">
            <text:p>5380</text:p>
          </table:table-cell>
          <table:table-cell table:formula="of:=[.$S$5]+[.H189]*[.$T$5]+[.I189]*[.$U$5]+[.J189]*[.$V$5]+[.K189]*[.$W$5]" office:value-type="float" office:value="5380" calcext:value-type="float">
            <text:p>5380</text:p>
          </table:table-cell>
          <table:table-cell table:formula="of:=[.L189]-[.M189]" office:value-type="float" office:value="0" calcext:value-type="float">
            <text:p>0</text:p>
          </table:table-cell>
          <table:table-cell table:formula="of:=[.N189]*[.N1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190]-[.$F$3]" office:value-type="float" office:value="2.587" calcext:value-type="float">
            <text:p>2.587</text:p>
          </table:table-cell>
          <table:table-cell table:formula="of:=[.B190]-[.$F$5]" office:value-type="float" office:value="-1.004" calcext:value-type="float">
            <text:p>-1.004</text:p>
          </table:table-cell>
          <table:table-cell table:formula="of:=[.C190]-[.$F$7]" office:value-type="float" office:value="-1.571" calcext:value-type="float">
            <text:p>-1.571</text:p>
          </table:table-cell>
          <table:table-cell table:formula="of:=[.D190]-[.$F$9]" office:value-type="float" office:value="4.854" calcext:value-type="float">
            <text:p>4.854</text:p>
          </table:table-cell>
          <table:table-cell office:value-type="float" office:value="5560" calcext:value-type="float">
            <text:p>5560</text:p>
          </table:table-cell>
          <table:table-cell table:formula="of:=[.$S$5]+[.H190]*[.$T$5]+[.I190]*[.$U$5]+[.J190]*[.$V$5]+[.K190]*[.$W$5]" office:value-type="float" office:value="5560" calcext:value-type="float">
            <text:p>5560</text:p>
          </table:table-cell>
          <table:table-cell table:formula="of:=[.L190]-[.M190]" office:value-type="float" office:value="0" calcext:value-type="float">
            <text:p>0</text:p>
          </table:table-cell>
          <table:table-cell table:formula="of:=[.N190]*[.N1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91]-[.$F$3]" office:value-type="float" office:value="-6.413" calcext:value-type="float">
            <text:p>-6.413</text:p>
          </table:table-cell>
          <table:table-cell table:formula="of:=[.B191]-[.$F$5]" office:value-type="float" office:value="1.996" calcext:value-type="float">
            <text:p>1.996</text:p>
          </table:table-cell>
          <table:table-cell table:formula="of:=[.C191]-[.$F$7]" office:value-type="float" office:value="1.429" calcext:value-type="float">
            <text:p>1.429</text:p>
          </table:table-cell>
          <table:table-cell table:formula="of:=[.D191]-[.$F$9]" office:value-type="float" office:value="-5.146" calcext:value-type="float">
            <text:p>-5.146</text:p>
          </table:table-cell>
          <table:table-cell office:value-type="float" office:value="5290" calcext:value-type="float">
            <text:p>5290</text:p>
          </table:table-cell>
          <table:table-cell table:formula="of:=[.$S$5]+[.H191]*[.$T$5]+[.I191]*[.$U$5]+[.J191]*[.$V$5]+[.K191]*[.$W$5]" office:value-type="float" office:value="5290" calcext:value-type="float">
            <text:p>5290</text:p>
          </table:table-cell>
          <table:table-cell table:formula="of:=[.L191]-[.M191]" office:value-type="float" office:value="0" calcext:value-type="float">
            <text:p>0</text:p>
          </table:table-cell>
          <table:table-cell table:formula="of:=[.N191]*[.N1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192]-[.$F$3]" office:value-type="float" office:value="-12.413" calcext:value-type="float">
            <text:p>-12.413</text:p>
          </table:table-cell>
          <table:table-cell table:formula="of:=[.B192]-[.$F$5]" office:value-type="float" office:value="-2.004" calcext:value-type="float">
            <text:p>-2.004</text:p>
          </table:table-cell>
          <table:table-cell table:formula="of:=[.C192]-[.$F$7]" office:value-type="float" office:value="-0.571" calcext:value-type="float">
            <text:p>-0.571</text:p>
          </table:table-cell>
          <table:table-cell table:formula="of:=[.D192]-[.$F$9]" office:value-type="float" office:value="1.854" calcext:value-type="float">
            <text:p>1.854</text:p>
          </table:table-cell>
          <table:table-cell office:value-type="float" office:value="5110" calcext:value-type="float">
            <text:p>5110</text:p>
          </table:table-cell>
          <table:table-cell table:formula="of:=[.$S$5]+[.H192]*[.$T$5]+[.I192]*[.$U$5]+[.J192]*[.$V$5]+[.K192]*[.$W$5]" office:value-type="float" office:value="5110" calcext:value-type="float">
            <text:p>5110</text:p>
          </table:table-cell>
          <table:table-cell table:formula="of:=[.L192]-[.M192]" office:value-type="float" office:value="0" calcext:value-type="float">
            <text:p>0</text:p>
          </table:table-cell>
          <table:table-cell table:formula="of:=[.N192]*[.N1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193]-[.$F$3]" office:value-type="float" office:value="-7.413" calcext:value-type="float">
            <text:p>-7.413</text:p>
          </table:table-cell>
          <table:table-cell table:formula="of:=[.B193]-[.$F$5]" office:value-type="float" office:value="-1.004" calcext:value-type="float">
            <text:p>-1.004</text:p>
          </table:table-cell>
          <table:table-cell table:formula="of:=[.C193]-[.$F$7]" office:value-type="float" office:value="-1.571" calcext:value-type="float">
            <text:p>-1.571</text:p>
          </table:table-cell>
          <table:table-cell table:formula="of:=[.D193]-[.$F$9]" office:value-type="float" office:value="-2.146" calcext:value-type="float">
            <text:p>-2.146</text:p>
          </table:table-cell>
          <table:table-cell office:value-type="float" office:value="5260" calcext:value-type="float">
            <text:p>5260</text:p>
          </table:table-cell>
          <table:table-cell table:formula="of:=[.$S$5]+[.H193]*[.$T$5]+[.I193]*[.$U$5]+[.J193]*[.$V$5]+[.K193]*[.$W$5]" office:value-type="float" office:value="5260" calcext:value-type="float">
            <text:p>5260</text:p>
          </table:table-cell>
          <table:table-cell table:formula="of:=[.L193]-[.M193]" office:value-type="float" office:value="0" calcext:value-type="float">
            <text:p>0</text:p>
          </table:table-cell>
          <table:table-cell table:formula="of:=[.N193]*[.N1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194]-[.$F$3]" office:value-type="float" office:value="-6.413" calcext:value-type="float">
            <text:p>-6.413</text:p>
          </table:table-cell>
          <table:table-cell table:formula="of:=[.B194]-[.$F$5]" office:value-type="float" office:value="-0.00399999999999956" calcext:value-type="float">
            <text:p>-0.004</text:p>
          </table:table-cell>
          <table:table-cell table:formula="of:=[.C194]-[.$F$7]" office:value-type="float" office:value="0.429" calcext:value-type="float">
            <text:p>0.429</text:p>
          </table:table-cell>
          <table:table-cell table:formula="of:=[.D194]-[.$F$9]" office:value-type="float" office:value="2.854" calcext:value-type="float">
            <text:p>2.854</text:p>
          </table:table-cell>
          <table:table-cell office:value-type="float" office:value="5290" calcext:value-type="float">
            <text:p>5290</text:p>
          </table:table-cell>
          <table:table-cell table:formula="of:=[.$S$5]+[.H194]*[.$T$5]+[.I194]*[.$U$5]+[.J194]*[.$V$5]+[.K194]*[.$W$5]" office:value-type="float" office:value="5290" calcext:value-type="float">
            <text:p>5290</text:p>
          </table:table-cell>
          <table:table-cell table:formula="of:=[.L194]-[.M194]" office:value-type="float" office:value="0" calcext:value-type="float">
            <text:p>0</text:p>
          </table:table-cell>
          <table:table-cell table:formula="of:=[.N194]*[.N1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195]-[.$F$3]" office:value-type="float" office:value="-9.413" calcext:value-type="float">
            <text:p>-9.413</text:p>
          </table:table-cell>
          <table:table-cell table:formula="of:=[.B195]-[.$F$5]" office:value-type="float" office:value="-2.004" calcext:value-type="float">
            <text:p>-2.004</text:p>
          </table:table-cell>
          <table:table-cell table:formula="of:=[.C195]-[.$F$7]" office:value-type="float" office:value="-0.571" calcext:value-type="float">
            <text:p>-0.571</text:p>
          </table:table-cell>
          <table:table-cell table:formula="of:=[.D195]-[.$F$9]" office:value-type="float" office:value="3.854" calcext:value-type="float">
            <text:p>3.854</text:p>
          </table:table-cell>
          <table:table-cell office:value-type="float" office:value="5200" calcext:value-type="float">
            <text:p>5200</text:p>
          </table:table-cell>
          <table:table-cell table:formula="of:=[.$S$5]+[.H195]*[.$T$5]+[.I195]*[.$U$5]+[.J195]*[.$V$5]+[.K195]*[.$W$5]" office:value-type="float" office:value="5200" calcext:value-type="float">
            <text:p>5200</text:p>
          </table:table-cell>
          <table:table-cell table:formula="of:=[.L195]-[.M195]" office:value-type="float" office:value="0" calcext:value-type="float">
            <text:p>0</text:p>
          </table:table-cell>
          <table:table-cell table:formula="of:=[.N195]*[.N1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196]-[.$F$3]" office:value-type="float" office:value="-29.413" calcext:value-type="float">
            <text:p>-29.413</text:p>
          </table:table-cell>
          <table:table-cell table:formula="of:=[.B196]-[.$F$5]" office:value-type="float" office:value="0.996" calcext:value-type="float">
            <text:p>0.996</text:p>
          </table:table-cell>
          <table:table-cell table:formula="of:=[.C196]-[.$F$7]" office:value-type="float" office:value="-2.571" calcext:value-type="float">
            <text:p>-2.571</text:p>
          </table:table-cell>
          <table:table-cell table:formula="of:=[.D196]-[.$F$9]" office:value-type="float" office:value="2.854" calcext:value-type="float">
            <text:p>2.854</text:p>
          </table:table-cell>
          <table:table-cell office:value-type="float" office:value="4600" calcext:value-type="float">
            <text:p>4600</text:p>
          </table:table-cell>
          <table:table-cell table:formula="of:=[.$S$5]+[.H196]*[.$T$5]+[.I196]*[.$U$5]+[.J196]*[.$V$5]+[.K196]*[.$W$5]" office:value-type="float" office:value="4600" calcext:value-type="float">
            <text:p>4600</text:p>
          </table:table-cell>
          <table:table-cell table:formula="of:=[.L196]-[.M196]" office:value-type="float" office:value="0" calcext:value-type="float">
            <text:p>0</text:p>
          </table:table-cell>
          <table:table-cell table:formula="of:=[.N196]*[.N1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197]-[.$F$3]" office:value-type="float" office:value="-2.413" calcext:value-type="float">
            <text:p>-2.413</text:p>
          </table:table-cell>
          <table:table-cell table:formula="of:=[.B197]-[.$F$5]" office:value-type="float" office:value="-2.004" calcext:value-type="float">
            <text:p>-2.004</text:p>
          </table:table-cell>
          <table:table-cell table:formula="of:=[.C197]-[.$F$7]" office:value-type="float" office:value="-1.571" calcext:value-type="float">
            <text:p>-1.571</text:p>
          </table:table-cell>
          <table:table-cell table:formula="of:=[.D197]-[.$F$9]" office:value-type="float" office:value="-5.146" calcext:value-type="float">
            <text:p>-5.146</text:p>
          </table:table-cell>
          <table:table-cell office:value-type="float" office:value="5410" calcext:value-type="float">
            <text:p>5410</text:p>
          </table:table-cell>
          <table:table-cell table:formula="of:=[.$S$5]+[.H197]*[.$T$5]+[.I197]*[.$U$5]+[.J197]*[.$V$5]+[.K197]*[.$W$5]" office:value-type="float" office:value="5410" calcext:value-type="float">
            <text:p>5410</text:p>
          </table:table-cell>
          <table:table-cell table:formula="of:=[.L197]-[.M197]" office:value-type="float" office:value="0" calcext:value-type="float">
            <text:p>0</text:p>
          </table:table-cell>
          <table:table-cell table:formula="of:=[.N197]*[.N1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198]-[.$F$3]" office:value-type="float" office:value="-3.413" calcext:value-type="float">
            <text:p>-3.413</text:p>
          </table:table-cell>
          <table:table-cell table:formula="of:=[.B198]-[.$F$5]" office:value-type="float" office:value="-2.004" calcext:value-type="float">
            <text:p>-2.004</text:p>
          </table:table-cell>
          <table:table-cell table:formula="of:=[.C198]-[.$F$7]" office:value-type="float" office:value="0.429" calcext:value-type="float">
            <text:p>0.429</text:p>
          </table:table-cell>
          <table:table-cell table:formula="of:=[.D198]-[.$F$9]" office:value-type="float" office:value="3.854" calcext:value-type="float">
            <text:p>3.854</text:p>
          </table:table-cell>
          <table:table-cell office:value-type="float" office:value="5380" calcext:value-type="float">
            <text:p>5380</text:p>
          </table:table-cell>
          <table:table-cell table:formula="of:=[.$S$5]+[.H198]*[.$T$5]+[.I198]*[.$U$5]+[.J198]*[.$V$5]+[.K198]*[.$W$5]" office:value-type="float" office:value="5380" calcext:value-type="float">
            <text:p>5380</text:p>
          </table:table-cell>
          <table:table-cell table:formula="of:=[.L198]-[.M198]" office:value-type="float" office:value="0" calcext:value-type="float">
            <text:p>0</text:p>
          </table:table-cell>
          <table:table-cell table:formula="of:=[.N198]*[.N1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199]-[.$F$3]" office:value-type="float" office:value="9.587" calcext:value-type="float">
            <text:p>9.587</text:p>
          </table:table-cell>
          <table:table-cell table:formula="of:=[.B199]-[.$F$5]" office:value-type="float" office:value="-3.004" calcext:value-type="float">
            <text:p>-3.004</text:p>
          </table:table-cell>
          <table:table-cell table:formula="of:=[.C199]-[.$F$7]" office:value-type="float" office:value="1.429" calcext:value-type="float">
            <text:p>1.429</text:p>
          </table:table-cell>
          <table:table-cell table:formula="of:=[.D199]-[.$F$9]" office:value-type="float" office:value="2.854" calcext:value-type="float">
            <text:p>2.854</text:p>
          </table:table-cell>
          <table:table-cell office:value-type="float" office:value="5770" calcext:value-type="float">
            <text:p>5770</text:p>
          </table:table-cell>
          <table:table-cell table:formula="of:=[.$S$5]+[.H199]*[.$T$5]+[.I199]*[.$U$5]+[.J199]*[.$V$5]+[.K199]*[.$W$5]" office:value-type="float" office:value="5770" calcext:value-type="float">
            <text:p>5770</text:p>
          </table:table-cell>
          <table:table-cell table:formula="of:=[.L199]-[.M199]" office:value-type="float" office:value="0" calcext:value-type="float">
            <text:p>0</text:p>
          </table:table-cell>
          <table:table-cell table:formula="of:=[.N199]*[.N1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200]-[.$F$3]" office:value-type="float" office:value="-6.413" calcext:value-type="float">
            <text:p>-6.413</text:p>
          </table:table-cell>
          <table:table-cell table:formula="of:=[.B200]-[.$F$5]" office:value-type="float" office:value="0.996" calcext:value-type="float">
            <text:p>0.996</text:p>
          </table:table-cell>
          <table:table-cell table:formula="of:=[.C200]-[.$F$7]" office:value-type="float" office:value="-0.571" calcext:value-type="float">
            <text:p>-0.571</text:p>
          </table:table-cell>
          <table:table-cell table:formula="of:=[.D200]-[.$F$9]" office:value-type="float" office:value="-3.146" calcext:value-type="float">
            <text:p>-3.146</text:p>
          </table:table-cell>
          <table:table-cell office:value-type="float" office:value="5290" calcext:value-type="float">
            <text:p>5290</text:p>
          </table:table-cell>
          <table:table-cell table:formula="of:=[.$S$5]+[.H200]*[.$T$5]+[.I200]*[.$U$5]+[.J200]*[.$V$5]+[.K200]*[.$W$5]" office:value-type="float" office:value="5290" calcext:value-type="float">
            <text:p>5290</text:p>
          </table:table-cell>
          <table:table-cell table:formula="of:=[.L200]-[.M200]" office:value-type="float" office:value="0" calcext:value-type="float">
            <text:p>0</text:p>
          </table:table-cell>
          <table:table-cell table:formula="of:=[.N200]*[.N2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201]-[.$F$3]" office:value-type="float" office:value="-11.413" calcext:value-type="float">
            <text:p>-11.413</text:p>
          </table:table-cell>
          <table:table-cell table:formula="of:=[.B201]-[.$F$5]" office:value-type="float" office:value="-1.004" calcext:value-type="float">
            <text:p>-1.004</text:p>
          </table:table-cell>
          <table:table-cell table:formula="of:=[.C201]-[.$F$7]" office:value-type="float" office:value="-2.571" calcext:value-type="float">
            <text:p>-2.571</text:p>
          </table:table-cell>
          <table:table-cell table:formula="of:=[.D201]-[.$F$9]" office:value-type="float" office:value="-4.146" calcext:value-type="float">
            <text:p>-4.146</text:p>
          </table:table-cell>
          <table:table-cell office:value-type="float" office:value="5140" calcext:value-type="float">
            <text:p>5140</text:p>
          </table:table-cell>
          <table:table-cell table:formula="of:=[.$S$5]+[.H201]*[.$T$5]+[.I201]*[.$U$5]+[.J201]*[.$V$5]+[.K201]*[.$W$5]" office:value-type="float" office:value="5140" calcext:value-type="float">
            <text:p>5140</text:p>
          </table:table-cell>
          <table:table-cell table:formula="of:=[.L201]-[.M201]" office:value-type="float" office:value="0" calcext:value-type="float">
            <text:p>0</text:p>
          </table:table-cell>
          <table:table-cell table:formula="of:=[.N201]*[.N2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202]-[.$F$3]" office:value-type="float" office:value="-10.413" calcext:value-type="float">
            <text:p>-10.413</text:p>
          </table:table-cell>
          <table:table-cell table:formula="of:=[.B202]-[.$F$5]" office:value-type="float" office:value="-3.004" calcext:value-type="float">
            <text:p>-3.004</text:p>
          </table:table-cell>
          <table:table-cell table:formula="of:=[.C202]-[.$F$7]" office:value-type="float" office:value="1.429" calcext:value-type="float">
            <text:p>1.429</text:p>
          </table:table-cell>
          <table:table-cell table:formula="of:=[.D202]-[.$F$9]" office:value-type="float" office:value="-0.146" calcext:value-type="float">
            <text:p>-0.146</text:p>
          </table:table-cell>
          <table:table-cell office:value-type="float" office:value="5170" calcext:value-type="float">
            <text:p>5170</text:p>
          </table:table-cell>
          <table:table-cell table:formula="of:=[.$S$5]+[.H202]*[.$T$5]+[.I202]*[.$U$5]+[.J202]*[.$V$5]+[.K202]*[.$W$5]" office:value-type="float" office:value="5170" calcext:value-type="float">
            <text:p>5170</text:p>
          </table:table-cell>
          <table:table-cell table:formula="of:=[.L202]-[.M202]" office:value-type="float" office:value="0" calcext:value-type="float">
            <text:p>0</text:p>
          </table:table-cell>
          <table:table-cell table:formula="of:=[.N202]*[.N20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[.A203]-[.$F$3]" office:value-type="float" office:value="-9.413" calcext:value-type="float">
            <text:p>-9.413</text:p>
          </table:table-cell>
          <table:table-cell table:formula="of:=[.B203]-[.$F$5]" office:value-type="float" office:value="-3.004" calcext:value-type="float">
            <text:p>-3.004</text:p>
          </table:table-cell>
          <table:table-cell table:formula="of:=[.C203]-[.$F$7]" office:value-type="float" office:value="2.429" calcext:value-type="float">
            <text:p>2.429</text:p>
          </table:table-cell>
          <table:table-cell table:formula="of:=[.D203]-[.$F$9]" office:value-type="float" office:value="3.854" calcext:value-type="float">
            <text:p>3.854</text:p>
          </table:table-cell>
          <table:table-cell office:value-type="float" office:value="5200" calcext:value-type="float">
            <text:p>5200</text:p>
          </table:table-cell>
          <table:table-cell table:formula="of:=[.$S$5]+[.H203]*[.$T$5]+[.I203]*[.$U$5]+[.J203]*[.$V$5]+[.K203]*[.$W$5]" office:value-type="float" office:value="5200" calcext:value-type="float">
            <text:p>5200</text:p>
          </table:table-cell>
          <table:table-cell table:formula="of:=[.L203]-[.M203]" office:value-type="float" office:value="0" calcext:value-type="float">
            <text:p>0</text:p>
          </table:table-cell>
          <table:table-cell table:formula="of:=[.N203]*[.N2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204]-[.$F$3]" office:value-type="float" office:value="-1.413" calcext:value-type="float">
            <text:p>-1.413</text:p>
          </table:table-cell>
          <table:table-cell table:formula="of:=[.B204]-[.$F$5]" office:value-type="float" office:value="-1.004" calcext:value-type="float">
            <text:p>-1.004</text:p>
          </table:table-cell>
          <table:table-cell table:formula="of:=[.C204]-[.$F$7]" office:value-type="float" office:value="1.429" calcext:value-type="float">
            <text:p>1.429</text:p>
          </table:table-cell>
          <table:table-cell table:formula="of:=[.D204]-[.$F$9]" office:value-type="float" office:value="-0.146" calcext:value-type="float">
            <text:p>-0.146</text:p>
          </table:table-cell>
          <table:table-cell office:value-type="float" office:value="5440" calcext:value-type="float">
            <text:p>5440</text:p>
          </table:table-cell>
          <table:table-cell table:formula="of:=[.$S$5]+[.H204]*[.$T$5]+[.I204]*[.$U$5]+[.J204]*[.$V$5]+[.K204]*[.$W$5]" office:value-type="float" office:value="5440" calcext:value-type="float">
            <text:p>5440</text:p>
          </table:table-cell>
          <table:table-cell table:formula="of:=[.L204]-[.M204]" office:value-type="float" office:value="0" calcext:value-type="float">
            <text:p>0</text:p>
          </table:table-cell>
          <table:table-cell table:formula="of:=[.N204]*[.N20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205]-[.$F$3]" office:value-type="float" office:value="14.587" calcext:value-type="float">
            <text:p>14.587</text:p>
          </table:table-cell>
          <table:table-cell table:formula="of:=[.B205]-[.$F$5]" office:value-type="float" office:value="-2.004" calcext:value-type="float">
            <text:p>-2.004</text:p>
          </table:table-cell>
          <table:table-cell table:formula="of:=[.C205]-[.$F$7]" office:value-type="float" office:value="-0.571" calcext:value-type="float">
            <text:p>-0.571</text:p>
          </table:table-cell>
          <table:table-cell table:formula="of:=[.D205]-[.$F$9]" office:value-type="float" office:value="-5.146" calcext:value-type="float">
            <text:p>-5.146</text:p>
          </table:table-cell>
          <table:table-cell office:value-type="float" office:value="5920" calcext:value-type="float">
            <text:p>5920</text:p>
          </table:table-cell>
          <table:table-cell table:formula="of:=[.$S$5]+[.H205]*[.$T$5]+[.I205]*[.$U$5]+[.J205]*[.$V$5]+[.K205]*[.$W$5]" office:value-type="float" office:value="5920" calcext:value-type="float">
            <text:p>5920</text:p>
          </table:table-cell>
          <table:table-cell table:formula="of:=[.L205]-[.M205]" office:value-type="float" office:value="0" calcext:value-type="float">
            <text:p>0</text:p>
          </table:table-cell>
          <table:table-cell table:formula="of:=[.N205]*[.N2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206]-[.$F$3]" office:value-type="float" office:value="-4.413" calcext:value-type="float">
            <text:p>-4.413</text:p>
          </table:table-cell>
          <table:table-cell table:formula="of:=[.B206]-[.$F$5]" office:value-type="float" office:value="-0.00399999999999956" calcext:value-type="float">
            <text:p>-0.004</text:p>
          </table:table-cell>
          <table:table-cell table:formula="of:=[.C206]-[.$F$7]" office:value-type="float" office:value="0.429" calcext:value-type="float">
            <text:p>0.429</text:p>
          </table:table-cell>
          <table:table-cell table:formula="of:=[.D206]-[.$F$9]" office:value-type="float" office:value="1.854" calcext:value-type="float">
            <text:p>1.854</text:p>
          </table:table-cell>
          <table:table-cell office:value-type="float" office:value="5350" calcext:value-type="float">
            <text:p>5350</text:p>
          </table:table-cell>
          <table:table-cell table:formula="of:=[.$S$5]+[.H206]*[.$T$5]+[.I206]*[.$U$5]+[.J206]*[.$V$5]+[.K206]*[.$W$5]" office:value-type="float" office:value="5350" calcext:value-type="float">
            <text:p>5350</text:p>
          </table:table-cell>
          <table:table-cell table:formula="of:=[.L206]-[.M206]" office:value-type="float" office:value="0" calcext:value-type="float">
            <text:p>0</text:p>
          </table:table-cell>
          <table:table-cell table:formula="of:=[.N206]*[.N20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207]-[.$F$3]" office:value-type="float" office:value="4.587" calcext:value-type="float">
            <text:p>4.587</text:p>
          </table:table-cell>
          <table:table-cell table:formula="of:=[.B207]-[.$F$5]" office:value-type="float" office:value="-1.004" calcext:value-type="float">
            <text:p>-1.004</text:p>
          </table:table-cell>
          <table:table-cell table:formula="of:=[.C207]-[.$F$7]" office:value-type="float" office:value="2.429" calcext:value-type="float">
            <text:p>2.429</text:p>
          </table:table-cell>
          <table:table-cell table:formula="of:=[.D207]-[.$F$9]" office:value-type="float" office:value="-0.146" calcext:value-type="float">
            <text:p>-0.146</text:p>
          </table:table-cell>
          <table:table-cell office:value-type="float" office:value="5620" calcext:value-type="float">
            <text:p>5620</text:p>
          </table:table-cell>
          <table:table-cell table:formula="of:=[.$S$5]+[.H207]*[.$T$5]+[.I207]*[.$U$5]+[.J207]*[.$V$5]+[.K207]*[.$W$5]" office:value-type="float" office:value="5620" calcext:value-type="float">
            <text:p>5620</text:p>
          </table:table-cell>
          <table:table-cell table:formula="of:=[.L207]-[.M207]" office:value-type="float" office:value="0" calcext:value-type="float">
            <text:p>0</text:p>
          </table:table-cell>
          <table:table-cell table:formula="of:=[.N207]*[.N2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208]-[.$F$3]" office:value-type="float" office:value="11.587" calcext:value-type="float">
            <text:p>11.587</text:p>
          </table:table-cell>
          <table:table-cell table:formula="of:=[.B208]-[.$F$5]" office:value-type="float" office:value="-3.004" calcext:value-type="float">
            <text:p>-3.004</text:p>
          </table:table-cell>
          <table:table-cell table:formula="of:=[.C208]-[.$F$7]" office:value-type="float" office:value="-2.571" calcext:value-type="float">
            <text:p>-2.571</text:p>
          </table:table-cell>
          <table:table-cell table:formula="of:=[.D208]-[.$F$9]" office:value-type="float" office:value="-3.146" calcext:value-type="float">
            <text:p>-3.146</text:p>
          </table:table-cell>
          <table:table-cell office:value-type="float" office:value="5830" calcext:value-type="float">
            <text:p>5830</text:p>
          </table:table-cell>
          <table:table-cell table:formula="of:=[.$S$5]+[.H208]*[.$T$5]+[.I208]*[.$U$5]+[.J208]*[.$V$5]+[.K208]*[.$W$5]" office:value-type="float" office:value="5830" calcext:value-type="float">
            <text:p>5830</text:p>
          </table:table-cell>
          <table:table-cell table:formula="of:=[.L208]-[.M208]" office:value-type="float" office:value="0" calcext:value-type="float">
            <text:p>0</text:p>
          </table:table-cell>
          <table:table-cell table:formula="of:=[.N208]*[.N20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209]-[.$F$3]" office:value-type="float" office:value="-9.413" calcext:value-type="float">
            <text:p>-9.413</text:p>
          </table:table-cell>
          <table:table-cell table:formula="of:=[.B209]-[.$F$5]" office:value-type="float" office:value="-1.004" calcext:value-type="float">
            <text:p>-1.004</text:p>
          </table:table-cell>
          <table:table-cell table:formula="of:=[.C209]-[.$F$7]" office:value-type="float" office:value="1.429" calcext:value-type="float">
            <text:p>1.429</text:p>
          </table:table-cell>
          <table:table-cell table:formula="of:=[.D209]-[.$F$9]" office:value-type="float" office:value="-4.146" calcext:value-type="float">
            <text:p>-4.146</text:p>
          </table:table-cell>
          <table:table-cell office:value-type="float" office:value="5200" calcext:value-type="float">
            <text:p>5200</text:p>
          </table:table-cell>
          <table:table-cell table:formula="of:=[.$S$5]+[.H209]*[.$T$5]+[.I209]*[.$U$5]+[.J209]*[.$V$5]+[.K209]*[.$W$5]" office:value-type="float" office:value="5200" calcext:value-type="float">
            <text:p>5200</text:p>
          </table:table-cell>
          <table:table-cell table:formula="of:=[.L209]-[.M209]" office:value-type="float" office:value="0" calcext:value-type="float">
            <text:p>0</text:p>
          </table:table-cell>
          <table:table-cell table:formula="of:=[.N209]*[.N2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10]-[.$F$3]" office:value-type="float" office:value="-1.413" calcext:value-type="float">
            <text:p>-1.413</text:p>
          </table:table-cell>
          <table:table-cell table:formula="of:=[.B210]-[.$F$5]" office:value-type="float" office:value="0.996" calcext:value-type="float">
            <text:p>0.996</text:p>
          </table:table-cell>
          <table:table-cell table:formula="of:=[.C210]-[.$F$7]" office:value-type="float" office:value="0.429" calcext:value-type="float">
            <text:p>0.429</text:p>
          </table:table-cell>
          <table:table-cell table:formula="of:=[.D210]-[.$F$9]" office:value-type="float" office:value="4.854" calcext:value-type="float">
            <text:p>4.854</text:p>
          </table:table-cell>
          <table:table-cell office:value-type="float" office:value="5440" calcext:value-type="float">
            <text:p>5440</text:p>
          </table:table-cell>
          <table:table-cell table:formula="of:=[.$S$5]+[.H210]*[.$T$5]+[.I210]*[.$U$5]+[.J210]*[.$V$5]+[.K210]*[.$W$5]" office:value-type="float" office:value="5440" calcext:value-type="float">
            <text:p>5440</text:p>
          </table:table-cell>
          <table:table-cell table:formula="of:=[.L210]-[.M210]" office:value-type="float" office:value="0" calcext:value-type="float">
            <text:p>0</text:p>
          </table:table-cell>
          <table:table-cell table:formula="of:=[.N210]*[.N2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211]-[.$F$3]" office:value-type="float" office:value="-0.412999999999997" calcext:value-type="float">
            <text:p>-0.412999999999997</text:p>
          </table:table-cell>
          <table:table-cell table:formula="of:=[.B211]-[.$F$5]" office:value-type="float" office:value="-2.004" calcext:value-type="float">
            <text:p>-2.004</text:p>
          </table:table-cell>
          <table:table-cell table:formula="of:=[.C211]-[.$F$7]" office:value-type="float" office:value="-1.571" calcext:value-type="float">
            <text:p>-1.571</text:p>
          </table:table-cell>
          <table:table-cell table:formula="of:=[.D211]-[.$F$9]" office:value-type="float" office:value="2.854" calcext:value-type="float">
            <text:p>2.854</text:p>
          </table:table-cell>
          <table:table-cell office:value-type="float" office:value="5470" calcext:value-type="float">
            <text:p>5470</text:p>
          </table:table-cell>
          <table:table-cell table:formula="of:=[.$S$5]+[.H211]*[.$T$5]+[.I211]*[.$U$5]+[.J211]*[.$V$5]+[.K211]*[.$W$5]" office:value-type="float" office:value="5470" calcext:value-type="float">
            <text:p>5470</text:p>
          </table:table-cell>
          <table:table-cell table:formula="of:=[.L211]-[.M211]" office:value-type="float" office:value="0" calcext:value-type="float">
            <text:p>0</text:p>
          </table:table-cell>
          <table:table-cell table:formula="of:=[.N211]*[.N2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[.A212]-[.$F$3]" office:value-type="float" office:value="10.587" calcext:value-type="float">
            <text:p>10.587</text:p>
          </table:table-cell>
          <table:table-cell table:formula="of:=[.B212]-[.$F$5]" office:value-type="float" office:value="1.996" calcext:value-type="float">
            <text:p>1.996</text:p>
          </table:table-cell>
          <table:table-cell table:formula="of:=[.C212]-[.$F$7]" office:value-type="float" office:value="-2.571" calcext:value-type="float">
            <text:p>-2.571</text:p>
          </table:table-cell>
          <table:table-cell table:formula="of:=[.D212]-[.$F$9]" office:value-type="float" office:value="-1.146" calcext:value-type="float">
            <text:p>-1.146</text:p>
          </table:table-cell>
          <table:table-cell office:value-type="float" office:value="5800" calcext:value-type="float">
            <text:p>5800</text:p>
          </table:table-cell>
          <table:table-cell table:formula="of:=[.$S$5]+[.H212]*[.$T$5]+[.I212]*[.$U$5]+[.J212]*[.$V$5]+[.K212]*[.$W$5]" office:value-type="float" office:value="5800" calcext:value-type="float">
            <text:p>5800</text:p>
          </table:table-cell>
          <table:table-cell table:formula="of:=[.L212]-[.M212]" office:value-type="float" office:value="0" calcext:value-type="float">
            <text:p>0</text:p>
          </table:table-cell>
          <table:table-cell table:formula="of:=[.N212]*[.N2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213]-[.$F$3]" office:value-type="float" office:value="8.587" calcext:value-type="float">
            <text:p>8.587</text:p>
          </table:table-cell>
          <table:table-cell table:formula="of:=[.B213]-[.$F$5]" office:value-type="float" office:value="1.996" calcext:value-type="float">
            <text:p>1.996</text:p>
          </table:table-cell>
          <table:table-cell table:formula="of:=[.C213]-[.$F$7]" office:value-type="float" office:value="-2.571" calcext:value-type="float">
            <text:p>-2.571</text:p>
          </table:table-cell>
          <table:table-cell table:formula="of:=[.D213]-[.$F$9]" office:value-type="float" office:value="-0.146" calcext:value-type="float">
            <text:p>-0.146</text:p>
          </table:table-cell>
          <table:table-cell office:value-type="float" office:value="5740" calcext:value-type="float">
            <text:p>5740</text:p>
          </table:table-cell>
          <table:table-cell table:formula="of:=[.$S$5]+[.H213]*[.$T$5]+[.I213]*[.$U$5]+[.J213]*[.$V$5]+[.K213]*[.$W$5]" office:value-type="float" office:value="5740" calcext:value-type="float">
            <text:p>5740</text:p>
          </table:table-cell>
          <table:table-cell table:formula="of:=[.L213]-[.M213]" office:value-type="float" office:value="0" calcext:value-type="float">
            <text:p>0</text:p>
          </table:table-cell>
          <table:table-cell table:formula="of:=[.N213]*[.N2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214]-[.$F$3]" office:value-type="float" office:value="-3.413" calcext:value-type="float">
            <text:p>-3.413</text:p>
          </table:table-cell>
          <table:table-cell table:formula="of:=[.B214]-[.$F$5]" office:value-type="float" office:value="-0.00399999999999956" calcext:value-type="float">
            <text:p>-0.004</text:p>
          </table:table-cell>
          <table:table-cell table:formula="of:=[.C214]-[.$F$7]" office:value-type="float" office:value="1.429" calcext:value-type="float">
            <text:p>1.429</text:p>
          </table:table-cell>
          <table:table-cell table:formula="of:=[.D214]-[.$F$9]" office:value-type="float" office:value="-1.146" calcext:value-type="float">
            <text:p>-1.146</text:p>
          </table:table-cell>
          <table:table-cell office:value-type="float" office:value="5380" calcext:value-type="float">
            <text:p>5380</text:p>
          </table:table-cell>
          <table:table-cell table:formula="of:=[.$S$5]+[.H214]*[.$T$5]+[.I214]*[.$U$5]+[.J214]*[.$V$5]+[.K214]*[.$W$5]" office:value-type="float" office:value="5380" calcext:value-type="float">
            <text:p>5380</text:p>
          </table:table-cell>
          <table:table-cell table:formula="of:=[.L214]-[.M214]" office:value-type="float" office:value="0" calcext:value-type="float">
            <text:p>0</text:p>
          </table:table-cell>
          <table:table-cell table:formula="of:=[.N214]*[.N2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215]-[.$F$3]" office:value-type="float" office:value="-0.412999999999997" calcext:value-type="float">
            <text:p>-0.412999999999997</text:p>
          </table:table-cell>
          <table:table-cell table:formula="of:=[.B215]-[.$F$5]" office:value-type="float" office:value="-1.004" calcext:value-type="float">
            <text:p>-1.004</text:p>
          </table:table-cell>
          <table:table-cell table:formula="of:=[.C215]-[.$F$7]" office:value-type="float" office:value="0.429" calcext:value-type="float">
            <text:p>0.429</text:p>
          </table:table-cell>
          <table:table-cell table:formula="of:=[.D215]-[.$F$9]" office:value-type="float" office:value="-1.146" calcext:value-type="float">
            <text:p>-1.146</text:p>
          </table:table-cell>
          <table:table-cell office:value-type="float" office:value="5470" calcext:value-type="float">
            <text:p>5470</text:p>
          </table:table-cell>
          <table:table-cell table:formula="of:=[.$S$5]+[.H215]*[.$T$5]+[.I215]*[.$U$5]+[.J215]*[.$V$5]+[.K215]*[.$W$5]" office:value-type="float" office:value="5470" calcext:value-type="float">
            <text:p>5470</text:p>
          </table:table-cell>
          <table:table-cell table:formula="of:=[.L215]-[.M215]" office:value-type="float" office:value="0" calcext:value-type="float">
            <text:p>0</text:p>
          </table:table-cell>
          <table:table-cell table:formula="of:=[.N215]*[.N2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16]-[.$F$3]" office:value-type="float" office:value="-16.413" calcext:value-type="float">
            <text:p>-16.413</text:p>
          </table:table-cell>
          <table:table-cell table:formula="of:=[.B216]-[.$F$5]" office:value-type="float" office:value="2.996" calcext:value-type="float">
            <text:p>2.996</text:p>
          </table:table-cell>
          <table:table-cell table:formula="of:=[.C216]-[.$F$7]" office:value-type="float" office:value="-2.571" calcext:value-type="float">
            <text:p>-2.571</text:p>
          </table:table-cell>
          <table:table-cell table:formula="of:=[.D216]-[.$F$9]" office:value-type="float" office:value="0.854" calcext:value-type="float">
            <text:p>0.854</text:p>
          </table:table-cell>
          <table:table-cell office:value-type="float" office:value="4990" calcext:value-type="float">
            <text:p>4990</text:p>
          </table:table-cell>
          <table:table-cell table:formula="of:=[.$S$5]+[.H216]*[.$T$5]+[.I216]*[.$U$5]+[.J216]*[.$V$5]+[.K216]*[.$W$5]" office:value-type="float" office:value="4990" calcext:value-type="float">
            <text:p>4990</text:p>
          </table:table-cell>
          <table:table-cell table:formula="of:=[.L216]-[.M216]" office:value-type="float" office:value="0" calcext:value-type="float">
            <text:p>0</text:p>
          </table:table-cell>
          <table:table-cell table:formula="of:=[.N216]*[.N2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217]-[.$F$3]" office:value-type="float" office:value="-9.413" calcext:value-type="float">
            <text:p>-9.413</text:p>
          </table:table-cell>
          <table:table-cell table:formula="of:=[.B217]-[.$F$5]" office:value-type="float" office:value="-1.004" calcext:value-type="float">
            <text:p>-1.004</text:p>
          </table:table-cell>
          <table:table-cell table:formula="of:=[.C217]-[.$F$7]" office:value-type="float" office:value="-2.571" calcext:value-type="float">
            <text:p>-2.571</text:p>
          </table:table-cell>
          <table:table-cell table:formula="of:=[.D217]-[.$F$9]" office:value-type="float" office:value="2.854" calcext:value-type="float">
            <text:p>2.854</text:p>
          </table:table-cell>
          <table:table-cell office:value-type="float" office:value="5200" calcext:value-type="float">
            <text:p>5200</text:p>
          </table:table-cell>
          <table:table-cell table:formula="of:=[.$S$5]+[.H217]*[.$T$5]+[.I217]*[.$U$5]+[.J217]*[.$V$5]+[.K217]*[.$W$5]" office:value-type="float" office:value="5200" calcext:value-type="float">
            <text:p>5200</text:p>
          </table:table-cell>
          <table:table-cell table:formula="of:=[.L217]-[.M217]" office:value-type="float" office:value="0" calcext:value-type="float">
            <text:p>0</text:p>
          </table:table-cell>
          <table:table-cell table:formula="of:=[.N217]*[.N2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218]-[.$F$3]" office:value-type="float" office:value="4.587" calcext:value-type="float">
            <text:p>4.587</text:p>
          </table:table-cell>
          <table:table-cell table:formula="of:=[.B218]-[.$F$5]" office:value-type="float" office:value="0.996" calcext:value-type="float">
            <text:p>0.996</text:p>
          </table:table-cell>
          <table:table-cell table:formula="of:=[.C218]-[.$F$7]" office:value-type="float" office:value="-1.571" calcext:value-type="float">
            <text:p>-1.571</text:p>
          </table:table-cell>
          <table:table-cell table:formula="of:=[.D218]-[.$F$9]" office:value-type="float" office:value="-1.146" calcext:value-type="float">
            <text:p>-1.146</text:p>
          </table:table-cell>
          <table:table-cell office:value-type="float" office:value="5620" calcext:value-type="float">
            <text:p>5620</text:p>
          </table:table-cell>
          <table:table-cell table:formula="of:=[.$S$5]+[.H218]*[.$T$5]+[.I218]*[.$U$5]+[.J218]*[.$V$5]+[.K218]*[.$W$5]" office:value-type="float" office:value="5620" calcext:value-type="float">
            <text:p>5620</text:p>
          </table:table-cell>
          <table:table-cell table:formula="of:=[.L218]-[.M218]" office:value-type="float" office:value="0" calcext:value-type="float">
            <text:p>0</text:p>
          </table:table-cell>
          <table:table-cell table:formula="of:=[.N218]*[.N2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19]-[.$F$3]" office:value-type="float" office:value="-1.413" calcext:value-type="float">
            <text:p>-1.413</text:p>
          </table:table-cell>
          <table:table-cell table:formula="of:=[.B219]-[.$F$5]" office:value-type="float" office:value="1.996" calcext:value-type="float">
            <text:p>1.996</text:p>
          </table:table-cell>
          <table:table-cell table:formula="of:=[.C219]-[.$F$7]" office:value-type="float" office:value="2.429" calcext:value-type="float">
            <text:p>2.429</text:p>
          </table:table-cell>
          <table:table-cell table:formula="of:=[.D219]-[.$F$9]" office:value-type="float" office:value="0.854" calcext:value-type="float">
            <text:p>0.854</text:p>
          </table:table-cell>
          <table:table-cell office:value-type="float" office:value="5440" calcext:value-type="float">
            <text:p>5440</text:p>
          </table:table-cell>
          <table:table-cell table:formula="of:=[.$S$5]+[.H219]*[.$T$5]+[.I219]*[.$U$5]+[.J219]*[.$V$5]+[.K219]*[.$W$5]" office:value-type="float" office:value="5440" calcext:value-type="float">
            <text:p>5440</text:p>
          </table:table-cell>
          <table:table-cell table:formula="of:=[.L219]-[.M219]" office:value-type="float" office:value="0" calcext:value-type="float">
            <text:p>0</text:p>
          </table:table-cell>
          <table:table-cell table:formula="of:=[.N219]*[.N2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220]-[.$F$3]" office:value-type="float" office:value="4.587" calcext:value-type="float">
            <text:p>4.587</text:p>
          </table:table-cell>
          <table:table-cell table:formula="of:=[.B220]-[.$F$5]" office:value-type="float" office:value="-0.00399999999999956" calcext:value-type="float">
            <text:p>-0.004</text:p>
          </table:table-cell>
          <table:table-cell table:formula="of:=[.C220]-[.$F$7]" office:value-type="float" office:value="1.429" calcext:value-type="float">
            <text:p>1.429</text:p>
          </table:table-cell>
          <table:table-cell table:formula="of:=[.D220]-[.$F$9]" office:value-type="float" office:value="-0.146" calcext:value-type="float">
            <text:p>-0.146</text:p>
          </table:table-cell>
          <table:table-cell office:value-type="float" office:value="5620" calcext:value-type="float">
            <text:p>5620</text:p>
          </table:table-cell>
          <table:table-cell table:formula="of:=[.$S$5]+[.H220]*[.$T$5]+[.I220]*[.$U$5]+[.J220]*[.$V$5]+[.K220]*[.$W$5]" office:value-type="float" office:value="5620" calcext:value-type="float">
            <text:p>5620</text:p>
          </table:table-cell>
          <table:table-cell table:formula="of:=[.L220]-[.M220]" office:value-type="float" office:value="0" calcext:value-type="float">
            <text:p>0</text:p>
          </table:table-cell>
          <table:table-cell table:formula="of:=[.N220]*[.N2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21]-[.$F$3]" office:value-type="float" office:value="7.587" calcext:value-type="float">
            <text:p>7.587</text:p>
          </table:table-cell>
          <table:table-cell table:formula="of:=[.B221]-[.$F$5]" office:value-type="float" office:value="1.996" calcext:value-type="float">
            <text:p>1.996</text:p>
          </table:table-cell>
          <table:table-cell table:formula="of:=[.C221]-[.$F$7]" office:value-type="float" office:value="1.429" calcext:value-type="float">
            <text:p>1.429</text:p>
          </table:table-cell>
          <table:table-cell table:formula="of:=[.D221]-[.$F$9]" office:value-type="float" office:value="0.854" calcext:value-type="float">
            <text:p>0.854</text:p>
          </table:table-cell>
          <table:table-cell office:value-type="float" office:value="5710" calcext:value-type="float">
            <text:p>5710</text:p>
          </table:table-cell>
          <table:table-cell table:formula="of:=[.$S$5]+[.H221]*[.$T$5]+[.I221]*[.$U$5]+[.J221]*[.$V$5]+[.K221]*[.$W$5]" office:value-type="float" office:value="5710" calcext:value-type="float">
            <text:p>5710</text:p>
          </table:table-cell>
          <table:table-cell table:formula="of:=[.L221]-[.M221]" office:value-type="float" office:value="0" calcext:value-type="float">
            <text:p>0</text:p>
          </table:table-cell>
          <table:table-cell table:formula="of:=[.N221]*[.N2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  <table:table-cell table:formula="of:=[.A222]-[.$F$3]" office:value-type="float" office:value="0.587000000000003" calcext:value-type="float">
            <text:p>0.587000000000003</text:p>
          </table:table-cell>
          <table:table-cell table:formula="of:=[.B222]-[.$F$5]" office:value-type="float" office:value="1.996" calcext:value-type="float">
            <text:p>1.996</text:p>
          </table:table-cell>
          <table:table-cell table:formula="of:=[.C222]-[.$F$7]" office:value-type="float" office:value="-0.571" calcext:value-type="float">
            <text:p>-0.571</text:p>
          </table:table-cell>
          <table:table-cell table:formula="of:=[.D222]-[.$F$9]" office:value-type="float" office:value="0.854" calcext:value-type="float">
            <text:p>0.854</text:p>
          </table:table-cell>
          <table:table-cell office:value-type="float" office:value="5500" calcext:value-type="float">
            <text:p>5500</text:p>
          </table:table-cell>
          <table:table-cell table:formula="of:=[.$S$5]+[.H222]*[.$T$5]+[.I222]*[.$U$5]+[.J222]*[.$V$5]+[.K222]*[.$W$5]" office:value-type="float" office:value="5500" calcext:value-type="float">
            <text:p>5500</text:p>
          </table:table-cell>
          <table:table-cell table:formula="of:=[.L222]-[.M222]" office:value-type="float" office:value="0" calcext:value-type="float">
            <text:p>0</text:p>
          </table:table-cell>
          <table:table-cell table:formula="of:=[.N222]*[.N2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223]-[.$F$3]" office:value-type="float" office:value="-6.413" calcext:value-type="float">
            <text:p>-6.413</text:p>
          </table:table-cell>
          <table:table-cell table:formula="of:=[.B223]-[.$F$5]" office:value-type="float" office:value="-1.004" calcext:value-type="float">
            <text:p>-1.004</text:p>
          </table:table-cell>
          <table:table-cell table:formula="of:=[.C223]-[.$F$7]" office:value-type="float" office:value="-0.571" calcext:value-type="float">
            <text:p>-0.571</text:p>
          </table:table-cell>
          <table:table-cell table:formula="of:=[.D223]-[.$F$9]" office:value-type="float" office:value="2.854" calcext:value-type="float">
            <text:p>2.854</text:p>
          </table:table-cell>
          <table:table-cell office:value-type="float" office:value="5290" calcext:value-type="float">
            <text:p>5290</text:p>
          </table:table-cell>
          <table:table-cell table:formula="of:=[.$S$5]+[.H223]*[.$T$5]+[.I223]*[.$U$5]+[.J223]*[.$V$5]+[.K223]*[.$W$5]" office:value-type="float" office:value="5290" calcext:value-type="float">
            <text:p>5290</text:p>
          </table:table-cell>
          <table:table-cell table:formula="of:=[.L223]-[.M223]" office:value-type="float" office:value="0" calcext:value-type="float">
            <text:p>0</text:p>
          </table:table-cell>
          <table:table-cell table:formula="of:=[.N223]*[.N2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224]-[.$F$3]" office:value-type="float" office:value="-3.413" calcext:value-type="float">
            <text:p>-3.413</text:p>
          </table:table-cell>
          <table:table-cell table:formula="of:=[.B224]-[.$F$5]" office:value-type="float" office:value="-0.00399999999999956" calcext:value-type="float">
            <text:p>-0.004</text:p>
          </table:table-cell>
          <table:table-cell table:formula="of:=[.C224]-[.$F$7]" office:value-type="float" office:value="-0.571" calcext:value-type="float">
            <text:p>-0.571</text:p>
          </table:table-cell>
          <table:table-cell table:formula="of:=[.D224]-[.$F$9]" office:value-type="float" office:value="-5.146" calcext:value-type="float">
            <text:p>-5.146</text:p>
          </table:table-cell>
          <table:table-cell office:value-type="float" office:value="5380" calcext:value-type="float">
            <text:p>5380</text:p>
          </table:table-cell>
          <table:table-cell table:formula="of:=[.$S$5]+[.H224]*[.$T$5]+[.I224]*[.$U$5]+[.J224]*[.$V$5]+[.K224]*[.$W$5]" office:value-type="float" office:value="5380" calcext:value-type="float">
            <text:p>5380</text:p>
          </table:table-cell>
          <table:table-cell table:formula="of:=[.L224]-[.M224]" office:value-type="float" office:value="0" calcext:value-type="float">
            <text:p>0</text:p>
          </table:table-cell>
          <table:table-cell table:formula="of:=[.N224]*[.N2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25]-[.$F$3]" office:value-type="float" office:value="4.587" calcext:value-type="float">
            <text:p>4.587</text:p>
          </table:table-cell>
          <table:table-cell table:formula="of:=[.B225]-[.$F$5]" office:value-type="float" office:value="0.996" calcext:value-type="float">
            <text:p>0.996</text:p>
          </table:table-cell>
          <table:table-cell table:formula="of:=[.C225]-[.$F$7]" office:value-type="float" office:value="1.429" calcext:value-type="float">
            <text:p>1.429</text:p>
          </table:table-cell>
          <table:table-cell table:formula="of:=[.D225]-[.$F$9]" office:value-type="float" office:value="0.854" calcext:value-type="float">
            <text:p>0.854</text:p>
          </table:table-cell>
          <table:table-cell office:value-type="float" office:value="5620" calcext:value-type="float">
            <text:p>5620</text:p>
          </table:table-cell>
          <table:table-cell table:formula="of:=[.$S$5]+[.H225]*[.$T$5]+[.I225]*[.$U$5]+[.J225]*[.$V$5]+[.K225]*[.$W$5]" office:value-type="float" office:value="5620" calcext:value-type="float">
            <text:p>5620</text:p>
          </table:table-cell>
          <table:table-cell table:formula="of:=[.L225]-[.M225]" office:value-type="float" office:value="0" calcext:value-type="float">
            <text:p>0</text:p>
          </table:table-cell>
          <table:table-cell table:formula="of:=[.N225]*[.N2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226]-[.$F$3]" office:value-type="float" office:value="3.587" calcext:value-type="float">
            <text:p>3.587</text:p>
          </table:table-cell>
          <table:table-cell table:formula="of:=[.B226]-[.$F$5]" office:value-type="float" office:value="-1.004" calcext:value-type="float">
            <text:p>-1.004</text:p>
          </table:table-cell>
          <table:table-cell table:formula="of:=[.C226]-[.$F$7]" office:value-type="float" office:value="0.429" calcext:value-type="float">
            <text:p>0.429</text:p>
          </table:table-cell>
          <table:table-cell table:formula="of:=[.D226]-[.$F$9]" office:value-type="float" office:value="3.854" calcext:value-type="float">
            <text:p>3.854</text:p>
          </table:table-cell>
          <table:table-cell office:value-type="float" office:value="5590" calcext:value-type="float">
            <text:p>5590</text:p>
          </table:table-cell>
          <table:table-cell table:formula="of:=[.$S$5]+[.H226]*[.$T$5]+[.I226]*[.$U$5]+[.J226]*[.$V$5]+[.K226]*[.$W$5]" office:value-type="float" office:value="5590" calcext:value-type="float">
            <text:p>5590</text:p>
          </table:table-cell>
          <table:table-cell table:formula="of:=[.L226]-[.M226]" office:value-type="float" office:value="0" calcext:value-type="float">
            <text:p>0</text:p>
          </table:table-cell>
          <table:table-cell table:formula="of:=[.N226]*[.N2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27]-[.$F$3]" office:value-type="float" office:value="5.587" calcext:value-type="float">
            <text:p>5.587</text:p>
          </table:table-cell>
          <table:table-cell table:formula="of:=[.B227]-[.$F$5]" office:value-type="float" office:value="1.996" calcext:value-type="float">
            <text:p>1.996</text:p>
          </table:table-cell>
          <table:table-cell table:formula="of:=[.C227]-[.$F$7]" office:value-type="float" office:value="-2.571" calcext:value-type="float">
            <text:p>-2.571</text:p>
          </table:table-cell>
          <table:table-cell table:formula="of:=[.D227]-[.$F$9]" office:value-type="float" office:value="4.854" calcext:value-type="float">
            <text:p>4.854</text:p>
          </table:table-cell>
          <table:table-cell office:value-type="float" office:value="5650" calcext:value-type="float">
            <text:p>5650</text:p>
          </table:table-cell>
          <table:table-cell table:formula="of:=[.$S$5]+[.H227]*[.$T$5]+[.I227]*[.$U$5]+[.J227]*[.$V$5]+[.K227]*[.$W$5]" office:value-type="float" office:value="5650" calcext:value-type="float">
            <text:p>5650</text:p>
          </table:table-cell>
          <table:table-cell table:formula="of:=[.L227]-[.M227]" office:value-type="float" office:value="0" calcext:value-type="float">
            <text:p>0</text:p>
          </table:table-cell>
          <table:table-cell table:formula="of:=[.N227]*[.N2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228]-[.$F$3]" office:value-type="float" office:value="6.587" calcext:value-type="float">
            <text:p>6.587</text:p>
          </table:table-cell>
          <table:table-cell table:formula="of:=[.B228]-[.$F$5]" office:value-type="float" office:value="2.996" calcext:value-type="float">
            <text:p>2.996</text:p>
          </table:table-cell>
          <table:table-cell table:formula="of:=[.C228]-[.$F$7]" office:value-type="float" office:value="-0.571" calcext:value-type="float">
            <text:p>-0.571</text:p>
          </table:table-cell>
          <table:table-cell table:formula="of:=[.D228]-[.$F$9]" office:value-type="float" office:value="-2.146" calcext:value-type="float">
            <text:p>-2.146</text:p>
          </table:table-cell>
          <table:table-cell office:value-type="float" office:value="5680" calcext:value-type="float">
            <text:p>5680</text:p>
          </table:table-cell>
          <table:table-cell table:formula="of:=[.$S$5]+[.H228]*[.$T$5]+[.I228]*[.$U$5]+[.J228]*[.$V$5]+[.K228]*[.$W$5]" office:value-type="float" office:value="5680" calcext:value-type="float">
            <text:p>5680</text:p>
          </table:table-cell>
          <table:table-cell table:formula="of:=[.L228]-[.M228]" office:value-type="float" office:value="0" calcext:value-type="float">
            <text:p>0</text:p>
          </table:table-cell>
          <table:table-cell table:formula="of:=[.N228]*[.N2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229]-[.$F$3]" office:value-type="float" office:value="-8.413" calcext:value-type="float">
            <text:p>-8.413</text:p>
          </table:table-cell>
          <table:table-cell table:formula="of:=[.B229]-[.$F$5]" office:value-type="float" office:value="1.996" calcext:value-type="float">
            <text:p>1.996</text:p>
          </table:table-cell>
          <table:table-cell table:formula="of:=[.C229]-[.$F$7]" office:value-type="float" office:value="2.429" calcext:value-type="float">
            <text:p>2.429</text:p>
          </table:table-cell>
          <table:table-cell table:formula="of:=[.D229]-[.$F$9]" office:value-type="float" office:value="-2.146" calcext:value-type="float">
            <text:p>-2.146</text:p>
          </table:table-cell>
          <table:table-cell office:value-type="float" office:value="5230" calcext:value-type="float">
            <text:p>5230</text:p>
          </table:table-cell>
          <table:table-cell table:formula="of:=[.$S$5]+[.H229]*[.$T$5]+[.I229]*[.$U$5]+[.J229]*[.$V$5]+[.K229]*[.$W$5]" office:value-type="float" office:value="5230" calcext:value-type="float">
            <text:p>5230</text:p>
          </table:table-cell>
          <table:table-cell table:formula="of:=[.L229]-[.M229]" office:value-type="float" office:value="0" calcext:value-type="float">
            <text:p>0</text:p>
          </table:table-cell>
          <table:table-cell table:formula="of:=[.N229]*[.N2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30]-[.$F$3]" office:value-type="float" office:value="22.587" calcext:value-type="float">
            <text:p>22.587</text:p>
          </table:table-cell>
          <table:table-cell table:formula="of:=[.B230]-[.$F$5]" office:value-type="float" office:value="-0.00399999999999956" calcext:value-type="float">
            <text:p>-0.004</text:p>
          </table:table-cell>
          <table:table-cell table:formula="of:=[.C230]-[.$F$7]" office:value-type="float" office:value="1.429" calcext:value-type="float">
            <text:p>1.429</text:p>
          </table:table-cell>
          <table:table-cell table:formula="of:=[.D230]-[.$F$9]" office:value-type="float" office:value="4.854" calcext:value-type="float">
            <text:p>4.854</text:p>
          </table:table-cell>
          <table:table-cell office:value-type="float" office:value="6160" calcext:value-type="float">
            <text:p>6160</text:p>
          </table:table-cell>
          <table:table-cell table:formula="of:=[.$S$5]+[.H230]*[.$T$5]+[.I230]*[.$U$5]+[.J230]*[.$V$5]+[.K230]*[.$W$5]" office:value-type="float" office:value="6160" calcext:value-type="float">
            <text:p>6160</text:p>
          </table:table-cell>
          <table:table-cell table:formula="of:=[.L230]-[.M230]" office:value-type="float" office:value="0" calcext:value-type="float">
            <text:p>0</text:p>
          </table:table-cell>
          <table:table-cell table:formula="of:=[.N230]*[.N2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31]-[.$F$3]" office:value-type="float" office:value="-21.413" calcext:value-type="float">
            <text:p>-21.413</text:p>
          </table:table-cell>
          <table:table-cell table:formula="of:=[.B231]-[.$F$5]" office:value-type="float" office:value="1.996" calcext:value-type="float">
            <text:p>1.996</text:p>
          </table:table-cell>
          <table:table-cell table:formula="of:=[.C231]-[.$F$7]" office:value-type="float" office:value="-3.571" calcext:value-type="float">
            <text:p>-3.571</text:p>
          </table:table-cell>
          <table:table-cell table:formula="of:=[.D231]-[.$F$9]" office:value-type="float" office:value="0.854" calcext:value-type="float">
            <text:p>0.854</text:p>
          </table:table-cell>
          <table:table-cell office:value-type="float" office:value="4840" calcext:value-type="float">
            <text:p>4840</text:p>
          </table:table-cell>
          <table:table-cell table:formula="of:=[.$S$5]+[.H231]*[.$T$5]+[.I231]*[.$U$5]+[.J231]*[.$V$5]+[.K231]*[.$W$5]" office:value-type="float" office:value="4840" calcext:value-type="float">
            <text:p>4840</text:p>
          </table:table-cell>
          <table:table-cell table:formula="of:=[.L231]-[.M231]" office:value-type="float" office:value="0" calcext:value-type="float">
            <text:p>0</text:p>
          </table:table-cell>
          <table:table-cell table:formula="of:=[.N231]*[.N2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232]-[.$F$3]" office:value-type="float" office:value="-6.413" calcext:value-type="float">
            <text:p>-6.413</text:p>
          </table:table-cell>
          <table:table-cell table:formula="of:=[.B232]-[.$F$5]" office:value-type="float" office:value="-0.00399999999999956" calcext:value-type="float">
            <text:p>-0.004</text:p>
          </table:table-cell>
          <table:table-cell table:formula="of:=[.C232]-[.$F$7]" office:value-type="float" office:value="-0.571" calcext:value-type="float">
            <text:p>-0.571</text:p>
          </table:table-cell>
          <table:table-cell table:formula="of:=[.D232]-[.$F$9]" office:value-type="float" office:value="1.854" calcext:value-type="float">
            <text:p>1.854</text:p>
          </table:table-cell>
          <table:table-cell office:value-type="float" office:value="5290" calcext:value-type="float">
            <text:p>5290</text:p>
          </table:table-cell>
          <table:table-cell table:formula="of:=[.$S$5]+[.H232]*[.$T$5]+[.I232]*[.$U$5]+[.J232]*[.$V$5]+[.K232]*[.$W$5]" office:value-type="float" office:value="5290" calcext:value-type="float">
            <text:p>5290</text:p>
          </table:table-cell>
          <table:table-cell table:formula="of:=[.L232]-[.M232]" office:value-type="float" office:value="0" calcext:value-type="float">
            <text:p>0</text:p>
          </table:table-cell>
          <table:table-cell table:formula="of:=[.N232]*[.N2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233]-[.$F$3]" office:value-type="float" office:value="-22.413" calcext:value-type="float">
            <text:p>-22.413</text:p>
          </table:table-cell>
          <table:table-cell table:formula="of:=[.B233]-[.$F$5]" office:value-type="float" office:value="1.996" calcext:value-type="float">
            <text:p>1.996</text:p>
          </table:table-cell>
          <table:table-cell table:formula="of:=[.C233]-[.$F$7]" office:value-type="float" office:value="1.429" calcext:value-type="float">
            <text:p>1.429</text:p>
          </table:table-cell>
          <table:table-cell table:formula="of:=[.D233]-[.$F$9]" office:value-type="float" office:value="-1.146" calcext:value-type="float">
            <text:p>-1.146</text:p>
          </table:table-cell>
          <table:table-cell office:value-type="float" office:value="4810" calcext:value-type="float">
            <text:p>4810</text:p>
          </table:table-cell>
          <table:table-cell table:formula="of:=[.$S$5]+[.H233]*[.$T$5]+[.I233]*[.$U$5]+[.J233]*[.$V$5]+[.K233]*[.$W$5]" office:value-type="float" office:value="4810" calcext:value-type="float">
            <text:p>4810</text:p>
          </table:table-cell>
          <table:table-cell table:formula="of:=[.L233]-[.M233]" office:value-type="float" office:value="0" calcext:value-type="float">
            <text:p>0</text:p>
          </table:table-cell>
          <table:table-cell table:formula="of:=[.N233]*[.N2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234]-[.$F$3]" office:value-type="float" office:value="0.587000000000003" calcext:value-type="float">
            <text:p>0.587000000000003</text:p>
          </table:table-cell>
          <table:table-cell table:formula="of:=[.B234]-[.$F$5]" office:value-type="float" office:value="2.996" calcext:value-type="float">
            <text:p>2.996</text:p>
          </table:table-cell>
          <table:table-cell table:formula="of:=[.C234]-[.$F$7]" office:value-type="float" office:value="-1.571" calcext:value-type="float">
            <text:p>-1.571</text:p>
          </table:table-cell>
          <table:table-cell table:formula="of:=[.D234]-[.$F$9]" office:value-type="float" office:value="-1.146" calcext:value-type="float">
            <text:p>-1.146</text:p>
          </table:table-cell>
          <table:table-cell office:value-type="float" office:value="5500" calcext:value-type="float">
            <text:p>5500</text:p>
          </table:table-cell>
          <table:table-cell table:formula="of:=[.$S$5]+[.H234]*[.$T$5]+[.I234]*[.$U$5]+[.J234]*[.$V$5]+[.K234]*[.$W$5]" office:value-type="float" office:value="5500" calcext:value-type="float">
            <text:p>5500</text:p>
          </table:table-cell>
          <table:table-cell table:formula="of:=[.L234]-[.M234]" office:value-type="float" office:value="0" calcext:value-type="float">
            <text:p>0</text:p>
          </table:table-cell>
          <table:table-cell table:formula="of:=[.N234]*[.N2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35]-[.$F$3]" office:value-type="float" office:value="-1.413" calcext:value-type="float">
            <text:p>-1.413</text:p>
          </table:table-cell>
          <table:table-cell table:formula="of:=[.B235]-[.$F$5]" office:value-type="float" office:value="-0.00399999999999956" calcext:value-type="float">
            <text:p>-0.004</text:p>
          </table:table-cell>
          <table:table-cell table:formula="of:=[.C235]-[.$F$7]" office:value-type="float" office:value="1.429" calcext:value-type="float">
            <text:p>1.429</text:p>
          </table:table-cell>
          <table:table-cell table:formula="of:=[.D235]-[.$F$9]" office:value-type="float" office:value="4.854" calcext:value-type="float">
            <text:p>4.854</text:p>
          </table:table-cell>
          <table:table-cell office:value-type="float" office:value="5440" calcext:value-type="float">
            <text:p>5440</text:p>
          </table:table-cell>
          <table:table-cell table:formula="of:=[.$S$5]+[.H235]*[.$T$5]+[.I235]*[.$U$5]+[.J235]*[.$V$5]+[.K235]*[.$W$5]" office:value-type="float" office:value="5440" calcext:value-type="float">
            <text:p>5440</text:p>
          </table:table-cell>
          <table:table-cell table:formula="of:=[.L235]-[.M235]" office:value-type="float" office:value="0" calcext:value-type="float">
            <text:p>0</text:p>
          </table:table-cell>
          <table:table-cell table:formula="of:=[.N235]*[.N2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236]-[.$F$3]" office:value-type="float" office:value="-17.413" calcext:value-type="float">
            <text:p>-17.413</text:p>
          </table:table-cell>
          <table:table-cell table:formula="of:=[.B236]-[.$F$5]" office:value-type="float" office:value="-1.004" calcext:value-type="float">
            <text:p>-1.004</text:p>
          </table:table-cell>
          <table:table-cell table:formula="of:=[.C236]-[.$F$7]" office:value-type="float" office:value="0.429" calcext:value-type="float">
            <text:p>0.429</text:p>
          </table:table-cell>
          <table:table-cell table:formula="of:=[.D236]-[.$F$9]" office:value-type="float" office:value="3.854" calcext:value-type="float">
            <text:p>3.854</text:p>
          </table:table-cell>
          <table:table-cell office:value-type="float" office:value="4960" calcext:value-type="float">
            <text:p>4960</text:p>
          </table:table-cell>
          <table:table-cell table:formula="of:=[.$S$5]+[.H236]*[.$T$5]+[.I236]*[.$U$5]+[.J236]*[.$V$5]+[.K236]*[.$W$5]" office:value-type="float" office:value="4960" calcext:value-type="float">
            <text:p>4960</text:p>
          </table:table-cell>
          <table:table-cell table:formula="of:=[.L236]-[.M236]" office:value-type="float" office:value="0" calcext:value-type="float">
            <text:p>0</text:p>
          </table:table-cell>
          <table:table-cell table:formula="of:=[.N236]*[.N2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237]-[.$F$3]" office:value-type="float" office:value="-7.413" calcext:value-type="float">
            <text:p>-7.413</text:p>
          </table:table-cell>
          <table:table-cell table:formula="of:=[.B237]-[.$F$5]" office:value-type="float" office:value="2.996" calcext:value-type="float">
            <text:p>2.996</text:p>
          </table:table-cell>
          <table:table-cell table:formula="of:=[.C237]-[.$F$7]" office:value-type="float" office:value="0.429" calcext:value-type="float">
            <text:p>0.429</text:p>
          </table:table-cell>
          <table:table-cell table:formula="of:=[.D237]-[.$F$9]" office:value-type="float" office:value="-3.146" calcext:value-type="float">
            <text:p>-3.146</text:p>
          </table:table-cell>
          <table:table-cell office:value-type="float" office:value="5260" calcext:value-type="float">
            <text:p>5260</text:p>
          </table:table-cell>
          <table:table-cell table:formula="of:=[.$S$5]+[.H237]*[.$T$5]+[.I237]*[.$U$5]+[.J237]*[.$V$5]+[.K237]*[.$W$5]" office:value-type="float" office:value="5260" calcext:value-type="float">
            <text:p>5260</text:p>
          </table:table-cell>
          <table:table-cell table:formula="of:=[.L237]-[.M237]" office:value-type="float" office:value="0" calcext:value-type="float">
            <text:p>0</text:p>
          </table:table-cell>
          <table:table-cell table:formula="of:=[.N237]*[.N2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38]-[.$F$3]" office:value-type="float" office:value="-2.413" calcext:value-type="float">
            <text:p>-2.413</text:p>
          </table:table-cell>
          <table:table-cell table:formula="of:=[.B238]-[.$F$5]" office:value-type="float" office:value="-3.004" calcext:value-type="float">
            <text:p>-3.004</text:p>
          </table:table-cell>
          <table:table-cell table:formula="of:=[.C238]-[.$F$7]" office:value-type="float" office:value="1.429" calcext:value-type="float">
            <text:p>1.429</text:p>
          </table:table-cell>
          <table:table-cell table:formula="of:=[.D238]-[.$F$9]" office:value-type="float" office:value="0.854" calcext:value-type="float">
            <text:p>0.854</text:p>
          </table:table-cell>
          <table:table-cell office:value-type="float" office:value="5410" calcext:value-type="float">
            <text:p>5410</text:p>
          </table:table-cell>
          <table:table-cell table:formula="of:=[.$S$5]+[.H238]*[.$T$5]+[.I238]*[.$U$5]+[.J238]*[.$V$5]+[.K238]*[.$W$5]" office:value-type="float" office:value="5410" calcext:value-type="float">
            <text:p>5410</text:p>
          </table:table-cell>
          <table:table-cell table:formula="of:=[.L238]-[.M238]" office:value-type="float" office:value="0" calcext:value-type="float">
            <text:p>0</text:p>
          </table:table-cell>
          <table:table-cell table:formula="of:=[.N238]*[.N2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239]-[.$F$3]" office:value-type="float" office:value="-9.413" calcext:value-type="float">
            <text:p>-9.413</text:p>
          </table:table-cell>
          <table:table-cell table:formula="of:=[.B239]-[.$F$5]" office:value-type="float" office:value="2.996" calcext:value-type="float">
            <text:p>2.996</text:p>
          </table:table-cell>
          <table:table-cell table:formula="of:=[.C239]-[.$F$7]" office:value-type="float" office:value="-1.571" calcext:value-type="float">
            <text:p>-1.571</text:p>
          </table:table-cell>
          <table:table-cell table:formula="of:=[.D239]-[.$F$9]" office:value-type="float" office:value="-2.146" calcext:value-type="float">
            <text:p>-2.146</text:p>
          </table:table-cell>
          <table:table-cell office:value-type="float" office:value="5200" calcext:value-type="float">
            <text:p>5200</text:p>
          </table:table-cell>
          <table:table-cell table:formula="of:=[.$S$5]+[.H239]*[.$T$5]+[.I239]*[.$U$5]+[.J239]*[.$V$5]+[.K239]*[.$W$5]" office:value-type="float" office:value="5200" calcext:value-type="float">
            <text:p>5200</text:p>
          </table:table-cell>
          <table:table-cell table:formula="of:=[.L239]-[.M239]" office:value-type="float" office:value="0" calcext:value-type="float">
            <text:p>0</text:p>
          </table:table-cell>
          <table:table-cell table:formula="of:=[.N239]*[.N2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240]-[.$F$3]" office:value-type="float" office:value="-11.413" calcext:value-type="float">
            <text:p>-11.413</text:p>
          </table:table-cell>
          <table:table-cell table:formula="of:=[.B240]-[.$F$5]" office:value-type="float" office:value="-1.004" calcext:value-type="float">
            <text:p>-1.004</text:p>
          </table:table-cell>
          <table:table-cell table:formula="of:=[.C240]-[.$F$7]" office:value-type="float" office:value="1.429" calcext:value-type="float">
            <text:p>1.429</text:p>
          </table:table-cell>
          <table:table-cell table:formula="of:=[.D240]-[.$F$9]" office:value-type="float" office:value="1.854" calcext:value-type="float">
            <text:p>1.854</text:p>
          </table:table-cell>
          <table:table-cell office:value-type="float" office:value="5140" calcext:value-type="float">
            <text:p>5140</text:p>
          </table:table-cell>
          <table:table-cell table:formula="of:=[.$S$5]+[.H240]*[.$T$5]+[.I240]*[.$U$5]+[.J240]*[.$V$5]+[.K240]*[.$W$5]" office:value-type="float" office:value="5140" calcext:value-type="float">
            <text:p>5140</text:p>
          </table:table-cell>
          <table:table-cell table:formula="of:=[.L240]-[.M240]" office:value-type="float" office:value="0" calcext:value-type="float">
            <text:p>0</text:p>
          </table:table-cell>
          <table:table-cell table:formula="of:=[.N240]*[.N2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241]-[.$F$3]" office:value-type="float" office:value="-0.412999999999997" calcext:value-type="float">
            <text:p>-0.412999999999997</text:p>
          </table:table-cell>
          <table:table-cell table:formula="of:=[.B241]-[.$F$5]" office:value-type="float" office:value="-1.004" calcext:value-type="float">
            <text:p>-1.004</text:p>
          </table:table-cell>
          <table:table-cell table:formula="of:=[.C241]-[.$F$7]" office:value-type="float" office:value="-1.571" calcext:value-type="float">
            <text:p>-1.571</text:p>
          </table:table-cell>
          <table:table-cell table:formula="of:=[.D241]-[.$F$9]" office:value-type="float" office:value="3.854" calcext:value-type="float">
            <text:p>3.854</text:p>
          </table:table-cell>
          <table:table-cell office:value-type="float" office:value="5470" calcext:value-type="float">
            <text:p>5470</text:p>
          </table:table-cell>
          <table:table-cell table:formula="of:=[.$S$5]+[.H241]*[.$T$5]+[.I241]*[.$U$5]+[.J241]*[.$V$5]+[.K241]*[.$W$5]" office:value-type="float" office:value="5470" calcext:value-type="float">
            <text:p>5470</text:p>
          </table:table-cell>
          <table:table-cell table:formula="of:=[.L241]-[.M241]" office:value-type="float" office:value="0" calcext:value-type="float">
            <text:p>0</text:p>
          </table:table-cell>
          <table:table-cell table:formula="of:=[.N241]*[.N2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42]-[.$F$3]" office:value-type="float" office:value="2.587" calcext:value-type="float">
            <text:p>2.587</text:p>
          </table:table-cell>
          <table:table-cell table:formula="of:=[.B242]-[.$F$5]" office:value-type="float" office:value="-3.004" calcext:value-type="float">
            <text:p>-3.004</text:p>
          </table:table-cell>
          <table:table-cell table:formula="of:=[.C242]-[.$F$7]" office:value-type="float" office:value="1.429" calcext:value-type="float">
            <text:p>1.429</text:p>
          </table:table-cell>
          <table:table-cell table:formula="of:=[.D242]-[.$F$9]" office:value-type="float" office:value="0.854" calcext:value-type="float">
            <text:p>0.854</text:p>
          </table:table-cell>
          <table:table-cell office:value-type="float" office:value="5560" calcext:value-type="float">
            <text:p>5560</text:p>
          </table:table-cell>
          <table:table-cell table:formula="of:=[.$S$5]+[.H242]*[.$T$5]+[.I242]*[.$U$5]+[.J242]*[.$V$5]+[.K242]*[.$W$5]" office:value-type="float" office:value="5560" calcext:value-type="float">
            <text:p>5560</text:p>
          </table:table-cell>
          <table:table-cell table:formula="of:=[.L242]-[.M242]" office:value-type="float" office:value="0" calcext:value-type="float">
            <text:p>0</text:p>
          </table:table-cell>
          <table:table-cell table:formula="of:=[.N242]*[.N2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243]-[.$F$3]" office:value-type="float" office:value="-4.413" calcext:value-type="float">
            <text:p>-4.413</text:p>
          </table:table-cell>
          <table:table-cell table:formula="of:=[.B243]-[.$F$5]" office:value-type="float" office:value="-2.004" calcext:value-type="float">
            <text:p>-2.004</text:p>
          </table:table-cell>
          <table:table-cell table:formula="of:=[.C243]-[.$F$7]" office:value-type="float" office:value="-2.571" calcext:value-type="float">
            <text:p>-2.571</text:p>
          </table:table-cell>
          <table:table-cell table:formula="of:=[.D243]-[.$F$9]" office:value-type="float" office:value="2.854" calcext:value-type="float">
            <text:p>2.854</text:p>
          </table:table-cell>
          <table:table-cell office:value-type="float" office:value="5350" calcext:value-type="float">
            <text:p>5350</text:p>
          </table:table-cell>
          <table:table-cell table:formula="of:=[.$S$5]+[.H243]*[.$T$5]+[.I243]*[.$U$5]+[.J243]*[.$V$5]+[.K243]*[.$W$5]" office:value-type="float" office:value="5350" calcext:value-type="float">
            <text:p>5350</text:p>
          </table:table-cell>
          <table:table-cell table:formula="of:=[.L243]-[.M243]" office:value-type="float" office:value="0" calcext:value-type="float">
            <text:p>0</text:p>
          </table:table-cell>
          <table:table-cell table:formula="of:=[.N243]*[.N2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244]-[.$F$3]" office:value-type="float" office:value="12.587" calcext:value-type="float">
            <text:p>12.587</text:p>
          </table:table-cell>
          <table:table-cell table:formula="of:=[.B244]-[.$F$5]" office:value-type="float" office:value="0.996" calcext:value-type="float">
            <text:p>0.996</text:p>
          </table:table-cell>
          <table:table-cell table:formula="of:=[.C244]-[.$F$7]" office:value-type="float" office:value="-1.571" calcext:value-type="float">
            <text:p>-1.571</text:p>
          </table:table-cell>
          <table:table-cell table:formula="of:=[.D244]-[.$F$9]" office:value-type="float" office:value="3.854" calcext:value-type="float">
            <text:p>3.854</text:p>
          </table:table-cell>
          <table:table-cell office:value-type="float" office:value="5860" calcext:value-type="float">
            <text:p>5860</text:p>
          </table:table-cell>
          <table:table-cell table:formula="of:=[.$S$5]+[.H244]*[.$T$5]+[.I244]*[.$U$5]+[.J244]*[.$V$5]+[.K244]*[.$W$5]" office:value-type="float" office:value="5860" calcext:value-type="float">
            <text:p>5860</text:p>
          </table:table-cell>
          <table:table-cell table:formula="of:=[.L244]-[.M244]" office:value-type="float" office:value="0" calcext:value-type="float">
            <text:p>0</text:p>
          </table:table-cell>
          <table:table-cell table:formula="of:=[.N244]*[.N2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45]-[.$F$3]" office:value-type="float" office:value="15.587" calcext:value-type="float">
            <text:p>15.587</text:p>
          </table:table-cell>
          <table:table-cell table:formula="of:=[.B245]-[.$F$5]" office:value-type="float" office:value="0.996" calcext:value-type="float">
            <text:p>0.996</text:p>
          </table:table-cell>
          <table:table-cell table:formula="of:=[.C245]-[.$F$7]" office:value-type="float" office:value="0.429" calcext:value-type="float">
            <text:p>0.429</text:p>
          </table:table-cell>
          <table:table-cell table:formula="of:=[.D245]-[.$F$9]" office:value-type="float" office:value="4.854" calcext:value-type="float">
            <text:p>4.854</text:p>
          </table:table-cell>
          <table:table-cell office:value-type="float" office:value="5950" calcext:value-type="float">
            <text:p>5950</text:p>
          </table:table-cell>
          <table:table-cell table:formula="of:=[.$S$5]+[.H245]*[.$T$5]+[.I245]*[.$U$5]+[.J245]*[.$V$5]+[.K245]*[.$W$5]" office:value-type="float" office:value="5950" calcext:value-type="float">
            <text:p>5950</text:p>
          </table:table-cell>
          <table:table-cell table:formula="of:=[.L245]-[.M245]" office:value-type="float" office:value="0" calcext:value-type="float">
            <text:p>0</text:p>
          </table:table-cell>
          <table:table-cell table:formula="of:=[.N245]*[.N2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246]-[.$F$3]" office:value-type="float" office:value="-18.413" calcext:value-type="float">
            <text:p>-18.413</text:p>
          </table:table-cell>
          <table:table-cell table:formula="of:=[.B246]-[.$F$5]" office:value-type="float" office:value="-2.004" calcext:value-type="float">
            <text:p>-2.004</text:p>
          </table:table-cell>
          <table:table-cell table:formula="of:=[.C246]-[.$F$7]" office:value-type="float" office:value="-3.571" calcext:value-type="float">
            <text:p>-3.571</text:p>
          </table:table-cell>
          <table:table-cell table:formula="of:=[.D246]-[.$F$9]" office:value-type="float" office:value="3.854" calcext:value-type="float">
            <text:p>3.854</text:p>
          </table:table-cell>
          <table:table-cell office:value-type="float" office:value="4930" calcext:value-type="float">
            <text:p>4930</text:p>
          </table:table-cell>
          <table:table-cell table:formula="of:=[.$S$5]+[.H246]*[.$T$5]+[.I246]*[.$U$5]+[.J246]*[.$V$5]+[.K246]*[.$W$5]" office:value-type="float" office:value="4930" calcext:value-type="float">
            <text:p>4930</text:p>
          </table:table-cell>
          <table:table-cell table:formula="of:=[.L246]-[.M246]" office:value-type="float" office:value="0" calcext:value-type="float">
            <text:p>0</text:p>
          </table:table-cell>
          <table:table-cell table:formula="of:=[.N246]*[.N2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247]-[.$F$3]" office:value-type="float" office:value="-7.413" calcext:value-type="float">
            <text:p>-7.413</text:p>
          </table:table-cell>
          <table:table-cell table:formula="of:=[.B247]-[.$F$5]" office:value-type="float" office:value="-1.004" calcext:value-type="float">
            <text:p>-1.004</text:p>
          </table:table-cell>
          <table:table-cell table:formula="of:=[.C247]-[.$F$7]" office:value-type="float" office:value="1.429" calcext:value-type="float">
            <text:p>1.429</text:p>
          </table:table-cell>
          <table:table-cell table:formula="of:=[.D247]-[.$F$9]" office:value-type="float" office:value="-0.146" calcext:value-type="float">
            <text:p>-0.146</text:p>
          </table:table-cell>
          <table:table-cell office:value-type="float" office:value="5260" calcext:value-type="float">
            <text:p>5260</text:p>
          </table:table-cell>
          <table:table-cell table:formula="of:=[.$S$5]+[.H247]*[.$T$5]+[.I247]*[.$U$5]+[.J247]*[.$V$5]+[.K247]*[.$W$5]" office:value-type="float" office:value="5260" calcext:value-type="float">
            <text:p>5260</text:p>
          </table:table-cell>
          <table:table-cell table:formula="of:=[.L247]-[.M247]" office:value-type="float" office:value="0" calcext:value-type="float">
            <text:p>0</text:p>
          </table:table-cell>
          <table:table-cell table:formula="of:=[.N247]*[.N2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248]-[.$F$3]" office:value-type="float" office:value="-2.413" calcext:value-type="float">
            <text:p>-2.413</text:p>
          </table:table-cell>
          <table:table-cell table:formula="of:=[.B248]-[.$F$5]" office:value-type="float" office:value="-0.00399999999999956" calcext:value-type="float">
            <text:p>-0.004</text:p>
          </table:table-cell>
          <table:table-cell table:formula="of:=[.C248]-[.$F$7]" office:value-type="float" office:value="-1.571" calcext:value-type="float">
            <text:p>-1.571</text:p>
          </table:table-cell>
          <table:table-cell table:formula="of:=[.D248]-[.$F$9]" office:value-type="float" office:value="2.854" calcext:value-type="float">
            <text:p>2.854</text:p>
          </table:table-cell>
          <table:table-cell office:value-type="float" office:value="5410" calcext:value-type="float">
            <text:p>5410</text:p>
          </table:table-cell>
          <table:table-cell table:formula="of:=[.$S$5]+[.H248]*[.$T$5]+[.I248]*[.$U$5]+[.J248]*[.$V$5]+[.K248]*[.$W$5]" office:value-type="float" office:value="5410" calcext:value-type="float">
            <text:p>5410</text:p>
          </table:table-cell>
          <table:table-cell table:formula="of:=[.L248]-[.M248]" office:value-type="float" office:value="0" calcext:value-type="float">
            <text:p>0</text:p>
          </table:table-cell>
          <table:table-cell table:formula="of:=[.N248]*[.N2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249]-[.$F$3]" office:value-type="float" office:value="3.587" calcext:value-type="float">
            <text:p>3.587</text:p>
          </table:table-cell>
          <table:table-cell table:formula="of:=[.B249]-[.$F$5]" office:value-type="float" office:value="-0.00399999999999956" calcext:value-type="float">
            <text:p>-0.004</text:p>
          </table:table-cell>
          <table:table-cell table:formula="of:=[.C249]-[.$F$7]" office:value-type="float" office:value="0.429" calcext:value-type="float">
            <text:p>0.429</text:p>
          </table:table-cell>
          <table:table-cell table:formula="of:=[.D249]-[.$F$9]" office:value-type="float" office:value="3.854" calcext:value-type="float">
            <text:p>3.854</text:p>
          </table:table-cell>
          <table:table-cell office:value-type="float" office:value="5590" calcext:value-type="float">
            <text:p>5590</text:p>
          </table:table-cell>
          <table:table-cell table:formula="of:=[.$S$5]+[.H249]*[.$T$5]+[.I249]*[.$U$5]+[.J249]*[.$V$5]+[.K249]*[.$W$5]" office:value-type="float" office:value="5590" calcext:value-type="float">
            <text:p>5590</text:p>
          </table:table-cell>
          <table:table-cell table:formula="of:=[.L249]-[.M249]" office:value-type="float" office:value="0" calcext:value-type="float">
            <text:p>0</text:p>
          </table:table-cell>
          <table:table-cell table:formula="of:=[.N249]*[.N2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250]-[.$F$3]" office:value-type="float" office:value="-6.413" calcext:value-type="float">
            <text:p>-6.413</text:p>
          </table:table-cell>
          <table:table-cell table:formula="of:=[.B250]-[.$F$5]" office:value-type="float" office:value="-1.004" calcext:value-type="float">
            <text:p>-1.004</text:p>
          </table:table-cell>
          <table:table-cell table:formula="of:=[.C250]-[.$F$7]" office:value-type="float" office:value="-0.571" calcext:value-type="float">
            <text:p>-0.571</text:p>
          </table:table-cell>
          <table:table-cell table:formula="of:=[.D250]-[.$F$9]" office:value-type="float" office:value="-0.146" calcext:value-type="float">
            <text:p>-0.146</text:p>
          </table:table-cell>
          <table:table-cell office:value-type="float" office:value="5290" calcext:value-type="float">
            <text:p>5290</text:p>
          </table:table-cell>
          <table:table-cell table:formula="of:=[.$S$5]+[.H250]*[.$T$5]+[.I250]*[.$U$5]+[.J250]*[.$V$5]+[.K250]*[.$W$5]" office:value-type="float" office:value="5290" calcext:value-type="float">
            <text:p>5290</text:p>
          </table:table-cell>
          <table:table-cell table:formula="of:=[.L250]-[.M250]" office:value-type="float" office:value="0" calcext:value-type="float">
            <text:p>0</text:p>
          </table:table-cell>
          <table:table-cell table:formula="of:=[.N250]*[.N2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251]-[.$F$3]" office:value-type="float" office:value="7.587" calcext:value-type="float">
            <text:p>7.587</text:p>
          </table:table-cell>
          <table:table-cell table:formula="of:=[.B251]-[.$F$5]" office:value-type="float" office:value="0.996" calcext:value-type="float">
            <text:p>0.996</text:p>
          </table:table-cell>
          <table:table-cell table:formula="of:=[.C251]-[.$F$7]" office:value-type="float" office:value="1.429" calcext:value-type="float">
            <text:p>1.429</text:p>
          </table:table-cell>
          <table:table-cell table:formula="of:=[.D251]-[.$F$9]" office:value-type="float" office:value="-2.146" calcext:value-type="float">
            <text:p>-2.146</text:p>
          </table:table-cell>
          <table:table-cell office:value-type="float" office:value="5710" calcext:value-type="float">
            <text:p>5710</text:p>
          </table:table-cell>
          <table:table-cell table:formula="of:=[.$S$5]+[.H251]*[.$T$5]+[.I251]*[.$U$5]+[.J251]*[.$V$5]+[.K251]*[.$W$5]" office:value-type="float" office:value="5710" calcext:value-type="float">
            <text:p>5710</text:p>
          </table:table-cell>
          <table:table-cell table:formula="of:=[.L251]-[.M251]" office:value-type="float" office:value="0" calcext:value-type="float">
            <text:p>0</text:p>
          </table:table-cell>
          <table:table-cell table:formula="of:=[.N251]*[.N2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252]-[.$F$3]" office:value-type="float" office:value="-13.413" calcext:value-type="float">
            <text:p>-13.413</text:p>
          </table:table-cell>
          <table:table-cell table:formula="of:=[.B252]-[.$F$5]" office:value-type="float" office:value="2.996" calcext:value-type="float">
            <text:p>2.996</text:p>
          </table:table-cell>
          <table:table-cell table:formula="of:=[.C252]-[.$F$7]" office:value-type="float" office:value="-0.571" calcext:value-type="float">
            <text:p>-0.571</text:p>
          </table:table-cell>
          <table:table-cell table:formula="of:=[.D252]-[.$F$9]" office:value-type="float" office:value="-1.146" calcext:value-type="float">
            <text:p>-1.146</text:p>
          </table:table-cell>
          <table:table-cell office:value-type="float" office:value="5080" calcext:value-type="float">
            <text:p>5080</text:p>
          </table:table-cell>
          <table:table-cell table:formula="of:=[.$S$5]+[.H252]*[.$T$5]+[.I252]*[.$U$5]+[.J252]*[.$V$5]+[.K252]*[.$W$5]" office:value-type="float" office:value="5080" calcext:value-type="float">
            <text:p>5080</text:p>
          </table:table-cell>
          <table:table-cell table:formula="of:=[.L252]-[.M252]" office:value-type="float" office:value="0" calcext:value-type="float">
            <text:p>0</text:p>
          </table:table-cell>
          <table:table-cell table:formula="of:=[.N252]*[.N2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253]-[.$F$3]" office:value-type="float" office:value="9.587" calcext:value-type="float">
            <text:p>9.587</text:p>
          </table:table-cell>
          <table:table-cell table:formula="of:=[.B253]-[.$F$5]" office:value-type="float" office:value="-1.004" calcext:value-type="float">
            <text:p>-1.004</text:p>
          </table:table-cell>
          <table:table-cell table:formula="of:=[.C253]-[.$F$7]" office:value-type="float" office:value="0.429" calcext:value-type="float">
            <text:p>0.429</text:p>
          </table:table-cell>
          <table:table-cell table:formula="of:=[.D253]-[.$F$9]" office:value-type="float" office:value="-0.146" calcext:value-type="float">
            <text:p>-0.146</text:p>
          </table:table-cell>
          <table:table-cell office:value-type="float" office:value="5770" calcext:value-type="float">
            <text:p>5770</text:p>
          </table:table-cell>
          <table:table-cell table:formula="of:=[.$S$5]+[.H253]*[.$T$5]+[.I253]*[.$U$5]+[.J253]*[.$V$5]+[.K253]*[.$W$5]" office:value-type="float" office:value="5770" calcext:value-type="float">
            <text:p>5770</text:p>
          </table:table-cell>
          <table:table-cell table:formula="of:=[.L253]-[.M253]" office:value-type="float" office:value="0" calcext:value-type="float">
            <text:p>0</text:p>
          </table:table-cell>
          <table:table-cell table:formula="of:=[.N253]*[.N2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54]-[.$F$3]" office:value-type="float" office:value="7.587" calcext:value-type="float">
            <text:p>7.587</text:p>
          </table:table-cell>
          <table:table-cell table:formula="of:=[.B254]-[.$F$5]" office:value-type="float" office:value="-1.004" calcext:value-type="float">
            <text:p>-1.004</text:p>
          </table:table-cell>
          <table:table-cell table:formula="of:=[.C254]-[.$F$7]" office:value-type="float" office:value="3.429" calcext:value-type="float">
            <text:p>3.429</text:p>
          </table:table-cell>
          <table:table-cell table:formula="of:=[.D254]-[.$F$9]" office:value-type="float" office:value="0.854" calcext:value-type="float">
            <text:p>0.854</text:p>
          </table:table-cell>
          <table:table-cell office:value-type="float" office:value="5710" calcext:value-type="float">
            <text:p>5710</text:p>
          </table:table-cell>
          <table:table-cell table:formula="of:=[.$S$5]+[.H254]*[.$T$5]+[.I254]*[.$U$5]+[.J254]*[.$V$5]+[.K254]*[.$W$5]" office:value-type="float" office:value="5710" calcext:value-type="float">
            <text:p>5710</text:p>
          </table:table-cell>
          <table:table-cell table:formula="of:=[.L254]-[.M254]" office:value-type="float" office:value="0" calcext:value-type="float">
            <text:p>0</text:p>
          </table:table-cell>
          <table:table-cell table:formula="of:=[.N254]*[.N2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255]-[.$F$3]" office:value-type="float" office:value="6.587" calcext:value-type="float">
            <text:p>6.587</text:p>
          </table:table-cell>
          <table:table-cell table:formula="of:=[.B255]-[.$F$5]" office:value-type="float" office:value="0.996" calcext:value-type="float">
            <text:p>0.996</text:p>
          </table:table-cell>
          <table:table-cell table:formula="of:=[.C255]-[.$F$7]" office:value-type="float" office:value="-0.571" calcext:value-type="float">
            <text:p>-0.571</text:p>
          </table:table-cell>
          <table:table-cell table:formula="of:=[.D255]-[.$F$9]" office:value-type="float" office:value="-2.146" calcext:value-type="float">
            <text:p>-2.146</text:p>
          </table:table-cell>
          <table:table-cell office:value-type="float" office:value="5680" calcext:value-type="float">
            <text:p>5680</text:p>
          </table:table-cell>
          <table:table-cell table:formula="of:=[.$S$5]+[.H255]*[.$T$5]+[.I255]*[.$U$5]+[.J255]*[.$V$5]+[.K255]*[.$W$5]" office:value-type="float" office:value="5680" calcext:value-type="float">
            <text:p>5680</text:p>
          </table:table-cell>
          <table:table-cell table:formula="of:=[.L255]-[.M255]" office:value-type="float" office:value="0" calcext:value-type="float">
            <text:p>0</text:p>
          </table:table-cell>
          <table:table-cell table:formula="of:=[.N255]*[.N2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56]-[.$F$3]" office:value-type="float" office:value="-1.413" calcext:value-type="float">
            <text:p>-1.413</text:p>
          </table:table-cell>
          <table:table-cell table:formula="of:=[.B256]-[.$F$5]" office:value-type="float" office:value="-0.00399999999999956" calcext:value-type="float">
            <text:p>-0.004</text:p>
          </table:table-cell>
          <table:table-cell table:formula="of:=[.C256]-[.$F$7]" office:value-type="float" office:value="0.429" calcext:value-type="float">
            <text:p>0.429</text:p>
          </table:table-cell>
          <table:table-cell table:formula="of:=[.D256]-[.$F$9]" office:value-type="float" office:value="4.854" calcext:value-type="float">
            <text:p>4.854</text:p>
          </table:table-cell>
          <table:table-cell office:value-type="float" office:value="5440" calcext:value-type="float">
            <text:p>5440</text:p>
          </table:table-cell>
          <table:table-cell table:formula="of:=[.$S$5]+[.H256]*[.$T$5]+[.I256]*[.$U$5]+[.J256]*[.$V$5]+[.K256]*[.$W$5]" office:value-type="float" office:value="5440" calcext:value-type="float">
            <text:p>5440</text:p>
          </table:table-cell>
          <table:table-cell table:formula="of:=[.L256]-[.M256]" office:value-type="float" office:value="0" calcext:value-type="float">
            <text:p>0</text:p>
          </table:table-cell>
          <table:table-cell table:formula="of:=[.N256]*[.N2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257]-[.$F$3]" office:value-type="float" office:value="-4.413" calcext:value-type="float">
            <text:p>-4.413</text:p>
          </table:table-cell>
          <table:table-cell table:formula="of:=[.B257]-[.$F$5]" office:value-type="float" office:value="-1.004" calcext:value-type="float">
            <text:p>-1.004</text:p>
          </table:table-cell>
          <table:table-cell table:formula="of:=[.C257]-[.$F$7]" office:value-type="float" office:value="-2.571" calcext:value-type="float">
            <text:p>-2.571</text:p>
          </table:table-cell>
          <table:table-cell table:formula="of:=[.D257]-[.$F$9]" office:value-type="float" office:value="-2.146" calcext:value-type="float">
            <text:p>-2.146</text:p>
          </table:table-cell>
          <table:table-cell office:value-type="float" office:value="5350" calcext:value-type="float">
            <text:p>5350</text:p>
          </table:table-cell>
          <table:table-cell table:formula="of:=[.$S$5]+[.H257]*[.$T$5]+[.I257]*[.$U$5]+[.J257]*[.$V$5]+[.K257]*[.$W$5]" office:value-type="float" office:value="5350" calcext:value-type="float">
            <text:p>5350</text:p>
          </table:table-cell>
          <table:table-cell table:formula="of:=[.L257]-[.M257]" office:value-type="float" office:value="0" calcext:value-type="float">
            <text:p>0</text:p>
          </table:table-cell>
          <table:table-cell table:formula="of:=[.N257]*[.N2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258]-[.$F$3]" office:value-type="float" office:value="13.587" calcext:value-type="float">
            <text:p>13.587</text:p>
          </table:table-cell>
          <table:table-cell table:formula="of:=[.B258]-[.$F$5]" office:value-type="float" office:value="-1.004" calcext:value-type="float">
            <text:p>-1.004</text:p>
          </table:table-cell>
          <table:table-cell table:formula="of:=[.C258]-[.$F$7]" office:value-type="float" office:value="-2.571" calcext:value-type="float">
            <text:p>-2.571</text:p>
          </table:table-cell>
          <table:table-cell table:formula="of:=[.D258]-[.$F$9]" office:value-type="float" office:value="-5.146" calcext:value-type="float">
            <text:p>-5.146</text:p>
          </table:table-cell>
          <table:table-cell office:value-type="float" office:value="5890" calcext:value-type="float">
            <text:p>5890</text:p>
          </table:table-cell>
          <table:table-cell table:formula="of:=[.$S$5]+[.H258]*[.$T$5]+[.I258]*[.$U$5]+[.J258]*[.$V$5]+[.K258]*[.$W$5]" office:value-type="float" office:value="5890" calcext:value-type="float">
            <text:p>5890</text:p>
          </table:table-cell>
          <table:table-cell table:formula="of:=[.L258]-[.M258]" office:value-type="float" office:value="0" calcext:value-type="float">
            <text:p>0</text:p>
          </table:table-cell>
          <table:table-cell table:formula="of:=[.N258]*[.N2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259]-[.$F$3]" office:value-type="float" office:value="11.587" calcext:value-type="float">
            <text:p>11.587</text:p>
          </table:table-cell>
          <table:table-cell table:formula="of:=[.B259]-[.$F$5]" office:value-type="float" office:value="-2.004" calcext:value-type="float">
            <text:p>-2.004</text:p>
          </table:table-cell>
          <table:table-cell table:formula="of:=[.C259]-[.$F$7]" office:value-type="float" office:value="0.429" calcext:value-type="float">
            <text:p>0.429</text:p>
          </table:table-cell>
          <table:table-cell table:formula="of:=[.D259]-[.$F$9]" office:value-type="float" office:value="2.854" calcext:value-type="float">
            <text:p>2.854</text:p>
          </table:table-cell>
          <table:table-cell office:value-type="float" office:value="5830" calcext:value-type="float">
            <text:p>5830</text:p>
          </table:table-cell>
          <table:table-cell table:formula="of:=[.$S$5]+[.H259]*[.$T$5]+[.I259]*[.$U$5]+[.J259]*[.$V$5]+[.K259]*[.$W$5]" office:value-type="float" office:value="5830" calcext:value-type="float">
            <text:p>5830</text:p>
          </table:table-cell>
          <table:table-cell table:formula="of:=[.L259]-[.M259]" office:value-type="float" office:value="0" calcext:value-type="float">
            <text:p>0</text:p>
          </table:table-cell>
          <table:table-cell table:formula="of:=[.N259]*[.N2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260]-[.$F$3]" office:value-type="float" office:value="0.587000000000003" calcext:value-type="float">
            <text:p>0.587000000000003</text:p>
          </table:table-cell>
          <table:table-cell table:formula="of:=[.B260]-[.$F$5]" office:value-type="float" office:value="2.996" calcext:value-type="float">
            <text:p>2.996</text:p>
          </table:table-cell>
          <table:table-cell table:formula="of:=[.C260]-[.$F$7]" office:value-type="float" office:value="-3.571" calcext:value-type="float">
            <text:p>-3.571</text:p>
          </table:table-cell>
          <table:table-cell table:formula="of:=[.D260]-[.$F$9]" office:value-type="float" office:value="-3.146" calcext:value-type="float">
            <text:p>-3.146</text:p>
          </table:table-cell>
          <table:table-cell office:value-type="float" office:value="5500" calcext:value-type="float">
            <text:p>5500</text:p>
          </table:table-cell>
          <table:table-cell table:formula="of:=[.$S$5]+[.H260]*[.$T$5]+[.I260]*[.$U$5]+[.J260]*[.$V$5]+[.K260]*[.$W$5]" office:value-type="float" office:value="5500" calcext:value-type="float">
            <text:p>5500</text:p>
          </table:table-cell>
          <table:table-cell table:formula="of:=[.L260]-[.M260]" office:value-type="float" office:value="0" calcext:value-type="float">
            <text:p>0</text:p>
          </table:table-cell>
          <table:table-cell table:formula="of:=[.N260]*[.N2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261]-[.$F$3]" office:value-type="float" office:value="0.587000000000003" calcext:value-type="float">
            <text:p>0.587000000000003</text:p>
          </table:table-cell>
          <table:table-cell table:formula="of:=[.B261]-[.$F$5]" office:value-type="float" office:value="1.996" calcext:value-type="float">
            <text:p>1.996</text:p>
          </table:table-cell>
          <table:table-cell table:formula="of:=[.C261]-[.$F$7]" office:value-type="float" office:value="0.429" calcext:value-type="float">
            <text:p>0.429</text:p>
          </table:table-cell>
          <table:table-cell table:formula="of:=[.D261]-[.$F$9]" office:value-type="float" office:value="-1.146" calcext:value-type="float">
            <text:p>-1.146</text:p>
          </table:table-cell>
          <table:table-cell office:value-type="float" office:value="5500" calcext:value-type="float">
            <text:p>5500</text:p>
          </table:table-cell>
          <table:table-cell table:formula="of:=[.$S$5]+[.H261]*[.$T$5]+[.I261]*[.$U$5]+[.J261]*[.$V$5]+[.K261]*[.$W$5]" office:value-type="float" office:value="5500" calcext:value-type="float">
            <text:p>5500</text:p>
          </table:table-cell>
          <table:table-cell table:formula="of:=[.L261]-[.M261]" office:value-type="float" office:value="0" calcext:value-type="float">
            <text:p>0</text:p>
          </table:table-cell>
          <table:table-cell table:formula="of:=[.N261]*[.N2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262]-[.$F$3]" office:value-type="float" office:value="1.587" calcext:value-type="float">
            <text:p>1.587</text:p>
          </table:table-cell>
          <table:table-cell table:formula="of:=[.B262]-[.$F$5]" office:value-type="float" office:value="-1.004" calcext:value-type="float">
            <text:p>-1.004</text:p>
          </table:table-cell>
          <table:table-cell table:formula="of:=[.C262]-[.$F$7]" office:value-type="float" office:value="2.429" calcext:value-type="float">
            <text:p>2.429</text:p>
          </table:table-cell>
          <table:table-cell table:formula="of:=[.D262]-[.$F$9]" office:value-type="float" office:value="1.854" calcext:value-type="float">
            <text:p>1.854</text:p>
          </table:table-cell>
          <table:table-cell office:value-type="float" office:value="5530" calcext:value-type="float">
            <text:p>5530</text:p>
          </table:table-cell>
          <table:table-cell table:formula="of:=[.$S$5]+[.H262]*[.$T$5]+[.I262]*[.$U$5]+[.J262]*[.$V$5]+[.K262]*[.$W$5]" office:value-type="float" office:value="5530" calcext:value-type="float">
            <text:p>5530</text:p>
          </table:table-cell>
          <table:table-cell table:formula="of:=[.L262]-[.M262]" office:value-type="float" office:value="0" calcext:value-type="float">
            <text:p>0</text:p>
          </table:table-cell>
          <table:table-cell table:formula="of:=[.N262]*[.N2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263]-[.$F$3]" office:value-type="float" office:value="-13.413" calcext:value-type="float">
            <text:p>-13.413</text:p>
          </table:table-cell>
          <table:table-cell table:formula="of:=[.B263]-[.$F$5]" office:value-type="float" office:value="0.996" calcext:value-type="float">
            <text:p>0.996</text:p>
          </table:table-cell>
          <table:table-cell table:formula="of:=[.C263]-[.$F$7]" office:value-type="float" office:value="0.429" calcext:value-type="float">
            <text:p>0.429</text:p>
          </table:table-cell>
          <table:table-cell table:formula="of:=[.D263]-[.$F$9]" office:value-type="float" office:value="1.854" calcext:value-type="float">
            <text:p>1.854</text:p>
          </table:table-cell>
          <table:table-cell office:value-type="float" office:value="5080" calcext:value-type="float">
            <text:p>5080</text:p>
          </table:table-cell>
          <table:table-cell table:formula="of:=[.$S$5]+[.H263]*[.$T$5]+[.I263]*[.$U$5]+[.J263]*[.$V$5]+[.K263]*[.$W$5]" office:value-type="float" office:value="5080" calcext:value-type="float">
            <text:p>5080</text:p>
          </table:table-cell>
          <table:table-cell table:formula="of:=[.L263]-[.M263]" office:value-type="float" office:value="0" calcext:value-type="float">
            <text:p>0</text:p>
          </table:table-cell>
          <table:table-cell table:formula="of:=[.N263]*[.N2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264]-[.$F$3]" office:value-type="float" office:value="-2.413" calcext:value-type="float">
            <text:p>-2.413</text:p>
          </table:table-cell>
          <table:table-cell table:formula="of:=[.B264]-[.$F$5]" office:value-type="float" office:value="0.996" calcext:value-type="float">
            <text:p>0.996</text:p>
          </table:table-cell>
          <table:table-cell table:formula="of:=[.C264]-[.$F$7]" office:value-type="float" office:value="-0.571" calcext:value-type="float">
            <text:p>-0.571</text:p>
          </table:table-cell>
          <table:table-cell table:formula="of:=[.D264]-[.$F$9]" office:value-type="float" office:value="1.854" calcext:value-type="float">
            <text:p>1.854</text:p>
          </table:table-cell>
          <table:table-cell office:value-type="float" office:value="5410" calcext:value-type="float">
            <text:p>5410</text:p>
          </table:table-cell>
          <table:table-cell table:formula="of:=[.$S$5]+[.H264]*[.$T$5]+[.I264]*[.$U$5]+[.J264]*[.$V$5]+[.K264]*[.$W$5]" office:value-type="float" office:value="5410" calcext:value-type="float">
            <text:p>5410</text:p>
          </table:table-cell>
          <table:table-cell table:formula="of:=[.L264]-[.M264]" office:value-type="float" office:value="0" calcext:value-type="float">
            <text:p>0</text:p>
          </table:table-cell>
          <table:table-cell table:formula="of:=[.N264]*[.N2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65]-[.$F$3]" office:value-type="float" office:value="15.587" calcext:value-type="float">
            <text:p>15.587</text:p>
          </table:table-cell>
          <table:table-cell table:formula="of:=[.B265]-[.$F$5]" office:value-type="float" office:value="-1.004" calcext:value-type="float">
            <text:p>-1.004</text:p>
          </table:table-cell>
          <table:table-cell table:formula="of:=[.C265]-[.$F$7]" office:value-type="float" office:value="-3.571" calcext:value-type="float">
            <text:p>-3.571</text:p>
          </table:table-cell>
          <table:table-cell table:formula="of:=[.D265]-[.$F$9]" office:value-type="float" office:value="4.854" calcext:value-type="float">
            <text:p>4.854</text:p>
          </table:table-cell>
          <table:table-cell office:value-type="float" office:value="5950" calcext:value-type="float">
            <text:p>5950</text:p>
          </table:table-cell>
          <table:table-cell table:formula="of:=[.$S$5]+[.H265]*[.$T$5]+[.I265]*[.$U$5]+[.J265]*[.$V$5]+[.K265]*[.$W$5]" office:value-type="float" office:value="5950" calcext:value-type="float">
            <text:p>5950</text:p>
          </table:table-cell>
          <table:table-cell table:formula="of:=[.L265]-[.M265]" office:value-type="float" office:value="0" calcext:value-type="float">
            <text:p>0</text:p>
          </table:table-cell>
          <table:table-cell table:formula="of:=[.N265]*[.N2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266]-[.$F$3]" office:value-type="float" office:value="15.587" calcext:value-type="float">
            <text:p>15.587</text:p>
          </table:table-cell>
          <table:table-cell table:formula="of:=[.B266]-[.$F$5]" office:value-type="float" office:value="-0.00399999999999956" calcext:value-type="float">
            <text:p>-0.004</text:p>
          </table:table-cell>
          <table:table-cell table:formula="of:=[.C266]-[.$F$7]" office:value-type="float" office:value="-0.571" calcext:value-type="float">
            <text:p>-0.571</text:p>
          </table:table-cell>
          <table:table-cell table:formula="of:=[.D266]-[.$F$9]" office:value-type="float" office:value="-1.146" calcext:value-type="float">
            <text:p>-1.146</text:p>
          </table:table-cell>
          <table:table-cell office:value-type="float" office:value="5950" calcext:value-type="float">
            <text:p>5950</text:p>
          </table:table-cell>
          <table:table-cell table:formula="of:=[.$S$5]+[.H266]*[.$T$5]+[.I266]*[.$U$5]+[.J266]*[.$V$5]+[.K266]*[.$W$5]" office:value-type="float" office:value="5950" calcext:value-type="float">
            <text:p>5950</text:p>
          </table:table-cell>
          <table:table-cell table:formula="of:=[.L266]-[.M266]" office:value-type="float" office:value="0" calcext:value-type="float">
            <text:p>0</text:p>
          </table:table-cell>
          <table:table-cell table:formula="of:=[.N266]*[.N2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267]-[.$F$3]" office:value-type="float" office:value="14.587" calcext:value-type="float">
            <text:p>14.587</text:p>
          </table:table-cell>
          <table:table-cell table:formula="of:=[.B267]-[.$F$5]" office:value-type="float" office:value="-0.00399999999999956" calcext:value-type="float">
            <text:p>-0.004</text:p>
          </table:table-cell>
          <table:table-cell table:formula="of:=[.C267]-[.$F$7]" office:value-type="float" office:value="0.429" calcext:value-type="float">
            <text:p>0.429</text:p>
          </table:table-cell>
          <table:table-cell table:formula="of:=[.D267]-[.$F$9]" office:value-type="float" office:value="-3.146" calcext:value-type="float">
            <text:p>-3.146</text:p>
          </table:table-cell>
          <table:table-cell office:value-type="float" office:value="5920" calcext:value-type="float">
            <text:p>5920</text:p>
          </table:table-cell>
          <table:table-cell table:formula="of:=[.$S$5]+[.H267]*[.$T$5]+[.I267]*[.$U$5]+[.J267]*[.$V$5]+[.K267]*[.$W$5]" office:value-type="float" office:value="5920" calcext:value-type="float">
            <text:p>5920</text:p>
          </table:table-cell>
          <table:table-cell table:formula="of:=[.L267]-[.M267]" office:value-type="float" office:value="0" calcext:value-type="float">
            <text:p>0</text:p>
          </table:table-cell>
          <table:table-cell table:formula="of:=[.N267]*[.N2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268]-[.$F$3]" office:value-type="float" office:value="-23.413" calcext:value-type="float">
            <text:p>-23.413</text:p>
          </table:table-cell>
          <table:table-cell table:formula="of:=[.B268]-[.$F$5]" office:value-type="float" office:value="-2.004" calcext:value-type="float">
            <text:p>-2.004</text:p>
          </table:table-cell>
          <table:table-cell table:formula="of:=[.C268]-[.$F$7]" office:value-type="float" office:value="-2.571" calcext:value-type="float">
            <text:p>-2.571</text:p>
          </table:table-cell>
          <table:table-cell table:formula="of:=[.D268]-[.$F$9]" office:value-type="float" office:value="2.854" calcext:value-type="float">
            <text:p>2.854</text:p>
          </table:table-cell>
          <table:table-cell office:value-type="float" office:value="4780" calcext:value-type="float">
            <text:p>4780</text:p>
          </table:table-cell>
          <table:table-cell table:formula="of:=[.$S$5]+[.H268]*[.$T$5]+[.I268]*[.$U$5]+[.J268]*[.$V$5]+[.K268]*[.$W$5]" office:value-type="float" office:value="4780" calcext:value-type="float">
            <text:p>4780</text:p>
          </table:table-cell>
          <table:table-cell table:formula="of:=[.L268]-[.M268]" office:value-type="float" office:value="0" calcext:value-type="float">
            <text:p>0</text:p>
          </table:table-cell>
          <table:table-cell table:formula="of:=[.N268]*[.N2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269]-[.$F$3]" office:value-type="float" office:value="2.587" calcext:value-type="float">
            <text:p>2.587</text:p>
          </table:table-cell>
          <table:table-cell table:formula="of:=[.B269]-[.$F$5]" office:value-type="float" office:value="-0.00399999999999956" calcext:value-type="float">
            <text:p>-0.004</text:p>
          </table:table-cell>
          <table:table-cell table:formula="of:=[.C269]-[.$F$7]" office:value-type="float" office:value="-1.571" calcext:value-type="float">
            <text:p>-1.571</text:p>
          </table:table-cell>
          <table:table-cell table:formula="of:=[.D269]-[.$F$9]" office:value-type="float" office:value="-3.146" calcext:value-type="float">
            <text:p>-3.146</text:p>
          </table:table-cell>
          <table:table-cell office:value-type="float" office:value="5560" calcext:value-type="float">
            <text:p>5560</text:p>
          </table:table-cell>
          <table:table-cell table:formula="of:=[.$S$5]+[.H269]*[.$T$5]+[.I269]*[.$U$5]+[.J269]*[.$V$5]+[.K269]*[.$W$5]" office:value-type="float" office:value="5560" calcext:value-type="float">
            <text:p>5560</text:p>
          </table:table-cell>
          <table:table-cell table:formula="of:=[.L269]-[.M269]" office:value-type="float" office:value="0" calcext:value-type="float">
            <text:p>0</text:p>
          </table:table-cell>
          <table:table-cell table:formula="of:=[.N269]*[.N2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270]-[.$F$3]" office:value-type="float" office:value="-3.413" calcext:value-type="float">
            <text:p>-3.413</text:p>
          </table:table-cell>
          <table:table-cell table:formula="of:=[.B270]-[.$F$5]" office:value-type="float" office:value="0.996" calcext:value-type="float">
            <text:p>0.996</text:p>
          </table:table-cell>
          <table:table-cell table:formula="of:=[.C270]-[.$F$7]" office:value-type="float" office:value="1.429" calcext:value-type="float">
            <text:p>1.429</text:p>
          </table:table-cell>
          <table:table-cell table:formula="of:=[.D270]-[.$F$9]" office:value-type="float" office:value="-5.146" calcext:value-type="float">
            <text:p>-5.146</text:p>
          </table:table-cell>
          <table:table-cell office:value-type="float" office:value="5380" calcext:value-type="float">
            <text:p>5380</text:p>
          </table:table-cell>
          <table:table-cell table:formula="of:=[.$S$5]+[.H270]*[.$T$5]+[.I270]*[.$U$5]+[.J270]*[.$V$5]+[.K270]*[.$W$5]" office:value-type="float" office:value="5380" calcext:value-type="float">
            <text:p>5380</text:p>
          </table:table-cell>
          <table:table-cell table:formula="of:=[.L270]-[.M270]" office:value-type="float" office:value="0" calcext:value-type="float">
            <text:p>0</text:p>
          </table:table-cell>
          <table:table-cell table:formula="of:=[.N270]*[.N2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271]-[.$F$3]" office:value-type="float" office:value="14.587" calcext:value-type="float">
            <text:p>14.587</text:p>
          </table:table-cell>
          <table:table-cell table:formula="of:=[.B271]-[.$F$5]" office:value-type="float" office:value="-1.004" calcext:value-type="float">
            <text:p>-1.004</text:p>
          </table:table-cell>
          <table:table-cell table:formula="of:=[.C271]-[.$F$7]" office:value-type="float" office:value="2.429" calcext:value-type="float">
            <text:p>2.429</text:p>
          </table:table-cell>
          <table:table-cell table:formula="of:=[.D271]-[.$F$9]" office:value-type="float" office:value="-4.146" calcext:value-type="float">
            <text:p>-4.146</text:p>
          </table:table-cell>
          <table:table-cell office:value-type="float" office:value="5920" calcext:value-type="float">
            <text:p>5920</text:p>
          </table:table-cell>
          <table:table-cell table:formula="of:=[.$S$5]+[.H271]*[.$T$5]+[.I271]*[.$U$5]+[.J271]*[.$V$5]+[.K271]*[.$W$5]" office:value-type="float" office:value="5920" calcext:value-type="float">
            <text:p>5920</text:p>
          </table:table-cell>
          <table:table-cell table:formula="of:=[.L271]-[.M271]" office:value-type="float" office:value="0" calcext:value-type="float">
            <text:p>0</text:p>
          </table:table-cell>
          <table:table-cell table:formula="of:=[.N271]*[.N2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272]-[.$F$3]" office:value-type="float" office:value="19.587" calcext:value-type="float">
            <text:p>19.587</text:p>
          </table:table-cell>
          <table:table-cell table:formula="of:=[.B272]-[.$F$5]" office:value-type="float" office:value="1.996" calcext:value-type="float">
            <text:p>1.996</text:p>
          </table:table-cell>
          <table:table-cell table:formula="of:=[.C272]-[.$F$7]" office:value-type="float" office:value="0.429" calcext:value-type="float">
            <text:p>0.429</text:p>
          </table:table-cell>
          <table:table-cell table:formula="of:=[.D272]-[.$F$9]" office:value-type="float" office:value="-1.146" calcext:value-type="float">
            <text:p>-1.146</text:p>
          </table:table-cell>
          <table:table-cell office:value-type="float" office:value="6070" calcext:value-type="float">
            <text:p>6070</text:p>
          </table:table-cell>
          <table:table-cell table:formula="of:=[.$S$5]+[.H272]*[.$T$5]+[.I272]*[.$U$5]+[.J272]*[.$V$5]+[.K272]*[.$W$5]" office:value-type="float" office:value="6070" calcext:value-type="float">
            <text:p>6070</text:p>
          </table:table-cell>
          <table:table-cell table:formula="of:=[.L272]-[.M272]" office:value-type="float" office:value="0" calcext:value-type="float">
            <text:p>0</text:p>
          </table:table-cell>
          <table:table-cell table:formula="of:=[.N272]*[.N2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73]-[.$F$3]" office:value-type="float" office:value="4.587" calcext:value-type="float">
            <text:p>4.587</text:p>
          </table:table-cell>
          <table:table-cell table:formula="of:=[.B273]-[.$F$5]" office:value-type="float" office:value="-2.004" calcext:value-type="float">
            <text:p>-2.004</text:p>
          </table:table-cell>
          <table:table-cell table:formula="of:=[.C273]-[.$F$7]" office:value-type="float" office:value="2.429" calcext:value-type="float">
            <text:p>2.429</text:p>
          </table:table-cell>
          <table:table-cell table:formula="of:=[.D273]-[.$F$9]" office:value-type="float" office:value="4.854" calcext:value-type="float">
            <text:p>4.854</text:p>
          </table:table-cell>
          <table:table-cell office:value-type="float" office:value="5620" calcext:value-type="float">
            <text:p>5620</text:p>
          </table:table-cell>
          <table:table-cell table:formula="of:=[.$S$5]+[.H273]*[.$T$5]+[.I273]*[.$U$5]+[.J273]*[.$V$5]+[.K273]*[.$W$5]" office:value-type="float" office:value="5620" calcext:value-type="float">
            <text:p>5620</text:p>
          </table:table-cell>
          <table:table-cell table:formula="of:=[.L273]-[.M273]" office:value-type="float" office:value="0" calcext:value-type="float">
            <text:p>0</text:p>
          </table:table-cell>
          <table:table-cell table:formula="of:=[.N273]*[.N2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274]-[.$F$3]" office:value-type="float" office:value="11.587" calcext:value-type="float">
            <text:p>11.587</text:p>
          </table:table-cell>
          <table:table-cell table:formula="of:=[.B274]-[.$F$5]" office:value-type="float" office:value="0.996" calcext:value-type="float">
            <text:p>0.996</text:p>
          </table:table-cell>
          <table:table-cell table:formula="of:=[.C274]-[.$F$7]" office:value-type="float" office:value="0.429" calcext:value-type="float">
            <text:p>0.429</text:p>
          </table:table-cell>
          <table:table-cell table:formula="of:=[.D274]-[.$F$9]" office:value-type="float" office:value="1.854" calcext:value-type="float">
            <text:p>1.854</text:p>
          </table:table-cell>
          <table:table-cell office:value-type="float" office:value="5830" calcext:value-type="float">
            <text:p>5830</text:p>
          </table:table-cell>
          <table:table-cell table:formula="of:=[.$S$5]+[.H274]*[.$T$5]+[.I274]*[.$U$5]+[.J274]*[.$V$5]+[.K274]*[.$W$5]" office:value-type="float" office:value="5830" calcext:value-type="float">
            <text:p>5830</text:p>
          </table:table-cell>
          <table:table-cell table:formula="of:=[.L274]-[.M274]" office:value-type="float" office:value="0" calcext:value-type="float">
            <text:p>0</text:p>
          </table:table-cell>
          <table:table-cell table:formula="of:=[.N274]*[.N2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275]-[.$F$3]" office:value-type="float" office:value="-9.413" calcext:value-type="float">
            <text:p>-9.413</text:p>
          </table:table-cell>
          <table:table-cell table:formula="of:=[.B275]-[.$F$5]" office:value-type="float" office:value="-0.00399999999999956" calcext:value-type="float">
            <text:p>-0.004</text:p>
          </table:table-cell>
          <table:table-cell table:formula="of:=[.C275]-[.$F$7]" office:value-type="float" office:value="1.429" calcext:value-type="float">
            <text:p>1.429</text:p>
          </table:table-cell>
          <table:table-cell table:formula="of:=[.D275]-[.$F$9]" office:value-type="float" office:value="3.854" calcext:value-type="float">
            <text:p>3.854</text:p>
          </table:table-cell>
          <table:table-cell office:value-type="float" office:value="5200" calcext:value-type="float">
            <text:p>5200</text:p>
          </table:table-cell>
          <table:table-cell table:formula="of:=[.$S$5]+[.H275]*[.$T$5]+[.I275]*[.$U$5]+[.J275]*[.$V$5]+[.K275]*[.$W$5]" office:value-type="float" office:value="5200" calcext:value-type="float">
            <text:p>5200</text:p>
          </table:table-cell>
          <table:table-cell table:formula="of:=[.L275]-[.M275]" office:value-type="float" office:value="0" calcext:value-type="float">
            <text:p>0</text:p>
          </table:table-cell>
          <table:table-cell table:formula="of:=[.N275]*[.N2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76]-[.$F$3]" office:value-type="float" office:value="-6.413" calcext:value-type="float">
            <text:p>-6.413</text:p>
          </table:table-cell>
          <table:table-cell table:formula="of:=[.B276]-[.$F$5]" office:value-type="float" office:value="-1.004" calcext:value-type="float">
            <text:p>-1.004</text:p>
          </table:table-cell>
          <table:table-cell table:formula="of:=[.C276]-[.$F$7]" office:value-type="float" office:value="2.429" calcext:value-type="float">
            <text:p>2.429</text:p>
          </table:table-cell>
          <table:table-cell table:formula="of:=[.D276]-[.$F$9]" office:value-type="float" office:value="0.854" calcext:value-type="float">
            <text:p>0.854</text:p>
          </table:table-cell>
          <table:table-cell office:value-type="float" office:value="5290" calcext:value-type="float">
            <text:p>5290</text:p>
          </table:table-cell>
          <table:table-cell table:formula="of:=[.$S$5]+[.H276]*[.$T$5]+[.I276]*[.$U$5]+[.J276]*[.$V$5]+[.K276]*[.$W$5]" office:value-type="float" office:value="5290" calcext:value-type="float">
            <text:p>5290</text:p>
          </table:table-cell>
          <table:table-cell table:formula="of:=[.L276]-[.M276]" office:value-type="float" office:value="0" calcext:value-type="float">
            <text:p>0</text:p>
          </table:table-cell>
          <table:table-cell table:formula="of:=[.N276]*[.N2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277]-[.$F$3]" office:value-type="float" office:value="-2.413" calcext:value-type="float">
            <text:p>-2.413</text:p>
          </table:table-cell>
          <table:table-cell table:formula="of:=[.B277]-[.$F$5]" office:value-type="float" office:value="-2.004" calcext:value-type="float">
            <text:p>-2.004</text:p>
          </table:table-cell>
          <table:table-cell table:formula="of:=[.C277]-[.$F$7]" office:value-type="float" office:value="-1.571" calcext:value-type="float">
            <text:p>-1.571</text:p>
          </table:table-cell>
          <table:table-cell table:formula="of:=[.D277]-[.$F$9]" office:value-type="float" office:value="1.854" calcext:value-type="float">
            <text:p>1.854</text:p>
          </table:table-cell>
          <table:table-cell office:value-type="float" office:value="5410" calcext:value-type="float">
            <text:p>5410</text:p>
          </table:table-cell>
          <table:table-cell table:formula="of:=[.$S$5]+[.H277]*[.$T$5]+[.I277]*[.$U$5]+[.J277]*[.$V$5]+[.K277]*[.$W$5]" office:value-type="float" office:value="5410" calcext:value-type="float">
            <text:p>5410</text:p>
          </table:table-cell>
          <table:table-cell table:formula="of:=[.L277]-[.M277]" office:value-type="float" office:value="0" calcext:value-type="float">
            <text:p>0</text:p>
          </table:table-cell>
          <table:table-cell table:formula="of:=[.N277]*[.N2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78]-[.$F$3]" office:value-type="float" office:value="2.587" calcext:value-type="float">
            <text:p>2.587</text:p>
          </table:table-cell>
          <table:table-cell table:formula="of:=[.B278]-[.$F$5]" office:value-type="float" office:value="1.996" calcext:value-type="float">
            <text:p>1.996</text:p>
          </table:table-cell>
          <table:table-cell table:formula="of:=[.C278]-[.$F$7]" office:value-type="float" office:value="0.429" calcext:value-type="float">
            <text:p>0.429</text:p>
          </table:table-cell>
          <table:table-cell table:formula="of:=[.D278]-[.$F$9]" office:value-type="float" office:value="4.854" calcext:value-type="float">
            <text:p>4.854</text:p>
          </table:table-cell>
          <table:table-cell office:value-type="float" office:value="5560" calcext:value-type="float">
            <text:p>5560</text:p>
          </table:table-cell>
          <table:table-cell table:formula="of:=[.$S$5]+[.H278]*[.$T$5]+[.I278]*[.$U$5]+[.J278]*[.$V$5]+[.K278]*[.$W$5]" office:value-type="float" office:value="5560" calcext:value-type="float">
            <text:p>5560</text:p>
          </table:table-cell>
          <table:table-cell table:formula="of:=[.L278]-[.M278]" office:value-type="float" office:value="0" calcext:value-type="float">
            <text:p>0</text:p>
          </table:table-cell>
          <table:table-cell table:formula="of:=[.N278]*[.N27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  <table:table-cell table:formula="of:=[.A279]-[.$F$3]" office:value-type="float" office:value="14.587" calcext:value-type="float">
            <text:p>14.587</text:p>
          </table:table-cell>
          <table:table-cell table:formula="of:=[.B279]-[.$F$5]" office:value-type="float" office:value="1.996" calcext:value-type="float">
            <text:p>1.996</text:p>
          </table:table-cell>
          <table:table-cell table:formula="of:=[.C279]-[.$F$7]" office:value-type="float" office:value="-0.571" calcext:value-type="float">
            <text:p>-0.571</text:p>
          </table:table-cell>
          <table:table-cell table:formula="of:=[.D279]-[.$F$9]" office:value-type="float" office:value="0.854" calcext:value-type="float">
            <text:p>0.854</text:p>
          </table:table-cell>
          <table:table-cell office:value-type="float" office:value="5920" calcext:value-type="float">
            <text:p>5920</text:p>
          </table:table-cell>
          <table:table-cell table:formula="of:=[.$S$5]+[.H279]*[.$T$5]+[.I279]*[.$U$5]+[.J279]*[.$V$5]+[.K279]*[.$W$5]" office:value-type="float" office:value="5920" calcext:value-type="float">
            <text:p>5920</text:p>
          </table:table-cell>
          <table:table-cell table:formula="of:=[.L279]-[.M279]" office:value-type="float" office:value="0" calcext:value-type="float">
            <text:p>0</text:p>
          </table:table-cell>
          <table:table-cell table:formula="of:=[.N279]*[.N2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280]-[.$F$3]" office:value-type="float" office:value="-6.413" calcext:value-type="float">
            <text:p>-6.413</text:p>
          </table:table-cell>
          <table:table-cell table:formula="of:=[.B280]-[.$F$5]" office:value-type="float" office:value="-0.00399999999999956" calcext:value-type="float">
            <text:p>-0.004</text:p>
          </table:table-cell>
          <table:table-cell table:formula="of:=[.C280]-[.$F$7]" office:value-type="float" office:value="1.429" calcext:value-type="float">
            <text:p>1.429</text:p>
          </table:table-cell>
          <table:table-cell table:formula="of:=[.D280]-[.$F$9]" office:value-type="float" office:value="-4.146" calcext:value-type="float">
            <text:p>-4.146</text:p>
          </table:table-cell>
          <table:table-cell office:value-type="float" office:value="5290" calcext:value-type="float">
            <text:p>5290</text:p>
          </table:table-cell>
          <table:table-cell table:formula="of:=[.$S$5]+[.H280]*[.$T$5]+[.I280]*[.$U$5]+[.J280]*[.$V$5]+[.K280]*[.$W$5]" office:value-type="float" office:value="5290" calcext:value-type="float">
            <text:p>5290</text:p>
          </table:table-cell>
          <table:table-cell table:formula="of:=[.L280]-[.M280]" office:value-type="float" office:value="0" calcext:value-type="float">
            <text:p>0</text:p>
          </table:table-cell>
          <table:table-cell table:formula="of:=[.N280]*[.N2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281]-[.$F$3]" office:value-type="float" office:value="8.587" calcext:value-type="float">
            <text:p>8.587</text:p>
          </table:table-cell>
          <table:table-cell table:formula="of:=[.B281]-[.$F$5]" office:value-type="float" office:value="1.996" calcext:value-type="float">
            <text:p>1.996</text:p>
          </table:table-cell>
          <table:table-cell table:formula="of:=[.C281]-[.$F$7]" office:value-type="float" office:value="1.429" calcext:value-type="float">
            <text:p>1.429</text:p>
          </table:table-cell>
          <table:table-cell table:formula="of:=[.D281]-[.$F$9]" office:value-type="float" office:value="-0.146" calcext:value-type="float">
            <text:p>-0.146</text:p>
          </table:table-cell>
          <table:table-cell office:value-type="float" office:value="5740" calcext:value-type="float">
            <text:p>5740</text:p>
          </table:table-cell>
          <table:table-cell table:formula="of:=[.$S$5]+[.H281]*[.$T$5]+[.I281]*[.$U$5]+[.J281]*[.$V$5]+[.K281]*[.$W$5]" office:value-type="float" office:value="5740" calcext:value-type="float">
            <text:p>5740</text:p>
          </table:table-cell>
          <table:table-cell table:formula="of:=[.L281]-[.M281]" office:value-type="float" office:value="0" calcext:value-type="float">
            <text:p>0</text:p>
          </table:table-cell>
          <table:table-cell table:formula="of:=[.N281]*[.N2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82]-[.$F$3]" office:value-type="float" office:value="-20.413" calcext:value-type="float">
            <text:p>-20.413</text:p>
          </table:table-cell>
          <table:table-cell table:formula="of:=[.B282]-[.$F$5]" office:value-type="float" office:value="-0.00399999999999956" calcext:value-type="float">
            <text:p>-0.004</text:p>
          </table:table-cell>
          <table:table-cell table:formula="of:=[.C282]-[.$F$7]" office:value-type="float" office:value="0.429" calcext:value-type="float">
            <text:p>0.429</text:p>
          </table:table-cell>
          <table:table-cell table:formula="of:=[.D282]-[.$F$9]" office:value-type="float" office:value="0.854" calcext:value-type="float">
            <text:p>0.854</text:p>
          </table:table-cell>
          <table:table-cell office:value-type="float" office:value="4870" calcext:value-type="float">
            <text:p>4870</text:p>
          </table:table-cell>
          <table:table-cell table:formula="of:=[.$S$5]+[.H282]*[.$T$5]+[.I282]*[.$U$5]+[.J282]*[.$V$5]+[.K282]*[.$W$5]" office:value-type="float" office:value="4870" calcext:value-type="float">
            <text:p>4870</text:p>
          </table:table-cell>
          <table:table-cell table:formula="of:=[.L282]-[.M282]" office:value-type="float" office:value="0" calcext:value-type="float">
            <text:p>0</text:p>
          </table:table-cell>
          <table:table-cell table:formula="of:=[.N282]*[.N2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83]-[.$F$3]" office:value-type="float" office:value="-5.413" calcext:value-type="float">
            <text:p>-5.413</text:p>
          </table:table-cell>
          <table:table-cell table:formula="of:=[.B283]-[.$F$5]" office:value-type="float" office:value="1.996" calcext:value-type="float">
            <text:p>1.996</text:p>
          </table:table-cell>
          <table:table-cell table:formula="of:=[.C283]-[.$F$7]" office:value-type="float" office:value="-3.571" calcext:value-type="float">
            <text:p>-3.571</text:p>
          </table:table-cell>
          <table:table-cell table:formula="of:=[.D283]-[.$F$9]" office:value-type="float" office:value="4.854" calcext:value-type="float">
            <text:p>4.854</text:p>
          </table:table-cell>
          <table:table-cell office:value-type="float" office:value="5320" calcext:value-type="float">
            <text:p>5320</text:p>
          </table:table-cell>
          <table:table-cell table:formula="of:=[.$S$5]+[.H283]*[.$T$5]+[.I283]*[.$U$5]+[.J283]*[.$V$5]+[.K283]*[.$W$5]" office:value-type="float" office:value="5320" calcext:value-type="float">
            <text:p>5320</text:p>
          </table:table-cell>
          <table:table-cell table:formula="of:=[.L283]-[.M283]" office:value-type="float" office:value="0" calcext:value-type="float">
            <text:p>0</text:p>
          </table:table-cell>
          <table:table-cell table:formula="of:=[.N283]*[.N2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84]-[.$F$3]" office:value-type="float" office:value="9.587" calcext:value-type="float">
            <text:p>9.587</text:p>
          </table:table-cell>
          <table:table-cell table:formula="of:=[.B284]-[.$F$5]" office:value-type="float" office:value="-0.00399999999999956" calcext:value-type="float">
            <text:p>-0.004</text:p>
          </table:table-cell>
          <table:table-cell table:formula="of:=[.C284]-[.$F$7]" office:value-type="float" office:value="-1.571" calcext:value-type="float">
            <text:p>-1.571</text:p>
          </table:table-cell>
          <table:table-cell table:formula="of:=[.D284]-[.$F$9]" office:value-type="float" office:value="4.854" calcext:value-type="float">
            <text:p>4.854</text:p>
          </table:table-cell>
          <table:table-cell office:value-type="float" office:value="5770" calcext:value-type="float">
            <text:p>5770</text:p>
          </table:table-cell>
          <table:table-cell table:formula="of:=[.$S$5]+[.H284]*[.$T$5]+[.I284]*[.$U$5]+[.J284]*[.$V$5]+[.K284]*[.$W$5]" office:value-type="float" office:value="5770" calcext:value-type="float">
            <text:p>5770</text:p>
          </table:table-cell>
          <table:table-cell table:formula="of:=[.L284]-[.M284]" office:value-type="float" office:value="0" calcext:value-type="float">
            <text:p>0</text:p>
          </table:table-cell>
          <table:table-cell table:formula="of:=[.N284]*[.N2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285]-[.$F$3]" office:value-type="float" office:value="10.587" calcext:value-type="float">
            <text:p>10.587</text:p>
          </table:table-cell>
          <table:table-cell table:formula="of:=[.B285]-[.$F$5]" office:value-type="float" office:value="-1.004" calcext:value-type="float">
            <text:p>-1.004</text:p>
          </table:table-cell>
          <table:table-cell table:formula="of:=[.C285]-[.$F$7]" office:value-type="float" office:value="0.429" calcext:value-type="float">
            <text:p>0.429</text:p>
          </table:table-cell>
          <table:table-cell table:formula="of:=[.D285]-[.$F$9]" office:value-type="float" office:value="-2.146" calcext:value-type="float">
            <text:p>-2.146</text:p>
          </table:table-cell>
          <table:table-cell office:value-type="float" office:value="5800" calcext:value-type="float">
            <text:p>5800</text:p>
          </table:table-cell>
          <table:table-cell table:formula="of:=[.$S$5]+[.H285]*[.$T$5]+[.I285]*[.$U$5]+[.J285]*[.$V$5]+[.K285]*[.$W$5]" office:value-type="float" office:value="5800" calcext:value-type="float">
            <text:p>5800</text:p>
          </table:table-cell>
          <table:table-cell table:formula="of:=[.L285]-[.M285]" office:value-type="float" office:value="0" calcext:value-type="float">
            <text:p>0</text:p>
          </table:table-cell>
          <table:table-cell table:formula="of:=[.N285]*[.N2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286]-[.$F$3]" office:value-type="float" office:value="-0.412999999999997" calcext:value-type="float">
            <text:p>-0.412999999999997</text:p>
          </table:table-cell>
          <table:table-cell table:formula="of:=[.B286]-[.$F$5]" office:value-type="float" office:value="-0.00399999999999956" calcext:value-type="float">
            <text:p>-0.004</text:p>
          </table:table-cell>
          <table:table-cell table:formula="of:=[.C286]-[.$F$7]" office:value-type="float" office:value="-0.571" calcext:value-type="float">
            <text:p>-0.571</text:p>
          </table:table-cell>
          <table:table-cell table:formula="of:=[.D286]-[.$F$9]" office:value-type="float" office:value="-0.146" calcext:value-type="float">
            <text:p>-0.146</text:p>
          </table:table-cell>
          <table:table-cell office:value-type="float" office:value="5470" calcext:value-type="float">
            <text:p>5470</text:p>
          </table:table-cell>
          <table:table-cell table:formula="of:=[.$S$5]+[.H286]*[.$T$5]+[.I286]*[.$U$5]+[.J286]*[.$V$5]+[.K286]*[.$W$5]" office:value-type="float" office:value="5470" calcext:value-type="float">
            <text:p>5470</text:p>
          </table:table-cell>
          <table:table-cell table:formula="of:=[.L286]-[.M286]" office:value-type="float" office:value="0" calcext:value-type="float">
            <text:p>0</text:p>
          </table:table-cell>
          <table:table-cell table:formula="of:=[.N286]*[.N2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287]-[.$F$3]" office:value-type="float" office:value="-17.413" calcext:value-type="float">
            <text:p>-17.413</text:p>
          </table:table-cell>
          <table:table-cell table:formula="of:=[.B287]-[.$F$5]" office:value-type="float" office:value="-2.004" calcext:value-type="float">
            <text:p>-2.004</text:p>
          </table:table-cell>
          <table:table-cell table:formula="of:=[.C287]-[.$F$7]" office:value-type="float" office:value="-0.571" calcext:value-type="float">
            <text:p>-0.571</text:p>
          </table:table-cell>
          <table:table-cell table:formula="of:=[.D287]-[.$F$9]" office:value-type="float" office:value="3.854" calcext:value-type="float">
            <text:p>3.854</text:p>
          </table:table-cell>
          <table:table-cell office:value-type="float" office:value="4960" calcext:value-type="float">
            <text:p>4960</text:p>
          </table:table-cell>
          <table:table-cell table:formula="of:=[.$S$5]+[.H287]*[.$T$5]+[.I287]*[.$U$5]+[.J287]*[.$V$5]+[.K287]*[.$W$5]" office:value-type="float" office:value="4960" calcext:value-type="float">
            <text:p>4960</text:p>
          </table:table-cell>
          <table:table-cell table:formula="of:=[.L287]-[.M287]" office:value-type="float" office:value="0" calcext:value-type="float">
            <text:p>0</text:p>
          </table:table-cell>
          <table:table-cell table:formula="of:=[.N287]*[.N2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288]-[.$F$3]" office:value-type="float" office:value="1.587" calcext:value-type="float">
            <text:p>1.587</text:p>
          </table:table-cell>
          <table:table-cell table:formula="of:=[.B288]-[.$F$5]" office:value-type="float" office:value="-0.00399999999999956" calcext:value-type="float">
            <text:p>-0.004</text:p>
          </table:table-cell>
          <table:table-cell table:formula="of:=[.C288]-[.$F$7]" office:value-type="float" office:value="0.429" calcext:value-type="float">
            <text:p>0.429</text:p>
          </table:table-cell>
          <table:table-cell table:formula="of:=[.D288]-[.$F$9]" office:value-type="float" office:value="-5.146" calcext:value-type="float">
            <text:p>-5.146</text:p>
          </table:table-cell>
          <table:table-cell office:value-type="float" office:value="5530" calcext:value-type="float">
            <text:p>5530</text:p>
          </table:table-cell>
          <table:table-cell table:formula="of:=[.$S$5]+[.H288]*[.$T$5]+[.I288]*[.$U$5]+[.J288]*[.$V$5]+[.K288]*[.$W$5]" office:value-type="float" office:value="5530" calcext:value-type="float">
            <text:p>5530</text:p>
          </table:table-cell>
          <table:table-cell table:formula="of:=[.L288]-[.M288]" office:value-type="float" office:value="0" calcext:value-type="float">
            <text:p>0</text:p>
          </table:table-cell>
          <table:table-cell table:formula="of:=[.N288]*[.N2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89]-[.$F$3]" office:value-type="float" office:value="9.587" calcext:value-type="float">
            <text:p>9.587</text:p>
          </table:table-cell>
          <table:table-cell table:formula="of:=[.B289]-[.$F$5]" office:value-type="float" office:value="-1.004" calcext:value-type="float">
            <text:p>-1.004</text:p>
          </table:table-cell>
          <table:table-cell table:formula="of:=[.C289]-[.$F$7]" office:value-type="float" office:value="-1.571" calcext:value-type="float">
            <text:p>-1.571</text:p>
          </table:table-cell>
          <table:table-cell table:formula="of:=[.D289]-[.$F$9]" office:value-type="float" office:value="4.854" calcext:value-type="float">
            <text:p>4.854</text:p>
          </table:table-cell>
          <table:table-cell office:value-type="float" office:value="5770" calcext:value-type="float">
            <text:p>5770</text:p>
          </table:table-cell>
          <table:table-cell table:formula="of:=[.$S$5]+[.H289]*[.$T$5]+[.I289]*[.$U$5]+[.J289]*[.$V$5]+[.K289]*[.$W$5]" office:value-type="float" office:value="5770" calcext:value-type="float">
            <text:p>5770</text:p>
          </table:table-cell>
          <table:table-cell table:formula="of:=[.L289]-[.M289]" office:value-type="float" office:value="0" calcext:value-type="float">
            <text:p>0</text:p>
          </table:table-cell>
          <table:table-cell table:formula="of:=[.N289]*[.N2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290]-[.$F$3]" office:value-type="float" office:value="-8.413" calcext:value-type="float">
            <text:p>-8.413</text:p>
          </table:table-cell>
          <table:table-cell table:formula="of:=[.B290]-[.$F$5]" office:value-type="float" office:value="-0.00399999999999956" calcext:value-type="float">
            <text:p>-0.004</text:p>
          </table:table-cell>
          <table:table-cell table:formula="of:=[.C290]-[.$F$7]" office:value-type="float" office:value="0.429" calcext:value-type="float">
            <text:p>0.429</text:p>
          </table:table-cell>
          <table:table-cell table:formula="of:=[.D290]-[.$F$9]" office:value-type="float" office:value="4.854" calcext:value-type="float">
            <text:p>4.854</text:p>
          </table:table-cell>
          <table:table-cell office:value-type="float" office:value="5230" calcext:value-type="float">
            <text:p>5230</text:p>
          </table:table-cell>
          <table:table-cell table:formula="of:=[.$S$5]+[.H290]*[.$T$5]+[.I290]*[.$U$5]+[.J290]*[.$V$5]+[.K290]*[.$W$5]" office:value-type="float" office:value="5230" calcext:value-type="float">
            <text:p>5230</text:p>
          </table:table-cell>
          <table:table-cell table:formula="of:=[.L290]-[.M290]" office:value-type="float" office:value="0" calcext:value-type="float">
            <text:p>0</text:p>
          </table:table-cell>
          <table:table-cell table:formula="of:=[.N290]*[.N2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291]-[.$F$3]" office:value-type="float" office:value="1.587" calcext:value-type="float">
            <text:p>1.587</text:p>
          </table:table-cell>
          <table:table-cell table:formula="of:=[.B291]-[.$F$5]" office:value-type="float" office:value="1.996" calcext:value-type="float">
            <text:p>1.996</text:p>
          </table:table-cell>
          <table:table-cell table:formula="of:=[.C291]-[.$F$7]" office:value-type="float" office:value="-1.571" calcext:value-type="float">
            <text:p>-1.571</text:p>
          </table:table-cell>
          <table:table-cell table:formula="of:=[.D291]-[.$F$9]" office:value-type="float" office:value="-5.146" calcext:value-type="float">
            <text:p>-5.146</text:p>
          </table:table-cell>
          <table:table-cell office:value-type="float" office:value="5530" calcext:value-type="float">
            <text:p>5530</text:p>
          </table:table-cell>
          <table:table-cell table:formula="of:=[.$S$5]+[.H291]*[.$T$5]+[.I291]*[.$U$5]+[.J291]*[.$V$5]+[.K291]*[.$W$5]" office:value-type="float" office:value="5530" calcext:value-type="float">
            <text:p>5530</text:p>
          </table:table-cell>
          <table:table-cell table:formula="of:=[.L291]-[.M291]" office:value-type="float" office:value="0" calcext:value-type="float">
            <text:p>0</text:p>
          </table:table-cell>
          <table:table-cell table:formula="of:=[.N291]*[.N2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292]-[.$F$3]" office:value-type="float" office:value="-1.413" calcext:value-type="float">
            <text:p>-1.413</text:p>
          </table:table-cell>
          <table:table-cell table:formula="of:=[.B292]-[.$F$5]" office:value-type="float" office:value="-1.004" calcext:value-type="float">
            <text:p>-1.004</text:p>
          </table:table-cell>
          <table:table-cell table:formula="of:=[.C292]-[.$F$7]" office:value-type="float" office:value="-0.571" calcext:value-type="float">
            <text:p>-0.571</text:p>
          </table:table-cell>
          <table:table-cell table:formula="of:=[.D292]-[.$F$9]" office:value-type="float" office:value="3.854" calcext:value-type="float">
            <text:p>3.854</text:p>
          </table:table-cell>
          <table:table-cell office:value-type="float" office:value="5440" calcext:value-type="float">
            <text:p>5440</text:p>
          </table:table-cell>
          <table:table-cell table:formula="of:=[.$S$5]+[.H292]*[.$T$5]+[.I292]*[.$U$5]+[.J292]*[.$V$5]+[.K292]*[.$W$5]" office:value-type="float" office:value="5440" calcext:value-type="float">
            <text:p>5440</text:p>
          </table:table-cell>
          <table:table-cell table:formula="of:=[.L292]-[.M292]" office:value-type="float" office:value="0" calcext:value-type="float">
            <text:p>0</text:p>
          </table:table-cell>
          <table:table-cell table:formula="of:=[.N292]*[.N2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293]-[.$F$3]" office:value-type="float" office:value="9.587" calcext:value-type="float">
            <text:p>9.587</text:p>
          </table:table-cell>
          <table:table-cell table:formula="of:=[.B293]-[.$F$5]" office:value-type="float" office:value="-0.00399999999999956" calcext:value-type="float">
            <text:p>-0.004</text:p>
          </table:table-cell>
          <table:table-cell table:formula="of:=[.C293]-[.$F$7]" office:value-type="float" office:value="-1.571" calcext:value-type="float">
            <text:p>-1.571</text:p>
          </table:table-cell>
          <table:table-cell table:formula="of:=[.D293]-[.$F$9]" office:value-type="float" office:value="-0.146" calcext:value-type="float">
            <text:p>-0.146</text:p>
          </table:table-cell>
          <table:table-cell office:value-type="float" office:value="5770" calcext:value-type="float">
            <text:p>5770</text:p>
          </table:table-cell>
          <table:table-cell table:formula="of:=[.$S$5]+[.H293]*[.$T$5]+[.I293]*[.$U$5]+[.J293]*[.$V$5]+[.K293]*[.$W$5]" office:value-type="float" office:value="5770" calcext:value-type="float">
            <text:p>5770</text:p>
          </table:table-cell>
          <table:table-cell table:formula="of:=[.L293]-[.M293]" office:value-type="float" office:value="0" calcext:value-type="float">
            <text:p>0</text:p>
          </table:table-cell>
          <table:table-cell table:formula="of:=[.N293]*[.N2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294]-[.$F$3]" office:value-type="float" office:value="19.587" calcext:value-type="float">
            <text:p>19.587</text:p>
          </table:table-cell>
          <table:table-cell table:formula="of:=[.B294]-[.$F$5]" office:value-type="float" office:value="-1.004" calcext:value-type="float">
            <text:p>-1.004</text:p>
          </table:table-cell>
          <table:table-cell table:formula="of:=[.C294]-[.$F$7]" office:value-type="float" office:value="2.429" calcext:value-type="float">
            <text:p>2.429</text:p>
          </table:table-cell>
          <table:table-cell table:formula="of:=[.D294]-[.$F$9]" office:value-type="float" office:value="-1.146" calcext:value-type="float">
            <text:p>-1.146</text:p>
          </table:table-cell>
          <table:table-cell office:value-type="float" office:value="6070" calcext:value-type="float">
            <text:p>6070</text:p>
          </table:table-cell>
          <table:table-cell table:formula="of:=[.$S$5]+[.H294]*[.$T$5]+[.I294]*[.$U$5]+[.J294]*[.$V$5]+[.K294]*[.$W$5]" office:value-type="float" office:value="6070" calcext:value-type="float">
            <text:p>6070</text:p>
          </table:table-cell>
          <table:table-cell table:formula="of:=[.L294]-[.M294]" office:value-type="float" office:value="0" calcext:value-type="float">
            <text:p>0</text:p>
          </table:table-cell>
          <table:table-cell table:formula="of:=[.N294]*[.N2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295]-[.$F$3]" office:value-type="float" office:value="2.587" calcext:value-type="float">
            <text:p>2.587</text:p>
          </table:table-cell>
          <table:table-cell table:formula="of:=[.B295]-[.$F$5]" office:value-type="float" office:value="0.996" calcext:value-type="float">
            <text:p>0.996</text:p>
          </table:table-cell>
          <table:table-cell table:formula="of:=[.C295]-[.$F$7]" office:value-type="float" office:value="0.429" calcext:value-type="float">
            <text:p>0.429</text:p>
          </table:table-cell>
          <table:table-cell table:formula="of:=[.D295]-[.$F$9]" office:value-type="float" office:value="3.854" calcext:value-type="float">
            <text:p>3.854</text:p>
          </table:table-cell>
          <table:table-cell office:value-type="float" office:value="5560" calcext:value-type="float">
            <text:p>5560</text:p>
          </table:table-cell>
          <table:table-cell table:formula="of:=[.$S$5]+[.H295]*[.$T$5]+[.I295]*[.$U$5]+[.J295]*[.$V$5]+[.K295]*[.$W$5]" office:value-type="float" office:value="5560" calcext:value-type="float">
            <text:p>5560</text:p>
          </table:table-cell>
          <table:table-cell table:formula="of:=[.L295]-[.M295]" office:value-type="float" office:value="0" calcext:value-type="float">
            <text:p>0</text:p>
          </table:table-cell>
          <table:table-cell table:formula="of:=[.N295]*[.N2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296]-[.$F$3]" office:value-type="float" office:value="-9.413" calcext:value-type="float">
            <text:p>-9.413</text:p>
          </table:table-cell>
          <table:table-cell table:formula="of:=[.B296]-[.$F$5]" office:value-type="float" office:value="0.996" calcext:value-type="float">
            <text:p>0.996</text:p>
          </table:table-cell>
          <table:table-cell table:formula="of:=[.C296]-[.$F$7]" office:value-type="float" office:value="-0.571" calcext:value-type="float">
            <text:p>-0.571</text:p>
          </table:table-cell>
          <table:table-cell table:formula="of:=[.D296]-[.$F$9]" office:value-type="float" office:value="1.854" calcext:value-type="float">
            <text:p>1.854</text:p>
          </table:table-cell>
          <table:table-cell office:value-type="float" office:value="5200" calcext:value-type="float">
            <text:p>5200</text:p>
          </table:table-cell>
          <table:table-cell table:formula="of:=[.$S$5]+[.H296]*[.$T$5]+[.I296]*[.$U$5]+[.J296]*[.$V$5]+[.K296]*[.$W$5]" office:value-type="float" office:value="5200" calcext:value-type="float">
            <text:p>5200</text:p>
          </table:table-cell>
          <table:table-cell table:formula="of:=[.L296]-[.M296]" office:value-type="float" office:value="0" calcext:value-type="float">
            <text:p>0</text:p>
          </table:table-cell>
          <table:table-cell table:formula="of:=[.N296]*[.N2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297]-[.$F$3]" office:value-type="float" office:value="-5.413" calcext:value-type="float">
            <text:p>-5.413</text:p>
          </table:table-cell>
          <table:table-cell table:formula="of:=[.B297]-[.$F$5]" office:value-type="float" office:value="2.996" calcext:value-type="float">
            <text:p>2.996</text:p>
          </table:table-cell>
          <table:table-cell table:formula="of:=[.C297]-[.$F$7]" office:value-type="float" office:value="1.429" calcext:value-type="float">
            <text:p>1.429</text:p>
          </table:table-cell>
          <table:table-cell table:formula="of:=[.D297]-[.$F$9]" office:value-type="float" office:value="0.854" calcext:value-type="float">
            <text:p>0.854</text:p>
          </table:table-cell>
          <table:table-cell office:value-type="float" office:value="5320" calcext:value-type="float">
            <text:p>5320</text:p>
          </table:table-cell>
          <table:table-cell table:formula="of:=[.$S$5]+[.H297]*[.$T$5]+[.I297]*[.$U$5]+[.J297]*[.$V$5]+[.K297]*[.$W$5]" office:value-type="float" office:value="5320" calcext:value-type="float">
            <text:p>5320</text:p>
          </table:table-cell>
          <table:table-cell table:formula="of:=[.L297]-[.M297]" office:value-type="float" office:value="0" calcext:value-type="float">
            <text:p>0</text:p>
          </table:table-cell>
          <table:table-cell table:formula="of:=[.N297]*[.N2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298]-[.$F$3]" office:value-type="float" office:value="-0.412999999999997" calcext:value-type="float">
            <text:p>-0.412999999999997</text:p>
          </table:table-cell>
          <table:table-cell table:formula="of:=[.B298]-[.$F$5]" office:value-type="float" office:value="-0.00399999999999956" calcext:value-type="float">
            <text:p>-0.004</text:p>
          </table:table-cell>
          <table:table-cell table:formula="of:=[.C298]-[.$F$7]" office:value-type="float" office:value="1.429" calcext:value-type="float">
            <text:p>1.429</text:p>
          </table:table-cell>
          <table:table-cell table:formula="of:=[.D298]-[.$F$9]" office:value-type="float" office:value="3.854" calcext:value-type="float">
            <text:p>3.854</text:p>
          </table:table-cell>
          <table:table-cell office:value-type="float" office:value="5470" calcext:value-type="float">
            <text:p>5470</text:p>
          </table:table-cell>
          <table:table-cell table:formula="of:=[.$S$5]+[.H298]*[.$T$5]+[.I298]*[.$U$5]+[.J298]*[.$V$5]+[.K298]*[.$W$5]" office:value-type="float" office:value="5470" calcext:value-type="float">
            <text:p>5470</text:p>
          </table:table-cell>
          <table:table-cell table:formula="of:=[.L298]-[.M298]" office:value-type="float" office:value="0" calcext:value-type="float">
            <text:p>0</text:p>
          </table:table-cell>
          <table:table-cell table:formula="of:=[.N298]*[.N2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299]-[.$F$3]" office:value-type="float" office:value="-9.413" calcext:value-type="float">
            <text:p>-9.413</text:p>
          </table:table-cell>
          <table:table-cell table:formula="of:=[.B299]-[.$F$5]" office:value-type="float" office:value="-1.004" calcext:value-type="float">
            <text:p>-1.004</text:p>
          </table:table-cell>
          <table:table-cell table:formula="of:=[.C299]-[.$F$7]" office:value-type="float" office:value="1.429" calcext:value-type="float">
            <text:p>1.429</text:p>
          </table:table-cell>
          <table:table-cell table:formula="of:=[.D299]-[.$F$9]" office:value-type="float" office:value="1.854" calcext:value-type="float">
            <text:p>1.854</text:p>
          </table:table-cell>
          <table:table-cell office:value-type="float" office:value="5200" calcext:value-type="float">
            <text:p>5200</text:p>
          </table:table-cell>
          <table:table-cell table:formula="of:=[.$S$5]+[.H299]*[.$T$5]+[.I299]*[.$U$5]+[.J299]*[.$V$5]+[.K299]*[.$W$5]" office:value-type="float" office:value="5200" calcext:value-type="float">
            <text:p>5200</text:p>
          </table:table-cell>
          <table:table-cell table:formula="of:=[.L299]-[.M299]" office:value-type="float" office:value="0" calcext:value-type="float">
            <text:p>0</text:p>
          </table:table-cell>
          <table:table-cell table:formula="of:=[.N299]*[.N2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00]-[.$F$3]" office:value-type="float" office:value="0.587000000000003" calcext:value-type="float">
            <text:p>0.587000000000003</text:p>
          </table:table-cell>
          <table:table-cell table:formula="of:=[.B300]-[.$F$5]" office:value-type="float" office:value="0.996" calcext:value-type="float">
            <text:p>0.996</text:p>
          </table:table-cell>
          <table:table-cell table:formula="of:=[.C300]-[.$F$7]" office:value-type="float" office:value="2.429" calcext:value-type="float">
            <text:p>2.429</text:p>
          </table:table-cell>
          <table:table-cell table:formula="of:=[.D300]-[.$F$9]" office:value-type="float" office:value="-5.146" calcext:value-type="float">
            <text:p>-5.146</text:p>
          </table:table-cell>
          <table:table-cell office:value-type="float" office:value="5500" calcext:value-type="float">
            <text:p>5500</text:p>
          </table:table-cell>
          <table:table-cell table:formula="of:=[.$S$5]+[.H300]*[.$T$5]+[.I300]*[.$U$5]+[.J300]*[.$V$5]+[.K300]*[.$W$5]" office:value-type="float" office:value="5500" calcext:value-type="float">
            <text:p>5500</text:p>
          </table:table-cell>
          <table:table-cell table:formula="of:=[.L300]-[.M300]" office:value-type="float" office:value="0" calcext:value-type="float">
            <text:p>0</text:p>
          </table:table-cell>
          <table:table-cell table:formula="of:=[.N300]*[.N3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301]-[.$F$3]" office:value-type="float" office:value="-4.413" calcext:value-type="float">
            <text:p>-4.413</text:p>
          </table:table-cell>
          <table:table-cell table:formula="of:=[.B301]-[.$F$5]" office:value-type="float" office:value="-0.00399999999999956" calcext:value-type="float">
            <text:p>-0.004</text:p>
          </table:table-cell>
          <table:table-cell table:formula="of:=[.C301]-[.$F$7]" office:value-type="float" office:value="-0.571" calcext:value-type="float">
            <text:p>-0.571</text:p>
          </table:table-cell>
          <table:table-cell table:formula="of:=[.D301]-[.$F$9]" office:value-type="float" office:value="4.854" calcext:value-type="float">
            <text:p>4.854</text:p>
          </table:table-cell>
          <table:table-cell office:value-type="float" office:value="5350" calcext:value-type="float">
            <text:p>5350</text:p>
          </table:table-cell>
          <table:table-cell table:formula="of:=[.$S$5]+[.H301]*[.$T$5]+[.I301]*[.$U$5]+[.J301]*[.$V$5]+[.K301]*[.$W$5]" office:value-type="float" office:value="5350" calcext:value-type="float">
            <text:p>5350</text:p>
          </table:table-cell>
          <table:table-cell table:formula="of:=[.L301]-[.M301]" office:value-type="float" office:value="0" calcext:value-type="float">
            <text:p>0</text:p>
          </table:table-cell>
          <table:table-cell table:formula="of:=[.N301]*[.N3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02]-[.$F$3]" office:value-type="float" office:value="-9.413" calcext:value-type="float">
            <text:p>-9.413</text:p>
          </table:table-cell>
          <table:table-cell table:formula="of:=[.B302]-[.$F$5]" office:value-type="float" office:value="-0.00399999999999956" calcext:value-type="float">
            <text:p>-0.004</text:p>
          </table:table-cell>
          <table:table-cell table:formula="of:=[.C302]-[.$F$7]" office:value-type="float" office:value="-0.571" calcext:value-type="float">
            <text:p>-0.571</text:p>
          </table:table-cell>
          <table:table-cell table:formula="of:=[.D302]-[.$F$9]" office:value-type="float" office:value="-5.146" calcext:value-type="float">
            <text:p>-5.146</text:p>
          </table:table-cell>
          <table:table-cell office:value-type="float" office:value="5200" calcext:value-type="float">
            <text:p>5200</text:p>
          </table:table-cell>
          <table:table-cell table:formula="of:=[.$S$5]+[.H302]*[.$T$5]+[.I302]*[.$U$5]+[.J302]*[.$V$5]+[.K302]*[.$W$5]" office:value-type="float" office:value="5200" calcext:value-type="float">
            <text:p>5200</text:p>
          </table:table-cell>
          <table:table-cell table:formula="of:=[.L302]-[.M302]" office:value-type="float" office:value="0" calcext:value-type="float">
            <text:p>0</text:p>
          </table:table-cell>
          <table:table-cell table:formula="of:=[.N302]*[.N30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[.A303]-[.$F$3]" office:value-type="float" office:value="-0.412999999999997" calcext:value-type="float">
            <text:p>-0.412999999999997</text:p>
          </table:table-cell>
          <table:table-cell table:formula="of:=[.B303]-[.$F$5]" office:value-type="float" office:value="2.996" calcext:value-type="float">
            <text:p>2.996</text:p>
          </table:table-cell>
          <table:table-cell table:formula="of:=[.C303]-[.$F$7]" office:value-type="float" office:value="-2.571" calcext:value-type="float">
            <text:p>-2.571</text:p>
          </table:table-cell>
          <table:table-cell table:formula="of:=[.D303]-[.$F$9]" office:value-type="float" office:value="-1.146" calcext:value-type="float">
            <text:p>-1.146</text:p>
          </table:table-cell>
          <table:table-cell office:value-type="float" office:value="5470" calcext:value-type="float">
            <text:p>5470</text:p>
          </table:table-cell>
          <table:table-cell table:formula="of:=[.$S$5]+[.H303]*[.$T$5]+[.I303]*[.$U$5]+[.J303]*[.$V$5]+[.K303]*[.$W$5]" office:value-type="float" office:value="5470" calcext:value-type="float">
            <text:p>5470</text:p>
          </table:table-cell>
          <table:table-cell table:formula="of:=[.L303]-[.M303]" office:value-type="float" office:value="0" calcext:value-type="float">
            <text:p>0</text:p>
          </table:table-cell>
          <table:table-cell table:formula="of:=[.N303]*[.N3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304]-[.$F$3]" office:value-type="float" office:value="-0.412999999999997" calcext:value-type="float">
            <text:p>-0.412999999999997</text:p>
          </table:table-cell>
          <table:table-cell table:formula="of:=[.B304]-[.$F$5]" office:value-type="float" office:value="1.996" calcext:value-type="float">
            <text:p>1.996</text:p>
          </table:table-cell>
          <table:table-cell table:formula="of:=[.C304]-[.$F$7]" office:value-type="float" office:value="0.429" calcext:value-type="float">
            <text:p>0.429</text:p>
          </table:table-cell>
          <table:table-cell table:formula="of:=[.D304]-[.$F$9]" office:value-type="float" office:value="1.854" calcext:value-type="float">
            <text:p>1.854</text:p>
          </table:table-cell>
          <table:table-cell office:value-type="float" office:value="5470" calcext:value-type="float">
            <text:p>5470</text:p>
          </table:table-cell>
          <table:table-cell table:formula="of:=[.$S$5]+[.H304]*[.$T$5]+[.I304]*[.$U$5]+[.J304]*[.$V$5]+[.K304]*[.$W$5]" office:value-type="float" office:value="5470" calcext:value-type="float">
            <text:p>5470</text:p>
          </table:table-cell>
          <table:table-cell table:formula="of:=[.L304]-[.M304]" office:value-type="float" office:value="0" calcext:value-type="float">
            <text:p>0</text:p>
          </table:table-cell>
          <table:table-cell table:formula="of:=[.N304]*[.N30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305]-[.$F$3]" office:value-type="float" office:value="-2.413" calcext:value-type="float">
            <text:p>-2.413</text:p>
          </table:table-cell>
          <table:table-cell table:formula="of:=[.B305]-[.$F$5]" office:value-type="float" office:value="-1.004" calcext:value-type="float">
            <text:p>-1.004</text:p>
          </table:table-cell>
          <table:table-cell table:formula="of:=[.C305]-[.$F$7]" office:value-type="float" office:value="0.429" calcext:value-type="float">
            <text:p>0.429</text:p>
          </table:table-cell>
          <table:table-cell table:formula="of:=[.D305]-[.$F$9]" office:value-type="float" office:value="1.854" calcext:value-type="float">
            <text:p>1.854</text:p>
          </table:table-cell>
          <table:table-cell office:value-type="float" office:value="5410" calcext:value-type="float">
            <text:p>5410</text:p>
          </table:table-cell>
          <table:table-cell table:formula="of:=[.$S$5]+[.H305]*[.$T$5]+[.I305]*[.$U$5]+[.J305]*[.$V$5]+[.K305]*[.$W$5]" office:value-type="float" office:value="5410" calcext:value-type="float">
            <text:p>5410</text:p>
          </table:table-cell>
          <table:table-cell table:formula="of:=[.L305]-[.M305]" office:value-type="float" office:value="0" calcext:value-type="float">
            <text:p>0</text:p>
          </table:table-cell>
          <table:table-cell table:formula="of:=[.N305]*[.N3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306]-[.$F$3]" office:value-type="float" office:value="8.587" calcext:value-type="float">
            <text:p>8.587</text:p>
          </table:table-cell>
          <table:table-cell table:formula="of:=[.B306]-[.$F$5]" office:value-type="float" office:value="-2.004" calcext:value-type="float">
            <text:p>-2.004</text:p>
          </table:table-cell>
          <table:table-cell table:formula="of:=[.C306]-[.$F$7]" office:value-type="float" office:value="0.429" calcext:value-type="float">
            <text:p>0.429</text:p>
          </table:table-cell>
          <table:table-cell table:formula="of:=[.D306]-[.$F$9]" office:value-type="float" office:value="0.854" calcext:value-type="float">
            <text:p>0.854</text:p>
          </table:table-cell>
          <table:table-cell office:value-type="float" office:value="5740" calcext:value-type="float">
            <text:p>5740</text:p>
          </table:table-cell>
          <table:table-cell table:formula="of:=[.$S$5]+[.H306]*[.$T$5]+[.I306]*[.$U$5]+[.J306]*[.$V$5]+[.K306]*[.$W$5]" office:value-type="float" office:value="5740" calcext:value-type="float">
            <text:p>5740</text:p>
          </table:table-cell>
          <table:table-cell table:formula="of:=[.L306]-[.M306]" office:value-type="float" office:value="0" calcext:value-type="float">
            <text:p>0</text:p>
          </table:table-cell>
          <table:table-cell table:formula="of:=[.N306]*[.N30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307]-[.$F$3]" office:value-type="float" office:value="-12.413" calcext:value-type="float">
            <text:p>-12.413</text:p>
          </table:table-cell>
          <table:table-cell table:formula="of:=[.B307]-[.$F$5]" office:value-type="float" office:value="-2.004" calcext:value-type="float">
            <text:p>-2.004</text:p>
          </table:table-cell>
          <table:table-cell table:formula="of:=[.C307]-[.$F$7]" office:value-type="float" office:value="1.429" calcext:value-type="float">
            <text:p>1.429</text:p>
          </table:table-cell>
          <table:table-cell table:formula="of:=[.D307]-[.$F$9]" office:value-type="float" office:value="-1.146" calcext:value-type="float">
            <text:p>-1.146</text:p>
          </table:table-cell>
          <table:table-cell office:value-type="float" office:value="5110" calcext:value-type="float">
            <text:p>5110</text:p>
          </table:table-cell>
          <table:table-cell table:formula="of:=[.$S$5]+[.H307]*[.$T$5]+[.I307]*[.$U$5]+[.J307]*[.$V$5]+[.K307]*[.$W$5]" office:value-type="float" office:value="5110" calcext:value-type="float">
            <text:p>5110</text:p>
          </table:table-cell>
          <table:table-cell table:formula="of:=[.L307]-[.M307]" office:value-type="float" office:value="0" calcext:value-type="float">
            <text:p>0</text:p>
          </table:table-cell>
          <table:table-cell table:formula="of:=[.N307]*[.N3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308]-[.$F$3]" office:value-type="float" office:value="6.587" calcext:value-type="float">
            <text:p>6.587</text:p>
          </table:table-cell>
          <table:table-cell table:formula="of:=[.B308]-[.$F$5]" office:value-type="float" office:value="-0.00399999999999956" calcext:value-type="float">
            <text:p>-0.004</text:p>
          </table:table-cell>
          <table:table-cell table:formula="of:=[.C308]-[.$F$7]" office:value-type="float" office:value="0.429" calcext:value-type="float">
            <text:p>0.429</text:p>
          </table:table-cell>
          <table:table-cell table:formula="of:=[.D308]-[.$F$9]" office:value-type="float" office:value="-3.146" calcext:value-type="float">
            <text:p>-3.146</text:p>
          </table:table-cell>
          <table:table-cell office:value-type="float" office:value="5680" calcext:value-type="float">
            <text:p>5680</text:p>
          </table:table-cell>
          <table:table-cell table:formula="of:=[.$S$5]+[.H308]*[.$T$5]+[.I308]*[.$U$5]+[.J308]*[.$V$5]+[.K308]*[.$W$5]" office:value-type="float" office:value="5680" calcext:value-type="float">
            <text:p>5680</text:p>
          </table:table-cell>
          <table:table-cell table:formula="of:=[.L308]-[.M308]" office:value-type="float" office:value="0" calcext:value-type="float">
            <text:p>0</text:p>
          </table:table-cell>
          <table:table-cell table:formula="of:=[.N308]*[.N30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09]-[.$F$3]" office:value-type="float" office:value="6.587" calcext:value-type="float">
            <text:p>6.587</text:p>
          </table:table-cell>
          <table:table-cell table:formula="of:=[.B309]-[.$F$5]" office:value-type="float" office:value="-0.00399999999999956" calcext:value-type="float">
            <text:p>-0.004</text:p>
          </table:table-cell>
          <table:table-cell table:formula="of:=[.C309]-[.$F$7]" office:value-type="float" office:value="3.429" calcext:value-type="float">
            <text:p>3.429</text:p>
          </table:table-cell>
          <table:table-cell table:formula="of:=[.D309]-[.$F$9]" office:value-type="float" office:value="-5.146" calcext:value-type="float">
            <text:p>-5.146</text:p>
          </table:table-cell>
          <table:table-cell office:value-type="float" office:value="5680" calcext:value-type="float">
            <text:p>5680</text:p>
          </table:table-cell>
          <table:table-cell table:formula="of:=[.$S$5]+[.H309]*[.$T$5]+[.I309]*[.$U$5]+[.J309]*[.$V$5]+[.K309]*[.$W$5]" office:value-type="float" office:value="5680" calcext:value-type="float">
            <text:p>5680</text:p>
          </table:table-cell>
          <table:table-cell table:formula="of:=[.L309]-[.M309]" office:value-type="float" office:value="0" calcext:value-type="float">
            <text:p>0</text:p>
          </table:table-cell>
          <table:table-cell table:formula="of:=[.N309]*[.N3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310]-[.$F$3]" office:value-type="float" office:value="0.587000000000003" calcext:value-type="float">
            <text:p>0.587000000000003</text:p>
          </table:table-cell>
          <table:table-cell table:formula="of:=[.B310]-[.$F$5]" office:value-type="float" office:value="-2.004" calcext:value-type="float">
            <text:p>-2.004</text:p>
          </table:table-cell>
          <table:table-cell table:formula="of:=[.C310]-[.$F$7]" office:value-type="float" office:value="-1.571" calcext:value-type="float">
            <text:p>-1.571</text:p>
          </table:table-cell>
          <table:table-cell table:formula="of:=[.D310]-[.$F$9]" office:value-type="float" office:value="-0.146" calcext:value-type="float">
            <text:p>-0.146</text:p>
          </table:table-cell>
          <table:table-cell office:value-type="float" office:value="5500" calcext:value-type="float">
            <text:p>5500</text:p>
          </table:table-cell>
          <table:table-cell table:formula="of:=[.$S$5]+[.H310]*[.$T$5]+[.I310]*[.$U$5]+[.J310]*[.$V$5]+[.K310]*[.$W$5]" office:value-type="float" office:value="5500" calcext:value-type="float">
            <text:p>5500</text:p>
          </table:table-cell>
          <table:table-cell table:formula="of:=[.L310]-[.M310]" office:value-type="float" office:value="0" calcext:value-type="float">
            <text:p>0</text:p>
          </table:table-cell>
          <table:table-cell table:formula="of:=[.N310]*[.N3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311]-[.$F$3]" office:value-type="float" office:value="-12.413" calcext:value-type="float">
            <text:p>-12.413</text:p>
          </table:table-cell>
          <table:table-cell table:formula="of:=[.B311]-[.$F$5]" office:value-type="float" office:value="0.996" calcext:value-type="float">
            <text:p>0.996</text:p>
          </table:table-cell>
          <table:table-cell table:formula="of:=[.C311]-[.$F$7]" office:value-type="float" office:value="2.429" calcext:value-type="float">
            <text:p>2.429</text:p>
          </table:table-cell>
          <table:table-cell table:formula="of:=[.D311]-[.$F$9]" office:value-type="float" office:value="-2.146" calcext:value-type="float">
            <text:p>-2.146</text:p>
          </table:table-cell>
          <table:table-cell office:value-type="float" office:value="5110" calcext:value-type="float">
            <text:p>5110</text:p>
          </table:table-cell>
          <table:table-cell table:formula="of:=[.$S$5]+[.H311]*[.$T$5]+[.I311]*[.$U$5]+[.J311]*[.$V$5]+[.K311]*[.$W$5]" office:value-type="float" office:value="5110" calcext:value-type="float">
            <text:p>5110</text:p>
          </table:table-cell>
          <table:table-cell table:formula="of:=[.L311]-[.M311]" office:value-type="float" office:value="0" calcext:value-type="float">
            <text:p>0</text:p>
          </table:table-cell>
          <table:table-cell table:formula="of:=[.N311]*[.N3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12]-[.$F$3]" office:value-type="float" office:value="0.587000000000003" calcext:value-type="float">
            <text:p>0.587000000000003</text:p>
          </table:table-cell>
          <table:table-cell table:formula="of:=[.B312]-[.$F$5]" office:value-type="float" office:value="-2.004" calcext:value-type="float">
            <text:p>-2.004</text:p>
          </table:table-cell>
          <table:table-cell table:formula="of:=[.C312]-[.$F$7]" office:value-type="float" office:value="-0.571" calcext:value-type="float">
            <text:p>-0.571</text:p>
          </table:table-cell>
          <table:table-cell table:formula="of:=[.D312]-[.$F$9]" office:value-type="float" office:value="-5.146" calcext:value-type="float">
            <text:p>-5.146</text:p>
          </table:table-cell>
          <table:table-cell office:value-type="float" office:value="5500" calcext:value-type="float">
            <text:p>5500</text:p>
          </table:table-cell>
          <table:table-cell table:formula="of:=[.$S$5]+[.H312]*[.$T$5]+[.I312]*[.$U$5]+[.J312]*[.$V$5]+[.K312]*[.$W$5]" office:value-type="float" office:value="5500" calcext:value-type="float">
            <text:p>5500</text:p>
          </table:table-cell>
          <table:table-cell table:formula="of:=[.L312]-[.M312]" office:value-type="float" office:value="0" calcext:value-type="float">
            <text:p>0</text:p>
          </table:table-cell>
          <table:table-cell table:formula="of:=[.N312]*[.N3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313]-[.$F$3]" office:value-type="float" office:value="7.587" calcext:value-type="float">
            <text:p>7.587</text:p>
          </table:table-cell>
          <table:table-cell table:formula="of:=[.B313]-[.$F$5]" office:value-type="float" office:value="-1.004" calcext:value-type="float">
            <text:p>-1.004</text:p>
          </table:table-cell>
          <table:table-cell table:formula="of:=[.C313]-[.$F$7]" office:value-type="float" office:value="1.429" calcext:value-type="float">
            <text:p>1.429</text:p>
          </table:table-cell>
          <table:table-cell table:formula="of:=[.D313]-[.$F$9]" office:value-type="float" office:value="4.854" calcext:value-type="float">
            <text:p>4.854</text:p>
          </table:table-cell>
          <table:table-cell office:value-type="float" office:value="5710" calcext:value-type="float">
            <text:p>5710</text:p>
          </table:table-cell>
          <table:table-cell table:formula="of:=[.$S$5]+[.H313]*[.$T$5]+[.I313]*[.$U$5]+[.J313]*[.$V$5]+[.K313]*[.$W$5]" office:value-type="float" office:value="5710" calcext:value-type="float">
            <text:p>5710</text:p>
          </table:table-cell>
          <table:table-cell table:formula="of:=[.L313]-[.M313]" office:value-type="float" office:value="0" calcext:value-type="float">
            <text:p>0</text:p>
          </table:table-cell>
          <table:table-cell table:formula="of:=[.N313]*[.N3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314]-[.$F$3]" office:value-type="float" office:value="0.587000000000003" calcext:value-type="float">
            <text:p>0.587000000000003</text:p>
          </table:table-cell>
          <table:table-cell table:formula="of:=[.B314]-[.$F$5]" office:value-type="float" office:value="1.996" calcext:value-type="float">
            <text:p>1.996</text:p>
          </table:table-cell>
          <table:table-cell table:formula="of:=[.C314]-[.$F$7]" office:value-type="float" office:value="-2.571" calcext:value-type="float">
            <text:p>-2.571</text:p>
          </table:table-cell>
          <table:table-cell table:formula="of:=[.D314]-[.$F$9]" office:value-type="float" office:value="4.854" calcext:value-type="float">
            <text:p>4.854</text:p>
          </table:table-cell>
          <table:table-cell office:value-type="float" office:value="5500" calcext:value-type="float">
            <text:p>5500</text:p>
          </table:table-cell>
          <table:table-cell table:formula="of:=[.$S$5]+[.H314]*[.$T$5]+[.I314]*[.$U$5]+[.J314]*[.$V$5]+[.K314]*[.$W$5]" office:value-type="float" office:value="5500" calcext:value-type="float">
            <text:p>5500</text:p>
          </table:table-cell>
          <table:table-cell table:formula="of:=[.L314]-[.M314]" office:value-type="float" office:value="0" calcext:value-type="float">
            <text:p>0</text:p>
          </table:table-cell>
          <table:table-cell table:formula="of:=[.N314]*[.N3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315]-[.$F$3]" office:value-type="float" office:value="12.587" calcext:value-type="float">
            <text:p>12.587</text:p>
          </table:table-cell>
          <table:table-cell table:formula="of:=[.B315]-[.$F$5]" office:value-type="float" office:value="-0.00399999999999956" calcext:value-type="float">
            <text:p>-0.004</text:p>
          </table:table-cell>
          <table:table-cell table:formula="of:=[.C315]-[.$F$7]" office:value-type="float" office:value="2.429" calcext:value-type="float">
            <text:p>2.429</text:p>
          </table:table-cell>
          <table:table-cell table:formula="of:=[.D315]-[.$F$9]" office:value-type="float" office:value="1.854" calcext:value-type="float">
            <text:p>1.854</text:p>
          </table:table-cell>
          <table:table-cell office:value-type="float" office:value="5860" calcext:value-type="float">
            <text:p>5860</text:p>
          </table:table-cell>
          <table:table-cell table:formula="of:=[.$S$5]+[.H315]*[.$T$5]+[.I315]*[.$U$5]+[.J315]*[.$V$5]+[.K315]*[.$W$5]" office:value-type="float" office:value="5860" calcext:value-type="float">
            <text:p>5860</text:p>
          </table:table-cell>
          <table:table-cell table:formula="of:=[.L315]-[.M315]" office:value-type="float" office:value="0" calcext:value-type="float">
            <text:p>0</text:p>
          </table:table-cell>
          <table:table-cell table:formula="of:=[.N315]*[.N3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316]-[.$F$3]" office:value-type="float" office:value="4.587" calcext:value-type="float">
            <text:p>4.587</text:p>
          </table:table-cell>
          <table:table-cell table:formula="of:=[.B316]-[.$F$5]" office:value-type="float" office:value="-3.004" calcext:value-type="float">
            <text:p>-3.004</text:p>
          </table:table-cell>
          <table:table-cell table:formula="of:=[.C316]-[.$F$7]" office:value-type="float" office:value="-1.571" calcext:value-type="float">
            <text:p>-1.571</text:p>
          </table:table-cell>
          <table:table-cell table:formula="of:=[.D316]-[.$F$9]" office:value-type="float" office:value="-0.146" calcext:value-type="float">
            <text:p>-0.146</text:p>
          </table:table-cell>
          <table:table-cell office:value-type="float" office:value="5620" calcext:value-type="float">
            <text:p>5620</text:p>
          </table:table-cell>
          <table:table-cell table:formula="of:=[.$S$5]+[.H316]*[.$T$5]+[.I316]*[.$U$5]+[.J316]*[.$V$5]+[.K316]*[.$W$5]" office:value-type="float" office:value="5620" calcext:value-type="float">
            <text:p>5620</text:p>
          </table:table-cell>
          <table:table-cell table:formula="of:=[.L316]-[.M316]" office:value-type="float" office:value="0" calcext:value-type="float">
            <text:p>0</text:p>
          </table:table-cell>
          <table:table-cell table:formula="of:=[.N316]*[.N3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317]-[.$F$3]" office:value-type="float" office:value="-18.413" calcext:value-type="float">
            <text:p>-18.413</text:p>
          </table:table-cell>
          <table:table-cell table:formula="of:=[.B317]-[.$F$5]" office:value-type="float" office:value="-1.004" calcext:value-type="float">
            <text:p>-1.004</text:p>
          </table:table-cell>
          <table:table-cell table:formula="of:=[.C317]-[.$F$7]" office:value-type="float" office:value="-3.571" calcext:value-type="float">
            <text:p>-3.571</text:p>
          </table:table-cell>
          <table:table-cell table:formula="of:=[.D317]-[.$F$9]" office:value-type="float" office:value="3.854" calcext:value-type="float">
            <text:p>3.854</text:p>
          </table:table-cell>
          <table:table-cell office:value-type="float" office:value="4930" calcext:value-type="float">
            <text:p>4930</text:p>
          </table:table-cell>
          <table:table-cell table:formula="of:=[.$S$5]+[.H317]*[.$T$5]+[.I317]*[.$U$5]+[.J317]*[.$V$5]+[.K317]*[.$W$5]" office:value-type="float" office:value="4930" calcext:value-type="float">
            <text:p>4930</text:p>
          </table:table-cell>
          <table:table-cell table:formula="of:=[.L317]-[.M317]" office:value-type="float" office:value="0" calcext:value-type="float">
            <text:p>0</text:p>
          </table:table-cell>
          <table:table-cell table:formula="of:=[.N317]*[.N3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318]-[.$F$3]" office:value-type="float" office:value="22.587" calcext:value-type="float">
            <text:p>22.587</text:p>
          </table:table-cell>
          <table:table-cell table:formula="of:=[.B318]-[.$F$5]" office:value-type="float" office:value="2.996" calcext:value-type="float">
            <text:p>2.996</text:p>
          </table:table-cell>
          <table:table-cell table:formula="of:=[.C318]-[.$F$7]" office:value-type="float" office:value="-1.571" calcext:value-type="float">
            <text:p>-1.571</text:p>
          </table:table-cell>
          <table:table-cell table:formula="of:=[.D318]-[.$F$9]" office:value-type="float" office:value="-1.146" calcext:value-type="float">
            <text:p>-1.146</text:p>
          </table:table-cell>
          <table:table-cell office:value-type="float" office:value="6160" calcext:value-type="float">
            <text:p>6160</text:p>
          </table:table-cell>
          <table:table-cell table:formula="of:=[.$S$5]+[.H318]*[.$T$5]+[.I318]*[.$U$5]+[.J318]*[.$V$5]+[.K318]*[.$W$5]" office:value-type="float" office:value="6160" calcext:value-type="float">
            <text:p>6160</text:p>
          </table:table-cell>
          <table:table-cell table:formula="of:=[.L318]-[.M318]" office:value-type="float" office:value="0" calcext:value-type="float">
            <text:p>0</text:p>
          </table:table-cell>
          <table:table-cell table:formula="of:=[.N318]*[.N3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319]-[.$F$3]" office:value-type="float" office:value="12.587" calcext:value-type="float">
            <text:p>12.587</text:p>
          </table:table-cell>
          <table:table-cell table:formula="of:=[.B319]-[.$F$5]" office:value-type="float" office:value="-1.004" calcext:value-type="float">
            <text:p>-1.004</text:p>
          </table:table-cell>
          <table:table-cell table:formula="of:=[.C319]-[.$F$7]" office:value-type="float" office:value="2.429" calcext:value-type="float">
            <text:p>2.429</text:p>
          </table:table-cell>
          <table:table-cell table:formula="of:=[.D319]-[.$F$9]" office:value-type="float" office:value="-4.146" calcext:value-type="float">
            <text:p>-4.146</text:p>
          </table:table-cell>
          <table:table-cell office:value-type="float" office:value="5860" calcext:value-type="float">
            <text:p>5860</text:p>
          </table:table-cell>
          <table:table-cell table:formula="of:=[.$S$5]+[.H319]*[.$T$5]+[.I319]*[.$U$5]+[.J319]*[.$V$5]+[.K319]*[.$W$5]" office:value-type="float" office:value="5860" calcext:value-type="float">
            <text:p>5860</text:p>
          </table:table-cell>
          <table:table-cell table:formula="of:=[.L319]-[.M319]" office:value-type="float" office:value="0" calcext:value-type="float">
            <text:p>0</text:p>
          </table:table-cell>
          <table:table-cell table:formula="of:=[.N319]*[.N3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320]-[.$F$3]" office:value-type="float" office:value="0.587000000000003" calcext:value-type="float">
            <text:p>0.587000000000003</text:p>
          </table:table-cell>
          <table:table-cell table:formula="of:=[.B320]-[.$F$5]" office:value-type="float" office:value="-2.004" calcext:value-type="float">
            <text:p>-2.004</text:p>
          </table:table-cell>
          <table:table-cell table:formula="of:=[.C320]-[.$F$7]" office:value-type="float" office:value="-1.571" calcext:value-type="float">
            <text:p>-1.571</text:p>
          </table:table-cell>
          <table:table-cell table:formula="of:=[.D320]-[.$F$9]" office:value-type="float" office:value="-1.146" calcext:value-type="float">
            <text:p>-1.146</text:p>
          </table:table-cell>
          <table:table-cell office:value-type="float" office:value="5500" calcext:value-type="float">
            <text:p>5500</text:p>
          </table:table-cell>
          <table:table-cell table:formula="of:=[.$S$5]+[.H320]*[.$T$5]+[.I320]*[.$U$5]+[.J320]*[.$V$5]+[.K320]*[.$W$5]" office:value-type="float" office:value="5500" calcext:value-type="float">
            <text:p>5500</text:p>
          </table:table-cell>
          <table:table-cell table:formula="of:=[.L320]-[.M320]" office:value-type="float" office:value="0" calcext:value-type="float">
            <text:p>0</text:p>
          </table:table-cell>
          <table:table-cell table:formula="of:=[.N320]*[.N3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321]-[.$F$3]" office:value-type="float" office:value="6.587" calcext:value-type="float">
            <text:p>6.587</text:p>
          </table:table-cell>
          <table:table-cell table:formula="of:=[.B321]-[.$F$5]" office:value-type="float" office:value="-0.00399999999999956" calcext:value-type="float">
            <text:p>-0.004</text:p>
          </table:table-cell>
          <table:table-cell table:formula="of:=[.C321]-[.$F$7]" office:value-type="float" office:value="-0.571" calcext:value-type="float">
            <text:p>-0.571</text:p>
          </table:table-cell>
          <table:table-cell table:formula="of:=[.D321]-[.$F$9]" office:value-type="float" office:value="0.854" calcext:value-type="float">
            <text:p>0.854</text:p>
          </table:table-cell>
          <table:table-cell office:value-type="float" office:value="5680" calcext:value-type="float">
            <text:p>5680</text:p>
          </table:table-cell>
          <table:table-cell table:formula="of:=[.$S$5]+[.H321]*[.$T$5]+[.I321]*[.$U$5]+[.J321]*[.$V$5]+[.K321]*[.$W$5]" office:value-type="float" office:value="5680" calcext:value-type="float">
            <text:p>5680</text:p>
          </table:table-cell>
          <table:table-cell table:formula="of:=[.L321]-[.M321]" office:value-type="float" office:value="0" calcext:value-type="float">
            <text:p>0</text:p>
          </table:table-cell>
          <table:table-cell table:formula="of:=[.N321]*[.N3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22]-[.$F$3]" office:value-type="float" office:value="-1.413" calcext:value-type="float">
            <text:p>-1.413</text:p>
          </table:table-cell>
          <table:table-cell table:formula="of:=[.B322]-[.$F$5]" office:value-type="float" office:value="-1.004" calcext:value-type="float">
            <text:p>-1.004</text:p>
          </table:table-cell>
          <table:table-cell table:formula="of:=[.C322]-[.$F$7]" office:value-type="float" office:value="1.429" calcext:value-type="float">
            <text:p>1.429</text:p>
          </table:table-cell>
          <table:table-cell table:formula="of:=[.D322]-[.$F$9]" office:value-type="float" office:value="-0.146" calcext:value-type="float">
            <text:p>-0.146</text:p>
          </table:table-cell>
          <table:table-cell office:value-type="float" office:value="5440" calcext:value-type="float">
            <text:p>5440</text:p>
          </table:table-cell>
          <table:table-cell table:formula="of:=[.$S$5]+[.H322]*[.$T$5]+[.I322]*[.$U$5]+[.J322]*[.$V$5]+[.K322]*[.$W$5]" office:value-type="float" office:value="5440" calcext:value-type="float">
            <text:p>5440</text:p>
          </table:table-cell>
          <table:table-cell table:formula="of:=[.L322]-[.M322]" office:value-type="float" office:value="0" calcext:value-type="float">
            <text:p>0</text:p>
          </table:table-cell>
          <table:table-cell table:formula="of:=[.N322]*[.N3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323]-[.$F$3]" office:value-type="float" office:value="-0.412999999999997" calcext:value-type="float">
            <text:p>-0.412999999999997</text:p>
          </table:table-cell>
          <table:table-cell table:formula="of:=[.B323]-[.$F$5]" office:value-type="float" office:value="-0.00399999999999956" calcext:value-type="float">
            <text:p>-0.004</text:p>
          </table:table-cell>
          <table:table-cell table:formula="of:=[.C323]-[.$F$7]" office:value-type="float" office:value="0.429" calcext:value-type="float">
            <text:p>0.429</text:p>
          </table:table-cell>
          <table:table-cell table:formula="of:=[.D323]-[.$F$9]" office:value-type="float" office:value="3.854" calcext:value-type="float">
            <text:p>3.854</text:p>
          </table:table-cell>
          <table:table-cell office:value-type="float" office:value="5470" calcext:value-type="float">
            <text:p>5470</text:p>
          </table:table-cell>
          <table:table-cell table:formula="of:=[.$S$5]+[.H323]*[.$T$5]+[.I323]*[.$U$5]+[.J323]*[.$V$5]+[.K323]*[.$W$5]" office:value-type="float" office:value="5470" calcext:value-type="float">
            <text:p>5470</text:p>
          </table:table-cell>
          <table:table-cell table:formula="of:=[.L323]-[.M323]" office:value-type="float" office:value="0" calcext:value-type="float">
            <text:p>0</text:p>
          </table:table-cell>
          <table:table-cell table:formula="of:=[.N323]*[.N3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324]-[.$F$3]" office:value-type="float" office:value="3.587" calcext:value-type="float">
            <text:p>3.587</text:p>
          </table:table-cell>
          <table:table-cell table:formula="of:=[.B324]-[.$F$5]" office:value-type="float" office:value="-0.00399999999999956" calcext:value-type="float">
            <text:p>-0.004</text:p>
          </table:table-cell>
          <table:table-cell table:formula="of:=[.C324]-[.$F$7]" office:value-type="float" office:value="-0.571" calcext:value-type="float">
            <text:p>-0.571</text:p>
          </table:table-cell>
          <table:table-cell table:formula="of:=[.D324]-[.$F$9]" office:value-type="float" office:value="2.854" calcext:value-type="float">
            <text:p>2.854</text:p>
          </table:table-cell>
          <table:table-cell office:value-type="float" office:value="5590" calcext:value-type="float">
            <text:p>5590</text:p>
          </table:table-cell>
          <table:table-cell table:formula="of:=[.$S$5]+[.H324]*[.$T$5]+[.I324]*[.$U$5]+[.J324]*[.$V$5]+[.K324]*[.$W$5]" office:value-type="float" office:value="5590" calcext:value-type="float">
            <text:p>5590</text:p>
          </table:table-cell>
          <table:table-cell table:formula="of:=[.L324]-[.M324]" office:value-type="float" office:value="0" calcext:value-type="float">
            <text:p>0</text:p>
          </table:table-cell>
          <table:table-cell table:formula="of:=[.N324]*[.N3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325]-[.$F$3]" office:value-type="float" office:value="9.587" calcext:value-type="float">
            <text:p>9.587</text:p>
          </table:table-cell>
          <table:table-cell table:formula="of:=[.B325]-[.$F$5]" office:value-type="float" office:value="1.996" calcext:value-type="float">
            <text:p>1.996</text:p>
          </table:table-cell>
          <table:table-cell table:formula="of:=[.C325]-[.$F$7]" office:value-type="float" office:value="0.429" calcext:value-type="float">
            <text:p>0.429</text:p>
          </table:table-cell>
          <table:table-cell table:formula="of:=[.D325]-[.$F$9]" office:value-type="float" office:value="0.854" calcext:value-type="float">
            <text:p>0.854</text:p>
          </table:table-cell>
          <table:table-cell office:value-type="float" office:value="5770" calcext:value-type="float">
            <text:p>5770</text:p>
          </table:table-cell>
          <table:table-cell table:formula="of:=[.$S$5]+[.H325]*[.$T$5]+[.I325]*[.$U$5]+[.J325]*[.$V$5]+[.K325]*[.$W$5]" office:value-type="float" office:value="5770" calcext:value-type="float">
            <text:p>5770</text:p>
          </table:table-cell>
          <table:table-cell table:formula="of:=[.L325]-[.M325]" office:value-type="float" office:value="0" calcext:value-type="float">
            <text:p>0</text:p>
          </table:table-cell>
          <table:table-cell table:formula="of:=[.N325]*[.N3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326]-[.$F$3]" office:value-type="float" office:value="-3.413" calcext:value-type="float">
            <text:p>-3.413</text:p>
          </table:table-cell>
          <table:table-cell table:formula="of:=[.B326]-[.$F$5]" office:value-type="float" office:value="0.996" calcext:value-type="float">
            <text:p>0.996</text:p>
          </table:table-cell>
          <table:table-cell table:formula="of:=[.C326]-[.$F$7]" office:value-type="float" office:value="0.429" calcext:value-type="float">
            <text:p>0.429</text:p>
          </table:table-cell>
          <table:table-cell table:formula="of:=[.D326]-[.$F$9]" office:value-type="float" office:value="-3.146" calcext:value-type="float">
            <text:p>-3.146</text:p>
          </table:table-cell>
          <table:table-cell office:value-type="float" office:value="5380" calcext:value-type="float">
            <text:p>5380</text:p>
          </table:table-cell>
          <table:table-cell table:formula="of:=[.$S$5]+[.H326]*[.$T$5]+[.I326]*[.$U$5]+[.J326]*[.$V$5]+[.K326]*[.$W$5]" office:value-type="float" office:value="5380" calcext:value-type="float">
            <text:p>5380</text:p>
          </table:table-cell>
          <table:table-cell table:formula="of:=[.L326]-[.M326]" office:value-type="float" office:value="0" calcext:value-type="float">
            <text:p>0</text:p>
          </table:table-cell>
          <table:table-cell table:formula="of:=[.N326]*[.N3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327]-[.$F$3]" office:value-type="float" office:value="-11.413" calcext:value-type="float">
            <text:p>-11.413</text:p>
          </table:table-cell>
          <table:table-cell table:formula="of:=[.B327]-[.$F$5]" office:value-type="float" office:value="-0.00399999999999956" calcext:value-type="float">
            <text:p>-0.004</text:p>
          </table:table-cell>
          <table:table-cell table:formula="of:=[.C327]-[.$F$7]" office:value-type="float" office:value="1.429" calcext:value-type="float">
            <text:p>1.429</text:p>
          </table:table-cell>
          <table:table-cell table:formula="of:=[.D327]-[.$F$9]" office:value-type="float" office:value="3.854" calcext:value-type="float">
            <text:p>3.854</text:p>
          </table:table-cell>
          <table:table-cell office:value-type="float" office:value="5140" calcext:value-type="float">
            <text:p>5140</text:p>
          </table:table-cell>
          <table:table-cell table:formula="of:=[.$S$5]+[.H327]*[.$T$5]+[.I327]*[.$U$5]+[.J327]*[.$V$5]+[.K327]*[.$W$5]" office:value-type="float" office:value="5140" calcext:value-type="float">
            <text:p>5140</text:p>
          </table:table-cell>
          <table:table-cell table:formula="of:=[.L327]-[.M327]" office:value-type="float" office:value="0" calcext:value-type="float">
            <text:p>0</text:p>
          </table:table-cell>
          <table:table-cell table:formula="of:=[.N327]*[.N3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28]-[.$F$3]" office:value-type="float" office:value="2.587" calcext:value-type="float">
            <text:p>2.587</text:p>
          </table:table-cell>
          <table:table-cell table:formula="of:=[.B328]-[.$F$5]" office:value-type="float" office:value="1.996" calcext:value-type="float">
            <text:p>1.996</text:p>
          </table:table-cell>
          <table:table-cell table:formula="of:=[.C328]-[.$F$7]" office:value-type="float" office:value="-0.571" calcext:value-type="float">
            <text:p>-0.571</text:p>
          </table:table-cell>
          <table:table-cell table:formula="of:=[.D328]-[.$F$9]" office:value-type="float" office:value="-0.146" calcext:value-type="float">
            <text:p>-0.146</text:p>
          </table:table-cell>
          <table:table-cell office:value-type="float" office:value="5560" calcext:value-type="float">
            <text:p>5560</text:p>
          </table:table-cell>
          <table:table-cell table:formula="of:=[.$S$5]+[.H328]*[.$T$5]+[.I328]*[.$U$5]+[.J328]*[.$V$5]+[.K328]*[.$W$5]" office:value-type="float" office:value="5560" calcext:value-type="float">
            <text:p>5560</text:p>
          </table:table-cell>
          <table:table-cell table:formula="of:=[.L328]-[.M328]" office:value-type="float" office:value="0" calcext:value-type="float">
            <text:p>0</text:p>
          </table:table-cell>
          <table:table-cell table:formula="of:=[.N328]*[.N3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29]-[.$F$3]" office:value-type="float" office:value="-11.413" calcext:value-type="float">
            <text:p>-11.413</text:p>
          </table:table-cell>
          <table:table-cell table:formula="of:=[.B329]-[.$F$5]" office:value-type="float" office:value="-0.00399999999999956" calcext:value-type="float">
            <text:p>-0.004</text:p>
          </table:table-cell>
          <table:table-cell table:formula="of:=[.C329]-[.$F$7]" office:value-type="float" office:value="2.429" calcext:value-type="float">
            <text:p>2.429</text:p>
          </table:table-cell>
          <table:table-cell table:formula="of:=[.D329]-[.$F$9]" office:value-type="float" office:value="-0.146" calcext:value-type="float">
            <text:p>-0.146</text:p>
          </table:table-cell>
          <table:table-cell office:value-type="float" office:value="5140" calcext:value-type="float">
            <text:p>5140</text:p>
          </table:table-cell>
          <table:table-cell table:formula="of:=[.$S$5]+[.H329]*[.$T$5]+[.I329]*[.$U$5]+[.J329]*[.$V$5]+[.K329]*[.$W$5]" office:value-type="float" office:value="5140" calcext:value-type="float">
            <text:p>5140</text:p>
          </table:table-cell>
          <table:table-cell table:formula="of:=[.L329]-[.M329]" office:value-type="float" office:value="0" calcext:value-type="float">
            <text:p>0</text:p>
          </table:table-cell>
          <table:table-cell table:formula="of:=[.N329]*[.N3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330]-[.$F$3]" office:value-type="float" office:value="6.587" calcext:value-type="float">
            <text:p>6.587</text:p>
          </table:table-cell>
          <table:table-cell table:formula="of:=[.B330]-[.$F$5]" office:value-type="float" office:value="-2.004" calcext:value-type="float">
            <text:p>-2.004</text:p>
          </table:table-cell>
          <table:table-cell table:formula="of:=[.C330]-[.$F$7]" office:value-type="float" office:value="-0.571" calcext:value-type="float">
            <text:p>-0.571</text:p>
          </table:table-cell>
          <table:table-cell table:formula="of:=[.D330]-[.$F$9]" office:value-type="float" office:value="3.854" calcext:value-type="float">
            <text:p>3.854</text:p>
          </table:table-cell>
          <table:table-cell office:value-type="float" office:value="5680" calcext:value-type="float">
            <text:p>5680</text:p>
          </table:table-cell>
          <table:table-cell table:formula="of:=[.$S$5]+[.H330]*[.$T$5]+[.I330]*[.$U$5]+[.J330]*[.$V$5]+[.K330]*[.$W$5]" office:value-type="float" office:value="5680" calcext:value-type="float">
            <text:p>5680</text:p>
          </table:table-cell>
          <table:table-cell table:formula="of:=[.L330]-[.M330]" office:value-type="float" office:value="0" calcext:value-type="float">
            <text:p>0</text:p>
          </table:table-cell>
          <table:table-cell table:formula="of:=[.N330]*[.N3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331]-[.$F$3]" office:value-type="float" office:value="2.587" calcext:value-type="float">
            <text:p>2.587</text:p>
          </table:table-cell>
          <table:table-cell table:formula="of:=[.B331]-[.$F$5]" office:value-type="float" office:value="1.996" calcext:value-type="float">
            <text:p>1.996</text:p>
          </table:table-cell>
          <table:table-cell table:formula="of:=[.C331]-[.$F$7]" office:value-type="float" office:value="0.429" calcext:value-type="float">
            <text:p>0.429</text:p>
          </table:table-cell>
          <table:table-cell table:formula="of:=[.D331]-[.$F$9]" office:value-type="float" office:value="-2.146" calcext:value-type="float">
            <text:p>-2.146</text:p>
          </table:table-cell>
          <table:table-cell office:value-type="float" office:value="5560" calcext:value-type="float">
            <text:p>5560</text:p>
          </table:table-cell>
          <table:table-cell table:formula="of:=[.$S$5]+[.H331]*[.$T$5]+[.I331]*[.$U$5]+[.J331]*[.$V$5]+[.K331]*[.$W$5]" office:value-type="float" office:value="5560" calcext:value-type="float">
            <text:p>5560</text:p>
          </table:table-cell>
          <table:table-cell table:formula="of:=[.L331]-[.M331]" office:value-type="float" office:value="0" calcext:value-type="float">
            <text:p>0</text:p>
          </table:table-cell>
          <table:table-cell table:formula="of:=[.N331]*[.N3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[.A332]-[.$F$3]" office:value-type="float" office:value="0.587000000000003" calcext:value-type="float">
            <text:p>0.587000000000003</text:p>
          </table:table-cell>
          <table:table-cell table:formula="of:=[.B332]-[.$F$5]" office:value-type="float" office:value="0.996" calcext:value-type="float">
            <text:p>0.996</text:p>
          </table:table-cell>
          <table:table-cell table:formula="of:=[.C332]-[.$F$7]" office:value-type="float" office:value="2.429" calcext:value-type="float">
            <text:p>2.429</text:p>
          </table:table-cell>
          <table:table-cell table:formula="of:=[.D332]-[.$F$9]" office:value-type="float" office:value="3.854" calcext:value-type="float">
            <text:p>3.854</text:p>
          </table:table-cell>
          <table:table-cell office:value-type="float" office:value="5500" calcext:value-type="float">
            <text:p>5500</text:p>
          </table:table-cell>
          <table:table-cell table:formula="of:=[.$S$5]+[.H332]*[.$T$5]+[.I332]*[.$U$5]+[.J332]*[.$V$5]+[.K332]*[.$W$5]" office:value-type="float" office:value="5500" calcext:value-type="float">
            <text:p>5500</text:p>
          </table:table-cell>
          <table:table-cell table:formula="of:=[.L332]-[.M332]" office:value-type="float" office:value="0" calcext:value-type="float">
            <text:p>0</text:p>
          </table:table-cell>
          <table:table-cell table:formula="of:=[.N332]*[.N3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333]-[.$F$3]" office:value-type="float" office:value="-1.413" calcext:value-type="float">
            <text:p>-1.413</text:p>
          </table:table-cell>
          <table:table-cell table:formula="of:=[.B333]-[.$F$5]" office:value-type="float" office:value="-0.00399999999999956" calcext:value-type="float">
            <text:p>-0.004</text:p>
          </table:table-cell>
          <table:table-cell table:formula="of:=[.C333]-[.$F$7]" office:value-type="float" office:value="-0.571" calcext:value-type="float">
            <text:p>-0.571</text:p>
          </table:table-cell>
          <table:table-cell table:formula="of:=[.D333]-[.$F$9]" office:value-type="float" office:value="-2.146" calcext:value-type="float">
            <text:p>-2.146</text:p>
          </table:table-cell>
          <table:table-cell office:value-type="float" office:value="5440" calcext:value-type="float">
            <text:p>5440</text:p>
          </table:table-cell>
          <table:table-cell table:formula="of:=[.$S$5]+[.H333]*[.$T$5]+[.I333]*[.$U$5]+[.J333]*[.$V$5]+[.K333]*[.$W$5]" office:value-type="float" office:value="5440" calcext:value-type="float">
            <text:p>5440</text:p>
          </table:table-cell>
          <table:table-cell table:formula="of:=[.L333]-[.M333]" office:value-type="float" office:value="0" calcext:value-type="float">
            <text:p>0</text:p>
          </table:table-cell>
          <table:table-cell table:formula="of:=[.N333]*[.N3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34]-[.$F$3]" office:value-type="float" office:value="-8.413" calcext:value-type="float">
            <text:p>-8.413</text:p>
          </table:table-cell>
          <table:table-cell table:formula="of:=[.B334]-[.$F$5]" office:value-type="float" office:value="1.996" calcext:value-type="float">
            <text:p>1.996</text:p>
          </table:table-cell>
          <table:table-cell table:formula="of:=[.C334]-[.$F$7]" office:value-type="float" office:value="-0.571" calcext:value-type="float">
            <text:p>-0.571</text:p>
          </table:table-cell>
          <table:table-cell table:formula="of:=[.D334]-[.$F$9]" office:value-type="float" office:value="-0.146" calcext:value-type="float">
            <text:p>-0.146</text:p>
          </table:table-cell>
          <table:table-cell office:value-type="float" office:value="5230" calcext:value-type="float">
            <text:p>5230</text:p>
          </table:table-cell>
          <table:table-cell table:formula="of:=[.$S$5]+[.H334]*[.$T$5]+[.I334]*[.$U$5]+[.J334]*[.$V$5]+[.K334]*[.$W$5]" office:value-type="float" office:value="5230" calcext:value-type="float">
            <text:p>5230</text:p>
          </table:table-cell>
          <table:table-cell table:formula="of:=[.L334]-[.M334]" office:value-type="float" office:value="0" calcext:value-type="float">
            <text:p>0</text:p>
          </table:table-cell>
          <table:table-cell table:formula="of:=[.N334]*[.N3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335]-[.$F$3]" office:value-type="float" office:value="10.587" calcext:value-type="float">
            <text:p>10.587</text:p>
          </table:table-cell>
          <table:table-cell table:formula="of:=[.B335]-[.$F$5]" office:value-type="float" office:value="-1.004" calcext:value-type="float">
            <text:p>-1.004</text:p>
          </table:table-cell>
          <table:table-cell table:formula="of:=[.C335]-[.$F$7]" office:value-type="float" office:value="0.429" calcext:value-type="float">
            <text:p>0.429</text:p>
          </table:table-cell>
          <table:table-cell table:formula="of:=[.D335]-[.$F$9]" office:value-type="float" office:value="-3.146" calcext:value-type="float">
            <text:p>-3.146</text:p>
          </table:table-cell>
          <table:table-cell office:value-type="float" office:value="5800" calcext:value-type="float">
            <text:p>5800</text:p>
          </table:table-cell>
          <table:table-cell table:formula="of:=[.$S$5]+[.H335]*[.$T$5]+[.I335]*[.$U$5]+[.J335]*[.$V$5]+[.K335]*[.$W$5]" office:value-type="float" office:value="5800" calcext:value-type="float">
            <text:p>5800</text:p>
          </table:table-cell>
          <table:table-cell table:formula="of:=[.L335]-[.M335]" office:value-type="float" office:value="0" calcext:value-type="float">
            <text:p>0</text:p>
          </table:table-cell>
          <table:table-cell table:formula="of:=[.N335]*[.N3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[.A336]-[.$F$3]" office:value-type="float" office:value="6.587" calcext:value-type="float">
            <text:p>6.587</text:p>
          </table:table-cell>
          <table:table-cell table:formula="of:=[.B336]-[.$F$5]" office:value-type="float" office:value="0.996" calcext:value-type="float">
            <text:p>0.996</text:p>
          </table:table-cell>
          <table:table-cell table:formula="of:=[.C336]-[.$F$7]" office:value-type="float" office:value="2.429" calcext:value-type="float">
            <text:p>2.429</text:p>
          </table:table-cell>
          <table:table-cell table:formula="of:=[.D336]-[.$F$9]" office:value-type="float" office:value="3.854" calcext:value-type="float">
            <text:p>3.854</text:p>
          </table:table-cell>
          <table:table-cell office:value-type="float" office:value="5680" calcext:value-type="float">
            <text:p>5680</text:p>
          </table:table-cell>
          <table:table-cell table:formula="of:=[.$S$5]+[.H336]*[.$T$5]+[.I336]*[.$U$5]+[.J336]*[.$V$5]+[.K336]*[.$W$5]" office:value-type="float" office:value="5680" calcext:value-type="float">
            <text:p>5680</text:p>
          </table:table-cell>
          <table:table-cell table:formula="of:=[.L336]-[.M336]" office:value-type="float" office:value="0" calcext:value-type="float">
            <text:p>0</text:p>
          </table:table-cell>
          <table:table-cell table:formula="of:=[.N336]*[.N3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337]-[.$F$3]" office:value-type="float" office:value="13.587" calcext:value-type="float">
            <text:p>13.587</text:p>
          </table:table-cell>
          <table:table-cell table:formula="of:=[.B337]-[.$F$5]" office:value-type="float" office:value="0.996" calcext:value-type="float">
            <text:p>0.996</text:p>
          </table:table-cell>
          <table:table-cell table:formula="of:=[.C337]-[.$F$7]" office:value-type="float" office:value="-0.571" calcext:value-type="float">
            <text:p>-0.571</text:p>
          </table:table-cell>
          <table:table-cell table:formula="of:=[.D337]-[.$F$9]" office:value-type="float" office:value="1.854" calcext:value-type="float">
            <text:p>1.854</text:p>
          </table:table-cell>
          <table:table-cell office:value-type="float" office:value="5890" calcext:value-type="float">
            <text:p>5890</text:p>
          </table:table-cell>
          <table:table-cell table:formula="of:=[.$S$5]+[.H337]*[.$T$5]+[.I337]*[.$U$5]+[.J337]*[.$V$5]+[.K337]*[.$W$5]" office:value-type="float" office:value="5890" calcext:value-type="float">
            <text:p>5890</text:p>
          </table:table-cell>
          <table:table-cell table:formula="of:=[.L337]-[.M337]" office:value-type="float" office:value="0" calcext:value-type="float">
            <text:p>0</text:p>
          </table:table-cell>
          <table:table-cell table:formula="of:=[.N337]*[.N3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338]-[.$F$3]" office:value-type="float" office:value="10.587" calcext:value-type="float">
            <text:p>10.587</text:p>
          </table:table-cell>
          <table:table-cell table:formula="of:=[.B338]-[.$F$5]" office:value-type="float" office:value="-1.004" calcext:value-type="float">
            <text:p>-1.004</text:p>
          </table:table-cell>
          <table:table-cell table:formula="of:=[.C338]-[.$F$7]" office:value-type="float" office:value="3.429" calcext:value-type="float">
            <text:p>3.429</text:p>
          </table:table-cell>
          <table:table-cell table:formula="of:=[.D338]-[.$F$9]" office:value-type="float" office:value="0.854" calcext:value-type="float">
            <text:p>0.854</text:p>
          </table:table-cell>
          <table:table-cell office:value-type="float" office:value="5800" calcext:value-type="float">
            <text:p>5800</text:p>
          </table:table-cell>
          <table:table-cell table:formula="of:=[.$S$5]+[.H338]*[.$T$5]+[.I338]*[.$U$5]+[.J338]*[.$V$5]+[.K338]*[.$W$5]" office:value-type="float" office:value="5800" calcext:value-type="float">
            <text:p>5800</text:p>
          </table:table-cell>
          <table:table-cell table:formula="of:=[.L338]-[.M338]" office:value-type="float" office:value="0" calcext:value-type="float">
            <text:p>0</text:p>
          </table:table-cell>
          <table:table-cell table:formula="of:=[.N338]*[.N3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339]-[.$F$3]" office:value-type="float" office:value="-4.413" calcext:value-type="float">
            <text:p>-4.413</text:p>
          </table:table-cell>
          <table:table-cell table:formula="of:=[.B339]-[.$F$5]" office:value-type="float" office:value="0.996" calcext:value-type="float">
            <text:p>0.996</text:p>
          </table:table-cell>
          <table:table-cell table:formula="of:=[.C339]-[.$F$7]" office:value-type="float" office:value="0.429" calcext:value-type="float">
            <text:p>0.429</text:p>
          </table:table-cell>
          <table:table-cell table:formula="of:=[.D339]-[.$F$9]" office:value-type="float" office:value="1.854" calcext:value-type="float">
            <text:p>1.854</text:p>
          </table:table-cell>
          <table:table-cell office:value-type="float" office:value="5350" calcext:value-type="float">
            <text:p>5350</text:p>
          </table:table-cell>
          <table:table-cell table:formula="of:=[.$S$5]+[.H339]*[.$T$5]+[.I339]*[.$U$5]+[.J339]*[.$V$5]+[.K339]*[.$W$5]" office:value-type="float" office:value="5350" calcext:value-type="float">
            <text:p>5350</text:p>
          </table:table-cell>
          <table:table-cell table:formula="of:=[.L339]-[.M339]" office:value-type="float" office:value="0" calcext:value-type="float">
            <text:p>0</text:p>
          </table:table-cell>
          <table:table-cell table:formula="of:=[.N339]*[.N3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340]-[.$F$3]" office:value-type="float" office:value="-4.413" calcext:value-type="float">
            <text:p>-4.413</text:p>
          </table:table-cell>
          <table:table-cell table:formula="of:=[.B340]-[.$F$5]" office:value-type="float" office:value="-0.00399999999999956" calcext:value-type="float">
            <text:p>-0.004</text:p>
          </table:table-cell>
          <table:table-cell table:formula="of:=[.C340]-[.$F$7]" office:value-type="float" office:value="-0.571" calcext:value-type="float">
            <text:p>-0.571</text:p>
          </table:table-cell>
          <table:table-cell table:formula="of:=[.D340]-[.$F$9]" office:value-type="float" office:value="2.854" calcext:value-type="float">
            <text:p>2.854</text:p>
          </table:table-cell>
          <table:table-cell office:value-type="float" office:value="5350" calcext:value-type="float">
            <text:p>5350</text:p>
          </table:table-cell>
          <table:table-cell table:formula="of:=[.$S$5]+[.H340]*[.$T$5]+[.I340]*[.$U$5]+[.J340]*[.$V$5]+[.K340]*[.$W$5]" office:value-type="float" office:value="5350" calcext:value-type="float">
            <text:p>5350</text:p>
          </table:table-cell>
          <table:table-cell table:formula="of:=[.L340]-[.M340]" office:value-type="float" office:value="0" calcext:value-type="float">
            <text:p>0</text:p>
          </table:table-cell>
          <table:table-cell table:formula="of:=[.N340]*[.N3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341]-[.$F$3]" office:value-type="float" office:value="27.587" calcext:value-type="float">
            <text:p>27.587</text:p>
          </table:table-cell>
          <table:table-cell table:formula="of:=[.B341]-[.$F$5]" office:value-type="float" office:value="-2.004" calcext:value-type="float">
            <text:p>-2.004</text:p>
          </table:table-cell>
          <table:table-cell table:formula="of:=[.C341]-[.$F$7]" office:value-type="float" office:value="-0.571" calcext:value-type="float">
            <text:p>-0.571</text:p>
          </table:table-cell>
          <table:table-cell table:formula="of:=[.D341]-[.$F$9]" office:value-type="float" office:value="0.854" calcext:value-type="float">
            <text:p>0.854</text:p>
          </table:table-cell>
          <table:table-cell office:value-type="float" office:value="6310" calcext:value-type="float">
            <text:p>6310</text:p>
          </table:table-cell>
          <table:table-cell table:formula="of:=[.$S$5]+[.H341]*[.$T$5]+[.I341]*[.$U$5]+[.J341]*[.$V$5]+[.K341]*[.$W$5]" office:value-type="float" office:value="6310" calcext:value-type="float">
            <text:p>6310</text:p>
          </table:table-cell>
          <table:table-cell table:formula="of:=[.L341]-[.M341]" office:value-type="float" office:value="0" calcext:value-type="float">
            <text:p>0</text:p>
          </table:table-cell>
          <table:table-cell table:formula="of:=[.N341]*[.N3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342]-[.$F$3]" office:value-type="float" office:value="-5.413" calcext:value-type="float">
            <text:p>-5.413</text:p>
          </table:table-cell>
          <table:table-cell table:formula="of:=[.B342]-[.$F$5]" office:value-type="float" office:value="2.996" calcext:value-type="float">
            <text:p>2.996</text:p>
          </table:table-cell>
          <table:table-cell table:formula="of:=[.C342]-[.$F$7]" office:value-type="float" office:value="1.429" calcext:value-type="float">
            <text:p>1.429</text:p>
          </table:table-cell>
          <table:table-cell table:formula="of:=[.D342]-[.$F$9]" office:value-type="float" office:value="2.854" calcext:value-type="float">
            <text:p>2.854</text:p>
          </table:table-cell>
          <table:table-cell office:value-type="float" office:value="5320" calcext:value-type="float">
            <text:p>5320</text:p>
          </table:table-cell>
          <table:table-cell table:formula="of:=[.$S$5]+[.H342]*[.$T$5]+[.I342]*[.$U$5]+[.J342]*[.$V$5]+[.K342]*[.$W$5]" office:value-type="float" office:value="5320" calcext:value-type="float">
            <text:p>5320</text:p>
          </table:table-cell>
          <table:table-cell table:formula="of:=[.L342]-[.M342]" office:value-type="float" office:value="0" calcext:value-type="float">
            <text:p>0</text:p>
          </table:table-cell>
          <table:table-cell table:formula="of:=[.N342]*[.N3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43]-[.$F$3]" office:value-type="float" office:value="2.587" calcext:value-type="float">
            <text:p>2.587</text:p>
          </table:table-cell>
          <table:table-cell table:formula="of:=[.B343]-[.$F$5]" office:value-type="float" office:value="-1.004" calcext:value-type="float">
            <text:p>-1.004</text:p>
          </table:table-cell>
          <table:table-cell table:formula="of:=[.C343]-[.$F$7]" office:value-type="float" office:value="2.429" calcext:value-type="float">
            <text:p>2.429</text:p>
          </table:table-cell>
          <table:table-cell table:formula="of:=[.D343]-[.$F$9]" office:value-type="float" office:value="-0.146" calcext:value-type="float">
            <text:p>-0.146</text:p>
          </table:table-cell>
          <table:table-cell office:value-type="float" office:value="5560" calcext:value-type="float">
            <text:p>5560</text:p>
          </table:table-cell>
          <table:table-cell table:formula="of:=[.$S$5]+[.H343]*[.$T$5]+[.I343]*[.$U$5]+[.J343]*[.$V$5]+[.K343]*[.$W$5]" office:value-type="float" office:value="5560" calcext:value-type="float">
            <text:p>5560</text:p>
          </table:table-cell>
          <table:table-cell table:formula="of:=[.L343]-[.M343]" office:value-type="float" office:value="0" calcext:value-type="float">
            <text:p>0</text:p>
          </table:table-cell>
          <table:table-cell table:formula="of:=[.N343]*[.N3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44]-[.$F$3]" office:value-type="float" office:value="-1.413" calcext:value-type="float">
            <text:p>-1.413</text:p>
          </table:table-cell>
          <table:table-cell table:formula="of:=[.B344]-[.$F$5]" office:value-type="float" office:value="0.996" calcext:value-type="float">
            <text:p>0.996</text:p>
          </table:table-cell>
          <table:table-cell table:formula="of:=[.C344]-[.$F$7]" office:value-type="float" office:value="1.429" calcext:value-type="float">
            <text:p>1.429</text:p>
          </table:table-cell>
          <table:table-cell table:formula="of:=[.D344]-[.$F$9]" office:value-type="float" office:value="-0.146" calcext:value-type="float">
            <text:p>-0.146</text:p>
          </table:table-cell>
          <table:table-cell office:value-type="float" office:value="5440" calcext:value-type="float">
            <text:p>5440</text:p>
          </table:table-cell>
          <table:table-cell table:formula="of:=[.$S$5]+[.H344]*[.$T$5]+[.I344]*[.$U$5]+[.J344]*[.$V$5]+[.K344]*[.$W$5]" office:value-type="float" office:value="5440" calcext:value-type="float">
            <text:p>5440</text:p>
          </table:table-cell>
          <table:table-cell table:formula="of:=[.L344]-[.M344]" office:value-type="float" office:value="0" calcext:value-type="float">
            <text:p>0</text:p>
          </table:table-cell>
          <table:table-cell table:formula="of:=[.N344]*[.N3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345]-[.$F$3]" office:value-type="float" office:value="-4.413" calcext:value-type="float">
            <text:p>-4.413</text:p>
          </table:table-cell>
          <table:table-cell table:formula="of:=[.B345]-[.$F$5]" office:value-type="float" office:value="-1.004" calcext:value-type="float">
            <text:p>-1.004</text:p>
          </table:table-cell>
          <table:table-cell table:formula="of:=[.C345]-[.$F$7]" office:value-type="float" office:value="-3.571" calcext:value-type="float">
            <text:p>-3.571</text:p>
          </table:table-cell>
          <table:table-cell table:formula="of:=[.D345]-[.$F$9]" office:value-type="float" office:value="2.854" calcext:value-type="float">
            <text:p>2.854</text:p>
          </table:table-cell>
          <table:table-cell office:value-type="float" office:value="5350" calcext:value-type="float">
            <text:p>5350</text:p>
          </table:table-cell>
          <table:table-cell table:formula="of:=[.$S$5]+[.H345]*[.$T$5]+[.I345]*[.$U$5]+[.J345]*[.$V$5]+[.K345]*[.$W$5]" office:value-type="float" office:value="5350" calcext:value-type="float">
            <text:p>5350</text:p>
          </table:table-cell>
          <table:table-cell table:formula="of:=[.L345]-[.M345]" office:value-type="float" office:value="0" calcext:value-type="float">
            <text:p>0</text:p>
          </table:table-cell>
          <table:table-cell table:formula="of:=[.N345]*[.N3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346]-[.$F$3]" office:value-type="float" office:value="3.587" calcext:value-type="float">
            <text:p>3.587</text:p>
          </table:table-cell>
          <table:table-cell table:formula="of:=[.B346]-[.$F$5]" office:value-type="float" office:value="-0.00399999999999956" calcext:value-type="float">
            <text:p>-0.004</text:p>
          </table:table-cell>
          <table:table-cell table:formula="of:=[.C346]-[.$F$7]" office:value-type="float" office:value="0.429" calcext:value-type="float">
            <text:p>0.429</text:p>
          </table:table-cell>
          <table:table-cell table:formula="of:=[.D346]-[.$F$9]" office:value-type="float" office:value="3.854" calcext:value-type="float">
            <text:p>3.854</text:p>
          </table:table-cell>
          <table:table-cell office:value-type="float" office:value="5590" calcext:value-type="float">
            <text:p>5590</text:p>
          </table:table-cell>
          <table:table-cell table:formula="of:=[.$S$5]+[.H346]*[.$T$5]+[.I346]*[.$U$5]+[.J346]*[.$V$5]+[.K346]*[.$W$5]" office:value-type="float" office:value="5590" calcext:value-type="float">
            <text:p>5590</text:p>
          </table:table-cell>
          <table:table-cell table:formula="of:=[.L346]-[.M346]" office:value-type="float" office:value="0" calcext:value-type="float">
            <text:p>0</text:p>
          </table:table-cell>
          <table:table-cell table:formula="of:=[.N346]*[.N3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47]-[.$F$3]" office:value-type="float" office:value="3.587" calcext:value-type="float">
            <text:p>3.587</text:p>
          </table:table-cell>
          <table:table-cell table:formula="of:=[.B347]-[.$F$5]" office:value-type="float" office:value="-2.004" calcext:value-type="float">
            <text:p>-2.004</text:p>
          </table:table-cell>
          <table:table-cell table:formula="of:=[.C347]-[.$F$7]" office:value-type="float" office:value="2.429" calcext:value-type="float">
            <text:p>2.429</text:p>
          </table:table-cell>
          <table:table-cell table:formula="of:=[.D347]-[.$F$9]" office:value-type="float" office:value="-5.146" calcext:value-type="float">
            <text:p>-5.146</text:p>
          </table:table-cell>
          <table:table-cell office:value-type="float" office:value="5590" calcext:value-type="float">
            <text:p>5590</text:p>
          </table:table-cell>
          <table:table-cell table:formula="of:=[.$S$5]+[.H347]*[.$T$5]+[.I347]*[.$U$5]+[.J347]*[.$V$5]+[.K347]*[.$W$5]" office:value-type="float" office:value="5590" calcext:value-type="float">
            <text:p>5590</text:p>
          </table:table-cell>
          <table:table-cell table:formula="of:=[.L347]-[.M347]" office:value-type="float" office:value="0" calcext:value-type="float">
            <text:p>0</text:p>
          </table:table-cell>
          <table:table-cell table:formula="of:=[.N347]*[.N3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348]-[.$F$3]" office:value-type="float" office:value="-19.413" calcext:value-type="float">
            <text:p>-19.413</text:p>
          </table:table-cell>
          <table:table-cell table:formula="of:=[.B348]-[.$F$5]" office:value-type="float" office:value="-2.004" calcext:value-type="float">
            <text:p>-2.004</text:p>
          </table:table-cell>
          <table:table-cell table:formula="of:=[.C348]-[.$F$7]" office:value-type="float" office:value="-0.571" calcext:value-type="float">
            <text:p>-0.571</text:p>
          </table:table-cell>
          <table:table-cell table:formula="of:=[.D348]-[.$F$9]" office:value-type="float" office:value="1.854" calcext:value-type="float">
            <text:p>1.854</text:p>
          </table:table-cell>
          <table:table-cell office:value-type="float" office:value="4900" calcext:value-type="float">
            <text:p>4900</text:p>
          </table:table-cell>
          <table:table-cell table:formula="of:=[.$S$5]+[.H348]*[.$T$5]+[.I348]*[.$U$5]+[.J348]*[.$V$5]+[.K348]*[.$W$5]" office:value-type="float" office:value="4900" calcext:value-type="float">
            <text:p>4900</text:p>
          </table:table-cell>
          <table:table-cell table:formula="of:=[.L348]-[.M348]" office:value-type="float" office:value="0" calcext:value-type="float">
            <text:p>0</text:p>
          </table:table-cell>
          <table:table-cell table:formula="of:=[.N348]*[.N3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49]-[.$F$3]" office:value-type="float" office:value="11.587" calcext:value-type="float">
            <text:p>11.587</text:p>
          </table:table-cell>
          <table:table-cell table:formula="of:=[.B349]-[.$F$5]" office:value-type="float" office:value="-0.00399999999999956" calcext:value-type="float">
            <text:p>-0.004</text:p>
          </table:table-cell>
          <table:table-cell table:formula="of:=[.C349]-[.$F$7]" office:value-type="float" office:value="3.429" calcext:value-type="float">
            <text:p>3.429</text:p>
          </table:table-cell>
          <table:table-cell table:formula="of:=[.D349]-[.$F$9]" office:value-type="float" office:value="-5.146" calcext:value-type="float">
            <text:p>-5.146</text:p>
          </table:table-cell>
          <table:table-cell office:value-type="float" office:value="5830" calcext:value-type="float">
            <text:p>5830</text:p>
          </table:table-cell>
          <table:table-cell table:formula="of:=[.$S$5]+[.H349]*[.$T$5]+[.I349]*[.$U$5]+[.J349]*[.$V$5]+[.K349]*[.$W$5]" office:value-type="float" office:value="5830" calcext:value-type="float">
            <text:p>5830</text:p>
          </table:table-cell>
          <table:table-cell table:formula="of:=[.L349]-[.M349]" office:value-type="float" office:value="0" calcext:value-type="float">
            <text:p>0</text:p>
          </table:table-cell>
          <table:table-cell table:formula="of:=[.N349]*[.N3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350]-[.$F$3]" office:value-type="float" office:value="10.587" calcext:value-type="float">
            <text:p>10.587</text:p>
          </table:table-cell>
          <table:table-cell table:formula="of:=[.B350]-[.$F$5]" office:value-type="float" office:value="-1.004" calcext:value-type="float">
            <text:p>-1.004</text:p>
          </table:table-cell>
          <table:table-cell table:formula="of:=[.C350]-[.$F$7]" office:value-type="float" office:value="-2.571" calcext:value-type="float">
            <text:p>-2.571</text:p>
          </table:table-cell>
          <table:table-cell table:formula="of:=[.D350]-[.$F$9]" office:value-type="float" office:value="4.854" calcext:value-type="float">
            <text:p>4.854</text:p>
          </table:table-cell>
          <table:table-cell office:value-type="float" office:value="5800" calcext:value-type="float">
            <text:p>5800</text:p>
          </table:table-cell>
          <table:table-cell table:formula="of:=[.$S$5]+[.H350]*[.$T$5]+[.I350]*[.$U$5]+[.J350]*[.$V$5]+[.K350]*[.$W$5]" office:value-type="float" office:value="5800" calcext:value-type="float">
            <text:p>5800</text:p>
          </table:table-cell>
          <table:table-cell table:formula="of:=[.L350]-[.M350]" office:value-type="float" office:value="0" calcext:value-type="float">
            <text:p>0</text:p>
          </table:table-cell>
          <table:table-cell table:formula="of:=[.N350]*[.N3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351]-[.$F$3]" office:value-type="float" office:value="-17.413" calcext:value-type="float">
            <text:p>-17.413</text:p>
          </table:table-cell>
          <table:table-cell table:formula="of:=[.B351]-[.$F$5]" office:value-type="float" office:value="1.996" calcext:value-type="float">
            <text:p>1.996</text:p>
          </table:table-cell>
          <table:table-cell table:formula="of:=[.C351]-[.$F$7]" office:value-type="float" office:value="-1.571" calcext:value-type="float">
            <text:p>-1.571</text:p>
          </table:table-cell>
          <table:table-cell table:formula="of:=[.D351]-[.$F$9]" office:value-type="float" office:value="-1.146" calcext:value-type="float">
            <text:p>-1.146</text:p>
          </table:table-cell>
          <table:table-cell office:value-type="float" office:value="4960" calcext:value-type="float">
            <text:p>4960</text:p>
          </table:table-cell>
          <table:table-cell table:formula="of:=[.$S$5]+[.H351]*[.$T$5]+[.I351]*[.$U$5]+[.J351]*[.$V$5]+[.K351]*[.$W$5]" office:value-type="float" office:value="4960" calcext:value-type="float">
            <text:p>4960</text:p>
          </table:table-cell>
          <table:table-cell table:formula="of:=[.L351]-[.M351]" office:value-type="float" office:value="0" calcext:value-type="float">
            <text:p>0</text:p>
          </table:table-cell>
          <table:table-cell table:formula="of:=[.N351]*[.N3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A352]-[.$F$3]" office:value-type="float" office:value="14.587" calcext:value-type="float">
            <text:p>14.587</text:p>
          </table:table-cell>
          <table:table-cell table:formula="of:=[.B352]-[.$F$5]" office:value-type="float" office:value="-2.004" calcext:value-type="float">
            <text:p>-2.004</text:p>
          </table:table-cell>
          <table:table-cell table:formula="of:=[.C352]-[.$F$7]" office:value-type="float" office:value="-3.571" calcext:value-type="float">
            <text:p>-3.571</text:p>
          </table:table-cell>
          <table:table-cell table:formula="of:=[.D352]-[.$F$9]" office:value-type="float" office:value="-2.146" calcext:value-type="float">
            <text:p>-2.146</text:p>
          </table:table-cell>
          <table:table-cell office:value-type="float" office:value="5920" calcext:value-type="float">
            <text:p>5920</text:p>
          </table:table-cell>
          <table:table-cell table:formula="of:=[.$S$5]+[.H352]*[.$T$5]+[.I352]*[.$U$5]+[.J352]*[.$V$5]+[.K352]*[.$W$5]" office:value-type="float" office:value="5920" calcext:value-type="float">
            <text:p>5920</text:p>
          </table:table-cell>
          <table:table-cell table:formula="of:=[.L352]-[.M352]" office:value-type="float" office:value="0" calcext:value-type="float">
            <text:p>0</text:p>
          </table:table-cell>
          <table:table-cell table:formula="of:=[.N352]*[.N3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353]-[.$F$3]" office:value-type="float" office:value="0.587000000000003" calcext:value-type="float">
            <text:p>0.587000000000003</text:p>
          </table:table-cell>
          <table:table-cell table:formula="of:=[.B353]-[.$F$5]" office:value-type="float" office:value="1.996" calcext:value-type="float">
            <text:p>1.996</text:p>
          </table:table-cell>
          <table:table-cell table:formula="of:=[.C353]-[.$F$7]" office:value-type="float" office:value="1.429" calcext:value-type="float">
            <text:p>1.429</text:p>
          </table:table-cell>
          <table:table-cell table:formula="of:=[.D353]-[.$F$9]" office:value-type="float" office:value="-4.146" calcext:value-type="float">
            <text:p>-4.146</text:p>
          </table:table-cell>
          <table:table-cell office:value-type="float" office:value="5500" calcext:value-type="float">
            <text:p>5500</text:p>
          </table:table-cell>
          <table:table-cell table:formula="of:=[.$S$5]+[.H353]*[.$T$5]+[.I353]*[.$U$5]+[.J353]*[.$V$5]+[.K353]*[.$W$5]" office:value-type="float" office:value="5500" calcext:value-type="float">
            <text:p>5500</text:p>
          </table:table-cell>
          <table:table-cell table:formula="of:=[.L353]-[.M353]" office:value-type="float" office:value="0" calcext:value-type="float">
            <text:p>0</text:p>
          </table:table-cell>
          <table:table-cell table:formula="of:=[.N353]*[.N3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354]-[.$F$3]" office:value-type="float" office:value="-8.413" calcext:value-type="float">
            <text:p>-8.413</text:p>
          </table:table-cell>
          <table:table-cell table:formula="of:=[.B354]-[.$F$5]" office:value-type="float" office:value="-2.004" calcext:value-type="float">
            <text:p>-2.004</text:p>
          </table:table-cell>
          <table:table-cell table:formula="of:=[.C354]-[.$F$7]" office:value-type="float" office:value="-1.571" calcext:value-type="float">
            <text:p>-1.571</text:p>
          </table:table-cell>
          <table:table-cell table:formula="of:=[.D354]-[.$F$9]" office:value-type="float" office:value="-1.146" calcext:value-type="float">
            <text:p>-1.146</text:p>
          </table:table-cell>
          <table:table-cell office:value-type="float" office:value="5230" calcext:value-type="float">
            <text:p>5230</text:p>
          </table:table-cell>
          <table:table-cell table:formula="of:=[.$S$5]+[.H354]*[.$T$5]+[.I354]*[.$U$5]+[.J354]*[.$V$5]+[.K354]*[.$W$5]" office:value-type="float" office:value="5230" calcext:value-type="float">
            <text:p>5230</text:p>
          </table:table-cell>
          <table:table-cell table:formula="of:=[.L354]-[.M354]" office:value-type="float" office:value="0" calcext:value-type="float">
            <text:p>0</text:p>
          </table:table-cell>
          <table:table-cell table:formula="of:=[.N354]*[.N3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55]-[.$F$3]" office:value-type="float" office:value="14.587" calcext:value-type="float">
            <text:p>14.587</text:p>
          </table:table-cell>
          <table:table-cell table:formula="of:=[.B355]-[.$F$5]" office:value-type="float" office:value="-2.004" calcext:value-type="float">
            <text:p>-2.004</text:p>
          </table:table-cell>
          <table:table-cell table:formula="of:=[.C355]-[.$F$7]" office:value-type="float" office:value="0.429" calcext:value-type="float">
            <text:p>0.429</text:p>
          </table:table-cell>
          <table:table-cell table:formula="of:=[.D355]-[.$F$9]" office:value-type="float" office:value="-5.146" calcext:value-type="float">
            <text:p>-5.146</text:p>
          </table:table-cell>
          <table:table-cell office:value-type="float" office:value="5920" calcext:value-type="float">
            <text:p>5920</text:p>
          </table:table-cell>
          <table:table-cell table:formula="of:=[.$S$5]+[.H355]*[.$T$5]+[.I355]*[.$U$5]+[.J355]*[.$V$5]+[.K355]*[.$W$5]" office:value-type="float" office:value="5920" calcext:value-type="float">
            <text:p>5920</text:p>
          </table:table-cell>
          <table:table-cell table:formula="of:=[.L355]-[.M355]" office:value-type="float" office:value="0" calcext:value-type="float">
            <text:p>0</text:p>
          </table:table-cell>
          <table:table-cell table:formula="of:=[.N355]*[.N3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356]-[.$F$3]" office:value-type="float" office:value="-3.413" calcext:value-type="float">
            <text:p>-3.413</text:p>
          </table:table-cell>
          <table:table-cell table:formula="of:=[.B356]-[.$F$5]" office:value-type="float" office:value="-1.004" calcext:value-type="float">
            <text:p>-1.004</text:p>
          </table:table-cell>
          <table:table-cell table:formula="of:=[.C356]-[.$F$7]" office:value-type="float" office:value="-2.571" calcext:value-type="float">
            <text:p>-2.571</text:p>
          </table:table-cell>
          <table:table-cell table:formula="of:=[.D356]-[.$F$9]" office:value-type="float" office:value="-3.146" calcext:value-type="float">
            <text:p>-3.146</text:p>
          </table:table-cell>
          <table:table-cell office:value-type="float" office:value="5380" calcext:value-type="float">
            <text:p>5380</text:p>
          </table:table-cell>
          <table:table-cell table:formula="of:=[.$S$5]+[.H356]*[.$T$5]+[.I356]*[.$U$5]+[.J356]*[.$V$5]+[.K356]*[.$W$5]" office:value-type="float" office:value="5380" calcext:value-type="float">
            <text:p>5380</text:p>
          </table:table-cell>
          <table:table-cell table:formula="of:=[.L356]-[.M356]" office:value-type="float" office:value="0" calcext:value-type="float">
            <text:p>0</text:p>
          </table:table-cell>
          <table:table-cell table:formula="of:=[.N356]*[.N3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57]-[.$F$3]" office:value-type="float" office:value="9.587" calcext:value-type="float">
            <text:p>9.587</text:p>
          </table:table-cell>
          <table:table-cell table:formula="of:=[.B357]-[.$F$5]" office:value-type="float" office:value="0.996" calcext:value-type="float">
            <text:p>0.996</text:p>
          </table:table-cell>
          <table:table-cell table:formula="of:=[.C357]-[.$F$7]" office:value-type="float" office:value="-1.571" calcext:value-type="float">
            <text:p>-1.571</text:p>
          </table:table-cell>
          <table:table-cell table:formula="of:=[.D357]-[.$F$9]" office:value-type="float" office:value="-5.146" calcext:value-type="float">
            <text:p>-5.146</text:p>
          </table:table-cell>
          <table:table-cell office:value-type="float" office:value="5770" calcext:value-type="float">
            <text:p>5770</text:p>
          </table:table-cell>
          <table:table-cell table:formula="of:=[.$S$5]+[.H357]*[.$T$5]+[.I357]*[.$U$5]+[.J357]*[.$V$5]+[.K357]*[.$W$5]" office:value-type="float" office:value="5770" calcext:value-type="float">
            <text:p>5770</text:p>
          </table:table-cell>
          <table:table-cell table:formula="of:=[.L357]-[.M357]" office:value-type="float" office:value="0" calcext:value-type="float">
            <text:p>0</text:p>
          </table:table-cell>
          <table:table-cell table:formula="of:=[.N357]*[.N3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358]-[.$F$3]" office:value-type="float" office:value="5.587" calcext:value-type="float">
            <text:p>5.587</text:p>
          </table:table-cell>
          <table:table-cell table:formula="of:=[.B358]-[.$F$5]" office:value-type="float" office:value="0.996" calcext:value-type="float">
            <text:p>0.996</text:p>
          </table:table-cell>
          <table:table-cell table:formula="of:=[.C358]-[.$F$7]" office:value-type="float" office:value="0.429" calcext:value-type="float">
            <text:p>0.429</text:p>
          </table:table-cell>
          <table:table-cell table:formula="of:=[.D358]-[.$F$9]" office:value-type="float" office:value="-2.146" calcext:value-type="float">
            <text:p>-2.146</text:p>
          </table:table-cell>
          <table:table-cell office:value-type="float" office:value="5650" calcext:value-type="float">
            <text:p>5650</text:p>
          </table:table-cell>
          <table:table-cell table:formula="of:=[.$S$5]+[.H358]*[.$T$5]+[.I358]*[.$U$5]+[.J358]*[.$V$5]+[.K358]*[.$W$5]" office:value-type="float" office:value="5650" calcext:value-type="float">
            <text:p>5650</text:p>
          </table:table-cell>
          <table:table-cell table:formula="of:=[.L358]-[.M358]" office:value-type="float" office:value="0" calcext:value-type="float">
            <text:p>0</text:p>
          </table:table-cell>
          <table:table-cell table:formula="of:=[.N358]*[.N3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359]-[.$F$3]" office:value-type="float" office:value="8.587" calcext:value-type="float">
            <text:p>8.587</text:p>
          </table:table-cell>
          <table:table-cell table:formula="of:=[.B359]-[.$F$5]" office:value-type="float" office:value="0.996" calcext:value-type="float">
            <text:p>0.996</text:p>
          </table:table-cell>
          <table:table-cell table:formula="of:=[.C359]-[.$F$7]" office:value-type="float" office:value="0.429" calcext:value-type="float">
            <text:p>0.429</text:p>
          </table:table-cell>
          <table:table-cell table:formula="of:=[.D359]-[.$F$9]" office:value-type="float" office:value="2.854" calcext:value-type="float">
            <text:p>2.854</text:p>
          </table:table-cell>
          <table:table-cell office:value-type="float" office:value="5740" calcext:value-type="float">
            <text:p>5740</text:p>
          </table:table-cell>
          <table:table-cell table:formula="of:=[.$S$5]+[.H359]*[.$T$5]+[.I359]*[.$U$5]+[.J359]*[.$V$5]+[.K359]*[.$W$5]" office:value-type="float" office:value="5740" calcext:value-type="float">
            <text:p>5740</text:p>
          </table:table-cell>
          <table:table-cell table:formula="of:=[.L359]-[.M359]" office:value-type="float" office:value="0" calcext:value-type="float">
            <text:p>0</text:p>
          </table:table-cell>
          <table:table-cell table:formula="of:=[.N359]*[.N3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360]-[.$F$3]" office:value-type="float" office:value="9.587" calcext:value-type="float">
            <text:p>9.587</text:p>
          </table:table-cell>
          <table:table-cell table:formula="of:=[.B360]-[.$F$5]" office:value-type="float" office:value="-0.00399999999999956" calcext:value-type="float">
            <text:p>-0.004</text:p>
          </table:table-cell>
          <table:table-cell table:formula="of:=[.C360]-[.$F$7]" office:value-type="float" office:value="-2.571" calcext:value-type="float">
            <text:p>-2.571</text:p>
          </table:table-cell>
          <table:table-cell table:formula="of:=[.D360]-[.$F$9]" office:value-type="float" office:value="4.854" calcext:value-type="float">
            <text:p>4.854</text:p>
          </table:table-cell>
          <table:table-cell office:value-type="float" office:value="5770" calcext:value-type="float">
            <text:p>5770</text:p>
          </table:table-cell>
          <table:table-cell table:formula="of:=[.$S$5]+[.H360]*[.$T$5]+[.I360]*[.$U$5]+[.J360]*[.$V$5]+[.K360]*[.$W$5]" office:value-type="float" office:value="5770" calcext:value-type="float">
            <text:p>5770</text:p>
          </table:table-cell>
          <table:table-cell table:formula="of:=[.L360]-[.M360]" office:value-type="float" office:value="0" calcext:value-type="float">
            <text:p>0</text:p>
          </table:table-cell>
          <table:table-cell table:formula="of:=[.N360]*[.N3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361]-[.$F$3]" office:value-type="float" office:value="-6.413" calcext:value-type="float">
            <text:p>-6.413</text:p>
          </table:table-cell>
          <table:table-cell table:formula="of:=[.B361]-[.$F$5]" office:value-type="float" office:value="-1.004" calcext:value-type="float">
            <text:p>-1.004</text:p>
          </table:table-cell>
          <table:table-cell table:formula="of:=[.C361]-[.$F$7]" office:value-type="float" office:value="-2.571" calcext:value-type="float">
            <text:p>-2.571</text:p>
          </table:table-cell>
          <table:table-cell table:formula="of:=[.D361]-[.$F$9]" office:value-type="float" office:value="-4.146" calcext:value-type="float">
            <text:p>-4.146</text:p>
          </table:table-cell>
          <table:table-cell office:value-type="float" office:value="5290" calcext:value-type="float">
            <text:p>5290</text:p>
          </table:table-cell>
          <table:table-cell table:formula="of:=[.$S$5]+[.H361]*[.$T$5]+[.I361]*[.$U$5]+[.J361]*[.$V$5]+[.K361]*[.$W$5]" office:value-type="float" office:value="5290" calcext:value-type="float">
            <text:p>5290</text:p>
          </table:table-cell>
          <table:table-cell table:formula="of:=[.L361]-[.M361]" office:value-type="float" office:value="0" calcext:value-type="float">
            <text:p>0</text:p>
          </table:table-cell>
          <table:table-cell table:formula="of:=[.N361]*[.N3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A362]-[.$F$3]" office:value-type="float" office:value="-12.413" calcext:value-type="float">
            <text:p>-12.413</text:p>
          </table:table-cell>
          <table:table-cell table:formula="of:=[.B362]-[.$F$5]" office:value-type="float" office:value="-0.00399999999999956" calcext:value-type="float">
            <text:p>-0.004</text:p>
          </table:table-cell>
          <table:table-cell table:formula="of:=[.C362]-[.$F$7]" office:value-type="float" office:value="-3.571" calcext:value-type="float">
            <text:p>-3.571</text:p>
          </table:table-cell>
          <table:table-cell table:formula="of:=[.D362]-[.$F$9]" office:value-type="float" office:value="-2.146" calcext:value-type="float">
            <text:p>-2.146</text:p>
          </table:table-cell>
          <table:table-cell office:value-type="float" office:value="5110" calcext:value-type="float">
            <text:p>5110</text:p>
          </table:table-cell>
          <table:table-cell table:formula="of:=[.$S$5]+[.H362]*[.$T$5]+[.I362]*[.$U$5]+[.J362]*[.$V$5]+[.K362]*[.$W$5]" office:value-type="float" office:value="5110" calcext:value-type="float">
            <text:p>5110</text:p>
          </table:table-cell>
          <table:table-cell table:formula="of:=[.L362]-[.M362]" office:value-type="float" office:value="0" calcext:value-type="float">
            <text:p>0</text:p>
          </table:table-cell>
          <table:table-cell table:formula="of:=[.N362]*[.N3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363]-[.$F$3]" office:value-type="float" office:value="5.587" calcext:value-type="float">
            <text:p>5.587</text:p>
          </table:table-cell>
          <table:table-cell table:formula="of:=[.B363]-[.$F$5]" office:value-type="float" office:value="1.996" calcext:value-type="float">
            <text:p>1.996</text:p>
          </table:table-cell>
          <table:table-cell table:formula="of:=[.C363]-[.$F$7]" office:value-type="float" office:value="-0.571" calcext:value-type="float">
            <text:p>-0.571</text:p>
          </table:table-cell>
          <table:table-cell table:formula="of:=[.D363]-[.$F$9]" office:value-type="float" office:value="4.854" calcext:value-type="float">
            <text:p>4.854</text:p>
          </table:table-cell>
          <table:table-cell office:value-type="float" office:value="5650" calcext:value-type="float">
            <text:p>5650</text:p>
          </table:table-cell>
          <table:table-cell table:formula="of:=[.$S$5]+[.H363]*[.$T$5]+[.I363]*[.$U$5]+[.J363]*[.$V$5]+[.K363]*[.$W$5]" office:value-type="float" office:value="5650" calcext:value-type="float">
            <text:p>5650</text:p>
          </table:table-cell>
          <table:table-cell table:formula="of:=[.L363]-[.M363]" office:value-type="float" office:value="0" calcext:value-type="float">
            <text:p>0</text:p>
          </table:table-cell>
          <table:table-cell table:formula="of:=[.N363]*[.N3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364]-[.$F$3]" office:value-type="float" office:value="0.587000000000003" calcext:value-type="float">
            <text:p>0.587000000000003</text:p>
          </table:table-cell>
          <table:table-cell table:formula="of:=[.B364]-[.$F$5]" office:value-type="float" office:value="-0.00399999999999956" calcext:value-type="float">
            <text:p>-0.004</text:p>
          </table:table-cell>
          <table:table-cell table:formula="of:=[.C364]-[.$F$7]" office:value-type="float" office:value="1.429" calcext:value-type="float">
            <text:p>1.429</text:p>
          </table:table-cell>
          <table:table-cell table:formula="of:=[.D364]-[.$F$9]" office:value-type="float" office:value="3.854" calcext:value-type="float">
            <text:p>3.854</text:p>
          </table:table-cell>
          <table:table-cell office:value-type="float" office:value="5500" calcext:value-type="float">
            <text:p>5500</text:p>
          </table:table-cell>
          <table:table-cell table:formula="of:=[.$S$5]+[.H364]*[.$T$5]+[.I364]*[.$U$5]+[.J364]*[.$V$5]+[.K364]*[.$W$5]" office:value-type="float" office:value="5500" calcext:value-type="float">
            <text:p>5500</text:p>
          </table:table-cell>
          <table:table-cell table:formula="of:=[.L364]-[.M364]" office:value-type="float" office:value="0" calcext:value-type="float">
            <text:p>0</text:p>
          </table:table-cell>
          <table:table-cell table:formula="of:=[.N364]*[.N3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65]-[.$F$3]" office:value-type="float" office:value="-0.412999999999997" calcext:value-type="float">
            <text:p>-0.412999999999997</text:p>
          </table:table-cell>
          <table:table-cell table:formula="of:=[.B365]-[.$F$5]" office:value-type="float" office:value="1.996" calcext:value-type="float">
            <text:p>1.996</text:p>
          </table:table-cell>
          <table:table-cell table:formula="of:=[.C365]-[.$F$7]" office:value-type="float" office:value="-0.571" calcext:value-type="float">
            <text:p>-0.571</text:p>
          </table:table-cell>
          <table:table-cell table:formula="of:=[.D365]-[.$F$9]" office:value-type="float" office:value="-5.146" calcext:value-type="float">
            <text:p>-5.146</text:p>
          </table:table-cell>
          <table:table-cell office:value-type="float" office:value="5470" calcext:value-type="float">
            <text:p>5470</text:p>
          </table:table-cell>
          <table:table-cell table:formula="of:=[.$S$5]+[.H365]*[.$T$5]+[.I365]*[.$U$5]+[.J365]*[.$V$5]+[.K365]*[.$W$5]" office:value-type="float" office:value="5470" calcext:value-type="float">
            <text:p>5470</text:p>
          </table:table-cell>
          <table:table-cell table:formula="of:=[.L365]-[.M365]" office:value-type="float" office:value="0" calcext:value-type="float">
            <text:p>0</text:p>
          </table:table-cell>
          <table:table-cell table:formula="of:=[.N365]*[.N3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366]-[.$F$3]" office:value-type="float" office:value="-0.412999999999997" calcext:value-type="float">
            <text:p>-0.412999999999997</text:p>
          </table:table-cell>
          <table:table-cell table:formula="of:=[.B366]-[.$F$5]" office:value-type="float" office:value="1.996" calcext:value-type="float">
            <text:p>1.996</text:p>
          </table:table-cell>
          <table:table-cell table:formula="of:=[.C366]-[.$F$7]" office:value-type="float" office:value="-1.571" calcext:value-type="float">
            <text:p>-1.571</text:p>
          </table:table-cell>
          <table:table-cell table:formula="of:=[.D366]-[.$F$9]" office:value-type="float" office:value="3.854" calcext:value-type="float">
            <text:p>3.854</text:p>
          </table:table-cell>
          <table:table-cell office:value-type="float" office:value="5470" calcext:value-type="float">
            <text:p>5470</text:p>
          </table:table-cell>
          <table:table-cell table:formula="of:=[.$S$5]+[.H366]*[.$T$5]+[.I366]*[.$U$5]+[.J366]*[.$V$5]+[.K366]*[.$W$5]" office:value-type="float" office:value="5470" calcext:value-type="float">
            <text:p>5470</text:p>
          </table:table-cell>
          <table:table-cell table:formula="of:=[.L366]-[.M366]" office:value-type="float" office:value="0" calcext:value-type="float">
            <text:p>0</text:p>
          </table:table-cell>
          <table:table-cell table:formula="of:=[.N366]*[.N3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367]-[.$F$3]" office:value-type="float" office:value="-12.413" calcext:value-type="float">
            <text:p>-12.413</text:p>
          </table:table-cell>
          <table:table-cell table:formula="of:=[.B367]-[.$F$5]" office:value-type="float" office:value="0.996" calcext:value-type="float">
            <text:p>0.996</text:p>
          </table:table-cell>
          <table:table-cell table:formula="of:=[.C367]-[.$F$7]" office:value-type="float" office:value="2.429" calcext:value-type="float">
            <text:p>2.429</text:p>
          </table:table-cell>
          <table:table-cell table:formula="of:=[.D367]-[.$F$9]" office:value-type="float" office:value="0.854" calcext:value-type="float">
            <text:p>0.854</text:p>
          </table:table-cell>
          <table:table-cell office:value-type="float" office:value="5110" calcext:value-type="float">
            <text:p>5110</text:p>
          </table:table-cell>
          <table:table-cell table:formula="of:=[.$S$5]+[.H367]*[.$T$5]+[.I367]*[.$U$5]+[.J367]*[.$V$5]+[.K367]*[.$W$5]" office:value-type="float" office:value="5110" calcext:value-type="float">
            <text:p>5110</text:p>
          </table:table-cell>
          <table:table-cell table:formula="of:=[.L367]-[.M367]" office:value-type="float" office:value="0" calcext:value-type="float">
            <text:p>0</text:p>
          </table:table-cell>
          <table:table-cell table:formula="of:=[.N367]*[.N3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[.A368]-[.$F$3]" office:value-type="float" office:value="6.587" calcext:value-type="float">
            <text:p>6.587</text:p>
          </table:table-cell>
          <table:table-cell table:formula="of:=[.B368]-[.$F$5]" office:value-type="float" office:value="-0.00399999999999956" calcext:value-type="float">
            <text:p>-0.004</text:p>
          </table:table-cell>
          <table:table-cell table:formula="of:=[.C368]-[.$F$7]" office:value-type="float" office:value="2.429" calcext:value-type="float">
            <text:p>2.429</text:p>
          </table:table-cell>
          <table:table-cell table:formula="of:=[.D368]-[.$F$9]" office:value-type="float" office:value="3.854" calcext:value-type="float">
            <text:p>3.854</text:p>
          </table:table-cell>
          <table:table-cell office:value-type="float" office:value="5680" calcext:value-type="float">
            <text:p>5680</text:p>
          </table:table-cell>
          <table:table-cell table:formula="of:=[.$S$5]+[.H368]*[.$T$5]+[.I368]*[.$U$5]+[.J368]*[.$V$5]+[.K368]*[.$W$5]" office:value-type="float" office:value="5680" calcext:value-type="float">
            <text:p>5680</text:p>
          </table:table-cell>
          <table:table-cell table:formula="of:=[.L368]-[.M368]" office:value-type="float" office:value="0" calcext:value-type="float">
            <text:p>0</text:p>
          </table:table-cell>
          <table:table-cell table:formula="of:=[.N368]*[.N3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369]-[.$F$3]" office:value-type="float" office:value="-0.412999999999997" calcext:value-type="float">
            <text:p>-0.412999999999997</text:p>
          </table:table-cell>
          <table:table-cell table:formula="of:=[.B369]-[.$F$5]" office:value-type="float" office:value="0.996" calcext:value-type="float">
            <text:p>0.996</text:p>
          </table:table-cell>
          <table:table-cell table:formula="of:=[.C369]-[.$F$7]" office:value-type="float" office:value="-0.571" calcext:value-type="float">
            <text:p>-0.571</text:p>
          </table:table-cell>
          <table:table-cell table:formula="of:=[.D369]-[.$F$9]" office:value-type="float" office:value="-2.146" calcext:value-type="float">
            <text:p>-2.146</text:p>
          </table:table-cell>
          <table:table-cell office:value-type="float" office:value="5470" calcext:value-type="float">
            <text:p>5470</text:p>
          </table:table-cell>
          <table:table-cell table:formula="of:=[.$S$5]+[.H369]*[.$T$5]+[.I369]*[.$U$5]+[.J369]*[.$V$5]+[.K369]*[.$W$5]" office:value-type="float" office:value="5470" calcext:value-type="float">
            <text:p>5470</text:p>
          </table:table-cell>
          <table:table-cell table:formula="of:=[.L369]-[.M369]" office:value-type="float" office:value="0" calcext:value-type="float">
            <text:p>0</text:p>
          </table:table-cell>
          <table:table-cell table:formula="of:=[.N369]*[.N3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370]-[.$F$3]" office:value-type="float" office:value="6.587" calcext:value-type="float">
            <text:p>6.587</text:p>
          </table:table-cell>
          <table:table-cell table:formula="of:=[.B370]-[.$F$5]" office:value-type="float" office:value="0.996" calcext:value-type="float">
            <text:p>0.996</text:p>
          </table:table-cell>
          <table:table-cell table:formula="of:=[.C370]-[.$F$7]" office:value-type="float" office:value="3.429" calcext:value-type="float">
            <text:p>3.429</text:p>
          </table:table-cell>
          <table:table-cell table:formula="of:=[.D370]-[.$F$9]" office:value-type="float" office:value="-3.146" calcext:value-type="float">
            <text:p>-3.146</text:p>
          </table:table-cell>
          <table:table-cell office:value-type="float" office:value="5680" calcext:value-type="float">
            <text:p>5680</text:p>
          </table:table-cell>
          <table:table-cell table:formula="of:=[.$S$5]+[.H370]*[.$T$5]+[.I370]*[.$U$5]+[.J370]*[.$V$5]+[.K370]*[.$W$5]" office:value-type="float" office:value="5680" calcext:value-type="float">
            <text:p>5680</text:p>
          </table:table-cell>
          <table:table-cell table:formula="of:=[.L370]-[.M370]" office:value-type="float" office:value="0" calcext:value-type="float">
            <text:p>0</text:p>
          </table:table-cell>
          <table:table-cell table:formula="of:=[.N370]*[.N3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371]-[.$F$3]" office:value-type="float" office:value="24.587" calcext:value-type="float">
            <text:p>24.587</text:p>
          </table:table-cell>
          <table:table-cell table:formula="of:=[.B371]-[.$F$5]" office:value-type="float" office:value="-1.004" calcext:value-type="float">
            <text:p>-1.004</text:p>
          </table:table-cell>
          <table:table-cell table:formula="of:=[.C371]-[.$F$7]" office:value-type="float" office:value="-2.571" calcext:value-type="float">
            <text:p>-2.571</text:p>
          </table:table-cell>
          <table:table-cell table:formula="of:=[.D371]-[.$F$9]" office:value-type="float" office:value="2.854" calcext:value-type="float">
            <text:p>2.854</text:p>
          </table:table-cell>
          <table:table-cell office:value-type="float" office:value="6220" calcext:value-type="float">
            <text:p>6220</text:p>
          </table:table-cell>
          <table:table-cell table:formula="of:=[.$S$5]+[.H371]*[.$T$5]+[.I371]*[.$U$5]+[.J371]*[.$V$5]+[.K371]*[.$W$5]" office:value-type="float" office:value="6220" calcext:value-type="float">
            <text:p>6220</text:p>
          </table:table-cell>
          <table:table-cell table:formula="of:=[.L371]-[.M371]" office:value-type="float" office:value="0" calcext:value-type="float">
            <text:p>0</text:p>
          </table:table-cell>
          <table:table-cell table:formula="of:=[.N371]*[.N3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372]-[.$F$3]" office:value-type="float" office:value="-11.413" calcext:value-type="float">
            <text:p>-11.413</text:p>
          </table:table-cell>
          <table:table-cell table:formula="of:=[.B372]-[.$F$5]" office:value-type="float" office:value="-0.00399999999999956" calcext:value-type="float">
            <text:p>-0.004</text:p>
          </table:table-cell>
          <table:table-cell table:formula="of:=[.C372]-[.$F$7]" office:value-type="float" office:value="1.429" calcext:value-type="float">
            <text:p>1.429</text:p>
          </table:table-cell>
          <table:table-cell table:formula="of:=[.D372]-[.$F$9]" office:value-type="float" office:value="1.854" calcext:value-type="float">
            <text:p>1.854</text:p>
          </table:table-cell>
          <table:table-cell office:value-type="float" office:value="5140" calcext:value-type="float">
            <text:p>5140</text:p>
          </table:table-cell>
          <table:table-cell table:formula="of:=[.$S$5]+[.H372]*[.$T$5]+[.I372]*[.$U$5]+[.J372]*[.$V$5]+[.K372]*[.$W$5]" office:value-type="float" office:value="5140" calcext:value-type="float">
            <text:p>5140</text:p>
          </table:table-cell>
          <table:table-cell table:formula="of:=[.L372]-[.M372]" office:value-type="float" office:value="0" calcext:value-type="float">
            <text:p>0</text:p>
          </table:table-cell>
          <table:table-cell table:formula="of:=[.N372]*[.N3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73]-[.$F$3]" office:value-type="float" office:value="-3.413" calcext:value-type="float">
            <text:p>-3.413</text:p>
          </table:table-cell>
          <table:table-cell table:formula="of:=[.B373]-[.$F$5]" office:value-type="float" office:value="0.996" calcext:value-type="float">
            <text:p>0.996</text:p>
          </table:table-cell>
          <table:table-cell table:formula="of:=[.C373]-[.$F$7]" office:value-type="float" office:value="-0.571" calcext:value-type="float">
            <text:p>-0.571</text:p>
          </table:table-cell>
          <table:table-cell table:formula="of:=[.D373]-[.$F$9]" office:value-type="float" office:value="-0.146" calcext:value-type="float">
            <text:p>-0.146</text:p>
          </table:table-cell>
          <table:table-cell office:value-type="float" office:value="5380" calcext:value-type="float">
            <text:p>5380</text:p>
          </table:table-cell>
          <table:table-cell table:formula="of:=[.$S$5]+[.H373]*[.$T$5]+[.I373]*[.$U$5]+[.J373]*[.$V$5]+[.K373]*[.$W$5]" office:value-type="float" office:value="5380" calcext:value-type="float">
            <text:p>5380</text:p>
          </table:table-cell>
          <table:table-cell table:formula="of:=[.L373]-[.M373]" office:value-type="float" office:value="0" calcext:value-type="float">
            <text:p>0</text:p>
          </table:table-cell>
          <table:table-cell table:formula="of:=[.N373]*[.N3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74]-[.$F$3]" office:value-type="float" office:value="2.587" calcext:value-type="float">
            <text:p>2.587</text:p>
          </table:table-cell>
          <table:table-cell table:formula="of:=[.B374]-[.$F$5]" office:value-type="float" office:value="-0.00399999999999956" calcext:value-type="float">
            <text:p>-0.004</text:p>
          </table:table-cell>
          <table:table-cell table:formula="of:=[.C374]-[.$F$7]" office:value-type="float" office:value="0.429" calcext:value-type="float">
            <text:p>0.429</text:p>
          </table:table-cell>
          <table:table-cell table:formula="of:=[.D374]-[.$F$9]" office:value-type="float" office:value="-5.146" calcext:value-type="float">
            <text:p>-5.146</text:p>
          </table:table-cell>
          <table:table-cell office:value-type="float" office:value="5560" calcext:value-type="float">
            <text:p>5560</text:p>
          </table:table-cell>
          <table:table-cell table:formula="of:=[.$S$5]+[.H374]*[.$T$5]+[.I374]*[.$U$5]+[.J374]*[.$V$5]+[.K374]*[.$W$5]" office:value-type="float" office:value="5560" calcext:value-type="float">
            <text:p>5560</text:p>
          </table:table-cell>
          <table:table-cell table:formula="of:=[.L374]-[.M374]" office:value-type="float" office:value="0" calcext:value-type="float">
            <text:p>0</text:p>
          </table:table-cell>
          <table:table-cell table:formula="of:=[.N374]*[.N3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375]-[.$F$3]" office:value-type="float" office:value="9.587" calcext:value-type="float">
            <text:p>9.587</text:p>
          </table:table-cell>
          <table:table-cell table:formula="of:=[.B375]-[.$F$5]" office:value-type="float" office:value="1.996" calcext:value-type="float">
            <text:p>1.996</text:p>
          </table:table-cell>
          <table:table-cell table:formula="of:=[.C375]-[.$F$7]" office:value-type="float" office:value="-1.571" calcext:value-type="float">
            <text:p>-1.571</text:p>
          </table:table-cell>
          <table:table-cell table:formula="of:=[.D375]-[.$F$9]" office:value-type="float" office:value="-5.146" calcext:value-type="float">
            <text:p>-5.146</text:p>
          </table:table-cell>
          <table:table-cell office:value-type="float" office:value="5770" calcext:value-type="float">
            <text:p>5770</text:p>
          </table:table-cell>
          <table:table-cell table:formula="of:=[.$S$5]+[.H375]*[.$T$5]+[.I375]*[.$U$5]+[.J375]*[.$V$5]+[.K375]*[.$W$5]" office:value-type="float" office:value="5770" calcext:value-type="float">
            <text:p>5770</text:p>
          </table:table-cell>
          <table:table-cell table:formula="of:=[.L375]-[.M375]" office:value-type="float" office:value="0" calcext:value-type="float">
            <text:p>0</text:p>
          </table:table-cell>
          <table:table-cell table:formula="of:=[.N375]*[.N3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[.A376]-[.$F$3]" office:value-type="float" office:value="-15.413" calcext:value-type="float">
            <text:p>-15.413</text:p>
          </table:table-cell>
          <table:table-cell table:formula="of:=[.B376]-[.$F$5]" office:value-type="float" office:value="-1.004" calcext:value-type="float">
            <text:p>-1.004</text:p>
          </table:table-cell>
          <table:table-cell table:formula="of:=[.C376]-[.$F$7]" office:value-type="float" office:value="2.429" calcext:value-type="float">
            <text:p>2.429</text:p>
          </table:table-cell>
          <table:table-cell table:formula="of:=[.D376]-[.$F$9]" office:value-type="float" office:value="3.854" calcext:value-type="float">
            <text:p>3.854</text:p>
          </table:table-cell>
          <table:table-cell office:value-type="float" office:value="5020" calcext:value-type="float">
            <text:p>5020</text:p>
          </table:table-cell>
          <table:table-cell table:formula="of:=[.$S$5]+[.H376]*[.$T$5]+[.I376]*[.$U$5]+[.J376]*[.$V$5]+[.K376]*[.$W$5]" office:value-type="float" office:value="5020" calcext:value-type="float">
            <text:p>5020</text:p>
          </table:table-cell>
          <table:table-cell table:formula="of:=[.L376]-[.M376]" office:value-type="float" office:value="0" calcext:value-type="float">
            <text:p>0</text:p>
          </table:table-cell>
          <table:table-cell table:formula="of:=[.N376]*[.N3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377]-[.$F$3]" office:value-type="float" office:value="-0.412999999999997" calcext:value-type="float">
            <text:p>-0.412999999999997</text:p>
          </table:table-cell>
          <table:table-cell table:formula="of:=[.B377]-[.$F$5]" office:value-type="float" office:value="-0.00399999999999956" calcext:value-type="float">
            <text:p>-0.004</text:p>
          </table:table-cell>
          <table:table-cell table:formula="of:=[.C377]-[.$F$7]" office:value-type="float" office:value="-3.571" calcext:value-type="float">
            <text:p>-3.571</text:p>
          </table:table-cell>
          <table:table-cell table:formula="of:=[.D377]-[.$F$9]" office:value-type="float" office:value="4.854" calcext:value-type="float">
            <text:p>4.854</text:p>
          </table:table-cell>
          <table:table-cell office:value-type="float" office:value="5470" calcext:value-type="float">
            <text:p>5470</text:p>
          </table:table-cell>
          <table:table-cell table:formula="of:=[.$S$5]+[.H377]*[.$T$5]+[.I377]*[.$U$5]+[.J377]*[.$V$5]+[.K377]*[.$W$5]" office:value-type="float" office:value="5470" calcext:value-type="float">
            <text:p>5470</text:p>
          </table:table-cell>
          <table:table-cell table:formula="of:=[.L377]-[.M377]" office:value-type="float" office:value="0" calcext:value-type="float">
            <text:p>0</text:p>
          </table:table-cell>
          <table:table-cell table:formula="of:=[.N377]*[.N3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78]-[.$F$3]" office:value-type="float" office:value="1.587" calcext:value-type="float">
            <text:p>1.587</text:p>
          </table:table-cell>
          <table:table-cell table:formula="of:=[.B378]-[.$F$5]" office:value-type="float" office:value="-0.00399999999999956" calcext:value-type="float">
            <text:p>-0.004</text:p>
          </table:table-cell>
          <table:table-cell table:formula="of:=[.C378]-[.$F$7]" office:value-type="float" office:value="3.429" calcext:value-type="float">
            <text:p>3.429</text:p>
          </table:table-cell>
          <table:table-cell table:formula="of:=[.D378]-[.$F$9]" office:value-type="float" office:value="-0.146" calcext:value-type="float">
            <text:p>-0.146</text:p>
          </table:table-cell>
          <table:table-cell office:value-type="float" office:value="5530" calcext:value-type="float">
            <text:p>5530</text:p>
          </table:table-cell>
          <table:table-cell table:formula="of:=[.$S$5]+[.H378]*[.$T$5]+[.I378]*[.$U$5]+[.J378]*[.$V$5]+[.K378]*[.$W$5]" office:value-type="float" office:value="5530" calcext:value-type="float">
            <text:p>5530</text:p>
          </table:table-cell>
          <table:table-cell table:formula="of:=[.L378]-[.M378]" office:value-type="float" office:value="0" calcext:value-type="float">
            <text:p>0</text:p>
          </table:table-cell>
          <table:table-cell table:formula="of:=[.N378]*[.N37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379]-[.$F$3]" office:value-type="float" office:value="-13.413" calcext:value-type="float">
            <text:p>-13.413</text:p>
          </table:table-cell>
          <table:table-cell table:formula="of:=[.B379]-[.$F$5]" office:value-type="float" office:value="-1.004" calcext:value-type="float">
            <text:p>-1.004</text:p>
          </table:table-cell>
          <table:table-cell table:formula="of:=[.C379]-[.$F$7]" office:value-type="float" office:value="2.429" calcext:value-type="float">
            <text:p>2.429</text:p>
          </table:table-cell>
          <table:table-cell table:formula="of:=[.D379]-[.$F$9]" office:value-type="float" office:value="2.854" calcext:value-type="float">
            <text:p>2.854</text:p>
          </table:table-cell>
          <table:table-cell office:value-type="float" office:value="5080" calcext:value-type="float">
            <text:p>5080</text:p>
          </table:table-cell>
          <table:table-cell table:formula="of:=[.$S$5]+[.H379]*[.$T$5]+[.I379]*[.$U$5]+[.J379]*[.$V$5]+[.K379]*[.$W$5]" office:value-type="float" office:value="5080" calcext:value-type="float">
            <text:p>5080</text:p>
          </table:table-cell>
          <table:table-cell table:formula="of:=[.L379]-[.M379]" office:value-type="float" office:value="0" calcext:value-type="float">
            <text:p>0</text:p>
          </table:table-cell>
          <table:table-cell table:formula="of:=[.N379]*[.N3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380]-[.$F$3]" office:value-type="float" office:value="25.587" calcext:value-type="float">
            <text:p>25.587</text:p>
          </table:table-cell>
          <table:table-cell table:formula="of:=[.B380]-[.$F$5]" office:value-type="float" office:value="1.996" calcext:value-type="float">
            <text:p>1.996</text:p>
          </table:table-cell>
          <table:table-cell table:formula="of:=[.C380]-[.$F$7]" office:value-type="float" office:value="0.429" calcext:value-type="float">
            <text:p>0.429</text:p>
          </table:table-cell>
          <table:table-cell table:formula="of:=[.D380]-[.$F$9]" office:value-type="float" office:value="0.854" calcext:value-type="float">
            <text:p>0.854</text:p>
          </table:table-cell>
          <table:table-cell office:value-type="float" office:value="6250" calcext:value-type="float">
            <text:p>6250</text:p>
          </table:table-cell>
          <table:table-cell table:formula="of:=[.$S$5]+[.H380]*[.$T$5]+[.I380]*[.$U$5]+[.J380]*[.$V$5]+[.K380]*[.$W$5]" office:value-type="float" office:value="6250" calcext:value-type="float">
            <text:p>6250</text:p>
          </table:table-cell>
          <table:table-cell table:formula="of:=[.L380]-[.M380]" office:value-type="float" office:value="0" calcext:value-type="float">
            <text:p>0</text:p>
          </table:table-cell>
          <table:table-cell table:formula="of:=[.N380]*[.N3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381]-[.$F$3]" office:value-type="float" office:value="16.587" calcext:value-type="float">
            <text:p>16.587</text:p>
          </table:table-cell>
          <table:table-cell table:formula="of:=[.B381]-[.$F$5]" office:value-type="float" office:value="-2.004" calcext:value-type="float">
            <text:p>-2.004</text:p>
          </table:table-cell>
          <table:table-cell table:formula="of:=[.C381]-[.$F$7]" office:value-type="float" office:value="-0.571" calcext:value-type="float">
            <text:p>-0.571</text:p>
          </table:table-cell>
          <table:table-cell table:formula="of:=[.D381]-[.$F$9]" office:value-type="float" office:value="3.854" calcext:value-type="float">
            <text:p>3.854</text:p>
          </table:table-cell>
          <table:table-cell office:value-type="float" office:value="5980" calcext:value-type="float">
            <text:p>5980</text:p>
          </table:table-cell>
          <table:table-cell table:formula="of:=[.$S$5]+[.H381]*[.$T$5]+[.I381]*[.$U$5]+[.J381]*[.$V$5]+[.K381]*[.$W$5]" office:value-type="float" office:value="5980" calcext:value-type="float">
            <text:p>5980</text:p>
          </table:table-cell>
          <table:table-cell table:formula="of:=[.L381]-[.M381]" office:value-type="float" office:value="0" calcext:value-type="float">
            <text:p>0</text:p>
          </table:table-cell>
          <table:table-cell table:formula="of:=[.N381]*[.N3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382]-[.$F$3]" office:value-type="float" office:value="-0.412999999999997" calcext:value-type="float">
            <text:p>-0.412999999999997</text:p>
          </table:table-cell>
          <table:table-cell table:formula="of:=[.B382]-[.$F$5]" office:value-type="float" office:value="-0.00399999999999956" calcext:value-type="float">
            <text:p>-0.004</text:p>
          </table:table-cell>
          <table:table-cell table:formula="of:=[.C382]-[.$F$7]" office:value-type="float" office:value="0.429" calcext:value-type="float">
            <text:p>0.429</text:p>
          </table:table-cell>
          <table:table-cell table:formula="of:=[.D382]-[.$F$9]" office:value-type="float" office:value="4.854" calcext:value-type="float">
            <text:p>4.854</text:p>
          </table:table-cell>
          <table:table-cell office:value-type="float" office:value="5470" calcext:value-type="float">
            <text:p>5470</text:p>
          </table:table-cell>
          <table:table-cell table:formula="of:=[.$S$5]+[.H382]*[.$T$5]+[.I382]*[.$U$5]+[.J382]*[.$V$5]+[.K382]*[.$W$5]" office:value-type="float" office:value="5470" calcext:value-type="float">
            <text:p>5470</text:p>
          </table:table-cell>
          <table:table-cell table:formula="of:=[.L382]-[.M382]" office:value-type="float" office:value="0" calcext:value-type="float">
            <text:p>0</text:p>
          </table:table-cell>
          <table:table-cell table:formula="of:=[.N382]*[.N3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383]-[.$F$3]" office:value-type="float" office:value="-4.413" calcext:value-type="float">
            <text:p>-4.413</text:p>
          </table:table-cell>
          <table:table-cell table:formula="of:=[.B383]-[.$F$5]" office:value-type="float" office:value="1.996" calcext:value-type="float">
            <text:p>1.996</text:p>
          </table:table-cell>
          <table:table-cell table:formula="of:=[.C383]-[.$F$7]" office:value-type="float" office:value="0.429" calcext:value-type="float">
            <text:p>0.429</text:p>
          </table:table-cell>
          <table:table-cell table:formula="of:=[.D383]-[.$F$9]" office:value-type="float" office:value="-2.146" calcext:value-type="float">
            <text:p>-2.146</text:p>
          </table:table-cell>
          <table:table-cell office:value-type="float" office:value="5350" calcext:value-type="float">
            <text:p>5350</text:p>
          </table:table-cell>
          <table:table-cell table:formula="of:=[.$S$5]+[.H383]*[.$T$5]+[.I383]*[.$U$5]+[.J383]*[.$V$5]+[.K383]*[.$W$5]" office:value-type="float" office:value="5350" calcext:value-type="float">
            <text:p>5350</text:p>
          </table:table-cell>
          <table:table-cell table:formula="of:=[.L383]-[.M383]" office:value-type="float" office:value="0" calcext:value-type="float">
            <text:p>0</text:p>
          </table:table-cell>
          <table:table-cell table:formula="of:=[.N383]*[.N3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384]-[.$F$3]" office:value-type="float" office:value="11.587" calcext:value-type="float">
            <text:p>11.587</text:p>
          </table:table-cell>
          <table:table-cell table:formula="of:=[.B384]-[.$F$5]" office:value-type="float" office:value="-2.004" calcext:value-type="float">
            <text:p>-2.004</text:p>
          </table:table-cell>
          <table:table-cell table:formula="of:=[.C384]-[.$F$7]" office:value-type="float" office:value="-1.571" calcext:value-type="float">
            <text:p>-1.571</text:p>
          </table:table-cell>
          <table:table-cell table:formula="of:=[.D384]-[.$F$9]" office:value-type="float" office:value="-2.146" calcext:value-type="float">
            <text:p>-2.146</text:p>
          </table:table-cell>
          <table:table-cell office:value-type="float" office:value="5830" calcext:value-type="float">
            <text:p>5830</text:p>
          </table:table-cell>
          <table:table-cell table:formula="of:=[.$S$5]+[.H384]*[.$T$5]+[.I384]*[.$U$5]+[.J384]*[.$V$5]+[.K384]*[.$W$5]" office:value-type="float" office:value="5830" calcext:value-type="float">
            <text:p>5830</text:p>
          </table:table-cell>
          <table:table-cell table:formula="of:=[.L384]-[.M384]" office:value-type="float" office:value="0" calcext:value-type="float">
            <text:p>0</text:p>
          </table:table-cell>
          <table:table-cell table:formula="of:=[.N384]*[.N3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385]-[.$F$3]" office:value-type="float" office:value="-7.413" calcext:value-type="float">
            <text:p>-7.413</text:p>
          </table:table-cell>
          <table:table-cell table:formula="of:=[.B385]-[.$F$5]" office:value-type="float" office:value="0.996" calcext:value-type="float">
            <text:p>0.996</text:p>
          </table:table-cell>
          <table:table-cell table:formula="of:=[.C385]-[.$F$7]" office:value-type="float" office:value="-0.571" calcext:value-type="float">
            <text:p>-0.571</text:p>
          </table:table-cell>
          <table:table-cell table:formula="of:=[.D385]-[.$F$9]" office:value-type="float" office:value="1.854" calcext:value-type="float">
            <text:p>1.854</text:p>
          </table:table-cell>
          <table:table-cell office:value-type="float" office:value="5260" calcext:value-type="float">
            <text:p>5260</text:p>
          </table:table-cell>
          <table:table-cell table:formula="of:=[.$S$5]+[.H385]*[.$T$5]+[.I385]*[.$U$5]+[.J385]*[.$V$5]+[.K385]*[.$W$5]" office:value-type="float" office:value="5260" calcext:value-type="float">
            <text:p>5260</text:p>
          </table:table-cell>
          <table:table-cell table:formula="of:=[.L385]-[.M385]" office:value-type="float" office:value="0" calcext:value-type="float">
            <text:p>0</text:p>
          </table:table-cell>
          <table:table-cell table:formula="of:=[.N385]*[.N3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386]-[.$F$3]" office:value-type="float" office:value="6.587" calcext:value-type="float">
            <text:p>6.587</text:p>
          </table:table-cell>
          <table:table-cell table:formula="of:=[.B386]-[.$F$5]" office:value-type="float" office:value="0.996" calcext:value-type="float">
            <text:p>0.996</text:p>
          </table:table-cell>
          <table:table-cell table:formula="of:=[.C386]-[.$F$7]" office:value-type="float" office:value="0.429" calcext:value-type="float">
            <text:p>0.429</text:p>
          </table:table-cell>
          <table:table-cell table:formula="of:=[.D386]-[.$F$9]" office:value-type="float" office:value="-4.146" calcext:value-type="float">
            <text:p>-4.146</text:p>
          </table:table-cell>
          <table:table-cell office:value-type="float" office:value="5680" calcext:value-type="float">
            <text:p>5680</text:p>
          </table:table-cell>
          <table:table-cell table:formula="of:=[.$S$5]+[.H386]*[.$T$5]+[.I386]*[.$U$5]+[.J386]*[.$V$5]+[.K386]*[.$W$5]" office:value-type="float" office:value="5680" calcext:value-type="float">
            <text:p>5680</text:p>
          </table:table-cell>
          <table:table-cell table:formula="of:=[.L386]-[.M386]" office:value-type="float" office:value="0" calcext:value-type="float">
            <text:p>0</text:p>
          </table:table-cell>
          <table:table-cell table:formula="of:=[.N386]*[.N3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[.A387]-[.$F$3]" office:value-type="float" office:value="-1.413" calcext:value-type="float">
            <text:p>-1.413</text:p>
          </table:table-cell>
          <table:table-cell table:formula="of:=[.B387]-[.$F$5]" office:value-type="float" office:value="0.996" calcext:value-type="float">
            <text:p>0.996</text:p>
          </table:table-cell>
          <table:table-cell table:formula="of:=[.C387]-[.$F$7]" office:value-type="float" office:value="2.429" calcext:value-type="float">
            <text:p>2.429</text:p>
          </table:table-cell>
          <table:table-cell table:formula="of:=[.D387]-[.$F$9]" office:value-type="float" office:value="3.854" calcext:value-type="float">
            <text:p>3.854</text:p>
          </table:table-cell>
          <table:table-cell office:value-type="float" office:value="5440" calcext:value-type="float">
            <text:p>5440</text:p>
          </table:table-cell>
          <table:table-cell table:formula="of:=[.$S$5]+[.H387]*[.$T$5]+[.I387]*[.$U$5]+[.J387]*[.$V$5]+[.K387]*[.$W$5]" office:value-type="float" office:value="5440" calcext:value-type="float">
            <text:p>5440</text:p>
          </table:table-cell>
          <table:table-cell table:formula="of:=[.L387]-[.M387]" office:value-type="float" office:value="0" calcext:value-type="float">
            <text:p>0</text:p>
          </table:table-cell>
          <table:table-cell table:formula="of:=[.N387]*[.N3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388]-[.$F$3]" office:value-type="float" office:value="11.587" calcext:value-type="float">
            <text:p>11.587</text:p>
          </table:table-cell>
          <table:table-cell table:formula="of:=[.B388]-[.$F$5]" office:value-type="float" office:value="-0.00399999999999956" calcext:value-type="float">
            <text:p>-0.004</text:p>
          </table:table-cell>
          <table:table-cell table:formula="of:=[.C388]-[.$F$7]" office:value-type="float" office:value="-2.571" calcext:value-type="float">
            <text:p>-2.571</text:p>
          </table:table-cell>
          <table:table-cell table:formula="of:=[.D388]-[.$F$9]" office:value-type="float" office:value="0.854" calcext:value-type="float">
            <text:p>0.854</text:p>
          </table:table-cell>
          <table:table-cell office:value-type="float" office:value="5830" calcext:value-type="float">
            <text:p>5830</text:p>
          </table:table-cell>
          <table:table-cell table:formula="of:=[.$S$5]+[.H388]*[.$T$5]+[.I388]*[.$U$5]+[.J388]*[.$V$5]+[.K388]*[.$W$5]" office:value-type="float" office:value="5830" calcext:value-type="float">
            <text:p>5830</text:p>
          </table:table-cell>
          <table:table-cell table:formula="of:=[.L388]-[.M388]" office:value-type="float" office:value="0" calcext:value-type="float">
            <text:p>0</text:p>
          </table:table-cell>
          <table:table-cell table:formula="of:=[.N388]*[.N3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389]-[.$F$3]" office:value-type="float" office:value="-13.413" calcext:value-type="float">
            <text:p>-13.413</text:p>
          </table:table-cell>
          <table:table-cell table:formula="of:=[.B389]-[.$F$5]" office:value-type="float" office:value="-3.004" calcext:value-type="float">
            <text:p>-3.004</text:p>
          </table:table-cell>
          <table:table-cell table:formula="of:=[.C389]-[.$F$7]" office:value-type="float" office:value="-1.571" calcext:value-type="float">
            <text:p>-1.571</text:p>
          </table:table-cell>
          <table:table-cell table:formula="of:=[.D389]-[.$F$9]" office:value-type="float" office:value="-2.146" calcext:value-type="float">
            <text:p>-2.146</text:p>
          </table:table-cell>
          <table:table-cell office:value-type="float" office:value="5080" calcext:value-type="float">
            <text:p>5080</text:p>
          </table:table-cell>
          <table:table-cell table:formula="of:=[.$S$5]+[.H389]*[.$T$5]+[.I389]*[.$U$5]+[.J389]*[.$V$5]+[.K389]*[.$W$5]" office:value-type="float" office:value="5080" calcext:value-type="float">
            <text:p>5080</text:p>
          </table:table-cell>
          <table:table-cell table:formula="of:=[.L389]-[.M389]" office:value-type="float" office:value="0" calcext:value-type="float">
            <text:p>0</text:p>
          </table:table-cell>
          <table:table-cell table:formula="of:=[.N389]*[.N3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390]-[.$F$3]" office:value-type="float" office:value="1.587" calcext:value-type="float">
            <text:p>1.587</text:p>
          </table:table-cell>
          <table:table-cell table:formula="of:=[.B390]-[.$F$5]" office:value-type="float" office:value="-0.00399999999999956" calcext:value-type="float">
            <text:p>-0.004</text:p>
          </table:table-cell>
          <table:table-cell table:formula="of:=[.C390]-[.$F$7]" office:value-type="float" office:value="-0.571" calcext:value-type="float">
            <text:p>-0.571</text:p>
          </table:table-cell>
          <table:table-cell table:formula="of:=[.D390]-[.$F$9]" office:value-type="float" office:value="2.854" calcext:value-type="float">
            <text:p>2.854</text:p>
          </table:table-cell>
          <table:table-cell office:value-type="float" office:value="5530" calcext:value-type="float">
            <text:p>5530</text:p>
          </table:table-cell>
          <table:table-cell table:formula="of:=[.$S$5]+[.H390]*[.$T$5]+[.I390]*[.$U$5]+[.J390]*[.$V$5]+[.K390]*[.$W$5]" office:value-type="float" office:value="5530" calcext:value-type="float">
            <text:p>5530</text:p>
          </table:table-cell>
          <table:table-cell table:formula="of:=[.L390]-[.M390]" office:value-type="float" office:value="0" calcext:value-type="float">
            <text:p>0</text:p>
          </table:table-cell>
          <table:table-cell table:formula="of:=[.N390]*[.N3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391]-[.$F$3]" office:value-type="float" office:value="6.587" calcext:value-type="float">
            <text:p>6.587</text:p>
          </table:table-cell>
          <table:table-cell table:formula="of:=[.B391]-[.$F$5]" office:value-type="float" office:value="-0.00399999999999956" calcext:value-type="float">
            <text:p>-0.004</text:p>
          </table:table-cell>
          <table:table-cell table:formula="of:=[.C391]-[.$F$7]" office:value-type="float" office:value="-1.571" calcext:value-type="float">
            <text:p>-1.571</text:p>
          </table:table-cell>
          <table:table-cell table:formula="of:=[.D391]-[.$F$9]" office:value-type="float" office:value="-0.146" calcext:value-type="float">
            <text:p>-0.146</text:p>
          </table:table-cell>
          <table:table-cell office:value-type="float" office:value="5680" calcext:value-type="float">
            <text:p>5680</text:p>
          </table:table-cell>
          <table:table-cell table:formula="of:=[.$S$5]+[.H391]*[.$T$5]+[.I391]*[.$U$5]+[.J391]*[.$V$5]+[.K391]*[.$W$5]" office:value-type="float" office:value="5680" calcext:value-type="float">
            <text:p>5680</text:p>
          </table:table-cell>
          <table:table-cell table:formula="of:=[.L391]-[.M391]" office:value-type="float" office:value="0" calcext:value-type="float">
            <text:p>0</text:p>
          </table:table-cell>
          <table:table-cell table:formula="of:=[.N391]*[.N3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392]-[.$F$3]" office:value-type="float" office:value="6.587" calcext:value-type="float">
            <text:p>6.587</text:p>
          </table:table-cell>
          <table:table-cell table:formula="of:=[.B392]-[.$F$5]" office:value-type="float" office:value="-1.004" calcext:value-type="float">
            <text:p>-1.004</text:p>
          </table:table-cell>
          <table:table-cell table:formula="of:=[.C392]-[.$F$7]" office:value-type="float" office:value="1.429" calcext:value-type="float">
            <text:p>1.429</text:p>
          </table:table-cell>
          <table:table-cell table:formula="of:=[.D392]-[.$F$9]" office:value-type="float" office:value="3.854" calcext:value-type="float">
            <text:p>3.854</text:p>
          </table:table-cell>
          <table:table-cell office:value-type="float" office:value="5680" calcext:value-type="float">
            <text:p>5680</text:p>
          </table:table-cell>
          <table:table-cell table:formula="of:=[.$S$5]+[.H392]*[.$T$5]+[.I392]*[.$U$5]+[.J392]*[.$V$5]+[.K392]*[.$W$5]" office:value-type="float" office:value="5680" calcext:value-type="float">
            <text:p>5680</text:p>
          </table:table-cell>
          <table:table-cell table:formula="of:=[.L392]-[.M392]" office:value-type="float" office:value="0" calcext:value-type="float">
            <text:p>0</text:p>
          </table:table-cell>
          <table:table-cell table:formula="of:=[.N392]*[.N3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393]-[.$F$3]" office:value-type="float" office:value="-1.413" calcext:value-type="float">
            <text:p>-1.413</text:p>
          </table:table-cell>
          <table:table-cell table:formula="of:=[.B393]-[.$F$5]" office:value-type="float" office:value="-1.004" calcext:value-type="float">
            <text:p>-1.004</text:p>
          </table:table-cell>
          <table:table-cell table:formula="of:=[.C393]-[.$F$7]" office:value-type="float" office:value="2.429" calcext:value-type="float">
            <text:p>2.429</text:p>
          </table:table-cell>
          <table:table-cell table:formula="of:=[.D393]-[.$F$9]" office:value-type="float" office:value="-0.146" calcext:value-type="float">
            <text:p>-0.146</text:p>
          </table:table-cell>
          <table:table-cell office:value-type="float" office:value="5440" calcext:value-type="float">
            <text:p>5440</text:p>
          </table:table-cell>
          <table:table-cell table:formula="of:=[.$S$5]+[.H393]*[.$T$5]+[.I393]*[.$U$5]+[.J393]*[.$V$5]+[.K393]*[.$W$5]" office:value-type="float" office:value="5440" calcext:value-type="float">
            <text:p>5440</text:p>
          </table:table-cell>
          <table:table-cell table:formula="of:=[.L393]-[.M393]" office:value-type="float" office:value="0" calcext:value-type="float">
            <text:p>0</text:p>
          </table:table-cell>
          <table:table-cell table:formula="of:=[.N393]*[.N3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394]-[.$F$3]" office:value-type="float" office:value="-18.413" calcext:value-type="float">
            <text:p>-18.413</text:p>
          </table:table-cell>
          <table:table-cell table:formula="of:=[.B394]-[.$F$5]" office:value-type="float" office:value="0.996" calcext:value-type="float">
            <text:p>0.996</text:p>
          </table:table-cell>
          <table:table-cell table:formula="of:=[.C394]-[.$F$7]" office:value-type="float" office:value="-3.571" calcext:value-type="float">
            <text:p>-3.571</text:p>
          </table:table-cell>
          <table:table-cell table:formula="of:=[.D394]-[.$F$9]" office:value-type="float" office:value="-1.146" calcext:value-type="float">
            <text:p>-1.146</text:p>
          </table:table-cell>
          <table:table-cell office:value-type="float" office:value="4930" calcext:value-type="float">
            <text:p>4930</text:p>
          </table:table-cell>
          <table:table-cell table:formula="of:=[.$S$5]+[.H394]*[.$T$5]+[.I394]*[.$U$5]+[.J394]*[.$V$5]+[.K394]*[.$W$5]" office:value-type="float" office:value="4930" calcext:value-type="float">
            <text:p>4930</text:p>
          </table:table-cell>
          <table:table-cell table:formula="of:=[.L394]-[.M394]" office:value-type="float" office:value="0" calcext:value-type="float">
            <text:p>0</text:p>
          </table:table-cell>
          <table:table-cell table:formula="of:=[.N394]*[.N3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395]-[.$F$3]" office:value-type="float" office:value="9.587" calcext:value-type="float">
            <text:p>9.587</text:p>
          </table:table-cell>
          <table:table-cell table:formula="of:=[.B395]-[.$F$5]" office:value-type="float" office:value="-1.004" calcext:value-type="float">
            <text:p>-1.004</text:p>
          </table:table-cell>
          <table:table-cell table:formula="of:=[.C395]-[.$F$7]" office:value-type="float" office:value="0.429" calcext:value-type="float">
            <text:p>0.429</text:p>
          </table:table-cell>
          <table:table-cell table:formula="of:=[.D395]-[.$F$9]" office:value-type="float" office:value="2.854" calcext:value-type="float">
            <text:p>2.854</text:p>
          </table:table-cell>
          <table:table-cell office:value-type="float" office:value="5770" calcext:value-type="float">
            <text:p>5770</text:p>
          </table:table-cell>
          <table:table-cell table:formula="of:=[.$S$5]+[.H395]*[.$T$5]+[.I395]*[.$U$5]+[.J395]*[.$V$5]+[.K395]*[.$W$5]" office:value-type="float" office:value="5770" calcext:value-type="float">
            <text:p>5770</text:p>
          </table:table-cell>
          <table:table-cell table:formula="of:=[.L395]-[.M395]" office:value-type="float" office:value="0" calcext:value-type="float">
            <text:p>0</text:p>
          </table:table-cell>
          <table:table-cell table:formula="of:=[.N395]*[.N3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396]-[.$F$3]" office:value-type="float" office:value="-3.413" calcext:value-type="float">
            <text:p>-3.413</text:p>
          </table:table-cell>
          <table:table-cell table:formula="of:=[.B396]-[.$F$5]" office:value-type="float" office:value="0.996" calcext:value-type="float">
            <text:p>0.996</text:p>
          </table:table-cell>
          <table:table-cell table:formula="of:=[.C396]-[.$F$7]" office:value-type="float" office:value="-3.571" calcext:value-type="float">
            <text:p>-3.571</text:p>
          </table:table-cell>
          <table:table-cell table:formula="of:=[.D396]-[.$F$9]" office:value-type="float" office:value="0.854" calcext:value-type="float">
            <text:p>0.854</text:p>
          </table:table-cell>
          <table:table-cell office:value-type="float" office:value="5380" calcext:value-type="float">
            <text:p>5380</text:p>
          </table:table-cell>
          <table:table-cell table:formula="of:=[.$S$5]+[.H396]*[.$T$5]+[.I396]*[.$U$5]+[.J396]*[.$V$5]+[.K396]*[.$W$5]" office:value-type="float" office:value="5380" calcext:value-type="float">
            <text:p>5380</text:p>
          </table:table-cell>
          <table:table-cell table:formula="of:=[.L396]-[.M396]" office:value-type="float" office:value="0" calcext:value-type="float">
            <text:p>0</text:p>
          </table:table-cell>
          <table:table-cell table:formula="of:=[.N396]*[.N3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397]-[.$F$3]" office:value-type="float" office:value="3.587" calcext:value-type="float">
            <text:p>3.587</text:p>
          </table:table-cell>
          <table:table-cell table:formula="of:=[.B397]-[.$F$5]" office:value-type="float" office:value="-0.00399999999999956" calcext:value-type="float">
            <text:p>-0.004</text:p>
          </table:table-cell>
          <table:table-cell table:formula="of:=[.C397]-[.$F$7]" office:value-type="float" office:value="-0.571" calcext:value-type="float">
            <text:p>-0.571</text:p>
          </table:table-cell>
          <table:table-cell table:formula="of:=[.D397]-[.$F$9]" office:value-type="float" office:value="-1.146" calcext:value-type="float">
            <text:p>-1.146</text:p>
          </table:table-cell>
          <table:table-cell office:value-type="float" office:value="5590" calcext:value-type="float">
            <text:p>5590</text:p>
          </table:table-cell>
          <table:table-cell table:formula="of:=[.$S$5]+[.H397]*[.$T$5]+[.I397]*[.$U$5]+[.J397]*[.$V$5]+[.K397]*[.$W$5]" office:value-type="float" office:value="5590" calcext:value-type="float">
            <text:p>5590</text:p>
          </table:table-cell>
          <table:table-cell table:formula="of:=[.L397]-[.M397]" office:value-type="float" office:value="0" calcext:value-type="float">
            <text:p>0</text:p>
          </table:table-cell>
          <table:table-cell table:formula="of:=[.N397]*[.N3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398]-[.$F$3]" office:value-type="float" office:value="10.587" calcext:value-type="float">
            <text:p>10.587</text:p>
          </table:table-cell>
          <table:table-cell table:formula="of:=[.B398]-[.$F$5]" office:value-type="float" office:value="-2.004" calcext:value-type="float">
            <text:p>-2.004</text:p>
          </table:table-cell>
          <table:table-cell table:formula="of:=[.C398]-[.$F$7]" office:value-type="float" office:value="-0.571" calcext:value-type="float">
            <text:p>-0.571</text:p>
          </table:table-cell>
          <table:table-cell table:formula="of:=[.D398]-[.$F$9]" office:value-type="float" office:value="-3.146" calcext:value-type="float">
            <text:p>-3.146</text:p>
          </table:table-cell>
          <table:table-cell office:value-type="float" office:value="5800" calcext:value-type="float">
            <text:p>5800</text:p>
          </table:table-cell>
          <table:table-cell table:formula="of:=[.$S$5]+[.H398]*[.$T$5]+[.I398]*[.$U$5]+[.J398]*[.$V$5]+[.K398]*[.$W$5]" office:value-type="float" office:value="5800" calcext:value-type="float">
            <text:p>5800</text:p>
          </table:table-cell>
          <table:table-cell table:formula="of:=[.L398]-[.M398]" office:value-type="float" office:value="0" calcext:value-type="float">
            <text:p>0</text:p>
          </table:table-cell>
          <table:table-cell table:formula="of:=[.N398]*[.N3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399]-[.$F$3]" office:value-type="float" office:value="6.587" calcext:value-type="float">
            <text:p>6.587</text:p>
          </table:table-cell>
          <table:table-cell table:formula="of:=[.B399]-[.$F$5]" office:value-type="float" office:value="-1.004" calcext:value-type="float">
            <text:p>-1.004</text:p>
          </table:table-cell>
          <table:table-cell table:formula="of:=[.C399]-[.$F$7]" office:value-type="float" office:value="1.429" calcext:value-type="float">
            <text:p>1.429</text:p>
          </table:table-cell>
          <table:table-cell table:formula="of:=[.D399]-[.$F$9]" office:value-type="float" office:value="0.854" calcext:value-type="float">
            <text:p>0.854</text:p>
          </table:table-cell>
          <table:table-cell office:value-type="float" office:value="5680" calcext:value-type="float">
            <text:p>5680</text:p>
          </table:table-cell>
          <table:table-cell table:formula="of:=[.$S$5]+[.H399]*[.$T$5]+[.I399]*[.$U$5]+[.J399]*[.$V$5]+[.K399]*[.$W$5]" office:value-type="float" office:value="5680" calcext:value-type="float">
            <text:p>5680</text:p>
          </table:table-cell>
          <table:table-cell table:formula="of:=[.L399]-[.M399]" office:value-type="float" office:value="0" calcext:value-type="float">
            <text:p>0</text:p>
          </table:table-cell>
          <table:table-cell table:formula="of:=[.N399]*[.N3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400]-[.$F$3]" office:value-type="float" office:value="-6.413" calcext:value-type="float">
            <text:p>-6.413</text:p>
          </table:table-cell>
          <table:table-cell table:formula="of:=[.B400]-[.$F$5]" office:value-type="float" office:value="-1.004" calcext:value-type="float">
            <text:p>-1.004</text:p>
          </table:table-cell>
          <table:table-cell table:formula="of:=[.C400]-[.$F$7]" office:value-type="float" office:value="-3.571" calcext:value-type="float">
            <text:p>-3.571</text:p>
          </table:table-cell>
          <table:table-cell table:formula="of:=[.D400]-[.$F$9]" office:value-type="float" office:value="-3.146" calcext:value-type="float">
            <text:p>-3.146</text:p>
          </table:table-cell>
          <table:table-cell office:value-type="float" office:value="5290" calcext:value-type="float">
            <text:p>5290</text:p>
          </table:table-cell>
          <table:table-cell table:formula="of:=[.$S$5]+[.H400]*[.$T$5]+[.I400]*[.$U$5]+[.J400]*[.$V$5]+[.K400]*[.$W$5]" office:value-type="float" office:value="5290" calcext:value-type="float">
            <text:p>5290</text:p>
          </table:table-cell>
          <table:table-cell table:formula="of:=[.L400]-[.M400]" office:value-type="float" office:value="0" calcext:value-type="float">
            <text:p>0</text:p>
          </table:table-cell>
          <table:table-cell table:formula="of:=[.N400]*[.N4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401]-[.$F$3]" office:value-type="float" office:value="-1.413" calcext:value-type="float">
            <text:p>-1.413</text:p>
          </table:table-cell>
          <table:table-cell table:formula="of:=[.B401]-[.$F$5]" office:value-type="float" office:value="0.996" calcext:value-type="float">
            <text:p>0.996</text:p>
          </table:table-cell>
          <table:table-cell table:formula="of:=[.C401]-[.$F$7]" office:value-type="float" office:value="-0.571" calcext:value-type="float">
            <text:p>-0.571</text:p>
          </table:table-cell>
          <table:table-cell table:formula="of:=[.D401]-[.$F$9]" office:value-type="float" office:value="1.854" calcext:value-type="float">
            <text:p>1.854</text:p>
          </table:table-cell>
          <table:table-cell office:value-type="float" office:value="5440" calcext:value-type="float">
            <text:p>5440</text:p>
          </table:table-cell>
          <table:table-cell table:formula="of:=[.$S$5]+[.H401]*[.$T$5]+[.I401]*[.$U$5]+[.J401]*[.$V$5]+[.K401]*[.$W$5]" office:value-type="float" office:value="5440" calcext:value-type="float">
            <text:p>5440</text:p>
          </table:table-cell>
          <table:table-cell table:formula="of:=[.L401]-[.M401]" office:value-type="float" office:value="0" calcext:value-type="float">
            <text:p>0</text:p>
          </table:table-cell>
          <table:table-cell table:formula="of:=[.N401]*[.N4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402]-[.$F$3]" office:value-type="float" office:value="-1.413" calcext:value-type="float">
            <text:p>-1.413</text:p>
          </table:table-cell>
          <table:table-cell table:formula="of:=[.B402]-[.$F$5]" office:value-type="float" office:value="0.996" calcext:value-type="float">
            <text:p>0.996</text:p>
          </table:table-cell>
          <table:table-cell table:formula="of:=[.C402]-[.$F$7]" office:value-type="float" office:value="-2.571" calcext:value-type="float">
            <text:p>-2.571</text:p>
          </table:table-cell>
          <table:table-cell table:formula="of:=[.D402]-[.$F$9]" office:value-type="float" office:value="2.854" calcext:value-type="float">
            <text:p>2.854</text:p>
          </table:table-cell>
          <table:table-cell office:value-type="float" office:value="5440" calcext:value-type="float">
            <text:p>5440</text:p>
          </table:table-cell>
          <table:table-cell table:formula="of:=[.$S$5]+[.H402]*[.$T$5]+[.I402]*[.$U$5]+[.J402]*[.$V$5]+[.K402]*[.$W$5]" office:value-type="float" office:value="5440" calcext:value-type="float">
            <text:p>5440</text:p>
          </table:table-cell>
          <table:table-cell table:formula="of:=[.L402]-[.M402]" office:value-type="float" office:value="0" calcext:value-type="float">
            <text:p>0</text:p>
          </table:table-cell>
          <table:table-cell table:formula="of:=[.N402]*[.N40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03]-[.$F$3]" office:value-type="float" office:value="17.587" calcext:value-type="float">
            <text:p>17.587</text:p>
          </table:table-cell>
          <table:table-cell table:formula="of:=[.B403]-[.$F$5]" office:value-type="float" office:value="-1.004" calcext:value-type="float">
            <text:p>-1.004</text:p>
          </table:table-cell>
          <table:table-cell table:formula="of:=[.C403]-[.$F$7]" office:value-type="float" office:value="1.429" calcext:value-type="float">
            <text:p>1.429</text:p>
          </table:table-cell>
          <table:table-cell table:formula="of:=[.D403]-[.$F$9]" office:value-type="float" office:value="-0.146" calcext:value-type="float">
            <text:p>-0.146</text:p>
          </table:table-cell>
          <table:table-cell office:value-type="float" office:value="6010" calcext:value-type="float">
            <text:p>6010</text:p>
          </table:table-cell>
          <table:table-cell table:formula="of:=[.$S$5]+[.H403]*[.$T$5]+[.I403]*[.$U$5]+[.J403]*[.$V$5]+[.K403]*[.$W$5]" office:value-type="float" office:value="6010" calcext:value-type="float">
            <text:p>6010</text:p>
          </table:table-cell>
          <table:table-cell table:formula="of:=[.L403]-[.M403]" office:value-type="float" office:value="0" calcext:value-type="float">
            <text:p>0</text:p>
          </table:table-cell>
          <table:table-cell table:formula="of:=[.N403]*[.N4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404]-[.$F$3]" office:value-type="float" office:value="0.587000000000003" calcext:value-type="float">
            <text:p>0.587000000000003</text:p>
          </table:table-cell>
          <table:table-cell table:formula="of:=[.B404]-[.$F$5]" office:value-type="float" office:value="-1.004" calcext:value-type="float">
            <text:p>-1.004</text:p>
          </table:table-cell>
          <table:table-cell table:formula="of:=[.C404]-[.$F$7]" office:value-type="float" office:value="1.429" calcext:value-type="float">
            <text:p>1.429</text:p>
          </table:table-cell>
          <table:table-cell table:formula="of:=[.D404]-[.$F$9]" office:value-type="float" office:value="-2.146" calcext:value-type="float">
            <text:p>-2.146</text:p>
          </table:table-cell>
          <table:table-cell office:value-type="float" office:value="5500" calcext:value-type="float">
            <text:p>5500</text:p>
          </table:table-cell>
          <table:table-cell table:formula="of:=[.$S$5]+[.H404]*[.$T$5]+[.I404]*[.$U$5]+[.J404]*[.$V$5]+[.K404]*[.$W$5]" office:value-type="float" office:value="5500" calcext:value-type="float">
            <text:p>5500</text:p>
          </table:table-cell>
          <table:table-cell table:formula="of:=[.L404]-[.M404]" office:value-type="float" office:value="0" calcext:value-type="float">
            <text:p>0</text:p>
          </table:table-cell>
          <table:table-cell table:formula="of:=[.N404]*[.N40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405]-[.$F$3]" office:value-type="float" office:value="1.587" calcext:value-type="float">
            <text:p>1.587</text:p>
          </table:table-cell>
          <table:table-cell table:formula="of:=[.B405]-[.$F$5]" office:value-type="float" office:value="-0.00399999999999956" calcext:value-type="float">
            <text:p>-0.004</text:p>
          </table:table-cell>
          <table:table-cell table:formula="of:=[.C405]-[.$F$7]" office:value-type="float" office:value="1.429" calcext:value-type="float">
            <text:p>1.429</text:p>
          </table:table-cell>
          <table:table-cell table:formula="of:=[.D405]-[.$F$9]" office:value-type="float" office:value="3.854" calcext:value-type="float">
            <text:p>3.854</text:p>
          </table:table-cell>
          <table:table-cell office:value-type="float" office:value="5530" calcext:value-type="float">
            <text:p>5530</text:p>
          </table:table-cell>
          <table:table-cell table:formula="of:=[.$S$5]+[.H405]*[.$T$5]+[.I405]*[.$U$5]+[.J405]*[.$V$5]+[.K405]*[.$W$5]" office:value-type="float" office:value="5530" calcext:value-type="float">
            <text:p>5530</text:p>
          </table:table-cell>
          <table:table-cell table:formula="of:=[.L405]-[.M405]" office:value-type="float" office:value="0" calcext:value-type="float">
            <text:p>0</text:p>
          </table:table-cell>
          <table:table-cell table:formula="of:=[.N405]*[.N4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406]-[.$F$3]" office:value-type="float" office:value="4.587" calcext:value-type="float">
            <text:p>4.587</text:p>
          </table:table-cell>
          <table:table-cell table:formula="of:=[.B406]-[.$F$5]" office:value-type="float" office:value="-0.00399999999999956" calcext:value-type="float">
            <text:p>-0.004</text:p>
          </table:table-cell>
          <table:table-cell table:formula="of:=[.C406]-[.$F$7]" office:value-type="float" office:value="-0.571" calcext:value-type="float">
            <text:p>-0.571</text:p>
          </table:table-cell>
          <table:table-cell table:formula="of:=[.D406]-[.$F$9]" office:value-type="float" office:value="-4.146" calcext:value-type="float">
            <text:p>-4.146</text:p>
          </table:table-cell>
          <table:table-cell office:value-type="float" office:value="5620" calcext:value-type="float">
            <text:p>5620</text:p>
          </table:table-cell>
          <table:table-cell table:formula="of:=[.$S$5]+[.H406]*[.$T$5]+[.I406]*[.$U$5]+[.J406]*[.$V$5]+[.K406]*[.$W$5]" office:value-type="float" office:value="5620" calcext:value-type="float">
            <text:p>5620</text:p>
          </table:table-cell>
          <table:table-cell table:formula="of:=[.L406]-[.M406]" office:value-type="float" office:value="0" calcext:value-type="float">
            <text:p>0</text:p>
          </table:table-cell>
          <table:table-cell table:formula="of:=[.N406]*[.N40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07]-[.$F$3]" office:value-type="float" office:value="2.587" calcext:value-type="float">
            <text:p>2.587</text:p>
          </table:table-cell>
          <table:table-cell table:formula="of:=[.B407]-[.$F$5]" office:value-type="float" office:value="1.996" calcext:value-type="float">
            <text:p>1.996</text:p>
          </table:table-cell>
          <table:table-cell table:formula="of:=[.C407]-[.$F$7]" office:value-type="float" office:value="-2.571" calcext:value-type="float">
            <text:p>-2.571</text:p>
          </table:table-cell>
          <table:table-cell table:formula="of:=[.D407]-[.$F$9]" office:value-type="float" office:value="-0.146" calcext:value-type="float">
            <text:p>-0.146</text:p>
          </table:table-cell>
          <table:table-cell office:value-type="float" office:value="5560" calcext:value-type="float">
            <text:p>5560</text:p>
          </table:table-cell>
          <table:table-cell table:formula="of:=[.$S$5]+[.H407]*[.$T$5]+[.I407]*[.$U$5]+[.J407]*[.$V$5]+[.K407]*[.$W$5]" office:value-type="float" office:value="5560" calcext:value-type="float">
            <text:p>5560</text:p>
          </table:table-cell>
          <table:table-cell table:formula="of:=[.L407]-[.M407]" office:value-type="float" office:value="0" calcext:value-type="float">
            <text:p>0</text:p>
          </table:table-cell>
          <table:table-cell table:formula="of:=[.N407]*[.N4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408]-[.$F$3]" office:value-type="float" office:value="-10.413" calcext:value-type="float">
            <text:p>-10.413</text:p>
          </table:table-cell>
          <table:table-cell table:formula="of:=[.B408]-[.$F$5]" office:value-type="float" office:value="-2.004" calcext:value-type="float">
            <text:p>-2.004</text:p>
          </table:table-cell>
          <table:table-cell table:formula="of:=[.C408]-[.$F$7]" office:value-type="float" office:value="0.429" calcext:value-type="float">
            <text:p>0.429</text:p>
          </table:table-cell>
          <table:table-cell table:formula="of:=[.D408]-[.$F$9]" office:value-type="float" office:value="-2.146" calcext:value-type="float">
            <text:p>-2.146</text:p>
          </table:table-cell>
          <table:table-cell office:value-type="float" office:value="5170" calcext:value-type="float">
            <text:p>5170</text:p>
          </table:table-cell>
          <table:table-cell table:formula="of:=[.$S$5]+[.H408]*[.$T$5]+[.I408]*[.$U$5]+[.J408]*[.$V$5]+[.K408]*[.$W$5]" office:value-type="float" office:value="5170" calcext:value-type="float">
            <text:p>5170</text:p>
          </table:table-cell>
          <table:table-cell table:formula="of:=[.L408]-[.M408]" office:value-type="float" office:value="0" calcext:value-type="float">
            <text:p>0</text:p>
          </table:table-cell>
          <table:table-cell table:formula="of:=[.N408]*[.N40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09]-[.$F$3]" office:value-type="float" office:value="-12.413" calcext:value-type="float">
            <text:p>-12.413</text:p>
          </table:table-cell>
          <table:table-cell table:formula="of:=[.B409]-[.$F$5]" office:value-type="float" office:value="0.996" calcext:value-type="float">
            <text:p>0.996</text:p>
          </table:table-cell>
          <table:table-cell table:formula="of:=[.C409]-[.$F$7]" office:value-type="float" office:value="2.429" calcext:value-type="float">
            <text:p>2.429</text:p>
          </table:table-cell>
          <table:table-cell table:formula="of:=[.D409]-[.$F$9]" office:value-type="float" office:value="-1.146" calcext:value-type="float">
            <text:p>-1.146</text:p>
          </table:table-cell>
          <table:table-cell office:value-type="float" office:value="5110" calcext:value-type="float">
            <text:p>5110</text:p>
          </table:table-cell>
          <table:table-cell table:formula="of:=[.$S$5]+[.H409]*[.$T$5]+[.I409]*[.$U$5]+[.J409]*[.$V$5]+[.K409]*[.$W$5]" office:value-type="float" office:value="5110" calcext:value-type="float">
            <text:p>5110</text:p>
          </table:table-cell>
          <table:table-cell table:formula="of:=[.L409]-[.M409]" office:value-type="float" office:value="0" calcext:value-type="float">
            <text:p>0</text:p>
          </table:table-cell>
          <table:table-cell table:formula="of:=[.N409]*[.N4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10]-[.$F$3]" office:value-type="float" office:value="-1.413" calcext:value-type="float">
            <text:p>-1.413</text:p>
          </table:table-cell>
          <table:table-cell table:formula="of:=[.B410]-[.$F$5]" office:value-type="float" office:value="-2.004" calcext:value-type="float">
            <text:p>-2.004</text:p>
          </table:table-cell>
          <table:table-cell table:formula="of:=[.C410]-[.$F$7]" office:value-type="float" office:value="-0.571" calcext:value-type="float">
            <text:p>-0.571</text:p>
          </table:table-cell>
          <table:table-cell table:formula="of:=[.D410]-[.$F$9]" office:value-type="float" office:value="-0.146" calcext:value-type="float">
            <text:p>-0.146</text:p>
          </table:table-cell>
          <table:table-cell office:value-type="float" office:value="5440" calcext:value-type="float">
            <text:p>5440</text:p>
          </table:table-cell>
          <table:table-cell table:formula="of:=[.$S$5]+[.H410]*[.$T$5]+[.I410]*[.$U$5]+[.J410]*[.$V$5]+[.K410]*[.$W$5]" office:value-type="float" office:value="5440" calcext:value-type="float">
            <text:p>5440</text:p>
          </table:table-cell>
          <table:table-cell table:formula="of:=[.L410]-[.M410]" office:value-type="float" office:value="0" calcext:value-type="float">
            <text:p>0</text:p>
          </table:table-cell>
          <table:table-cell table:formula="of:=[.N410]*[.N4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11]-[.$F$3]" office:value-type="float" office:value="-9.413" calcext:value-type="float">
            <text:p>-9.413</text:p>
          </table:table-cell>
          <table:table-cell table:formula="of:=[.B411]-[.$F$5]" office:value-type="float" office:value="1.996" calcext:value-type="float">
            <text:p>1.996</text:p>
          </table:table-cell>
          <table:table-cell table:formula="of:=[.C411]-[.$F$7]" office:value-type="float" office:value="-2.571" calcext:value-type="float">
            <text:p>-2.571</text:p>
          </table:table-cell>
          <table:table-cell table:formula="of:=[.D411]-[.$F$9]" office:value-type="float" office:value="0.854" calcext:value-type="float">
            <text:p>0.854</text:p>
          </table:table-cell>
          <table:table-cell office:value-type="float" office:value="5200" calcext:value-type="float">
            <text:p>5200</text:p>
          </table:table-cell>
          <table:table-cell table:formula="of:=[.$S$5]+[.H411]*[.$T$5]+[.I411]*[.$U$5]+[.J411]*[.$V$5]+[.K411]*[.$W$5]" office:value-type="float" office:value="5200" calcext:value-type="float">
            <text:p>5200</text:p>
          </table:table-cell>
          <table:table-cell table:formula="of:=[.L411]-[.M411]" office:value-type="float" office:value="0" calcext:value-type="float">
            <text:p>0</text:p>
          </table:table-cell>
          <table:table-cell table:formula="of:=[.N411]*[.N4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12]-[.$F$3]" office:value-type="float" office:value="-0.412999999999997" calcext:value-type="float">
            <text:p>-0.412999999999997</text:p>
          </table:table-cell>
          <table:table-cell table:formula="of:=[.B412]-[.$F$5]" office:value-type="float" office:value="0.996" calcext:value-type="float">
            <text:p>0.996</text:p>
          </table:table-cell>
          <table:table-cell table:formula="of:=[.C412]-[.$F$7]" office:value-type="float" office:value="1.429" calcext:value-type="float">
            <text:p>1.429</text:p>
          </table:table-cell>
          <table:table-cell table:formula="of:=[.D412]-[.$F$9]" office:value-type="float" office:value="4.854" calcext:value-type="float">
            <text:p>4.854</text:p>
          </table:table-cell>
          <table:table-cell office:value-type="float" office:value="5470" calcext:value-type="float">
            <text:p>5470</text:p>
          </table:table-cell>
          <table:table-cell table:formula="of:=[.$S$5]+[.H412]*[.$T$5]+[.I412]*[.$U$5]+[.J412]*[.$V$5]+[.K412]*[.$W$5]" office:value-type="float" office:value="5470" calcext:value-type="float">
            <text:p>5470</text:p>
          </table:table-cell>
          <table:table-cell table:formula="of:=[.L412]-[.M412]" office:value-type="float" office:value="0" calcext:value-type="float">
            <text:p>0</text:p>
          </table:table-cell>
          <table:table-cell table:formula="of:=[.N412]*[.N4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13]-[.$F$3]" office:value-type="float" office:value="6.587" calcext:value-type="float">
            <text:p>6.587</text:p>
          </table:table-cell>
          <table:table-cell table:formula="of:=[.B413]-[.$F$5]" office:value-type="float" office:value="0.996" calcext:value-type="float">
            <text:p>0.996</text:p>
          </table:table-cell>
          <table:table-cell table:formula="of:=[.C413]-[.$F$7]" office:value-type="float" office:value="-1.571" calcext:value-type="float">
            <text:p>-1.571</text:p>
          </table:table-cell>
          <table:table-cell table:formula="of:=[.D413]-[.$F$9]" office:value-type="float" office:value="-1.146" calcext:value-type="float">
            <text:p>-1.146</text:p>
          </table:table-cell>
          <table:table-cell office:value-type="float" office:value="5680" calcext:value-type="float">
            <text:p>5680</text:p>
          </table:table-cell>
          <table:table-cell table:formula="of:=[.$S$5]+[.H413]*[.$T$5]+[.I413]*[.$U$5]+[.J413]*[.$V$5]+[.K413]*[.$W$5]" office:value-type="float" office:value="5680" calcext:value-type="float">
            <text:p>5680</text:p>
          </table:table-cell>
          <table:table-cell table:formula="of:=[.L413]-[.M413]" office:value-type="float" office:value="0" calcext:value-type="float">
            <text:p>0</text:p>
          </table:table-cell>
          <table:table-cell table:formula="of:=[.N413]*[.N4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14]-[.$F$3]" office:value-type="float" office:value="4.587" calcext:value-type="float">
            <text:p>4.587</text:p>
          </table:table-cell>
          <table:table-cell table:formula="of:=[.B414]-[.$F$5]" office:value-type="float" office:value="-2.004" calcext:value-type="float">
            <text:p>-2.004</text:p>
          </table:table-cell>
          <table:table-cell table:formula="of:=[.C414]-[.$F$7]" office:value-type="float" office:value="2.429" calcext:value-type="float">
            <text:p>2.429</text:p>
          </table:table-cell>
          <table:table-cell table:formula="of:=[.D414]-[.$F$9]" office:value-type="float" office:value="0.854" calcext:value-type="float">
            <text:p>0.854</text:p>
          </table:table-cell>
          <table:table-cell office:value-type="float" office:value="5620" calcext:value-type="float">
            <text:p>5620</text:p>
          </table:table-cell>
          <table:table-cell table:formula="of:=[.$S$5]+[.H414]*[.$T$5]+[.I414]*[.$U$5]+[.J414]*[.$V$5]+[.K414]*[.$W$5]" office:value-type="float" office:value="5620" calcext:value-type="float">
            <text:p>5620</text:p>
          </table:table-cell>
          <table:table-cell table:formula="of:=[.L414]-[.M414]" office:value-type="float" office:value="0" calcext:value-type="float">
            <text:p>0</text:p>
          </table:table-cell>
          <table:table-cell table:formula="of:=[.N414]*[.N4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415]-[.$F$3]" office:value-type="float" office:value="-2.413" calcext:value-type="float">
            <text:p>-2.413</text:p>
          </table:table-cell>
          <table:table-cell table:formula="of:=[.B415]-[.$F$5]" office:value-type="float" office:value="-1.004" calcext:value-type="float">
            <text:p>-1.004</text:p>
          </table:table-cell>
          <table:table-cell table:formula="of:=[.C415]-[.$F$7]" office:value-type="float" office:value="1.429" calcext:value-type="float">
            <text:p>1.429</text:p>
          </table:table-cell>
          <table:table-cell table:formula="of:=[.D415]-[.$F$9]" office:value-type="float" office:value="2.854" calcext:value-type="float">
            <text:p>2.854</text:p>
          </table:table-cell>
          <table:table-cell office:value-type="float" office:value="5410" calcext:value-type="float">
            <text:p>5410</text:p>
          </table:table-cell>
          <table:table-cell table:formula="of:=[.$S$5]+[.H415]*[.$T$5]+[.I415]*[.$U$5]+[.J415]*[.$V$5]+[.K415]*[.$W$5]" office:value-type="float" office:value="5410" calcext:value-type="float">
            <text:p>5410</text:p>
          </table:table-cell>
          <table:table-cell table:formula="of:=[.L415]-[.M415]" office:value-type="float" office:value="0" calcext:value-type="float">
            <text:p>0</text:p>
          </table:table-cell>
          <table:table-cell table:formula="of:=[.N415]*[.N4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16]-[.$F$3]" office:value-type="float" office:value="7.587" calcext:value-type="float">
            <text:p>7.587</text:p>
          </table:table-cell>
          <table:table-cell table:formula="of:=[.B416]-[.$F$5]" office:value-type="float" office:value="0.996" calcext:value-type="float">
            <text:p>0.996</text:p>
          </table:table-cell>
          <table:table-cell table:formula="of:=[.C416]-[.$F$7]" office:value-type="float" office:value="0.429" calcext:value-type="float">
            <text:p>0.429</text:p>
          </table:table-cell>
          <table:table-cell table:formula="of:=[.D416]-[.$F$9]" office:value-type="float" office:value="4.854" calcext:value-type="float">
            <text:p>4.854</text:p>
          </table:table-cell>
          <table:table-cell office:value-type="float" office:value="5710" calcext:value-type="float">
            <text:p>5710</text:p>
          </table:table-cell>
          <table:table-cell table:formula="of:=[.$S$5]+[.H416]*[.$T$5]+[.I416]*[.$U$5]+[.J416]*[.$V$5]+[.K416]*[.$W$5]" office:value-type="float" office:value="5710" calcext:value-type="float">
            <text:p>5710</text:p>
          </table:table-cell>
          <table:table-cell table:formula="of:=[.L416]-[.M416]" office:value-type="float" office:value="0" calcext:value-type="float">
            <text:p>0</text:p>
          </table:table-cell>
          <table:table-cell table:formula="of:=[.N416]*[.N4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17]-[.$F$3]" office:value-type="float" office:value="11.587" calcext:value-type="float">
            <text:p>11.587</text:p>
          </table:table-cell>
          <table:table-cell table:formula="of:=[.B417]-[.$F$5]" office:value-type="float" office:value="0.996" calcext:value-type="float">
            <text:p>0.996</text:p>
          </table:table-cell>
          <table:table-cell table:formula="of:=[.C417]-[.$F$7]" office:value-type="float" office:value="-3.571" calcext:value-type="float">
            <text:p>-3.571</text:p>
          </table:table-cell>
          <table:table-cell table:formula="of:=[.D417]-[.$F$9]" office:value-type="float" office:value="0.854" calcext:value-type="float">
            <text:p>0.854</text:p>
          </table:table-cell>
          <table:table-cell office:value-type="float" office:value="5830" calcext:value-type="float">
            <text:p>5830</text:p>
          </table:table-cell>
          <table:table-cell table:formula="of:=[.$S$5]+[.H417]*[.$T$5]+[.I417]*[.$U$5]+[.J417]*[.$V$5]+[.K417]*[.$W$5]" office:value-type="float" office:value="5830" calcext:value-type="float">
            <text:p>5830</text:p>
          </table:table-cell>
          <table:table-cell table:formula="of:=[.L417]-[.M417]" office:value-type="float" office:value="0" calcext:value-type="float">
            <text:p>0</text:p>
          </table:table-cell>
          <table:table-cell table:formula="of:=[.N417]*[.N4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18]-[.$F$3]" office:value-type="float" office:value="0.587000000000003" calcext:value-type="float">
            <text:p>0.587000000000003</text:p>
          </table:table-cell>
          <table:table-cell table:formula="of:=[.B418]-[.$F$5]" office:value-type="float" office:value="-0.00399999999999956" calcext:value-type="float">
            <text:p>-0.004</text:p>
          </table:table-cell>
          <table:table-cell table:formula="of:=[.C418]-[.$F$7]" office:value-type="float" office:value="2.429" calcext:value-type="float">
            <text:p>2.429</text:p>
          </table:table-cell>
          <table:table-cell table:formula="of:=[.D418]-[.$F$9]" office:value-type="float" office:value="0.854" calcext:value-type="float">
            <text:p>0.854</text:p>
          </table:table-cell>
          <table:table-cell office:value-type="float" office:value="5500" calcext:value-type="float">
            <text:p>5500</text:p>
          </table:table-cell>
          <table:table-cell table:formula="of:=[.$S$5]+[.H418]*[.$T$5]+[.I418]*[.$U$5]+[.J418]*[.$V$5]+[.K418]*[.$W$5]" office:value-type="float" office:value="5500" calcext:value-type="float">
            <text:p>5500</text:p>
          </table:table-cell>
          <table:table-cell table:formula="of:=[.L418]-[.M418]" office:value-type="float" office:value="0" calcext:value-type="float">
            <text:p>0</text:p>
          </table:table-cell>
          <table:table-cell table:formula="of:=[.N418]*[.N4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419]-[.$F$3]" office:value-type="float" office:value="-5.413" calcext:value-type="float">
            <text:p>-5.413</text:p>
          </table:table-cell>
          <table:table-cell table:formula="of:=[.B419]-[.$F$5]" office:value-type="float" office:value="-3.004" calcext:value-type="float">
            <text:p>-3.004</text:p>
          </table:table-cell>
          <table:table-cell table:formula="of:=[.C419]-[.$F$7]" office:value-type="float" office:value="-1.571" calcext:value-type="float">
            <text:p>-1.571</text:p>
          </table:table-cell>
          <table:table-cell table:formula="of:=[.D419]-[.$F$9]" office:value-type="float" office:value="2.854" calcext:value-type="float">
            <text:p>2.854</text:p>
          </table:table-cell>
          <table:table-cell office:value-type="float" office:value="5320" calcext:value-type="float">
            <text:p>5320</text:p>
          </table:table-cell>
          <table:table-cell table:formula="of:=[.$S$5]+[.H419]*[.$T$5]+[.I419]*[.$U$5]+[.J419]*[.$V$5]+[.K419]*[.$W$5]" office:value-type="float" office:value="5320" calcext:value-type="float">
            <text:p>5320</text:p>
          </table:table-cell>
          <table:table-cell table:formula="of:=[.L419]-[.M419]" office:value-type="float" office:value="0" calcext:value-type="float">
            <text:p>0</text:p>
          </table:table-cell>
          <table:table-cell table:formula="of:=[.N419]*[.N4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420]-[.$F$3]" office:value-type="float" office:value="-27.413" calcext:value-type="float">
            <text:p>-27.413</text:p>
          </table:table-cell>
          <table:table-cell table:formula="of:=[.B420]-[.$F$5]" office:value-type="float" office:value="-0.00399999999999956" calcext:value-type="float">
            <text:p>-0.004</text:p>
          </table:table-cell>
          <table:table-cell table:formula="of:=[.C420]-[.$F$7]" office:value-type="float" office:value="0.429" calcext:value-type="float">
            <text:p>0.429</text:p>
          </table:table-cell>
          <table:table-cell table:formula="of:=[.D420]-[.$F$9]" office:value-type="float" office:value="-2.146" calcext:value-type="float">
            <text:p>-2.146</text:p>
          </table:table-cell>
          <table:table-cell office:value-type="float" office:value="4660" calcext:value-type="float">
            <text:p>4660</text:p>
          </table:table-cell>
          <table:table-cell table:formula="of:=[.$S$5]+[.H420]*[.$T$5]+[.I420]*[.$U$5]+[.J420]*[.$V$5]+[.K420]*[.$W$5]" office:value-type="float" office:value="4660" calcext:value-type="float">
            <text:p>4660</text:p>
          </table:table-cell>
          <table:table-cell table:formula="of:=[.L420]-[.M420]" office:value-type="float" office:value="0" calcext:value-type="float">
            <text:p>0</text:p>
          </table:table-cell>
          <table:table-cell table:formula="of:=[.N420]*[.N4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421]-[.$F$3]" office:value-type="float" office:value="-14.413" calcext:value-type="float">
            <text:p>-14.413</text:p>
          </table:table-cell>
          <table:table-cell table:formula="of:=[.B421]-[.$F$5]" office:value-type="float" office:value="-0.00399999999999956" calcext:value-type="float">
            <text:p>-0.004</text:p>
          </table:table-cell>
          <table:table-cell table:formula="of:=[.C421]-[.$F$7]" office:value-type="float" office:value="-2.571" calcext:value-type="float">
            <text:p>-2.571</text:p>
          </table:table-cell>
          <table:table-cell table:formula="of:=[.D421]-[.$F$9]" office:value-type="float" office:value="-3.146" calcext:value-type="float">
            <text:p>-3.146</text:p>
          </table:table-cell>
          <table:table-cell office:value-type="float" office:value="5050" calcext:value-type="float">
            <text:p>5050</text:p>
          </table:table-cell>
          <table:table-cell table:formula="of:=[.$S$5]+[.H421]*[.$T$5]+[.I421]*[.$U$5]+[.J421]*[.$V$5]+[.K421]*[.$W$5]" office:value-type="float" office:value="5050" calcext:value-type="float">
            <text:p>5050</text:p>
          </table:table-cell>
          <table:table-cell table:formula="of:=[.L421]-[.M421]" office:value-type="float" office:value="0" calcext:value-type="float">
            <text:p>0</text:p>
          </table:table-cell>
          <table:table-cell table:formula="of:=[.N421]*[.N4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422]-[.$F$3]" office:value-type="float" office:value="2.587" calcext:value-type="float">
            <text:p>2.587</text:p>
          </table:table-cell>
          <table:table-cell table:formula="of:=[.B422]-[.$F$5]" office:value-type="float" office:value="-1.004" calcext:value-type="float">
            <text:p>-1.004</text:p>
          </table:table-cell>
          <table:table-cell table:formula="of:=[.C422]-[.$F$7]" office:value-type="float" office:value="-1.571" calcext:value-type="float">
            <text:p>-1.571</text:p>
          </table:table-cell>
          <table:table-cell table:formula="of:=[.D422]-[.$F$9]" office:value-type="float" office:value="3.854" calcext:value-type="float">
            <text:p>3.854</text:p>
          </table:table-cell>
          <table:table-cell office:value-type="float" office:value="5560" calcext:value-type="float">
            <text:p>5560</text:p>
          </table:table-cell>
          <table:table-cell table:formula="of:=[.$S$5]+[.H422]*[.$T$5]+[.I422]*[.$U$5]+[.J422]*[.$V$5]+[.K422]*[.$W$5]" office:value-type="float" office:value="5560" calcext:value-type="float">
            <text:p>5560</text:p>
          </table:table-cell>
          <table:table-cell table:formula="of:=[.L422]-[.M422]" office:value-type="float" office:value="0" calcext:value-type="float">
            <text:p>0</text:p>
          </table:table-cell>
          <table:table-cell table:formula="of:=[.N422]*[.N4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423]-[.$F$3]" office:value-type="float" office:value="-13.413" calcext:value-type="float">
            <text:p>-13.413</text:p>
          </table:table-cell>
          <table:table-cell table:formula="of:=[.B423]-[.$F$5]" office:value-type="float" office:value="0.996" calcext:value-type="float">
            <text:p>0.996</text:p>
          </table:table-cell>
          <table:table-cell table:formula="of:=[.C423]-[.$F$7]" office:value-type="float" office:value="1.429" calcext:value-type="float">
            <text:p>1.429</text:p>
          </table:table-cell>
          <table:table-cell table:formula="of:=[.D423]-[.$F$9]" office:value-type="float" office:value="1.854" calcext:value-type="float">
            <text:p>1.854</text:p>
          </table:table-cell>
          <table:table-cell office:value-type="float" office:value="5080" calcext:value-type="float">
            <text:p>5080</text:p>
          </table:table-cell>
          <table:table-cell table:formula="of:=[.$S$5]+[.H423]*[.$T$5]+[.I423]*[.$U$5]+[.J423]*[.$V$5]+[.K423]*[.$W$5]" office:value-type="float" office:value="5080" calcext:value-type="float">
            <text:p>5080</text:p>
          </table:table-cell>
          <table:table-cell table:formula="of:=[.L423]-[.M423]" office:value-type="float" office:value="0" calcext:value-type="float">
            <text:p>0</text:p>
          </table:table-cell>
          <table:table-cell table:formula="of:=[.N423]*[.N4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24]-[.$F$3]" office:value-type="float" office:value="-3.413" calcext:value-type="float">
            <text:p>-3.413</text:p>
          </table:table-cell>
          <table:table-cell table:formula="of:=[.B424]-[.$F$5]" office:value-type="float" office:value="2.996" calcext:value-type="float">
            <text:p>2.996</text:p>
          </table:table-cell>
          <table:table-cell table:formula="of:=[.C424]-[.$F$7]" office:value-type="float" office:value="-1.571" calcext:value-type="float">
            <text:p>-1.571</text:p>
          </table:table-cell>
          <table:table-cell table:formula="of:=[.D424]-[.$F$9]" office:value-type="float" office:value="0.854" calcext:value-type="float">
            <text:p>0.854</text:p>
          </table:table-cell>
          <table:table-cell office:value-type="float" office:value="5380" calcext:value-type="float">
            <text:p>5380</text:p>
          </table:table-cell>
          <table:table-cell table:formula="of:=[.$S$5]+[.H424]*[.$T$5]+[.I424]*[.$U$5]+[.J424]*[.$V$5]+[.K424]*[.$W$5]" office:value-type="float" office:value="5380" calcext:value-type="float">
            <text:p>5380</text:p>
          </table:table-cell>
          <table:table-cell table:formula="of:=[.L424]-[.M424]" office:value-type="float" office:value="0" calcext:value-type="float">
            <text:p>0</text:p>
          </table:table-cell>
          <table:table-cell table:formula="of:=[.N424]*[.N4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25]-[.$F$3]" office:value-type="float" office:value="-14.413" calcext:value-type="float">
            <text:p>-14.413</text:p>
          </table:table-cell>
          <table:table-cell table:formula="of:=[.B425]-[.$F$5]" office:value-type="float" office:value="-1.004" calcext:value-type="float">
            <text:p>-1.004</text:p>
          </table:table-cell>
          <table:table-cell table:formula="of:=[.C425]-[.$F$7]" office:value-type="float" office:value="0.429" calcext:value-type="float">
            <text:p>0.429</text:p>
          </table:table-cell>
          <table:table-cell table:formula="of:=[.D425]-[.$F$9]" office:value-type="float" office:value="-1.146" calcext:value-type="float">
            <text:p>-1.146</text:p>
          </table:table-cell>
          <table:table-cell office:value-type="float" office:value="5050" calcext:value-type="float">
            <text:p>5050</text:p>
          </table:table-cell>
          <table:table-cell table:formula="of:=[.$S$5]+[.H425]*[.$T$5]+[.I425]*[.$U$5]+[.J425]*[.$V$5]+[.K425]*[.$W$5]" office:value-type="float" office:value="5050" calcext:value-type="float">
            <text:p>5050</text:p>
          </table:table-cell>
          <table:table-cell table:formula="of:=[.L425]-[.M425]" office:value-type="float" office:value="0" calcext:value-type="float">
            <text:p>0</text:p>
          </table:table-cell>
          <table:table-cell table:formula="of:=[.N425]*[.N4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26]-[.$F$3]" office:value-type="float" office:value="-9.413" calcext:value-type="float">
            <text:p>-9.413</text:p>
          </table:table-cell>
          <table:table-cell table:formula="of:=[.B426]-[.$F$5]" office:value-type="float" office:value="-0.00399999999999956" calcext:value-type="float">
            <text:p>-0.004</text:p>
          </table:table-cell>
          <table:table-cell table:formula="of:=[.C426]-[.$F$7]" office:value-type="float" office:value="0.429" calcext:value-type="float">
            <text:p>0.429</text:p>
          </table:table-cell>
          <table:table-cell table:formula="of:=[.D426]-[.$F$9]" office:value-type="float" office:value="0.854" calcext:value-type="float">
            <text:p>0.854</text:p>
          </table:table-cell>
          <table:table-cell office:value-type="float" office:value="5200" calcext:value-type="float">
            <text:p>5200</text:p>
          </table:table-cell>
          <table:table-cell table:formula="of:=[.$S$5]+[.H426]*[.$T$5]+[.I426]*[.$U$5]+[.J426]*[.$V$5]+[.K426]*[.$W$5]" office:value-type="float" office:value="5200" calcext:value-type="float">
            <text:p>5200</text:p>
          </table:table-cell>
          <table:table-cell table:formula="of:=[.L426]-[.M426]" office:value-type="float" office:value="0" calcext:value-type="float">
            <text:p>0</text:p>
          </table:table-cell>
          <table:table-cell table:formula="of:=[.N426]*[.N4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427]-[.$F$3]" office:value-type="float" office:value="3.587" calcext:value-type="float">
            <text:p>3.587</text:p>
          </table:table-cell>
          <table:table-cell table:formula="of:=[.B427]-[.$F$5]" office:value-type="float" office:value="-0.00399999999999956" calcext:value-type="float">
            <text:p>-0.004</text:p>
          </table:table-cell>
          <table:table-cell table:formula="of:=[.C427]-[.$F$7]" office:value-type="float" office:value="0.429" calcext:value-type="float">
            <text:p>0.429</text:p>
          </table:table-cell>
          <table:table-cell table:formula="of:=[.D427]-[.$F$9]" office:value-type="float" office:value="-4.146" calcext:value-type="float">
            <text:p>-4.146</text:p>
          </table:table-cell>
          <table:table-cell office:value-type="float" office:value="5590" calcext:value-type="float">
            <text:p>5590</text:p>
          </table:table-cell>
          <table:table-cell table:formula="of:=[.$S$5]+[.H427]*[.$T$5]+[.I427]*[.$U$5]+[.J427]*[.$V$5]+[.K427]*[.$W$5]" office:value-type="float" office:value="5590" calcext:value-type="float">
            <text:p>5590</text:p>
          </table:table-cell>
          <table:table-cell table:formula="of:=[.L427]-[.M427]" office:value-type="float" office:value="0" calcext:value-type="float">
            <text:p>0</text:p>
          </table:table-cell>
          <table:table-cell table:formula="of:=[.N427]*[.N4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28]-[.$F$3]" office:value-type="float" office:value="4.587" calcext:value-type="float">
            <text:p>4.587</text:p>
          </table:table-cell>
          <table:table-cell table:formula="of:=[.B428]-[.$F$5]" office:value-type="float" office:value="-1.004" calcext:value-type="float">
            <text:p>-1.004</text:p>
          </table:table-cell>
          <table:table-cell table:formula="of:=[.C428]-[.$F$7]" office:value-type="float" office:value="-0.571" calcext:value-type="float">
            <text:p>-0.571</text:p>
          </table:table-cell>
          <table:table-cell table:formula="of:=[.D428]-[.$F$9]" office:value-type="float" office:value="-0.146" calcext:value-type="float">
            <text:p>-0.146</text:p>
          </table:table-cell>
          <table:table-cell office:value-type="float" office:value="5620" calcext:value-type="float">
            <text:p>5620</text:p>
          </table:table-cell>
          <table:table-cell table:formula="of:=[.$S$5]+[.H428]*[.$T$5]+[.I428]*[.$U$5]+[.J428]*[.$V$5]+[.K428]*[.$W$5]" office:value-type="float" office:value="5620" calcext:value-type="float">
            <text:p>5620</text:p>
          </table:table-cell>
          <table:table-cell table:formula="of:=[.L428]-[.M428]" office:value-type="float" office:value="0" calcext:value-type="float">
            <text:p>0</text:p>
          </table:table-cell>
          <table:table-cell table:formula="of:=[.N428]*[.N4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429]-[.$F$3]" office:value-type="float" office:value="0.587000000000003" calcext:value-type="float">
            <text:p>0.587000000000003</text:p>
          </table:table-cell>
          <table:table-cell table:formula="of:=[.B429]-[.$F$5]" office:value-type="float" office:value="-2.004" calcext:value-type="float">
            <text:p>-2.004</text:p>
          </table:table-cell>
          <table:table-cell table:formula="of:=[.C429]-[.$F$7]" office:value-type="float" office:value="0.429" calcext:value-type="float">
            <text:p>0.429</text:p>
          </table:table-cell>
          <table:table-cell table:formula="of:=[.D429]-[.$F$9]" office:value-type="float" office:value="-5.146" calcext:value-type="float">
            <text:p>-5.146</text:p>
          </table:table-cell>
          <table:table-cell office:value-type="float" office:value="5500" calcext:value-type="float">
            <text:p>5500</text:p>
          </table:table-cell>
          <table:table-cell table:formula="of:=[.$S$5]+[.H429]*[.$T$5]+[.I429]*[.$U$5]+[.J429]*[.$V$5]+[.K429]*[.$W$5]" office:value-type="float" office:value="5500" calcext:value-type="float">
            <text:p>5500</text:p>
          </table:table-cell>
          <table:table-cell table:formula="of:=[.L429]-[.M429]" office:value-type="float" office:value="0" calcext:value-type="float">
            <text:p>0</text:p>
          </table:table-cell>
          <table:table-cell table:formula="of:=[.N429]*[.N4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30]-[.$F$3]" office:value-type="float" office:value="-8.413" calcext:value-type="float">
            <text:p>-8.413</text:p>
          </table:table-cell>
          <table:table-cell table:formula="of:=[.B430]-[.$F$5]" office:value-type="float" office:value="0.996" calcext:value-type="float">
            <text:p>0.996</text:p>
          </table:table-cell>
          <table:table-cell table:formula="of:=[.C430]-[.$F$7]" office:value-type="float" office:value="-2.571" calcext:value-type="float">
            <text:p>-2.571</text:p>
          </table:table-cell>
          <table:table-cell table:formula="of:=[.D430]-[.$F$9]" office:value-type="float" office:value="0.854" calcext:value-type="float">
            <text:p>0.854</text:p>
          </table:table-cell>
          <table:table-cell office:value-type="float" office:value="5230" calcext:value-type="float">
            <text:p>5230</text:p>
          </table:table-cell>
          <table:table-cell table:formula="of:=[.$S$5]+[.H430]*[.$T$5]+[.I430]*[.$U$5]+[.J430]*[.$V$5]+[.K430]*[.$W$5]" office:value-type="float" office:value="5230" calcext:value-type="float">
            <text:p>5230</text:p>
          </table:table-cell>
          <table:table-cell table:formula="of:=[.L430]-[.M430]" office:value-type="float" office:value="0" calcext:value-type="float">
            <text:p>0</text:p>
          </table:table-cell>
          <table:table-cell table:formula="of:=[.N430]*[.N4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431]-[.$F$3]" office:value-type="float" office:value="13.587" calcext:value-type="float">
            <text:p>13.587</text:p>
          </table:table-cell>
          <table:table-cell table:formula="of:=[.B431]-[.$F$5]" office:value-type="float" office:value="1.996" calcext:value-type="float">
            <text:p>1.996</text:p>
          </table:table-cell>
          <table:table-cell table:formula="of:=[.C431]-[.$F$7]" office:value-type="float" office:value="-0.571" calcext:value-type="float">
            <text:p>-0.571</text:p>
          </table:table-cell>
          <table:table-cell table:formula="of:=[.D431]-[.$F$9]" office:value-type="float" office:value="1.854" calcext:value-type="float">
            <text:p>1.854</text:p>
          </table:table-cell>
          <table:table-cell office:value-type="float" office:value="5890" calcext:value-type="float">
            <text:p>5890</text:p>
          </table:table-cell>
          <table:table-cell table:formula="of:=[.$S$5]+[.H431]*[.$T$5]+[.I431]*[.$U$5]+[.J431]*[.$V$5]+[.K431]*[.$W$5]" office:value-type="float" office:value="5890" calcext:value-type="float">
            <text:p>5890</text:p>
          </table:table-cell>
          <table:table-cell table:formula="of:=[.L431]-[.M431]" office:value-type="float" office:value="0" calcext:value-type="float">
            <text:p>0</text:p>
          </table:table-cell>
          <table:table-cell table:formula="of:=[.N431]*[.N4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432]-[.$F$3]" office:value-type="float" office:value="0.587000000000003" calcext:value-type="float">
            <text:p>0.587000000000003</text:p>
          </table:table-cell>
          <table:table-cell table:formula="of:=[.B432]-[.$F$5]" office:value-type="float" office:value="1.996" calcext:value-type="float">
            <text:p>1.996</text:p>
          </table:table-cell>
          <table:table-cell table:formula="of:=[.C432]-[.$F$7]" office:value-type="float" office:value="0.429" calcext:value-type="float">
            <text:p>0.429</text:p>
          </table:table-cell>
          <table:table-cell table:formula="of:=[.D432]-[.$F$9]" office:value-type="float" office:value="3.854" calcext:value-type="float">
            <text:p>3.854</text:p>
          </table:table-cell>
          <table:table-cell office:value-type="float" office:value="5500" calcext:value-type="float">
            <text:p>5500</text:p>
          </table:table-cell>
          <table:table-cell table:formula="of:=[.$S$5]+[.H432]*[.$T$5]+[.I432]*[.$U$5]+[.J432]*[.$V$5]+[.K432]*[.$W$5]" office:value-type="float" office:value="5500" calcext:value-type="float">
            <text:p>5500</text:p>
          </table:table-cell>
          <table:table-cell table:formula="of:=[.L432]-[.M432]" office:value-type="float" office:value="0" calcext:value-type="float">
            <text:p>0</text:p>
          </table:table-cell>
          <table:table-cell table:formula="of:=[.N432]*[.N4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33]-[.$F$3]" office:value-type="float" office:value="16.587" calcext:value-type="float">
            <text:p>16.587</text:p>
          </table:table-cell>
          <table:table-cell table:formula="of:=[.B433]-[.$F$5]" office:value-type="float" office:value="-0.00399999999999956" calcext:value-type="float">
            <text:p>-0.004</text:p>
          </table:table-cell>
          <table:table-cell table:formula="of:=[.C433]-[.$F$7]" office:value-type="float" office:value="2.429" calcext:value-type="float">
            <text:p>2.429</text:p>
          </table:table-cell>
          <table:table-cell table:formula="of:=[.D433]-[.$F$9]" office:value-type="float" office:value="-1.146" calcext:value-type="float">
            <text:p>-1.146</text:p>
          </table:table-cell>
          <table:table-cell office:value-type="float" office:value="5980" calcext:value-type="float">
            <text:p>5980</text:p>
          </table:table-cell>
          <table:table-cell table:formula="of:=[.$S$5]+[.H433]*[.$T$5]+[.I433]*[.$U$5]+[.J433]*[.$V$5]+[.K433]*[.$W$5]" office:value-type="float" office:value="5980" calcext:value-type="float">
            <text:p>5980</text:p>
          </table:table-cell>
          <table:table-cell table:formula="of:=[.L433]-[.M433]" office:value-type="float" office:value="0" calcext:value-type="float">
            <text:p>0</text:p>
          </table:table-cell>
          <table:table-cell table:formula="of:=[.N433]*[.N4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434]-[.$F$3]" office:value-type="float" office:value="20.587" calcext:value-type="float">
            <text:p>20.587</text:p>
          </table:table-cell>
          <table:table-cell table:formula="of:=[.B434]-[.$F$5]" office:value-type="float" office:value="0.996" calcext:value-type="float">
            <text:p>0.996</text:p>
          </table:table-cell>
          <table:table-cell table:formula="of:=[.C434]-[.$F$7]" office:value-type="float" office:value="-0.571" calcext:value-type="float">
            <text:p>-0.571</text:p>
          </table:table-cell>
          <table:table-cell table:formula="of:=[.D434]-[.$F$9]" office:value-type="float" office:value="1.854" calcext:value-type="float">
            <text:p>1.854</text:p>
          </table:table-cell>
          <table:table-cell office:value-type="float" office:value="6100" calcext:value-type="float">
            <text:p>6100</text:p>
          </table:table-cell>
          <table:table-cell table:formula="of:=[.$S$5]+[.H434]*[.$T$5]+[.I434]*[.$U$5]+[.J434]*[.$V$5]+[.K434]*[.$W$5]" office:value-type="float" office:value="6100" calcext:value-type="float">
            <text:p>6100</text:p>
          </table:table-cell>
          <table:table-cell table:formula="of:=[.L434]-[.M434]" office:value-type="float" office:value="0" calcext:value-type="float">
            <text:p>0</text:p>
          </table:table-cell>
          <table:table-cell table:formula="of:=[.N434]*[.N4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435]-[.$F$3]" office:value-type="float" office:value="13.587" calcext:value-type="float">
            <text:p>13.587</text:p>
          </table:table-cell>
          <table:table-cell table:formula="of:=[.B435]-[.$F$5]" office:value-type="float" office:value="-3.004" calcext:value-type="float">
            <text:p>-3.004</text:p>
          </table:table-cell>
          <table:table-cell table:formula="of:=[.C435]-[.$F$7]" office:value-type="float" office:value="1.429" calcext:value-type="float">
            <text:p>1.429</text:p>
          </table:table-cell>
          <table:table-cell table:formula="of:=[.D435]-[.$F$9]" office:value-type="float" office:value="-2.146" calcext:value-type="float">
            <text:p>-2.146</text:p>
          </table:table-cell>
          <table:table-cell office:value-type="float" office:value="5890" calcext:value-type="float">
            <text:p>5890</text:p>
          </table:table-cell>
          <table:table-cell table:formula="of:=[.$S$5]+[.H435]*[.$T$5]+[.I435]*[.$U$5]+[.J435]*[.$V$5]+[.K435]*[.$W$5]" office:value-type="float" office:value="5890" calcext:value-type="float">
            <text:p>5890</text:p>
          </table:table-cell>
          <table:table-cell table:formula="of:=[.L435]-[.M435]" office:value-type="float" office:value="0" calcext:value-type="float">
            <text:p>0</text:p>
          </table:table-cell>
          <table:table-cell table:formula="of:=[.N435]*[.N4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436]-[.$F$3]" office:value-type="float" office:value="-12.413" calcext:value-type="float">
            <text:p>-12.413</text:p>
          </table:table-cell>
          <table:table-cell table:formula="of:=[.B436]-[.$F$5]" office:value-type="float" office:value="-0.00399999999999956" calcext:value-type="float">
            <text:p>-0.004</text:p>
          </table:table-cell>
          <table:table-cell table:formula="of:=[.C436]-[.$F$7]" office:value-type="float" office:value="-3.571" calcext:value-type="float">
            <text:p>-3.571</text:p>
          </table:table-cell>
          <table:table-cell table:formula="of:=[.D436]-[.$F$9]" office:value-type="float" office:value="2.854" calcext:value-type="float">
            <text:p>2.854</text:p>
          </table:table-cell>
          <table:table-cell office:value-type="float" office:value="5110" calcext:value-type="float">
            <text:p>5110</text:p>
          </table:table-cell>
          <table:table-cell table:formula="of:=[.$S$5]+[.H436]*[.$T$5]+[.I436]*[.$U$5]+[.J436]*[.$V$5]+[.K436]*[.$W$5]" office:value-type="float" office:value="5110" calcext:value-type="float">
            <text:p>5110</text:p>
          </table:table-cell>
          <table:table-cell table:formula="of:=[.L436]-[.M436]" office:value-type="float" office:value="0" calcext:value-type="float">
            <text:p>0</text:p>
          </table:table-cell>
          <table:table-cell table:formula="of:=[.N436]*[.N4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37]-[.$F$3]" office:value-type="float" office:value="-2.413" calcext:value-type="float">
            <text:p>-2.413</text:p>
          </table:table-cell>
          <table:table-cell table:formula="of:=[.B437]-[.$F$5]" office:value-type="float" office:value="-1.004" calcext:value-type="float">
            <text:p>-1.004</text:p>
          </table:table-cell>
          <table:table-cell table:formula="of:=[.C437]-[.$F$7]" office:value-type="float" office:value="0.429" calcext:value-type="float">
            <text:p>0.429</text:p>
          </table:table-cell>
          <table:table-cell table:formula="of:=[.D437]-[.$F$9]" office:value-type="float" office:value="-0.146" calcext:value-type="float">
            <text:p>-0.146</text:p>
          </table:table-cell>
          <table:table-cell office:value-type="float" office:value="5410" calcext:value-type="float">
            <text:p>5410</text:p>
          </table:table-cell>
          <table:table-cell table:formula="of:=[.$S$5]+[.H437]*[.$T$5]+[.I437]*[.$U$5]+[.J437]*[.$V$5]+[.K437]*[.$W$5]" office:value-type="float" office:value="5410" calcext:value-type="float">
            <text:p>5410</text:p>
          </table:table-cell>
          <table:table-cell table:formula="of:=[.L437]-[.M437]" office:value-type="float" office:value="0" calcext:value-type="float">
            <text:p>0</text:p>
          </table:table-cell>
          <table:table-cell table:formula="of:=[.N437]*[.N4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438]-[.$F$3]" office:value-type="float" office:value="-22.413" calcext:value-type="float">
            <text:p>-22.413</text:p>
          </table:table-cell>
          <table:table-cell table:formula="of:=[.B438]-[.$F$5]" office:value-type="float" office:value="-1.004" calcext:value-type="float">
            <text:p>-1.004</text:p>
          </table:table-cell>
          <table:table-cell table:formula="of:=[.C438]-[.$F$7]" office:value-type="float" office:value="-0.571" calcext:value-type="float">
            <text:p>-0.571</text:p>
          </table:table-cell>
          <table:table-cell table:formula="of:=[.D438]-[.$F$9]" office:value-type="float" office:value="-2.146" calcext:value-type="float">
            <text:p>-2.146</text:p>
          </table:table-cell>
          <table:table-cell office:value-type="float" office:value="4810" calcext:value-type="float">
            <text:p>4810</text:p>
          </table:table-cell>
          <table:table-cell table:formula="of:=[.$S$5]+[.H438]*[.$T$5]+[.I438]*[.$U$5]+[.J438]*[.$V$5]+[.K438]*[.$W$5]" office:value-type="float" office:value="4810" calcext:value-type="float">
            <text:p>4810</text:p>
          </table:table-cell>
          <table:table-cell table:formula="of:=[.L438]-[.M438]" office:value-type="float" office:value="0" calcext:value-type="float">
            <text:p>0</text:p>
          </table:table-cell>
          <table:table-cell table:formula="of:=[.N438]*[.N4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439]-[.$F$3]" office:value-type="float" office:value="-6.413" calcext:value-type="float">
            <text:p>-6.413</text:p>
          </table:table-cell>
          <table:table-cell table:formula="of:=[.B439]-[.$F$5]" office:value-type="float" office:value="-1.004" calcext:value-type="float">
            <text:p>-1.004</text:p>
          </table:table-cell>
          <table:table-cell table:formula="of:=[.C439]-[.$F$7]" office:value-type="float" office:value="-0.571" calcext:value-type="float">
            <text:p>-0.571</text:p>
          </table:table-cell>
          <table:table-cell table:formula="of:=[.D439]-[.$F$9]" office:value-type="float" office:value="0.854" calcext:value-type="float">
            <text:p>0.854</text:p>
          </table:table-cell>
          <table:table-cell office:value-type="float" office:value="5290" calcext:value-type="float">
            <text:p>5290</text:p>
          </table:table-cell>
          <table:table-cell table:formula="of:=[.$S$5]+[.H439]*[.$T$5]+[.I439]*[.$U$5]+[.J439]*[.$V$5]+[.K439]*[.$W$5]" office:value-type="float" office:value="5290" calcext:value-type="float">
            <text:p>5290</text:p>
          </table:table-cell>
          <table:table-cell table:formula="of:=[.L439]-[.M439]" office:value-type="float" office:value="0" calcext:value-type="float">
            <text:p>0</text:p>
          </table:table-cell>
          <table:table-cell table:formula="of:=[.N439]*[.N4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440]-[.$F$3]" office:value-type="float" office:value="-0.412999999999997" calcext:value-type="float">
            <text:p>-0.412999999999997</text:p>
          </table:table-cell>
          <table:table-cell table:formula="of:=[.B440]-[.$F$5]" office:value-type="float" office:value="1.996" calcext:value-type="float">
            <text:p>1.996</text:p>
          </table:table-cell>
          <table:table-cell table:formula="of:=[.C440]-[.$F$7]" office:value-type="float" office:value="-1.571" calcext:value-type="float">
            <text:p>-1.571</text:p>
          </table:table-cell>
          <table:table-cell table:formula="of:=[.D440]-[.$F$9]" office:value-type="float" office:value="-3.146" calcext:value-type="float">
            <text:p>-3.146</text:p>
          </table:table-cell>
          <table:table-cell office:value-type="float" office:value="5470" calcext:value-type="float">
            <text:p>5470</text:p>
          </table:table-cell>
          <table:table-cell table:formula="of:=[.$S$5]+[.H440]*[.$T$5]+[.I440]*[.$U$5]+[.J440]*[.$V$5]+[.K440]*[.$W$5]" office:value-type="float" office:value="5470" calcext:value-type="float">
            <text:p>5470</text:p>
          </table:table-cell>
          <table:table-cell table:formula="of:=[.L440]-[.M440]" office:value-type="float" office:value="0" calcext:value-type="float">
            <text:p>0</text:p>
          </table:table-cell>
          <table:table-cell table:formula="of:=[.N440]*[.N4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41]-[.$F$3]" office:value-type="float" office:value="-7.413" calcext:value-type="float">
            <text:p>-7.413</text:p>
          </table:table-cell>
          <table:table-cell table:formula="of:=[.B441]-[.$F$5]" office:value-type="float" office:value="0.996" calcext:value-type="float">
            <text:p>0.996</text:p>
          </table:table-cell>
          <table:table-cell table:formula="of:=[.C441]-[.$F$7]" office:value-type="float" office:value="1.429" calcext:value-type="float">
            <text:p>1.429</text:p>
          </table:table-cell>
          <table:table-cell table:formula="of:=[.D441]-[.$F$9]" office:value-type="float" office:value="0.854" calcext:value-type="float">
            <text:p>0.854</text:p>
          </table:table-cell>
          <table:table-cell office:value-type="float" office:value="5260" calcext:value-type="float">
            <text:p>5260</text:p>
          </table:table-cell>
          <table:table-cell table:formula="of:=[.$S$5]+[.H441]*[.$T$5]+[.I441]*[.$U$5]+[.J441]*[.$V$5]+[.K441]*[.$W$5]" office:value-type="float" office:value="5260" calcext:value-type="float">
            <text:p>5260</text:p>
          </table:table-cell>
          <table:table-cell table:formula="of:=[.L441]-[.M441]" office:value-type="float" office:value="0" calcext:value-type="float">
            <text:p>0</text:p>
          </table:table-cell>
          <table:table-cell table:formula="of:=[.N441]*[.N4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42]-[.$F$3]" office:value-type="float" office:value="5.587" calcext:value-type="float">
            <text:p>5.587</text:p>
          </table:table-cell>
          <table:table-cell table:formula="of:=[.B442]-[.$F$5]" office:value-type="float" office:value="-1.004" calcext:value-type="float">
            <text:p>-1.004</text:p>
          </table:table-cell>
          <table:table-cell table:formula="of:=[.C442]-[.$F$7]" office:value-type="float" office:value="-1.571" calcext:value-type="float">
            <text:p>-1.571</text:p>
          </table:table-cell>
          <table:table-cell table:formula="of:=[.D442]-[.$F$9]" office:value-type="float" office:value="-1.146" calcext:value-type="float">
            <text:p>-1.146</text:p>
          </table:table-cell>
          <table:table-cell office:value-type="float" office:value="5650" calcext:value-type="float">
            <text:p>5650</text:p>
          </table:table-cell>
          <table:table-cell table:formula="of:=[.$S$5]+[.H442]*[.$T$5]+[.I442]*[.$U$5]+[.J442]*[.$V$5]+[.K442]*[.$W$5]" office:value-type="float" office:value="5650" calcext:value-type="float">
            <text:p>5650</text:p>
          </table:table-cell>
          <table:table-cell table:formula="of:=[.L442]-[.M442]" office:value-type="float" office:value="0" calcext:value-type="float">
            <text:p>0</text:p>
          </table:table-cell>
          <table:table-cell table:formula="of:=[.N442]*[.N4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43]-[.$F$3]" office:value-type="float" office:value="0.587000000000003" calcext:value-type="float">
            <text:p>0.587000000000003</text:p>
          </table:table-cell>
          <table:table-cell table:formula="of:=[.B443]-[.$F$5]" office:value-type="float" office:value="-0.00399999999999956" calcext:value-type="float">
            <text:p>-0.004</text:p>
          </table:table-cell>
          <table:table-cell table:formula="of:=[.C443]-[.$F$7]" office:value-type="float" office:value="-0.571" calcext:value-type="float">
            <text:p>-0.571</text:p>
          </table:table-cell>
          <table:table-cell table:formula="of:=[.D443]-[.$F$9]" office:value-type="float" office:value="-1.146" calcext:value-type="float">
            <text:p>-1.146</text:p>
          </table:table-cell>
          <table:table-cell office:value-type="float" office:value="5500" calcext:value-type="float">
            <text:p>5500</text:p>
          </table:table-cell>
          <table:table-cell table:formula="of:=[.$S$5]+[.H443]*[.$T$5]+[.I443]*[.$U$5]+[.J443]*[.$V$5]+[.K443]*[.$W$5]" office:value-type="float" office:value="5500" calcext:value-type="float">
            <text:p>5500</text:p>
          </table:table-cell>
          <table:table-cell table:formula="of:=[.L443]-[.M443]" office:value-type="float" office:value="0" calcext:value-type="float">
            <text:p>0</text:p>
          </table:table-cell>
          <table:table-cell table:formula="of:=[.N443]*[.N4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44]-[.$F$3]" office:value-type="float" office:value="4.587" calcext:value-type="float">
            <text:p>4.587</text:p>
          </table:table-cell>
          <table:table-cell table:formula="of:=[.B444]-[.$F$5]" office:value-type="float" office:value="2.996" calcext:value-type="float">
            <text:p>2.996</text:p>
          </table:table-cell>
          <table:table-cell table:formula="of:=[.C444]-[.$F$7]" office:value-type="float" office:value="-0.571" calcext:value-type="float">
            <text:p>-0.571</text:p>
          </table:table-cell>
          <table:table-cell table:formula="of:=[.D444]-[.$F$9]" office:value-type="float" office:value="-0.146" calcext:value-type="float">
            <text:p>-0.146</text:p>
          </table:table-cell>
          <table:table-cell office:value-type="float" office:value="5620" calcext:value-type="float">
            <text:p>5620</text:p>
          </table:table-cell>
          <table:table-cell table:formula="of:=[.$S$5]+[.H444]*[.$T$5]+[.I444]*[.$U$5]+[.J444]*[.$V$5]+[.K444]*[.$W$5]" office:value-type="float" office:value="5620" calcext:value-type="float">
            <text:p>5620</text:p>
          </table:table-cell>
          <table:table-cell table:formula="of:=[.L444]-[.M444]" office:value-type="float" office:value="0" calcext:value-type="float">
            <text:p>0</text:p>
          </table:table-cell>
          <table:table-cell table:formula="of:=[.N444]*[.N4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445]-[.$F$3]" office:value-type="float" office:value="-12.413" calcext:value-type="float">
            <text:p>-12.413</text:p>
          </table:table-cell>
          <table:table-cell table:formula="of:=[.B445]-[.$F$5]" office:value-type="float" office:value="1.996" calcext:value-type="float">
            <text:p>1.996</text:p>
          </table:table-cell>
          <table:table-cell table:formula="of:=[.C445]-[.$F$7]" office:value-type="float" office:value="2.429" calcext:value-type="float">
            <text:p>2.429</text:p>
          </table:table-cell>
          <table:table-cell table:formula="of:=[.D445]-[.$F$9]" office:value-type="float" office:value="-3.146" calcext:value-type="float">
            <text:p>-3.146</text:p>
          </table:table-cell>
          <table:table-cell office:value-type="float" office:value="5110" calcext:value-type="float">
            <text:p>5110</text:p>
          </table:table-cell>
          <table:table-cell table:formula="of:=[.$S$5]+[.H445]*[.$T$5]+[.I445]*[.$U$5]+[.J445]*[.$V$5]+[.K445]*[.$W$5]" office:value-type="float" office:value="5110" calcext:value-type="float">
            <text:p>5110</text:p>
          </table:table-cell>
          <table:table-cell table:formula="of:=[.L445]-[.M445]" office:value-type="float" office:value="0" calcext:value-type="float">
            <text:p>0</text:p>
          </table:table-cell>
          <table:table-cell table:formula="of:=[.N445]*[.N4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46]-[.$F$3]" office:value-type="float" office:value="-0.412999999999997" calcext:value-type="float">
            <text:p>-0.412999999999997</text:p>
          </table:table-cell>
          <table:table-cell table:formula="of:=[.B446]-[.$F$5]" office:value-type="float" office:value="2.996" calcext:value-type="float">
            <text:p>2.996</text:p>
          </table:table-cell>
          <table:table-cell table:formula="of:=[.C446]-[.$F$7]" office:value-type="float" office:value="-2.571" calcext:value-type="float">
            <text:p>-2.571</text:p>
          </table:table-cell>
          <table:table-cell table:formula="of:=[.D446]-[.$F$9]" office:value-type="float" office:value="-0.146" calcext:value-type="float">
            <text:p>-0.146</text:p>
          </table:table-cell>
          <table:table-cell office:value-type="float" office:value="5470" calcext:value-type="float">
            <text:p>5470</text:p>
          </table:table-cell>
          <table:table-cell table:formula="of:=[.$S$5]+[.H446]*[.$T$5]+[.I446]*[.$U$5]+[.J446]*[.$V$5]+[.K446]*[.$W$5]" office:value-type="float" office:value="5470" calcext:value-type="float">
            <text:p>5470</text:p>
          </table:table-cell>
          <table:table-cell table:formula="of:=[.L446]-[.M446]" office:value-type="float" office:value="0" calcext:value-type="float">
            <text:p>0</text:p>
          </table:table-cell>
          <table:table-cell table:formula="of:=[.N446]*[.N4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447]-[.$F$3]" office:value-type="float" office:value="5.587" calcext:value-type="float">
            <text:p>5.587</text:p>
          </table:table-cell>
          <table:table-cell table:formula="of:=[.B447]-[.$F$5]" office:value-type="float" office:value="1.996" calcext:value-type="float">
            <text:p>1.996</text:p>
          </table:table-cell>
          <table:table-cell table:formula="of:=[.C447]-[.$F$7]" office:value-type="float" office:value="-1.571" calcext:value-type="float">
            <text:p>-1.571</text:p>
          </table:table-cell>
          <table:table-cell table:formula="of:=[.D447]-[.$F$9]" office:value-type="float" office:value="-4.146" calcext:value-type="float">
            <text:p>-4.146</text:p>
          </table:table-cell>
          <table:table-cell office:value-type="float" office:value="5650" calcext:value-type="float">
            <text:p>5650</text:p>
          </table:table-cell>
          <table:table-cell table:formula="of:=[.$S$5]+[.H447]*[.$T$5]+[.I447]*[.$U$5]+[.J447]*[.$V$5]+[.K447]*[.$W$5]" office:value-type="float" office:value="5650" calcext:value-type="float">
            <text:p>5650</text:p>
          </table:table-cell>
          <table:table-cell table:formula="of:=[.L447]-[.M447]" office:value-type="float" office:value="0" calcext:value-type="float">
            <text:p>0</text:p>
          </table:table-cell>
          <table:table-cell table:formula="of:=[.N447]*[.N4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48]-[.$F$3]" office:value-type="float" office:value="-2.413" calcext:value-type="float">
            <text:p>-2.413</text:p>
          </table:table-cell>
          <table:table-cell table:formula="of:=[.B448]-[.$F$5]" office:value-type="float" office:value="-1.004" calcext:value-type="float">
            <text:p>-1.004</text:p>
          </table:table-cell>
          <table:table-cell table:formula="of:=[.C448]-[.$F$7]" office:value-type="float" office:value="2.429" calcext:value-type="float">
            <text:p>2.429</text:p>
          </table:table-cell>
          <table:table-cell table:formula="of:=[.D448]-[.$F$9]" office:value-type="float" office:value="0.854" calcext:value-type="float">
            <text:p>0.854</text:p>
          </table:table-cell>
          <table:table-cell office:value-type="float" office:value="5410" calcext:value-type="float">
            <text:p>5410</text:p>
          </table:table-cell>
          <table:table-cell table:formula="of:=[.$S$5]+[.H448]*[.$T$5]+[.I448]*[.$U$5]+[.J448]*[.$V$5]+[.K448]*[.$W$5]" office:value-type="float" office:value="5410" calcext:value-type="float">
            <text:p>5410</text:p>
          </table:table-cell>
          <table:table-cell table:formula="of:=[.L448]-[.M448]" office:value-type="float" office:value="0" calcext:value-type="float">
            <text:p>0</text:p>
          </table:table-cell>
          <table:table-cell table:formula="of:=[.N448]*[.N4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49]-[.$F$3]" office:value-type="float" office:value="-18.413" calcext:value-type="float">
            <text:p>-18.413</text:p>
          </table:table-cell>
          <table:table-cell table:formula="of:=[.B449]-[.$F$5]" office:value-type="float" office:value="-3.004" calcext:value-type="float">
            <text:p>-3.004</text:p>
          </table:table-cell>
          <table:table-cell table:formula="of:=[.C449]-[.$F$7]" office:value-type="float" office:value="1.429" calcext:value-type="float">
            <text:p>1.429</text:p>
          </table:table-cell>
          <table:table-cell table:formula="of:=[.D449]-[.$F$9]" office:value-type="float" office:value="-1.146" calcext:value-type="float">
            <text:p>-1.146</text:p>
          </table:table-cell>
          <table:table-cell office:value-type="float" office:value="4930" calcext:value-type="float">
            <text:p>4930</text:p>
          </table:table-cell>
          <table:table-cell table:formula="of:=[.$S$5]+[.H449]*[.$T$5]+[.I449]*[.$U$5]+[.J449]*[.$V$5]+[.K449]*[.$W$5]" office:value-type="float" office:value="4930" calcext:value-type="float">
            <text:p>4930</text:p>
          </table:table-cell>
          <table:table-cell table:formula="of:=[.L449]-[.M449]" office:value-type="float" office:value="0" calcext:value-type="float">
            <text:p>0</text:p>
          </table:table-cell>
          <table:table-cell table:formula="of:=[.N449]*[.N4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450]-[.$F$3]" office:value-type="float" office:value="12.587" calcext:value-type="float">
            <text:p>12.587</text:p>
          </table:table-cell>
          <table:table-cell table:formula="of:=[.B450]-[.$F$5]" office:value-type="float" office:value="-1.004" calcext:value-type="float">
            <text:p>-1.004</text:p>
          </table:table-cell>
          <table:table-cell table:formula="of:=[.C450]-[.$F$7]" office:value-type="float" office:value="1.429" calcext:value-type="float">
            <text:p>1.429</text:p>
          </table:table-cell>
          <table:table-cell table:formula="of:=[.D450]-[.$F$9]" office:value-type="float" office:value="1.854" calcext:value-type="float">
            <text:p>1.854</text:p>
          </table:table-cell>
          <table:table-cell office:value-type="float" office:value="5860" calcext:value-type="float">
            <text:p>5860</text:p>
          </table:table-cell>
          <table:table-cell table:formula="of:=[.$S$5]+[.H450]*[.$T$5]+[.I450]*[.$U$5]+[.J450]*[.$V$5]+[.K450]*[.$W$5]" office:value-type="float" office:value="5860" calcext:value-type="float">
            <text:p>5860</text:p>
          </table:table-cell>
          <table:table-cell table:formula="of:=[.L450]-[.M450]" office:value-type="float" office:value="0" calcext:value-type="float">
            <text:p>0</text:p>
          </table:table-cell>
          <table:table-cell table:formula="of:=[.N450]*[.N4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451]-[.$F$3]" office:value-type="float" office:value="0.587000000000003" calcext:value-type="float">
            <text:p>0.587000000000003</text:p>
          </table:table-cell>
          <table:table-cell table:formula="of:=[.B451]-[.$F$5]" office:value-type="float" office:value="1.996" calcext:value-type="float">
            <text:p>1.996</text:p>
          </table:table-cell>
          <table:table-cell table:formula="of:=[.C451]-[.$F$7]" office:value-type="float" office:value="-2.571" calcext:value-type="float">
            <text:p>-2.571</text:p>
          </table:table-cell>
          <table:table-cell table:formula="of:=[.D451]-[.$F$9]" office:value-type="float" office:value="-5.146" calcext:value-type="float">
            <text:p>-5.146</text:p>
          </table:table-cell>
          <table:table-cell office:value-type="float" office:value="5500" calcext:value-type="float">
            <text:p>5500</text:p>
          </table:table-cell>
          <table:table-cell table:formula="of:=[.$S$5]+[.H451]*[.$T$5]+[.I451]*[.$U$5]+[.J451]*[.$V$5]+[.K451]*[.$W$5]" office:value-type="float" office:value="5500" calcext:value-type="float">
            <text:p>5500</text:p>
          </table:table-cell>
          <table:table-cell table:formula="of:=[.L451]-[.M451]" office:value-type="float" office:value="0" calcext:value-type="float">
            <text:p>0</text:p>
          </table:table-cell>
          <table:table-cell table:formula="of:=[.N451]*[.N4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452]-[.$F$3]" office:value-type="float" office:value="-16.413" calcext:value-type="float">
            <text:p>-16.413</text:p>
          </table:table-cell>
          <table:table-cell table:formula="of:=[.B452]-[.$F$5]" office:value-type="float" office:value="-0.00399999999999956" calcext:value-type="float">
            <text:p>-0.004</text:p>
          </table:table-cell>
          <table:table-cell table:formula="of:=[.C452]-[.$F$7]" office:value-type="float" office:value="1.429" calcext:value-type="float">
            <text:p>1.429</text:p>
          </table:table-cell>
          <table:table-cell table:formula="of:=[.D452]-[.$F$9]" office:value-type="float" office:value="3.854" calcext:value-type="float">
            <text:p>3.854</text:p>
          </table:table-cell>
          <table:table-cell office:value-type="float" office:value="4990" calcext:value-type="float">
            <text:p>4990</text:p>
          </table:table-cell>
          <table:table-cell table:formula="of:=[.$S$5]+[.H452]*[.$T$5]+[.I452]*[.$U$5]+[.J452]*[.$V$5]+[.K452]*[.$W$5]" office:value-type="float" office:value="4990" calcext:value-type="float">
            <text:p>4990</text:p>
          </table:table-cell>
          <table:table-cell table:formula="of:=[.L452]-[.M452]" office:value-type="float" office:value="0" calcext:value-type="float">
            <text:p>0</text:p>
          </table:table-cell>
          <table:table-cell table:formula="of:=[.N452]*[.N4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453]-[.$F$3]" office:value-type="float" office:value="2.587" calcext:value-type="float">
            <text:p>2.587</text:p>
          </table:table-cell>
          <table:table-cell table:formula="of:=[.B453]-[.$F$5]" office:value-type="float" office:value="0.996" calcext:value-type="float">
            <text:p>0.996</text:p>
          </table:table-cell>
          <table:table-cell table:formula="of:=[.C453]-[.$F$7]" office:value-type="float" office:value="1.429" calcext:value-type="float">
            <text:p>1.429</text:p>
          </table:table-cell>
          <table:table-cell table:formula="of:=[.D453]-[.$F$9]" office:value-type="float" office:value="-5.146" calcext:value-type="float">
            <text:p>-5.146</text:p>
          </table:table-cell>
          <table:table-cell office:value-type="float" office:value="5560" calcext:value-type="float">
            <text:p>5560</text:p>
          </table:table-cell>
          <table:table-cell table:formula="of:=[.$S$5]+[.H453]*[.$T$5]+[.I453]*[.$U$5]+[.J453]*[.$V$5]+[.K453]*[.$W$5]" office:value-type="float" office:value="5560" calcext:value-type="float">
            <text:p>5560</text:p>
          </table:table-cell>
          <table:table-cell table:formula="of:=[.L453]-[.M453]" office:value-type="float" office:value="0" calcext:value-type="float">
            <text:p>0</text:p>
          </table:table-cell>
          <table:table-cell table:formula="of:=[.N453]*[.N4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454]-[.$F$3]" office:value-type="float" office:value="8.587" calcext:value-type="float">
            <text:p>8.587</text:p>
          </table:table-cell>
          <table:table-cell table:formula="of:=[.B454]-[.$F$5]" office:value-type="float" office:value="-0.00399999999999956" calcext:value-type="float">
            <text:p>-0.004</text:p>
          </table:table-cell>
          <table:table-cell table:formula="of:=[.C454]-[.$F$7]" office:value-type="float" office:value="1.429" calcext:value-type="float">
            <text:p>1.429</text:p>
          </table:table-cell>
          <table:table-cell table:formula="of:=[.D454]-[.$F$9]" office:value-type="float" office:value="2.854" calcext:value-type="float">
            <text:p>2.854</text:p>
          </table:table-cell>
          <table:table-cell office:value-type="float" office:value="5740" calcext:value-type="float">
            <text:p>5740</text:p>
          </table:table-cell>
          <table:table-cell table:formula="of:=[.$S$5]+[.H454]*[.$T$5]+[.I454]*[.$U$5]+[.J454]*[.$V$5]+[.K454]*[.$W$5]" office:value-type="float" office:value="5740" calcext:value-type="float">
            <text:p>5740</text:p>
          </table:table-cell>
          <table:table-cell table:formula="of:=[.L454]-[.M454]" office:value-type="float" office:value="0" calcext:value-type="float">
            <text:p>0</text:p>
          </table:table-cell>
          <table:table-cell table:formula="of:=[.N454]*[.N4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55]-[.$F$3]" office:value-type="float" office:value="2.587" calcext:value-type="float">
            <text:p>2.587</text:p>
          </table:table-cell>
          <table:table-cell table:formula="of:=[.B455]-[.$F$5]" office:value-type="float" office:value="-0.00399999999999956" calcext:value-type="float">
            <text:p>-0.004</text:p>
          </table:table-cell>
          <table:table-cell table:formula="of:=[.C455]-[.$F$7]" office:value-type="float" office:value="0.429" calcext:value-type="float">
            <text:p>0.429</text:p>
          </table:table-cell>
          <table:table-cell table:formula="of:=[.D455]-[.$F$9]" office:value-type="float" office:value="0.854" calcext:value-type="float">
            <text:p>0.854</text:p>
          </table:table-cell>
          <table:table-cell office:value-type="float" office:value="5560" calcext:value-type="float">
            <text:p>5560</text:p>
          </table:table-cell>
          <table:table-cell table:formula="of:=[.$S$5]+[.H455]*[.$T$5]+[.I455]*[.$U$5]+[.J455]*[.$V$5]+[.K455]*[.$W$5]" office:value-type="float" office:value="5560" calcext:value-type="float">
            <text:p>5560</text:p>
          </table:table-cell>
          <table:table-cell table:formula="of:=[.L455]-[.M455]" office:value-type="float" office:value="0" calcext:value-type="float">
            <text:p>0</text:p>
          </table:table-cell>
          <table:table-cell table:formula="of:=[.N455]*[.N4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56]-[.$F$3]" office:value-type="float" office:value="-2.413" calcext:value-type="float">
            <text:p>-2.413</text:p>
          </table:table-cell>
          <table:table-cell table:formula="of:=[.B456]-[.$F$5]" office:value-type="float" office:value="0.996" calcext:value-type="float">
            <text:p>0.996</text:p>
          </table:table-cell>
          <table:table-cell table:formula="of:=[.C456]-[.$F$7]" office:value-type="float" office:value="2.429" calcext:value-type="float">
            <text:p>2.429</text:p>
          </table:table-cell>
          <table:table-cell table:formula="of:=[.D456]-[.$F$9]" office:value-type="float" office:value="4.854" calcext:value-type="float">
            <text:p>4.854</text:p>
          </table:table-cell>
          <table:table-cell office:value-type="float" office:value="5410" calcext:value-type="float">
            <text:p>5410</text:p>
          </table:table-cell>
          <table:table-cell table:formula="of:=[.$S$5]+[.H456]*[.$T$5]+[.I456]*[.$U$5]+[.J456]*[.$V$5]+[.K456]*[.$W$5]" office:value-type="float" office:value="5410" calcext:value-type="float">
            <text:p>5410</text:p>
          </table:table-cell>
          <table:table-cell table:formula="of:=[.L456]-[.M456]" office:value-type="float" office:value="0" calcext:value-type="float">
            <text:p>0</text:p>
          </table:table-cell>
          <table:table-cell table:formula="of:=[.N456]*[.N4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57]-[.$F$3]" office:value-type="float" office:value="-5.413" calcext:value-type="float">
            <text:p>-5.413</text:p>
          </table:table-cell>
          <table:table-cell table:formula="of:=[.B457]-[.$F$5]" office:value-type="float" office:value="2.996" calcext:value-type="float">
            <text:p>2.996</text:p>
          </table:table-cell>
          <table:table-cell table:formula="of:=[.C457]-[.$F$7]" office:value-type="float" office:value="0.429" calcext:value-type="float">
            <text:p>0.429</text:p>
          </table:table-cell>
          <table:table-cell table:formula="of:=[.D457]-[.$F$9]" office:value-type="float" office:value="-0.146" calcext:value-type="float">
            <text:p>-0.146</text:p>
          </table:table-cell>
          <table:table-cell office:value-type="float" office:value="5320" calcext:value-type="float">
            <text:p>5320</text:p>
          </table:table-cell>
          <table:table-cell table:formula="of:=[.$S$5]+[.H457]*[.$T$5]+[.I457]*[.$U$5]+[.J457]*[.$V$5]+[.K457]*[.$W$5]" office:value-type="float" office:value="5320" calcext:value-type="float">
            <text:p>5320</text:p>
          </table:table-cell>
          <table:table-cell table:formula="of:=[.L457]-[.M457]" office:value-type="float" office:value="0" calcext:value-type="float">
            <text:p>0</text:p>
          </table:table-cell>
          <table:table-cell table:formula="of:=[.N457]*[.N4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58]-[.$F$3]" office:value-type="float" office:value="-7.413" calcext:value-type="float">
            <text:p>-7.413</text:p>
          </table:table-cell>
          <table:table-cell table:formula="of:=[.B458]-[.$F$5]" office:value-type="float" office:value="1.996" calcext:value-type="float">
            <text:p>1.996</text:p>
          </table:table-cell>
          <table:table-cell table:formula="of:=[.C458]-[.$F$7]" office:value-type="float" office:value="-3.571" calcext:value-type="float">
            <text:p>-3.571</text:p>
          </table:table-cell>
          <table:table-cell table:formula="of:=[.D458]-[.$F$9]" office:value-type="float" office:value="-1.146" calcext:value-type="float">
            <text:p>-1.146</text:p>
          </table:table-cell>
          <table:table-cell office:value-type="float" office:value="5260" calcext:value-type="float">
            <text:p>5260</text:p>
          </table:table-cell>
          <table:table-cell table:formula="of:=[.$S$5]+[.H458]*[.$T$5]+[.I458]*[.$U$5]+[.J458]*[.$V$5]+[.K458]*[.$W$5]" office:value-type="float" office:value="5260" calcext:value-type="float">
            <text:p>5260</text:p>
          </table:table-cell>
          <table:table-cell table:formula="of:=[.L458]-[.M458]" office:value-type="float" office:value="0" calcext:value-type="float">
            <text:p>0</text:p>
          </table:table-cell>
          <table:table-cell table:formula="of:=[.N458]*[.N4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59]-[.$F$3]" office:value-type="float" office:value="7.587" calcext:value-type="float">
            <text:p>7.587</text:p>
          </table:table-cell>
          <table:table-cell table:formula="of:=[.B459]-[.$F$5]" office:value-type="float" office:value="-1.004" calcext:value-type="float">
            <text:p>-1.004</text:p>
          </table:table-cell>
          <table:table-cell table:formula="of:=[.C459]-[.$F$7]" office:value-type="float" office:value="-1.571" calcext:value-type="float">
            <text:p>-1.571</text:p>
          </table:table-cell>
          <table:table-cell table:formula="of:=[.D459]-[.$F$9]" office:value-type="float" office:value="-1.146" calcext:value-type="float">
            <text:p>-1.146</text:p>
          </table:table-cell>
          <table:table-cell office:value-type="float" office:value="5710" calcext:value-type="float">
            <text:p>5710</text:p>
          </table:table-cell>
          <table:table-cell table:formula="of:=[.$S$5]+[.H459]*[.$T$5]+[.I459]*[.$U$5]+[.J459]*[.$V$5]+[.K459]*[.$W$5]" office:value-type="float" office:value="5710" calcext:value-type="float">
            <text:p>5710</text:p>
          </table:table-cell>
          <table:table-cell table:formula="of:=[.L459]-[.M459]" office:value-type="float" office:value="0" calcext:value-type="float">
            <text:p>0</text:p>
          </table:table-cell>
          <table:table-cell table:formula="of:=[.N459]*[.N4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60]-[.$F$3]" office:value-type="float" office:value="-4.413" calcext:value-type="float">
            <text:p>-4.413</text:p>
          </table:table-cell>
          <table:table-cell table:formula="of:=[.B460]-[.$F$5]" office:value-type="float" office:value="1.996" calcext:value-type="float">
            <text:p>1.996</text:p>
          </table:table-cell>
          <table:table-cell table:formula="of:=[.C460]-[.$F$7]" office:value-type="float" office:value="-3.571" calcext:value-type="float">
            <text:p>-3.571</text:p>
          </table:table-cell>
          <table:table-cell table:formula="of:=[.D460]-[.$F$9]" office:value-type="float" office:value="4.854" calcext:value-type="float">
            <text:p>4.854</text:p>
          </table:table-cell>
          <table:table-cell office:value-type="float" office:value="5350" calcext:value-type="float">
            <text:p>5350</text:p>
          </table:table-cell>
          <table:table-cell table:formula="of:=[.$S$5]+[.H460]*[.$T$5]+[.I460]*[.$U$5]+[.J460]*[.$V$5]+[.K460]*[.$W$5]" office:value-type="float" office:value="5350" calcext:value-type="float">
            <text:p>5350</text:p>
          </table:table-cell>
          <table:table-cell table:formula="of:=[.L460]-[.M460]" office:value-type="float" office:value="0" calcext:value-type="float">
            <text:p>0</text:p>
          </table:table-cell>
          <table:table-cell table:formula="of:=[.N460]*[.N4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61]-[.$F$3]" office:value-type="float" office:value="-4.413" calcext:value-type="float">
            <text:p>-4.413</text:p>
          </table:table-cell>
          <table:table-cell table:formula="of:=[.B461]-[.$F$5]" office:value-type="float" office:value="-2.004" calcext:value-type="float">
            <text:p>-2.004</text:p>
          </table:table-cell>
          <table:table-cell table:formula="of:=[.C461]-[.$F$7]" office:value-type="float" office:value="-0.571" calcext:value-type="float">
            <text:p>-0.571</text:p>
          </table:table-cell>
          <table:table-cell table:formula="of:=[.D461]-[.$F$9]" office:value-type="float" office:value="4.854" calcext:value-type="float">
            <text:p>4.854</text:p>
          </table:table-cell>
          <table:table-cell office:value-type="float" office:value="5350" calcext:value-type="float">
            <text:p>5350</text:p>
          </table:table-cell>
          <table:table-cell table:formula="of:=[.$S$5]+[.H461]*[.$T$5]+[.I461]*[.$U$5]+[.J461]*[.$V$5]+[.K461]*[.$W$5]" office:value-type="float" office:value="5350" calcext:value-type="float">
            <text:p>5350</text:p>
          </table:table-cell>
          <table:table-cell table:formula="of:=[.L461]-[.M461]" office:value-type="float" office:value="0" calcext:value-type="float">
            <text:p>0</text:p>
          </table:table-cell>
          <table:table-cell table:formula="of:=[.N461]*[.N4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462]-[.$F$3]" office:value-type="float" office:value="9.587" calcext:value-type="float">
            <text:p>9.587</text:p>
          </table:table-cell>
          <table:table-cell table:formula="of:=[.B462]-[.$F$5]" office:value-type="float" office:value="-1.004" calcext:value-type="float">
            <text:p>-1.004</text:p>
          </table:table-cell>
          <table:table-cell table:formula="of:=[.C462]-[.$F$7]" office:value-type="float" office:value="1.429" calcext:value-type="float">
            <text:p>1.429</text:p>
          </table:table-cell>
          <table:table-cell table:formula="of:=[.D462]-[.$F$9]" office:value-type="float" office:value="-5.146" calcext:value-type="float">
            <text:p>-5.146</text:p>
          </table:table-cell>
          <table:table-cell office:value-type="float" office:value="5770" calcext:value-type="float">
            <text:p>5770</text:p>
          </table:table-cell>
          <table:table-cell table:formula="of:=[.$S$5]+[.H462]*[.$T$5]+[.I462]*[.$U$5]+[.J462]*[.$V$5]+[.K462]*[.$W$5]" office:value-type="float" office:value="5770" calcext:value-type="float">
            <text:p>5770</text:p>
          </table:table-cell>
          <table:table-cell table:formula="of:=[.L462]-[.M462]" office:value-type="float" office:value="0" calcext:value-type="float">
            <text:p>0</text:p>
          </table:table-cell>
          <table:table-cell table:formula="of:=[.N462]*[.N4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463]-[.$F$3]" office:value-type="float" office:value="-5.413" calcext:value-type="float">
            <text:p>-5.413</text:p>
          </table:table-cell>
          <table:table-cell table:formula="of:=[.B463]-[.$F$5]" office:value-type="float" office:value="0.996" calcext:value-type="float">
            <text:p>0.996</text:p>
          </table:table-cell>
          <table:table-cell table:formula="of:=[.C463]-[.$F$7]" office:value-type="float" office:value="-3.571" calcext:value-type="float">
            <text:p>-3.571</text:p>
          </table:table-cell>
          <table:table-cell table:formula="of:=[.D463]-[.$F$9]" office:value-type="float" office:value="2.854" calcext:value-type="float">
            <text:p>2.854</text:p>
          </table:table-cell>
          <table:table-cell office:value-type="float" office:value="5320" calcext:value-type="float">
            <text:p>5320</text:p>
          </table:table-cell>
          <table:table-cell table:formula="of:=[.$S$5]+[.H463]*[.$T$5]+[.I463]*[.$U$5]+[.J463]*[.$V$5]+[.K463]*[.$W$5]" office:value-type="float" office:value="5320" calcext:value-type="float">
            <text:p>5320</text:p>
          </table:table-cell>
          <table:table-cell table:formula="of:=[.L463]-[.M463]" office:value-type="float" office:value="0" calcext:value-type="float">
            <text:p>0</text:p>
          </table:table-cell>
          <table:table-cell table:formula="of:=[.N463]*[.N4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64]-[.$F$3]" office:value-type="float" office:value="-3.413" calcext:value-type="float">
            <text:p>-3.413</text:p>
          </table:table-cell>
          <table:table-cell table:formula="of:=[.B464]-[.$F$5]" office:value-type="float" office:value="-2.004" calcext:value-type="float">
            <text:p>-2.004</text:p>
          </table:table-cell>
          <table:table-cell table:formula="of:=[.C464]-[.$F$7]" office:value-type="float" office:value="0.429" calcext:value-type="float">
            <text:p>0.429</text:p>
          </table:table-cell>
          <table:table-cell table:formula="of:=[.D464]-[.$F$9]" office:value-type="float" office:value="-0.146" calcext:value-type="float">
            <text:p>-0.146</text:p>
          </table:table-cell>
          <table:table-cell office:value-type="float" office:value="5380" calcext:value-type="float">
            <text:p>5380</text:p>
          </table:table-cell>
          <table:table-cell table:formula="of:=[.$S$5]+[.H464]*[.$T$5]+[.I464]*[.$U$5]+[.J464]*[.$V$5]+[.K464]*[.$W$5]" office:value-type="float" office:value="5380" calcext:value-type="float">
            <text:p>5380</text:p>
          </table:table-cell>
          <table:table-cell table:formula="of:=[.L464]-[.M464]" office:value-type="float" office:value="0" calcext:value-type="float">
            <text:p>0</text:p>
          </table:table-cell>
          <table:table-cell table:formula="of:=[.N464]*[.N4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65]-[.$F$3]" office:value-type="float" office:value="17.587" calcext:value-type="float">
            <text:p>17.587</text:p>
          </table:table-cell>
          <table:table-cell table:formula="of:=[.B465]-[.$F$5]" office:value-type="float" office:value="-2.004" calcext:value-type="float">
            <text:p>-2.004</text:p>
          </table:table-cell>
          <table:table-cell table:formula="of:=[.C465]-[.$F$7]" office:value-type="float" office:value="0.429" calcext:value-type="float">
            <text:p>0.429</text:p>
          </table:table-cell>
          <table:table-cell table:formula="of:=[.D465]-[.$F$9]" office:value-type="float" office:value="4.854" calcext:value-type="float">
            <text:p>4.854</text:p>
          </table:table-cell>
          <table:table-cell office:value-type="float" office:value="6010" calcext:value-type="float">
            <text:p>6010</text:p>
          </table:table-cell>
          <table:table-cell table:formula="of:=[.$S$5]+[.H465]*[.$T$5]+[.I465]*[.$U$5]+[.J465]*[.$V$5]+[.K465]*[.$W$5]" office:value-type="float" office:value="6010" calcext:value-type="float">
            <text:p>6010</text:p>
          </table:table-cell>
          <table:table-cell table:formula="of:=[.L465]-[.M465]" office:value-type="float" office:value="0" calcext:value-type="float">
            <text:p>0</text:p>
          </table:table-cell>
          <table:table-cell table:formula="of:=[.N465]*[.N4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66]-[.$F$3]" office:value-type="float" office:value="-8.413" calcext:value-type="float">
            <text:p>-8.413</text:p>
          </table:table-cell>
          <table:table-cell table:formula="of:=[.B466]-[.$F$5]" office:value-type="float" office:value="-1.004" calcext:value-type="float">
            <text:p>-1.004</text:p>
          </table:table-cell>
          <table:table-cell table:formula="of:=[.C466]-[.$F$7]" office:value-type="float" office:value="-2.571" calcext:value-type="float">
            <text:p>-2.571</text:p>
          </table:table-cell>
          <table:table-cell table:formula="of:=[.D466]-[.$F$9]" office:value-type="float" office:value="4.854" calcext:value-type="float">
            <text:p>4.854</text:p>
          </table:table-cell>
          <table:table-cell office:value-type="float" office:value="5230" calcext:value-type="float">
            <text:p>5230</text:p>
          </table:table-cell>
          <table:table-cell table:formula="of:=[.$S$5]+[.H466]*[.$T$5]+[.I466]*[.$U$5]+[.J466]*[.$V$5]+[.K466]*[.$W$5]" office:value-type="float" office:value="5230" calcext:value-type="float">
            <text:p>5230</text:p>
          </table:table-cell>
          <table:table-cell table:formula="of:=[.L466]-[.M466]" office:value-type="float" office:value="0" calcext:value-type="float">
            <text:p>0</text:p>
          </table:table-cell>
          <table:table-cell table:formula="of:=[.N466]*[.N4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467]-[.$F$3]" office:value-type="float" office:value="-9.413" calcext:value-type="float">
            <text:p>-9.413</text:p>
          </table:table-cell>
          <table:table-cell table:formula="of:=[.B467]-[.$F$5]" office:value-type="float" office:value="-1.004" calcext:value-type="float">
            <text:p>-1.004</text:p>
          </table:table-cell>
          <table:table-cell table:formula="of:=[.C467]-[.$F$7]" office:value-type="float" office:value="-3.571" calcext:value-type="float">
            <text:p>-3.571</text:p>
          </table:table-cell>
          <table:table-cell table:formula="of:=[.D467]-[.$F$9]" office:value-type="float" office:value="-5.146" calcext:value-type="float">
            <text:p>-5.146</text:p>
          </table:table-cell>
          <table:table-cell office:value-type="float" office:value="5200" calcext:value-type="float">
            <text:p>5200</text:p>
          </table:table-cell>
          <table:table-cell table:formula="of:=[.$S$5]+[.H467]*[.$T$5]+[.I467]*[.$U$5]+[.J467]*[.$V$5]+[.K467]*[.$W$5]" office:value-type="float" office:value="5200" calcext:value-type="float">
            <text:p>5200</text:p>
          </table:table-cell>
          <table:table-cell table:formula="of:=[.L467]-[.M467]" office:value-type="float" office:value="0" calcext:value-type="float">
            <text:p>0</text:p>
          </table:table-cell>
          <table:table-cell table:formula="of:=[.N467]*[.N4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68]-[.$F$3]" office:value-type="float" office:value="14.587" calcext:value-type="float">
            <text:p>14.587</text:p>
          </table:table-cell>
          <table:table-cell table:formula="of:=[.B468]-[.$F$5]" office:value-type="float" office:value="-1.004" calcext:value-type="float">
            <text:p>-1.004</text:p>
          </table:table-cell>
          <table:table-cell table:formula="of:=[.C468]-[.$F$7]" office:value-type="float" office:value="0.429" calcext:value-type="float">
            <text:p>0.429</text:p>
          </table:table-cell>
          <table:table-cell table:formula="of:=[.D468]-[.$F$9]" office:value-type="float" office:value="0.854" calcext:value-type="float">
            <text:p>0.854</text:p>
          </table:table-cell>
          <table:table-cell office:value-type="float" office:value="5920" calcext:value-type="float">
            <text:p>5920</text:p>
          </table:table-cell>
          <table:table-cell table:formula="of:=[.$S$5]+[.H468]*[.$T$5]+[.I468]*[.$U$5]+[.J468]*[.$V$5]+[.K468]*[.$W$5]" office:value-type="float" office:value="5920" calcext:value-type="float">
            <text:p>5920</text:p>
          </table:table-cell>
          <table:table-cell table:formula="of:=[.L468]-[.M468]" office:value-type="float" office:value="0" calcext:value-type="float">
            <text:p>0</text:p>
          </table:table-cell>
          <table:table-cell table:formula="of:=[.N468]*[.N4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469]-[.$F$3]" office:value-type="float" office:value="-14.413" calcext:value-type="float">
            <text:p>-14.413</text:p>
          </table:table-cell>
          <table:table-cell table:formula="of:=[.B469]-[.$F$5]" office:value-type="float" office:value="0.996" calcext:value-type="float">
            <text:p>0.996</text:p>
          </table:table-cell>
          <table:table-cell table:formula="of:=[.C469]-[.$F$7]" office:value-type="float" office:value="-0.571" calcext:value-type="float">
            <text:p>-0.571</text:p>
          </table:table-cell>
          <table:table-cell table:formula="of:=[.D469]-[.$F$9]" office:value-type="float" office:value="-4.146" calcext:value-type="float">
            <text:p>-4.146</text:p>
          </table:table-cell>
          <table:table-cell office:value-type="float" office:value="5050" calcext:value-type="float">
            <text:p>5050</text:p>
          </table:table-cell>
          <table:table-cell table:formula="of:=[.$S$5]+[.H469]*[.$T$5]+[.I469]*[.$U$5]+[.J469]*[.$V$5]+[.K469]*[.$W$5]" office:value-type="float" office:value="5050" calcext:value-type="float">
            <text:p>5050</text:p>
          </table:table-cell>
          <table:table-cell table:formula="of:=[.L469]-[.M469]" office:value-type="float" office:value="0" calcext:value-type="float">
            <text:p>0</text:p>
          </table:table-cell>
          <table:table-cell table:formula="of:=[.N469]*[.N4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70]-[.$F$3]" office:value-type="float" office:value="10.587" calcext:value-type="float">
            <text:p>10.587</text:p>
          </table:table-cell>
          <table:table-cell table:formula="of:=[.B470]-[.$F$5]" office:value-type="float" office:value="-1.004" calcext:value-type="float">
            <text:p>-1.004</text:p>
          </table:table-cell>
          <table:table-cell table:formula="of:=[.C470]-[.$F$7]" office:value-type="float" office:value="0.429" calcext:value-type="float">
            <text:p>0.429</text:p>
          </table:table-cell>
          <table:table-cell table:formula="of:=[.D470]-[.$F$9]" office:value-type="float" office:value="-0.146" calcext:value-type="float">
            <text:p>-0.146</text:p>
          </table:table-cell>
          <table:table-cell office:value-type="float" office:value="5800" calcext:value-type="float">
            <text:p>5800</text:p>
          </table:table-cell>
          <table:table-cell table:formula="of:=[.$S$5]+[.H470]*[.$T$5]+[.I470]*[.$U$5]+[.J470]*[.$V$5]+[.K470]*[.$W$5]" office:value-type="float" office:value="5800" calcext:value-type="float">
            <text:p>5800</text:p>
          </table:table-cell>
          <table:table-cell table:formula="of:=[.L470]-[.M470]" office:value-type="float" office:value="0" calcext:value-type="float">
            <text:p>0</text:p>
          </table:table-cell>
          <table:table-cell table:formula="of:=[.N470]*[.N4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471]-[.$F$3]" office:value-type="float" office:value="-21.413" calcext:value-type="float">
            <text:p>-21.413</text:p>
          </table:table-cell>
          <table:table-cell table:formula="of:=[.B471]-[.$F$5]" office:value-type="float" office:value="1.996" calcext:value-type="float">
            <text:p>1.996</text:p>
          </table:table-cell>
          <table:table-cell table:formula="of:=[.C471]-[.$F$7]" office:value-type="float" office:value="-1.571" calcext:value-type="float">
            <text:p>-1.571</text:p>
          </table:table-cell>
          <table:table-cell table:formula="of:=[.D471]-[.$F$9]" office:value-type="float" office:value="3.854" calcext:value-type="float">
            <text:p>3.854</text:p>
          </table:table-cell>
          <table:table-cell office:value-type="float" office:value="4840" calcext:value-type="float">
            <text:p>4840</text:p>
          </table:table-cell>
          <table:table-cell table:formula="of:=[.$S$5]+[.H471]*[.$T$5]+[.I471]*[.$U$5]+[.J471]*[.$V$5]+[.K471]*[.$W$5]" office:value-type="float" office:value="4840" calcext:value-type="float">
            <text:p>4840</text:p>
          </table:table-cell>
          <table:table-cell table:formula="of:=[.L471]-[.M471]" office:value-type="float" office:value="0" calcext:value-type="float">
            <text:p>0</text:p>
          </table:table-cell>
          <table:table-cell table:formula="of:=[.N471]*[.N4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472]-[.$F$3]" office:value-type="float" office:value="-4.413" calcext:value-type="float">
            <text:p>-4.413</text:p>
          </table:table-cell>
          <table:table-cell table:formula="of:=[.B472]-[.$F$5]" office:value-type="float" office:value="-1.004" calcext:value-type="float">
            <text:p>-1.004</text:p>
          </table:table-cell>
          <table:table-cell table:formula="of:=[.C472]-[.$F$7]" office:value-type="float" office:value="0.429" calcext:value-type="float">
            <text:p>0.429</text:p>
          </table:table-cell>
          <table:table-cell table:formula="of:=[.D472]-[.$F$9]" office:value-type="float" office:value="2.854" calcext:value-type="float">
            <text:p>2.854</text:p>
          </table:table-cell>
          <table:table-cell office:value-type="float" office:value="5350" calcext:value-type="float">
            <text:p>5350</text:p>
          </table:table-cell>
          <table:table-cell table:formula="of:=[.$S$5]+[.H472]*[.$T$5]+[.I472]*[.$U$5]+[.J472]*[.$V$5]+[.K472]*[.$W$5]" office:value-type="float" office:value="5350" calcext:value-type="float">
            <text:p>5350</text:p>
          </table:table-cell>
          <table:table-cell table:formula="of:=[.L472]-[.M472]" office:value-type="float" office:value="0" calcext:value-type="float">
            <text:p>0</text:p>
          </table:table-cell>
          <table:table-cell table:formula="of:=[.N472]*[.N4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473]-[.$F$3]" office:value-type="float" office:value="-0.412999999999997" calcext:value-type="float">
            <text:p>-0.412999999999997</text:p>
          </table:table-cell>
          <table:table-cell table:formula="of:=[.B473]-[.$F$5]" office:value-type="float" office:value="2.996" calcext:value-type="float">
            <text:p>2.996</text:p>
          </table:table-cell>
          <table:table-cell table:formula="of:=[.C473]-[.$F$7]" office:value-type="float" office:value="-0.571" calcext:value-type="float">
            <text:p>-0.571</text:p>
          </table:table-cell>
          <table:table-cell table:formula="of:=[.D473]-[.$F$9]" office:value-type="float" office:value="1.854" calcext:value-type="float">
            <text:p>1.854</text:p>
          </table:table-cell>
          <table:table-cell office:value-type="float" office:value="5470" calcext:value-type="float">
            <text:p>5470</text:p>
          </table:table-cell>
          <table:table-cell table:formula="of:=[.$S$5]+[.H473]*[.$T$5]+[.I473]*[.$U$5]+[.J473]*[.$V$5]+[.K473]*[.$W$5]" office:value-type="float" office:value="5470" calcext:value-type="float">
            <text:p>5470</text:p>
          </table:table-cell>
          <table:table-cell table:formula="of:=[.L473]-[.M473]" office:value-type="float" office:value="0" calcext:value-type="float">
            <text:p>0</text:p>
          </table:table-cell>
          <table:table-cell table:formula="of:=[.N473]*[.N4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474]-[.$F$3]" office:value-type="float" office:value="-20.413" calcext:value-type="float">
            <text:p>-20.413</text:p>
          </table:table-cell>
          <table:table-cell table:formula="of:=[.B474]-[.$F$5]" office:value-type="float" office:value="-1.004" calcext:value-type="float">
            <text:p>-1.004</text:p>
          </table:table-cell>
          <table:table-cell table:formula="of:=[.C474]-[.$F$7]" office:value-type="float" office:value="-1.571" calcext:value-type="float">
            <text:p>-1.571</text:p>
          </table:table-cell>
          <table:table-cell table:formula="of:=[.D474]-[.$F$9]" office:value-type="float" office:value="2.854" calcext:value-type="float">
            <text:p>2.854</text:p>
          </table:table-cell>
          <table:table-cell office:value-type="float" office:value="4870" calcext:value-type="float">
            <text:p>4870</text:p>
          </table:table-cell>
          <table:table-cell table:formula="of:=[.$S$5]+[.H474]*[.$T$5]+[.I474]*[.$U$5]+[.J474]*[.$V$5]+[.K474]*[.$W$5]" office:value-type="float" office:value="4870" calcext:value-type="float">
            <text:p>4870</text:p>
          </table:table-cell>
          <table:table-cell table:formula="of:=[.L474]-[.M474]" office:value-type="float" office:value="0" calcext:value-type="float">
            <text:p>0</text:p>
          </table:table-cell>
          <table:table-cell table:formula="of:=[.N474]*[.N4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475]-[.$F$3]" office:value-type="float" office:value="-6.413" calcext:value-type="float">
            <text:p>-6.413</text:p>
          </table:table-cell>
          <table:table-cell table:formula="of:=[.B475]-[.$F$5]" office:value-type="float" office:value="-1.004" calcext:value-type="float">
            <text:p>-1.004</text:p>
          </table:table-cell>
          <table:table-cell table:formula="of:=[.C475]-[.$F$7]" office:value-type="float" office:value="-1.571" calcext:value-type="float">
            <text:p>-1.571</text:p>
          </table:table-cell>
          <table:table-cell table:formula="of:=[.D475]-[.$F$9]" office:value-type="float" office:value="-5.146" calcext:value-type="float">
            <text:p>-5.146</text:p>
          </table:table-cell>
          <table:table-cell office:value-type="float" office:value="5290" calcext:value-type="float">
            <text:p>5290</text:p>
          </table:table-cell>
          <table:table-cell table:formula="of:=[.$S$5]+[.H475]*[.$T$5]+[.I475]*[.$U$5]+[.J475]*[.$V$5]+[.K475]*[.$W$5]" office:value-type="float" office:value="5290" calcext:value-type="float">
            <text:p>5290</text:p>
          </table:table-cell>
          <table:table-cell table:formula="of:=[.L475]-[.M475]" office:value-type="float" office:value="0" calcext:value-type="float">
            <text:p>0</text:p>
          </table:table-cell>
          <table:table-cell table:formula="of:=[.N475]*[.N4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76]-[.$F$3]" office:value-type="float" office:value="10.587" calcext:value-type="float">
            <text:p>10.587</text:p>
          </table:table-cell>
          <table:table-cell table:formula="of:=[.B476]-[.$F$5]" office:value-type="float" office:value="0.996" calcext:value-type="float">
            <text:p>0.996</text:p>
          </table:table-cell>
          <table:table-cell table:formula="of:=[.C476]-[.$F$7]" office:value-type="float" office:value="-2.571" calcext:value-type="float">
            <text:p>-2.571</text:p>
          </table:table-cell>
          <table:table-cell table:formula="of:=[.D476]-[.$F$9]" office:value-type="float" office:value="-0.146" calcext:value-type="float">
            <text:p>-0.146</text:p>
          </table:table-cell>
          <table:table-cell office:value-type="float" office:value="5800" calcext:value-type="float">
            <text:p>5800</text:p>
          </table:table-cell>
          <table:table-cell table:formula="of:=[.$S$5]+[.H476]*[.$T$5]+[.I476]*[.$U$5]+[.J476]*[.$V$5]+[.K476]*[.$W$5]" office:value-type="float" office:value="5800" calcext:value-type="float">
            <text:p>5800</text:p>
          </table:table-cell>
          <table:table-cell table:formula="of:=[.L476]-[.M476]" office:value-type="float" office:value="0" calcext:value-type="float">
            <text:p>0</text:p>
          </table:table-cell>
          <table:table-cell table:formula="of:=[.N476]*[.N4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477]-[.$F$3]" office:value-type="float" office:value="12.587" calcext:value-type="float">
            <text:p>12.587</text:p>
          </table:table-cell>
          <table:table-cell table:formula="of:=[.B477]-[.$F$5]" office:value-type="float" office:value="-1.004" calcext:value-type="float">
            <text:p>-1.004</text:p>
          </table:table-cell>
          <table:table-cell table:formula="of:=[.C477]-[.$F$7]" office:value-type="float" office:value="3.429" calcext:value-type="float">
            <text:p>3.429</text:p>
          </table:table-cell>
          <table:table-cell table:formula="of:=[.D477]-[.$F$9]" office:value-type="float" office:value="3.854" calcext:value-type="float">
            <text:p>3.854</text:p>
          </table:table-cell>
          <table:table-cell office:value-type="float" office:value="5860" calcext:value-type="float">
            <text:p>5860</text:p>
          </table:table-cell>
          <table:table-cell table:formula="of:=[.$S$5]+[.H477]*[.$T$5]+[.I477]*[.$U$5]+[.J477]*[.$V$5]+[.K477]*[.$W$5]" office:value-type="float" office:value="5860" calcext:value-type="float">
            <text:p>5860</text:p>
          </table:table-cell>
          <table:table-cell table:formula="of:=[.L477]-[.M477]" office:value-type="float" office:value="0" calcext:value-type="float">
            <text:p>0</text:p>
          </table:table-cell>
          <table:table-cell table:formula="of:=[.N477]*[.N4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478]-[.$F$3]" office:value-type="float" office:value="6.587" calcext:value-type="float">
            <text:p>6.587</text:p>
          </table:table-cell>
          <table:table-cell table:formula="of:=[.B478]-[.$F$5]" office:value-type="float" office:value="0.996" calcext:value-type="float">
            <text:p>0.996</text:p>
          </table:table-cell>
          <table:table-cell table:formula="of:=[.C478]-[.$F$7]" office:value-type="float" office:value="0.429" calcext:value-type="float">
            <text:p>0.429</text:p>
          </table:table-cell>
          <table:table-cell table:formula="of:=[.D478]-[.$F$9]" office:value-type="float" office:value="2.854" calcext:value-type="float">
            <text:p>2.854</text:p>
          </table:table-cell>
          <table:table-cell office:value-type="float" office:value="5680" calcext:value-type="float">
            <text:p>5680</text:p>
          </table:table-cell>
          <table:table-cell table:formula="of:=[.$S$5]+[.H478]*[.$T$5]+[.I478]*[.$U$5]+[.J478]*[.$V$5]+[.K478]*[.$W$5]" office:value-type="float" office:value="5680" calcext:value-type="float">
            <text:p>5680</text:p>
          </table:table-cell>
          <table:table-cell table:formula="of:=[.L478]-[.M478]" office:value-type="float" office:value="0" calcext:value-type="float">
            <text:p>0</text:p>
          </table:table-cell>
          <table:table-cell table:formula="of:=[.N478]*[.N47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479]-[.$F$3]" office:value-type="float" office:value="12.587" calcext:value-type="float">
            <text:p>12.587</text:p>
          </table:table-cell>
          <table:table-cell table:formula="of:=[.B479]-[.$F$5]" office:value-type="float" office:value="-2.004" calcext:value-type="float">
            <text:p>-2.004</text:p>
          </table:table-cell>
          <table:table-cell table:formula="of:=[.C479]-[.$F$7]" office:value-type="float" office:value="-2.571" calcext:value-type="float">
            <text:p>-2.571</text:p>
          </table:table-cell>
          <table:table-cell table:formula="of:=[.D479]-[.$F$9]" office:value-type="float" office:value="1.854" calcext:value-type="float">
            <text:p>1.854</text:p>
          </table:table-cell>
          <table:table-cell office:value-type="float" office:value="5860" calcext:value-type="float">
            <text:p>5860</text:p>
          </table:table-cell>
          <table:table-cell table:formula="of:=[.$S$5]+[.H479]*[.$T$5]+[.I479]*[.$U$5]+[.J479]*[.$V$5]+[.K479]*[.$W$5]" office:value-type="float" office:value="5860" calcext:value-type="float">
            <text:p>5860</text:p>
          </table:table-cell>
          <table:table-cell table:formula="of:=[.L479]-[.M479]" office:value-type="float" office:value="0" calcext:value-type="float">
            <text:p>0</text:p>
          </table:table-cell>
          <table:table-cell table:formula="of:=[.N479]*[.N4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80]-[.$F$3]" office:value-type="float" office:value="0.587000000000003" calcext:value-type="float">
            <text:p>0.587000000000003</text:p>
          </table:table-cell>
          <table:table-cell table:formula="of:=[.B480]-[.$F$5]" office:value-type="float" office:value="1.996" calcext:value-type="float">
            <text:p>1.996</text:p>
          </table:table-cell>
          <table:table-cell table:formula="of:=[.C480]-[.$F$7]" office:value-type="float" office:value="3.429" calcext:value-type="float">
            <text:p>3.429</text:p>
          </table:table-cell>
          <table:table-cell table:formula="of:=[.D480]-[.$F$9]" office:value-type="float" office:value="0.854" calcext:value-type="float">
            <text:p>0.854</text:p>
          </table:table-cell>
          <table:table-cell office:value-type="float" office:value="5500" calcext:value-type="float">
            <text:p>5500</text:p>
          </table:table-cell>
          <table:table-cell table:formula="of:=[.$S$5]+[.H480]*[.$T$5]+[.I480]*[.$U$5]+[.J480]*[.$V$5]+[.K480]*[.$W$5]" office:value-type="float" office:value="5500" calcext:value-type="float">
            <text:p>5500</text:p>
          </table:table-cell>
          <table:table-cell table:formula="of:=[.L480]-[.M480]" office:value-type="float" office:value="0" calcext:value-type="float">
            <text:p>0</text:p>
          </table:table-cell>
          <table:table-cell table:formula="of:=[.N480]*[.N4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81]-[.$F$3]" office:value-type="float" office:value="17.587" calcext:value-type="float">
            <text:p>17.587</text:p>
          </table:table-cell>
          <table:table-cell table:formula="of:=[.B481]-[.$F$5]" office:value-type="float" office:value="-3.004" calcext:value-type="float">
            <text:p>-3.004</text:p>
          </table:table-cell>
          <table:table-cell table:formula="of:=[.C481]-[.$F$7]" office:value-type="float" office:value="1.429" calcext:value-type="float">
            <text:p>1.429</text:p>
          </table:table-cell>
          <table:table-cell table:formula="of:=[.D481]-[.$F$9]" office:value-type="float" office:value="-1.146" calcext:value-type="float">
            <text:p>-1.146</text:p>
          </table:table-cell>
          <table:table-cell office:value-type="float" office:value="6010" calcext:value-type="float">
            <text:p>6010</text:p>
          </table:table-cell>
          <table:table-cell table:formula="of:=[.$S$5]+[.H481]*[.$T$5]+[.I481]*[.$U$5]+[.J481]*[.$V$5]+[.K481]*[.$W$5]" office:value-type="float" office:value="6010" calcext:value-type="float">
            <text:p>6010</text:p>
          </table:table-cell>
          <table:table-cell table:formula="of:=[.L481]-[.M481]" office:value-type="float" office:value="0" calcext:value-type="float">
            <text:p>0</text:p>
          </table:table-cell>
          <table:table-cell table:formula="of:=[.N481]*[.N4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82]-[.$F$3]" office:value-type="float" office:value="-2.413" calcext:value-type="float">
            <text:p>-2.413</text:p>
          </table:table-cell>
          <table:table-cell table:formula="of:=[.B482]-[.$F$5]" office:value-type="float" office:value="0.996" calcext:value-type="float">
            <text:p>0.996</text:p>
          </table:table-cell>
          <table:table-cell table:formula="of:=[.C482]-[.$F$7]" office:value-type="float" office:value="2.429" calcext:value-type="float">
            <text:p>2.429</text:p>
          </table:table-cell>
          <table:table-cell table:formula="of:=[.D482]-[.$F$9]" office:value-type="float" office:value="4.854" calcext:value-type="float">
            <text:p>4.854</text:p>
          </table:table-cell>
          <table:table-cell office:value-type="float" office:value="5410" calcext:value-type="float">
            <text:p>5410</text:p>
          </table:table-cell>
          <table:table-cell table:formula="of:=[.$S$5]+[.H482]*[.$T$5]+[.I482]*[.$U$5]+[.J482]*[.$V$5]+[.K482]*[.$W$5]" office:value-type="float" office:value="5410" calcext:value-type="float">
            <text:p>5410</text:p>
          </table:table-cell>
          <table:table-cell table:formula="of:=[.L482]-[.M482]" office:value-type="float" office:value="0" calcext:value-type="float">
            <text:p>0</text:p>
          </table:table-cell>
          <table:table-cell table:formula="of:=[.N482]*[.N4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83]-[.$F$3]" office:value-type="float" office:value="17.587" calcext:value-type="float">
            <text:p>17.587</text:p>
          </table:table-cell>
          <table:table-cell table:formula="of:=[.B483]-[.$F$5]" office:value-type="float" office:value="-0.00399999999999956" calcext:value-type="float">
            <text:p>-0.004</text:p>
          </table:table-cell>
          <table:table-cell table:formula="of:=[.C483]-[.$F$7]" office:value-type="float" office:value="-0.571" calcext:value-type="float">
            <text:p>-0.571</text:p>
          </table:table-cell>
          <table:table-cell table:formula="of:=[.D483]-[.$F$9]" office:value-type="float" office:value="4.854" calcext:value-type="float">
            <text:p>4.854</text:p>
          </table:table-cell>
          <table:table-cell office:value-type="float" office:value="6010" calcext:value-type="float">
            <text:p>6010</text:p>
          </table:table-cell>
          <table:table-cell table:formula="of:=[.$S$5]+[.H483]*[.$T$5]+[.I483]*[.$U$5]+[.J483]*[.$V$5]+[.K483]*[.$W$5]" office:value-type="float" office:value="6010" calcext:value-type="float">
            <text:p>6010</text:p>
          </table:table-cell>
          <table:table-cell table:formula="of:=[.L483]-[.M483]" office:value-type="float" office:value="0" calcext:value-type="float">
            <text:p>0</text:p>
          </table:table-cell>
          <table:table-cell table:formula="of:=[.N483]*[.N4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84]-[.$F$3]" office:value-type="float" office:value="18.587" calcext:value-type="float">
            <text:p>18.587</text:p>
          </table:table-cell>
          <table:table-cell table:formula="of:=[.B484]-[.$F$5]" office:value-type="float" office:value="0.996" calcext:value-type="float">
            <text:p>0.996</text:p>
          </table:table-cell>
          <table:table-cell table:formula="of:=[.C484]-[.$F$7]" office:value-type="float" office:value="2.429" calcext:value-type="float">
            <text:p>2.429</text:p>
          </table:table-cell>
          <table:table-cell table:formula="of:=[.D484]-[.$F$9]" office:value-type="float" office:value="0.854" calcext:value-type="float">
            <text:p>0.854</text:p>
          </table:table-cell>
          <table:table-cell office:value-type="float" office:value="6040" calcext:value-type="float">
            <text:p>6040</text:p>
          </table:table-cell>
          <table:table-cell table:formula="of:=[.$S$5]+[.H484]*[.$T$5]+[.I484]*[.$U$5]+[.J484]*[.$V$5]+[.K484]*[.$W$5]" office:value-type="float" office:value="6040" calcext:value-type="float">
            <text:p>6040</text:p>
          </table:table-cell>
          <table:table-cell table:formula="of:=[.L484]-[.M484]" office:value-type="float" office:value="0" calcext:value-type="float">
            <text:p>0</text:p>
          </table:table-cell>
          <table:table-cell table:formula="of:=[.N484]*[.N4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85]-[.$F$3]" office:value-type="float" office:value="-8.413" calcext:value-type="float">
            <text:p>-8.413</text:p>
          </table:table-cell>
          <table:table-cell table:formula="of:=[.B485]-[.$F$5]" office:value-type="float" office:value="-2.004" calcext:value-type="float">
            <text:p>-2.004</text:p>
          </table:table-cell>
          <table:table-cell table:formula="of:=[.C485]-[.$F$7]" office:value-type="float" office:value="0.429" calcext:value-type="float">
            <text:p>0.429</text:p>
          </table:table-cell>
          <table:table-cell table:formula="of:=[.D485]-[.$F$9]" office:value-type="float" office:value="-1.146" calcext:value-type="float">
            <text:p>-1.146</text:p>
          </table:table-cell>
          <table:table-cell office:value-type="float" office:value="5230" calcext:value-type="float">
            <text:p>5230</text:p>
          </table:table-cell>
          <table:table-cell table:formula="of:=[.$S$5]+[.H485]*[.$T$5]+[.I485]*[.$U$5]+[.J485]*[.$V$5]+[.K485]*[.$W$5]" office:value-type="float" office:value="5230" calcext:value-type="float">
            <text:p>5230</text:p>
          </table:table-cell>
          <table:table-cell table:formula="of:=[.L485]-[.M485]" office:value-type="float" office:value="0" calcext:value-type="float">
            <text:p>0</text:p>
          </table:table-cell>
          <table:table-cell table:formula="of:=[.N485]*[.N4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486]-[.$F$3]" office:value-type="float" office:value="5.587" calcext:value-type="float">
            <text:p>5.587</text:p>
          </table:table-cell>
          <table:table-cell table:formula="of:=[.B486]-[.$F$5]" office:value-type="float" office:value="-2.004" calcext:value-type="float">
            <text:p>-2.004</text:p>
          </table:table-cell>
          <table:table-cell table:formula="of:=[.C486]-[.$F$7]" office:value-type="float" office:value="-0.571" calcext:value-type="float">
            <text:p>-0.571</text:p>
          </table:table-cell>
          <table:table-cell table:formula="of:=[.D486]-[.$F$9]" office:value-type="float" office:value="3.854" calcext:value-type="float">
            <text:p>3.854</text:p>
          </table:table-cell>
          <table:table-cell office:value-type="float" office:value="5650" calcext:value-type="float">
            <text:p>5650</text:p>
          </table:table-cell>
          <table:table-cell table:formula="of:=[.$S$5]+[.H486]*[.$T$5]+[.I486]*[.$U$5]+[.J486]*[.$V$5]+[.K486]*[.$W$5]" office:value-type="float" office:value="5650" calcext:value-type="float">
            <text:p>5650</text:p>
          </table:table-cell>
          <table:table-cell table:formula="of:=[.L486]-[.M486]" office:value-type="float" office:value="0" calcext:value-type="float">
            <text:p>0</text:p>
          </table:table-cell>
          <table:table-cell table:formula="of:=[.N486]*[.N4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487]-[.$F$3]" office:value-type="float" office:value="-13.413" calcext:value-type="float">
            <text:p>-13.413</text:p>
          </table:table-cell>
          <table:table-cell table:formula="of:=[.B487]-[.$F$5]" office:value-type="float" office:value="-1.004" calcext:value-type="float">
            <text:p>-1.004</text:p>
          </table:table-cell>
          <table:table-cell table:formula="of:=[.C487]-[.$F$7]" office:value-type="float" office:value="0.429" calcext:value-type="float">
            <text:p>0.429</text:p>
          </table:table-cell>
          <table:table-cell table:formula="of:=[.D487]-[.$F$9]" office:value-type="float" office:value="1.854" calcext:value-type="float">
            <text:p>1.854</text:p>
          </table:table-cell>
          <table:table-cell office:value-type="float" office:value="5080" calcext:value-type="float">
            <text:p>5080</text:p>
          </table:table-cell>
          <table:table-cell table:formula="of:=[.$S$5]+[.H487]*[.$T$5]+[.I487]*[.$U$5]+[.J487]*[.$V$5]+[.K487]*[.$W$5]" office:value-type="float" office:value="5080" calcext:value-type="float">
            <text:p>5080</text:p>
          </table:table-cell>
          <table:table-cell table:formula="of:=[.L487]-[.M487]" office:value-type="float" office:value="0" calcext:value-type="float">
            <text:p>0</text:p>
          </table:table-cell>
          <table:table-cell table:formula="of:=[.N487]*[.N4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488]-[.$F$3]" office:value-type="float" office:value="0.587000000000003" calcext:value-type="float">
            <text:p>0.587000000000003</text:p>
          </table:table-cell>
          <table:table-cell table:formula="of:=[.B488]-[.$F$5]" office:value-type="float" office:value="-0.00399999999999956" calcext:value-type="float">
            <text:p>-0.004</text:p>
          </table:table-cell>
          <table:table-cell table:formula="of:=[.C488]-[.$F$7]" office:value-type="float" office:value="0.429" calcext:value-type="float">
            <text:p>0.429</text:p>
          </table:table-cell>
          <table:table-cell table:formula="of:=[.D488]-[.$F$9]" office:value-type="float" office:value="-2.146" calcext:value-type="float">
            <text:p>-2.146</text:p>
          </table:table-cell>
          <table:table-cell office:value-type="float" office:value="5500" calcext:value-type="float">
            <text:p>5500</text:p>
          </table:table-cell>
          <table:table-cell table:formula="of:=[.$S$5]+[.H488]*[.$T$5]+[.I488]*[.$U$5]+[.J488]*[.$V$5]+[.K488]*[.$W$5]" office:value-type="float" office:value="5500" calcext:value-type="float">
            <text:p>5500</text:p>
          </table:table-cell>
          <table:table-cell table:formula="of:=[.L488]-[.M488]" office:value-type="float" office:value="0" calcext:value-type="float">
            <text:p>0</text:p>
          </table:table-cell>
          <table:table-cell table:formula="of:=[.N488]*[.N4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89]-[.$F$3]" office:value-type="float" office:value="-21.413" calcext:value-type="float">
            <text:p>-21.413</text:p>
          </table:table-cell>
          <table:table-cell table:formula="of:=[.B489]-[.$F$5]" office:value-type="float" office:value="0.996" calcext:value-type="float">
            <text:p>0.996</text:p>
          </table:table-cell>
          <table:table-cell table:formula="of:=[.C489]-[.$F$7]" office:value-type="float" office:value="-0.571" calcext:value-type="float">
            <text:p>-0.571</text:p>
          </table:table-cell>
          <table:table-cell table:formula="of:=[.D489]-[.$F$9]" office:value-type="float" office:value="-1.146" calcext:value-type="float">
            <text:p>-1.146</text:p>
          </table:table-cell>
          <table:table-cell office:value-type="float" office:value="4840" calcext:value-type="float">
            <text:p>4840</text:p>
          </table:table-cell>
          <table:table-cell table:formula="of:=[.$S$5]+[.H489]*[.$T$5]+[.I489]*[.$U$5]+[.J489]*[.$V$5]+[.K489]*[.$W$5]" office:value-type="float" office:value="4840" calcext:value-type="float">
            <text:p>4840</text:p>
          </table:table-cell>
          <table:table-cell table:formula="of:=[.L489]-[.M489]" office:value-type="float" office:value="0" calcext:value-type="float">
            <text:p>0</text:p>
          </table:table-cell>
          <table:table-cell table:formula="of:=[.N489]*[.N4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490]-[.$F$3]" office:value-type="float" office:value="-21.413" calcext:value-type="float">
            <text:p>-21.413</text:p>
          </table:table-cell>
          <table:table-cell table:formula="of:=[.B490]-[.$F$5]" office:value-type="float" office:value="1.996" calcext:value-type="float">
            <text:p>1.996</text:p>
          </table:table-cell>
          <table:table-cell table:formula="of:=[.C490]-[.$F$7]" office:value-type="float" office:value="2.429" calcext:value-type="float">
            <text:p>2.429</text:p>
          </table:table-cell>
          <table:table-cell table:formula="of:=[.D490]-[.$F$9]" office:value-type="float" office:value="1.854" calcext:value-type="float">
            <text:p>1.854</text:p>
          </table:table-cell>
          <table:table-cell office:value-type="float" office:value="4840" calcext:value-type="float">
            <text:p>4840</text:p>
          </table:table-cell>
          <table:table-cell table:formula="of:=[.$S$5]+[.H490]*[.$T$5]+[.I490]*[.$U$5]+[.J490]*[.$V$5]+[.K490]*[.$W$5]" office:value-type="float" office:value="4840" calcext:value-type="float">
            <text:p>4840</text:p>
          </table:table-cell>
          <table:table-cell table:formula="of:=[.L490]-[.M490]" office:value-type="float" office:value="0" calcext:value-type="float">
            <text:p>0</text:p>
          </table:table-cell>
          <table:table-cell table:formula="of:=[.N490]*[.N4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491]-[.$F$3]" office:value-type="float" office:value="2.587" calcext:value-type="float">
            <text:p>2.587</text:p>
          </table:table-cell>
          <table:table-cell table:formula="of:=[.B491]-[.$F$5]" office:value-type="float" office:value="0.996" calcext:value-type="float">
            <text:p>0.996</text:p>
          </table:table-cell>
          <table:table-cell table:formula="of:=[.C491]-[.$F$7]" office:value-type="float" office:value="-0.571" calcext:value-type="float">
            <text:p>-0.571</text:p>
          </table:table-cell>
          <table:table-cell table:formula="of:=[.D491]-[.$F$9]" office:value-type="float" office:value="3.854" calcext:value-type="float">
            <text:p>3.854</text:p>
          </table:table-cell>
          <table:table-cell office:value-type="float" office:value="5560" calcext:value-type="float">
            <text:p>5560</text:p>
          </table:table-cell>
          <table:table-cell table:formula="of:=[.$S$5]+[.H491]*[.$T$5]+[.I491]*[.$U$5]+[.J491]*[.$V$5]+[.K491]*[.$W$5]" office:value-type="float" office:value="5560" calcext:value-type="float">
            <text:p>5560</text:p>
          </table:table-cell>
          <table:table-cell table:formula="of:=[.L491]-[.M491]" office:value-type="float" office:value="0" calcext:value-type="float">
            <text:p>0</text:p>
          </table:table-cell>
          <table:table-cell table:formula="of:=[.N491]*[.N4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92]-[.$F$3]" office:value-type="float" office:value="6.587" calcext:value-type="float">
            <text:p>6.587</text:p>
          </table:table-cell>
          <table:table-cell table:formula="of:=[.B492]-[.$F$5]" office:value-type="float" office:value="-1.004" calcext:value-type="float">
            <text:p>-1.004</text:p>
          </table:table-cell>
          <table:table-cell table:formula="of:=[.C492]-[.$F$7]" office:value-type="float" office:value="-1.571" calcext:value-type="float">
            <text:p>-1.571</text:p>
          </table:table-cell>
          <table:table-cell table:formula="of:=[.D492]-[.$F$9]" office:value-type="float" office:value="4.854" calcext:value-type="float">
            <text:p>4.854</text:p>
          </table:table-cell>
          <table:table-cell office:value-type="float" office:value="5680" calcext:value-type="float">
            <text:p>5680</text:p>
          </table:table-cell>
          <table:table-cell table:formula="of:=[.$S$5]+[.H492]*[.$T$5]+[.I492]*[.$U$5]+[.J492]*[.$V$5]+[.K492]*[.$W$5]" office:value-type="float" office:value="5680" calcext:value-type="float">
            <text:p>5680</text:p>
          </table:table-cell>
          <table:table-cell table:formula="of:=[.L492]-[.M492]" office:value-type="float" office:value="0" calcext:value-type="float">
            <text:p>0</text:p>
          </table:table-cell>
          <table:table-cell table:formula="of:=[.N492]*[.N4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493]-[.$F$3]" office:value-type="float" office:value="15.587" calcext:value-type="float">
            <text:p>15.587</text:p>
          </table:table-cell>
          <table:table-cell table:formula="of:=[.B493]-[.$F$5]" office:value-type="float" office:value="1.996" calcext:value-type="float">
            <text:p>1.996</text:p>
          </table:table-cell>
          <table:table-cell table:formula="of:=[.C493]-[.$F$7]" office:value-type="float" office:value="-0.571" calcext:value-type="float">
            <text:p>-0.571</text:p>
          </table:table-cell>
          <table:table-cell table:formula="of:=[.D493]-[.$F$9]" office:value-type="float" office:value="-5.146" calcext:value-type="float">
            <text:p>-5.146</text:p>
          </table:table-cell>
          <table:table-cell office:value-type="float" office:value="5950" calcext:value-type="float">
            <text:p>5950</text:p>
          </table:table-cell>
          <table:table-cell table:formula="of:=[.$S$5]+[.H493]*[.$T$5]+[.I493]*[.$U$5]+[.J493]*[.$V$5]+[.K493]*[.$W$5]" office:value-type="float" office:value="5950" calcext:value-type="float">
            <text:p>5950</text:p>
          </table:table-cell>
          <table:table-cell table:formula="of:=[.L493]-[.M493]" office:value-type="float" office:value="0" calcext:value-type="float">
            <text:p>0</text:p>
          </table:table-cell>
          <table:table-cell table:formula="of:=[.N493]*[.N4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494]-[.$F$3]" office:value-type="float" office:value="19.587" calcext:value-type="float">
            <text:p>19.587</text:p>
          </table:table-cell>
          <table:table-cell table:formula="of:=[.B494]-[.$F$5]" office:value-type="float" office:value="-2.004" calcext:value-type="float">
            <text:p>-2.004</text:p>
          </table:table-cell>
          <table:table-cell table:formula="of:=[.C494]-[.$F$7]" office:value-type="float" office:value="-0.571" calcext:value-type="float">
            <text:p>-0.571</text:p>
          </table:table-cell>
          <table:table-cell table:formula="of:=[.D494]-[.$F$9]" office:value-type="float" office:value="-4.146" calcext:value-type="float">
            <text:p>-4.146</text:p>
          </table:table-cell>
          <table:table-cell office:value-type="float" office:value="6070" calcext:value-type="float">
            <text:p>6070</text:p>
          </table:table-cell>
          <table:table-cell table:formula="of:=[.$S$5]+[.H494]*[.$T$5]+[.I494]*[.$U$5]+[.J494]*[.$V$5]+[.K494]*[.$W$5]" office:value-type="float" office:value="6070" calcext:value-type="float">
            <text:p>6070</text:p>
          </table:table-cell>
          <table:table-cell table:formula="of:=[.L494]-[.M494]" office:value-type="float" office:value="0" calcext:value-type="float">
            <text:p>0</text:p>
          </table:table-cell>
          <table:table-cell table:formula="of:=[.N494]*[.N4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495]-[.$F$3]" office:value-type="float" office:value="-8.413" calcext:value-type="float">
            <text:p>-8.413</text:p>
          </table:table-cell>
          <table:table-cell table:formula="of:=[.B495]-[.$F$5]" office:value-type="float" office:value="-2.004" calcext:value-type="float">
            <text:p>-2.004</text:p>
          </table:table-cell>
          <table:table-cell table:formula="of:=[.C495]-[.$F$7]" office:value-type="float" office:value="1.429" calcext:value-type="float">
            <text:p>1.429</text:p>
          </table:table-cell>
          <table:table-cell table:formula="of:=[.D495]-[.$F$9]" office:value-type="float" office:value="-0.146" calcext:value-type="float">
            <text:p>-0.146</text:p>
          </table:table-cell>
          <table:table-cell office:value-type="float" office:value="5230" calcext:value-type="float">
            <text:p>5230</text:p>
          </table:table-cell>
          <table:table-cell table:formula="of:=[.$S$5]+[.H495]*[.$T$5]+[.I495]*[.$U$5]+[.J495]*[.$V$5]+[.K495]*[.$W$5]" office:value-type="float" office:value="5230" calcext:value-type="float">
            <text:p>5230</text:p>
          </table:table-cell>
          <table:table-cell table:formula="of:=[.L495]-[.M495]" office:value-type="float" office:value="0" calcext:value-type="float">
            <text:p>0</text:p>
          </table:table-cell>
          <table:table-cell table:formula="of:=[.N495]*[.N4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496]-[.$F$3]" office:value-type="float" office:value="-9.413" calcext:value-type="float">
            <text:p>-9.413</text:p>
          </table:table-cell>
          <table:table-cell table:formula="of:=[.B496]-[.$F$5]" office:value-type="float" office:value="-2.004" calcext:value-type="float">
            <text:p>-2.004</text:p>
          </table:table-cell>
          <table:table-cell table:formula="of:=[.C496]-[.$F$7]" office:value-type="float" office:value="-1.571" calcext:value-type="float">
            <text:p>-1.571</text:p>
          </table:table-cell>
          <table:table-cell table:formula="of:=[.D496]-[.$F$9]" office:value-type="float" office:value="0.854" calcext:value-type="float">
            <text:p>0.854</text:p>
          </table:table-cell>
          <table:table-cell office:value-type="float" office:value="5200" calcext:value-type="float">
            <text:p>5200</text:p>
          </table:table-cell>
          <table:table-cell table:formula="of:=[.$S$5]+[.H496]*[.$T$5]+[.I496]*[.$U$5]+[.J496]*[.$V$5]+[.K496]*[.$W$5]" office:value-type="float" office:value="5200" calcext:value-type="float">
            <text:p>5200</text:p>
          </table:table-cell>
          <table:table-cell table:formula="of:=[.L496]-[.M496]" office:value-type="float" office:value="0" calcext:value-type="float">
            <text:p>0</text:p>
          </table:table-cell>
          <table:table-cell table:formula="of:=[.N496]*[.N4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497]-[.$F$3]" office:value-type="float" office:value="5.587" calcext:value-type="float">
            <text:p>5.587</text:p>
          </table:table-cell>
          <table:table-cell table:formula="of:=[.B497]-[.$F$5]" office:value-type="float" office:value="-2.004" calcext:value-type="float">
            <text:p>-2.004</text:p>
          </table:table-cell>
          <table:table-cell table:formula="of:=[.C497]-[.$F$7]" office:value-type="float" office:value="0.429" calcext:value-type="float">
            <text:p>0.429</text:p>
          </table:table-cell>
          <table:table-cell table:formula="of:=[.D497]-[.$F$9]" office:value-type="float" office:value="-1.146" calcext:value-type="float">
            <text:p>-1.146</text:p>
          </table:table-cell>
          <table:table-cell office:value-type="float" office:value="5650" calcext:value-type="float">
            <text:p>5650</text:p>
          </table:table-cell>
          <table:table-cell table:formula="of:=[.$S$5]+[.H497]*[.$T$5]+[.I497]*[.$U$5]+[.J497]*[.$V$5]+[.K497]*[.$W$5]" office:value-type="float" office:value="5650" calcext:value-type="float">
            <text:p>5650</text:p>
          </table:table-cell>
          <table:table-cell table:formula="of:=[.L497]-[.M497]" office:value-type="float" office:value="0" calcext:value-type="float">
            <text:p>0</text:p>
          </table:table-cell>
          <table:table-cell table:formula="of:=[.N497]*[.N4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498]-[.$F$3]" office:value-type="float" office:value="-2.413" calcext:value-type="float">
            <text:p>-2.413</text:p>
          </table:table-cell>
          <table:table-cell table:formula="of:=[.B498]-[.$F$5]" office:value-type="float" office:value="1.996" calcext:value-type="float">
            <text:p>1.996</text:p>
          </table:table-cell>
          <table:table-cell table:formula="of:=[.C498]-[.$F$7]" office:value-type="float" office:value="-1.571" calcext:value-type="float">
            <text:p>-1.571</text:p>
          </table:table-cell>
          <table:table-cell table:formula="of:=[.D498]-[.$F$9]" office:value-type="float" office:value="2.854" calcext:value-type="float">
            <text:p>2.854</text:p>
          </table:table-cell>
          <table:table-cell office:value-type="float" office:value="5410" calcext:value-type="float">
            <text:p>5410</text:p>
          </table:table-cell>
          <table:table-cell table:formula="of:=[.$S$5]+[.H498]*[.$T$5]+[.I498]*[.$U$5]+[.J498]*[.$V$5]+[.K498]*[.$W$5]" office:value-type="float" office:value="5410" calcext:value-type="float">
            <text:p>5410</text:p>
          </table:table-cell>
          <table:table-cell table:formula="of:=[.L498]-[.M498]" office:value-type="float" office:value="0" calcext:value-type="float">
            <text:p>0</text:p>
          </table:table-cell>
          <table:table-cell table:formula="of:=[.N498]*[.N4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499]-[.$F$3]" office:value-type="float" office:value="-16.413" calcext:value-type="float">
            <text:p>-16.413</text:p>
          </table:table-cell>
          <table:table-cell table:formula="of:=[.B499]-[.$F$5]" office:value-type="float" office:value="-0.00399999999999956" calcext:value-type="float">
            <text:p>-0.004</text:p>
          </table:table-cell>
          <table:table-cell table:formula="of:=[.C499]-[.$F$7]" office:value-type="float" office:value="1.429" calcext:value-type="float">
            <text:p>1.429</text:p>
          </table:table-cell>
          <table:table-cell table:formula="of:=[.D499]-[.$F$9]" office:value-type="float" office:value="4.854" calcext:value-type="float">
            <text:p>4.854</text:p>
          </table:table-cell>
          <table:table-cell office:value-type="float" office:value="4990" calcext:value-type="float">
            <text:p>4990</text:p>
          </table:table-cell>
          <table:table-cell table:formula="of:=[.$S$5]+[.H499]*[.$T$5]+[.I499]*[.$U$5]+[.J499]*[.$V$5]+[.K499]*[.$W$5]" office:value-type="float" office:value="4990" calcext:value-type="float">
            <text:p>4990</text:p>
          </table:table-cell>
          <table:table-cell table:formula="of:=[.L499]-[.M499]" office:value-type="float" office:value="0" calcext:value-type="float">
            <text:p>0</text:p>
          </table:table-cell>
          <table:table-cell table:formula="of:=[.N499]*[.N4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00]-[.$F$3]" office:value-type="float" office:value="-6.413" calcext:value-type="float">
            <text:p>-6.413</text:p>
          </table:table-cell>
          <table:table-cell table:formula="of:=[.B500]-[.$F$5]" office:value-type="float" office:value="-0.00399999999999956" calcext:value-type="float">
            <text:p>-0.004</text:p>
          </table:table-cell>
          <table:table-cell table:formula="of:=[.C500]-[.$F$7]" office:value-type="float" office:value="0.429" calcext:value-type="float">
            <text:p>0.429</text:p>
          </table:table-cell>
          <table:table-cell table:formula="of:=[.D500]-[.$F$9]" office:value-type="float" office:value="-3.146" calcext:value-type="float">
            <text:p>-3.146</text:p>
          </table:table-cell>
          <table:table-cell office:value-type="float" office:value="5290" calcext:value-type="float">
            <text:p>5290</text:p>
          </table:table-cell>
          <table:table-cell table:formula="of:=[.$S$5]+[.H500]*[.$T$5]+[.I500]*[.$U$5]+[.J500]*[.$V$5]+[.K500]*[.$W$5]" office:value-type="float" office:value="5290" calcext:value-type="float">
            <text:p>5290</text:p>
          </table:table-cell>
          <table:table-cell table:formula="of:=[.L500]-[.M500]" office:value-type="float" office:value="0" calcext:value-type="float">
            <text:p>0</text:p>
          </table:table-cell>
          <table:table-cell table:formula="of:=[.N500]*[.N5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01]-[.$F$3]" office:value-type="float" office:value="9.587" calcext:value-type="float">
            <text:p>9.587</text:p>
          </table:table-cell>
          <table:table-cell table:formula="of:=[.B501]-[.$F$5]" office:value-type="float" office:value="-1.004" calcext:value-type="float">
            <text:p>-1.004</text:p>
          </table:table-cell>
          <table:table-cell table:formula="of:=[.C501]-[.$F$7]" office:value-type="float" office:value="-1.571" calcext:value-type="float">
            <text:p>-1.571</text:p>
          </table:table-cell>
          <table:table-cell table:formula="of:=[.D501]-[.$F$9]" office:value-type="float" office:value="-5.146" calcext:value-type="float">
            <text:p>-5.146</text:p>
          </table:table-cell>
          <table:table-cell office:value-type="float" office:value="5770" calcext:value-type="float">
            <text:p>5770</text:p>
          </table:table-cell>
          <table:table-cell table:formula="of:=[.$S$5]+[.H501]*[.$T$5]+[.I501]*[.$U$5]+[.J501]*[.$V$5]+[.K501]*[.$W$5]" office:value-type="float" office:value="5770" calcext:value-type="float">
            <text:p>5770</text:p>
          </table:table-cell>
          <table:table-cell table:formula="of:=[.L501]-[.M501]" office:value-type="float" office:value="0" calcext:value-type="float">
            <text:p>0</text:p>
          </table:table-cell>
          <table:table-cell table:formula="of:=[.N501]*[.N5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502]-[.$F$3]" office:value-type="float" office:value="14.587" calcext:value-type="float">
            <text:p>14.587</text:p>
          </table:table-cell>
          <table:table-cell table:formula="of:=[.B502]-[.$F$5]" office:value-type="float" office:value="-1.004" calcext:value-type="float">
            <text:p>-1.004</text:p>
          </table:table-cell>
          <table:table-cell table:formula="of:=[.C502]-[.$F$7]" office:value-type="float" office:value="0.429" calcext:value-type="float">
            <text:p>0.429</text:p>
          </table:table-cell>
          <table:table-cell table:formula="of:=[.D502]-[.$F$9]" office:value-type="float" office:value="-1.146" calcext:value-type="float">
            <text:p>-1.146</text:p>
          </table:table-cell>
          <table:table-cell office:value-type="float" office:value="5920" calcext:value-type="float">
            <text:p>5920</text:p>
          </table:table-cell>
          <table:table-cell table:formula="of:=[.$S$5]+[.H502]*[.$T$5]+[.I502]*[.$U$5]+[.J502]*[.$V$5]+[.K502]*[.$W$5]" office:value-type="float" office:value="5920" calcext:value-type="float">
            <text:p>5920</text:p>
          </table:table-cell>
          <table:table-cell table:formula="of:=[.L502]-[.M502]" office:value-type="float" office:value="0" calcext:value-type="float">
            <text:p>0</text:p>
          </table:table-cell>
          <table:table-cell table:formula="of:=[.N502]*[.N50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503]-[.$F$3]" office:value-type="float" office:value="10.587" calcext:value-type="float">
            <text:p>10.587</text:p>
          </table:table-cell>
          <table:table-cell table:formula="of:=[.B503]-[.$F$5]" office:value-type="float" office:value="-0.00399999999999956" calcext:value-type="float">
            <text:p>-0.004</text:p>
          </table:table-cell>
          <table:table-cell table:formula="of:=[.C503]-[.$F$7]" office:value-type="float" office:value="2.429" calcext:value-type="float">
            <text:p>2.429</text:p>
          </table:table-cell>
          <table:table-cell table:formula="of:=[.D503]-[.$F$9]" office:value-type="float" office:value="-0.146" calcext:value-type="float">
            <text:p>-0.146</text:p>
          </table:table-cell>
          <table:table-cell office:value-type="float" office:value="5800" calcext:value-type="float">
            <text:p>5800</text:p>
          </table:table-cell>
          <table:table-cell table:formula="of:=[.$S$5]+[.H503]*[.$T$5]+[.I503]*[.$U$5]+[.J503]*[.$V$5]+[.K503]*[.$W$5]" office:value-type="float" office:value="5800" calcext:value-type="float">
            <text:p>5800</text:p>
          </table:table-cell>
          <table:table-cell table:formula="of:=[.L503]-[.M503]" office:value-type="float" office:value="0" calcext:value-type="float">
            <text:p>0</text:p>
          </table:table-cell>
          <table:table-cell table:formula="of:=[.N503]*[.N5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504]-[.$F$3]" office:value-type="float" office:value="-4.413" calcext:value-type="float">
            <text:p>-4.413</text:p>
          </table:table-cell>
          <table:table-cell table:formula="of:=[.B504]-[.$F$5]" office:value-type="float" office:value="2.996" calcext:value-type="float">
            <text:p>2.996</text:p>
          </table:table-cell>
          <table:table-cell table:formula="of:=[.C504]-[.$F$7]" office:value-type="float" office:value="-0.571" calcext:value-type="float">
            <text:p>-0.571</text:p>
          </table:table-cell>
          <table:table-cell table:formula="of:=[.D504]-[.$F$9]" office:value-type="float" office:value="-1.146" calcext:value-type="float">
            <text:p>-1.146</text:p>
          </table:table-cell>
          <table:table-cell office:value-type="float" office:value="5350" calcext:value-type="float">
            <text:p>5350</text:p>
          </table:table-cell>
          <table:table-cell table:formula="of:=[.$S$5]+[.H504]*[.$T$5]+[.I504]*[.$U$5]+[.J504]*[.$V$5]+[.K504]*[.$W$5]" office:value-type="float" office:value="5350" calcext:value-type="float">
            <text:p>5350</text:p>
          </table:table-cell>
          <table:table-cell table:formula="of:=[.L504]-[.M504]" office:value-type="float" office:value="0" calcext:value-type="float">
            <text:p>0</text:p>
          </table:table-cell>
          <table:table-cell table:formula="of:=[.N504]*[.N50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505]-[.$F$3]" office:value-type="float" office:value="-15.413" calcext:value-type="float">
            <text:p>-15.413</text:p>
          </table:table-cell>
          <table:table-cell table:formula="of:=[.B505]-[.$F$5]" office:value-type="float" office:value="0.996" calcext:value-type="float">
            <text:p>0.996</text:p>
          </table:table-cell>
          <table:table-cell table:formula="of:=[.C505]-[.$F$7]" office:value-type="float" office:value="-0.571" calcext:value-type="float">
            <text:p>-0.571</text:p>
          </table:table-cell>
          <table:table-cell table:formula="of:=[.D505]-[.$F$9]" office:value-type="float" office:value="-0.146" calcext:value-type="float">
            <text:p>-0.146</text:p>
          </table:table-cell>
          <table:table-cell office:value-type="float" office:value="5020" calcext:value-type="float">
            <text:p>5020</text:p>
          </table:table-cell>
          <table:table-cell table:formula="of:=[.$S$5]+[.H505]*[.$T$5]+[.I505]*[.$U$5]+[.J505]*[.$V$5]+[.K505]*[.$W$5]" office:value-type="float" office:value="5020" calcext:value-type="float">
            <text:p>5020</text:p>
          </table:table-cell>
          <table:table-cell table:formula="of:=[.L505]-[.M505]" office:value-type="float" office:value="0" calcext:value-type="float">
            <text:p>0</text:p>
          </table:table-cell>
          <table:table-cell table:formula="of:=[.N505]*[.N5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06]-[.$F$3]" office:value-type="float" office:value="14.587" calcext:value-type="float">
            <text:p>14.587</text:p>
          </table:table-cell>
          <table:table-cell table:formula="of:=[.B506]-[.$F$5]" office:value-type="float" office:value="-2.004" calcext:value-type="float">
            <text:p>-2.004</text:p>
          </table:table-cell>
          <table:table-cell table:formula="of:=[.C506]-[.$F$7]" office:value-type="float" office:value="0.429" calcext:value-type="float">
            <text:p>0.429</text:p>
          </table:table-cell>
          <table:table-cell table:formula="of:=[.D506]-[.$F$9]" office:value-type="float" office:value="-5.146" calcext:value-type="float">
            <text:p>-5.146</text:p>
          </table:table-cell>
          <table:table-cell office:value-type="float" office:value="5920" calcext:value-type="float">
            <text:p>5920</text:p>
          </table:table-cell>
          <table:table-cell table:formula="of:=[.$S$5]+[.H506]*[.$T$5]+[.I506]*[.$U$5]+[.J506]*[.$V$5]+[.K506]*[.$W$5]" office:value-type="float" office:value="5920" calcext:value-type="float">
            <text:p>5920</text:p>
          </table:table-cell>
          <table:table-cell table:formula="of:=[.L506]-[.M506]" office:value-type="float" office:value="0" calcext:value-type="float">
            <text:p>0</text:p>
          </table:table-cell>
          <table:table-cell table:formula="of:=[.N506]*[.N50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507]-[.$F$3]" office:value-type="float" office:value="18.587" calcext:value-type="float">
            <text:p>18.587</text:p>
          </table:table-cell>
          <table:table-cell table:formula="of:=[.B507]-[.$F$5]" office:value-type="float" office:value="0.996" calcext:value-type="float">
            <text:p>0.996</text:p>
          </table:table-cell>
          <table:table-cell table:formula="of:=[.C507]-[.$F$7]" office:value-type="float" office:value="-1.571" calcext:value-type="float">
            <text:p>-1.571</text:p>
          </table:table-cell>
          <table:table-cell table:formula="of:=[.D507]-[.$F$9]" office:value-type="float" office:value="-2.146" calcext:value-type="float">
            <text:p>-2.146</text:p>
          </table:table-cell>
          <table:table-cell office:value-type="float" office:value="6040" calcext:value-type="float">
            <text:p>6040</text:p>
          </table:table-cell>
          <table:table-cell table:formula="of:=[.$S$5]+[.H507]*[.$T$5]+[.I507]*[.$U$5]+[.J507]*[.$V$5]+[.K507]*[.$W$5]" office:value-type="float" office:value="6040" calcext:value-type="float">
            <text:p>6040</text:p>
          </table:table-cell>
          <table:table-cell table:formula="of:=[.L507]-[.M507]" office:value-type="float" office:value="0" calcext:value-type="float">
            <text:p>0</text:p>
          </table:table-cell>
          <table:table-cell table:formula="of:=[.N507]*[.N5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508]-[.$F$3]" office:value-type="float" office:value="7.587" calcext:value-type="float">
            <text:p>7.587</text:p>
          </table:table-cell>
          <table:table-cell table:formula="of:=[.B508]-[.$F$5]" office:value-type="float" office:value="-1.004" calcext:value-type="float">
            <text:p>-1.004</text:p>
          </table:table-cell>
          <table:table-cell table:formula="of:=[.C508]-[.$F$7]" office:value-type="float" office:value="2.429" calcext:value-type="float">
            <text:p>2.429</text:p>
          </table:table-cell>
          <table:table-cell table:formula="of:=[.D508]-[.$F$9]" office:value-type="float" office:value="-4.146" calcext:value-type="float">
            <text:p>-4.146</text:p>
          </table:table-cell>
          <table:table-cell office:value-type="float" office:value="5710" calcext:value-type="float">
            <text:p>5710</text:p>
          </table:table-cell>
          <table:table-cell table:formula="of:=[.$S$5]+[.H508]*[.$T$5]+[.I508]*[.$U$5]+[.J508]*[.$V$5]+[.K508]*[.$W$5]" office:value-type="float" office:value="5710" calcext:value-type="float">
            <text:p>5710</text:p>
          </table:table-cell>
          <table:table-cell table:formula="of:=[.L508]-[.M508]" office:value-type="float" office:value="0" calcext:value-type="float">
            <text:p>0</text:p>
          </table:table-cell>
          <table:table-cell table:formula="of:=[.N508]*[.N50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509]-[.$F$3]" office:value-type="float" office:value="8.587" calcext:value-type="float">
            <text:p>8.587</text:p>
          </table:table-cell>
          <table:table-cell table:formula="of:=[.B509]-[.$F$5]" office:value-type="float" office:value="1.996" calcext:value-type="float">
            <text:p>1.996</text:p>
          </table:table-cell>
          <table:table-cell table:formula="of:=[.C509]-[.$F$7]" office:value-type="float" office:value="0.429" calcext:value-type="float">
            <text:p>0.429</text:p>
          </table:table-cell>
          <table:table-cell table:formula="of:=[.D509]-[.$F$9]" office:value-type="float" office:value="1.854" calcext:value-type="float">
            <text:p>1.854</text:p>
          </table:table-cell>
          <table:table-cell office:value-type="float" office:value="5740" calcext:value-type="float">
            <text:p>5740</text:p>
          </table:table-cell>
          <table:table-cell table:formula="of:=[.$S$5]+[.H509]*[.$T$5]+[.I509]*[.$U$5]+[.J509]*[.$V$5]+[.K509]*[.$W$5]" office:value-type="float" office:value="5740" calcext:value-type="float">
            <text:p>5740</text:p>
          </table:table-cell>
          <table:table-cell table:formula="of:=[.L509]-[.M509]" office:value-type="float" office:value="0" calcext:value-type="float">
            <text:p>0</text:p>
          </table:table-cell>
          <table:table-cell table:formula="of:=[.N509]*[.N5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510]-[.$F$3]" office:value-type="float" office:value="-10.413" calcext:value-type="float">
            <text:p>-10.413</text:p>
          </table:table-cell>
          <table:table-cell table:formula="of:=[.B510]-[.$F$5]" office:value-type="float" office:value="-2.004" calcext:value-type="float">
            <text:p>-2.004</text:p>
          </table:table-cell>
          <table:table-cell table:formula="of:=[.C510]-[.$F$7]" office:value-type="float" office:value="-0.571" calcext:value-type="float">
            <text:p>-0.571</text:p>
          </table:table-cell>
          <table:table-cell table:formula="of:=[.D510]-[.$F$9]" office:value-type="float" office:value="1.854" calcext:value-type="float">
            <text:p>1.854</text:p>
          </table:table-cell>
          <table:table-cell office:value-type="float" office:value="5170" calcext:value-type="float">
            <text:p>5170</text:p>
          </table:table-cell>
          <table:table-cell table:formula="of:=[.$S$5]+[.H510]*[.$T$5]+[.I510]*[.$U$5]+[.J510]*[.$V$5]+[.K510]*[.$W$5]" office:value-type="float" office:value="5170" calcext:value-type="float">
            <text:p>5170</text:p>
          </table:table-cell>
          <table:table-cell table:formula="of:=[.L510]-[.M510]" office:value-type="float" office:value="0" calcext:value-type="float">
            <text:p>0</text:p>
          </table:table-cell>
          <table:table-cell table:formula="of:=[.N510]*[.N5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511]-[.$F$3]" office:value-type="float" office:value="1.587" calcext:value-type="float">
            <text:p>1.587</text:p>
          </table:table-cell>
          <table:table-cell table:formula="of:=[.B511]-[.$F$5]" office:value-type="float" office:value="0.996" calcext:value-type="float">
            <text:p>0.996</text:p>
          </table:table-cell>
          <table:table-cell table:formula="of:=[.C511]-[.$F$7]" office:value-type="float" office:value="2.429" calcext:value-type="float">
            <text:p>2.429</text:p>
          </table:table-cell>
          <table:table-cell table:formula="of:=[.D511]-[.$F$9]" office:value-type="float" office:value="0.854" calcext:value-type="float">
            <text:p>0.854</text:p>
          </table:table-cell>
          <table:table-cell office:value-type="float" office:value="5530" calcext:value-type="float">
            <text:p>5530</text:p>
          </table:table-cell>
          <table:table-cell table:formula="of:=[.$S$5]+[.H511]*[.$T$5]+[.I511]*[.$U$5]+[.J511]*[.$V$5]+[.K511]*[.$W$5]" office:value-type="float" office:value="5530" calcext:value-type="float">
            <text:p>5530</text:p>
          </table:table-cell>
          <table:table-cell table:formula="of:=[.L511]-[.M511]" office:value-type="float" office:value="0" calcext:value-type="float">
            <text:p>0</text:p>
          </table:table-cell>
          <table:table-cell table:formula="of:=[.N511]*[.N5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512]-[.$F$3]" office:value-type="float" office:value="1.587" calcext:value-type="float">
            <text:p>1.587</text:p>
          </table:table-cell>
          <table:table-cell table:formula="of:=[.B512]-[.$F$5]" office:value-type="float" office:value="-2.004" calcext:value-type="float">
            <text:p>-2.004</text:p>
          </table:table-cell>
          <table:table-cell table:formula="of:=[.C512]-[.$F$7]" office:value-type="float" office:value="0.429" calcext:value-type="float">
            <text:p>0.429</text:p>
          </table:table-cell>
          <table:table-cell table:formula="of:=[.D512]-[.$F$9]" office:value-type="float" office:value="-2.146" calcext:value-type="float">
            <text:p>-2.146</text:p>
          </table:table-cell>
          <table:table-cell office:value-type="float" office:value="5530" calcext:value-type="float">
            <text:p>5530</text:p>
          </table:table-cell>
          <table:table-cell table:formula="of:=[.$S$5]+[.H512]*[.$T$5]+[.I512]*[.$U$5]+[.J512]*[.$V$5]+[.K512]*[.$W$5]" office:value-type="float" office:value="5530" calcext:value-type="float">
            <text:p>5530</text:p>
          </table:table-cell>
          <table:table-cell table:formula="of:=[.L512]-[.M512]" office:value-type="float" office:value="0" calcext:value-type="float">
            <text:p>0</text:p>
          </table:table-cell>
          <table:table-cell table:formula="of:=[.N512]*[.N5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513]-[.$F$3]" office:value-type="float" office:value="3.587" calcext:value-type="float">
            <text:p>3.587</text:p>
          </table:table-cell>
          <table:table-cell table:formula="of:=[.B513]-[.$F$5]" office:value-type="float" office:value="-1.004" calcext:value-type="float">
            <text:p>-1.004</text:p>
          </table:table-cell>
          <table:table-cell table:formula="of:=[.C513]-[.$F$7]" office:value-type="float" office:value="2.429" calcext:value-type="float">
            <text:p>2.429</text:p>
          </table:table-cell>
          <table:table-cell table:formula="of:=[.D513]-[.$F$9]" office:value-type="float" office:value="-0.146" calcext:value-type="float">
            <text:p>-0.146</text:p>
          </table:table-cell>
          <table:table-cell office:value-type="float" office:value="5590" calcext:value-type="float">
            <text:p>5590</text:p>
          </table:table-cell>
          <table:table-cell table:formula="of:=[.$S$5]+[.H513]*[.$T$5]+[.I513]*[.$U$5]+[.J513]*[.$V$5]+[.K513]*[.$W$5]" office:value-type="float" office:value="5590" calcext:value-type="float">
            <text:p>5590</text:p>
          </table:table-cell>
          <table:table-cell table:formula="of:=[.L513]-[.M513]" office:value-type="float" office:value="0" calcext:value-type="float">
            <text:p>0</text:p>
          </table:table-cell>
          <table:table-cell table:formula="of:=[.N513]*[.N5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14]-[.$F$3]" office:value-type="float" office:value="10.587" calcext:value-type="float">
            <text:p>10.587</text:p>
          </table:table-cell>
          <table:table-cell table:formula="of:=[.B514]-[.$F$5]" office:value-type="float" office:value="-1.004" calcext:value-type="float">
            <text:p>-1.004</text:p>
          </table:table-cell>
          <table:table-cell table:formula="of:=[.C514]-[.$F$7]" office:value-type="float" office:value="-2.571" calcext:value-type="float">
            <text:p>-2.571</text:p>
          </table:table-cell>
          <table:table-cell table:formula="of:=[.D514]-[.$F$9]" office:value-type="float" office:value="-3.146" calcext:value-type="float">
            <text:p>-3.146</text:p>
          </table:table-cell>
          <table:table-cell office:value-type="float" office:value="5800" calcext:value-type="float">
            <text:p>5800</text:p>
          </table:table-cell>
          <table:table-cell table:formula="of:=[.$S$5]+[.H514]*[.$T$5]+[.I514]*[.$U$5]+[.J514]*[.$V$5]+[.K514]*[.$W$5]" office:value-type="float" office:value="5800" calcext:value-type="float">
            <text:p>5800</text:p>
          </table:table-cell>
          <table:table-cell table:formula="of:=[.L514]-[.M514]" office:value-type="float" office:value="0" calcext:value-type="float">
            <text:p>0</text:p>
          </table:table-cell>
          <table:table-cell table:formula="of:=[.N514]*[.N5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515]-[.$F$3]" office:value-type="float" office:value="7.587" calcext:value-type="float">
            <text:p>7.587</text:p>
          </table:table-cell>
          <table:table-cell table:formula="of:=[.B515]-[.$F$5]" office:value-type="float" office:value="-0.00399999999999956" calcext:value-type="float">
            <text:p>-0.004</text:p>
          </table:table-cell>
          <table:table-cell table:formula="of:=[.C515]-[.$F$7]" office:value-type="float" office:value="-2.571" calcext:value-type="float">
            <text:p>-2.571</text:p>
          </table:table-cell>
          <table:table-cell table:formula="of:=[.D515]-[.$F$9]" office:value-type="float" office:value="2.854" calcext:value-type="float">
            <text:p>2.854</text:p>
          </table:table-cell>
          <table:table-cell office:value-type="float" office:value="5710" calcext:value-type="float">
            <text:p>5710</text:p>
          </table:table-cell>
          <table:table-cell table:formula="of:=[.$S$5]+[.H515]*[.$T$5]+[.I515]*[.$U$5]+[.J515]*[.$V$5]+[.K515]*[.$W$5]" office:value-type="float" office:value="5710" calcext:value-type="float">
            <text:p>5710</text:p>
          </table:table-cell>
          <table:table-cell table:formula="of:=[.L515]-[.M515]" office:value-type="float" office:value="0" calcext:value-type="float">
            <text:p>0</text:p>
          </table:table-cell>
          <table:table-cell table:formula="of:=[.N515]*[.N5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516]-[.$F$3]" office:value-type="float" office:value="-7.413" calcext:value-type="float">
            <text:p>-7.413</text:p>
          </table:table-cell>
          <table:table-cell table:formula="of:=[.B516]-[.$F$5]" office:value-type="float" office:value="0.996" calcext:value-type="float">
            <text:p>0.996</text:p>
          </table:table-cell>
          <table:table-cell table:formula="of:=[.C516]-[.$F$7]" office:value-type="float" office:value="1.429" calcext:value-type="float">
            <text:p>1.429</text:p>
          </table:table-cell>
          <table:table-cell table:formula="of:=[.D516]-[.$F$9]" office:value-type="float" office:value="-4.146" calcext:value-type="float">
            <text:p>-4.146</text:p>
          </table:table-cell>
          <table:table-cell office:value-type="float" office:value="5260" calcext:value-type="float">
            <text:p>5260</text:p>
          </table:table-cell>
          <table:table-cell table:formula="of:=[.$S$5]+[.H516]*[.$T$5]+[.I516]*[.$U$5]+[.J516]*[.$V$5]+[.K516]*[.$W$5]" office:value-type="float" office:value="5260" calcext:value-type="float">
            <text:p>5260</text:p>
          </table:table-cell>
          <table:table-cell table:formula="of:=[.L516]-[.M516]" office:value-type="float" office:value="0" calcext:value-type="float">
            <text:p>0</text:p>
          </table:table-cell>
          <table:table-cell table:formula="of:=[.N516]*[.N5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517]-[.$F$3]" office:value-type="float" office:value="18.587" calcext:value-type="float">
            <text:p>18.587</text:p>
          </table:table-cell>
          <table:table-cell table:formula="of:=[.B517]-[.$F$5]" office:value-type="float" office:value="-0.00399999999999956" calcext:value-type="float">
            <text:p>-0.004</text:p>
          </table:table-cell>
          <table:table-cell table:formula="of:=[.C517]-[.$F$7]" office:value-type="float" office:value="-0.571" calcext:value-type="float">
            <text:p>-0.571</text:p>
          </table:table-cell>
          <table:table-cell table:formula="of:=[.D517]-[.$F$9]" office:value-type="float" office:value="3.854" calcext:value-type="float">
            <text:p>3.854</text:p>
          </table:table-cell>
          <table:table-cell office:value-type="float" office:value="6040" calcext:value-type="float">
            <text:p>6040</text:p>
          </table:table-cell>
          <table:table-cell table:formula="of:=[.$S$5]+[.H517]*[.$T$5]+[.I517]*[.$U$5]+[.J517]*[.$V$5]+[.K517]*[.$W$5]" office:value-type="float" office:value="6040" calcext:value-type="float">
            <text:p>6040</text:p>
          </table:table-cell>
          <table:table-cell table:formula="of:=[.L517]-[.M517]" office:value-type="float" office:value="0" calcext:value-type="float">
            <text:p>0</text:p>
          </table:table-cell>
          <table:table-cell table:formula="of:=[.N517]*[.N5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518]-[.$F$3]" office:value-type="float" office:value="3.587" calcext:value-type="float">
            <text:p>3.587</text:p>
          </table:table-cell>
          <table:table-cell table:formula="of:=[.B518]-[.$F$5]" office:value-type="float" office:value="-1.004" calcext:value-type="float">
            <text:p>-1.004</text:p>
          </table:table-cell>
          <table:table-cell table:formula="of:=[.C518]-[.$F$7]" office:value-type="float" office:value="0.429" calcext:value-type="float">
            <text:p>0.429</text:p>
          </table:table-cell>
          <table:table-cell table:formula="of:=[.D518]-[.$F$9]" office:value-type="float" office:value="1.854" calcext:value-type="float">
            <text:p>1.854</text:p>
          </table:table-cell>
          <table:table-cell office:value-type="float" office:value="5590" calcext:value-type="float">
            <text:p>5590</text:p>
          </table:table-cell>
          <table:table-cell table:formula="of:=[.$S$5]+[.H518]*[.$T$5]+[.I518]*[.$U$5]+[.J518]*[.$V$5]+[.K518]*[.$W$5]" office:value-type="float" office:value="5590" calcext:value-type="float">
            <text:p>5590</text:p>
          </table:table-cell>
          <table:table-cell table:formula="of:=[.L518]-[.M518]" office:value-type="float" office:value="0" calcext:value-type="float">
            <text:p>0</text:p>
          </table:table-cell>
          <table:table-cell table:formula="of:=[.N518]*[.N5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519]-[.$F$3]" office:value-type="float" office:value="-2.413" calcext:value-type="float">
            <text:p>-2.413</text:p>
          </table:table-cell>
          <table:table-cell table:formula="of:=[.B519]-[.$F$5]" office:value-type="float" office:value="-3.004" calcext:value-type="float">
            <text:p>-3.004</text:p>
          </table:table-cell>
          <table:table-cell table:formula="of:=[.C519]-[.$F$7]" office:value-type="float" office:value="1.429" calcext:value-type="float">
            <text:p>1.429</text:p>
          </table:table-cell>
          <table:table-cell table:formula="of:=[.D519]-[.$F$9]" office:value-type="float" office:value="0.854" calcext:value-type="float">
            <text:p>0.854</text:p>
          </table:table-cell>
          <table:table-cell office:value-type="float" office:value="5410" calcext:value-type="float">
            <text:p>5410</text:p>
          </table:table-cell>
          <table:table-cell table:formula="of:=[.$S$5]+[.H519]*[.$T$5]+[.I519]*[.$U$5]+[.J519]*[.$V$5]+[.K519]*[.$W$5]" office:value-type="float" office:value="5410" calcext:value-type="float">
            <text:p>5410</text:p>
          </table:table-cell>
          <table:table-cell table:formula="of:=[.L519]-[.M519]" office:value-type="float" office:value="0" calcext:value-type="float">
            <text:p>0</text:p>
          </table:table-cell>
          <table:table-cell table:formula="of:=[.N519]*[.N5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520]-[.$F$3]" office:value-type="float" office:value="3.587" calcext:value-type="float">
            <text:p>3.587</text:p>
          </table:table-cell>
          <table:table-cell table:formula="of:=[.B520]-[.$F$5]" office:value-type="float" office:value="-0.00399999999999956" calcext:value-type="float">
            <text:p>-0.004</text:p>
          </table:table-cell>
          <table:table-cell table:formula="of:=[.C520]-[.$F$7]" office:value-type="float" office:value="0.429" calcext:value-type="float">
            <text:p>0.429</text:p>
          </table:table-cell>
          <table:table-cell table:formula="of:=[.D520]-[.$F$9]" office:value-type="float" office:value="3.854" calcext:value-type="float">
            <text:p>3.854</text:p>
          </table:table-cell>
          <table:table-cell office:value-type="float" office:value="5590" calcext:value-type="float">
            <text:p>5590</text:p>
          </table:table-cell>
          <table:table-cell table:formula="of:=[.$S$5]+[.H520]*[.$T$5]+[.I520]*[.$U$5]+[.J520]*[.$V$5]+[.K520]*[.$W$5]" office:value-type="float" office:value="5590" calcext:value-type="float">
            <text:p>5590</text:p>
          </table:table-cell>
          <table:table-cell table:formula="of:=[.L520]-[.M520]" office:value-type="float" office:value="0" calcext:value-type="float">
            <text:p>0</text:p>
          </table:table-cell>
          <table:table-cell table:formula="of:=[.N520]*[.N5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521]-[.$F$3]" office:value-type="float" office:value="2.587" calcext:value-type="float">
            <text:p>2.587</text:p>
          </table:table-cell>
          <table:table-cell table:formula="of:=[.B521]-[.$F$5]" office:value-type="float" office:value="1.996" calcext:value-type="float">
            <text:p>1.996</text:p>
          </table:table-cell>
          <table:table-cell table:formula="of:=[.C521]-[.$F$7]" office:value-type="float" office:value="1.429" calcext:value-type="float">
            <text:p>1.429</text:p>
          </table:table-cell>
          <table:table-cell table:formula="of:=[.D521]-[.$F$9]" office:value-type="float" office:value="0.854" calcext:value-type="float">
            <text:p>0.854</text:p>
          </table:table-cell>
          <table:table-cell office:value-type="float" office:value="5560" calcext:value-type="float">
            <text:p>5560</text:p>
          </table:table-cell>
          <table:table-cell table:formula="of:=[.$S$5]+[.H521]*[.$T$5]+[.I521]*[.$U$5]+[.J521]*[.$V$5]+[.K521]*[.$W$5]" office:value-type="float" office:value="5560" calcext:value-type="float">
            <text:p>5560</text:p>
          </table:table-cell>
          <table:table-cell table:formula="of:=[.L521]-[.M521]" office:value-type="float" office:value="0" calcext:value-type="float">
            <text:p>0</text:p>
          </table:table-cell>
          <table:table-cell table:formula="of:=[.N521]*[.N5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22]-[.$F$3]" office:value-type="float" office:value="-6.413" calcext:value-type="float">
            <text:p>-6.413</text:p>
          </table:table-cell>
          <table:table-cell table:formula="of:=[.B522]-[.$F$5]" office:value-type="float" office:value="0.996" calcext:value-type="float">
            <text:p>0.996</text:p>
          </table:table-cell>
          <table:table-cell table:formula="of:=[.C522]-[.$F$7]" office:value-type="float" office:value="-0.571" calcext:value-type="float">
            <text:p>-0.571</text:p>
          </table:table-cell>
          <table:table-cell table:formula="of:=[.D522]-[.$F$9]" office:value-type="float" office:value="-3.146" calcext:value-type="float">
            <text:p>-3.146</text:p>
          </table:table-cell>
          <table:table-cell office:value-type="float" office:value="5290" calcext:value-type="float">
            <text:p>5290</text:p>
          </table:table-cell>
          <table:table-cell table:formula="of:=[.$S$5]+[.H522]*[.$T$5]+[.I522]*[.$U$5]+[.J522]*[.$V$5]+[.K522]*[.$W$5]" office:value-type="float" office:value="5290" calcext:value-type="float">
            <text:p>5290</text:p>
          </table:table-cell>
          <table:table-cell table:formula="of:=[.L522]-[.M522]" office:value-type="float" office:value="0" calcext:value-type="float">
            <text:p>0</text:p>
          </table:table-cell>
          <table:table-cell table:formula="of:=[.N522]*[.N5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523]-[.$F$3]" office:value-type="float" office:value="-8.413" calcext:value-type="float">
            <text:p>-8.413</text:p>
          </table:table-cell>
          <table:table-cell table:formula="of:=[.B523]-[.$F$5]" office:value-type="float" office:value="0.996" calcext:value-type="float">
            <text:p>0.996</text:p>
          </table:table-cell>
          <table:table-cell table:formula="of:=[.C523]-[.$F$7]" office:value-type="float" office:value="0.429" calcext:value-type="float">
            <text:p>0.429</text:p>
          </table:table-cell>
          <table:table-cell table:formula="of:=[.D523]-[.$F$9]" office:value-type="float" office:value="3.854" calcext:value-type="float">
            <text:p>3.854</text:p>
          </table:table-cell>
          <table:table-cell office:value-type="float" office:value="5230" calcext:value-type="float">
            <text:p>5230</text:p>
          </table:table-cell>
          <table:table-cell table:formula="of:=[.$S$5]+[.H523]*[.$T$5]+[.I523]*[.$U$5]+[.J523]*[.$V$5]+[.K523]*[.$W$5]" office:value-type="float" office:value="5230" calcext:value-type="float">
            <text:p>5230</text:p>
          </table:table-cell>
          <table:table-cell table:formula="of:=[.L523]-[.M523]" office:value-type="float" office:value="0" calcext:value-type="float">
            <text:p>0</text:p>
          </table:table-cell>
          <table:table-cell table:formula="of:=[.N523]*[.N5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24]-[.$F$3]" office:value-type="float" office:value="-2.413" calcext:value-type="float">
            <text:p>-2.413</text:p>
          </table:table-cell>
          <table:table-cell table:formula="of:=[.B524]-[.$F$5]" office:value-type="float" office:value="0.996" calcext:value-type="float">
            <text:p>0.996</text:p>
          </table:table-cell>
          <table:table-cell table:formula="of:=[.C524]-[.$F$7]" office:value-type="float" office:value="1.429" calcext:value-type="float">
            <text:p>1.429</text:p>
          </table:table-cell>
          <table:table-cell table:formula="of:=[.D524]-[.$F$9]" office:value-type="float" office:value="-5.146" calcext:value-type="float">
            <text:p>-5.146</text:p>
          </table:table-cell>
          <table:table-cell office:value-type="float" office:value="5410" calcext:value-type="float">
            <text:p>5410</text:p>
          </table:table-cell>
          <table:table-cell table:formula="of:=[.$S$5]+[.H524]*[.$T$5]+[.I524]*[.$U$5]+[.J524]*[.$V$5]+[.K524]*[.$W$5]" office:value-type="float" office:value="5410" calcext:value-type="float">
            <text:p>5410</text:p>
          </table:table-cell>
          <table:table-cell table:formula="of:=[.L524]-[.M524]" office:value-type="float" office:value="0" calcext:value-type="float">
            <text:p>0</text:p>
          </table:table-cell>
          <table:table-cell table:formula="of:=[.N524]*[.N5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525]-[.$F$3]" office:value-type="float" office:value="-3.413" calcext:value-type="float">
            <text:p>-3.413</text:p>
          </table:table-cell>
          <table:table-cell table:formula="of:=[.B525]-[.$F$5]" office:value-type="float" office:value="-1.004" calcext:value-type="float">
            <text:p>-1.004</text:p>
          </table:table-cell>
          <table:table-cell table:formula="of:=[.C525]-[.$F$7]" office:value-type="float" office:value="-0.571" calcext:value-type="float">
            <text:p>-0.571</text:p>
          </table:table-cell>
          <table:table-cell table:formula="of:=[.D525]-[.$F$9]" office:value-type="float" office:value="4.854" calcext:value-type="float">
            <text:p>4.854</text:p>
          </table:table-cell>
          <table:table-cell office:value-type="float" office:value="5380" calcext:value-type="float">
            <text:p>5380</text:p>
          </table:table-cell>
          <table:table-cell table:formula="of:=[.$S$5]+[.H525]*[.$T$5]+[.I525]*[.$U$5]+[.J525]*[.$V$5]+[.K525]*[.$W$5]" office:value-type="float" office:value="5380" calcext:value-type="float">
            <text:p>5380</text:p>
          </table:table-cell>
          <table:table-cell table:formula="of:=[.L525]-[.M525]" office:value-type="float" office:value="0" calcext:value-type="float">
            <text:p>0</text:p>
          </table:table-cell>
          <table:table-cell table:formula="of:=[.N525]*[.N5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526]-[.$F$3]" office:value-type="float" office:value="-4.413" calcext:value-type="float">
            <text:p>-4.413</text:p>
          </table:table-cell>
          <table:table-cell table:formula="of:=[.B526]-[.$F$5]" office:value-type="float" office:value="0.996" calcext:value-type="float">
            <text:p>0.996</text:p>
          </table:table-cell>
          <table:table-cell table:formula="of:=[.C526]-[.$F$7]" office:value-type="float" office:value="-2.571" calcext:value-type="float">
            <text:p>-2.571</text:p>
          </table:table-cell>
          <table:table-cell table:formula="of:=[.D526]-[.$F$9]" office:value-type="float" office:value="0.854" calcext:value-type="float">
            <text:p>0.854</text:p>
          </table:table-cell>
          <table:table-cell office:value-type="float" office:value="5350" calcext:value-type="float">
            <text:p>5350</text:p>
          </table:table-cell>
          <table:table-cell table:formula="of:=[.$S$5]+[.H526]*[.$T$5]+[.I526]*[.$U$5]+[.J526]*[.$V$5]+[.K526]*[.$W$5]" office:value-type="float" office:value="5350" calcext:value-type="float">
            <text:p>5350</text:p>
          </table:table-cell>
          <table:table-cell table:formula="of:=[.L526]-[.M526]" office:value-type="float" office:value="0" calcext:value-type="float">
            <text:p>0</text:p>
          </table:table-cell>
          <table:table-cell table:formula="of:=[.N526]*[.N5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527]-[.$F$3]" office:value-type="float" office:value="1.587" calcext:value-type="float">
            <text:p>1.587</text:p>
          </table:table-cell>
          <table:table-cell table:formula="of:=[.B527]-[.$F$5]" office:value-type="float" office:value="1.996" calcext:value-type="float">
            <text:p>1.996</text:p>
          </table:table-cell>
          <table:table-cell table:formula="of:=[.C527]-[.$F$7]" office:value-type="float" office:value="0.429" calcext:value-type="float">
            <text:p>0.429</text:p>
          </table:table-cell>
          <table:table-cell table:formula="of:=[.D527]-[.$F$9]" office:value-type="float" office:value="-0.146" calcext:value-type="float">
            <text:p>-0.146</text:p>
          </table:table-cell>
          <table:table-cell office:value-type="float" office:value="5530" calcext:value-type="float">
            <text:p>5530</text:p>
          </table:table-cell>
          <table:table-cell table:formula="of:=[.$S$5]+[.H527]*[.$T$5]+[.I527]*[.$U$5]+[.J527]*[.$V$5]+[.K527]*[.$W$5]" office:value-type="float" office:value="5530" calcext:value-type="float">
            <text:p>5530</text:p>
          </table:table-cell>
          <table:table-cell table:formula="of:=[.L527]-[.M527]" office:value-type="float" office:value="0" calcext:value-type="float">
            <text:p>0</text:p>
          </table:table-cell>
          <table:table-cell table:formula="of:=[.N527]*[.N5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528]-[.$F$3]" office:value-type="float" office:value="-14.413" calcext:value-type="float">
            <text:p>-14.413</text:p>
          </table:table-cell>
          <table:table-cell table:formula="of:=[.B528]-[.$F$5]" office:value-type="float" office:value="-2.004" calcext:value-type="float">
            <text:p>-2.004</text:p>
          </table:table-cell>
          <table:table-cell table:formula="of:=[.C528]-[.$F$7]" office:value-type="float" office:value="0.429" calcext:value-type="float">
            <text:p>0.429</text:p>
          </table:table-cell>
          <table:table-cell table:formula="of:=[.D528]-[.$F$9]" office:value-type="float" office:value="-4.146" calcext:value-type="float">
            <text:p>-4.146</text:p>
          </table:table-cell>
          <table:table-cell office:value-type="float" office:value="5050" calcext:value-type="float">
            <text:p>5050</text:p>
          </table:table-cell>
          <table:table-cell table:formula="of:=[.$S$5]+[.H528]*[.$T$5]+[.I528]*[.$U$5]+[.J528]*[.$V$5]+[.K528]*[.$W$5]" office:value-type="float" office:value="5050" calcext:value-type="float">
            <text:p>5050</text:p>
          </table:table-cell>
          <table:table-cell table:formula="of:=[.L528]-[.M528]" office:value-type="float" office:value="0" calcext:value-type="float">
            <text:p>0</text:p>
          </table:table-cell>
          <table:table-cell table:formula="of:=[.N528]*[.N5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529]-[.$F$3]" office:value-type="float" office:value="-0.412999999999997" calcext:value-type="float">
            <text:p>-0.412999999999997</text:p>
          </table:table-cell>
          <table:table-cell table:formula="of:=[.B529]-[.$F$5]" office:value-type="float" office:value="-1.004" calcext:value-type="float">
            <text:p>-1.004</text:p>
          </table:table-cell>
          <table:table-cell table:formula="of:=[.C529]-[.$F$7]" office:value-type="float" office:value="0.429" calcext:value-type="float">
            <text:p>0.429</text:p>
          </table:table-cell>
          <table:table-cell table:formula="of:=[.D529]-[.$F$9]" office:value-type="float" office:value="-4.146" calcext:value-type="float">
            <text:p>-4.146</text:p>
          </table:table-cell>
          <table:table-cell office:value-type="float" office:value="5470" calcext:value-type="float">
            <text:p>5470</text:p>
          </table:table-cell>
          <table:table-cell table:formula="of:=[.$S$5]+[.H529]*[.$T$5]+[.I529]*[.$U$5]+[.J529]*[.$V$5]+[.K529]*[.$W$5]" office:value-type="float" office:value="5470" calcext:value-type="float">
            <text:p>5470</text:p>
          </table:table-cell>
          <table:table-cell table:formula="of:=[.L529]-[.M529]" office:value-type="float" office:value="0" calcext:value-type="float">
            <text:p>0</text:p>
          </table:table-cell>
          <table:table-cell table:formula="of:=[.N529]*[.N5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530]-[.$F$3]" office:value-type="float" office:value="11.587" calcext:value-type="float">
            <text:p>11.587</text:p>
          </table:table-cell>
          <table:table-cell table:formula="of:=[.B530]-[.$F$5]" office:value-type="float" office:value="-0.00399999999999956" calcext:value-type="float">
            <text:p>-0.004</text:p>
          </table:table-cell>
          <table:table-cell table:formula="of:=[.C530]-[.$F$7]" office:value-type="float" office:value="0.429" calcext:value-type="float">
            <text:p>0.429</text:p>
          </table:table-cell>
          <table:table-cell table:formula="of:=[.D530]-[.$F$9]" office:value-type="float" office:value="3.854" calcext:value-type="float">
            <text:p>3.854</text:p>
          </table:table-cell>
          <table:table-cell office:value-type="float" office:value="5830" calcext:value-type="float">
            <text:p>5830</text:p>
          </table:table-cell>
          <table:table-cell table:formula="of:=[.$S$5]+[.H530]*[.$T$5]+[.I530]*[.$U$5]+[.J530]*[.$V$5]+[.K530]*[.$W$5]" office:value-type="float" office:value="5830" calcext:value-type="float">
            <text:p>5830</text:p>
          </table:table-cell>
          <table:table-cell table:formula="of:=[.L530]-[.M530]" office:value-type="float" office:value="0" calcext:value-type="float">
            <text:p>0</text:p>
          </table:table-cell>
          <table:table-cell table:formula="of:=[.N530]*[.N5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531]-[.$F$3]" office:value-type="float" office:value="3.587" calcext:value-type="float">
            <text:p>3.587</text:p>
          </table:table-cell>
          <table:table-cell table:formula="of:=[.B531]-[.$F$5]" office:value-type="float" office:value="-0.00399999999999956" calcext:value-type="float">
            <text:p>-0.004</text:p>
          </table:table-cell>
          <table:table-cell table:formula="of:=[.C531]-[.$F$7]" office:value-type="float" office:value="-1.571" calcext:value-type="float">
            <text:p>-1.571</text:p>
          </table:table-cell>
          <table:table-cell table:formula="of:=[.D531]-[.$F$9]" office:value-type="float" office:value="-0.146" calcext:value-type="float">
            <text:p>-0.146</text:p>
          </table:table-cell>
          <table:table-cell office:value-type="float" office:value="5590" calcext:value-type="float">
            <text:p>5590</text:p>
          </table:table-cell>
          <table:table-cell table:formula="of:=[.$S$5]+[.H531]*[.$T$5]+[.I531]*[.$U$5]+[.J531]*[.$V$5]+[.K531]*[.$W$5]" office:value-type="float" office:value="5590" calcext:value-type="float">
            <text:p>5590</text:p>
          </table:table-cell>
          <table:table-cell table:formula="of:=[.L531]-[.M531]" office:value-type="float" office:value="0" calcext:value-type="float">
            <text:p>0</text:p>
          </table:table-cell>
          <table:table-cell table:formula="of:=[.N531]*[.N5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532]-[.$F$3]" office:value-type="float" office:value="-16.413" calcext:value-type="float">
            <text:p>-16.413</text:p>
          </table:table-cell>
          <table:table-cell table:formula="of:=[.B532]-[.$F$5]" office:value-type="float" office:value="-2.004" calcext:value-type="float">
            <text:p>-2.004</text:p>
          </table:table-cell>
          <table:table-cell table:formula="of:=[.C532]-[.$F$7]" office:value-type="float" office:value="-0.571" calcext:value-type="float">
            <text:p>-0.571</text:p>
          </table:table-cell>
          <table:table-cell table:formula="of:=[.D532]-[.$F$9]" office:value-type="float" office:value="0.854" calcext:value-type="float">
            <text:p>0.854</text:p>
          </table:table-cell>
          <table:table-cell office:value-type="float" office:value="4990" calcext:value-type="float">
            <text:p>4990</text:p>
          </table:table-cell>
          <table:table-cell table:formula="of:=[.$S$5]+[.H532]*[.$T$5]+[.I532]*[.$U$5]+[.J532]*[.$V$5]+[.K532]*[.$W$5]" office:value-type="float" office:value="4990" calcext:value-type="float">
            <text:p>4990</text:p>
          </table:table-cell>
          <table:table-cell table:formula="of:=[.L532]-[.M532]" office:value-type="float" office:value="0" calcext:value-type="float">
            <text:p>0</text:p>
          </table:table-cell>
          <table:table-cell table:formula="of:=[.N532]*[.N5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533]-[.$F$3]" office:value-type="float" office:value="-2.413" calcext:value-type="float">
            <text:p>-2.413</text:p>
          </table:table-cell>
          <table:table-cell table:formula="of:=[.B533]-[.$F$5]" office:value-type="float" office:value="-3.004" calcext:value-type="float">
            <text:p>-3.004</text:p>
          </table:table-cell>
          <table:table-cell table:formula="of:=[.C533]-[.$F$7]" office:value-type="float" office:value="-0.571" calcext:value-type="float">
            <text:p>-0.571</text:p>
          </table:table-cell>
          <table:table-cell table:formula="of:=[.D533]-[.$F$9]" office:value-type="float" office:value="3.854" calcext:value-type="float">
            <text:p>3.854</text:p>
          </table:table-cell>
          <table:table-cell office:value-type="float" office:value="5410" calcext:value-type="float">
            <text:p>5410</text:p>
          </table:table-cell>
          <table:table-cell table:formula="of:=[.$S$5]+[.H533]*[.$T$5]+[.I533]*[.$U$5]+[.J533]*[.$V$5]+[.K533]*[.$W$5]" office:value-type="float" office:value="5410" calcext:value-type="float">
            <text:p>5410</text:p>
          </table:table-cell>
          <table:table-cell table:formula="of:=[.L533]-[.M533]" office:value-type="float" office:value="0" calcext:value-type="float">
            <text:p>0</text:p>
          </table:table-cell>
          <table:table-cell table:formula="of:=[.N533]*[.N5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534]-[.$F$3]" office:value-type="float" office:value="-8.413" calcext:value-type="float">
            <text:p>-8.413</text:p>
          </table:table-cell>
          <table:table-cell table:formula="of:=[.B534]-[.$F$5]" office:value-type="float" office:value="0.996" calcext:value-type="float">
            <text:p>0.996</text:p>
          </table:table-cell>
          <table:table-cell table:formula="of:=[.C534]-[.$F$7]" office:value-type="float" office:value="2.429" calcext:value-type="float">
            <text:p>2.429</text:p>
          </table:table-cell>
          <table:table-cell table:formula="of:=[.D534]-[.$F$9]" office:value-type="float" office:value="-2.146" calcext:value-type="float">
            <text:p>-2.146</text:p>
          </table:table-cell>
          <table:table-cell office:value-type="float" office:value="5230" calcext:value-type="float">
            <text:p>5230</text:p>
          </table:table-cell>
          <table:table-cell table:formula="of:=[.$S$5]+[.H534]*[.$T$5]+[.I534]*[.$U$5]+[.J534]*[.$V$5]+[.K534]*[.$W$5]" office:value-type="float" office:value="5230" calcext:value-type="float">
            <text:p>5230</text:p>
          </table:table-cell>
          <table:table-cell table:formula="of:=[.L534]-[.M534]" office:value-type="float" office:value="0" calcext:value-type="float">
            <text:p>0</text:p>
          </table:table-cell>
          <table:table-cell table:formula="of:=[.N534]*[.N5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535]-[.$F$3]" office:value-type="float" office:value="-14.413" calcext:value-type="float">
            <text:p>-14.413</text:p>
          </table:table-cell>
          <table:table-cell table:formula="of:=[.B535]-[.$F$5]" office:value-type="float" office:value="-0.00399999999999956" calcext:value-type="float">
            <text:p>-0.004</text:p>
          </table:table-cell>
          <table:table-cell table:formula="of:=[.C535]-[.$F$7]" office:value-type="float" office:value="0.429" calcext:value-type="float">
            <text:p>0.429</text:p>
          </table:table-cell>
          <table:table-cell table:formula="of:=[.D535]-[.$F$9]" office:value-type="float" office:value="-1.146" calcext:value-type="float">
            <text:p>-1.146</text:p>
          </table:table-cell>
          <table:table-cell office:value-type="float" office:value="5050" calcext:value-type="float">
            <text:p>5050</text:p>
          </table:table-cell>
          <table:table-cell table:formula="of:=[.$S$5]+[.H535]*[.$T$5]+[.I535]*[.$U$5]+[.J535]*[.$V$5]+[.K535]*[.$W$5]" office:value-type="float" office:value="5050" calcext:value-type="float">
            <text:p>5050</text:p>
          </table:table-cell>
          <table:table-cell table:formula="of:=[.L535]-[.M535]" office:value-type="float" office:value="0" calcext:value-type="float">
            <text:p>0</text:p>
          </table:table-cell>
          <table:table-cell table:formula="of:=[.N535]*[.N5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536]-[.$F$3]" office:value-type="float" office:value="-8.413" calcext:value-type="float">
            <text:p>-8.413</text:p>
          </table:table-cell>
          <table:table-cell table:formula="of:=[.B536]-[.$F$5]" office:value-type="float" office:value="-2.004" calcext:value-type="float">
            <text:p>-2.004</text:p>
          </table:table-cell>
          <table:table-cell table:formula="of:=[.C536]-[.$F$7]" office:value-type="float" office:value="1.429" calcext:value-type="float">
            <text:p>1.429</text:p>
          </table:table-cell>
          <table:table-cell table:formula="of:=[.D536]-[.$F$9]" office:value-type="float" office:value="2.854" calcext:value-type="float">
            <text:p>2.854</text:p>
          </table:table-cell>
          <table:table-cell office:value-type="float" office:value="5230" calcext:value-type="float">
            <text:p>5230</text:p>
          </table:table-cell>
          <table:table-cell table:formula="of:=[.$S$5]+[.H536]*[.$T$5]+[.I536]*[.$U$5]+[.J536]*[.$V$5]+[.K536]*[.$W$5]" office:value-type="float" office:value="5230" calcext:value-type="float">
            <text:p>5230</text:p>
          </table:table-cell>
          <table:table-cell table:formula="of:=[.L536]-[.M536]" office:value-type="float" office:value="0" calcext:value-type="float">
            <text:p>0</text:p>
          </table:table-cell>
          <table:table-cell table:formula="of:=[.N536]*[.N5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537]-[.$F$3]" office:value-type="float" office:value="4.587" calcext:value-type="float">
            <text:p>4.587</text:p>
          </table:table-cell>
          <table:table-cell table:formula="of:=[.B537]-[.$F$5]" office:value-type="float" office:value="-0.00399999999999956" calcext:value-type="float">
            <text:p>-0.004</text:p>
          </table:table-cell>
          <table:table-cell table:formula="of:=[.C537]-[.$F$7]" office:value-type="float" office:value="-1.571" calcext:value-type="float">
            <text:p>-1.571</text:p>
          </table:table-cell>
          <table:table-cell table:formula="of:=[.D537]-[.$F$9]" office:value-type="float" office:value="4.854" calcext:value-type="float">
            <text:p>4.854</text:p>
          </table:table-cell>
          <table:table-cell office:value-type="float" office:value="5620" calcext:value-type="float">
            <text:p>5620</text:p>
          </table:table-cell>
          <table:table-cell table:formula="of:=[.$S$5]+[.H537]*[.$T$5]+[.I537]*[.$U$5]+[.J537]*[.$V$5]+[.K537]*[.$W$5]" office:value-type="float" office:value="5620" calcext:value-type="float">
            <text:p>5620</text:p>
          </table:table-cell>
          <table:table-cell table:formula="of:=[.L537]-[.M537]" office:value-type="float" office:value="0" calcext:value-type="float">
            <text:p>0</text:p>
          </table:table-cell>
          <table:table-cell table:formula="of:=[.N537]*[.N5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538]-[.$F$3]" office:value-type="float" office:value="6.587" calcext:value-type="float">
            <text:p>6.587</text:p>
          </table:table-cell>
          <table:table-cell table:formula="of:=[.B538]-[.$F$5]" office:value-type="float" office:value="-2.004" calcext:value-type="float">
            <text:p>-2.004</text:p>
          </table:table-cell>
          <table:table-cell table:formula="of:=[.C538]-[.$F$7]" office:value-type="float" office:value="0.429" calcext:value-type="float">
            <text:p>0.429</text:p>
          </table:table-cell>
          <table:table-cell table:formula="of:=[.D538]-[.$F$9]" office:value-type="float" office:value="-1.146" calcext:value-type="float">
            <text:p>-1.146</text:p>
          </table:table-cell>
          <table:table-cell office:value-type="float" office:value="5680" calcext:value-type="float">
            <text:p>5680</text:p>
          </table:table-cell>
          <table:table-cell table:formula="of:=[.$S$5]+[.H538]*[.$T$5]+[.I538]*[.$U$5]+[.J538]*[.$V$5]+[.K538]*[.$W$5]" office:value-type="float" office:value="5680" calcext:value-type="float">
            <text:p>5680</text:p>
          </table:table-cell>
          <table:table-cell table:formula="of:=[.L538]-[.M538]" office:value-type="float" office:value="0" calcext:value-type="float">
            <text:p>0</text:p>
          </table:table-cell>
          <table:table-cell table:formula="of:=[.N538]*[.N5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539]-[.$F$3]" office:value-type="float" office:value="-5.413" calcext:value-type="float">
            <text:p>-5.413</text:p>
          </table:table-cell>
          <table:table-cell table:formula="of:=[.B539]-[.$F$5]" office:value-type="float" office:value="-1.004" calcext:value-type="float">
            <text:p>-1.004</text:p>
          </table:table-cell>
          <table:table-cell table:formula="of:=[.C539]-[.$F$7]" office:value-type="float" office:value="1.429" calcext:value-type="float">
            <text:p>1.429</text:p>
          </table:table-cell>
          <table:table-cell table:formula="of:=[.D539]-[.$F$9]" office:value-type="float" office:value="-0.146" calcext:value-type="float">
            <text:p>-0.146</text:p>
          </table:table-cell>
          <table:table-cell office:value-type="float" office:value="5320" calcext:value-type="float">
            <text:p>5320</text:p>
          </table:table-cell>
          <table:table-cell table:formula="of:=[.$S$5]+[.H539]*[.$T$5]+[.I539]*[.$U$5]+[.J539]*[.$V$5]+[.K539]*[.$W$5]" office:value-type="float" office:value="5320" calcext:value-type="float">
            <text:p>5320</text:p>
          </table:table-cell>
          <table:table-cell table:formula="of:=[.L539]-[.M539]" office:value-type="float" office:value="0" calcext:value-type="float">
            <text:p>0</text:p>
          </table:table-cell>
          <table:table-cell table:formula="of:=[.N539]*[.N5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40]-[.$F$3]" office:value-type="float" office:value="-7.413" calcext:value-type="float">
            <text:p>-7.413</text:p>
          </table:table-cell>
          <table:table-cell table:formula="of:=[.B540]-[.$F$5]" office:value-type="float" office:value="-0.00399999999999956" calcext:value-type="float">
            <text:p>-0.004</text:p>
          </table:table-cell>
          <table:table-cell table:formula="of:=[.C540]-[.$F$7]" office:value-type="float" office:value="-0.571" calcext:value-type="float">
            <text:p>-0.571</text:p>
          </table:table-cell>
          <table:table-cell table:formula="of:=[.D540]-[.$F$9]" office:value-type="float" office:value="-3.146" calcext:value-type="float">
            <text:p>-3.146</text:p>
          </table:table-cell>
          <table:table-cell office:value-type="float" office:value="5260" calcext:value-type="float">
            <text:p>5260</text:p>
          </table:table-cell>
          <table:table-cell table:formula="of:=[.$S$5]+[.H540]*[.$T$5]+[.I540]*[.$U$5]+[.J540]*[.$V$5]+[.K540]*[.$W$5]" office:value-type="float" office:value="5260" calcext:value-type="float">
            <text:p>5260</text:p>
          </table:table-cell>
          <table:table-cell table:formula="of:=[.L540]-[.M540]" office:value-type="float" office:value="0" calcext:value-type="float">
            <text:p>0</text:p>
          </table:table-cell>
          <table:table-cell table:formula="of:=[.N540]*[.N5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541]-[.$F$3]" office:value-type="float" office:value="5.587" calcext:value-type="float">
            <text:p>5.587</text:p>
          </table:table-cell>
          <table:table-cell table:formula="of:=[.B541]-[.$F$5]" office:value-type="float" office:value="1.996" calcext:value-type="float">
            <text:p>1.996</text:p>
          </table:table-cell>
          <table:table-cell table:formula="of:=[.C541]-[.$F$7]" office:value-type="float" office:value="-1.571" calcext:value-type="float">
            <text:p>-1.571</text:p>
          </table:table-cell>
          <table:table-cell table:formula="of:=[.D541]-[.$F$9]" office:value-type="float" office:value="2.854" calcext:value-type="float">
            <text:p>2.854</text:p>
          </table:table-cell>
          <table:table-cell office:value-type="float" office:value="5650" calcext:value-type="float">
            <text:p>5650</text:p>
          </table:table-cell>
          <table:table-cell table:formula="of:=[.$S$5]+[.H541]*[.$T$5]+[.I541]*[.$U$5]+[.J541]*[.$V$5]+[.K541]*[.$W$5]" office:value-type="float" office:value="5650" calcext:value-type="float">
            <text:p>5650</text:p>
          </table:table-cell>
          <table:table-cell table:formula="of:=[.L541]-[.M541]" office:value-type="float" office:value="0" calcext:value-type="float">
            <text:p>0</text:p>
          </table:table-cell>
          <table:table-cell table:formula="of:=[.N541]*[.N5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542]-[.$F$3]" office:value-type="float" office:value="11.587" calcext:value-type="float">
            <text:p>11.587</text:p>
          </table:table-cell>
          <table:table-cell table:formula="of:=[.B542]-[.$F$5]" office:value-type="float" office:value="-1.004" calcext:value-type="float">
            <text:p>-1.004</text:p>
          </table:table-cell>
          <table:table-cell table:formula="of:=[.C542]-[.$F$7]" office:value-type="float" office:value="1.429" calcext:value-type="float">
            <text:p>1.429</text:p>
          </table:table-cell>
          <table:table-cell table:formula="of:=[.D542]-[.$F$9]" office:value-type="float" office:value="-4.146" calcext:value-type="float">
            <text:p>-4.146</text:p>
          </table:table-cell>
          <table:table-cell office:value-type="float" office:value="5830" calcext:value-type="float">
            <text:p>5830</text:p>
          </table:table-cell>
          <table:table-cell table:formula="of:=[.$S$5]+[.H542]*[.$T$5]+[.I542]*[.$U$5]+[.J542]*[.$V$5]+[.K542]*[.$W$5]" office:value-type="float" office:value="5830" calcext:value-type="float">
            <text:p>5830</text:p>
          </table:table-cell>
          <table:table-cell table:formula="of:=[.L542]-[.M542]" office:value-type="float" office:value="0" calcext:value-type="float">
            <text:p>0</text:p>
          </table:table-cell>
          <table:table-cell table:formula="of:=[.N542]*[.N5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543]-[.$F$3]" office:value-type="float" office:value="-14.413" calcext:value-type="float">
            <text:p>-14.413</text:p>
          </table:table-cell>
          <table:table-cell table:formula="of:=[.B543]-[.$F$5]" office:value-type="float" office:value="1.996" calcext:value-type="float">
            <text:p>1.996</text:p>
          </table:table-cell>
          <table:table-cell table:formula="of:=[.C543]-[.$F$7]" office:value-type="float" office:value="0.429" calcext:value-type="float">
            <text:p>0.429</text:p>
          </table:table-cell>
          <table:table-cell table:formula="of:=[.D543]-[.$F$9]" office:value-type="float" office:value="3.854" calcext:value-type="float">
            <text:p>3.854</text:p>
          </table:table-cell>
          <table:table-cell office:value-type="float" office:value="5050" calcext:value-type="float">
            <text:p>5050</text:p>
          </table:table-cell>
          <table:table-cell table:formula="of:=[.$S$5]+[.H543]*[.$T$5]+[.I543]*[.$U$5]+[.J543]*[.$V$5]+[.K543]*[.$W$5]" office:value-type="float" office:value="5050" calcext:value-type="float">
            <text:p>5050</text:p>
          </table:table-cell>
          <table:table-cell table:formula="of:=[.L543]-[.M543]" office:value-type="float" office:value="0" calcext:value-type="float">
            <text:p>0</text:p>
          </table:table-cell>
          <table:table-cell table:formula="of:=[.N543]*[.N5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44]-[.$F$3]" office:value-type="float" office:value="10.587" calcext:value-type="float">
            <text:p>10.587</text:p>
          </table:table-cell>
          <table:table-cell table:formula="of:=[.B544]-[.$F$5]" office:value-type="float" office:value="-0.00399999999999956" calcext:value-type="float">
            <text:p>-0.004</text:p>
          </table:table-cell>
          <table:table-cell table:formula="of:=[.C544]-[.$F$7]" office:value-type="float" office:value="1.429" calcext:value-type="float">
            <text:p>1.429</text:p>
          </table:table-cell>
          <table:table-cell table:formula="of:=[.D544]-[.$F$9]" office:value-type="float" office:value="-3.146" calcext:value-type="float">
            <text:p>-3.146</text:p>
          </table:table-cell>
          <table:table-cell office:value-type="float" office:value="5800" calcext:value-type="float">
            <text:p>5800</text:p>
          </table:table-cell>
          <table:table-cell table:formula="of:=[.$S$5]+[.H544]*[.$T$5]+[.I544]*[.$U$5]+[.J544]*[.$V$5]+[.K544]*[.$W$5]" office:value-type="float" office:value="5800" calcext:value-type="float">
            <text:p>5800</text:p>
          </table:table-cell>
          <table:table-cell table:formula="of:=[.L544]-[.M544]" office:value-type="float" office:value="0" calcext:value-type="float">
            <text:p>0</text:p>
          </table:table-cell>
          <table:table-cell table:formula="of:=[.N544]*[.N5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45]-[.$F$3]" office:value-type="float" office:value="16.587" calcext:value-type="float">
            <text:p>16.587</text:p>
          </table:table-cell>
          <table:table-cell table:formula="of:=[.B545]-[.$F$5]" office:value-type="float" office:value="0.996" calcext:value-type="float">
            <text:p>0.996</text:p>
          </table:table-cell>
          <table:table-cell table:formula="of:=[.C545]-[.$F$7]" office:value-type="float" office:value="-0.571" calcext:value-type="float">
            <text:p>-0.571</text:p>
          </table:table-cell>
          <table:table-cell table:formula="of:=[.D545]-[.$F$9]" office:value-type="float" office:value="-5.146" calcext:value-type="float">
            <text:p>-5.146</text:p>
          </table:table-cell>
          <table:table-cell office:value-type="float" office:value="5980" calcext:value-type="float">
            <text:p>5980</text:p>
          </table:table-cell>
          <table:table-cell table:formula="of:=[.$S$5]+[.H545]*[.$T$5]+[.I545]*[.$U$5]+[.J545]*[.$V$5]+[.K545]*[.$W$5]" office:value-type="float" office:value="5980" calcext:value-type="float">
            <text:p>5980</text:p>
          </table:table-cell>
          <table:table-cell table:formula="of:=[.L545]-[.M545]" office:value-type="float" office:value="0" calcext:value-type="float">
            <text:p>0</text:p>
          </table:table-cell>
          <table:table-cell table:formula="of:=[.N545]*[.N5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546]-[.$F$3]" office:value-type="float" office:value="-0.412999999999997" calcext:value-type="float">
            <text:p>-0.412999999999997</text:p>
          </table:table-cell>
          <table:table-cell table:formula="of:=[.B546]-[.$F$5]" office:value-type="float" office:value="0.996" calcext:value-type="float">
            <text:p>0.996</text:p>
          </table:table-cell>
          <table:table-cell table:formula="of:=[.C546]-[.$F$7]" office:value-type="float" office:value="0.429" calcext:value-type="float">
            <text:p>0.429</text:p>
          </table:table-cell>
          <table:table-cell table:formula="of:=[.D546]-[.$F$9]" office:value-type="float" office:value="-1.146" calcext:value-type="float">
            <text:p>-1.146</text:p>
          </table:table-cell>
          <table:table-cell office:value-type="float" office:value="5470" calcext:value-type="float">
            <text:p>5470</text:p>
          </table:table-cell>
          <table:table-cell table:formula="of:=[.$S$5]+[.H546]*[.$T$5]+[.I546]*[.$U$5]+[.J546]*[.$V$5]+[.K546]*[.$W$5]" office:value-type="float" office:value="5470" calcext:value-type="float">
            <text:p>5470</text:p>
          </table:table-cell>
          <table:table-cell table:formula="of:=[.L546]-[.M546]" office:value-type="float" office:value="0" calcext:value-type="float">
            <text:p>0</text:p>
          </table:table-cell>
          <table:table-cell table:formula="of:=[.N546]*[.N5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47]-[.$F$3]" office:value-type="float" office:value="-4.413" calcext:value-type="float">
            <text:p>-4.413</text:p>
          </table:table-cell>
          <table:table-cell table:formula="of:=[.B547]-[.$F$5]" office:value-type="float" office:value="-2.004" calcext:value-type="float">
            <text:p>-2.004</text:p>
          </table:table-cell>
          <table:table-cell table:formula="of:=[.C547]-[.$F$7]" office:value-type="float" office:value="0.429" calcext:value-type="float">
            <text:p>0.429</text:p>
          </table:table-cell>
          <table:table-cell table:formula="of:=[.D547]-[.$F$9]" office:value-type="float" office:value="-3.146" calcext:value-type="float">
            <text:p>-3.146</text:p>
          </table:table-cell>
          <table:table-cell office:value-type="float" office:value="5350" calcext:value-type="float">
            <text:p>5350</text:p>
          </table:table-cell>
          <table:table-cell table:formula="of:=[.$S$5]+[.H547]*[.$T$5]+[.I547]*[.$U$5]+[.J547]*[.$V$5]+[.K547]*[.$W$5]" office:value-type="float" office:value="5350" calcext:value-type="float">
            <text:p>5350</text:p>
          </table:table-cell>
          <table:table-cell table:formula="of:=[.L547]-[.M547]" office:value-type="float" office:value="0" calcext:value-type="float">
            <text:p>0</text:p>
          </table:table-cell>
          <table:table-cell table:formula="of:=[.N547]*[.N5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548]-[.$F$3]" office:value-type="float" office:value="2.587" calcext:value-type="float">
            <text:p>2.587</text:p>
          </table:table-cell>
          <table:table-cell table:formula="of:=[.B548]-[.$F$5]" office:value-type="float" office:value="-1.004" calcext:value-type="float">
            <text:p>-1.004</text:p>
          </table:table-cell>
          <table:table-cell table:formula="of:=[.C548]-[.$F$7]" office:value-type="float" office:value="-0.571" calcext:value-type="float">
            <text:p>-0.571</text:p>
          </table:table-cell>
          <table:table-cell table:formula="of:=[.D548]-[.$F$9]" office:value-type="float" office:value="-4.146" calcext:value-type="float">
            <text:p>-4.146</text:p>
          </table:table-cell>
          <table:table-cell office:value-type="float" office:value="5560" calcext:value-type="float">
            <text:p>5560</text:p>
          </table:table-cell>
          <table:table-cell table:formula="of:=[.$S$5]+[.H548]*[.$T$5]+[.I548]*[.$U$5]+[.J548]*[.$V$5]+[.K548]*[.$W$5]" office:value-type="float" office:value="5560" calcext:value-type="float">
            <text:p>5560</text:p>
          </table:table-cell>
          <table:table-cell table:formula="of:=[.L548]-[.M548]" office:value-type="float" office:value="0" calcext:value-type="float">
            <text:p>0</text:p>
          </table:table-cell>
          <table:table-cell table:formula="of:=[.N548]*[.N5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49]-[.$F$3]" office:value-type="float" office:value="13.587" calcext:value-type="float">
            <text:p>13.587</text:p>
          </table:table-cell>
          <table:table-cell table:formula="of:=[.B549]-[.$F$5]" office:value-type="float" office:value="2.996" calcext:value-type="float">
            <text:p>2.996</text:p>
          </table:table-cell>
          <table:table-cell table:formula="of:=[.C549]-[.$F$7]" office:value-type="float" office:value="0.429" calcext:value-type="float">
            <text:p>0.429</text:p>
          </table:table-cell>
          <table:table-cell table:formula="of:=[.D549]-[.$F$9]" office:value-type="float" office:value="-3.146" calcext:value-type="float">
            <text:p>-3.146</text:p>
          </table:table-cell>
          <table:table-cell office:value-type="float" office:value="5890" calcext:value-type="float">
            <text:p>5890</text:p>
          </table:table-cell>
          <table:table-cell table:formula="of:=[.$S$5]+[.H549]*[.$T$5]+[.I549]*[.$U$5]+[.J549]*[.$V$5]+[.K549]*[.$W$5]" office:value-type="float" office:value="5890" calcext:value-type="float">
            <text:p>5890</text:p>
          </table:table-cell>
          <table:table-cell table:formula="of:=[.L549]-[.M549]" office:value-type="float" office:value="0" calcext:value-type="float">
            <text:p>0</text:p>
          </table:table-cell>
          <table:table-cell table:formula="of:=[.N549]*[.N5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550]-[.$F$3]" office:value-type="float" office:value="2.587" calcext:value-type="float">
            <text:p>2.587</text:p>
          </table:table-cell>
          <table:table-cell table:formula="of:=[.B550]-[.$F$5]" office:value-type="float" office:value="-0.00399999999999956" calcext:value-type="float">
            <text:p>-0.004</text:p>
          </table:table-cell>
          <table:table-cell table:formula="of:=[.C550]-[.$F$7]" office:value-type="float" office:value="1.429" calcext:value-type="float">
            <text:p>1.429</text:p>
          </table:table-cell>
          <table:table-cell table:formula="of:=[.D550]-[.$F$9]" office:value-type="float" office:value="-1.146" calcext:value-type="float">
            <text:p>-1.146</text:p>
          </table:table-cell>
          <table:table-cell office:value-type="float" office:value="5560" calcext:value-type="float">
            <text:p>5560</text:p>
          </table:table-cell>
          <table:table-cell table:formula="of:=[.$S$5]+[.H550]*[.$T$5]+[.I550]*[.$U$5]+[.J550]*[.$V$5]+[.K550]*[.$W$5]" office:value-type="float" office:value="5560" calcext:value-type="float">
            <text:p>5560</text:p>
          </table:table-cell>
          <table:table-cell table:formula="of:=[.L550]-[.M550]" office:value-type="float" office:value="0" calcext:value-type="float">
            <text:p>0</text:p>
          </table:table-cell>
          <table:table-cell table:formula="of:=[.N550]*[.N5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551]-[.$F$3]" office:value-type="float" office:value="-8.413" calcext:value-type="float">
            <text:p>-8.413</text:p>
          </table:table-cell>
          <table:table-cell table:formula="of:=[.B551]-[.$F$5]" office:value-type="float" office:value="-3.004" calcext:value-type="float">
            <text:p>-3.004</text:p>
          </table:table-cell>
          <table:table-cell table:formula="of:=[.C551]-[.$F$7]" office:value-type="float" office:value="2.429" calcext:value-type="float">
            <text:p>2.429</text:p>
          </table:table-cell>
          <table:table-cell table:formula="of:=[.D551]-[.$F$9]" office:value-type="float" office:value="4.854" calcext:value-type="float">
            <text:p>4.854</text:p>
          </table:table-cell>
          <table:table-cell office:value-type="float" office:value="5230" calcext:value-type="float">
            <text:p>5230</text:p>
          </table:table-cell>
          <table:table-cell table:formula="of:=[.$S$5]+[.H551]*[.$T$5]+[.I551]*[.$U$5]+[.J551]*[.$V$5]+[.K551]*[.$W$5]" office:value-type="float" office:value="5230" calcext:value-type="float">
            <text:p>5230</text:p>
          </table:table-cell>
          <table:table-cell table:formula="of:=[.L551]-[.M551]" office:value-type="float" office:value="0" calcext:value-type="float">
            <text:p>0</text:p>
          </table:table-cell>
          <table:table-cell table:formula="of:=[.N551]*[.N5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52]-[.$F$3]" office:value-type="float" office:value="-7.413" calcext:value-type="float">
            <text:p>-7.413</text:p>
          </table:table-cell>
          <table:table-cell table:formula="of:=[.B552]-[.$F$5]" office:value-type="float" office:value="-0.00399999999999956" calcext:value-type="float">
            <text:p>-0.004</text:p>
          </table:table-cell>
          <table:table-cell table:formula="of:=[.C552]-[.$F$7]" office:value-type="float" office:value="0.429" calcext:value-type="float">
            <text:p>0.429</text:p>
          </table:table-cell>
          <table:table-cell table:formula="of:=[.D552]-[.$F$9]" office:value-type="float" office:value="-5.146" calcext:value-type="float">
            <text:p>-5.146</text:p>
          </table:table-cell>
          <table:table-cell office:value-type="float" office:value="5260" calcext:value-type="float">
            <text:p>5260</text:p>
          </table:table-cell>
          <table:table-cell table:formula="of:=[.$S$5]+[.H552]*[.$T$5]+[.I552]*[.$U$5]+[.J552]*[.$V$5]+[.K552]*[.$W$5]" office:value-type="float" office:value="5260" calcext:value-type="float">
            <text:p>5260</text:p>
          </table:table-cell>
          <table:table-cell table:formula="of:=[.L552]-[.M552]" office:value-type="float" office:value="0" calcext:value-type="float">
            <text:p>0</text:p>
          </table:table-cell>
          <table:table-cell table:formula="of:=[.N552]*[.N5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53]-[.$F$3]" office:value-type="float" office:value="-4.413" calcext:value-type="float">
            <text:p>-4.413</text:p>
          </table:table-cell>
          <table:table-cell table:formula="of:=[.B553]-[.$F$5]" office:value-type="float" office:value="-0.00399999999999956" calcext:value-type="float">
            <text:p>-0.004</text:p>
          </table:table-cell>
          <table:table-cell table:formula="of:=[.C553]-[.$F$7]" office:value-type="float" office:value="2.429" calcext:value-type="float">
            <text:p>2.429</text:p>
          </table:table-cell>
          <table:table-cell table:formula="of:=[.D553]-[.$F$9]" office:value-type="float" office:value="-5.146" calcext:value-type="float">
            <text:p>-5.146</text:p>
          </table:table-cell>
          <table:table-cell office:value-type="float" office:value="5350" calcext:value-type="float">
            <text:p>5350</text:p>
          </table:table-cell>
          <table:table-cell table:formula="of:=[.$S$5]+[.H553]*[.$T$5]+[.I553]*[.$U$5]+[.J553]*[.$V$5]+[.K553]*[.$W$5]" office:value-type="float" office:value="5350" calcext:value-type="float">
            <text:p>5350</text:p>
          </table:table-cell>
          <table:table-cell table:formula="of:=[.L553]-[.M553]" office:value-type="float" office:value="0" calcext:value-type="float">
            <text:p>0</text:p>
          </table:table-cell>
          <table:table-cell table:formula="of:=[.N553]*[.N5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554]-[.$F$3]" office:value-type="float" office:value="5.587" calcext:value-type="float">
            <text:p>5.587</text:p>
          </table:table-cell>
          <table:table-cell table:formula="of:=[.B554]-[.$F$5]" office:value-type="float" office:value="1.996" calcext:value-type="float">
            <text:p>1.996</text:p>
          </table:table-cell>
          <table:table-cell table:formula="of:=[.C554]-[.$F$7]" office:value-type="float" office:value="1.429" calcext:value-type="float">
            <text:p>1.429</text:p>
          </table:table-cell>
          <table:table-cell table:formula="of:=[.D554]-[.$F$9]" office:value-type="float" office:value="2.854" calcext:value-type="float">
            <text:p>2.854</text:p>
          </table:table-cell>
          <table:table-cell office:value-type="float" office:value="5650" calcext:value-type="float">
            <text:p>5650</text:p>
          </table:table-cell>
          <table:table-cell table:formula="of:=[.$S$5]+[.H554]*[.$T$5]+[.I554]*[.$U$5]+[.J554]*[.$V$5]+[.K554]*[.$W$5]" office:value-type="float" office:value="5650" calcext:value-type="float">
            <text:p>5650</text:p>
          </table:table-cell>
          <table:table-cell table:formula="of:=[.L554]-[.M554]" office:value-type="float" office:value="0" calcext:value-type="float">
            <text:p>0</text:p>
          </table:table-cell>
          <table:table-cell table:formula="of:=[.N554]*[.N5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55]-[.$F$3]" office:value-type="float" office:value="-12.413" calcext:value-type="float">
            <text:p>-12.413</text:p>
          </table:table-cell>
          <table:table-cell table:formula="of:=[.B555]-[.$F$5]" office:value-type="float" office:value="1.996" calcext:value-type="float">
            <text:p>1.996</text:p>
          </table:table-cell>
          <table:table-cell table:formula="of:=[.C555]-[.$F$7]" office:value-type="float" office:value="2.429" calcext:value-type="float">
            <text:p>2.429</text:p>
          </table:table-cell>
          <table:table-cell table:formula="of:=[.D555]-[.$F$9]" office:value-type="float" office:value="-3.146" calcext:value-type="float">
            <text:p>-3.146</text:p>
          </table:table-cell>
          <table:table-cell office:value-type="float" office:value="5110" calcext:value-type="float">
            <text:p>5110</text:p>
          </table:table-cell>
          <table:table-cell table:formula="of:=[.$S$5]+[.H555]*[.$T$5]+[.I555]*[.$U$5]+[.J555]*[.$V$5]+[.K555]*[.$W$5]" office:value-type="float" office:value="5110" calcext:value-type="float">
            <text:p>5110</text:p>
          </table:table-cell>
          <table:table-cell table:formula="of:=[.L555]-[.M555]" office:value-type="float" office:value="0" calcext:value-type="float">
            <text:p>0</text:p>
          </table:table-cell>
          <table:table-cell table:formula="of:=[.N555]*[.N5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556]-[.$F$3]" office:value-type="float" office:value="-2.413" calcext:value-type="float">
            <text:p>-2.413</text:p>
          </table:table-cell>
          <table:table-cell table:formula="of:=[.B556]-[.$F$5]" office:value-type="float" office:value="-2.004" calcext:value-type="float">
            <text:p>-2.004</text:p>
          </table:table-cell>
          <table:table-cell table:formula="of:=[.C556]-[.$F$7]" office:value-type="float" office:value="-0.571" calcext:value-type="float">
            <text:p>-0.571</text:p>
          </table:table-cell>
          <table:table-cell table:formula="of:=[.D556]-[.$F$9]" office:value-type="float" office:value="3.854" calcext:value-type="float">
            <text:p>3.854</text:p>
          </table:table-cell>
          <table:table-cell office:value-type="float" office:value="5410" calcext:value-type="float">
            <text:p>5410</text:p>
          </table:table-cell>
          <table:table-cell table:formula="of:=[.$S$5]+[.H556]*[.$T$5]+[.I556]*[.$U$5]+[.J556]*[.$V$5]+[.K556]*[.$W$5]" office:value-type="float" office:value="5410" calcext:value-type="float">
            <text:p>5410</text:p>
          </table:table-cell>
          <table:table-cell table:formula="of:=[.L556]-[.M556]" office:value-type="float" office:value="0" calcext:value-type="float">
            <text:p>0</text:p>
          </table:table-cell>
          <table:table-cell table:formula="of:=[.N556]*[.N5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557]-[.$F$3]" office:value-type="float" office:value="9.587" calcext:value-type="float">
            <text:p>9.587</text:p>
          </table:table-cell>
          <table:table-cell table:formula="of:=[.B557]-[.$F$5]" office:value-type="float" office:value="-1.004" calcext:value-type="float">
            <text:p>-1.004</text:p>
          </table:table-cell>
          <table:table-cell table:formula="of:=[.C557]-[.$F$7]" office:value-type="float" office:value="-0.571" calcext:value-type="float">
            <text:p>-0.571</text:p>
          </table:table-cell>
          <table:table-cell table:formula="of:=[.D557]-[.$F$9]" office:value-type="float" office:value="0.854" calcext:value-type="float">
            <text:p>0.854</text:p>
          </table:table-cell>
          <table:table-cell office:value-type="float" office:value="5770" calcext:value-type="float">
            <text:p>5770</text:p>
          </table:table-cell>
          <table:table-cell table:formula="of:=[.$S$5]+[.H557]*[.$T$5]+[.I557]*[.$U$5]+[.J557]*[.$V$5]+[.K557]*[.$W$5]" office:value-type="float" office:value="5770" calcext:value-type="float">
            <text:p>5770</text:p>
          </table:table-cell>
          <table:table-cell table:formula="of:=[.L557]-[.M557]" office:value-type="float" office:value="0" calcext:value-type="float">
            <text:p>0</text:p>
          </table:table-cell>
          <table:table-cell table:formula="of:=[.N557]*[.N5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558]-[.$F$3]" office:value-type="float" office:value="8.587" calcext:value-type="float">
            <text:p>8.587</text:p>
          </table:table-cell>
          <table:table-cell table:formula="of:=[.B558]-[.$F$5]" office:value-type="float" office:value="-2.004" calcext:value-type="float">
            <text:p>-2.004</text:p>
          </table:table-cell>
          <table:table-cell table:formula="of:=[.C558]-[.$F$7]" office:value-type="float" office:value="3.429" calcext:value-type="float">
            <text:p>3.429</text:p>
          </table:table-cell>
          <table:table-cell table:formula="of:=[.D558]-[.$F$9]" office:value-type="float" office:value="-4.146" calcext:value-type="float">
            <text:p>-4.146</text:p>
          </table:table-cell>
          <table:table-cell office:value-type="float" office:value="5740" calcext:value-type="float">
            <text:p>5740</text:p>
          </table:table-cell>
          <table:table-cell table:formula="of:=[.$S$5]+[.H558]*[.$T$5]+[.I558]*[.$U$5]+[.J558]*[.$V$5]+[.K558]*[.$W$5]" office:value-type="float" office:value="5740" calcext:value-type="float">
            <text:p>5740</text:p>
          </table:table-cell>
          <table:table-cell table:formula="of:=[.L558]-[.M558]" office:value-type="float" office:value="0" calcext:value-type="float">
            <text:p>0</text:p>
          </table:table-cell>
          <table:table-cell table:formula="of:=[.N558]*[.N5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559]-[.$F$3]" office:value-type="float" office:value="-5.413" calcext:value-type="float">
            <text:p>-5.413</text:p>
          </table:table-cell>
          <table:table-cell table:formula="of:=[.B559]-[.$F$5]" office:value-type="float" office:value="-0.00399999999999956" calcext:value-type="float">
            <text:p>-0.004</text:p>
          </table:table-cell>
          <table:table-cell table:formula="of:=[.C559]-[.$F$7]" office:value-type="float" office:value="2.429" calcext:value-type="float">
            <text:p>2.429</text:p>
          </table:table-cell>
          <table:table-cell table:formula="of:=[.D559]-[.$F$9]" office:value-type="float" office:value="4.854" calcext:value-type="float">
            <text:p>4.854</text:p>
          </table:table-cell>
          <table:table-cell office:value-type="float" office:value="5320" calcext:value-type="float">
            <text:p>5320</text:p>
          </table:table-cell>
          <table:table-cell table:formula="of:=[.$S$5]+[.H559]*[.$T$5]+[.I559]*[.$U$5]+[.J559]*[.$V$5]+[.K559]*[.$W$5]" office:value-type="float" office:value="5320" calcext:value-type="float">
            <text:p>5320</text:p>
          </table:table-cell>
          <table:table-cell table:formula="of:=[.L559]-[.M559]" office:value-type="float" office:value="0" calcext:value-type="float">
            <text:p>0</text:p>
          </table:table-cell>
          <table:table-cell table:formula="of:=[.N559]*[.N5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560]-[.$F$3]" office:value-type="float" office:value="-3.413" calcext:value-type="float">
            <text:p>-3.413</text:p>
          </table:table-cell>
          <table:table-cell table:formula="of:=[.B560]-[.$F$5]" office:value-type="float" office:value="0.996" calcext:value-type="float">
            <text:p>0.996</text:p>
          </table:table-cell>
          <table:table-cell table:formula="of:=[.C560]-[.$F$7]" office:value-type="float" office:value="0.429" calcext:value-type="float">
            <text:p>0.429</text:p>
          </table:table-cell>
          <table:table-cell table:formula="of:=[.D560]-[.$F$9]" office:value-type="float" office:value="-2.146" calcext:value-type="float">
            <text:p>-2.146</text:p>
          </table:table-cell>
          <table:table-cell office:value-type="float" office:value="5380" calcext:value-type="float">
            <text:p>5380</text:p>
          </table:table-cell>
          <table:table-cell table:formula="of:=[.$S$5]+[.H560]*[.$T$5]+[.I560]*[.$U$5]+[.J560]*[.$V$5]+[.K560]*[.$W$5]" office:value-type="float" office:value="5380" calcext:value-type="float">
            <text:p>5380</text:p>
          </table:table-cell>
          <table:table-cell table:formula="of:=[.L560]-[.M560]" office:value-type="float" office:value="0" calcext:value-type="float">
            <text:p>0</text:p>
          </table:table-cell>
          <table:table-cell table:formula="of:=[.N560]*[.N5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561]-[.$F$3]" office:value-type="float" office:value="-4.413" calcext:value-type="float">
            <text:p>-4.413</text:p>
          </table:table-cell>
          <table:table-cell table:formula="of:=[.B561]-[.$F$5]" office:value-type="float" office:value="0.996" calcext:value-type="float">
            <text:p>0.996</text:p>
          </table:table-cell>
          <table:table-cell table:formula="of:=[.C561]-[.$F$7]" office:value-type="float" office:value="-3.571" calcext:value-type="float">
            <text:p>-3.571</text:p>
          </table:table-cell>
          <table:table-cell table:formula="of:=[.D561]-[.$F$9]" office:value-type="float" office:value="-0.146" calcext:value-type="float">
            <text:p>-0.146</text:p>
          </table:table-cell>
          <table:table-cell office:value-type="float" office:value="5350" calcext:value-type="float">
            <text:p>5350</text:p>
          </table:table-cell>
          <table:table-cell table:formula="of:=[.$S$5]+[.H561]*[.$T$5]+[.I561]*[.$U$5]+[.J561]*[.$V$5]+[.K561]*[.$W$5]" office:value-type="float" office:value="5350" calcext:value-type="float">
            <text:p>5350</text:p>
          </table:table-cell>
          <table:table-cell table:formula="of:=[.L561]-[.M561]" office:value-type="float" office:value="0" calcext:value-type="float">
            <text:p>0</text:p>
          </table:table-cell>
          <table:table-cell table:formula="of:=[.N561]*[.N5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62]-[.$F$3]" office:value-type="float" office:value="21.587" calcext:value-type="float">
            <text:p>21.587</text:p>
          </table:table-cell>
          <table:table-cell table:formula="of:=[.B562]-[.$F$5]" office:value-type="float" office:value="-0.00399999999999956" calcext:value-type="float">
            <text:p>-0.004</text:p>
          </table:table-cell>
          <table:table-cell table:formula="of:=[.C562]-[.$F$7]" office:value-type="float" office:value="0.429" calcext:value-type="float">
            <text:p>0.429</text:p>
          </table:table-cell>
          <table:table-cell table:formula="of:=[.D562]-[.$F$9]" office:value-type="float" office:value="-3.146" calcext:value-type="float">
            <text:p>-3.146</text:p>
          </table:table-cell>
          <table:table-cell office:value-type="float" office:value="6130" calcext:value-type="float">
            <text:p>6130</text:p>
          </table:table-cell>
          <table:table-cell table:formula="of:=[.$S$5]+[.H562]*[.$T$5]+[.I562]*[.$U$5]+[.J562]*[.$V$5]+[.K562]*[.$W$5]" office:value-type="float" office:value="6130" calcext:value-type="float">
            <text:p>6130</text:p>
          </table:table-cell>
          <table:table-cell table:formula="of:=[.L562]-[.M562]" office:value-type="float" office:value="0" calcext:value-type="float">
            <text:p>0</text:p>
          </table:table-cell>
          <table:table-cell table:formula="of:=[.N562]*[.N5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63]-[.$F$3]" office:value-type="float" office:value="-14.413" calcext:value-type="float">
            <text:p>-14.413</text:p>
          </table:table-cell>
          <table:table-cell table:formula="of:=[.B563]-[.$F$5]" office:value-type="float" office:value="-0.00399999999999956" calcext:value-type="float">
            <text:p>-0.004</text:p>
          </table:table-cell>
          <table:table-cell table:formula="of:=[.C563]-[.$F$7]" office:value-type="float" office:value="1.429" calcext:value-type="float">
            <text:p>1.429</text:p>
          </table:table-cell>
          <table:table-cell table:formula="of:=[.D563]-[.$F$9]" office:value-type="float" office:value="-5.146" calcext:value-type="float">
            <text:p>-5.146</text:p>
          </table:table-cell>
          <table:table-cell office:value-type="float" office:value="5050" calcext:value-type="float">
            <text:p>5050</text:p>
          </table:table-cell>
          <table:table-cell table:formula="of:=[.$S$5]+[.H563]*[.$T$5]+[.I563]*[.$U$5]+[.J563]*[.$V$5]+[.K563]*[.$W$5]" office:value-type="float" office:value="5050" calcext:value-type="float">
            <text:p>5050</text:p>
          </table:table-cell>
          <table:table-cell table:formula="of:=[.L563]-[.M563]" office:value-type="float" office:value="0" calcext:value-type="float">
            <text:p>0</text:p>
          </table:table-cell>
          <table:table-cell table:formula="of:=[.N563]*[.N5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564]-[.$F$3]" office:value-type="float" office:value="7.587" calcext:value-type="float">
            <text:p>7.587</text:p>
          </table:table-cell>
          <table:table-cell table:formula="of:=[.B564]-[.$F$5]" office:value-type="float" office:value="1.996" calcext:value-type="float">
            <text:p>1.996</text:p>
          </table:table-cell>
          <table:table-cell table:formula="of:=[.C564]-[.$F$7]" office:value-type="float" office:value="0.429" calcext:value-type="float">
            <text:p>0.429</text:p>
          </table:table-cell>
          <table:table-cell table:formula="of:=[.D564]-[.$F$9]" office:value-type="float" office:value="-0.146" calcext:value-type="float">
            <text:p>-0.146</text:p>
          </table:table-cell>
          <table:table-cell office:value-type="float" office:value="5710" calcext:value-type="float">
            <text:p>5710</text:p>
          </table:table-cell>
          <table:table-cell table:formula="of:=[.$S$5]+[.H564]*[.$T$5]+[.I564]*[.$U$5]+[.J564]*[.$V$5]+[.K564]*[.$W$5]" office:value-type="float" office:value="5710" calcext:value-type="float">
            <text:p>5710</text:p>
          </table:table-cell>
          <table:table-cell table:formula="of:=[.L564]-[.M564]" office:value-type="float" office:value="0" calcext:value-type="float">
            <text:p>0</text:p>
          </table:table-cell>
          <table:table-cell table:formula="of:=[.N564]*[.N5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565]-[.$F$3]" office:value-type="float" office:value="-7.413" calcext:value-type="float">
            <text:p>-7.413</text:p>
          </table:table-cell>
          <table:table-cell table:formula="of:=[.B565]-[.$F$5]" office:value-type="float" office:value="-0.00399999999999956" calcext:value-type="float">
            <text:p>-0.004</text:p>
          </table:table-cell>
          <table:table-cell table:formula="of:=[.C565]-[.$F$7]" office:value-type="float" office:value="2.429" calcext:value-type="float">
            <text:p>2.429</text:p>
          </table:table-cell>
          <table:table-cell table:formula="of:=[.D565]-[.$F$9]" office:value-type="float" office:value="-2.146" calcext:value-type="float">
            <text:p>-2.146</text:p>
          </table:table-cell>
          <table:table-cell office:value-type="float" office:value="5260" calcext:value-type="float">
            <text:p>5260</text:p>
          </table:table-cell>
          <table:table-cell table:formula="of:=[.$S$5]+[.H565]*[.$T$5]+[.I565]*[.$U$5]+[.J565]*[.$V$5]+[.K565]*[.$W$5]" office:value-type="float" office:value="5260" calcext:value-type="float">
            <text:p>5260</text:p>
          </table:table-cell>
          <table:table-cell table:formula="of:=[.L565]-[.M565]" office:value-type="float" office:value="0" calcext:value-type="float">
            <text:p>0</text:p>
          </table:table-cell>
          <table:table-cell table:formula="of:=[.N565]*[.N5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566]-[.$F$3]" office:value-type="float" office:value="12.587" calcext:value-type="float">
            <text:p>12.587</text:p>
          </table:table-cell>
          <table:table-cell table:formula="of:=[.B566]-[.$F$5]" office:value-type="float" office:value="-2.004" calcext:value-type="float">
            <text:p>-2.004</text:p>
          </table:table-cell>
          <table:table-cell table:formula="of:=[.C566]-[.$F$7]" office:value-type="float" office:value="0.429" calcext:value-type="float">
            <text:p>0.429</text:p>
          </table:table-cell>
          <table:table-cell table:formula="of:=[.D566]-[.$F$9]" office:value-type="float" office:value="2.854" calcext:value-type="float">
            <text:p>2.854</text:p>
          </table:table-cell>
          <table:table-cell office:value-type="float" office:value="5860" calcext:value-type="float">
            <text:p>5860</text:p>
          </table:table-cell>
          <table:table-cell table:formula="of:=[.$S$5]+[.H566]*[.$T$5]+[.I566]*[.$U$5]+[.J566]*[.$V$5]+[.K566]*[.$W$5]" office:value-type="float" office:value="5860" calcext:value-type="float">
            <text:p>5860</text:p>
          </table:table-cell>
          <table:table-cell table:formula="of:=[.L566]-[.M566]" office:value-type="float" office:value="0" calcext:value-type="float">
            <text:p>0</text:p>
          </table:table-cell>
          <table:table-cell table:formula="of:=[.N566]*[.N5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67]-[.$F$3]" office:value-type="float" office:value="-3.413" calcext:value-type="float">
            <text:p>-3.413</text:p>
          </table:table-cell>
          <table:table-cell table:formula="of:=[.B567]-[.$F$5]" office:value-type="float" office:value="1.996" calcext:value-type="float">
            <text:p>1.996</text:p>
          </table:table-cell>
          <table:table-cell table:formula="of:=[.C567]-[.$F$7]" office:value-type="float" office:value="-1.571" calcext:value-type="float">
            <text:p>-1.571</text:p>
          </table:table-cell>
          <table:table-cell table:formula="of:=[.D567]-[.$F$9]" office:value-type="float" office:value="-3.146" calcext:value-type="float">
            <text:p>-3.146</text:p>
          </table:table-cell>
          <table:table-cell office:value-type="float" office:value="5380" calcext:value-type="float">
            <text:p>5380</text:p>
          </table:table-cell>
          <table:table-cell table:formula="of:=[.$S$5]+[.H567]*[.$T$5]+[.I567]*[.$U$5]+[.J567]*[.$V$5]+[.K567]*[.$W$5]" office:value-type="float" office:value="5380" calcext:value-type="float">
            <text:p>5380</text:p>
          </table:table-cell>
          <table:table-cell table:formula="of:=[.L567]-[.M567]" office:value-type="float" office:value="0" calcext:value-type="float">
            <text:p>0</text:p>
          </table:table-cell>
          <table:table-cell table:formula="of:=[.N567]*[.N5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568]-[.$F$3]" office:value-type="float" office:value="18.587" calcext:value-type="float">
            <text:p>18.587</text:p>
          </table:table-cell>
          <table:table-cell table:formula="of:=[.B568]-[.$F$5]" office:value-type="float" office:value="0.996" calcext:value-type="float">
            <text:p>0.996</text:p>
          </table:table-cell>
          <table:table-cell table:formula="of:=[.C568]-[.$F$7]" office:value-type="float" office:value="3.429" calcext:value-type="float">
            <text:p>3.429</text:p>
          </table:table-cell>
          <table:table-cell table:formula="of:=[.D568]-[.$F$9]" office:value-type="float" office:value="3.854" calcext:value-type="float">
            <text:p>3.854</text:p>
          </table:table-cell>
          <table:table-cell office:value-type="float" office:value="6040" calcext:value-type="float">
            <text:p>6040</text:p>
          </table:table-cell>
          <table:table-cell table:formula="of:=[.$S$5]+[.H568]*[.$T$5]+[.I568]*[.$U$5]+[.J568]*[.$V$5]+[.K568]*[.$W$5]" office:value-type="float" office:value="6040" calcext:value-type="float">
            <text:p>6040</text:p>
          </table:table-cell>
          <table:table-cell table:formula="of:=[.L568]-[.M568]" office:value-type="float" office:value="0" calcext:value-type="float">
            <text:p>0</text:p>
          </table:table-cell>
          <table:table-cell table:formula="of:=[.N568]*[.N5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569]-[.$F$3]" office:value-type="float" office:value="-0.412999999999997" calcext:value-type="float">
            <text:p>-0.412999999999997</text:p>
          </table:table-cell>
          <table:table-cell table:formula="of:=[.B569]-[.$F$5]" office:value-type="float" office:value="1.996" calcext:value-type="float">
            <text:p>1.996</text:p>
          </table:table-cell>
          <table:table-cell table:formula="of:=[.C569]-[.$F$7]" office:value-type="float" office:value="-1.571" calcext:value-type="float">
            <text:p>-1.571</text:p>
          </table:table-cell>
          <table:table-cell table:formula="of:=[.D569]-[.$F$9]" office:value-type="float" office:value="-0.146" calcext:value-type="float">
            <text:p>-0.146</text:p>
          </table:table-cell>
          <table:table-cell office:value-type="float" office:value="5470" calcext:value-type="float">
            <text:p>5470</text:p>
          </table:table-cell>
          <table:table-cell table:formula="of:=[.$S$5]+[.H569]*[.$T$5]+[.I569]*[.$U$5]+[.J569]*[.$V$5]+[.K569]*[.$W$5]" office:value-type="float" office:value="5470" calcext:value-type="float">
            <text:p>5470</text:p>
          </table:table-cell>
          <table:table-cell table:formula="of:=[.L569]-[.M569]" office:value-type="float" office:value="0" calcext:value-type="float">
            <text:p>0</text:p>
          </table:table-cell>
          <table:table-cell table:formula="of:=[.N569]*[.N5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570]-[.$F$3]" office:value-type="float" office:value="3.587" calcext:value-type="float">
            <text:p>3.587</text:p>
          </table:table-cell>
          <table:table-cell table:formula="of:=[.B570]-[.$F$5]" office:value-type="float" office:value="2.996" calcext:value-type="float">
            <text:p>2.996</text:p>
          </table:table-cell>
          <table:table-cell table:formula="of:=[.C570]-[.$F$7]" office:value-type="float" office:value="2.429" calcext:value-type="float">
            <text:p>2.429</text:p>
          </table:table-cell>
          <table:table-cell table:formula="of:=[.D570]-[.$F$9]" office:value-type="float" office:value="2.854" calcext:value-type="float">
            <text:p>2.854</text:p>
          </table:table-cell>
          <table:table-cell office:value-type="float" office:value="5590" calcext:value-type="float">
            <text:p>5590</text:p>
          </table:table-cell>
          <table:table-cell table:formula="of:=[.$S$5]+[.H570]*[.$T$5]+[.I570]*[.$U$5]+[.J570]*[.$V$5]+[.K570]*[.$W$5]" office:value-type="float" office:value="5590" calcext:value-type="float">
            <text:p>5590</text:p>
          </table:table-cell>
          <table:table-cell table:formula="of:=[.L570]-[.M570]" office:value-type="float" office:value="0" calcext:value-type="float">
            <text:p>0</text:p>
          </table:table-cell>
          <table:table-cell table:formula="of:=[.N570]*[.N5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571]-[.$F$3]" office:value-type="float" office:value="16.587" calcext:value-type="float">
            <text:p>16.587</text:p>
          </table:table-cell>
          <table:table-cell table:formula="of:=[.B571]-[.$F$5]" office:value-type="float" office:value="-1.004" calcext:value-type="float">
            <text:p>-1.004</text:p>
          </table:table-cell>
          <table:table-cell table:formula="of:=[.C571]-[.$F$7]" office:value-type="float" office:value="1.429" calcext:value-type="float">
            <text:p>1.429</text:p>
          </table:table-cell>
          <table:table-cell table:formula="of:=[.D571]-[.$F$9]" office:value-type="float" office:value="-1.146" calcext:value-type="float">
            <text:p>-1.146</text:p>
          </table:table-cell>
          <table:table-cell office:value-type="float" office:value="5980" calcext:value-type="float">
            <text:p>5980</text:p>
          </table:table-cell>
          <table:table-cell table:formula="of:=[.$S$5]+[.H571]*[.$T$5]+[.I571]*[.$U$5]+[.J571]*[.$V$5]+[.K571]*[.$W$5]" office:value-type="float" office:value="5980" calcext:value-type="float">
            <text:p>5980</text:p>
          </table:table-cell>
          <table:table-cell table:formula="of:=[.L571]-[.M571]" office:value-type="float" office:value="0" calcext:value-type="float">
            <text:p>0</text:p>
          </table:table-cell>
          <table:table-cell table:formula="of:=[.N571]*[.N5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572]-[.$F$3]" office:value-type="float" office:value="-0.412999999999997" calcext:value-type="float">
            <text:p>-0.412999999999997</text:p>
          </table:table-cell>
          <table:table-cell table:formula="of:=[.B572]-[.$F$5]" office:value-type="float" office:value="-1.004" calcext:value-type="float">
            <text:p>-1.004</text:p>
          </table:table-cell>
          <table:table-cell table:formula="of:=[.C572]-[.$F$7]" office:value-type="float" office:value="-3.571" calcext:value-type="float">
            <text:p>-3.571</text:p>
          </table:table-cell>
          <table:table-cell table:formula="of:=[.D572]-[.$F$9]" office:value-type="float" office:value="-0.146" calcext:value-type="float">
            <text:p>-0.146</text:p>
          </table:table-cell>
          <table:table-cell office:value-type="float" office:value="5470" calcext:value-type="float">
            <text:p>5470</text:p>
          </table:table-cell>
          <table:table-cell table:formula="of:=[.$S$5]+[.H572]*[.$T$5]+[.I572]*[.$U$5]+[.J572]*[.$V$5]+[.K572]*[.$W$5]" office:value-type="float" office:value="5470" calcext:value-type="float">
            <text:p>5470</text:p>
          </table:table-cell>
          <table:table-cell table:formula="of:=[.L572]-[.M572]" office:value-type="float" office:value="0" calcext:value-type="float">
            <text:p>0</text:p>
          </table:table-cell>
          <table:table-cell table:formula="of:=[.N572]*[.N5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73]-[.$F$3]" office:value-type="float" office:value="12.587" calcext:value-type="float">
            <text:p>12.587</text:p>
          </table:table-cell>
          <table:table-cell table:formula="of:=[.B573]-[.$F$5]" office:value-type="float" office:value="0.996" calcext:value-type="float">
            <text:p>0.996</text:p>
          </table:table-cell>
          <table:table-cell table:formula="of:=[.C573]-[.$F$7]" office:value-type="float" office:value="2.429" calcext:value-type="float">
            <text:p>2.429</text:p>
          </table:table-cell>
          <table:table-cell table:formula="of:=[.D573]-[.$F$9]" office:value-type="float" office:value="-5.146" calcext:value-type="float">
            <text:p>-5.146</text:p>
          </table:table-cell>
          <table:table-cell office:value-type="float" office:value="5860" calcext:value-type="float">
            <text:p>5860</text:p>
          </table:table-cell>
          <table:table-cell table:formula="of:=[.$S$5]+[.H573]*[.$T$5]+[.I573]*[.$U$5]+[.J573]*[.$V$5]+[.K573]*[.$W$5]" office:value-type="float" office:value="5860" calcext:value-type="float">
            <text:p>5860</text:p>
          </table:table-cell>
          <table:table-cell table:formula="of:=[.L573]-[.M573]" office:value-type="float" office:value="0" calcext:value-type="float">
            <text:p>0</text:p>
          </table:table-cell>
          <table:table-cell table:formula="of:=[.N573]*[.N5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574]-[.$F$3]" office:value-type="float" office:value="-8.413" calcext:value-type="float">
            <text:p>-8.413</text:p>
          </table:table-cell>
          <table:table-cell table:formula="of:=[.B574]-[.$F$5]" office:value-type="float" office:value="1.996" calcext:value-type="float">
            <text:p>1.996</text:p>
          </table:table-cell>
          <table:table-cell table:formula="of:=[.C574]-[.$F$7]" office:value-type="float" office:value="1.429" calcext:value-type="float">
            <text:p>1.429</text:p>
          </table:table-cell>
          <table:table-cell table:formula="of:=[.D574]-[.$F$9]" office:value-type="float" office:value="3.854" calcext:value-type="float">
            <text:p>3.854</text:p>
          </table:table-cell>
          <table:table-cell office:value-type="float" office:value="5230" calcext:value-type="float">
            <text:p>5230</text:p>
          </table:table-cell>
          <table:table-cell table:formula="of:=[.$S$5]+[.H574]*[.$T$5]+[.I574]*[.$U$5]+[.J574]*[.$V$5]+[.K574]*[.$W$5]" office:value-type="float" office:value="5230" calcext:value-type="float">
            <text:p>5230</text:p>
          </table:table-cell>
          <table:table-cell table:formula="of:=[.L574]-[.M574]" office:value-type="float" office:value="0" calcext:value-type="float">
            <text:p>0</text:p>
          </table:table-cell>
          <table:table-cell table:formula="of:=[.N574]*[.N5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75]-[.$F$3]" office:value-type="float" office:value="9.587" calcext:value-type="float">
            <text:p>9.587</text:p>
          </table:table-cell>
          <table:table-cell table:formula="of:=[.B575]-[.$F$5]" office:value-type="float" office:value="1.996" calcext:value-type="float">
            <text:p>1.996</text:p>
          </table:table-cell>
          <table:table-cell table:formula="of:=[.C575]-[.$F$7]" office:value-type="float" office:value="-2.571" calcext:value-type="float">
            <text:p>-2.571</text:p>
          </table:table-cell>
          <table:table-cell table:formula="of:=[.D575]-[.$F$9]" office:value-type="float" office:value="-5.146" calcext:value-type="float">
            <text:p>-5.146</text:p>
          </table:table-cell>
          <table:table-cell office:value-type="float" office:value="5770" calcext:value-type="float">
            <text:p>5770</text:p>
          </table:table-cell>
          <table:table-cell table:formula="of:=[.$S$5]+[.H575]*[.$T$5]+[.I575]*[.$U$5]+[.J575]*[.$V$5]+[.K575]*[.$W$5]" office:value-type="float" office:value="5770" calcext:value-type="float">
            <text:p>5770</text:p>
          </table:table-cell>
          <table:table-cell table:formula="of:=[.L575]-[.M575]" office:value-type="float" office:value="0" calcext:value-type="float">
            <text:p>0</text:p>
          </table:table-cell>
          <table:table-cell table:formula="of:=[.N575]*[.N5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576]-[.$F$3]" office:value-type="float" office:value="18.587" calcext:value-type="float">
            <text:p>18.587</text:p>
          </table:table-cell>
          <table:table-cell table:formula="of:=[.B576]-[.$F$5]" office:value-type="float" office:value="-2.004" calcext:value-type="float">
            <text:p>-2.004</text:p>
          </table:table-cell>
          <table:table-cell table:formula="of:=[.C576]-[.$F$7]" office:value-type="float" office:value="-0.571" calcext:value-type="float">
            <text:p>-0.571</text:p>
          </table:table-cell>
          <table:table-cell table:formula="of:=[.D576]-[.$F$9]" office:value-type="float" office:value="1.854" calcext:value-type="float">
            <text:p>1.854</text:p>
          </table:table-cell>
          <table:table-cell office:value-type="float" office:value="6040" calcext:value-type="float">
            <text:p>6040</text:p>
          </table:table-cell>
          <table:table-cell table:formula="of:=[.$S$5]+[.H576]*[.$T$5]+[.I576]*[.$U$5]+[.J576]*[.$V$5]+[.K576]*[.$W$5]" office:value-type="float" office:value="6040" calcext:value-type="float">
            <text:p>6040</text:p>
          </table:table-cell>
          <table:table-cell table:formula="of:=[.L576]-[.M576]" office:value-type="float" office:value="0" calcext:value-type="float">
            <text:p>0</text:p>
          </table:table-cell>
          <table:table-cell table:formula="of:=[.N576]*[.N5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77]-[.$F$3]" office:value-type="float" office:value="-4.413" calcext:value-type="float">
            <text:p>-4.413</text:p>
          </table:table-cell>
          <table:table-cell table:formula="of:=[.B577]-[.$F$5]" office:value-type="float" office:value="1.996" calcext:value-type="float">
            <text:p>1.996</text:p>
          </table:table-cell>
          <table:table-cell table:formula="of:=[.C577]-[.$F$7]" office:value-type="float" office:value="-0.571" calcext:value-type="float">
            <text:p>-0.571</text:p>
          </table:table-cell>
          <table:table-cell table:formula="of:=[.D577]-[.$F$9]" office:value-type="float" office:value="-3.146" calcext:value-type="float">
            <text:p>-3.146</text:p>
          </table:table-cell>
          <table:table-cell office:value-type="float" office:value="5350" calcext:value-type="float">
            <text:p>5350</text:p>
          </table:table-cell>
          <table:table-cell table:formula="of:=[.$S$5]+[.H577]*[.$T$5]+[.I577]*[.$U$5]+[.J577]*[.$V$5]+[.K577]*[.$W$5]" office:value-type="float" office:value="5350" calcext:value-type="float">
            <text:p>5350</text:p>
          </table:table-cell>
          <table:table-cell table:formula="of:=[.L577]-[.M577]" office:value-type="float" office:value="0" calcext:value-type="float">
            <text:p>0</text:p>
          </table:table-cell>
          <table:table-cell table:formula="of:=[.N577]*[.N5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578]-[.$F$3]" office:value-type="float" office:value="-10.413" calcext:value-type="float">
            <text:p>-10.413</text:p>
          </table:table-cell>
          <table:table-cell table:formula="of:=[.B578]-[.$F$5]" office:value-type="float" office:value="0.996" calcext:value-type="float">
            <text:p>0.996</text:p>
          </table:table-cell>
          <table:table-cell table:formula="of:=[.C578]-[.$F$7]" office:value-type="float" office:value="0.429" calcext:value-type="float">
            <text:p>0.429</text:p>
          </table:table-cell>
          <table:table-cell table:formula="of:=[.D578]-[.$F$9]" office:value-type="float" office:value="1.854" calcext:value-type="float">
            <text:p>1.854</text:p>
          </table:table-cell>
          <table:table-cell office:value-type="float" office:value="5170" calcext:value-type="float">
            <text:p>5170</text:p>
          </table:table-cell>
          <table:table-cell table:formula="of:=[.$S$5]+[.H578]*[.$T$5]+[.I578]*[.$U$5]+[.J578]*[.$V$5]+[.K578]*[.$W$5]" office:value-type="float" office:value="5170" calcext:value-type="float">
            <text:p>5170</text:p>
          </table:table-cell>
          <table:table-cell table:formula="of:=[.L578]-[.M578]" office:value-type="float" office:value="0" calcext:value-type="float">
            <text:p>0</text:p>
          </table:table-cell>
          <table:table-cell table:formula="of:=[.N578]*[.N57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579]-[.$F$3]" office:value-type="float" office:value="4.587" calcext:value-type="float">
            <text:p>4.587</text:p>
          </table:table-cell>
          <table:table-cell table:formula="of:=[.B579]-[.$F$5]" office:value-type="float" office:value="-3.004" calcext:value-type="float">
            <text:p>-3.004</text:p>
          </table:table-cell>
          <table:table-cell table:formula="of:=[.C579]-[.$F$7]" office:value-type="float" office:value="-2.571" calcext:value-type="float">
            <text:p>-2.571</text:p>
          </table:table-cell>
          <table:table-cell table:formula="of:=[.D579]-[.$F$9]" office:value-type="float" office:value="0.854" calcext:value-type="float">
            <text:p>0.854</text:p>
          </table:table-cell>
          <table:table-cell office:value-type="float" office:value="5620" calcext:value-type="float">
            <text:p>5620</text:p>
          </table:table-cell>
          <table:table-cell table:formula="of:=[.$S$5]+[.H579]*[.$T$5]+[.I579]*[.$U$5]+[.J579]*[.$V$5]+[.K579]*[.$W$5]" office:value-type="float" office:value="5620" calcext:value-type="float">
            <text:p>5620</text:p>
          </table:table-cell>
          <table:table-cell table:formula="of:=[.L579]-[.M579]" office:value-type="float" office:value="0" calcext:value-type="float">
            <text:p>0</text:p>
          </table:table-cell>
          <table:table-cell table:formula="of:=[.N579]*[.N5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580]-[.$F$3]" office:value-type="float" office:value="-1.413" calcext:value-type="float">
            <text:p>-1.413</text:p>
          </table:table-cell>
          <table:table-cell table:formula="of:=[.B580]-[.$F$5]" office:value-type="float" office:value="-1.004" calcext:value-type="float">
            <text:p>-1.004</text:p>
          </table:table-cell>
          <table:table-cell table:formula="of:=[.C580]-[.$F$7]" office:value-type="float" office:value="0.429" calcext:value-type="float">
            <text:p>0.429</text:p>
          </table:table-cell>
          <table:table-cell table:formula="of:=[.D580]-[.$F$9]" office:value-type="float" office:value="-4.146" calcext:value-type="float">
            <text:p>-4.146</text:p>
          </table:table-cell>
          <table:table-cell office:value-type="float" office:value="5440" calcext:value-type="float">
            <text:p>5440</text:p>
          </table:table-cell>
          <table:table-cell table:formula="of:=[.$S$5]+[.H580]*[.$T$5]+[.I580]*[.$U$5]+[.J580]*[.$V$5]+[.K580]*[.$W$5]" office:value-type="float" office:value="5440" calcext:value-type="float">
            <text:p>5440</text:p>
          </table:table-cell>
          <table:table-cell table:formula="of:=[.L580]-[.M580]" office:value-type="float" office:value="0" calcext:value-type="float">
            <text:p>0</text:p>
          </table:table-cell>
          <table:table-cell table:formula="of:=[.N580]*[.N5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581]-[.$F$3]" office:value-type="float" office:value="-14.413" calcext:value-type="float">
            <text:p>-14.413</text:p>
          </table:table-cell>
          <table:table-cell table:formula="of:=[.B581]-[.$F$5]" office:value-type="float" office:value="-0.00399999999999956" calcext:value-type="float">
            <text:p>-0.004</text:p>
          </table:table-cell>
          <table:table-cell table:formula="of:=[.C581]-[.$F$7]" office:value-type="float" office:value="0.429" calcext:value-type="float">
            <text:p>0.429</text:p>
          </table:table-cell>
          <table:table-cell table:formula="of:=[.D581]-[.$F$9]" office:value-type="float" office:value="4.854" calcext:value-type="float">
            <text:p>4.854</text:p>
          </table:table-cell>
          <table:table-cell office:value-type="float" office:value="5050" calcext:value-type="float">
            <text:p>5050</text:p>
          </table:table-cell>
          <table:table-cell table:formula="of:=[.$S$5]+[.H581]*[.$T$5]+[.I581]*[.$U$5]+[.J581]*[.$V$5]+[.K581]*[.$W$5]" office:value-type="float" office:value="5050" calcext:value-type="float">
            <text:p>5050</text:p>
          </table:table-cell>
          <table:table-cell table:formula="of:=[.L581]-[.M581]" office:value-type="float" office:value="0" calcext:value-type="float">
            <text:p>0</text:p>
          </table:table-cell>
          <table:table-cell table:formula="of:=[.N581]*[.N5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582]-[.$F$3]" office:value-type="float" office:value="5.587" calcext:value-type="float">
            <text:p>5.587</text:p>
          </table:table-cell>
          <table:table-cell table:formula="of:=[.B582]-[.$F$5]" office:value-type="float" office:value="0.996" calcext:value-type="float">
            <text:p>0.996</text:p>
          </table:table-cell>
          <table:table-cell table:formula="of:=[.C582]-[.$F$7]" office:value-type="float" office:value="0.429" calcext:value-type="float">
            <text:p>0.429</text:p>
          </table:table-cell>
          <table:table-cell table:formula="of:=[.D582]-[.$F$9]" office:value-type="float" office:value="3.854" calcext:value-type="float">
            <text:p>3.854</text:p>
          </table:table-cell>
          <table:table-cell office:value-type="float" office:value="5650" calcext:value-type="float">
            <text:p>5650</text:p>
          </table:table-cell>
          <table:table-cell table:formula="of:=[.$S$5]+[.H582]*[.$T$5]+[.I582]*[.$U$5]+[.J582]*[.$V$5]+[.K582]*[.$W$5]" office:value-type="float" office:value="5650" calcext:value-type="float">
            <text:p>5650</text:p>
          </table:table-cell>
          <table:table-cell table:formula="of:=[.L582]-[.M582]" office:value-type="float" office:value="0" calcext:value-type="float">
            <text:p>0</text:p>
          </table:table-cell>
          <table:table-cell table:formula="of:=[.N582]*[.N5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83]-[.$F$3]" office:value-type="float" office:value="-12.413" calcext:value-type="float">
            <text:p>-12.413</text:p>
          </table:table-cell>
          <table:table-cell table:formula="of:=[.B583]-[.$F$5]" office:value-type="float" office:value="-2.004" calcext:value-type="float">
            <text:p>-2.004</text:p>
          </table:table-cell>
          <table:table-cell table:formula="of:=[.C583]-[.$F$7]" office:value-type="float" office:value="-2.571" calcext:value-type="float">
            <text:p>-2.571</text:p>
          </table:table-cell>
          <table:table-cell table:formula="of:=[.D583]-[.$F$9]" office:value-type="float" office:value="-5.146" calcext:value-type="float">
            <text:p>-5.146</text:p>
          </table:table-cell>
          <table:table-cell office:value-type="float" office:value="5110" calcext:value-type="float">
            <text:p>5110</text:p>
          </table:table-cell>
          <table:table-cell table:formula="of:=[.$S$5]+[.H583]*[.$T$5]+[.I583]*[.$U$5]+[.J583]*[.$V$5]+[.K583]*[.$W$5]" office:value-type="float" office:value="5110" calcext:value-type="float">
            <text:p>5110</text:p>
          </table:table-cell>
          <table:table-cell table:formula="of:=[.L583]-[.M583]" office:value-type="float" office:value="0" calcext:value-type="float">
            <text:p>0</text:p>
          </table:table-cell>
          <table:table-cell table:formula="of:=[.N583]*[.N5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584]-[.$F$3]" office:value-type="float" office:value="12.587" calcext:value-type="float">
            <text:p>12.587</text:p>
          </table:table-cell>
          <table:table-cell table:formula="of:=[.B584]-[.$F$5]" office:value-type="float" office:value="-1.004" calcext:value-type="float">
            <text:p>-1.004</text:p>
          </table:table-cell>
          <table:table-cell table:formula="of:=[.C584]-[.$F$7]" office:value-type="float" office:value="-1.571" calcext:value-type="float">
            <text:p>-1.571</text:p>
          </table:table-cell>
          <table:table-cell table:formula="of:=[.D584]-[.$F$9]" office:value-type="float" office:value="-1.146" calcext:value-type="float">
            <text:p>-1.146</text:p>
          </table:table-cell>
          <table:table-cell office:value-type="float" office:value="5860" calcext:value-type="float">
            <text:p>5860</text:p>
          </table:table-cell>
          <table:table-cell table:formula="of:=[.$S$5]+[.H584]*[.$T$5]+[.I584]*[.$U$5]+[.J584]*[.$V$5]+[.K584]*[.$W$5]" office:value-type="float" office:value="5860" calcext:value-type="float">
            <text:p>5860</text:p>
          </table:table-cell>
          <table:table-cell table:formula="of:=[.L584]-[.M584]" office:value-type="float" office:value="0" calcext:value-type="float">
            <text:p>0</text:p>
          </table:table-cell>
          <table:table-cell table:formula="of:=[.N584]*[.N5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585]-[.$F$3]" office:value-type="float" office:value="11.587" calcext:value-type="float">
            <text:p>11.587</text:p>
          </table:table-cell>
          <table:table-cell table:formula="of:=[.B585]-[.$F$5]" office:value-type="float" office:value="-2.004" calcext:value-type="float">
            <text:p>-2.004</text:p>
          </table:table-cell>
          <table:table-cell table:formula="of:=[.C585]-[.$F$7]" office:value-type="float" office:value="2.429" calcext:value-type="float">
            <text:p>2.429</text:p>
          </table:table-cell>
          <table:table-cell table:formula="of:=[.D585]-[.$F$9]" office:value-type="float" office:value="4.854" calcext:value-type="float">
            <text:p>4.854</text:p>
          </table:table-cell>
          <table:table-cell office:value-type="float" office:value="5830" calcext:value-type="float">
            <text:p>5830</text:p>
          </table:table-cell>
          <table:table-cell table:formula="of:=[.$S$5]+[.H585]*[.$T$5]+[.I585]*[.$U$5]+[.J585]*[.$V$5]+[.K585]*[.$W$5]" office:value-type="float" office:value="5830" calcext:value-type="float">
            <text:p>5830</text:p>
          </table:table-cell>
          <table:table-cell table:formula="of:=[.L585]-[.M585]" office:value-type="float" office:value="0" calcext:value-type="float">
            <text:p>0</text:p>
          </table:table-cell>
          <table:table-cell table:formula="of:=[.N585]*[.N5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  <table:table-cell table:formula="of:=[.A586]-[.$F$3]" office:value-type="float" office:value="7.587" calcext:value-type="float">
            <text:p>7.587</text:p>
          </table:table-cell>
          <table:table-cell table:formula="of:=[.B586]-[.$F$5]" office:value-type="float" office:value="1.996" calcext:value-type="float">
            <text:p>1.996</text:p>
          </table:table-cell>
          <table:table-cell table:formula="of:=[.C586]-[.$F$7]" office:value-type="float" office:value="-0.571" calcext:value-type="float">
            <text:p>-0.571</text:p>
          </table:table-cell>
          <table:table-cell table:formula="of:=[.D586]-[.$F$9]" office:value-type="float" office:value="0.854" calcext:value-type="float">
            <text:p>0.854</text:p>
          </table:table-cell>
          <table:table-cell office:value-type="float" office:value="5710" calcext:value-type="float">
            <text:p>5710</text:p>
          </table:table-cell>
          <table:table-cell table:formula="of:=[.$S$5]+[.H586]*[.$T$5]+[.I586]*[.$U$5]+[.J586]*[.$V$5]+[.K586]*[.$W$5]" office:value-type="float" office:value="5710" calcext:value-type="float">
            <text:p>5710</text:p>
          </table:table-cell>
          <table:table-cell table:formula="of:=[.L586]-[.M586]" office:value-type="float" office:value="0" calcext:value-type="float">
            <text:p>0</text:p>
          </table:table-cell>
          <table:table-cell table:formula="of:=[.N586]*[.N5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587]-[.$F$3]" office:value-type="float" office:value="-9.413" calcext:value-type="float">
            <text:p>-9.413</text:p>
          </table:table-cell>
          <table:table-cell table:formula="of:=[.B587]-[.$F$5]" office:value-type="float" office:value="-0.00399999999999956" calcext:value-type="float">
            <text:p>-0.004</text:p>
          </table:table-cell>
          <table:table-cell table:formula="of:=[.C587]-[.$F$7]" office:value-type="float" office:value="2.429" calcext:value-type="float">
            <text:p>2.429</text:p>
          </table:table-cell>
          <table:table-cell table:formula="of:=[.D587]-[.$F$9]" office:value-type="float" office:value="1.854" calcext:value-type="float">
            <text:p>1.854</text:p>
          </table:table-cell>
          <table:table-cell office:value-type="float" office:value="5200" calcext:value-type="float">
            <text:p>5200</text:p>
          </table:table-cell>
          <table:table-cell table:formula="of:=[.$S$5]+[.H587]*[.$T$5]+[.I587]*[.$U$5]+[.J587]*[.$V$5]+[.K587]*[.$W$5]" office:value-type="float" office:value="5200" calcext:value-type="float">
            <text:p>5200</text:p>
          </table:table-cell>
          <table:table-cell table:formula="of:=[.L587]-[.M587]" office:value-type="float" office:value="0" calcext:value-type="float">
            <text:p>0</text:p>
          </table:table-cell>
          <table:table-cell table:formula="of:=[.N587]*[.N5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588]-[.$F$3]" office:value-type="float" office:value="-6.413" calcext:value-type="float">
            <text:p>-6.413</text:p>
          </table:table-cell>
          <table:table-cell table:formula="of:=[.B588]-[.$F$5]" office:value-type="float" office:value="-1.004" calcext:value-type="float">
            <text:p>-1.004</text:p>
          </table:table-cell>
          <table:table-cell table:formula="of:=[.C588]-[.$F$7]" office:value-type="float" office:value="1.429" calcext:value-type="float">
            <text:p>1.429</text:p>
          </table:table-cell>
          <table:table-cell table:formula="of:=[.D588]-[.$F$9]" office:value-type="float" office:value="-4.146" calcext:value-type="float">
            <text:p>-4.146</text:p>
          </table:table-cell>
          <table:table-cell office:value-type="float" office:value="5290" calcext:value-type="float">
            <text:p>5290</text:p>
          </table:table-cell>
          <table:table-cell table:formula="of:=[.$S$5]+[.H588]*[.$T$5]+[.I588]*[.$U$5]+[.J588]*[.$V$5]+[.K588]*[.$W$5]" office:value-type="float" office:value="5290" calcext:value-type="float">
            <text:p>5290</text:p>
          </table:table-cell>
          <table:table-cell table:formula="of:=[.L588]-[.M588]" office:value-type="float" office:value="0" calcext:value-type="float">
            <text:p>0</text:p>
          </table:table-cell>
          <table:table-cell table:formula="of:=[.N588]*[.N5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589]-[.$F$3]" office:value-type="float" office:value="-1.413" calcext:value-type="float">
            <text:p>-1.413</text:p>
          </table:table-cell>
          <table:table-cell table:formula="of:=[.B589]-[.$F$5]" office:value-type="float" office:value="-3.004" calcext:value-type="float">
            <text:p>-3.004</text:p>
          </table:table-cell>
          <table:table-cell table:formula="of:=[.C589]-[.$F$7]" office:value-type="float" office:value="-1.571" calcext:value-type="float">
            <text:p>-1.571</text:p>
          </table:table-cell>
          <table:table-cell table:formula="of:=[.D589]-[.$F$9]" office:value-type="float" office:value="1.854" calcext:value-type="float">
            <text:p>1.854</text:p>
          </table:table-cell>
          <table:table-cell office:value-type="float" office:value="5440" calcext:value-type="float">
            <text:p>5440</text:p>
          </table:table-cell>
          <table:table-cell table:formula="of:=[.$S$5]+[.H589]*[.$T$5]+[.I589]*[.$U$5]+[.J589]*[.$V$5]+[.K589]*[.$W$5]" office:value-type="float" office:value="5440" calcext:value-type="float">
            <text:p>5440</text:p>
          </table:table-cell>
          <table:table-cell table:formula="of:=[.L589]-[.M589]" office:value-type="float" office:value="0" calcext:value-type="float">
            <text:p>0</text:p>
          </table:table-cell>
          <table:table-cell table:formula="of:=[.N589]*[.N5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90]-[.$F$3]" office:value-type="float" office:value="-17.413" calcext:value-type="float">
            <text:p>-17.413</text:p>
          </table:table-cell>
          <table:table-cell table:formula="of:=[.B590]-[.$F$5]" office:value-type="float" office:value="-0.00399999999999956" calcext:value-type="float">
            <text:p>-0.004</text:p>
          </table:table-cell>
          <table:table-cell table:formula="of:=[.C590]-[.$F$7]" office:value-type="float" office:value="0.429" calcext:value-type="float">
            <text:p>0.429</text:p>
          </table:table-cell>
          <table:table-cell table:formula="of:=[.D590]-[.$F$9]" office:value-type="float" office:value="-5.146" calcext:value-type="float">
            <text:p>-5.146</text:p>
          </table:table-cell>
          <table:table-cell office:value-type="float" office:value="4960" calcext:value-type="float">
            <text:p>4960</text:p>
          </table:table-cell>
          <table:table-cell table:formula="of:=[.$S$5]+[.H590]*[.$T$5]+[.I590]*[.$U$5]+[.J590]*[.$V$5]+[.K590]*[.$W$5]" office:value-type="float" office:value="4960" calcext:value-type="float">
            <text:p>4960</text:p>
          </table:table-cell>
          <table:table-cell table:formula="of:=[.L590]-[.M590]" office:value-type="float" office:value="0" calcext:value-type="float">
            <text:p>0</text:p>
          </table:table-cell>
          <table:table-cell table:formula="of:=[.N590]*[.N5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591]-[.$F$3]" office:value-type="float" office:value="-3.413" calcext:value-type="float">
            <text:p>-3.413</text:p>
          </table:table-cell>
          <table:table-cell table:formula="of:=[.B591]-[.$F$5]" office:value-type="float" office:value="-2.004" calcext:value-type="float">
            <text:p>-2.004</text:p>
          </table:table-cell>
          <table:table-cell table:formula="of:=[.C591]-[.$F$7]" office:value-type="float" office:value="1.429" calcext:value-type="float">
            <text:p>1.429</text:p>
          </table:table-cell>
          <table:table-cell table:formula="of:=[.D591]-[.$F$9]" office:value-type="float" office:value="3.854" calcext:value-type="float">
            <text:p>3.854</text:p>
          </table:table-cell>
          <table:table-cell office:value-type="float" office:value="5380" calcext:value-type="float">
            <text:p>5380</text:p>
          </table:table-cell>
          <table:table-cell table:formula="of:=[.$S$5]+[.H591]*[.$T$5]+[.I591]*[.$U$5]+[.J591]*[.$V$5]+[.K591]*[.$W$5]" office:value-type="float" office:value="5380" calcext:value-type="float">
            <text:p>5380</text:p>
          </table:table-cell>
          <table:table-cell table:formula="of:=[.L591]-[.M591]" office:value-type="float" office:value="0" calcext:value-type="float">
            <text:p>0</text:p>
          </table:table-cell>
          <table:table-cell table:formula="of:=[.N591]*[.N5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592]-[.$F$3]" office:value-type="float" office:value="2.587" calcext:value-type="float">
            <text:p>2.587</text:p>
          </table:table-cell>
          <table:table-cell table:formula="of:=[.B592]-[.$F$5]" office:value-type="float" office:value="-0.00399999999999956" calcext:value-type="float">
            <text:p>-0.004</text:p>
          </table:table-cell>
          <table:table-cell table:formula="of:=[.C592]-[.$F$7]" office:value-type="float" office:value="1.429" calcext:value-type="float">
            <text:p>1.429</text:p>
          </table:table-cell>
          <table:table-cell table:formula="of:=[.D592]-[.$F$9]" office:value-type="float" office:value="-3.146" calcext:value-type="float">
            <text:p>-3.146</text:p>
          </table:table-cell>
          <table:table-cell office:value-type="float" office:value="5560" calcext:value-type="float">
            <text:p>5560</text:p>
          </table:table-cell>
          <table:table-cell table:formula="of:=[.$S$5]+[.H592]*[.$T$5]+[.I592]*[.$U$5]+[.J592]*[.$V$5]+[.K592]*[.$W$5]" office:value-type="float" office:value="5560" calcext:value-type="float">
            <text:p>5560</text:p>
          </table:table-cell>
          <table:table-cell table:formula="of:=[.L592]-[.M592]" office:value-type="float" office:value="0" calcext:value-type="float">
            <text:p>0</text:p>
          </table:table-cell>
          <table:table-cell table:formula="of:=[.N592]*[.N5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593]-[.$F$3]" office:value-type="float" office:value="-16.413" calcext:value-type="float">
            <text:p>-16.413</text:p>
          </table:table-cell>
          <table:table-cell table:formula="of:=[.B593]-[.$F$5]" office:value-type="float" office:value="-1.004" calcext:value-type="float">
            <text:p>-1.004</text:p>
          </table:table-cell>
          <table:table-cell table:formula="of:=[.C593]-[.$F$7]" office:value-type="float" office:value="2.429" calcext:value-type="float">
            <text:p>2.429</text:p>
          </table:table-cell>
          <table:table-cell table:formula="of:=[.D593]-[.$F$9]" office:value-type="float" office:value="-2.146" calcext:value-type="float">
            <text:p>-2.146</text:p>
          </table:table-cell>
          <table:table-cell office:value-type="float" office:value="4990" calcext:value-type="float">
            <text:p>4990</text:p>
          </table:table-cell>
          <table:table-cell table:formula="of:=[.$S$5]+[.H593]*[.$T$5]+[.I593]*[.$U$5]+[.J593]*[.$V$5]+[.K593]*[.$W$5]" office:value-type="float" office:value="4990" calcext:value-type="float">
            <text:p>4990</text:p>
          </table:table-cell>
          <table:table-cell table:formula="of:=[.L593]-[.M593]" office:value-type="float" office:value="0" calcext:value-type="float">
            <text:p>0</text:p>
          </table:table-cell>
          <table:table-cell table:formula="of:=[.N593]*[.N5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594]-[.$F$3]" office:value-type="float" office:value="3.587" calcext:value-type="float">
            <text:p>3.587</text:p>
          </table:table-cell>
          <table:table-cell table:formula="of:=[.B594]-[.$F$5]" office:value-type="float" office:value="-1.004" calcext:value-type="float">
            <text:p>-1.004</text:p>
          </table:table-cell>
          <table:table-cell table:formula="of:=[.C594]-[.$F$7]" office:value-type="float" office:value="-1.571" calcext:value-type="float">
            <text:p>-1.571</text:p>
          </table:table-cell>
          <table:table-cell table:formula="of:=[.D594]-[.$F$9]" office:value-type="float" office:value="-0.146" calcext:value-type="float">
            <text:p>-0.146</text:p>
          </table:table-cell>
          <table:table-cell office:value-type="float" office:value="5590" calcext:value-type="float">
            <text:p>5590</text:p>
          </table:table-cell>
          <table:table-cell table:formula="of:=[.$S$5]+[.H594]*[.$T$5]+[.I594]*[.$U$5]+[.J594]*[.$V$5]+[.K594]*[.$W$5]" office:value-type="float" office:value="5590" calcext:value-type="float">
            <text:p>5590</text:p>
          </table:table-cell>
          <table:table-cell table:formula="of:=[.L594]-[.M594]" office:value-type="float" office:value="0" calcext:value-type="float">
            <text:p>0</text:p>
          </table:table-cell>
          <table:table-cell table:formula="of:=[.N594]*[.N5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595]-[.$F$3]" office:value-type="float" office:value="8.587" calcext:value-type="float">
            <text:p>8.587</text:p>
          </table:table-cell>
          <table:table-cell table:formula="of:=[.B595]-[.$F$5]" office:value-type="float" office:value="-2.004" calcext:value-type="float">
            <text:p>-2.004</text:p>
          </table:table-cell>
          <table:table-cell table:formula="of:=[.C595]-[.$F$7]" office:value-type="float" office:value="3.429" calcext:value-type="float">
            <text:p>3.429</text:p>
          </table:table-cell>
          <table:table-cell table:formula="of:=[.D595]-[.$F$9]" office:value-type="float" office:value="-5.146" calcext:value-type="float">
            <text:p>-5.146</text:p>
          </table:table-cell>
          <table:table-cell office:value-type="float" office:value="5740" calcext:value-type="float">
            <text:p>5740</text:p>
          </table:table-cell>
          <table:table-cell table:formula="of:=[.$S$5]+[.H595]*[.$T$5]+[.I595]*[.$U$5]+[.J595]*[.$V$5]+[.K595]*[.$W$5]" office:value-type="float" office:value="5740" calcext:value-type="float">
            <text:p>5740</text:p>
          </table:table-cell>
          <table:table-cell table:formula="of:=[.L595]-[.M595]" office:value-type="float" office:value="0" calcext:value-type="float">
            <text:p>0</text:p>
          </table:table-cell>
          <table:table-cell table:formula="of:=[.N595]*[.N5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596]-[.$F$3]" office:value-type="float" office:value="-2.413" calcext:value-type="float">
            <text:p>-2.413</text:p>
          </table:table-cell>
          <table:table-cell table:formula="of:=[.B596]-[.$F$5]" office:value-type="float" office:value="-1.004" calcext:value-type="float">
            <text:p>-1.004</text:p>
          </table:table-cell>
          <table:table-cell table:formula="of:=[.C596]-[.$F$7]" office:value-type="float" office:value="0.429" calcext:value-type="float">
            <text:p>0.429</text:p>
          </table:table-cell>
          <table:table-cell table:formula="of:=[.D596]-[.$F$9]" office:value-type="float" office:value="-2.146" calcext:value-type="float">
            <text:p>-2.146</text:p>
          </table:table-cell>
          <table:table-cell office:value-type="float" office:value="5410" calcext:value-type="float">
            <text:p>5410</text:p>
          </table:table-cell>
          <table:table-cell table:formula="of:=[.$S$5]+[.H596]*[.$T$5]+[.I596]*[.$U$5]+[.J596]*[.$V$5]+[.K596]*[.$W$5]" office:value-type="float" office:value="5410" calcext:value-type="float">
            <text:p>5410</text:p>
          </table:table-cell>
          <table:table-cell table:formula="of:=[.L596]-[.M596]" office:value-type="float" office:value="0" calcext:value-type="float">
            <text:p>0</text:p>
          </table:table-cell>
          <table:table-cell table:formula="of:=[.N596]*[.N5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597]-[.$F$3]" office:value-type="float" office:value="-0.412999999999997" calcext:value-type="float">
            <text:p>-0.412999999999997</text:p>
          </table:table-cell>
          <table:table-cell table:formula="of:=[.B597]-[.$F$5]" office:value-type="float" office:value="-1.004" calcext:value-type="float">
            <text:p>-1.004</text:p>
          </table:table-cell>
          <table:table-cell table:formula="of:=[.C597]-[.$F$7]" office:value-type="float" office:value="-0.571" calcext:value-type="float">
            <text:p>-0.571</text:p>
          </table:table-cell>
          <table:table-cell table:formula="of:=[.D597]-[.$F$9]" office:value-type="float" office:value="0.854" calcext:value-type="float">
            <text:p>0.854</text:p>
          </table:table-cell>
          <table:table-cell office:value-type="float" office:value="5470" calcext:value-type="float">
            <text:p>5470</text:p>
          </table:table-cell>
          <table:table-cell table:formula="of:=[.$S$5]+[.H597]*[.$T$5]+[.I597]*[.$U$5]+[.J597]*[.$V$5]+[.K597]*[.$W$5]" office:value-type="float" office:value="5470" calcext:value-type="float">
            <text:p>5470</text:p>
          </table:table-cell>
          <table:table-cell table:formula="of:=[.L597]-[.M597]" office:value-type="float" office:value="0" calcext:value-type="float">
            <text:p>0</text:p>
          </table:table-cell>
          <table:table-cell table:formula="of:=[.N597]*[.N5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598]-[.$F$3]" office:value-type="float" office:value="7.587" calcext:value-type="float">
            <text:p>7.587</text:p>
          </table:table-cell>
          <table:table-cell table:formula="of:=[.B598]-[.$F$5]" office:value-type="float" office:value="-0.00399999999999956" calcext:value-type="float">
            <text:p>-0.004</text:p>
          </table:table-cell>
          <table:table-cell table:formula="of:=[.C598]-[.$F$7]" office:value-type="float" office:value="0.429" calcext:value-type="float">
            <text:p>0.429</text:p>
          </table:table-cell>
          <table:table-cell table:formula="of:=[.D598]-[.$F$9]" office:value-type="float" office:value="-0.146" calcext:value-type="float">
            <text:p>-0.146</text:p>
          </table:table-cell>
          <table:table-cell office:value-type="float" office:value="5710" calcext:value-type="float">
            <text:p>5710</text:p>
          </table:table-cell>
          <table:table-cell table:formula="of:=[.$S$5]+[.H598]*[.$T$5]+[.I598]*[.$U$5]+[.J598]*[.$V$5]+[.K598]*[.$W$5]" office:value-type="float" office:value="5710" calcext:value-type="float">
            <text:p>5710</text:p>
          </table:table-cell>
          <table:table-cell table:formula="of:=[.L598]-[.M598]" office:value-type="float" office:value="0" calcext:value-type="float">
            <text:p>0</text:p>
          </table:table-cell>
          <table:table-cell table:formula="of:=[.N598]*[.N5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599]-[.$F$3]" office:value-type="float" office:value="16.587" calcext:value-type="float">
            <text:p>16.587</text:p>
          </table:table-cell>
          <table:table-cell table:formula="of:=[.B599]-[.$F$5]" office:value-type="float" office:value="-0.00399999999999956" calcext:value-type="float">
            <text:p>-0.004</text:p>
          </table:table-cell>
          <table:table-cell table:formula="of:=[.C599]-[.$F$7]" office:value-type="float" office:value="1.429" calcext:value-type="float">
            <text:p>1.429</text:p>
          </table:table-cell>
          <table:table-cell table:formula="of:=[.D599]-[.$F$9]" office:value-type="float" office:value="1.854" calcext:value-type="float">
            <text:p>1.854</text:p>
          </table:table-cell>
          <table:table-cell office:value-type="float" office:value="5980" calcext:value-type="float">
            <text:p>5980</text:p>
          </table:table-cell>
          <table:table-cell table:formula="of:=[.$S$5]+[.H599]*[.$T$5]+[.I599]*[.$U$5]+[.J599]*[.$V$5]+[.K599]*[.$W$5]" office:value-type="float" office:value="5980" calcext:value-type="float">
            <text:p>5980</text:p>
          </table:table-cell>
          <table:table-cell table:formula="of:=[.L599]-[.M599]" office:value-type="float" office:value="0" calcext:value-type="float">
            <text:p>0</text:p>
          </table:table-cell>
          <table:table-cell table:formula="of:=[.N599]*[.N5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00]-[.$F$3]" office:value-type="float" office:value="15.587" calcext:value-type="float">
            <text:p>15.587</text:p>
          </table:table-cell>
          <table:table-cell table:formula="of:=[.B600]-[.$F$5]" office:value-type="float" office:value="-1.004" calcext:value-type="float">
            <text:p>-1.004</text:p>
          </table:table-cell>
          <table:table-cell table:formula="of:=[.C600]-[.$F$7]" office:value-type="float" office:value="0.429" calcext:value-type="float">
            <text:p>0.429</text:p>
          </table:table-cell>
          <table:table-cell table:formula="of:=[.D600]-[.$F$9]" office:value-type="float" office:value="-4.146" calcext:value-type="float">
            <text:p>-4.146</text:p>
          </table:table-cell>
          <table:table-cell office:value-type="float" office:value="5950" calcext:value-type="float">
            <text:p>5950</text:p>
          </table:table-cell>
          <table:table-cell table:formula="of:=[.$S$5]+[.H600]*[.$T$5]+[.I600]*[.$U$5]+[.J600]*[.$V$5]+[.K600]*[.$W$5]" office:value-type="float" office:value="5950" calcext:value-type="float">
            <text:p>5950</text:p>
          </table:table-cell>
          <table:table-cell table:formula="of:=[.L600]-[.M600]" office:value-type="float" office:value="0" calcext:value-type="float">
            <text:p>0</text:p>
          </table:table-cell>
          <table:table-cell table:formula="of:=[.N600]*[.N6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601]-[.$F$3]" office:value-type="float" office:value="8.587" calcext:value-type="float">
            <text:p>8.587</text:p>
          </table:table-cell>
          <table:table-cell table:formula="of:=[.B601]-[.$F$5]" office:value-type="float" office:value="1.996" calcext:value-type="float">
            <text:p>1.996</text:p>
          </table:table-cell>
          <table:table-cell table:formula="of:=[.C601]-[.$F$7]" office:value-type="float" office:value="0.429" calcext:value-type="float">
            <text:p>0.429</text:p>
          </table:table-cell>
          <table:table-cell table:formula="of:=[.D601]-[.$F$9]" office:value-type="float" office:value="-5.146" calcext:value-type="float">
            <text:p>-5.146</text:p>
          </table:table-cell>
          <table:table-cell office:value-type="float" office:value="5740" calcext:value-type="float">
            <text:p>5740</text:p>
          </table:table-cell>
          <table:table-cell table:formula="of:=[.$S$5]+[.H601]*[.$T$5]+[.I601]*[.$U$5]+[.J601]*[.$V$5]+[.K601]*[.$W$5]" office:value-type="float" office:value="5740" calcext:value-type="float">
            <text:p>5740</text:p>
          </table:table-cell>
          <table:table-cell table:formula="of:=[.L601]-[.M601]" office:value-type="float" office:value="0" calcext:value-type="float">
            <text:p>0</text:p>
          </table:table-cell>
          <table:table-cell table:formula="of:=[.N601]*[.N6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602]-[.$F$3]" office:value-type="float" office:value="0.587000000000003" calcext:value-type="float">
            <text:p>0.587000000000003</text:p>
          </table:table-cell>
          <table:table-cell table:formula="of:=[.B602]-[.$F$5]" office:value-type="float" office:value="0.996" calcext:value-type="float">
            <text:p>0.996</text:p>
          </table:table-cell>
          <table:table-cell table:formula="of:=[.C602]-[.$F$7]" office:value-type="float" office:value="-2.571" calcext:value-type="float">
            <text:p>-2.571</text:p>
          </table:table-cell>
          <table:table-cell table:formula="of:=[.D602]-[.$F$9]" office:value-type="float" office:value="-5.146" calcext:value-type="float">
            <text:p>-5.146</text:p>
          </table:table-cell>
          <table:table-cell office:value-type="float" office:value="5500" calcext:value-type="float">
            <text:p>5500</text:p>
          </table:table-cell>
          <table:table-cell table:formula="of:=[.$S$5]+[.H602]*[.$T$5]+[.I602]*[.$U$5]+[.J602]*[.$V$5]+[.K602]*[.$W$5]" office:value-type="float" office:value="5500" calcext:value-type="float">
            <text:p>5500</text:p>
          </table:table-cell>
          <table:table-cell table:formula="of:=[.L602]-[.M602]" office:value-type="float" office:value="0" calcext:value-type="float">
            <text:p>0</text:p>
          </table:table-cell>
          <table:table-cell table:formula="of:=[.N602]*[.N60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03]-[.$F$3]" office:value-type="float" office:value="-10.413" calcext:value-type="float">
            <text:p>-10.413</text:p>
          </table:table-cell>
          <table:table-cell table:formula="of:=[.B603]-[.$F$5]" office:value-type="float" office:value="-0.00399999999999956" calcext:value-type="float">
            <text:p>-0.004</text:p>
          </table:table-cell>
          <table:table-cell table:formula="of:=[.C603]-[.$F$7]" office:value-type="float" office:value="-1.571" calcext:value-type="float">
            <text:p>-1.571</text:p>
          </table:table-cell>
          <table:table-cell table:formula="of:=[.D603]-[.$F$9]" office:value-type="float" office:value="-4.146" calcext:value-type="float">
            <text:p>-4.146</text:p>
          </table:table-cell>
          <table:table-cell office:value-type="float" office:value="5170" calcext:value-type="float">
            <text:p>5170</text:p>
          </table:table-cell>
          <table:table-cell table:formula="of:=[.$S$5]+[.H603]*[.$T$5]+[.I603]*[.$U$5]+[.J603]*[.$V$5]+[.K603]*[.$W$5]" office:value-type="float" office:value="5170" calcext:value-type="float">
            <text:p>5170</text:p>
          </table:table-cell>
          <table:table-cell table:formula="of:=[.L603]-[.M603]" office:value-type="float" office:value="0" calcext:value-type="float">
            <text:p>0</text:p>
          </table:table-cell>
          <table:table-cell table:formula="of:=[.N603]*[.N6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A604]-[.$F$3]" office:value-type="float" office:value="-6.413" calcext:value-type="float">
            <text:p>-6.413</text:p>
          </table:table-cell>
          <table:table-cell table:formula="of:=[.B604]-[.$F$5]" office:value-type="float" office:value="-1.004" calcext:value-type="float">
            <text:p>-1.004</text:p>
          </table:table-cell>
          <table:table-cell table:formula="of:=[.C604]-[.$F$7]" office:value-type="float" office:value="3.429" calcext:value-type="float">
            <text:p>3.429</text:p>
          </table:table-cell>
          <table:table-cell table:formula="of:=[.D604]-[.$F$9]" office:value-type="float" office:value="4.854" calcext:value-type="float">
            <text:p>4.854</text:p>
          </table:table-cell>
          <table:table-cell office:value-type="float" office:value="5290" calcext:value-type="float">
            <text:p>5290</text:p>
          </table:table-cell>
          <table:table-cell table:formula="of:=[.$S$5]+[.H604]*[.$T$5]+[.I604]*[.$U$5]+[.J604]*[.$V$5]+[.K604]*[.$W$5]" office:value-type="float" office:value="5290" calcext:value-type="float">
            <text:p>5290</text:p>
          </table:table-cell>
          <table:table-cell table:formula="of:=[.L604]-[.M604]" office:value-type="float" office:value="0" calcext:value-type="float">
            <text:p>0</text:p>
          </table:table-cell>
          <table:table-cell table:formula="of:=[.N604]*[.N60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05]-[.$F$3]" office:value-type="float" office:value="5.587" calcext:value-type="float">
            <text:p>5.587</text:p>
          </table:table-cell>
          <table:table-cell table:formula="of:=[.B605]-[.$F$5]" office:value-type="float" office:value="1.996" calcext:value-type="float">
            <text:p>1.996</text:p>
          </table:table-cell>
          <table:table-cell table:formula="of:=[.C605]-[.$F$7]" office:value-type="float" office:value="0.429" calcext:value-type="float">
            <text:p>0.429</text:p>
          </table:table-cell>
          <table:table-cell table:formula="of:=[.D605]-[.$F$9]" office:value-type="float" office:value="-0.146" calcext:value-type="float">
            <text:p>-0.146</text:p>
          </table:table-cell>
          <table:table-cell office:value-type="float" office:value="5650" calcext:value-type="float">
            <text:p>5650</text:p>
          </table:table-cell>
          <table:table-cell table:formula="of:=[.$S$5]+[.H605]*[.$T$5]+[.I605]*[.$U$5]+[.J605]*[.$V$5]+[.K605]*[.$W$5]" office:value-type="float" office:value="5650" calcext:value-type="float">
            <text:p>5650</text:p>
          </table:table-cell>
          <table:table-cell table:formula="of:=[.L605]-[.M605]" office:value-type="float" office:value="0" calcext:value-type="float">
            <text:p>0</text:p>
          </table:table-cell>
          <table:table-cell table:formula="of:=[.N605]*[.N6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06]-[.$F$3]" office:value-type="float" office:value="2.587" calcext:value-type="float">
            <text:p>2.587</text:p>
          </table:table-cell>
          <table:table-cell table:formula="of:=[.B606]-[.$F$5]" office:value-type="float" office:value="-1.004" calcext:value-type="float">
            <text:p>-1.004</text:p>
          </table:table-cell>
          <table:table-cell table:formula="of:=[.C606]-[.$F$7]" office:value-type="float" office:value="1.429" calcext:value-type="float">
            <text:p>1.429</text:p>
          </table:table-cell>
          <table:table-cell table:formula="of:=[.D606]-[.$F$9]" office:value-type="float" office:value="-4.146" calcext:value-type="float">
            <text:p>-4.146</text:p>
          </table:table-cell>
          <table:table-cell office:value-type="float" office:value="5560" calcext:value-type="float">
            <text:p>5560</text:p>
          </table:table-cell>
          <table:table-cell table:formula="of:=[.$S$5]+[.H606]*[.$T$5]+[.I606]*[.$U$5]+[.J606]*[.$V$5]+[.K606]*[.$W$5]" office:value-type="float" office:value="5560" calcext:value-type="float">
            <text:p>5560</text:p>
          </table:table-cell>
          <table:table-cell table:formula="of:=[.L606]-[.M606]" office:value-type="float" office:value="0" calcext:value-type="float">
            <text:p>0</text:p>
          </table:table-cell>
          <table:table-cell table:formula="of:=[.N606]*[.N60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607]-[.$F$3]" office:value-type="float" office:value="17.587" calcext:value-type="float">
            <text:p>17.587</text:p>
          </table:table-cell>
          <table:table-cell table:formula="of:=[.B607]-[.$F$5]" office:value-type="float" office:value="-1.004" calcext:value-type="float">
            <text:p>-1.004</text:p>
          </table:table-cell>
          <table:table-cell table:formula="of:=[.C607]-[.$F$7]" office:value-type="float" office:value="-1.571" calcext:value-type="float">
            <text:p>-1.571</text:p>
          </table:table-cell>
          <table:table-cell table:formula="of:=[.D607]-[.$F$9]" office:value-type="float" office:value="0.854" calcext:value-type="float">
            <text:p>0.854</text:p>
          </table:table-cell>
          <table:table-cell office:value-type="float" office:value="6010" calcext:value-type="float">
            <text:p>6010</text:p>
          </table:table-cell>
          <table:table-cell table:formula="of:=[.$S$5]+[.H607]*[.$T$5]+[.I607]*[.$U$5]+[.J607]*[.$V$5]+[.K607]*[.$W$5]" office:value-type="float" office:value="6010" calcext:value-type="float">
            <text:p>6010</text:p>
          </table:table-cell>
          <table:table-cell table:formula="of:=[.L607]-[.M607]" office:value-type="float" office:value="0" calcext:value-type="float">
            <text:p>0</text:p>
          </table:table-cell>
          <table:table-cell table:formula="of:=[.N607]*[.N6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08]-[.$F$3]" office:value-type="float" office:value="19.587" calcext:value-type="float">
            <text:p>19.587</text:p>
          </table:table-cell>
          <table:table-cell table:formula="of:=[.B608]-[.$F$5]" office:value-type="float" office:value="-1.004" calcext:value-type="float">
            <text:p>-1.004</text:p>
          </table:table-cell>
          <table:table-cell table:formula="of:=[.C608]-[.$F$7]" office:value-type="float" office:value="-3.571" calcext:value-type="float">
            <text:p>-3.571</text:p>
          </table:table-cell>
          <table:table-cell table:formula="of:=[.D608]-[.$F$9]" office:value-type="float" office:value="-0.146" calcext:value-type="float">
            <text:p>-0.146</text:p>
          </table:table-cell>
          <table:table-cell office:value-type="float" office:value="6070" calcext:value-type="float">
            <text:p>6070</text:p>
          </table:table-cell>
          <table:table-cell table:formula="of:=[.$S$5]+[.H608]*[.$T$5]+[.I608]*[.$U$5]+[.J608]*[.$V$5]+[.K608]*[.$W$5]" office:value-type="float" office:value="6070" calcext:value-type="float">
            <text:p>6070</text:p>
          </table:table-cell>
          <table:table-cell table:formula="of:=[.L608]-[.M608]" office:value-type="float" office:value="0" calcext:value-type="float">
            <text:p>0</text:p>
          </table:table-cell>
          <table:table-cell table:formula="of:=[.N608]*[.N60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609]-[.$F$3]" office:value-type="float" office:value="-18.413" calcext:value-type="float">
            <text:p>-18.413</text:p>
          </table:table-cell>
          <table:table-cell table:formula="of:=[.B609]-[.$F$5]" office:value-type="float" office:value="-0.00399999999999956" calcext:value-type="float">
            <text:p>-0.004</text:p>
          </table:table-cell>
          <table:table-cell table:formula="of:=[.C609]-[.$F$7]" office:value-type="float" office:value="2.429" calcext:value-type="float">
            <text:p>2.429</text:p>
          </table:table-cell>
          <table:table-cell table:formula="of:=[.D609]-[.$F$9]" office:value-type="float" office:value="4.854" calcext:value-type="float">
            <text:p>4.854</text:p>
          </table:table-cell>
          <table:table-cell office:value-type="float" office:value="4930" calcext:value-type="float">
            <text:p>4930</text:p>
          </table:table-cell>
          <table:table-cell table:formula="of:=[.$S$5]+[.H609]*[.$T$5]+[.I609]*[.$U$5]+[.J609]*[.$V$5]+[.K609]*[.$W$5]" office:value-type="float" office:value="4930" calcext:value-type="float">
            <text:p>4930</text:p>
          </table:table-cell>
          <table:table-cell table:formula="of:=[.L609]-[.M609]" office:value-type="float" office:value="0" calcext:value-type="float">
            <text:p>0</text:p>
          </table:table-cell>
          <table:table-cell table:formula="of:=[.N609]*[.N6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610]-[.$F$3]" office:value-type="float" office:value="12.587" calcext:value-type="float">
            <text:p>12.587</text:p>
          </table:table-cell>
          <table:table-cell table:formula="of:=[.B610]-[.$F$5]" office:value-type="float" office:value="0.996" calcext:value-type="float">
            <text:p>0.996</text:p>
          </table:table-cell>
          <table:table-cell table:formula="of:=[.C610]-[.$F$7]" office:value-type="float" office:value="0.429" calcext:value-type="float">
            <text:p>0.429</text:p>
          </table:table-cell>
          <table:table-cell table:formula="of:=[.D610]-[.$F$9]" office:value-type="float" office:value="3.854" calcext:value-type="float">
            <text:p>3.854</text:p>
          </table:table-cell>
          <table:table-cell office:value-type="float" office:value="5860" calcext:value-type="float">
            <text:p>5860</text:p>
          </table:table-cell>
          <table:table-cell table:formula="of:=[.$S$5]+[.H610]*[.$T$5]+[.I610]*[.$U$5]+[.J610]*[.$V$5]+[.K610]*[.$W$5]" office:value-type="float" office:value="5860" calcext:value-type="float">
            <text:p>5860</text:p>
          </table:table-cell>
          <table:table-cell table:formula="of:=[.L610]-[.M610]" office:value-type="float" office:value="0" calcext:value-type="float">
            <text:p>0</text:p>
          </table:table-cell>
          <table:table-cell table:formula="of:=[.N610]*[.N6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611]-[.$F$3]" office:value-type="float" office:value="9.587" calcext:value-type="float">
            <text:p>9.587</text:p>
          </table:table-cell>
          <table:table-cell table:formula="of:=[.B611]-[.$F$5]" office:value-type="float" office:value="-3.004" calcext:value-type="float">
            <text:p>-3.004</text:p>
          </table:table-cell>
          <table:table-cell table:formula="of:=[.C611]-[.$F$7]" office:value-type="float" office:value="0.429" calcext:value-type="float">
            <text:p>0.429</text:p>
          </table:table-cell>
          <table:table-cell table:formula="of:=[.D611]-[.$F$9]" office:value-type="float" office:value="1.854" calcext:value-type="float">
            <text:p>1.854</text:p>
          </table:table-cell>
          <table:table-cell office:value-type="float" office:value="5770" calcext:value-type="float">
            <text:p>5770</text:p>
          </table:table-cell>
          <table:table-cell table:formula="of:=[.$S$5]+[.H611]*[.$T$5]+[.I611]*[.$U$5]+[.J611]*[.$V$5]+[.K611]*[.$W$5]" office:value-type="float" office:value="5770" calcext:value-type="float">
            <text:p>5770</text:p>
          </table:table-cell>
          <table:table-cell table:formula="of:=[.L611]-[.M611]" office:value-type="float" office:value="0" calcext:value-type="float">
            <text:p>0</text:p>
          </table:table-cell>
          <table:table-cell table:formula="of:=[.N611]*[.N6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612]-[.$F$3]" office:value-type="float" office:value="2.587" calcext:value-type="float">
            <text:p>2.587</text:p>
          </table:table-cell>
          <table:table-cell table:formula="of:=[.B612]-[.$F$5]" office:value-type="float" office:value="-0.00399999999999956" calcext:value-type="float">
            <text:p>-0.004</text:p>
          </table:table-cell>
          <table:table-cell table:formula="of:=[.C612]-[.$F$7]" office:value-type="float" office:value="2.429" calcext:value-type="float">
            <text:p>2.429</text:p>
          </table:table-cell>
          <table:table-cell table:formula="of:=[.D612]-[.$F$9]" office:value-type="float" office:value="2.854" calcext:value-type="float">
            <text:p>2.854</text:p>
          </table:table-cell>
          <table:table-cell office:value-type="float" office:value="5560" calcext:value-type="float">
            <text:p>5560</text:p>
          </table:table-cell>
          <table:table-cell table:formula="of:=[.$S$5]+[.H612]*[.$T$5]+[.I612]*[.$U$5]+[.J612]*[.$V$5]+[.K612]*[.$W$5]" office:value-type="float" office:value="5560" calcext:value-type="float">
            <text:p>5560</text:p>
          </table:table-cell>
          <table:table-cell table:formula="of:=[.L612]-[.M612]" office:value-type="float" office:value="0" calcext:value-type="float">
            <text:p>0</text:p>
          </table:table-cell>
          <table:table-cell table:formula="of:=[.N612]*[.N6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613]-[.$F$3]" office:value-type="float" office:value="13.587" calcext:value-type="float">
            <text:p>13.587</text:p>
          </table:table-cell>
          <table:table-cell table:formula="of:=[.B613]-[.$F$5]" office:value-type="float" office:value="-1.004" calcext:value-type="float">
            <text:p>-1.004</text:p>
          </table:table-cell>
          <table:table-cell table:formula="of:=[.C613]-[.$F$7]" office:value-type="float" office:value="0.429" calcext:value-type="float">
            <text:p>0.429</text:p>
          </table:table-cell>
          <table:table-cell table:formula="of:=[.D613]-[.$F$9]" office:value-type="float" office:value="1.854" calcext:value-type="float">
            <text:p>1.854</text:p>
          </table:table-cell>
          <table:table-cell office:value-type="float" office:value="5890" calcext:value-type="float">
            <text:p>5890</text:p>
          </table:table-cell>
          <table:table-cell table:formula="of:=[.$S$5]+[.H613]*[.$T$5]+[.I613]*[.$U$5]+[.J613]*[.$V$5]+[.K613]*[.$W$5]" office:value-type="float" office:value="5890" calcext:value-type="float">
            <text:p>5890</text:p>
          </table:table-cell>
          <table:table-cell table:formula="of:=[.L613]-[.M613]" office:value-type="float" office:value="0" calcext:value-type="float">
            <text:p>0</text:p>
          </table:table-cell>
          <table:table-cell table:formula="of:=[.N613]*[.N6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614]-[.$F$3]" office:value-type="float" office:value="9.587" calcext:value-type="float">
            <text:p>9.587</text:p>
          </table:table-cell>
          <table:table-cell table:formula="of:=[.B614]-[.$F$5]" office:value-type="float" office:value="-1.004" calcext:value-type="float">
            <text:p>-1.004</text:p>
          </table:table-cell>
          <table:table-cell table:formula="of:=[.C614]-[.$F$7]" office:value-type="float" office:value="-1.571" calcext:value-type="float">
            <text:p>-1.571</text:p>
          </table:table-cell>
          <table:table-cell table:formula="of:=[.D614]-[.$F$9]" office:value-type="float" office:value="-2.146" calcext:value-type="float">
            <text:p>-2.146</text:p>
          </table:table-cell>
          <table:table-cell office:value-type="float" office:value="5770" calcext:value-type="float">
            <text:p>5770</text:p>
          </table:table-cell>
          <table:table-cell table:formula="of:=[.$S$5]+[.H614]*[.$T$5]+[.I614]*[.$U$5]+[.J614]*[.$V$5]+[.K614]*[.$W$5]" office:value-type="float" office:value="5770" calcext:value-type="float">
            <text:p>5770</text:p>
          </table:table-cell>
          <table:table-cell table:formula="of:=[.L614]-[.M614]" office:value-type="float" office:value="0" calcext:value-type="float">
            <text:p>0</text:p>
          </table:table-cell>
          <table:table-cell table:formula="of:=[.N614]*[.N6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615]-[.$F$3]" office:value-type="float" office:value="-0.412999999999997" calcext:value-type="float">
            <text:p>-0.412999999999997</text:p>
          </table:table-cell>
          <table:table-cell table:formula="of:=[.B615]-[.$F$5]" office:value-type="float" office:value="-1.004" calcext:value-type="float">
            <text:p>-1.004</text:p>
          </table:table-cell>
          <table:table-cell table:formula="of:=[.C615]-[.$F$7]" office:value-type="float" office:value="1.429" calcext:value-type="float">
            <text:p>1.429</text:p>
          </table:table-cell>
          <table:table-cell table:formula="of:=[.D615]-[.$F$9]" office:value-type="float" office:value="-5.146" calcext:value-type="float">
            <text:p>-5.146</text:p>
          </table:table-cell>
          <table:table-cell office:value-type="float" office:value="5470" calcext:value-type="float">
            <text:p>5470</text:p>
          </table:table-cell>
          <table:table-cell table:formula="of:=[.$S$5]+[.H615]*[.$T$5]+[.I615]*[.$U$5]+[.J615]*[.$V$5]+[.K615]*[.$W$5]" office:value-type="float" office:value="5470" calcext:value-type="float">
            <text:p>5470</text:p>
          </table:table-cell>
          <table:table-cell table:formula="of:=[.L615]-[.M615]" office:value-type="float" office:value="0" calcext:value-type="float">
            <text:p>0</text:p>
          </table:table-cell>
          <table:table-cell table:formula="of:=[.N615]*[.N6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16]-[.$F$3]" office:value-type="float" office:value="12.587" calcext:value-type="float">
            <text:p>12.587</text:p>
          </table:table-cell>
          <table:table-cell table:formula="of:=[.B616]-[.$F$5]" office:value-type="float" office:value="-0.00399999999999956" calcext:value-type="float">
            <text:p>-0.004</text:p>
          </table:table-cell>
          <table:table-cell table:formula="of:=[.C616]-[.$F$7]" office:value-type="float" office:value="-0.571" calcext:value-type="float">
            <text:p>-0.571</text:p>
          </table:table-cell>
          <table:table-cell table:formula="of:=[.D616]-[.$F$9]" office:value-type="float" office:value="-4.146" calcext:value-type="float">
            <text:p>-4.146</text:p>
          </table:table-cell>
          <table:table-cell office:value-type="float" office:value="5860" calcext:value-type="float">
            <text:p>5860</text:p>
          </table:table-cell>
          <table:table-cell table:formula="of:=[.$S$5]+[.H616]*[.$T$5]+[.I616]*[.$U$5]+[.J616]*[.$V$5]+[.K616]*[.$W$5]" office:value-type="float" office:value="5860" calcext:value-type="float">
            <text:p>5860</text:p>
          </table:table-cell>
          <table:table-cell table:formula="of:=[.L616]-[.M616]" office:value-type="float" office:value="0" calcext:value-type="float">
            <text:p>0</text:p>
          </table:table-cell>
          <table:table-cell table:formula="of:=[.N616]*[.N6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617]-[.$F$3]" office:value-type="float" office:value="-2.413" calcext:value-type="float">
            <text:p>-2.413</text:p>
          </table:table-cell>
          <table:table-cell table:formula="of:=[.B617]-[.$F$5]" office:value-type="float" office:value="-3.004" calcext:value-type="float">
            <text:p>-3.004</text:p>
          </table:table-cell>
          <table:table-cell table:formula="of:=[.C617]-[.$F$7]" office:value-type="float" office:value="-0.571" calcext:value-type="float">
            <text:p>-0.571</text:p>
          </table:table-cell>
          <table:table-cell table:formula="of:=[.D617]-[.$F$9]" office:value-type="float" office:value="4.854" calcext:value-type="float">
            <text:p>4.854</text:p>
          </table:table-cell>
          <table:table-cell office:value-type="float" office:value="5410" calcext:value-type="float">
            <text:p>5410</text:p>
          </table:table-cell>
          <table:table-cell table:formula="of:=[.$S$5]+[.H617]*[.$T$5]+[.I617]*[.$U$5]+[.J617]*[.$V$5]+[.K617]*[.$W$5]" office:value-type="float" office:value="5410" calcext:value-type="float">
            <text:p>5410</text:p>
          </table:table-cell>
          <table:table-cell table:formula="of:=[.L617]-[.M617]" office:value-type="float" office:value="0" calcext:value-type="float">
            <text:p>0</text:p>
          </table:table-cell>
          <table:table-cell table:formula="of:=[.N617]*[.N6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618]-[.$F$3]" office:value-type="float" office:value="-1.413" calcext:value-type="float">
            <text:p>-1.413</text:p>
          </table:table-cell>
          <table:table-cell table:formula="of:=[.B618]-[.$F$5]" office:value-type="float" office:value="-0.00399999999999956" calcext:value-type="float">
            <text:p>-0.004</text:p>
          </table:table-cell>
          <table:table-cell table:formula="of:=[.C618]-[.$F$7]" office:value-type="float" office:value="1.429" calcext:value-type="float">
            <text:p>1.429</text:p>
          </table:table-cell>
          <table:table-cell table:formula="of:=[.D618]-[.$F$9]" office:value-type="float" office:value="1.854" calcext:value-type="float">
            <text:p>1.854</text:p>
          </table:table-cell>
          <table:table-cell office:value-type="float" office:value="5440" calcext:value-type="float">
            <text:p>5440</text:p>
          </table:table-cell>
          <table:table-cell table:formula="of:=[.$S$5]+[.H618]*[.$T$5]+[.I618]*[.$U$5]+[.J618]*[.$V$5]+[.K618]*[.$W$5]" office:value-type="float" office:value="5440" calcext:value-type="float">
            <text:p>5440</text:p>
          </table:table-cell>
          <table:table-cell table:formula="of:=[.L618]-[.M618]" office:value-type="float" office:value="0" calcext:value-type="float">
            <text:p>0</text:p>
          </table:table-cell>
          <table:table-cell table:formula="of:=[.N618]*[.N6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619]-[.$F$3]" office:value-type="float" office:value="6.587" calcext:value-type="float">
            <text:p>6.587</text:p>
          </table:table-cell>
          <table:table-cell table:formula="of:=[.B619]-[.$F$5]" office:value-type="float" office:value="-1.004" calcext:value-type="float">
            <text:p>-1.004</text:p>
          </table:table-cell>
          <table:table-cell table:formula="of:=[.C619]-[.$F$7]" office:value-type="float" office:value="-1.571" calcext:value-type="float">
            <text:p>-1.571</text:p>
          </table:table-cell>
          <table:table-cell table:formula="of:=[.D619]-[.$F$9]" office:value-type="float" office:value="-0.146" calcext:value-type="float">
            <text:p>-0.146</text:p>
          </table:table-cell>
          <table:table-cell office:value-type="float" office:value="5680" calcext:value-type="float">
            <text:p>5680</text:p>
          </table:table-cell>
          <table:table-cell table:formula="of:=[.$S$5]+[.H619]*[.$T$5]+[.I619]*[.$U$5]+[.J619]*[.$V$5]+[.K619]*[.$W$5]" office:value-type="float" office:value="5680" calcext:value-type="float">
            <text:p>5680</text:p>
          </table:table-cell>
          <table:table-cell table:formula="of:=[.L619]-[.M619]" office:value-type="float" office:value="0" calcext:value-type="float">
            <text:p>0</text:p>
          </table:table-cell>
          <table:table-cell table:formula="of:=[.N619]*[.N6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20]-[.$F$3]" office:value-type="float" office:value="-6.413" calcext:value-type="float">
            <text:p>-6.413</text:p>
          </table:table-cell>
          <table:table-cell table:formula="of:=[.B620]-[.$F$5]" office:value-type="float" office:value="-1.004" calcext:value-type="float">
            <text:p>-1.004</text:p>
          </table:table-cell>
          <table:table-cell table:formula="of:=[.C620]-[.$F$7]" office:value-type="float" office:value="-0.571" calcext:value-type="float">
            <text:p>-0.571</text:p>
          </table:table-cell>
          <table:table-cell table:formula="of:=[.D620]-[.$F$9]" office:value-type="float" office:value="-4.146" calcext:value-type="float">
            <text:p>-4.146</text:p>
          </table:table-cell>
          <table:table-cell office:value-type="float" office:value="5290" calcext:value-type="float">
            <text:p>5290</text:p>
          </table:table-cell>
          <table:table-cell table:formula="of:=[.$S$5]+[.H620]*[.$T$5]+[.I620]*[.$U$5]+[.J620]*[.$V$5]+[.K620]*[.$W$5]" office:value-type="float" office:value="5290" calcext:value-type="float">
            <text:p>5290</text:p>
          </table:table-cell>
          <table:table-cell table:formula="of:=[.L620]-[.M620]" office:value-type="float" office:value="0" calcext:value-type="float">
            <text:p>0</text:p>
          </table:table-cell>
          <table:table-cell table:formula="of:=[.N620]*[.N6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621]-[.$F$3]" office:value-type="float" office:value="-7.413" calcext:value-type="float">
            <text:p>-7.413</text:p>
          </table:table-cell>
          <table:table-cell table:formula="of:=[.B621]-[.$F$5]" office:value-type="float" office:value="2.996" calcext:value-type="float">
            <text:p>2.996</text:p>
          </table:table-cell>
          <table:table-cell table:formula="of:=[.C621]-[.$F$7]" office:value-type="float" office:value="-0.571" calcext:value-type="float">
            <text:p>-0.571</text:p>
          </table:table-cell>
          <table:table-cell table:formula="of:=[.D621]-[.$F$9]" office:value-type="float" office:value="1.854" calcext:value-type="float">
            <text:p>1.854</text:p>
          </table:table-cell>
          <table:table-cell office:value-type="float" office:value="5260" calcext:value-type="float">
            <text:p>5260</text:p>
          </table:table-cell>
          <table:table-cell table:formula="of:=[.$S$5]+[.H621]*[.$T$5]+[.I621]*[.$U$5]+[.J621]*[.$V$5]+[.K621]*[.$W$5]" office:value-type="float" office:value="5260" calcext:value-type="float">
            <text:p>5260</text:p>
          </table:table-cell>
          <table:table-cell table:formula="of:=[.L621]-[.M621]" office:value-type="float" office:value="0" calcext:value-type="float">
            <text:p>0</text:p>
          </table:table-cell>
          <table:table-cell table:formula="of:=[.N621]*[.N6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622]-[.$F$3]" office:value-type="float" office:value="7.587" calcext:value-type="float">
            <text:p>7.587</text:p>
          </table:table-cell>
          <table:table-cell table:formula="of:=[.B622]-[.$F$5]" office:value-type="float" office:value="-0.00399999999999956" calcext:value-type="float">
            <text:p>-0.004</text:p>
          </table:table-cell>
          <table:table-cell table:formula="of:=[.C622]-[.$F$7]" office:value-type="float" office:value="1.429" calcext:value-type="float">
            <text:p>1.429</text:p>
          </table:table-cell>
          <table:table-cell table:formula="of:=[.D622]-[.$F$9]" office:value-type="float" office:value="4.854" calcext:value-type="float">
            <text:p>4.854</text:p>
          </table:table-cell>
          <table:table-cell office:value-type="float" office:value="5710" calcext:value-type="float">
            <text:p>5710</text:p>
          </table:table-cell>
          <table:table-cell table:formula="of:=[.$S$5]+[.H622]*[.$T$5]+[.I622]*[.$U$5]+[.J622]*[.$V$5]+[.K622]*[.$W$5]" office:value-type="float" office:value="5710" calcext:value-type="float">
            <text:p>5710</text:p>
          </table:table-cell>
          <table:table-cell table:formula="of:=[.L622]-[.M622]" office:value-type="float" office:value="0" calcext:value-type="float">
            <text:p>0</text:p>
          </table:table-cell>
          <table:table-cell table:formula="of:=[.N622]*[.N6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623]-[.$F$3]" office:value-type="float" office:value="-8.413" calcext:value-type="float">
            <text:p>-8.413</text:p>
          </table:table-cell>
          <table:table-cell table:formula="of:=[.B623]-[.$F$5]" office:value-type="float" office:value="0.996" calcext:value-type="float">
            <text:p>0.996</text:p>
          </table:table-cell>
          <table:table-cell table:formula="of:=[.C623]-[.$F$7]" office:value-type="float" office:value="1.429" calcext:value-type="float">
            <text:p>1.429</text:p>
          </table:table-cell>
          <table:table-cell table:formula="of:=[.D623]-[.$F$9]" office:value-type="float" office:value="3.854" calcext:value-type="float">
            <text:p>3.854</text:p>
          </table:table-cell>
          <table:table-cell office:value-type="float" office:value="5230" calcext:value-type="float">
            <text:p>5230</text:p>
          </table:table-cell>
          <table:table-cell table:formula="of:=[.$S$5]+[.H623]*[.$T$5]+[.I623]*[.$U$5]+[.J623]*[.$V$5]+[.K623]*[.$W$5]" office:value-type="float" office:value="5230" calcext:value-type="float">
            <text:p>5230</text:p>
          </table:table-cell>
          <table:table-cell table:formula="of:=[.L623]-[.M623]" office:value-type="float" office:value="0" calcext:value-type="float">
            <text:p>0</text:p>
          </table:table-cell>
          <table:table-cell table:formula="of:=[.N623]*[.N6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624]-[.$F$3]" office:value-type="float" office:value="5.587" calcext:value-type="float">
            <text:p>5.587</text:p>
          </table:table-cell>
          <table:table-cell table:formula="of:=[.B624]-[.$F$5]" office:value-type="float" office:value="-2.004" calcext:value-type="float">
            <text:p>-2.004</text:p>
          </table:table-cell>
          <table:table-cell table:formula="of:=[.C624]-[.$F$7]" office:value-type="float" office:value="-3.571" calcext:value-type="float">
            <text:p>-3.571</text:p>
          </table:table-cell>
          <table:table-cell table:formula="of:=[.D624]-[.$F$9]" office:value-type="float" office:value="0.854" calcext:value-type="float">
            <text:p>0.854</text:p>
          </table:table-cell>
          <table:table-cell office:value-type="float" office:value="5650" calcext:value-type="float">
            <text:p>5650</text:p>
          </table:table-cell>
          <table:table-cell table:formula="of:=[.$S$5]+[.H624]*[.$T$5]+[.I624]*[.$U$5]+[.J624]*[.$V$5]+[.K624]*[.$W$5]" office:value-type="float" office:value="5650" calcext:value-type="float">
            <text:p>5650</text:p>
          </table:table-cell>
          <table:table-cell table:formula="of:=[.L624]-[.M624]" office:value-type="float" office:value="0" calcext:value-type="float">
            <text:p>0</text:p>
          </table:table-cell>
          <table:table-cell table:formula="of:=[.N624]*[.N6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625]-[.$F$3]" office:value-type="float" office:value="1.587" calcext:value-type="float">
            <text:p>1.587</text:p>
          </table:table-cell>
          <table:table-cell table:formula="of:=[.B625]-[.$F$5]" office:value-type="float" office:value="0.996" calcext:value-type="float">
            <text:p>0.996</text:p>
          </table:table-cell>
          <table:table-cell table:formula="of:=[.C625]-[.$F$7]" office:value-type="float" office:value="0.429" calcext:value-type="float">
            <text:p>0.429</text:p>
          </table:table-cell>
          <table:table-cell table:formula="of:=[.D625]-[.$F$9]" office:value-type="float" office:value="-1.146" calcext:value-type="float">
            <text:p>-1.146</text:p>
          </table:table-cell>
          <table:table-cell office:value-type="float" office:value="5530" calcext:value-type="float">
            <text:p>5530</text:p>
          </table:table-cell>
          <table:table-cell table:formula="of:=[.$S$5]+[.H625]*[.$T$5]+[.I625]*[.$U$5]+[.J625]*[.$V$5]+[.K625]*[.$W$5]" office:value-type="float" office:value="5530" calcext:value-type="float">
            <text:p>5530</text:p>
          </table:table-cell>
          <table:table-cell table:formula="of:=[.L625]-[.M625]" office:value-type="float" office:value="0" calcext:value-type="float">
            <text:p>0</text:p>
          </table:table-cell>
          <table:table-cell table:formula="of:=[.N625]*[.N6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26]-[.$F$3]" office:value-type="float" office:value="13.587" calcext:value-type="float">
            <text:p>13.587</text:p>
          </table:table-cell>
          <table:table-cell table:formula="of:=[.B626]-[.$F$5]" office:value-type="float" office:value="0.996" calcext:value-type="float">
            <text:p>0.996</text:p>
          </table:table-cell>
          <table:table-cell table:formula="of:=[.C626]-[.$F$7]" office:value-type="float" office:value="2.429" calcext:value-type="float">
            <text:p>2.429</text:p>
          </table:table-cell>
          <table:table-cell table:formula="of:=[.D626]-[.$F$9]" office:value-type="float" office:value="-3.146" calcext:value-type="float">
            <text:p>-3.146</text:p>
          </table:table-cell>
          <table:table-cell office:value-type="float" office:value="5890" calcext:value-type="float">
            <text:p>5890</text:p>
          </table:table-cell>
          <table:table-cell table:formula="of:=[.$S$5]+[.H626]*[.$T$5]+[.I626]*[.$U$5]+[.J626]*[.$V$5]+[.K626]*[.$W$5]" office:value-type="float" office:value="5890" calcext:value-type="float">
            <text:p>5890</text:p>
          </table:table-cell>
          <table:table-cell table:formula="of:=[.L626]-[.M626]" office:value-type="float" office:value="0" calcext:value-type="float">
            <text:p>0</text:p>
          </table:table-cell>
          <table:table-cell table:formula="of:=[.N626]*[.N6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627]-[.$F$3]" office:value-type="float" office:value="1.587" calcext:value-type="float">
            <text:p>1.587</text:p>
          </table:table-cell>
          <table:table-cell table:formula="of:=[.B627]-[.$F$5]" office:value-type="float" office:value="0.996" calcext:value-type="float">
            <text:p>0.996</text:p>
          </table:table-cell>
          <table:table-cell table:formula="of:=[.C627]-[.$F$7]" office:value-type="float" office:value="1.429" calcext:value-type="float">
            <text:p>1.429</text:p>
          </table:table-cell>
          <table:table-cell table:formula="of:=[.D627]-[.$F$9]" office:value-type="float" office:value="2.854" calcext:value-type="float">
            <text:p>2.854</text:p>
          </table:table-cell>
          <table:table-cell office:value-type="float" office:value="5530" calcext:value-type="float">
            <text:p>5530</text:p>
          </table:table-cell>
          <table:table-cell table:formula="of:=[.$S$5]+[.H627]*[.$T$5]+[.I627]*[.$U$5]+[.J627]*[.$V$5]+[.K627]*[.$W$5]" office:value-type="float" office:value="5530" calcext:value-type="float">
            <text:p>5530</text:p>
          </table:table-cell>
          <table:table-cell table:formula="of:=[.L627]-[.M627]" office:value-type="float" office:value="0" calcext:value-type="float">
            <text:p>0</text:p>
          </table:table-cell>
          <table:table-cell table:formula="of:=[.N627]*[.N6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628]-[.$F$3]" office:value-type="float" office:value="-12.413" calcext:value-type="float">
            <text:p>-12.413</text:p>
          </table:table-cell>
          <table:table-cell table:formula="of:=[.B628]-[.$F$5]" office:value-type="float" office:value="1.996" calcext:value-type="float">
            <text:p>1.996</text:p>
          </table:table-cell>
          <table:table-cell table:formula="of:=[.C628]-[.$F$7]" office:value-type="float" office:value="1.429" calcext:value-type="float">
            <text:p>1.429</text:p>
          </table:table-cell>
          <table:table-cell table:formula="of:=[.D628]-[.$F$9]" office:value-type="float" office:value="3.854" calcext:value-type="float">
            <text:p>3.854</text:p>
          </table:table-cell>
          <table:table-cell office:value-type="float" office:value="5110" calcext:value-type="float">
            <text:p>5110</text:p>
          </table:table-cell>
          <table:table-cell table:formula="of:=[.$S$5]+[.H628]*[.$T$5]+[.I628]*[.$U$5]+[.J628]*[.$V$5]+[.K628]*[.$W$5]" office:value-type="float" office:value="5110" calcext:value-type="float">
            <text:p>5110</text:p>
          </table:table-cell>
          <table:table-cell table:formula="of:=[.L628]-[.M628]" office:value-type="float" office:value="0" calcext:value-type="float">
            <text:p>0</text:p>
          </table:table-cell>
          <table:table-cell table:formula="of:=[.N628]*[.N6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629]-[.$F$3]" office:value-type="float" office:value="3.587" calcext:value-type="float">
            <text:p>3.587</text:p>
          </table:table-cell>
          <table:table-cell table:formula="of:=[.B629]-[.$F$5]" office:value-type="float" office:value="0.996" calcext:value-type="float">
            <text:p>0.996</text:p>
          </table:table-cell>
          <table:table-cell table:formula="of:=[.C629]-[.$F$7]" office:value-type="float" office:value="1.429" calcext:value-type="float">
            <text:p>1.429</text:p>
          </table:table-cell>
          <table:table-cell table:formula="of:=[.D629]-[.$F$9]" office:value-type="float" office:value="-1.146" calcext:value-type="float">
            <text:p>-1.146</text:p>
          </table:table-cell>
          <table:table-cell office:value-type="float" office:value="5590" calcext:value-type="float">
            <text:p>5590</text:p>
          </table:table-cell>
          <table:table-cell table:formula="of:=[.$S$5]+[.H629]*[.$T$5]+[.I629]*[.$U$5]+[.J629]*[.$V$5]+[.K629]*[.$W$5]" office:value-type="float" office:value="5590" calcext:value-type="float">
            <text:p>5590</text:p>
          </table:table-cell>
          <table:table-cell table:formula="of:=[.L629]-[.M629]" office:value-type="float" office:value="0" calcext:value-type="float">
            <text:p>0</text:p>
          </table:table-cell>
          <table:table-cell table:formula="of:=[.N629]*[.N6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630]-[.$F$3]" office:value-type="float" office:value="10.587" calcext:value-type="float">
            <text:p>10.587</text:p>
          </table:table-cell>
          <table:table-cell table:formula="of:=[.B630]-[.$F$5]" office:value-type="float" office:value="-1.004" calcext:value-type="float">
            <text:p>-1.004</text:p>
          </table:table-cell>
          <table:table-cell table:formula="of:=[.C630]-[.$F$7]" office:value-type="float" office:value="2.429" calcext:value-type="float">
            <text:p>2.429</text:p>
          </table:table-cell>
          <table:table-cell table:formula="of:=[.D630]-[.$F$9]" office:value-type="float" office:value="2.854" calcext:value-type="float">
            <text:p>2.854</text:p>
          </table:table-cell>
          <table:table-cell office:value-type="float" office:value="5800" calcext:value-type="float">
            <text:p>5800</text:p>
          </table:table-cell>
          <table:table-cell table:formula="of:=[.$S$5]+[.H630]*[.$T$5]+[.I630]*[.$U$5]+[.J630]*[.$V$5]+[.K630]*[.$W$5]" office:value-type="float" office:value="5800" calcext:value-type="float">
            <text:p>5800</text:p>
          </table:table-cell>
          <table:table-cell table:formula="of:=[.L630]-[.M630]" office:value-type="float" office:value="0" calcext:value-type="float">
            <text:p>0</text:p>
          </table:table-cell>
          <table:table-cell table:formula="of:=[.N630]*[.N6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631]-[.$F$3]" office:value-type="float" office:value="8.587" calcext:value-type="float">
            <text:p>8.587</text:p>
          </table:table-cell>
          <table:table-cell table:formula="of:=[.B631]-[.$F$5]" office:value-type="float" office:value="1.996" calcext:value-type="float">
            <text:p>1.996</text:p>
          </table:table-cell>
          <table:table-cell table:formula="of:=[.C631]-[.$F$7]" office:value-type="float" office:value="1.429" calcext:value-type="float">
            <text:p>1.429</text:p>
          </table:table-cell>
          <table:table-cell table:formula="of:=[.D631]-[.$F$9]" office:value-type="float" office:value="0.854" calcext:value-type="float">
            <text:p>0.854</text:p>
          </table:table-cell>
          <table:table-cell office:value-type="float" office:value="5740" calcext:value-type="float">
            <text:p>5740</text:p>
          </table:table-cell>
          <table:table-cell table:formula="of:=[.$S$5]+[.H631]*[.$T$5]+[.I631]*[.$U$5]+[.J631]*[.$V$5]+[.K631]*[.$W$5]" office:value-type="float" office:value="5740" calcext:value-type="float">
            <text:p>5740</text:p>
          </table:table-cell>
          <table:table-cell table:formula="of:=[.L631]-[.M631]" office:value-type="float" office:value="0" calcext:value-type="float">
            <text:p>0</text:p>
          </table:table-cell>
          <table:table-cell table:formula="of:=[.N631]*[.N6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32]-[.$F$3]" office:value-type="float" office:value="-12.413" calcext:value-type="float">
            <text:p>-12.413</text:p>
          </table:table-cell>
          <table:table-cell table:formula="of:=[.B632]-[.$F$5]" office:value-type="float" office:value="1.996" calcext:value-type="float">
            <text:p>1.996</text:p>
          </table:table-cell>
          <table:table-cell table:formula="of:=[.C632]-[.$F$7]" office:value-type="float" office:value="-2.571" calcext:value-type="float">
            <text:p>-2.571</text:p>
          </table:table-cell>
          <table:table-cell table:formula="of:=[.D632]-[.$F$9]" office:value-type="float" office:value="-0.146" calcext:value-type="float">
            <text:p>-0.146</text:p>
          </table:table-cell>
          <table:table-cell office:value-type="float" office:value="5110" calcext:value-type="float">
            <text:p>5110</text:p>
          </table:table-cell>
          <table:table-cell table:formula="of:=[.$S$5]+[.H632]*[.$T$5]+[.I632]*[.$U$5]+[.J632]*[.$V$5]+[.K632]*[.$W$5]" office:value-type="float" office:value="5110" calcext:value-type="float">
            <text:p>5110</text:p>
          </table:table-cell>
          <table:table-cell table:formula="of:=[.L632]-[.M632]" office:value-type="float" office:value="0" calcext:value-type="float">
            <text:p>0</text:p>
          </table:table-cell>
          <table:table-cell table:formula="of:=[.N632]*[.N6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633]-[.$F$3]" office:value-type="float" office:value="-4.413" calcext:value-type="float">
            <text:p>-4.413</text:p>
          </table:table-cell>
          <table:table-cell table:formula="of:=[.B633]-[.$F$5]" office:value-type="float" office:value="0.996" calcext:value-type="float">
            <text:p>0.996</text:p>
          </table:table-cell>
          <table:table-cell table:formula="of:=[.C633]-[.$F$7]" office:value-type="float" office:value="-1.571" calcext:value-type="float">
            <text:p>-1.571</text:p>
          </table:table-cell>
          <table:table-cell table:formula="of:=[.D633]-[.$F$9]" office:value-type="float" office:value="3.854" calcext:value-type="float">
            <text:p>3.854</text:p>
          </table:table-cell>
          <table:table-cell office:value-type="float" office:value="5350" calcext:value-type="float">
            <text:p>5350</text:p>
          </table:table-cell>
          <table:table-cell table:formula="of:=[.$S$5]+[.H633]*[.$T$5]+[.I633]*[.$U$5]+[.J633]*[.$V$5]+[.K633]*[.$W$5]" office:value-type="float" office:value="5350" calcext:value-type="float">
            <text:p>5350</text:p>
          </table:table-cell>
          <table:table-cell table:formula="of:=[.L633]-[.M633]" office:value-type="float" office:value="0" calcext:value-type="float">
            <text:p>0</text:p>
          </table:table-cell>
          <table:table-cell table:formula="of:=[.N633]*[.N6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34]-[.$F$3]" office:value-type="float" office:value="-17.413" calcext:value-type="float">
            <text:p>-17.413</text:p>
          </table:table-cell>
          <table:table-cell table:formula="of:=[.B634]-[.$F$5]" office:value-type="float" office:value="-0.00399999999999956" calcext:value-type="float">
            <text:p>-0.004</text:p>
          </table:table-cell>
          <table:table-cell table:formula="of:=[.C634]-[.$F$7]" office:value-type="float" office:value="-0.571" calcext:value-type="float">
            <text:p>-0.571</text:p>
          </table:table-cell>
          <table:table-cell table:formula="of:=[.D634]-[.$F$9]" office:value-type="float" office:value="-0.146" calcext:value-type="float">
            <text:p>-0.146</text:p>
          </table:table-cell>
          <table:table-cell office:value-type="float" office:value="4960" calcext:value-type="float">
            <text:p>4960</text:p>
          </table:table-cell>
          <table:table-cell table:formula="of:=[.$S$5]+[.H634]*[.$T$5]+[.I634]*[.$U$5]+[.J634]*[.$V$5]+[.K634]*[.$W$5]" office:value-type="float" office:value="4960" calcext:value-type="float">
            <text:p>4960</text:p>
          </table:table-cell>
          <table:table-cell table:formula="of:=[.L634]-[.M634]" office:value-type="float" office:value="0" calcext:value-type="float">
            <text:p>0</text:p>
          </table:table-cell>
          <table:table-cell table:formula="of:=[.N634]*[.N6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635]-[.$F$3]" office:value-type="float" office:value="-1.413" calcext:value-type="float">
            <text:p>-1.413</text:p>
          </table:table-cell>
          <table:table-cell table:formula="of:=[.B635]-[.$F$5]" office:value-type="float" office:value="-0.00399999999999956" calcext:value-type="float">
            <text:p>-0.004</text:p>
          </table:table-cell>
          <table:table-cell table:formula="of:=[.C635]-[.$F$7]" office:value-type="float" office:value="0.429" calcext:value-type="float">
            <text:p>0.429</text:p>
          </table:table-cell>
          <table:table-cell table:formula="of:=[.D635]-[.$F$9]" office:value-type="float" office:value="0.854" calcext:value-type="float">
            <text:p>0.854</text:p>
          </table:table-cell>
          <table:table-cell office:value-type="float" office:value="5440" calcext:value-type="float">
            <text:p>5440</text:p>
          </table:table-cell>
          <table:table-cell table:formula="of:=[.$S$5]+[.H635]*[.$T$5]+[.I635]*[.$U$5]+[.J635]*[.$V$5]+[.K635]*[.$W$5]" office:value-type="float" office:value="5440" calcext:value-type="float">
            <text:p>5440</text:p>
          </table:table-cell>
          <table:table-cell table:formula="of:=[.L635]-[.M635]" office:value-type="float" office:value="0" calcext:value-type="float">
            <text:p>0</text:p>
          </table:table-cell>
          <table:table-cell table:formula="of:=[.N635]*[.N6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636]-[.$F$3]" office:value-type="float" office:value="-2.413" calcext:value-type="float">
            <text:p>-2.413</text:p>
          </table:table-cell>
          <table:table-cell table:formula="of:=[.B636]-[.$F$5]" office:value-type="float" office:value="-2.004" calcext:value-type="float">
            <text:p>-2.004</text:p>
          </table:table-cell>
          <table:table-cell table:formula="of:=[.C636]-[.$F$7]" office:value-type="float" office:value="-1.571" calcext:value-type="float">
            <text:p>-1.571</text:p>
          </table:table-cell>
          <table:table-cell table:formula="of:=[.D636]-[.$F$9]" office:value-type="float" office:value="0.854" calcext:value-type="float">
            <text:p>0.854</text:p>
          </table:table-cell>
          <table:table-cell office:value-type="float" office:value="5410" calcext:value-type="float">
            <text:p>5410</text:p>
          </table:table-cell>
          <table:table-cell table:formula="of:=[.$S$5]+[.H636]*[.$T$5]+[.I636]*[.$U$5]+[.J636]*[.$V$5]+[.K636]*[.$W$5]" office:value-type="float" office:value="5410" calcext:value-type="float">
            <text:p>5410</text:p>
          </table:table-cell>
          <table:table-cell table:formula="of:=[.L636]-[.M636]" office:value-type="float" office:value="0" calcext:value-type="float">
            <text:p>0</text:p>
          </table:table-cell>
          <table:table-cell table:formula="of:=[.N636]*[.N6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637]-[.$F$3]" office:value-type="float" office:value="8.587" calcext:value-type="float">
            <text:p>8.587</text:p>
          </table:table-cell>
          <table:table-cell table:formula="of:=[.B637]-[.$F$5]" office:value-type="float" office:value="0.996" calcext:value-type="float">
            <text:p>0.996</text:p>
          </table:table-cell>
          <table:table-cell table:formula="of:=[.C637]-[.$F$7]" office:value-type="float" office:value="-2.571" calcext:value-type="float">
            <text:p>-2.571</text:p>
          </table:table-cell>
          <table:table-cell table:formula="of:=[.D637]-[.$F$9]" office:value-type="float" office:value="4.854" calcext:value-type="float">
            <text:p>4.854</text:p>
          </table:table-cell>
          <table:table-cell office:value-type="float" office:value="5740" calcext:value-type="float">
            <text:p>5740</text:p>
          </table:table-cell>
          <table:table-cell table:formula="of:=[.$S$5]+[.H637]*[.$T$5]+[.I637]*[.$U$5]+[.J637]*[.$V$5]+[.K637]*[.$W$5]" office:value-type="float" office:value="5740" calcext:value-type="float">
            <text:p>5740</text:p>
          </table:table-cell>
          <table:table-cell table:formula="of:=[.L637]-[.M637]" office:value-type="float" office:value="0" calcext:value-type="float">
            <text:p>0</text:p>
          </table:table-cell>
          <table:table-cell table:formula="of:=[.N637]*[.N6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38]-[.$F$3]" office:value-type="float" office:value="-11.413" calcext:value-type="float">
            <text:p>-11.413</text:p>
          </table:table-cell>
          <table:table-cell table:formula="of:=[.B638]-[.$F$5]" office:value-type="float" office:value="-2.004" calcext:value-type="float">
            <text:p>-2.004</text:p>
          </table:table-cell>
          <table:table-cell table:formula="of:=[.C638]-[.$F$7]" office:value-type="float" office:value="-3.571" calcext:value-type="float">
            <text:p>-3.571</text:p>
          </table:table-cell>
          <table:table-cell table:formula="of:=[.D638]-[.$F$9]" office:value-type="float" office:value="-3.146" calcext:value-type="float">
            <text:p>-3.146</text:p>
          </table:table-cell>
          <table:table-cell office:value-type="float" office:value="5140" calcext:value-type="float">
            <text:p>5140</text:p>
          </table:table-cell>
          <table:table-cell table:formula="of:=[.$S$5]+[.H638]*[.$T$5]+[.I638]*[.$U$5]+[.J638]*[.$V$5]+[.K638]*[.$W$5]" office:value-type="float" office:value="5140" calcext:value-type="float">
            <text:p>5140</text:p>
          </table:table-cell>
          <table:table-cell table:formula="of:=[.L638]-[.M638]" office:value-type="float" office:value="0" calcext:value-type="float">
            <text:p>0</text:p>
          </table:table-cell>
          <table:table-cell table:formula="of:=[.N638]*[.N6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39]-[.$F$3]" office:value-type="float" office:value="2.587" calcext:value-type="float">
            <text:p>2.587</text:p>
          </table:table-cell>
          <table:table-cell table:formula="of:=[.B639]-[.$F$5]" office:value-type="float" office:value="1.996" calcext:value-type="float">
            <text:p>1.996</text:p>
          </table:table-cell>
          <table:table-cell table:formula="of:=[.C639]-[.$F$7]" office:value-type="float" office:value="-1.571" calcext:value-type="float">
            <text:p>-1.571</text:p>
          </table:table-cell>
          <table:table-cell table:formula="of:=[.D639]-[.$F$9]" office:value-type="float" office:value="-4.146" calcext:value-type="float">
            <text:p>-4.146</text:p>
          </table:table-cell>
          <table:table-cell office:value-type="float" office:value="5560" calcext:value-type="float">
            <text:p>5560</text:p>
          </table:table-cell>
          <table:table-cell table:formula="of:=[.$S$5]+[.H639]*[.$T$5]+[.I639]*[.$U$5]+[.J639]*[.$V$5]+[.K639]*[.$W$5]" office:value-type="float" office:value="5560" calcext:value-type="float">
            <text:p>5560</text:p>
          </table:table-cell>
          <table:table-cell table:formula="of:=[.L639]-[.M639]" office:value-type="float" office:value="0" calcext:value-type="float">
            <text:p>0</text:p>
          </table:table-cell>
          <table:table-cell table:formula="of:=[.N639]*[.N6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640]-[.$F$3]" office:value-type="float" office:value="-2.413" calcext:value-type="float">
            <text:p>-2.413</text:p>
          </table:table-cell>
          <table:table-cell table:formula="of:=[.B640]-[.$F$5]" office:value-type="float" office:value="-0.00399999999999956" calcext:value-type="float">
            <text:p>-0.004</text:p>
          </table:table-cell>
          <table:table-cell table:formula="of:=[.C640]-[.$F$7]" office:value-type="float" office:value="2.429" calcext:value-type="float">
            <text:p>2.429</text:p>
          </table:table-cell>
          <table:table-cell table:formula="of:=[.D640]-[.$F$9]" office:value-type="float" office:value="0.854" calcext:value-type="float">
            <text:p>0.854</text:p>
          </table:table-cell>
          <table:table-cell office:value-type="float" office:value="5410" calcext:value-type="float">
            <text:p>5410</text:p>
          </table:table-cell>
          <table:table-cell table:formula="of:=[.$S$5]+[.H640]*[.$T$5]+[.I640]*[.$U$5]+[.J640]*[.$V$5]+[.K640]*[.$W$5]" office:value-type="float" office:value="5410" calcext:value-type="float">
            <text:p>5410</text:p>
          </table:table-cell>
          <table:table-cell table:formula="of:=[.L640]-[.M640]" office:value-type="float" office:value="0" calcext:value-type="float">
            <text:p>0</text:p>
          </table:table-cell>
          <table:table-cell table:formula="of:=[.N640]*[.N6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[.A641]-[.$F$3]" office:value-type="float" office:value="11.587" calcext:value-type="float">
            <text:p>11.587</text:p>
          </table:table-cell>
          <table:table-cell table:formula="of:=[.B641]-[.$F$5]" office:value-type="float" office:value="-1.004" calcext:value-type="float">
            <text:p>-1.004</text:p>
          </table:table-cell>
          <table:table-cell table:formula="of:=[.C641]-[.$F$7]" office:value-type="float" office:value="2.429" calcext:value-type="float">
            <text:p>2.429</text:p>
          </table:table-cell>
          <table:table-cell table:formula="of:=[.D641]-[.$F$9]" office:value-type="float" office:value="3.854" calcext:value-type="float">
            <text:p>3.854</text:p>
          </table:table-cell>
          <table:table-cell office:value-type="float" office:value="5830" calcext:value-type="float">
            <text:p>5830</text:p>
          </table:table-cell>
          <table:table-cell table:formula="of:=[.$S$5]+[.H641]*[.$T$5]+[.I641]*[.$U$5]+[.J641]*[.$V$5]+[.K641]*[.$W$5]" office:value-type="float" office:value="5830" calcext:value-type="float">
            <text:p>5830</text:p>
          </table:table-cell>
          <table:table-cell table:formula="of:=[.L641]-[.M641]" office:value-type="float" office:value="0" calcext:value-type="float">
            <text:p>0</text:p>
          </table:table-cell>
          <table:table-cell table:formula="of:=[.N641]*[.N6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table:formula="of:=[.A642]-[.$F$3]" office:value-type="float" office:value="9.587" calcext:value-type="float">
            <text:p>9.587</text:p>
          </table:table-cell>
          <table:table-cell table:formula="of:=[.B642]-[.$F$5]" office:value-type="float" office:value="-1.004" calcext:value-type="float">
            <text:p>-1.004</text:p>
          </table:table-cell>
          <table:table-cell table:formula="of:=[.C642]-[.$F$7]" office:value-type="float" office:value="-3.571" calcext:value-type="float">
            <text:p>-3.571</text:p>
          </table:table-cell>
          <table:table-cell table:formula="of:=[.D642]-[.$F$9]" office:value-type="float" office:value="-2.146" calcext:value-type="float">
            <text:p>-2.146</text:p>
          </table:table-cell>
          <table:table-cell office:value-type="float" office:value="5770" calcext:value-type="float">
            <text:p>5770</text:p>
          </table:table-cell>
          <table:table-cell table:formula="of:=[.$S$5]+[.H642]*[.$T$5]+[.I642]*[.$U$5]+[.J642]*[.$V$5]+[.K642]*[.$W$5]" office:value-type="float" office:value="5770" calcext:value-type="float">
            <text:p>5770</text:p>
          </table:table-cell>
          <table:table-cell table:formula="of:=[.L642]-[.M642]" office:value-type="float" office:value="0" calcext:value-type="float">
            <text:p>0</text:p>
          </table:table-cell>
          <table:table-cell table:formula="of:=[.N642]*[.N6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[.A643]-[.$F$3]" office:value-type="float" office:value="19.587" calcext:value-type="float">
            <text:p>19.587</text:p>
          </table:table-cell>
          <table:table-cell table:formula="of:=[.B643]-[.$F$5]" office:value-type="float" office:value="-1.004" calcext:value-type="float">
            <text:p>-1.004</text:p>
          </table:table-cell>
          <table:table-cell table:formula="of:=[.C643]-[.$F$7]" office:value-type="float" office:value="-2.571" calcext:value-type="float">
            <text:p>-2.571</text:p>
          </table:table-cell>
          <table:table-cell table:formula="of:=[.D643]-[.$F$9]" office:value-type="float" office:value="-1.146" calcext:value-type="float">
            <text:p>-1.146</text:p>
          </table:table-cell>
          <table:table-cell office:value-type="float" office:value="6070" calcext:value-type="float">
            <text:p>6070</text:p>
          </table:table-cell>
          <table:table-cell table:formula="of:=[.$S$5]+[.H643]*[.$T$5]+[.I643]*[.$U$5]+[.J643]*[.$V$5]+[.K643]*[.$W$5]" office:value-type="float" office:value="6070" calcext:value-type="float">
            <text:p>6070</text:p>
          </table:table-cell>
          <table:table-cell table:formula="of:=[.L643]-[.M643]" office:value-type="float" office:value="0" calcext:value-type="float">
            <text:p>0</text:p>
          </table:table-cell>
          <table:table-cell table:formula="of:=[.N643]*[.N6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644]-[.$F$3]" office:value-type="float" office:value="12.587" calcext:value-type="float">
            <text:p>12.587</text:p>
          </table:table-cell>
          <table:table-cell table:formula="of:=[.B644]-[.$F$5]" office:value-type="float" office:value="-1.004" calcext:value-type="float">
            <text:p>-1.004</text:p>
          </table:table-cell>
          <table:table-cell table:formula="of:=[.C644]-[.$F$7]" office:value-type="float" office:value="-1.571" calcext:value-type="float">
            <text:p>-1.571</text:p>
          </table:table-cell>
          <table:table-cell table:formula="of:=[.D644]-[.$F$9]" office:value-type="float" office:value="1.854" calcext:value-type="float">
            <text:p>1.854</text:p>
          </table:table-cell>
          <table:table-cell office:value-type="float" office:value="5860" calcext:value-type="float">
            <text:p>5860</text:p>
          </table:table-cell>
          <table:table-cell table:formula="of:=[.$S$5]+[.H644]*[.$T$5]+[.I644]*[.$U$5]+[.J644]*[.$V$5]+[.K644]*[.$W$5]" office:value-type="float" office:value="5860" calcext:value-type="float">
            <text:p>5860</text:p>
          </table:table-cell>
          <table:table-cell table:formula="of:=[.L644]-[.M644]" office:value-type="float" office:value="0" calcext:value-type="float">
            <text:p>0</text:p>
          </table:table-cell>
          <table:table-cell table:formula="of:=[.N644]*[.N6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45]-[.$F$3]" office:value-type="float" office:value="-14.413" calcext:value-type="float">
            <text:p>-14.413</text:p>
          </table:table-cell>
          <table:table-cell table:formula="of:=[.B645]-[.$F$5]" office:value-type="float" office:value="-0.00399999999999956" calcext:value-type="float">
            <text:p>-0.004</text:p>
          </table:table-cell>
          <table:table-cell table:formula="of:=[.C645]-[.$F$7]" office:value-type="float" office:value="1.429" calcext:value-type="float">
            <text:p>1.429</text:p>
          </table:table-cell>
          <table:table-cell table:formula="of:=[.D645]-[.$F$9]" office:value-type="float" office:value="-3.146" calcext:value-type="float">
            <text:p>-3.146</text:p>
          </table:table-cell>
          <table:table-cell office:value-type="float" office:value="5050" calcext:value-type="float">
            <text:p>5050</text:p>
          </table:table-cell>
          <table:table-cell table:formula="of:=[.$S$5]+[.H645]*[.$T$5]+[.I645]*[.$U$5]+[.J645]*[.$V$5]+[.K645]*[.$W$5]" office:value-type="float" office:value="5050" calcext:value-type="float">
            <text:p>5050</text:p>
          </table:table-cell>
          <table:table-cell table:formula="of:=[.L645]-[.M645]" office:value-type="float" office:value="0" calcext:value-type="float">
            <text:p>0</text:p>
          </table:table-cell>
          <table:table-cell table:formula="of:=[.N645]*[.N6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646]-[.$F$3]" office:value-type="float" office:value="0.587000000000003" calcext:value-type="float">
            <text:p>0.587000000000003</text:p>
          </table:table-cell>
          <table:table-cell table:formula="of:=[.B646]-[.$F$5]" office:value-type="float" office:value="-0.00399999999999956" calcext:value-type="float">
            <text:p>-0.004</text:p>
          </table:table-cell>
          <table:table-cell table:formula="of:=[.C646]-[.$F$7]" office:value-type="float" office:value="0.429" calcext:value-type="float">
            <text:p>0.429</text:p>
          </table:table-cell>
          <table:table-cell table:formula="of:=[.D646]-[.$F$9]" office:value-type="float" office:value="-5.146" calcext:value-type="float">
            <text:p>-5.146</text:p>
          </table:table-cell>
          <table:table-cell office:value-type="float" office:value="5500" calcext:value-type="float">
            <text:p>5500</text:p>
          </table:table-cell>
          <table:table-cell table:formula="of:=[.$S$5]+[.H646]*[.$T$5]+[.I646]*[.$U$5]+[.J646]*[.$V$5]+[.K646]*[.$W$5]" office:value-type="float" office:value="5500" calcext:value-type="float">
            <text:p>5500</text:p>
          </table:table-cell>
          <table:table-cell table:formula="of:=[.L646]-[.M646]" office:value-type="float" office:value="0" calcext:value-type="float">
            <text:p>0</text:p>
          </table:table-cell>
          <table:table-cell table:formula="of:=[.N646]*[.N6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47]-[.$F$3]" office:value-type="float" office:value="1.587" calcext:value-type="float">
            <text:p>1.587</text:p>
          </table:table-cell>
          <table:table-cell table:formula="of:=[.B647]-[.$F$5]" office:value-type="float" office:value="-0.00399999999999956" calcext:value-type="float">
            <text:p>-0.004</text:p>
          </table:table-cell>
          <table:table-cell table:formula="of:=[.C647]-[.$F$7]" office:value-type="float" office:value="-2.571" calcext:value-type="float">
            <text:p>-2.571</text:p>
          </table:table-cell>
          <table:table-cell table:formula="of:=[.D647]-[.$F$9]" office:value-type="float" office:value="-0.146" calcext:value-type="float">
            <text:p>-0.146</text:p>
          </table:table-cell>
          <table:table-cell office:value-type="float" office:value="5530" calcext:value-type="float">
            <text:p>5530</text:p>
          </table:table-cell>
          <table:table-cell table:formula="of:=[.$S$5]+[.H647]*[.$T$5]+[.I647]*[.$U$5]+[.J647]*[.$V$5]+[.K647]*[.$W$5]" office:value-type="float" office:value="5530" calcext:value-type="float">
            <text:p>5530</text:p>
          </table:table-cell>
          <table:table-cell table:formula="of:=[.L647]-[.M647]" office:value-type="float" office:value="0" calcext:value-type="float">
            <text:p>0</text:p>
          </table:table-cell>
          <table:table-cell table:formula="of:=[.N647]*[.N6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48]-[.$F$3]" office:value-type="float" office:value="-14.413" calcext:value-type="float">
            <text:p>-14.413</text:p>
          </table:table-cell>
          <table:table-cell table:formula="of:=[.B648]-[.$F$5]" office:value-type="float" office:value="0.996" calcext:value-type="float">
            <text:p>0.996</text:p>
          </table:table-cell>
          <table:table-cell table:formula="of:=[.C648]-[.$F$7]" office:value-type="float" office:value="0.429" calcext:value-type="float">
            <text:p>0.429</text:p>
          </table:table-cell>
          <table:table-cell table:formula="of:=[.D648]-[.$F$9]" office:value-type="float" office:value="-3.146" calcext:value-type="float">
            <text:p>-3.146</text:p>
          </table:table-cell>
          <table:table-cell office:value-type="float" office:value="5050" calcext:value-type="float">
            <text:p>5050</text:p>
          </table:table-cell>
          <table:table-cell table:formula="of:=[.$S$5]+[.H648]*[.$T$5]+[.I648]*[.$U$5]+[.J648]*[.$V$5]+[.K648]*[.$W$5]" office:value-type="float" office:value="5050" calcext:value-type="float">
            <text:p>5050</text:p>
          </table:table-cell>
          <table:table-cell table:formula="of:=[.L648]-[.M648]" office:value-type="float" office:value="0" calcext:value-type="float">
            <text:p>0</text:p>
          </table:table-cell>
          <table:table-cell table:formula="of:=[.N648]*[.N6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649]-[.$F$3]" office:value-type="float" office:value="5.587" calcext:value-type="float">
            <text:p>5.587</text:p>
          </table:table-cell>
          <table:table-cell table:formula="of:=[.B649]-[.$F$5]" office:value-type="float" office:value="0.996" calcext:value-type="float">
            <text:p>0.996</text:p>
          </table:table-cell>
          <table:table-cell table:formula="of:=[.C649]-[.$F$7]" office:value-type="float" office:value="-0.571" calcext:value-type="float">
            <text:p>-0.571</text:p>
          </table:table-cell>
          <table:table-cell table:formula="of:=[.D649]-[.$F$9]" office:value-type="float" office:value="4.854" calcext:value-type="float">
            <text:p>4.854</text:p>
          </table:table-cell>
          <table:table-cell office:value-type="float" office:value="5650" calcext:value-type="float">
            <text:p>5650</text:p>
          </table:table-cell>
          <table:table-cell table:formula="of:=[.$S$5]+[.H649]*[.$T$5]+[.I649]*[.$U$5]+[.J649]*[.$V$5]+[.K649]*[.$W$5]" office:value-type="float" office:value="5650" calcext:value-type="float">
            <text:p>5650</text:p>
          </table:table-cell>
          <table:table-cell table:formula="of:=[.L649]-[.M649]" office:value-type="float" office:value="0" calcext:value-type="float">
            <text:p>0</text:p>
          </table:table-cell>
          <table:table-cell table:formula="of:=[.N649]*[.N6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50]-[.$F$3]" office:value-type="float" office:value="9.587" calcext:value-type="float">
            <text:p>9.587</text:p>
          </table:table-cell>
          <table:table-cell table:formula="of:=[.B650]-[.$F$5]" office:value-type="float" office:value="-0.00399999999999956" calcext:value-type="float">
            <text:p>-0.004</text:p>
          </table:table-cell>
          <table:table-cell table:formula="of:=[.C650]-[.$F$7]" office:value-type="float" office:value="-0.571" calcext:value-type="float">
            <text:p>-0.571</text:p>
          </table:table-cell>
          <table:table-cell table:formula="of:=[.D650]-[.$F$9]" office:value-type="float" office:value="-4.146" calcext:value-type="float">
            <text:p>-4.146</text:p>
          </table:table-cell>
          <table:table-cell office:value-type="float" office:value="5770" calcext:value-type="float">
            <text:p>5770</text:p>
          </table:table-cell>
          <table:table-cell table:formula="of:=[.$S$5]+[.H650]*[.$T$5]+[.I650]*[.$U$5]+[.J650]*[.$V$5]+[.K650]*[.$W$5]" office:value-type="float" office:value="5770" calcext:value-type="float">
            <text:p>5770</text:p>
          </table:table-cell>
          <table:table-cell table:formula="of:=[.L650]-[.M650]" office:value-type="float" office:value="0" calcext:value-type="float">
            <text:p>0</text:p>
          </table:table-cell>
          <table:table-cell table:formula="of:=[.N650]*[.N6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651]-[.$F$3]" office:value-type="float" office:value="12.587" calcext:value-type="float">
            <text:p>12.587</text:p>
          </table:table-cell>
          <table:table-cell table:formula="of:=[.B651]-[.$F$5]" office:value-type="float" office:value="-0.00399999999999956" calcext:value-type="float">
            <text:p>-0.004</text:p>
          </table:table-cell>
          <table:table-cell table:formula="of:=[.C651]-[.$F$7]" office:value-type="float" office:value="2.429" calcext:value-type="float">
            <text:p>2.429</text:p>
          </table:table-cell>
          <table:table-cell table:formula="of:=[.D651]-[.$F$9]" office:value-type="float" office:value="0.854" calcext:value-type="float">
            <text:p>0.854</text:p>
          </table:table-cell>
          <table:table-cell office:value-type="float" office:value="5860" calcext:value-type="float">
            <text:p>5860</text:p>
          </table:table-cell>
          <table:table-cell table:formula="of:=[.$S$5]+[.H651]*[.$T$5]+[.I651]*[.$U$5]+[.J651]*[.$V$5]+[.K651]*[.$W$5]" office:value-type="float" office:value="5860" calcext:value-type="float">
            <text:p>5860</text:p>
          </table:table-cell>
          <table:table-cell table:formula="of:=[.L651]-[.M651]" office:value-type="float" office:value="0" calcext:value-type="float">
            <text:p>0</text:p>
          </table:table-cell>
          <table:table-cell table:formula="of:=[.N651]*[.N6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652]-[.$F$3]" office:value-type="float" office:value="0.587000000000003" calcext:value-type="float">
            <text:p>0.587000000000003</text:p>
          </table:table-cell>
          <table:table-cell table:formula="of:=[.B652]-[.$F$5]" office:value-type="float" office:value="1.996" calcext:value-type="float">
            <text:p>1.996</text:p>
          </table:table-cell>
          <table:table-cell table:formula="of:=[.C652]-[.$F$7]" office:value-type="float" office:value="0.429" calcext:value-type="float">
            <text:p>0.429</text:p>
          </table:table-cell>
          <table:table-cell table:formula="of:=[.D652]-[.$F$9]" office:value-type="float" office:value="4.854" calcext:value-type="float">
            <text:p>4.854</text:p>
          </table:table-cell>
          <table:table-cell office:value-type="float" office:value="5500" calcext:value-type="float">
            <text:p>5500</text:p>
          </table:table-cell>
          <table:table-cell table:formula="of:=[.$S$5]+[.H652]*[.$T$5]+[.I652]*[.$U$5]+[.J652]*[.$V$5]+[.K652]*[.$W$5]" office:value-type="float" office:value="5500" calcext:value-type="float">
            <text:p>5500</text:p>
          </table:table-cell>
          <table:table-cell table:formula="of:=[.L652]-[.M652]" office:value-type="float" office:value="0" calcext:value-type="float">
            <text:p>0</text:p>
          </table:table-cell>
          <table:table-cell table:formula="of:=[.N652]*[.N6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653]-[.$F$3]" office:value-type="float" office:value="1.587" calcext:value-type="float">
            <text:p>1.587</text:p>
          </table:table-cell>
          <table:table-cell table:formula="of:=[.B653]-[.$F$5]" office:value-type="float" office:value="-1.004" calcext:value-type="float">
            <text:p>-1.004</text:p>
          </table:table-cell>
          <table:table-cell table:formula="of:=[.C653]-[.$F$7]" office:value-type="float" office:value="-0.571" calcext:value-type="float">
            <text:p>-0.571</text:p>
          </table:table-cell>
          <table:table-cell table:formula="of:=[.D653]-[.$F$9]" office:value-type="float" office:value="4.854" calcext:value-type="float">
            <text:p>4.854</text:p>
          </table:table-cell>
          <table:table-cell office:value-type="float" office:value="5530" calcext:value-type="float">
            <text:p>5530</text:p>
          </table:table-cell>
          <table:table-cell table:formula="of:=[.$S$5]+[.H653]*[.$T$5]+[.I653]*[.$U$5]+[.J653]*[.$V$5]+[.K653]*[.$W$5]" office:value-type="float" office:value="5530" calcext:value-type="float">
            <text:p>5530</text:p>
          </table:table-cell>
          <table:table-cell table:formula="of:=[.L653]-[.M653]" office:value-type="float" office:value="0" calcext:value-type="float">
            <text:p>0</text:p>
          </table:table-cell>
          <table:table-cell table:formula="of:=[.N653]*[.N6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654]-[.$F$3]" office:value-type="float" office:value="5.587" calcext:value-type="float">
            <text:p>5.587</text:p>
          </table:table-cell>
          <table:table-cell table:formula="of:=[.B654]-[.$F$5]" office:value-type="float" office:value="-2.004" calcext:value-type="float">
            <text:p>-2.004</text:p>
          </table:table-cell>
          <table:table-cell table:formula="of:=[.C654]-[.$F$7]" office:value-type="float" office:value="-2.571" calcext:value-type="float">
            <text:p>-2.571</text:p>
          </table:table-cell>
          <table:table-cell table:formula="of:=[.D654]-[.$F$9]" office:value-type="float" office:value="-2.146" calcext:value-type="float">
            <text:p>-2.146</text:p>
          </table:table-cell>
          <table:table-cell office:value-type="float" office:value="5650" calcext:value-type="float">
            <text:p>5650</text:p>
          </table:table-cell>
          <table:table-cell table:formula="of:=[.$S$5]+[.H654]*[.$T$5]+[.I654]*[.$U$5]+[.J654]*[.$V$5]+[.K654]*[.$W$5]" office:value-type="float" office:value="5650" calcext:value-type="float">
            <text:p>5650</text:p>
          </table:table-cell>
          <table:table-cell table:formula="of:=[.L654]-[.M654]" office:value-type="float" office:value="0" calcext:value-type="float">
            <text:p>0</text:p>
          </table:table-cell>
          <table:table-cell table:formula="of:=[.N654]*[.N6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655]-[.$F$3]" office:value-type="float" office:value="-1.413" calcext:value-type="float">
            <text:p>-1.413</text:p>
          </table:table-cell>
          <table:table-cell table:formula="of:=[.B655]-[.$F$5]" office:value-type="float" office:value="1.996" calcext:value-type="float">
            <text:p>1.996</text:p>
          </table:table-cell>
          <table:table-cell table:formula="of:=[.C655]-[.$F$7]" office:value-type="float" office:value="0.429" calcext:value-type="float">
            <text:p>0.429</text:p>
          </table:table-cell>
          <table:table-cell table:formula="of:=[.D655]-[.$F$9]" office:value-type="float" office:value="-1.146" calcext:value-type="float">
            <text:p>-1.146</text:p>
          </table:table-cell>
          <table:table-cell office:value-type="float" office:value="5440" calcext:value-type="float">
            <text:p>5440</text:p>
          </table:table-cell>
          <table:table-cell table:formula="of:=[.$S$5]+[.H655]*[.$T$5]+[.I655]*[.$U$5]+[.J655]*[.$V$5]+[.K655]*[.$W$5]" office:value-type="float" office:value="5440" calcext:value-type="float">
            <text:p>5440</text:p>
          </table:table-cell>
          <table:table-cell table:formula="of:=[.L655]-[.M655]" office:value-type="float" office:value="0" calcext:value-type="float">
            <text:p>0</text:p>
          </table:table-cell>
          <table:table-cell table:formula="of:=[.N655]*[.N6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56]-[.$F$3]" office:value-type="float" office:value="1.587" calcext:value-type="float">
            <text:p>1.587</text:p>
          </table:table-cell>
          <table:table-cell table:formula="of:=[.B656]-[.$F$5]" office:value-type="float" office:value="2.996" calcext:value-type="float">
            <text:p>2.996</text:p>
          </table:table-cell>
          <table:table-cell table:formula="of:=[.C656]-[.$F$7]" office:value-type="float" office:value="-2.571" calcext:value-type="float">
            <text:p>-2.571</text:p>
          </table:table-cell>
          <table:table-cell table:formula="of:=[.D656]-[.$F$9]" office:value-type="float" office:value="-3.146" calcext:value-type="float">
            <text:p>-3.146</text:p>
          </table:table-cell>
          <table:table-cell office:value-type="float" office:value="5530" calcext:value-type="float">
            <text:p>5530</text:p>
          </table:table-cell>
          <table:table-cell table:formula="of:=[.$S$5]+[.H656]*[.$T$5]+[.I656]*[.$U$5]+[.J656]*[.$V$5]+[.K656]*[.$W$5]" office:value-type="float" office:value="5530" calcext:value-type="float">
            <text:p>5530</text:p>
          </table:table-cell>
          <table:table-cell table:formula="of:=[.L656]-[.M656]" office:value-type="float" office:value="0" calcext:value-type="float">
            <text:p>0</text:p>
          </table:table-cell>
          <table:table-cell table:formula="of:=[.N656]*[.N6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57]-[.$F$3]" office:value-type="float" office:value="-9.413" calcext:value-type="float">
            <text:p>-9.413</text:p>
          </table:table-cell>
          <table:table-cell table:formula="of:=[.B657]-[.$F$5]" office:value-type="float" office:value="1.996" calcext:value-type="float">
            <text:p>1.996</text:p>
          </table:table-cell>
          <table:table-cell table:formula="of:=[.C657]-[.$F$7]" office:value-type="float" office:value="0.429" calcext:value-type="float">
            <text:p>0.429</text:p>
          </table:table-cell>
          <table:table-cell table:formula="of:=[.D657]-[.$F$9]" office:value-type="float" office:value="-0.146" calcext:value-type="float">
            <text:p>-0.146</text:p>
          </table:table-cell>
          <table:table-cell office:value-type="float" office:value="5200" calcext:value-type="float">
            <text:p>5200</text:p>
          </table:table-cell>
          <table:table-cell table:formula="of:=[.$S$5]+[.H657]*[.$T$5]+[.I657]*[.$U$5]+[.J657]*[.$V$5]+[.K657]*[.$W$5]" office:value-type="float" office:value="5200" calcext:value-type="float">
            <text:p>5200</text:p>
          </table:table-cell>
          <table:table-cell table:formula="of:=[.L657]-[.M657]" office:value-type="float" office:value="0" calcext:value-type="float">
            <text:p>0</text:p>
          </table:table-cell>
          <table:table-cell table:formula="of:=[.N657]*[.N6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658]-[.$F$3]" office:value-type="float" office:value="-19.413" calcext:value-type="float">
            <text:p>-19.413</text:p>
          </table:table-cell>
          <table:table-cell table:formula="of:=[.B658]-[.$F$5]" office:value-type="float" office:value="0.996" calcext:value-type="float">
            <text:p>0.996</text:p>
          </table:table-cell>
          <table:table-cell table:formula="of:=[.C658]-[.$F$7]" office:value-type="float" office:value="-0.571" calcext:value-type="float">
            <text:p>-0.571</text:p>
          </table:table-cell>
          <table:table-cell table:formula="of:=[.D658]-[.$F$9]" office:value-type="float" office:value="0.854" calcext:value-type="float">
            <text:p>0.854</text:p>
          </table:table-cell>
          <table:table-cell office:value-type="float" office:value="4900" calcext:value-type="float">
            <text:p>4900</text:p>
          </table:table-cell>
          <table:table-cell table:formula="of:=[.$S$5]+[.H658]*[.$T$5]+[.I658]*[.$U$5]+[.J658]*[.$V$5]+[.K658]*[.$W$5]" office:value-type="float" office:value="4900" calcext:value-type="float">
            <text:p>4900</text:p>
          </table:table-cell>
          <table:table-cell table:formula="of:=[.L658]-[.M658]" office:value-type="float" office:value="0" calcext:value-type="float">
            <text:p>0</text:p>
          </table:table-cell>
          <table:table-cell table:formula="of:=[.N658]*[.N6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59]-[.$F$3]" office:value-type="float" office:value="-13.413" calcext:value-type="float">
            <text:p>-13.413</text:p>
          </table:table-cell>
          <table:table-cell table:formula="of:=[.B659]-[.$F$5]" office:value-type="float" office:value="-3.004" calcext:value-type="float">
            <text:p>-3.004</text:p>
          </table:table-cell>
          <table:table-cell table:formula="of:=[.C659]-[.$F$7]" office:value-type="float" office:value="-1.571" calcext:value-type="float">
            <text:p>-1.571</text:p>
          </table:table-cell>
          <table:table-cell table:formula="of:=[.D659]-[.$F$9]" office:value-type="float" office:value="-3.146" calcext:value-type="float">
            <text:p>-3.146</text:p>
          </table:table-cell>
          <table:table-cell office:value-type="float" office:value="5080" calcext:value-type="float">
            <text:p>5080</text:p>
          </table:table-cell>
          <table:table-cell table:formula="of:=[.$S$5]+[.H659]*[.$T$5]+[.I659]*[.$U$5]+[.J659]*[.$V$5]+[.K659]*[.$W$5]" office:value-type="float" office:value="5080" calcext:value-type="float">
            <text:p>5080</text:p>
          </table:table-cell>
          <table:table-cell table:formula="of:=[.L659]-[.M659]" office:value-type="float" office:value="0" calcext:value-type="float">
            <text:p>0</text:p>
          </table:table-cell>
          <table:table-cell table:formula="of:=[.N659]*[.N6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660]-[.$F$3]" office:value-type="float" office:value="-3.413" calcext:value-type="float">
            <text:p>-3.413</text:p>
          </table:table-cell>
          <table:table-cell table:formula="of:=[.B660]-[.$F$5]" office:value-type="float" office:value="-1.004" calcext:value-type="float">
            <text:p>-1.004</text:p>
          </table:table-cell>
          <table:table-cell table:formula="of:=[.C660]-[.$F$7]" office:value-type="float" office:value="-1.571" calcext:value-type="float">
            <text:p>-1.571</text:p>
          </table:table-cell>
          <table:table-cell table:formula="of:=[.D660]-[.$F$9]" office:value-type="float" office:value="-5.146" calcext:value-type="float">
            <text:p>-5.146</text:p>
          </table:table-cell>
          <table:table-cell office:value-type="float" office:value="5380" calcext:value-type="float">
            <text:p>5380</text:p>
          </table:table-cell>
          <table:table-cell table:formula="of:=[.$S$5]+[.H660]*[.$T$5]+[.I660]*[.$U$5]+[.J660]*[.$V$5]+[.K660]*[.$W$5]" office:value-type="float" office:value="5380" calcext:value-type="float">
            <text:p>5380</text:p>
          </table:table-cell>
          <table:table-cell table:formula="of:=[.L660]-[.M660]" office:value-type="float" office:value="0" calcext:value-type="float">
            <text:p>0</text:p>
          </table:table-cell>
          <table:table-cell table:formula="of:=[.N660]*[.N6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661]-[.$F$3]" office:value-type="float" office:value="2.587" calcext:value-type="float">
            <text:p>2.587</text:p>
          </table:table-cell>
          <table:table-cell table:formula="of:=[.B661]-[.$F$5]" office:value-type="float" office:value="0.996" calcext:value-type="float">
            <text:p>0.996</text:p>
          </table:table-cell>
          <table:table-cell table:formula="of:=[.C661]-[.$F$7]" office:value-type="float" office:value="1.429" calcext:value-type="float">
            <text:p>1.429</text:p>
          </table:table-cell>
          <table:table-cell table:formula="of:=[.D661]-[.$F$9]" office:value-type="float" office:value="-1.146" calcext:value-type="float">
            <text:p>-1.146</text:p>
          </table:table-cell>
          <table:table-cell office:value-type="float" office:value="5560" calcext:value-type="float">
            <text:p>5560</text:p>
          </table:table-cell>
          <table:table-cell table:formula="of:=[.$S$5]+[.H661]*[.$T$5]+[.I661]*[.$U$5]+[.J661]*[.$V$5]+[.K661]*[.$W$5]" office:value-type="float" office:value="5560" calcext:value-type="float">
            <text:p>5560</text:p>
          </table:table-cell>
          <table:table-cell table:formula="of:=[.L661]-[.M661]" office:value-type="float" office:value="0" calcext:value-type="float">
            <text:p>0</text:p>
          </table:table-cell>
          <table:table-cell table:formula="of:=[.N661]*[.N6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62]-[.$F$3]" office:value-type="float" office:value="1.587" calcext:value-type="float">
            <text:p>1.587</text:p>
          </table:table-cell>
          <table:table-cell table:formula="of:=[.B662]-[.$F$5]" office:value-type="float" office:value="-0.00399999999999956" calcext:value-type="float">
            <text:p>-0.004</text:p>
          </table:table-cell>
          <table:table-cell table:formula="of:=[.C662]-[.$F$7]" office:value-type="float" office:value="0.429" calcext:value-type="float">
            <text:p>0.429</text:p>
          </table:table-cell>
          <table:table-cell table:formula="of:=[.D662]-[.$F$9]" office:value-type="float" office:value="-3.146" calcext:value-type="float">
            <text:p>-3.146</text:p>
          </table:table-cell>
          <table:table-cell office:value-type="float" office:value="5530" calcext:value-type="float">
            <text:p>5530</text:p>
          </table:table-cell>
          <table:table-cell table:formula="of:=[.$S$5]+[.H662]*[.$T$5]+[.I662]*[.$U$5]+[.J662]*[.$V$5]+[.K662]*[.$W$5]" office:value-type="float" office:value="5530" calcext:value-type="float">
            <text:p>5530</text:p>
          </table:table-cell>
          <table:table-cell table:formula="of:=[.L662]-[.M662]" office:value-type="float" office:value="0" calcext:value-type="float">
            <text:p>0</text:p>
          </table:table-cell>
          <table:table-cell table:formula="of:=[.N662]*[.N6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663]-[.$F$3]" office:value-type="float" office:value="5.587" calcext:value-type="float">
            <text:p>5.587</text:p>
          </table:table-cell>
          <table:table-cell table:formula="of:=[.B663]-[.$F$5]" office:value-type="float" office:value="-3.004" calcext:value-type="float">
            <text:p>-3.004</text:p>
          </table:table-cell>
          <table:table-cell table:formula="of:=[.C663]-[.$F$7]" office:value-type="float" office:value="1.429" calcext:value-type="float">
            <text:p>1.429</text:p>
          </table:table-cell>
          <table:table-cell table:formula="of:=[.D663]-[.$F$9]" office:value-type="float" office:value="0.854" calcext:value-type="float">
            <text:p>0.854</text:p>
          </table:table-cell>
          <table:table-cell office:value-type="float" office:value="5650" calcext:value-type="float">
            <text:p>5650</text:p>
          </table:table-cell>
          <table:table-cell table:formula="of:=[.$S$5]+[.H663]*[.$T$5]+[.I663]*[.$U$5]+[.J663]*[.$V$5]+[.K663]*[.$W$5]" office:value-type="float" office:value="5650" calcext:value-type="float">
            <text:p>5650</text:p>
          </table:table-cell>
          <table:table-cell table:formula="of:=[.L663]-[.M663]" office:value-type="float" office:value="0" calcext:value-type="float">
            <text:p>0</text:p>
          </table:table-cell>
          <table:table-cell table:formula="of:=[.N663]*[.N6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664]-[.$F$3]" office:value-type="float" office:value="19.587" calcext:value-type="float">
            <text:p>19.587</text:p>
          </table:table-cell>
          <table:table-cell table:formula="of:=[.B664]-[.$F$5]" office:value-type="float" office:value="1.996" calcext:value-type="float">
            <text:p>1.996</text:p>
          </table:table-cell>
          <table:table-cell table:formula="of:=[.C664]-[.$F$7]" office:value-type="float" office:value="0.429" calcext:value-type="float">
            <text:p>0.429</text:p>
          </table:table-cell>
          <table:table-cell table:formula="of:=[.D664]-[.$F$9]" office:value-type="float" office:value="3.854" calcext:value-type="float">
            <text:p>3.854</text:p>
          </table:table-cell>
          <table:table-cell office:value-type="float" office:value="6070" calcext:value-type="float">
            <text:p>6070</text:p>
          </table:table-cell>
          <table:table-cell table:formula="of:=[.$S$5]+[.H664]*[.$T$5]+[.I664]*[.$U$5]+[.J664]*[.$V$5]+[.K664]*[.$W$5]" office:value-type="float" office:value="6070" calcext:value-type="float">
            <text:p>6070</text:p>
          </table:table-cell>
          <table:table-cell table:formula="of:=[.L664]-[.M664]" office:value-type="float" office:value="0" calcext:value-type="float">
            <text:p>0</text:p>
          </table:table-cell>
          <table:table-cell table:formula="of:=[.N664]*[.N6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65]-[.$F$3]" office:value-type="float" office:value="-2.413" calcext:value-type="float">
            <text:p>-2.413</text:p>
          </table:table-cell>
          <table:table-cell table:formula="of:=[.B665]-[.$F$5]" office:value-type="float" office:value="-0.00399999999999956" calcext:value-type="float">
            <text:p>-0.004</text:p>
          </table:table-cell>
          <table:table-cell table:formula="of:=[.C665]-[.$F$7]" office:value-type="float" office:value="3.429" calcext:value-type="float">
            <text:p>3.429</text:p>
          </table:table-cell>
          <table:table-cell table:formula="of:=[.D665]-[.$F$9]" office:value-type="float" office:value="-0.146" calcext:value-type="float">
            <text:p>-0.146</text:p>
          </table:table-cell>
          <table:table-cell office:value-type="float" office:value="5410" calcext:value-type="float">
            <text:p>5410</text:p>
          </table:table-cell>
          <table:table-cell table:formula="of:=[.$S$5]+[.H665]*[.$T$5]+[.I665]*[.$U$5]+[.J665]*[.$V$5]+[.K665]*[.$W$5]" office:value-type="float" office:value="5410" calcext:value-type="float">
            <text:p>5410</text:p>
          </table:table-cell>
          <table:table-cell table:formula="of:=[.L665]-[.M665]" office:value-type="float" office:value="0" calcext:value-type="float">
            <text:p>0</text:p>
          </table:table-cell>
          <table:table-cell table:formula="of:=[.N665]*[.N6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66]-[.$F$3]" office:value-type="float" office:value="-9.413" calcext:value-type="float">
            <text:p>-9.413</text:p>
          </table:table-cell>
          <table:table-cell table:formula="of:=[.B666]-[.$F$5]" office:value-type="float" office:value="-1.004" calcext:value-type="float">
            <text:p>-1.004</text:p>
          </table:table-cell>
          <table:table-cell table:formula="of:=[.C666]-[.$F$7]" office:value-type="float" office:value="-0.571" calcext:value-type="float">
            <text:p>-0.571</text:p>
          </table:table-cell>
          <table:table-cell table:formula="of:=[.D666]-[.$F$9]" office:value-type="float" office:value="-4.146" calcext:value-type="float">
            <text:p>-4.146</text:p>
          </table:table-cell>
          <table:table-cell office:value-type="float" office:value="5200" calcext:value-type="float">
            <text:p>5200</text:p>
          </table:table-cell>
          <table:table-cell table:formula="of:=[.$S$5]+[.H666]*[.$T$5]+[.I666]*[.$U$5]+[.J666]*[.$V$5]+[.K666]*[.$W$5]" office:value-type="float" office:value="5200" calcext:value-type="float">
            <text:p>5200</text:p>
          </table:table-cell>
          <table:table-cell table:formula="of:=[.L666]-[.M666]" office:value-type="float" office:value="0" calcext:value-type="float">
            <text:p>0</text:p>
          </table:table-cell>
          <table:table-cell table:formula="of:=[.N666]*[.N6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67]-[.$F$3]" office:value-type="float" office:value="4.587" calcext:value-type="float">
            <text:p>4.587</text:p>
          </table:table-cell>
          <table:table-cell table:formula="of:=[.B667]-[.$F$5]" office:value-type="float" office:value="-0.00399999999999956" calcext:value-type="float">
            <text:p>-0.004</text:p>
          </table:table-cell>
          <table:table-cell table:formula="of:=[.C667]-[.$F$7]" office:value-type="float" office:value="0.429" calcext:value-type="float">
            <text:p>0.429</text:p>
          </table:table-cell>
          <table:table-cell table:formula="of:=[.D667]-[.$F$9]" office:value-type="float" office:value="-4.146" calcext:value-type="float">
            <text:p>-4.146</text:p>
          </table:table-cell>
          <table:table-cell office:value-type="float" office:value="5620" calcext:value-type="float">
            <text:p>5620</text:p>
          </table:table-cell>
          <table:table-cell table:formula="of:=[.$S$5]+[.H667]*[.$T$5]+[.I667]*[.$U$5]+[.J667]*[.$V$5]+[.K667]*[.$W$5]" office:value-type="float" office:value="5620" calcext:value-type="float">
            <text:p>5620</text:p>
          </table:table-cell>
          <table:table-cell table:formula="of:=[.L667]-[.M667]" office:value-type="float" office:value="0" calcext:value-type="float">
            <text:p>0</text:p>
          </table:table-cell>
          <table:table-cell table:formula="of:=[.N667]*[.N6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68]-[.$F$3]" office:value-type="float" office:value="21.587" calcext:value-type="float">
            <text:p>21.587</text:p>
          </table:table-cell>
          <table:table-cell table:formula="of:=[.B668]-[.$F$5]" office:value-type="float" office:value="0.996" calcext:value-type="float">
            <text:p>0.996</text:p>
          </table:table-cell>
          <table:table-cell table:formula="of:=[.C668]-[.$F$7]" office:value-type="float" office:value="1.429" calcext:value-type="float">
            <text:p>1.429</text:p>
          </table:table-cell>
          <table:table-cell table:formula="of:=[.D668]-[.$F$9]" office:value-type="float" office:value="-3.146" calcext:value-type="float">
            <text:p>-3.146</text:p>
          </table:table-cell>
          <table:table-cell office:value-type="float" office:value="6130" calcext:value-type="float">
            <text:p>6130</text:p>
          </table:table-cell>
          <table:table-cell table:formula="of:=[.$S$5]+[.H668]*[.$T$5]+[.I668]*[.$U$5]+[.J668]*[.$V$5]+[.K668]*[.$W$5]" office:value-type="float" office:value="6130" calcext:value-type="float">
            <text:p>6130</text:p>
          </table:table-cell>
          <table:table-cell table:formula="of:=[.L668]-[.M668]" office:value-type="float" office:value="0" calcext:value-type="float">
            <text:p>0</text:p>
          </table:table-cell>
          <table:table-cell table:formula="of:=[.N668]*[.N6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669]-[.$F$3]" office:value-type="float" office:value="2.587" calcext:value-type="float">
            <text:p>2.587</text:p>
          </table:table-cell>
          <table:table-cell table:formula="of:=[.B669]-[.$F$5]" office:value-type="float" office:value="-1.004" calcext:value-type="float">
            <text:p>-1.004</text:p>
          </table:table-cell>
          <table:table-cell table:formula="of:=[.C669]-[.$F$7]" office:value-type="float" office:value="-0.571" calcext:value-type="float">
            <text:p>-0.571</text:p>
          </table:table-cell>
          <table:table-cell table:formula="of:=[.D669]-[.$F$9]" office:value-type="float" office:value="-1.146" calcext:value-type="float">
            <text:p>-1.146</text:p>
          </table:table-cell>
          <table:table-cell office:value-type="float" office:value="5560" calcext:value-type="float">
            <text:p>5560</text:p>
          </table:table-cell>
          <table:table-cell table:formula="of:=[.$S$5]+[.H669]*[.$T$5]+[.I669]*[.$U$5]+[.J669]*[.$V$5]+[.K669]*[.$W$5]" office:value-type="float" office:value="5560" calcext:value-type="float">
            <text:p>5560</text:p>
          </table:table-cell>
          <table:table-cell table:formula="of:=[.L669]-[.M669]" office:value-type="float" office:value="0" calcext:value-type="float">
            <text:p>0</text:p>
          </table:table-cell>
          <table:table-cell table:formula="of:=[.N669]*[.N6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  <table:table-cell table:formula="of:=[.A670]-[.$F$3]" office:value-type="float" office:value="9.587" calcext:value-type="float">
            <text:p>9.587</text:p>
          </table:table-cell>
          <table:table-cell table:formula="of:=[.B670]-[.$F$5]" office:value-type="float" office:value="1.996" calcext:value-type="float">
            <text:p>1.996</text:p>
          </table:table-cell>
          <table:table-cell table:formula="of:=[.C670]-[.$F$7]" office:value-type="float" office:value="-0.571" calcext:value-type="float">
            <text:p>-0.571</text:p>
          </table:table-cell>
          <table:table-cell table:formula="of:=[.D670]-[.$F$9]" office:value-type="float" office:value="0.854" calcext:value-type="float">
            <text:p>0.854</text:p>
          </table:table-cell>
          <table:table-cell office:value-type="float" office:value="5770" calcext:value-type="float">
            <text:p>5770</text:p>
          </table:table-cell>
          <table:table-cell table:formula="of:=[.$S$5]+[.H670]*[.$T$5]+[.I670]*[.$U$5]+[.J670]*[.$V$5]+[.K670]*[.$W$5]" office:value-type="float" office:value="5770" calcext:value-type="float">
            <text:p>5770</text:p>
          </table:table-cell>
          <table:table-cell table:formula="of:=[.L670]-[.M670]" office:value-type="float" office:value="0" calcext:value-type="float">
            <text:p>0</text:p>
          </table:table-cell>
          <table:table-cell table:formula="of:=[.N670]*[.N6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671]-[.$F$3]" office:value-type="float" office:value="-10.413" calcext:value-type="float">
            <text:p>-10.413</text:p>
          </table:table-cell>
          <table:table-cell table:formula="of:=[.B671]-[.$F$5]" office:value-type="float" office:value="-2.004" calcext:value-type="float">
            <text:p>-2.004</text:p>
          </table:table-cell>
          <table:table-cell table:formula="of:=[.C671]-[.$F$7]" office:value-type="float" office:value="2.429" calcext:value-type="float">
            <text:p>2.429</text:p>
          </table:table-cell>
          <table:table-cell table:formula="of:=[.D671]-[.$F$9]" office:value-type="float" office:value="0.854" calcext:value-type="float">
            <text:p>0.854</text:p>
          </table:table-cell>
          <table:table-cell office:value-type="float" office:value="5170" calcext:value-type="float">
            <text:p>5170</text:p>
          </table:table-cell>
          <table:table-cell table:formula="of:=[.$S$5]+[.H671]*[.$T$5]+[.I671]*[.$U$5]+[.J671]*[.$V$5]+[.K671]*[.$W$5]" office:value-type="float" office:value="5170" calcext:value-type="float">
            <text:p>5170</text:p>
          </table:table-cell>
          <table:table-cell table:formula="of:=[.L671]-[.M671]" office:value-type="float" office:value="0" calcext:value-type="float">
            <text:p>0</text:p>
          </table:table-cell>
          <table:table-cell table:formula="of:=[.N671]*[.N6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72]-[.$F$3]" office:value-type="float" office:value="2.587" calcext:value-type="float">
            <text:p>2.587</text:p>
          </table:table-cell>
          <table:table-cell table:formula="of:=[.B672]-[.$F$5]" office:value-type="float" office:value="-0.00399999999999956" calcext:value-type="float">
            <text:p>-0.004</text:p>
          </table:table-cell>
          <table:table-cell table:formula="of:=[.C672]-[.$F$7]" office:value-type="float" office:value="3.429" calcext:value-type="float">
            <text:p>3.429</text:p>
          </table:table-cell>
          <table:table-cell table:formula="of:=[.D672]-[.$F$9]" office:value-type="float" office:value="-0.146" calcext:value-type="float">
            <text:p>-0.146</text:p>
          </table:table-cell>
          <table:table-cell office:value-type="float" office:value="5560" calcext:value-type="float">
            <text:p>5560</text:p>
          </table:table-cell>
          <table:table-cell table:formula="of:=[.$S$5]+[.H672]*[.$T$5]+[.I672]*[.$U$5]+[.J672]*[.$V$5]+[.K672]*[.$W$5]" office:value-type="float" office:value="5560" calcext:value-type="float">
            <text:p>5560</text:p>
          </table:table-cell>
          <table:table-cell table:formula="of:=[.L672]-[.M672]" office:value-type="float" office:value="0" calcext:value-type="float">
            <text:p>0</text:p>
          </table:table-cell>
          <table:table-cell table:formula="of:=[.N672]*[.N6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73]-[.$F$3]" office:value-type="float" office:value="-21.413" calcext:value-type="float">
            <text:p>-21.413</text:p>
          </table:table-cell>
          <table:table-cell table:formula="of:=[.B673]-[.$F$5]" office:value-type="float" office:value="2.996" calcext:value-type="float">
            <text:p>2.996</text:p>
          </table:table-cell>
          <table:table-cell table:formula="of:=[.C673]-[.$F$7]" office:value-type="float" office:value="0.429" calcext:value-type="float">
            <text:p>0.429</text:p>
          </table:table-cell>
          <table:table-cell table:formula="of:=[.D673]-[.$F$9]" office:value-type="float" office:value="-4.146" calcext:value-type="float">
            <text:p>-4.146</text:p>
          </table:table-cell>
          <table:table-cell office:value-type="float" office:value="4840" calcext:value-type="float">
            <text:p>4840</text:p>
          </table:table-cell>
          <table:table-cell table:formula="of:=[.$S$5]+[.H673]*[.$T$5]+[.I673]*[.$U$5]+[.J673]*[.$V$5]+[.K673]*[.$W$5]" office:value-type="float" office:value="4840" calcext:value-type="float">
            <text:p>4840</text:p>
          </table:table-cell>
          <table:table-cell table:formula="of:=[.L673]-[.M673]" office:value-type="float" office:value="0" calcext:value-type="float">
            <text:p>0</text:p>
          </table:table-cell>
          <table:table-cell table:formula="of:=[.N673]*[.N6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74]-[.$F$3]" office:value-type="float" office:value="-0.412999999999997" calcext:value-type="float">
            <text:p>-0.412999999999997</text:p>
          </table:table-cell>
          <table:table-cell table:formula="of:=[.B674]-[.$F$5]" office:value-type="float" office:value="0.996" calcext:value-type="float">
            <text:p>0.996</text:p>
          </table:table-cell>
          <table:table-cell table:formula="of:=[.C674]-[.$F$7]" office:value-type="float" office:value="0.429" calcext:value-type="float">
            <text:p>0.429</text:p>
          </table:table-cell>
          <table:table-cell table:formula="of:=[.D674]-[.$F$9]" office:value-type="float" office:value="-0.146" calcext:value-type="float">
            <text:p>-0.146</text:p>
          </table:table-cell>
          <table:table-cell office:value-type="float" office:value="5470" calcext:value-type="float">
            <text:p>5470</text:p>
          </table:table-cell>
          <table:table-cell table:formula="of:=[.$S$5]+[.H674]*[.$T$5]+[.I674]*[.$U$5]+[.J674]*[.$V$5]+[.K674]*[.$W$5]" office:value-type="float" office:value="5470" calcext:value-type="float">
            <text:p>5470</text:p>
          </table:table-cell>
          <table:table-cell table:formula="of:=[.L674]-[.M674]" office:value-type="float" office:value="0" calcext:value-type="float">
            <text:p>0</text:p>
          </table:table-cell>
          <table:table-cell table:formula="of:=[.N674]*[.N6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675]-[.$F$3]" office:value-type="float" office:value="-10.413" calcext:value-type="float">
            <text:p>-10.413</text:p>
          </table:table-cell>
          <table:table-cell table:formula="of:=[.B675]-[.$F$5]" office:value-type="float" office:value="-0.00399999999999956" calcext:value-type="float">
            <text:p>-0.004</text:p>
          </table:table-cell>
          <table:table-cell table:formula="of:=[.C675]-[.$F$7]" office:value-type="float" office:value="0.429" calcext:value-type="float">
            <text:p>0.429</text:p>
          </table:table-cell>
          <table:table-cell table:formula="of:=[.D675]-[.$F$9]" office:value-type="float" office:value="2.854" calcext:value-type="float">
            <text:p>2.854</text:p>
          </table:table-cell>
          <table:table-cell office:value-type="float" office:value="5170" calcext:value-type="float">
            <text:p>5170</text:p>
          </table:table-cell>
          <table:table-cell table:formula="of:=[.$S$5]+[.H675]*[.$T$5]+[.I675]*[.$U$5]+[.J675]*[.$V$5]+[.K675]*[.$W$5]" office:value-type="float" office:value="5170" calcext:value-type="float">
            <text:p>5170</text:p>
          </table:table-cell>
          <table:table-cell table:formula="of:=[.L675]-[.M675]" office:value-type="float" office:value="0" calcext:value-type="float">
            <text:p>0</text:p>
          </table:table-cell>
          <table:table-cell table:formula="of:=[.N675]*[.N6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676]-[.$F$3]" office:value-type="float" office:value="14.587" calcext:value-type="float">
            <text:p>14.587</text:p>
          </table:table-cell>
          <table:table-cell table:formula="of:=[.B676]-[.$F$5]" office:value-type="float" office:value="0.996" calcext:value-type="float">
            <text:p>0.996</text:p>
          </table:table-cell>
          <table:table-cell table:formula="of:=[.C676]-[.$F$7]" office:value-type="float" office:value="-0.571" calcext:value-type="float">
            <text:p>-0.571</text:p>
          </table:table-cell>
          <table:table-cell table:formula="of:=[.D676]-[.$F$9]" office:value-type="float" office:value="2.854" calcext:value-type="float">
            <text:p>2.854</text:p>
          </table:table-cell>
          <table:table-cell office:value-type="float" office:value="5920" calcext:value-type="float">
            <text:p>5920</text:p>
          </table:table-cell>
          <table:table-cell table:formula="of:=[.$S$5]+[.H676]*[.$T$5]+[.I676]*[.$U$5]+[.J676]*[.$V$5]+[.K676]*[.$W$5]" office:value-type="float" office:value="5920" calcext:value-type="float">
            <text:p>5920</text:p>
          </table:table-cell>
          <table:table-cell table:formula="of:=[.L676]-[.M676]" office:value-type="float" office:value="0" calcext:value-type="float">
            <text:p>0</text:p>
          </table:table-cell>
          <table:table-cell table:formula="of:=[.N676]*[.N6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77]-[.$F$3]" office:value-type="float" office:value="-5.413" calcext:value-type="float">
            <text:p>-5.413</text:p>
          </table:table-cell>
          <table:table-cell table:formula="of:=[.B677]-[.$F$5]" office:value-type="float" office:value="-2.004" calcext:value-type="float">
            <text:p>-2.004</text:p>
          </table:table-cell>
          <table:table-cell table:formula="of:=[.C677]-[.$F$7]" office:value-type="float" office:value="-0.571" calcext:value-type="float">
            <text:p>-0.571</text:p>
          </table:table-cell>
          <table:table-cell table:formula="of:=[.D677]-[.$F$9]" office:value-type="float" office:value="-3.146" calcext:value-type="float">
            <text:p>-3.146</text:p>
          </table:table-cell>
          <table:table-cell office:value-type="float" office:value="5320" calcext:value-type="float">
            <text:p>5320</text:p>
          </table:table-cell>
          <table:table-cell table:formula="of:=[.$S$5]+[.H677]*[.$T$5]+[.I677]*[.$U$5]+[.J677]*[.$V$5]+[.K677]*[.$W$5]" office:value-type="float" office:value="5320" calcext:value-type="float">
            <text:p>5320</text:p>
          </table:table-cell>
          <table:table-cell table:formula="of:=[.L677]-[.M677]" office:value-type="float" office:value="0" calcext:value-type="float">
            <text:p>0</text:p>
          </table:table-cell>
          <table:table-cell table:formula="of:=[.N677]*[.N6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78]-[.$F$3]" office:value-type="float" office:value="4.587" calcext:value-type="float">
            <text:p>4.587</text:p>
          </table:table-cell>
          <table:table-cell table:formula="of:=[.B678]-[.$F$5]" office:value-type="float" office:value="-2.004" calcext:value-type="float">
            <text:p>-2.004</text:p>
          </table:table-cell>
          <table:table-cell table:formula="of:=[.C678]-[.$F$7]" office:value-type="float" office:value="1.429" calcext:value-type="float">
            <text:p>1.429</text:p>
          </table:table-cell>
          <table:table-cell table:formula="of:=[.D678]-[.$F$9]" office:value-type="float" office:value="-4.146" calcext:value-type="float">
            <text:p>-4.146</text:p>
          </table:table-cell>
          <table:table-cell office:value-type="float" office:value="5620" calcext:value-type="float">
            <text:p>5620</text:p>
          </table:table-cell>
          <table:table-cell table:formula="of:=[.$S$5]+[.H678]*[.$T$5]+[.I678]*[.$U$5]+[.J678]*[.$V$5]+[.K678]*[.$W$5]" office:value-type="float" office:value="5620" calcext:value-type="float">
            <text:p>5620</text:p>
          </table:table-cell>
          <table:table-cell table:formula="of:=[.L678]-[.M678]" office:value-type="float" office:value="0" calcext:value-type="float">
            <text:p>0</text:p>
          </table:table-cell>
          <table:table-cell table:formula="of:=[.N678]*[.N67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79]-[.$F$3]" office:value-type="float" office:value="5.587" calcext:value-type="float">
            <text:p>5.587</text:p>
          </table:table-cell>
          <table:table-cell table:formula="of:=[.B679]-[.$F$5]" office:value-type="float" office:value="-1.004" calcext:value-type="float">
            <text:p>-1.004</text:p>
          </table:table-cell>
          <table:table-cell table:formula="of:=[.C679]-[.$F$7]" office:value-type="float" office:value="-1.571" calcext:value-type="float">
            <text:p>-1.571</text:p>
          </table:table-cell>
          <table:table-cell table:formula="of:=[.D679]-[.$F$9]" office:value-type="float" office:value="-3.146" calcext:value-type="float">
            <text:p>-3.146</text:p>
          </table:table-cell>
          <table:table-cell office:value-type="float" office:value="5650" calcext:value-type="float">
            <text:p>5650</text:p>
          </table:table-cell>
          <table:table-cell table:formula="of:=[.$S$5]+[.H679]*[.$T$5]+[.I679]*[.$U$5]+[.J679]*[.$V$5]+[.K679]*[.$W$5]" office:value-type="float" office:value="5650" calcext:value-type="float">
            <text:p>5650</text:p>
          </table:table-cell>
          <table:table-cell table:formula="of:=[.L679]-[.M679]" office:value-type="float" office:value="0" calcext:value-type="float">
            <text:p>0</text:p>
          </table:table-cell>
          <table:table-cell table:formula="of:=[.N679]*[.N6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80]-[.$F$3]" office:value-type="float" office:value="-4.413" calcext:value-type="float">
            <text:p>-4.413</text:p>
          </table:table-cell>
          <table:table-cell table:formula="of:=[.B680]-[.$F$5]" office:value-type="float" office:value="-1.004" calcext:value-type="float">
            <text:p>-1.004</text:p>
          </table:table-cell>
          <table:table-cell table:formula="of:=[.C680]-[.$F$7]" office:value-type="float" office:value="-0.571" calcext:value-type="float">
            <text:p>-0.571</text:p>
          </table:table-cell>
          <table:table-cell table:formula="of:=[.D680]-[.$F$9]" office:value-type="float" office:value="-0.146" calcext:value-type="float">
            <text:p>-0.146</text:p>
          </table:table-cell>
          <table:table-cell office:value-type="float" office:value="5350" calcext:value-type="float">
            <text:p>5350</text:p>
          </table:table-cell>
          <table:table-cell table:formula="of:=[.$S$5]+[.H680]*[.$T$5]+[.I680]*[.$U$5]+[.J680]*[.$V$5]+[.K680]*[.$W$5]" office:value-type="float" office:value="5350" calcext:value-type="float">
            <text:p>5350</text:p>
          </table:table-cell>
          <table:table-cell table:formula="of:=[.L680]-[.M680]" office:value-type="float" office:value="0" calcext:value-type="float">
            <text:p>0</text:p>
          </table:table-cell>
          <table:table-cell table:formula="of:=[.N680]*[.N6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681]-[.$F$3]" office:value-type="float" office:value="23.587" calcext:value-type="float">
            <text:p>23.587</text:p>
          </table:table-cell>
          <table:table-cell table:formula="of:=[.B681]-[.$F$5]" office:value-type="float" office:value="-2.004" calcext:value-type="float">
            <text:p>-2.004</text:p>
          </table:table-cell>
          <table:table-cell table:formula="of:=[.C681]-[.$F$7]" office:value-type="float" office:value="0.429" calcext:value-type="float">
            <text:p>0.429</text:p>
          </table:table-cell>
          <table:table-cell table:formula="of:=[.D681]-[.$F$9]" office:value-type="float" office:value="-5.146" calcext:value-type="float">
            <text:p>-5.146</text:p>
          </table:table-cell>
          <table:table-cell office:value-type="float" office:value="6190" calcext:value-type="float">
            <text:p>6190</text:p>
          </table:table-cell>
          <table:table-cell table:formula="of:=[.$S$5]+[.H681]*[.$T$5]+[.I681]*[.$U$5]+[.J681]*[.$V$5]+[.K681]*[.$W$5]" office:value-type="float" office:value="6190" calcext:value-type="float">
            <text:p>6190</text:p>
          </table:table-cell>
          <table:table-cell table:formula="of:=[.L681]-[.M681]" office:value-type="float" office:value="0" calcext:value-type="float">
            <text:p>0</text:p>
          </table:table-cell>
          <table:table-cell table:formula="of:=[.N681]*[.N6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82]-[.$F$3]" office:value-type="float" office:value="-5.413" calcext:value-type="float">
            <text:p>-5.413</text:p>
          </table:table-cell>
          <table:table-cell table:formula="of:=[.B682]-[.$F$5]" office:value-type="float" office:value="-0.00399999999999956" calcext:value-type="float">
            <text:p>-0.004</text:p>
          </table:table-cell>
          <table:table-cell table:formula="of:=[.C682]-[.$F$7]" office:value-type="float" office:value="1.429" calcext:value-type="float">
            <text:p>1.429</text:p>
          </table:table-cell>
          <table:table-cell table:formula="of:=[.D682]-[.$F$9]" office:value-type="float" office:value="-4.146" calcext:value-type="float">
            <text:p>-4.146</text:p>
          </table:table-cell>
          <table:table-cell office:value-type="float" office:value="5320" calcext:value-type="float">
            <text:p>5320</text:p>
          </table:table-cell>
          <table:table-cell table:formula="of:=[.$S$5]+[.H682]*[.$T$5]+[.I682]*[.$U$5]+[.J682]*[.$V$5]+[.K682]*[.$W$5]" office:value-type="float" office:value="5320" calcext:value-type="float">
            <text:p>5320</text:p>
          </table:table-cell>
          <table:table-cell table:formula="of:=[.L682]-[.M682]" office:value-type="float" office:value="0" calcext:value-type="float">
            <text:p>0</text:p>
          </table:table-cell>
          <table:table-cell table:formula="of:=[.N682]*[.N6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683]-[.$F$3]" office:value-type="float" office:value="8.587" calcext:value-type="float">
            <text:p>8.587</text:p>
          </table:table-cell>
          <table:table-cell table:formula="of:=[.B683]-[.$F$5]" office:value-type="float" office:value="-0.00399999999999956" calcext:value-type="float">
            <text:p>-0.004</text:p>
          </table:table-cell>
          <table:table-cell table:formula="of:=[.C683]-[.$F$7]" office:value-type="float" office:value="1.429" calcext:value-type="float">
            <text:p>1.429</text:p>
          </table:table-cell>
          <table:table-cell table:formula="of:=[.D683]-[.$F$9]" office:value-type="float" office:value="3.854" calcext:value-type="float">
            <text:p>3.854</text:p>
          </table:table-cell>
          <table:table-cell office:value-type="float" office:value="5740" calcext:value-type="float">
            <text:p>5740</text:p>
          </table:table-cell>
          <table:table-cell table:formula="of:=[.$S$5]+[.H683]*[.$T$5]+[.I683]*[.$U$5]+[.J683]*[.$V$5]+[.K683]*[.$W$5]" office:value-type="float" office:value="5740" calcext:value-type="float">
            <text:p>5740</text:p>
          </table:table-cell>
          <table:table-cell table:formula="of:=[.L683]-[.M683]" office:value-type="float" office:value="0" calcext:value-type="float">
            <text:p>0</text:p>
          </table:table-cell>
          <table:table-cell table:formula="of:=[.N683]*[.N6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[.A684]-[.$F$3]" office:value-type="float" office:value="-20.413" calcext:value-type="float">
            <text:p>-20.413</text:p>
          </table:table-cell>
          <table:table-cell table:formula="of:=[.B684]-[.$F$5]" office:value-type="float" office:value="0.996" calcext:value-type="float">
            <text:p>0.996</text:p>
          </table:table-cell>
          <table:table-cell table:formula="of:=[.C684]-[.$F$7]" office:value-type="float" office:value="-2.571" calcext:value-type="float">
            <text:p>-2.571</text:p>
          </table:table-cell>
          <table:table-cell table:formula="of:=[.D684]-[.$F$9]" office:value-type="float" office:value="-1.146" calcext:value-type="float">
            <text:p>-1.146</text:p>
          </table:table-cell>
          <table:table-cell office:value-type="float" office:value="4870" calcext:value-type="float">
            <text:p>4870</text:p>
          </table:table-cell>
          <table:table-cell table:formula="of:=[.$S$5]+[.H684]*[.$T$5]+[.I684]*[.$U$5]+[.J684]*[.$V$5]+[.K684]*[.$W$5]" office:value-type="float" office:value="4870" calcext:value-type="float">
            <text:p>4870</text:p>
          </table:table-cell>
          <table:table-cell table:formula="of:=[.L684]-[.M684]" office:value-type="float" office:value="0" calcext:value-type="float">
            <text:p>0</text:p>
          </table:table-cell>
          <table:table-cell table:formula="of:=[.N684]*[.N6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685]-[.$F$3]" office:value-type="float" office:value="-5.413" calcext:value-type="float">
            <text:p>-5.413</text:p>
          </table:table-cell>
          <table:table-cell table:formula="of:=[.B685]-[.$F$5]" office:value-type="float" office:value="-2.004" calcext:value-type="float">
            <text:p>-2.004</text:p>
          </table:table-cell>
          <table:table-cell table:formula="of:=[.C685]-[.$F$7]" office:value-type="float" office:value="1.429" calcext:value-type="float">
            <text:p>1.429</text:p>
          </table:table-cell>
          <table:table-cell table:formula="of:=[.D685]-[.$F$9]" office:value-type="float" office:value="3.854" calcext:value-type="float">
            <text:p>3.854</text:p>
          </table:table-cell>
          <table:table-cell office:value-type="float" office:value="5320" calcext:value-type="float">
            <text:p>5320</text:p>
          </table:table-cell>
          <table:table-cell table:formula="of:=[.$S$5]+[.H685]*[.$T$5]+[.I685]*[.$U$5]+[.J685]*[.$V$5]+[.K685]*[.$W$5]" office:value-type="float" office:value="5320" calcext:value-type="float">
            <text:p>5320</text:p>
          </table:table-cell>
          <table:table-cell table:formula="of:=[.L685]-[.M685]" office:value-type="float" office:value="0" calcext:value-type="float">
            <text:p>0</text:p>
          </table:table-cell>
          <table:table-cell table:formula="of:=[.N685]*[.N6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86]-[.$F$3]" office:value-type="float" office:value="3.587" calcext:value-type="float">
            <text:p>3.587</text:p>
          </table:table-cell>
          <table:table-cell table:formula="of:=[.B686]-[.$F$5]" office:value-type="float" office:value="2.996" calcext:value-type="float">
            <text:p>2.996</text:p>
          </table:table-cell>
          <table:table-cell table:formula="of:=[.C686]-[.$F$7]" office:value-type="float" office:value="-1.571" calcext:value-type="float">
            <text:p>-1.571</text:p>
          </table:table-cell>
          <table:table-cell table:formula="of:=[.D686]-[.$F$9]" office:value-type="float" office:value="-3.146" calcext:value-type="float">
            <text:p>-3.146</text:p>
          </table:table-cell>
          <table:table-cell office:value-type="float" office:value="5590" calcext:value-type="float">
            <text:p>5590</text:p>
          </table:table-cell>
          <table:table-cell table:formula="of:=[.$S$5]+[.H686]*[.$T$5]+[.I686]*[.$U$5]+[.J686]*[.$V$5]+[.K686]*[.$W$5]" office:value-type="float" office:value="5590" calcext:value-type="float">
            <text:p>5590</text:p>
          </table:table-cell>
          <table:table-cell table:formula="of:=[.L686]-[.M686]" office:value-type="float" office:value="0" calcext:value-type="float">
            <text:p>0</text:p>
          </table:table-cell>
          <table:table-cell table:formula="of:=[.N686]*[.N6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687]-[.$F$3]" office:value-type="float" office:value="-9.413" calcext:value-type="float">
            <text:p>-9.413</text:p>
          </table:table-cell>
          <table:table-cell table:formula="of:=[.B687]-[.$F$5]" office:value-type="float" office:value="0.996" calcext:value-type="float">
            <text:p>0.996</text:p>
          </table:table-cell>
          <table:table-cell table:formula="of:=[.C687]-[.$F$7]" office:value-type="float" office:value="-0.571" calcext:value-type="float">
            <text:p>-0.571</text:p>
          </table:table-cell>
          <table:table-cell table:formula="of:=[.D687]-[.$F$9]" office:value-type="float" office:value="4.854" calcext:value-type="float">
            <text:p>4.854</text:p>
          </table:table-cell>
          <table:table-cell office:value-type="float" office:value="5200" calcext:value-type="float">
            <text:p>5200</text:p>
          </table:table-cell>
          <table:table-cell table:formula="of:=[.$S$5]+[.H687]*[.$T$5]+[.I687]*[.$U$5]+[.J687]*[.$V$5]+[.K687]*[.$W$5]" office:value-type="float" office:value="5200" calcext:value-type="float">
            <text:p>5200</text:p>
          </table:table-cell>
          <table:table-cell table:formula="of:=[.L687]-[.M687]" office:value-type="float" office:value="0" calcext:value-type="float">
            <text:p>0</text:p>
          </table:table-cell>
          <table:table-cell table:formula="of:=[.N687]*[.N6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688]-[.$F$3]" office:value-type="float" office:value="-4.413" calcext:value-type="float">
            <text:p>-4.413</text:p>
          </table:table-cell>
          <table:table-cell table:formula="of:=[.B688]-[.$F$5]" office:value-type="float" office:value="-0.00399999999999956" calcext:value-type="float">
            <text:p>-0.004</text:p>
          </table:table-cell>
          <table:table-cell table:formula="of:=[.C688]-[.$F$7]" office:value-type="float" office:value="-2.571" calcext:value-type="float">
            <text:p>-2.571</text:p>
          </table:table-cell>
          <table:table-cell table:formula="of:=[.D688]-[.$F$9]" office:value-type="float" office:value="-5.146" calcext:value-type="float">
            <text:p>-5.146</text:p>
          </table:table-cell>
          <table:table-cell office:value-type="float" office:value="5350" calcext:value-type="float">
            <text:p>5350</text:p>
          </table:table-cell>
          <table:table-cell table:formula="of:=[.$S$5]+[.H688]*[.$T$5]+[.I688]*[.$U$5]+[.J688]*[.$V$5]+[.K688]*[.$W$5]" office:value-type="float" office:value="5350" calcext:value-type="float">
            <text:p>5350</text:p>
          </table:table-cell>
          <table:table-cell table:formula="of:=[.L688]-[.M688]" office:value-type="float" office:value="0" calcext:value-type="float">
            <text:p>0</text:p>
          </table:table-cell>
          <table:table-cell table:formula="of:=[.N688]*[.N6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689]-[.$F$3]" office:value-type="float" office:value="-5.413" calcext:value-type="float">
            <text:p>-5.413</text:p>
          </table:table-cell>
          <table:table-cell table:formula="of:=[.B689]-[.$F$5]" office:value-type="float" office:value="2.996" calcext:value-type="float">
            <text:p>2.996</text:p>
          </table:table-cell>
          <table:table-cell table:formula="of:=[.C689]-[.$F$7]" office:value-type="float" office:value="-2.571" calcext:value-type="float">
            <text:p>-2.571</text:p>
          </table:table-cell>
          <table:table-cell table:formula="of:=[.D689]-[.$F$9]" office:value-type="float" office:value="1.854" calcext:value-type="float">
            <text:p>1.854</text:p>
          </table:table-cell>
          <table:table-cell office:value-type="float" office:value="5320" calcext:value-type="float">
            <text:p>5320</text:p>
          </table:table-cell>
          <table:table-cell table:formula="of:=[.$S$5]+[.H689]*[.$T$5]+[.I689]*[.$U$5]+[.J689]*[.$V$5]+[.K689]*[.$W$5]" office:value-type="float" office:value="5320" calcext:value-type="float">
            <text:p>5320</text:p>
          </table:table-cell>
          <table:table-cell table:formula="of:=[.L689]-[.M689]" office:value-type="float" office:value="0" calcext:value-type="float">
            <text:p>0</text:p>
          </table:table-cell>
          <table:table-cell table:formula="of:=[.N689]*[.N6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690]-[.$F$3]" office:value-type="float" office:value="6.587" calcext:value-type="float">
            <text:p>6.587</text:p>
          </table:table-cell>
          <table:table-cell table:formula="of:=[.B690]-[.$F$5]" office:value-type="float" office:value="1.996" calcext:value-type="float">
            <text:p>1.996</text:p>
          </table:table-cell>
          <table:table-cell table:formula="of:=[.C690]-[.$F$7]" office:value-type="float" office:value="-0.571" calcext:value-type="float">
            <text:p>-0.571</text:p>
          </table:table-cell>
          <table:table-cell table:formula="of:=[.D690]-[.$F$9]" office:value-type="float" office:value="-0.146" calcext:value-type="float">
            <text:p>-0.146</text:p>
          </table:table-cell>
          <table:table-cell office:value-type="float" office:value="5680" calcext:value-type="float">
            <text:p>5680</text:p>
          </table:table-cell>
          <table:table-cell table:formula="of:=[.$S$5]+[.H690]*[.$T$5]+[.I690]*[.$U$5]+[.J690]*[.$V$5]+[.K690]*[.$W$5]" office:value-type="float" office:value="5680" calcext:value-type="float">
            <text:p>5680</text:p>
          </table:table-cell>
          <table:table-cell table:formula="of:=[.L690]-[.M690]" office:value-type="float" office:value="0" calcext:value-type="float">
            <text:p>0</text:p>
          </table:table-cell>
          <table:table-cell table:formula="of:=[.N690]*[.N6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691]-[.$F$3]" office:value-type="float" office:value="-1.413" calcext:value-type="float">
            <text:p>-1.413</text:p>
          </table:table-cell>
          <table:table-cell table:formula="of:=[.B691]-[.$F$5]" office:value-type="float" office:value="-0.00399999999999956" calcext:value-type="float">
            <text:p>-0.004</text:p>
          </table:table-cell>
          <table:table-cell table:formula="of:=[.C691]-[.$F$7]" office:value-type="float" office:value="0.429" calcext:value-type="float">
            <text:p>0.429</text:p>
          </table:table-cell>
          <table:table-cell table:formula="of:=[.D691]-[.$F$9]" office:value-type="float" office:value="2.854" calcext:value-type="float">
            <text:p>2.854</text:p>
          </table:table-cell>
          <table:table-cell office:value-type="float" office:value="5440" calcext:value-type="float">
            <text:p>5440</text:p>
          </table:table-cell>
          <table:table-cell table:formula="of:=[.$S$5]+[.H691]*[.$T$5]+[.I691]*[.$U$5]+[.J691]*[.$V$5]+[.K691]*[.$W$5]" office:value-type="float" office:value="5440" calcext:value-type="float">
            <text:p>5440</text:p>
          </table:table-cell>
          <table:table-cell table:formula="of:=[.L691]-[.M691]" office:value-type="float" office:value="0" calcext:value-type="float">
            <text:p>0</text:p>
          </table:table-cell>
          <table:table-cell table:formula="of:=[.N691]*[.N6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692]-[.$F$3]" office:value-type="float" office:value="-13.413" calcext:value-type="float">
            <text:p>-13.413</text:p>
          </table:table-cell>
          <table:table-cell table:formula="of:=[.B692]-[.$F$5]" office:value-type="float" office:value="2.996" calcext:value-type="float">
            <text:p>2.996</text:p>
          </table:table-cell>
          <table:table-cell table:formula="of:=[.C692]-[.$F$7]" office:value-type="float" office:value="0.429" calcext:value-type="float">
            <text:p>0.429</text:p>
          </table:table-cell>
          <table:table-cell table:formula="of:=[.D692]-[.$F$9]" office:value-type="float" office:value="-3.146" calcext:value-type="float">
            <text:p>-3.146</text:p>
          </table:table-cell>
          <table:table-cell office:value-type="float" office:value="5080" calcext:value-type="float">
            <text:p>5080</text:p>
          </table:table-cell>
          <table:table-cell table:formula="of:=[.$S$5]+[.H692]*[.$T$5]+[.I692]*[.$U$5]+[.J692]*[.$V$5]+[.K692]*[.$W$5]" office:value-type="float" office:value="5080" calcext:value-type="float">
            <text:p>5080</text:p>
          </table:table-cell>
          <table:table-cell table:formula="of:=[.L692]-[.M692]" office:value-type="float" office:value="0" calcext:value-type="float">
            <text:p>0</text:p>
          </table:table-cell>
          <table:table-cell table:formula="of:=[.N692]*[.N6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693]-[.$F$3]" office:value-type="float" office:value="15.587" calcext:value-type="float">
            <text:p>15.587</text:p>
          </table:table-cell>
          <table:table-cell table:formula="of:=[.B693]-[.$F$5]" office:value-type="float" office:value="-1.004" calcext:value-type="float">
            <text:p>-1.004</text:p>
          </table:table-cell>
          <table:table-cell table:formula="of:=[.C693]-[.$F$7]" office:value-type="float" office:value="-1.571" calcext:value-type="float">
            <text:p>-1.571</text:p>
          </table:table-cell>
          <table:table-cell table:formula="of:=[.D693]-[.$F$9]" office:value-type="float" office:value="-4.146" calcext:value-type="float">
            <text:p>-4.146</text:p>
          </table:table-cell>
          <table:table-cell office:value-type="float" office:value="5950" calcext:value-type="float">
            <text:p>5950</text:p>
          </table:table-cell>
          <table:table-cell table:formula="of:=[.$S$5]+[.H693]*[.$T$5]+[.I693]*[.$U$5]+[.J693]*[.$V$5]+[.K693]*[.$W$5]" office:value-type="float" office:value="5950" calcext:value-type="float">
            <text:p>5950</text:p>
          </table:table-cell>
          <table:table-cell table:formula="of:=[.L693]-[.M693]" office:value-type="float" office:value="0" calcext:value-type="float">
            <text:p>0</text:p>
          </table:table-cell>
          <table:table-cell table:formula="of:=[.N693]*[.N6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694]-[.$F$3]" office:value-type="float" office:value="8.587" calcext:value-type="float">
            <text:p>8.587</text:p>
          </table:table-cell>
          <table:table-cell table:formula="of:=[.B694]-[.$F$5]" office:value-type="float" office:value="-2.004" calcext:value-type="float">
            <text:p>-2.004</text:p>
          </table:table-cell>
          <table:table-cell table:formula="of:=[.C694]-[.$F$7]" office:value-type="float" office:value="0.429" calcext:value-type="float">
            <text:p>0.429</text:p>
          </table:table-cell>
          <table:table-cell table:formula="of:=[.D694]-[.$F$9]" office:value-type="float" office:value="2.854" calcext:value-type="float">
            <text:p>2.854</text:p>
          </table:table-cell>
          <table:table-cell office:value-type="float" office:value="5740" calcext:value-type="float">
            <text:p>5740</text:p>
          </table:table-cell>
          <table:table-cell table:formula="of:=[.$S$5]+[.H694]*[.$T$5]+[.I694]*[.$U$5]+[.J694]*[.$V$5]+[.K694]*[.$W$5]" office:value-type="float" office:value="5740" calcext:value-type="float">
            <text:p>5740</text:p>
          </table:table-cell>
          <table:table-cell table:formula="of:=[.L694]-[.M694]" office:value-type="float" office:value="0" calcext:value-type="float">
            <text:p>0</text:p>
          </table:table-cell>
          <table:table-cell table:formula="of:=[.N694]*[.N6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695]-[.$F$3]" office:value-type="float" office:value="2.587" calcext:value-type="float">
            <text:p>2.587</text:p>
          </table:table-cell>
          <table:table-cell table:formula="of:=[.B695]-[.$F$5]" office:value-type="float" office:value="0.996" calcext:value-type="float">
            <text:p>0.996</text:p>
          </table:table-cell>
          <table:table-cell table:formula="of:=[.C695]-[.$F$7]" office:value-type="float" office:value="-1.571" calcext:value-type="float">
            <text:p>-1.571</text:p>
          </table:table-cell>
          <table:table-cell table:formula="of:=[.D695]-[.$F$9]" office:value-type="float" office:value="-2.146" calcext:value-type="float">
            <text:p>-2.146</text:p>
          </table:table-cell>
          <table:table-cell office:value-type="float" office:value="5560" calcext:value-type="float">
            <text:p>5560</text:p>
          </table:table-cell>
          <table:table-cell table:formula="of:=[.$S$5]+[.H695]*[.$T$5]+[.I695]*[.$U$5]+[.J695]*[.$V$5]+[.K695]*[.$W$5]" office:value-type="float" office:value="5560" calcext:value-type="float">
            <text:p>5560</text:p>
          </table:table-cell>
          <table:table-cell table:formula="of:=[.L695]-[.M695]" office:value-type="float" office:value="0" calcext:value-type="float">
            <text:p>0</text:p>
          </table:table-cell>
          <table:table-cell table:formula="of:=[.N695]*[.N6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696]-[.$F$3]" office:value-type="float" office:value="3.587" calcext:value-type="float">
            <text:p>3.587</text:p>
          </table:table-cell>
          <table:table-cell table:formula="of:=[.B696]-[.$F$5]" office:value-type="float" office:value="-0.00399999999999956" calcext:value-type="float">
            <text:p>-0.004</text:p>
          </table:table-cell>
          <table:table-cell table:formula="of:=[.C696]-[.$F$7]" office:value-type="float" office:value="0.429" calcext:value-type="float">
            <text:p>0.429</text:p>
          </table:table-cell>
          <table:table-cell table:formula="of:=[.D696]-[.$F$9]" office:value-type="float" office:value="-1.146" calcext:value-type="float">
            <text:p>-1.146</text:p>
          </table:table-cell>
          <table:table-cell office:value-type="float" office:value="5590" calcext:value-type="float">
            <text:p>5590</text:p>
          </table:table-cell>
          <table:table-cell table:formula="of:=[.$S$5]+[.H696]*[.$T$5]+[.I696]*[.$U$5]+[.J696]*[.$V$5]+[.K696]*[.$W$5]" office:value-type="float" office:value="5590" calcext:value-type="float">
            <text:p>5590</text:p>
          </table:table-cell>
          <table:table-cell table:formula="of:=[.L696]-[.M696]" office:value-type="float" office:value="0" calcext:value-type="float">
            <text:p>0</text:p>
          </table:table-cell>
          <table:table-cell table:formula="of:=[.N696]*[.N6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697]-[.$F$3]" office:value-type="float" office:value="3.587" calcext:value-type="float">
            <text:p>3.587</text:p>
          </table:table-cell>
          <table:table-cell table:formula="of:=[.B697]-[.$F$5]" office:value-type="float" office:value="-1.004" calcext:value-type="float">
            <text:p>-1.004</text:p>
          </table:table-cell>
          <table:table-cell table:formula="of:=[.C697]-[.$F$7]" office:value-type="float" office:value="-2.571" calcext:value-type="float">
            <text:p>-2.571</text:p>
          </table:table-cell>
          <table:table-cell table:formula="of:=[.D697]-[.$F$9]" office:value-type="float" office:value="-2.146" calcext:value-type="float">
            <text:p>-2.146</text:p>
          </table:table-cell>
          <table:table-cell office:value-type="float" office:value="5590" calcext:value-type="float">
            <text:p>5590</text:p>
          </table:table-cell>
          <table:table-cell table:formula="of:=[.$S$5]+[.H697]*[.$T$5]+[.I697]*[.$U$5]+[.J697]*[.$V$5]+[.K697]*[.$W$5]" office:value-type="float" office:value="5590" calcext:value-type="float">
            <text:p>5590</text:p>
          </table:table-cell>
          <table:table-cell table:formula="of:=[.L697]-[.M697]" office:value-type="float" office:value="0" calcext:value-type="float">
            <text:p>0</text:p>
          </table:table-cell>
          <table:table-cell table:formula="of:=[.N697]*[.N6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698]-[.$F$3]" office:value-type="float" office:value="-6.413" calcext:value-type="float">
            <text:p>-6.413</text:p>
          </table:table-cell>
          <table:table-cell table:formula="of:=[.B698]-[.$F$5]" office:value-type="float" office:value="-0.00399999999999956" calcext:value-type="float">
            <text:p>-0.004</text:p>
          </table:table-cell>
          <table:table-cell table:formula="of:=[.C698]-[.$F$7]" office:value-type="float" office:value="1.429" calcext:value-type="float">
            <text:p>1.429</text:p>
          </table:table-cell>
          <table:table-cell table:formula="of:=[.D698]-[.$F$9]" office:value-type="float" office:value="1.854" calcext:value-type="float">
            <text:p>1.854</text:p>
          </table:table-cell>
          <table:table-cell office:value-type="float" office:value="5290" calcext:value-type="float">
            <text:p>5290</text:p>
          </table:table-cell>
          <table:table-cell table:formula="of:=[.$S$5]+[.H698]*[.$T$5]+[.I698]*[.$U$5]+[.J698]*[.$V$5]+[.K698]*[.$W$5]" office:value-type="float" office:value="5290" calcext:value-type="float">
            <text:p>5290</text:p>
          </table:table-cell>
          <table:table-cell table:formula="of:=[.L698]-[.M698]" office:value-type="float" office:value="0" calcext:value-type="float">
            <text:p>0</text:p>
          </table:table-cell>
          <table:table-cell table:formula="of:=[.N698]*[.N6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699]-[.$F$3]" office:value-type="float" office:value="2.587" calcext:value-type="float">
            <text:p>2.587</text:p>
          </table:table-cell>
          <table:table-cell table:formula="of:=[.B699]-[.$F$5]" office:value-type="float" office:value="0.996" calcext:value-type="float">
            <text:p>0.996</text:p>
          </table:table-cell>
          <table:table-cell table:formula="of:=[.C699]-[.$F$7]" office:value-type="float" office:value="-0.571" calcext:value-type="float">
            <text:p>-0.571</text:p>
          </table:table-cell>
          <table:table-cell table:formula="of:=[.D699]-[.$F$9]" office:value-type="float" office:value="-1.146" calcext:value-type="float">
            <text:p>-1.146</text:p>
          </table:table-cell>
          <table:table-cell office:value-type="float" office:value="5560" calcext:value-type="float">
            <text:p>5560</text:p>
          </table:table-cell>
          <table:table-cell table:formula="of:=[.$S$5]+[.H699]*[.$T$5]+[.I699]*[.$U$5]+[.J699]*[.$V$5]+[.K699]*[.$W$5]" office:value-type="float" office:value="5560" calcext:value-type="float">
            <text:p>5560</text:p>
          </table:table-cell>
          <table:table-cell table:formula="of:=[.L699]-[.M699]" office:value-type="float" office:value="0" calcext:value-type="float">
            <text:p>0</text:p>
          </table:table-cell>
          <table:table-cell table:formula="of:=[.N699]*[.N6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700]-[.$F$3]" office:value-type="float" office:value="9.587" calcext:value-type="float">
            <text:p>9.587</text:p>
          </table:table-cell>
          <table:table-cell table:formula="of:=[.B700]-[.$F$5]" office:value-type="float" office:value="0.996" calcext:value-type="float">
            <text:p>0.996</text:p>
          </table:table-cell>
          <table:table-cell table:formula="of:=[.C700]-[.$F$7]" office:value-type="float" office:value="-0.571" calcext:value-type="float">
            <text:p>-0.571</text:p>
          </table:table-cell>
          <table:table-cell table:formula="of:=[.D700]-[.$F$9]" office:value-type="float" office:value="3.854" calcext:value-type="float">
            <text:p>3.854</text:p>
          </table:table-cell>
          <table:table-cell office:value-type="float" office:value="5770" calcext:value-type="float">
            <text:p>5770</text:p>
          </table:table-cell>
          <table:table-cell table:formula="of:=[.$S$5]+[.H700]*[.$T$5]+[.I700]*[.$U$5]+[.J700]*[.$V$5]+[.K700]*[.$W$5]" office:value-type="float" office:value="5770" calcext:value-type="float">
            <text:p>5770</text:p>
          </table:table-cell>
          <table:table-cell table:formula="of:=[.L700]-[.M700]" office:value-type="float" office:value="0" calcext:value-type="float">
            <text:p>0</text:p>
          </table:table-cell>
          <table:table-cell table:formula="of:=[.N700]*[.N7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701]-[.$F$3]" office:value-type="float" office:value="9.587" calcext:value-type="float">
            <text:p>9.587</text:p>
          </table:table-cell>
          <table:table-cell table:formula="of:=[.B701]-[.$F$5]" office:value-type="float" office:value="-2.004" calcext:value-type="float">
            <text:p>-2.004</text:p>
          </table:table-cell>
          <table:table-cell table:formula="of:=[.C701]-[.$F$7]" office:value-type="float" office:value="3.429" calcext:value-type="float">
            <text:p>3.429</text:p>
          </table:table-cell>
          <table:table-cell table:formula="of:=[.D701]-[.$F$9]" office:value-type="float" office:value="-3.146" calcext:value-type="float">
            <text:p>-3.146</text:p>
          </table:table-cell>
          <table:table-cell office:value-type="float" office:value="5770" calcext:value-type="float">
            <text:p>5770</text:p>
          </table:table-cell>
          <table:table-cell table:formula="of:=[.$S$5]+[.H701]*[.$T$5]+[.I701]*[.$U$5]+[.J701]*[.$V$5]+[.K701]*[.$W$5]" office:value-type="float" office:value="5770" calcext:value-type="float">
            <text:p>5770</text:p>
          </table:table-cell>
          <table:table-cell table:formula="of:=[.L701]-[.M701]" office:value-type="float" office:value="0" calcext:value-type="float">
            <text:p>0</text:p>
          </table:table-cell>
          <table:table-cell table:formula="of:=[.N701]*[.N7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02]-[.$F$3]" office:value-type="float" office:value="2.587" calcext:value-type="float">
            <text:p>2.587</text:p>
          </table:table-cell>
          <table:table-cell table:formula="of:=[.B702]-[.$F$5]" office:value-type="float" office:value="-2.004" calcext:value-type="float">
            <text:p>-2.004</text:p>
          </table:table-cell>
          <table:table-cell table:formula="of:=[.C702]-[.$F$7]" office:value-type="float" office:value="0.429" calcext:value-type="float">
            <text:p>0.429</text:p>
          </table:table-cell>
          <table:table-cell table:formula="of:=[.D702]-[.$F$9]" office:value-type="float" office:value="-5.146" calcext:value-type="float">
            <text:p>-5.146</text:p>
          </table:table-cell>
          <table:table-cell office:value-type="float" office:value="5560" calcext:value-type="float">
            <text:p>5560</text:p>
          </table:table-cell>
          <table:table-cell table:formula="of:=[.$S$5]+[.H702]*[.$T$5]+[.I702]*[.$U$5]+[.J702]*[.$V$5]+[.K702]*[.$W$5]" office:value-type="float" office:value="5560" calcext:value-type="float">
            <text:p>5560</text:p>
          </table:table-cell>
          <table:table-cell table:formula="of:=[.L702]-[.M702]" office:value-type="float" office:value="0" calcext:value-type="float">
            <text:p>0</text:p>
          </table:table-cell>
          <table:table-cell table:formula="of:=[.N702]*[.N70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703]-[.$F$3]" office:value-type="float" office:value="12.587" calcext:value-type="float">
            <text:p>12.587</text:p>
          </table:table-cell>
          <table:table-cell table:formula="of:=[.B703]-[.$F$5]" office:value-type="float" office:value="1.996" calcext:value-type="float">
            <text:p>1.996</text:p>
          </table:table-cell>
          <table:table-cell table:formula="of:=[.C703]-[.$F$7]" office:value-type="float" office:value="-3.571" calcext:value-type="float">
            <text:p>-3.571</text:p>
          </table:table-cell>
          <table:table-cell table:formula="of:=[.D703]-[.$F$9]" office:value-type="float" office:value="-1.146" calcext:value-type="float">
            <text:p>-1.146</text:p>
          </table:table-cell>
          <table:table-cell office:value-type="float" office:value="5860" calcext:value-type="float">
            <text:p>5860</text:p>
          </table:table-cell>
          <table:table-cell table:formula="of:=[.$S$5]+[.H703]*[.$T$5]+[.I703]*[.$U$5]+[.J703]*[.$V$5]+[.K703]*[.$W$5]" office:value-type="float" office:value="5860" calcext:value-type="float">
            <text:p>5860</text:p>
          </table:table-cell>
          <table:table-cell table:formula="of:=[.L703]-[.M703]" office:value-type="float" office:value="0" calcext:value-type="float">
            <text:p>0</text:p>
          </table:table-cell>
          <table:table-cell table:formula="of:=[.N703]*[.N7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04]-[.$F$3]" office:value-type="float" office:value="-7.413" calcext:value-type="float">
            <text:p>-7.413</text:p>
          </table:table-cell>
          <table:table-cell table:formula="of:=[.B704]-[.$F$5]" office:value-type="float" office:value="1.996" calcext:value-type="float">
            <text:p>1.996</text:p>
          </table:table-cell>
          <table:table-cell table:formula="of:=[.C704]-[.$F$7]" office:value-type="float" office:value="-0.571" calcext:value-type="float">
            <text:p>-0.571</text:p>
          </table:table-cell>
          <table:table-cell table:formula="of:=[.D704]-[.$F$9]" office:value-type="float" office:value="2.854" calcext:value-type="float">
            <text:p>2.854</text:p>
          </table:table-cell>
          <table:table-cell office:value-type="float" office:value="5260" calcext:value-type="float">
            <text:p>5260</text:p>
          </table:table-cell>
          <table:table-cell table:formula="of:=[.$S$5]+[.H704]*[.$T$5]+[.I704]*[.$U$5]+[.J704]*[.$V$5]+[.K704]*[.$W$5]" office:value-type="float" office:value="5260" calcext:value-type="float">
            <text:p>5260</text:p>
          </table:table-cell>
          <table:table-cell table:formula="of:=[.L704]-[.M704]" office:value-type="float" office:value="0" calcext:value-type="float">
            <text:p>0</text:p>
          </table:table-cell>
          <table:table-cell table:formula="of:=[.N704]*[.N70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705]-[.$F$3]" office:value-type="float" office:value="-7.413" calcext:value-type="float">
            <text:p>-7.413</text:p>
          </table:table-cell>
          <table:table-cell table:formula="of:=[.B705]-[.$F$5]" office:value-type="float" office:value="-3.004" calcext:value-type="float">
            <text:p>-3.004</text:p>
          </table:table-cell>
          <table:table-cell table:formula="of:=[.C705]-[.$F$7]" office:value-type="float" office:value="-1.571" calcext:value-type="float">
            <text:p>-1.571</text:p>
          </table:table-cell>
          <table:table-cell table:formula="of:=[.D705]-[.$F$9]" office:value-type="float" office:value="1.854" calcext:value-type="float">
            <text:p>1.854</text:p>
          </table:table-cell>
          <table:table-cell office:value-type="float" office:value="5260" calcext:value-type="float">
            <text:p>5260</text:p>
          </table:table-cell>
          <table:table-cell table:formula="of:=[.$S$5]+[.H705]*[.$T$5]+[.I705]*[.$U$5]+[.J705]*[.$V$5]+[.K705]*[.$W$5]" office:value-type="float" office:value="5260" calcext:value-type="float">
            <text:p>5260</text:p>
          </table:table-cell>
          <table:table-cell table:formula="of:=[.L705]-[.M705]" office:value-type="float" office:value="0" calcext:value-type="float">
            <text:p>0</text:p>
          </table:table-cell>
          <table:table-cell table:formula="of:=[.N705]*[.N7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706]-[.$F$3]" office:value-type="float" office:value="-7.413" calcext:value-type="float">
            <text:p>-7.413</text:p>
          </table:table-cell>
          <table:table-cell table:formula="of:=[.B706]-[.$F$5]" office:value-type="float" office:value="-0.00399999999999956" calcext:value-type="float">
            <text:p>-0.004</text:p>
          </table:table-cell>
          <table:table-cell table:formula="of:=[.C706]-[.$F$7]" office:value-type="float" office:value="1.429" calcext:value-type="float">
            <text:p>1.429</text:p>
          </table:table-cell>
          <table:table-cell table:formula="of:=[.D706]-[.$F$9]" office:value-type="float" office:value="3.854" calcext:value-type="float">
            <text:p>3.854</text:p>
          </table:table-cell>
          <table:table-cell office:value-type="float" office:value="5260" calcext:value-type="float">
            <text:p>5260</text:p>
          </table:table-cell>
          <table:table-cell table:formula="of:=[.$S$5]+[.H706]*[.$T$5]+[.I706]*[.$U$5]+[.J706]*[.$V$5]+[.K706]*[.$W$5]" office:value-type="float" office:value="5260" calcext:value-type="float">
            <text:p>5260</text:p>
          </table:table-cell>
          <table:table-cell table:formula="of:=[.L706]-[.M706]" office:value-type="float" office:value="0" calcext:value-type="float">
            <text:p>0</text:p>
          </table:table-cell>
          <table:table-cell table:formula="of:=[.N706]*[.N70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707]-[.$F$3]" office:value-type="float" office:value="-11.413" calcext:value-type="float">
            <text:p>-11.413</text:p>
          </table:table-cell>
          <table:table-cell table:formula="of:=[.B707]-[.$F$5]" office:value-type="float" office:value="-0.00399999999999956" calcext:value-type="float">
            <text:p>-0.004</text:p>
          </table:table-cell>
          <table:table-cell table:formula="of:=[.C707]-[.$F$7]" office:value-type="float" office:value="0.429" calcext:value-type="float">
            <text:p>0.429</text:p>
          </table:table-cell>
          <table:table-cell table:formula="of:=[.D707]-[.$F$9]" office:value-type="float" office:value="-2.146" calcext:value-type="float">
            <text:p>-2.146</text:p>
          </table:table-cell>
          <table:table-cell office:value-type="float" office:value="5140" calcext:value-type="float">
            <text:p>5140</text:p>
          </table:table-cell>
          <table:table-cell table:formula="of:=[.$S$5]+[.H707]*[.$T$5]+[.I707]*[.$U$5]+[.J707]*[.$V$5]+[.K707]*[.$W$5]" office:value-type="float" office:value="5140" calcext:value-type="float">
            <text:p>5140</text:p>
          </table:table-cell>
          <table:table-cell table:formula="of:=[.L707]-[.M707]" office:value-type="float" office:value="0" calcext:value-type="float">
            <text:p>0</text:p>
          </table:table-cell>
          <table:table-cell table:formula="of:=[.N707]*[.N7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708]-[.$F$3]" office:value-type="float" office:value="3.587" calcext:value-type="float">
            <text:p>3.587</text:p>
          </table:table-cell>
          <table:table-cell table:formula="of:=[.B708]-[.$F$5]" office:value-type="float" office:value="-2.004" calcext:value-type="float">
            <text:p>-2.004</text:p>
          </table:table-cell>
          <table:table-cell table:formula="of:=[.C708]-[.$F$7]" office:value-type="float" office:value="0.429" calcext:value-type="float">
            <text:p>0.429</text:p>
          </table:table-cell>
          <table:table-cell table:formula="of:=[.D708]-[.$F$9]" office:value-type="float" office:value="-3.146" calcext:value-type="float">
            <text:p>-3.146</text:p>
          </table:table-cell>
          <table:table-cell office:value-type="float" office:value="5590" calcext:value-type="float">
            <text:p>5590</text:p>
          </table:table-cell>
          <table:table-cell table:formula="of:=[.$S$5]+[.H708]*[.$T$5]+[.I708]*[.$U$5]+[.J708]*[.$V$5]+[.K708]*[.$W$5]" office:value-type="float" office:value="5590" calcext:value-type="float">
            <text:p>5590</text:p>
          </table:table-cell>
          <table:table-cell table:formula="of:=[.L708]-[.M708]" office:value-type="float" office:value="0" calcext:value-type="float">
            <text:p>0</text:p>
          </table:table-cell>
          <table:table-cell table:formula="of:=[.N708]*[.N70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709]-[.$F$3]" office:value-type="float" office:value="3.587" calcext:value-type="float">
            <text:p>3.587</text:p>
          </table:table-cell>
          <table:table-cell table:formula="of:=[.B709]-[.$F$5]" office:value-type="float" office:value="-1.004" calcext:value-type="float">
            <text:p>-1.004</text:p>
          </table:table-cell>
          <table:table-cell table:formula="of:=[.C709]-[.$F$7]" office:value-type="float" office:value="-1.571" calcext:value-type="float">
            <text:p>-1.571</text:p>
          </table:table-cell>
          <table:table-cell table:formula="of:=[.D709]-[.$F$9]" office:value-type="float" office:value="-3.146" calcext:value-type="float">
            <text:p>-3.146</text:p>
          </table:table-cell>
          <table:table-cell office:value-type="float" office:value="5590" calcext:value-type="float">
            <text:p>5590</text:p>
          </table:table-cell>
          <table:table-cell table:formula="of:=[.$S$5]+[.H709]*[.$T$5]+[.I709]*[.$U$5]+[.J709]*[.$V$5]+[.K709]*[.$W$5]" office:value-type="float" office:value="5590" calcext:value-type="float">
            <text:p>5590</text:p>
          </table:table-cell>
          <table:table-cell table:formula="of:=[.L709]-[.M709]" office:value-type="float" office:value="0" calcext:value-type="float">
            <text:p>0</text:p>
          </table:table-cell>
          <table:table-cell table:formula="of:=[.N709]*[.N7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10]-[.$F$3]" office:value-type="float" office:value="-18.413" calcext:value-type="float">
            <text:p>-18.413</text:p>
          </table:table-cell>
          <table:table-cell table:formula="of:=[.B710]-[.$F$5]" office:value-type="float" office:value="-1.004" calcext:value-type="float">
            <text:p>-1.004</text:p>
          </table:table-cell>
          <table:table-cell table:formula="of:=[.C710]-[.$F$7]" office:value-type="float" office:value="3.429" calcext:value-type="float">
            <text:p>3.429</text:p>
          </table:table-cell>
          <table:table-cell table:formula="of:=[.D710]-[.$F$9]" office:value-type="float" office:value="-4.146" calcext:value-type="float">
            <text:p>-4.146</text:p>
          </table:table-cell>
          <table:table-cell office:value-type="float" office:value="4930" calcext:value-type="float">
            <text:p>4930</text:p>
          </table:table-cell>
          <table:table-cell table:formula="of:=[.$S$5]+[.H710]*[.$T$5]+[.I710]*[.$U$5]+[.J710]*[.$V$5]+[.K710]*[.$W$5]" office:value-type="float" office:value="4930" calcext:value-type="float">
            <text:p>4930</text:p>
          </table:table-cell>
          <table:table-cell table:formula="of:=[.L710]-[.M710]" office:value-type="float" office:value="0" calcext:value-type="float">
            <text:p>0</text:p>
          </table:table-cell>
          <table:table-cell table:formula="of:=[.N710]*[.N7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711]-[.$F$3]" office:value-type="float" office:value="14.587" calcext:value-type="float">
            <text:p>14.587</text:p>
          </table:table-cell>
          <table:table-cell table:formula="of:=[.B711]-[.$F$5]" office:value-type="float" office:value="1.996" calcext:value-type="float">
            <text:p>1.996</text:p>
          </table:table-cell>
          <table:table-cell table:formula="of:=[.C711]-[.$F$7]" office:value-type="float" office:value="0.429" calcext:value-type="float">
            <text:p>0.429</text:p>
          </table:table-cell>
          <table:table-cell table:formula="of:=[.D711]-[.$F$9]" office:value-type="float" office:value="0.854" calcext:value-type="float">
            <text:p>0.854</text:p>
          </table:table-cell>
          <table:table-cell office:value-type="float" office:value="5920" calcext:value-type="float">
            <text:p>5920</text:p>
          </table:table-cell>
          <table:table-cell table:formula="of:=[.$S$5]+[.H711]*[.$T$5]+[.I711]*[.$U$5]+[.J711]*[.$V$5]+[.K711]*[.$W$5]" office:value-type="float" office:value="5920" calcext:value-type="float">
            <text:p>5920</text:p>
          </table:table-cell>
          <table:table-cell table:formula="of:=[.L711]-[.M711]" office:value-type="float" office:value="0" calcext:value-type="float">
            <text:p>0</text:p>
          </table:table-cell>
          <table:table-cell table:formula="of:=[.N711]*[.N7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12]-[.$F$3]" office:value-type="float" office:value="-14.413" calcext:value-type="float">
            <text:p>-14.413</text:p>
          </table:table-cell>
          <table:table-cell table:formula="of:=[.B712]-[.$F$5]" office:value-type="float" office:value="-0.00399999999999956" calcext:value-type="float">
            <text:p>-0.004</text:p>
          </table:table-cell>
          <table:table-cell table:formula="of:=[.C712]-[.$F$7]" office:value-type="float" office:value="2.429" calcext:value-type="float">
            <text:p>2.429</text:p>
          </table:table-cell>
          <table:table-cell table:formula="of:=[.D712]-[.$F$9]" office:value-type="float" office:value="-5.146" calcext:value-type="float">
            <text:p>-5.146</text:p>
          </table:table-cell>
          <table:table-cell office:value-type="float" office:value="5050" calcext:value-type="float">
            <text:p>5050</text:p>
          </table:table-cell>
          <table:table-cell table:formula="of:=[.$S$5]+[.H712]*[.$T$5]+[.I712]*[.$U$5]+[.J712]*[.$V$5]+[.K712]*[.$W$5]" office:value-type="float" office:value="5050" calcext:value-type="float">
            <text:p>5050</text:p>
          </table:table-cell>
          <table:table-cell table:formula="of:=[.L712]-[.M712]" office:value-type="float" office:value="0" calcext:value-type="float">
            <text:p>0</text:p>
          </table:table-cell>
          <table:table-cell table:formula="of:=[.N712]*[.N7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713]-[.$F$3]" office:value-type="float" office:value="-5.413" calcext:value-type="float">
            <text:p>-5.413</text:p>
          </table:table-cell>
          <table:table-cell table:formula="of:=[.B713]-[.$F$5]" office:value-type="float" office:value="-1.004" calcext:value-type="float">
            <text:p>-1.004</text:p>
          </table:table-cell>
          <table:table-cell table:formula="of:=[.C713]-[.$F$7]" office:value-type="float" office:value="1.429" calcext:value-type="float">
            <text:p>1.429</text:p>
          </table:table-cell>
          <table:table-cell table:formula="of:=[.D713]-[.$F$9]" office:value-type="float" office:value="2.854" calcext:value-type="float">
            <text:p>2.854</text:p>
          </table:table-cell>
          <table:table-cell office:value-type="float" office:value="5320" calcext:value-type="float">
            <text:p>5320</text:p>
          </table:table-cell>
          <table:table-cell table:formula="of:=[.$S$5]+[.H713]*[.$T$5]+[.I713]*[.$U$5]+[.J713]*[.$V$5]+[.K713]*[.$W$5]" office:value-type="float" office:value="5320" calcext:value-type="float">
            <text:p>5320</text:p>
          </table:table-cell>
          <table:table-cell table:formula="of:=[.L713]-[.M713]" office:value-type="float" office:value="0" calcext:value-type="float">
            <text:p>0</text:p>
          </table:table-cell>
          <table:table-cell table:formula="of:=[.N713]*[.N7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714]-[.$F$3]" office:value-type="float" office:value="-7.413" calcext:value-type="float">
            <text:p>-7.413</text:p>
          </table:table-cell>
          <table:table-cell table:formula="of:=[.B714]-[.$F$5]" office:value-type="float" office:value="0.996" calcext:value-type="float">
            <text:p>0.996</text:p>
          </table:table-cell>
          <table:table-cell table:formula="of:=[.C714]-[.$F$7]" office:value-type="float" office:value="-0.571" calcext:value-type="float">
            <text:p>-0.571</text:p>
          </table:table-cell>
          <table:table-cell table:formula="of:=[.D714]-[.$F$9]" office:value-type="float" office:value="-3.146" calcext:value-type="float">
            <text:p>-3.146</text:p>
          </table:table-cell>
          <table:table-cell office:value-type="float" office:value="5260" calcext:value-type="float">
            <text:p>5260</text:p>
          </table:table-cell>
          <table:table-cell table:formula="of:=[.$S$5]+[.H714]*[.$T$5]+[.I714]*[.$U$5]+[.J714]*[.$V$5]+[.K714]*[.$W$5]" office:value-type="float" office:value="5260" calcext:value-type="float">
            <text:p>5260</text:p>
          </table:table-cell>
          <table:table-cell table:formula="of:=[.L714]-[.M714]" office:value-type="float" office:value="0" calcext:value-type="float">
            <text:p>0</text:p>
          </table:table-cell>
          <table:table-cell table:formula="of:=[.N714]*[.N7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715]-[.$F$3]" office:value-type="float" office:value="12.587" calcext:value-type="float">
            <text:p>12.587</text:p>
          </table:table-cell>
          <table:table-cell table:formula="of:=[.B715]-[.$F$5]" office:value-type="float" office:value="2.996" calcext:value-type="float">
            <text:p>2.996</text:p>
          </table:table-cell>
          <table:table-cell table:formula="of:=[.C715]-[.$F$7]" office:value-type="float" office:value="0.429" calcext:value-type="float">
            <text:p>0.429</text:p>
          </table:table-cell>
          <table:table-cell table:formula="of:=[.D715]-[.$F$9]" office:value-type="float" office:value="-1.146" calcext:value-type="float">
            <text:p>-1.146</text:p>
          </table:table-cell>
          <table:table-cell office:value-type="float" office:value="5860" calcext:value-type="float">
            <text:p>5860</text:p>
          </table:table-cell>
          <table:table-cell table:formula="of:=[.$S$5]+[.H715]*[.$T$5]+[.I715]*[.$U$5]+[.J715]*[.$V$5]+[.K715]*[.$W$5]" office:value-type="float" office:value="5860" calcext:value-type="float">
            <text:p>5860</text:p>
          </table:table-cell>
          <table:table-cell table:formula="of:=[.L715]-[.M715]" office:value-type="float" office:value="0" calcext:value-type="float">
            <text:p>0</text:p>
          </table:table-cell>
          <table:table-cell table:formula="of:=[.N715]*[.N7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716]-[.$F$3]" office:value-type="float" office:value="-2.413" calcext:value-type="float">
            <text:p>-2.413</text:p>
          </table:table-cell>
          <table:table-cell table:formula="of:=[.B716]-[.$F$5]" office:value-type="float" office:value="1.996" calcext:value-type="float">
            <text:p>1.996</text:p>
          </table:table-cell>
          <table:table-cell table:formula="of:=[.C716]-[.$F$7]" office:value-type="float" office:value="2.429" calcext:value-type="float">
            <text:p>2.429</text:p>
          </table:table-cell>
          <table:table-cell table:formula="of:=[.D716]-[.$F$9]" office:value-type="float" office:value="-2.146" calcext:value-type="float">
            <text:p>-2.146</text:p>
          </table:table-cell>
          <table:table-cell office:value-type="float" office:value="5410" calcext:value-type="float">
            <text:p>5410</text:p>
          </table:table-cell>
          <table:table-cell table:formula="of:=[.$S$5]+[.H716]*[.$T$5]+[.I716]*[.$U$5]+[.J716]*[.$V$5]+[.K716]*[.$W$5]" office:value-type="float" office:value="5410" calcext:value-type="float">
            <text:p>5410</text:p>
          </table:table-cell>
          <table:table-cell table:formula="of:=[.L716]-[.M716]" office:value-type="float" office:value="0" calcext:value-type="float">
            <text:p>0</text:p>
          </table:table-cell>
          <table:table-cell table:formula="of:=[.N716]*[.N7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717]-[.$F$3]" office:value-type="float" office:value="9.587" calcext:value-type="float">
            <text:p>9.587</text:p>
          </table:table-cell>
          <table:table-cell table:formula="of:=[.B717]-[.$F$5]" office:value-type="float" office:value="-2.004" calcext:value-type="float">
            <text:p>-2.004</text:p>
          </table:table-cell>
          <table:table-cell table:formula="of:=[.C717]-[.$F$7]" office:value-type="float" office:value="0.429" calcext:value-type="float">
            <text:p>0.429</text:p>
          </table:table-cell>
          <table:table-cell table:formula="of:=[.D717]-[.$F$9]" office:value-type="float" office:value="-3.146" calcext:value-type="float">
            <text:p>-3.146</text:p>
          </table:table-cell>
          <table:table-cell office:value-type="float" office:value="5770" calcext:value-type="float">
            <text:p>5770</text:p>
          </table:table-cell>
          <table:table-cell table:formula="of:=[.$S$5]+[.H717]*[.$T$5]+[.I717]*[.$U$5]+[.J717]*[.$V$5]+[.K717]*[.$W$5]" office:value-type="float" office:value="5770" calcext:value-type="float">
            <text:p>5770</text:p>
          </table:table-cell>
          <table:table-cell table:formula="of:=[.L717]-[.M717]" office:value-type="float" office:value="0" calcext:value-type="float">
            <text:p>0</text:p>
          </table:table-cell>
          <table:table-cell table:formula="of:=[.N717]*[.N7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718]-[.$F$3]" office:value-type="float" office:value="5.587" calcext:value-type="float">
            <text:p>5.587</text:p>
          </table:table-cell>
          <table:table-cell table:formula="of:=[.B718]-[.$F$5]" office:value-type="float" office:value="-1.004" calcext:value-type="float">
            <text:p>-1.004</text:p>
          </table:table-cell>
          <table:table-cell table:formula="of:=[.C718]-[.$F$7]" office:value-type="float" office:value="0.429" calcext:value-type="float">
            <text:p>0.429</text:p>
          </table:table-cell>
          <table:table-cell table:formula="of:=[.D718]-[.$F$9]" office:value-type="float" office:value="0.854" calcext:value-type="float">
            <text:p>0.854</text:p>
          </table:table-cell>
          <table:table-cell office:value-type="float" office:value="5650" calcext:value-type="float">
            <text:p>5650</text:p>
          </table:table-cell>
          <table:table-cell table:formula="of:=[.$S$5]+[.H718]*[.$T$5]+[.I718]*[.$U$5]+[.J718]*[.$V$5]+[.K718]*[.$W$5]" office:value-type="float" office:value="5650" calcext:value-type="float">
            <text:p>5650</text:p>
          </table:table-cell>
          <table:table-cell table:formula="of:=[.L718]-[.M718]" office:value-type="float" office:value="0" calcext:value-type="float">
            <text:p>0</text:p>
          </table:table-cell>
          <table:table-cell table:formula="of:=[.N718]*[.N7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19]-[.$F$3]" office:value-type="float" office:value="-19.413" calcext:value-type="float">
            <text:p>-19.413</text:p>
          </table:table-cell>
          <table:table-cell table:formula="of:=[.B719]-[.$F$5]" office:value-type="float" office:value="-0.00399999999999956" calcext:value-type="float">
            <text:p>-0.004</text:p>
          </table:table-cell>
          <table:table-cell table:formula="of:=[.C719]-[.$F$7]" office:value-type="float" office:value="2.429" calcext:value-type="float">
            <text:p>2.429</text:p>
          </table:table-cell>
          <table:table-cell table:formula="of:=[.D719]-[.$F$9]" office:value-type="float" office:value="2.854" calcext:value-type="float">
            <text:p>2.854</text:p>
          </table:table-cell>
          <table:table-cell office:value-type="float" office:value="4900" calcext:value-type="float">
            <text:p>4900</text:p>
          </table:table-cell>
          <table:table-cell table:formula="of:=[.$S$5]+[.H719]*[.$T$5]+[.I719]*[.$U$5]+[.J719]*[.$V$5]+[.K719]*[.$W$5]" office:value-type="float" office:value="4900" calcext:value-type="float">
            <text:p>4900</text:p>
          </table:table-cell>
          <table:table-cell table:formula="of:=[.L719]-[.M719]" office:value-type="float" office:value="0" calcext:value-type="float">
            <text:p>0</text:p>
          </table:table-cell>
          <table:table-cell table:formula="of:=[.N719]*[.N7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720]-[.$F$3]" office:value-type="float" office:value="2.587" calcext:value-type="float">
            <text:p>2.587</text:p>
          </table:table-cell>
          <table:table-cell table:formula="of:=[.B720]-[.$F$5]" office:value-type="float" office:value="-1.004" calcext:value-type="float">
            <text:p>-1.004</text:p>
          </table:table-cell>
          <table:table-cell table:formula="of:=[.C720]-[.$F$7]" office:value-type="float" office:value="1.429" calcext:value-type="float">
            <text:p>1.429</text:p>
          </table:table-cell>
          <table:table-cell table:formula="of:=[.D720]-[.$F$9]" office:value-type="float" office:value="-1.146" calcext:value-type="float">
            <text:p>-1.146</text:p>
          </table:table-cell>
          <table:table-cell office:value-type="float" office:value="5560" calcext:value-type="float">
            <text:p>5560</text:p>
          </table:table-cell>
          <table:table-cell table:formula="of:=[.$S$5]+[.H720]*[.$T$5]+[.I720]*[.$U$5]+[.J720]*[.$V$5]+[.K720]*[.$W$5]" office:value-type="float" office:value="5560" calcext:value-type="float">
            <text:p>5560</text:p>
          </table:table-cell>
          <table:table-cell table:formula="of:=[.L720]-[.M720]" office:value-type="float" office:value="0" calcext:value-type="float">
            <text:p>0</text:p>
          </table:table-cell>
          <table:table-cell table:formula="of:=[.N720]*[.N7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721]-[.$F$3]" office:value-type="float" office:value="-7.413" calcext:value-type="float">
            <text:p>-7.413</text:p>
          </table:table-cell>
          <table:table-cell table:formula="of:=[.B721]-[.$F$5]" office:value-type="float" office:value="-1.004" calcext:value-type="float">
            <text:p>-1.004</text:p>
          </table:table-cell>
          <table:table-cell table:formula="of:=[.C721]-[.$F$7]" office:value-type="float" office:value="-0.571" calcext:value-type="float">
            <text:p>-0.571</text:p>
          </table:table-cell>
          <table:table-cell table:formula="of:=[.D721]-[.$F$9]" office:value-type="float" office:value="4.854" calcext:value-type="float">
            <text:p>4.854</text:p>
          </table:table-cell>
          <table:table-cell office:value-type="float" office:value="5260" calcext:value-type="float">
            <text:p>5260</text:p>
          </table:table-cell>
          <table:table-cell table:formula="of:=[.$S$5]+[.H721]*[.$T$5]+[.I721]*[.$U$5]+[.J721]*[.$V$5]+[.K721]*[.$W$5]" office:value-type="float" office:value="5260" calcext:value-type="float">
            <text:p>5260</text:p>
          </table:table-cell>
          <table:table-cell table:formula="of:=[.L721]-[.M721]" office:value-type="float" office:value="0" calcext:value-type="float">
            <text:p>0</text:p>
          </table:table-cell>
          <table:table-cell table:formula="of:=[.N721]*[.N7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722]-[.$F$3]" office:value-type="float" office:value="-6.413" calcext:value-type="float">
            <text:p>-6.413</text:p>
          </table:table-cell>
          <table:table-cell table:formula="of:=[.B722]-[.$F$5]" office:value-type="float" office:value="-3.004" calcext:value-type="float">
            <text:p>-3.004</text:p>
          </table:table-cell>
          <table:table-cell table:formula="of:=[.C722]-[.$F$7]" office:value-type="float" office:value="-0.571" calcext:value-type="float">
            <text:p>-0.571</text:p>
          </table:table-cell>
          <table:table-cell table:formula="of:=[.D722]-[.$F$9]" office:value-type="float" office:value="0.854" calcext:value-type="float">
            <text:p>0.854</text:p>
          </table:table-cell>
          <table:table-cell office:value-type="float" office:value="5290" calcext:value-type="float">
            <text:p>5290</text:p>
          </table:table-cell>
          <table:table-cell table:formula="of:=[.$S$5]+[.H722]*[.$T$5]+[.I722]*[.$U$5]+[.J722]*[.$V$5]+[.K722]*[.$W$5]" office:value-type="float" office:value="5290" calcext:value-type="float">
            <text:p>5290</text:p>
          </table:table-cell>
          <table:table-cell table:formula="of:=[.L722]-[.M722]" office:value-type="float" office:value="0" calcext:value-type="float">
            <text:p>0</text:p>
          </table:table-cell>
          <table:table-cell table:formula="of:=[.N722]*[.N7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723]-[.$F$3]" office:value-type="float" office:value="-11.413" calcext:value-type="float">
            <text:p>-11.413</text:p>
          </table:table-cell>
          <table:table-cell table:formula="of:=[.B723]-[.$F$5]" office:value-type="float" office:value="-1.004" calcext:value-type="float">
            <text:p>-1.004</text:p>
          </table:table-cell>
          <table:table-cell table:formula="of:=[.C723]-[.$F$7]" office:value-type="float" office:value="-2.571" calcext:value-type="float">
            <text:p>-2.571</text:p>
          </table:table-cell>
          <table:table-cell table:formula="of:=[.D723]-[.$F$9]" office:value-type="float" office:value="-2.146" calcext:value-type="float">
            <text:p>-2.146</text:p>
          </table:table-cell>
          <table:table-cell office:value-type="float" office:value="5140" calcext:value-type="float">
            <text:p>5140</text:p>
          </table:table-cell>
          <table:table-cell table:formula="of:=[.$S$5]+[.H723]*[.$T$5]+[.I723]*[.$U$5]+[.J723]*[.$V$5]+[.K723]*[.$W$5]" office:value-type="float" office:value="5140" calcext:value-type="float">
            <text:p>5140</text:p>
          </table:table-cell>
          <table:table-cell table:formula="of:=[.L723]-[.M723]" office:value-type="float" office:value="0" calcext:value-type="float">
            <text:p>0</text:p>
          </table:table-cell>
          <table:table-cell table:formula="of:=[.N723]*[.N7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24]-[.$F$3]" office:value-type="float" office:value="0.587000000000003" calcext:value-type="float">
            <text:p>0.587000000000003</text:p>
          </table:table-cell>
          <table:table-cell table:formula="of:=[.B724]-[.$F$5]" office:value-type="float" office:value="-0.00399999999999956" calcext:value-type="float">
            <text:p>-0.004</text:p>
          </table:table-cell>
          <table:table-cell table:formula="of:=[.C724]-[.$F$7]" office:value-type="float" office:value="-0.571" calcext:value-type="float">
            <text:p>-0.571</text:p>
          </table:table-cell>
          <table:table-cell table:formula="of:=[.D724]-[.$F$9]" office:value-type="float" office:value="-5.146" calcext:value-type="float">
            <text:p>-5.146</text:p>
          </table:table-cell>
          <table:table-cell office:value-type="float" office:value="5500" calcext:value-type="float">
            <text:p>5500</text:p>
          </table:table-cell>
          <table:table-cell table:formula="of:=[.$S$5]+[.H724]*[.$T$5]+[.I724]*[.$U$5]+[.J724]*[.$V$5]+[.K724]*[.$W$5]" office:value-type="float" office:value="5500" calcext:value-type="float">
            <text:p>5500</text:p>
          </table:table-cell>
          <table:table-cell table:formula="of:=[.L724]-[.M724]" office:value-type="float" office:value="0" calcext:value-type="float">
            <text:p>0</text:p>
          </table:table-cell>
          <table:table-cell table:formula="of:=[.N724]*[.N7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725]-[.$F$3]" office:value-type="float" office:value="-11.413" calcext:value-type="float">
            <text:p>-11.413</text:p>
          </table:table-cell>
          <table:table-cell table:formula="of:=[.B725]-[.$F$5]" office:value-type="float" office:value="0.996" calcext:value-type="float">
            <text:p>0.996</text:p>
          </table:table-cell>
          <table:table-cell table:formula="of:=[.C725]-[.$F$7]" office:value-type="float" office:value="-0.571" calcext:value-type="float">
            <text:p>-0.571</text:p>
          </table:table-cell>
          <table:table-cell table:formula="of:=[.D725]-[.$F$9]" office:value-type="float" office:value="-1.146" calcext:value-type="float">
            <text:p>-1.146</text:p>
          </table:table-cell>
          <table:table-cell office:value-type="float" office:value="5140" calcext:value-type="float">
            <text:p>5140</text:p>
          </table:table-cell>
          <table:table-cell table:formula="of:=[.$S$5]+[.H725]*[.$T$5]+[.I725]*[.$U$5]+[.J725]*[.$V$5]+[.K725]*[.$W$5]" office:value-type="float" office:value="5140" calcext:value-type="float">
            <text:p>5140</text:p>
          </table:table-cell>
          <table:table-cell table:formula="of:=[.L725]-[.M725]" office:value-type="float" office:value="0" calcext:value-type="float">
            <text:p>0</text:p>
          </table:table-cell>
          <table:table-cell table:formula="of:=[.N725]*[.N7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726]-[.$F$3]" office:value-type="float" office:value="9.587" calcext:value-type="float">
            <text:p>9.587</text:p>
          </table:table-cell>
          <table:table-cell table:formula="of:=[.B726]-[.$F$5]" office:value-type="float" office:value="-0.00399999999999956" calcext:value-type="float">
            <text:p>-0.004</text:p>
          </table:table-cell>
          <table:table-cell table:formula="of:=[.C726]-[.$F$7]" office:value-type="float" office:value="-1.571" calcext:value-type="float">
            <text:p>-1.571</text:p>
          </table:table-cell>
          <table:table-cell table:formula="of:=[.D726]-[.$F$9]" office:value-type="float" office:value="-1.146" calcext:value-type="float">
            <text:p>-1.146</text:p>
          </table:table-cell>
          <table:table-cell office:value-type="float" office:value="5770" calcext:value-type="float">
            <text:p>5770</text:p>
          </table:table-cell>
          <table:table-cell table:formula="of:=[.$S$5]+[.H726]*[.$T$5]+[.I726]*[.$U$5]+[.J726]*[.$V$5]+[.K726]*[.$W$5]" office:value-type="float" office:value="5770" calcext:value-type="float">
            <text:p>5770</text:p>
          </table:table-cell>
          <table:table-cell table:formula="of:=[.L726]-[.M726]" office:value-type="float" office:value="0" calcext:value-type="float">
            <text:p>0</text:p>
          </table:table-cell>
          <table:table-cell table:formula="of:=[.N726]*[.N7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727]-[.$F$3]" office:value-type="float" office:value="-24.413" calcext:value-type="float">
            <text:p>-24.413</text:p>
          </table:table-cell>
          <table:table-cell table:formula="of:=[.B727]-[.$F$5]" office:value-type="float" office:value="-1.004" calcext:value-type="float">
            <text:p>-1.004</text:p>
          </table:table-cell>
          <table:table-cell table:formula="of:=[.C727]-[.$F$7]" office:value-type="float" office:value="-1.571" calcext:value-type="float">
            <text:p>-1.571</text:p>
          </table:table-cell>
          <table:table-cell table:formula="of:=[.D727]-[.$F$9]" office:value-type="float" office:value="-0.146" calcext:value-type="float">
            <text:p>-0.146</text:p>
          </table:table-cell>
          <table:table-cell office:value-type="float" office:value="4750" calcext:value-type="float">
            <text:p>4750</text:p>
          </table:table-cell>
          <table:table-cell table:formula="of:=[.$S$5]+[.H727]*[.$T$5]+[.I727]*[.$U$5]+[.J727]*[.$V$5]+[.K727]*[.$W$5]" office:value-type="float" office:value="4750" calcext:value-type="float">
            <text:p>4750</text:p>
          </table:table-cell>
          <table:table-cell table:formula="of:=[.L727]-[.M727]" office:value-type="float" office:value="0" calcext:value-type="float">
            <text:p>0</text:p>
          </table:table-cell>
          <table:table-cell table:formula="of:=[.N727]*[.N7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728]-[.$F$3]" office:value-type="float" office:value="-7.413" calcext:value-type="float">
            <text:p>-7.413</text:p>
          </table:table-cell>
          <table:table-cell table:formula="of:=[.B728]-[.$F$5]" office:value-type="float" office:value="-1.004" calcext:value-type="float">
            <text:p>-1.004</text:p>
          </table:table-cell>
          <table:table-cell table:formula="of:=[.C728]-[.$F$7]" office:value-type="float" office:value="-0.571" calcext:value-type="float">
            <text:p>-0.571</text:p>
          </table:table-cell>
          <table:table-cell table:formula="of:=[.D728]-[.$F$9]" office:value-type="float" office:value="3.854" calcext:value-type="float">
            <text:p>3.854</text:p>
          </table:table-cell>
          <table:table-cell office:value-type="float" office:value="5260" calcext:value-type="float">
            <text:p>5260</text:p>
          </table:table-cell>
          <table:table-cell table:formula="of:=[.$S$5]+[.H728]*[.$T$5]+[.I728]*[.$U$5]+[.J728]*[.$V$5]+[.K728]*[.$W$5]" office:value-type="float" office:value="5260" calcext:value-type="float">
            <text:p>5260</text:p>
          </table:table-cell>
          <table:table-cell table:formula="of:=[.L728]-[.M728]" office:value-type="float" office:value="0" calcext:value-type="float">
            <text:p>0</text:p>
          </table:table-cell>
          <table:table-cell table:formula="of:=[.N728]*[.N7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729]-[.$F$3]" office:value-type="float" office:value="-0.412999999999997" calcext:value-type="float">
            <text:p>-0.412999999999997</text:p>
          </table:table-cell>
          <table:table-cell table:formula="of:=[.B729]-[.$F$5]" office:value-type="float" office:value="0.996" calcext:value-type="float">
            <text:p>0.996</text:p>
          </table:table-cell>
          <table:table-cell table:formula="of:=[.C729]-[.$F$7]" office:value-type="float" office:value="0.429" calcext:value-type="float">
            <text:p>0.429</text:p>
          </table:table-cell>
          <table:table-cell table:formula="of:=[.D729]-[.$F$9]" office:value-type="float" office:value="0.854" calcext:value-type="float">
            <text:p>0.854</text:p>
          </table:table-cell>
          <table:table-cell office:value-type="float" office:value="5470" calcext:value-type="float">
            <text:p>5470</text:p>
          </table:table-cell>
          <table:table-cell table:formula="of:=[.$S$5]+[.H729]*[.$T$5]+[.I729]*[.$U$5]+[.J729]*[.$V$5]+[.K729]*[.$W$5]" office:value-type="float" office:value="5470" calcext:value-type="float">
            <text:p>5470</text:p>
          </table:table-cell>
          <table:table-cell table:formula="of:=[.L729]-[.M729]" office:value-type="float" office:value="0" calcext:value-type="float">
            <text:p>0</text:p>
          </table:table-cell>
          <table:table-cell table:formula="of:=[.N729]*[.N7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30]-[.$F$3]" office:value-type="float" office:value="-3.413" calcext:value-type="float">
            <text:p>-3.413</text:p>
          </table:table-cell>
          <table:table-cell table:formula="of:=[.B730]-[.$F$5]" office:value-type="float" office:value="-0.00399999999999956" calcext:value-type="float">
            <text:p>-0.004</text:p>
          </table:table-cell>
          <table:table-cell table:formula="of:=[.C730]-[.$F$7]" office:value-type="float" office:value="0.429" calcext:value-type="float">
            <text:p>0.429</text:p>
          </table:table-cell>
          <table:table-cell table:formula="of:=[.D730]-[.$F$9]" office:value-type="float" office:value="-5.146" calcext:value-type="float">
            <text:p>-5.146</text:p>
          </table:table-cell>
          <table:table-cell office:value-type="float" office:value="5380" calcext:value-type="float">
            <text:p>5380</text:p>
          </table:table-cell>
          <table:table-cell table:formula="of:=[.$S$5]+[.H730]*[.$T$5]+[.I730]*[.$U$5]+[.J730]*[.$V$5]+[.K730]*[.$W$5]" office:value-type="float" office:value="5380" calcext:value-type="float">
            <text:p>5380</text:p>
          </table:table-cell>
          <table:table-cell table:formula="of:=[.L730]-[.M730]" office:value-type="float" office:value="0" calcext:value-type="float">
            <text:p>0</text:p>
          </table:table-cell>
          <table:table-cell table:formula="of:=[.N730]*[.N7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A731]-[.$F$3]" office:value-type="float" office:value="-15.413" calcext:value-type="float">
            <text:p>-15.413</text:p>
          </table:table-cell>
          <table:table-cell table:formula="of:=[.B731]-[.$F$5]" office:value-type="float" office:value="2.996" calcext:value-type="float">
            <text:p>2.996</text:p>
          </table:table-cell>
          <table:table-cell table:formula="of:=[.C731]-[.$F$7]" office:value-type="float" office:value="3.429" calcext:value-type="float">
            <text:p>3.429</text:p>
          </table:table-cell>
          <table:table-cell table:formula="of:=[.D731]-[.$F$9]" office:value-type="float" office:value="4.854" calcext:value-type="float">
            <text:p>4.854</text:p>
          </table:table-cell>
          <table:table-cell office:value-type="float" office:value="5020" calcext:value-type="float">
            <text:p>5020</text:p>
          </table:table-cell>
          <table:table-cell table:formula="of:=[.$S$5]+[.H731]*[.$T$5]+[.I731]*[.$U$5]+[.J731]*[.$V$5]+[.K731]*[.$W$5]" office:value-type="float" office:value="5020" calcext:value-type="float">
            <text:p>5020</text:p>
          </table:table-cell>
          <table:table-cell table:formula="of:=[.L731]-[.M731]" office:value-type="float" office:value="0" calcext:value-type="float">
            <text:p>0</text:p>
          </table:table-cell>
          <table:table-cell table:formula="of:=[.N731]*[.N7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[.A732]-[.$F$3]" office:value-type="float" office:value="-15.413" calcext:value-type="float">
            <text:p>-15.413</text:p>
          </table:table-cell>
          <table:table-cell table:formula="of:=[.B732]-[.$F$5]" office:value-type="float" office:value="-2.004" calcext:value-type="float">
            <text:p>-2.004</text:p>
          </table:table-cell>
          <table:table-cell table:formula="of:=[.C732]-[.$F$7]" office:value-type="float" office:value="-2.571" calcext:value-type="float">
            <text:p>-2.571</text:p>
          </table:table-cell>
          <table:table-cell table:formula="of:=[.D732]-[.$F$9]" office:value-type="float" office:value="-1.146" calcext:value-type="float">
            <text:p>-1.146</text:p>
          </table:table-cell>
          <table:table-cell office:value-type="float" office:value="5020" calcext:value-type="float">
            <text:p>5020</text:p>
          </table:table-cell>
          <table:table-cell table:formula="of:=[.$S$5]+[.H732]*[.$T$5]+[.I732]*[.$U$5]+[.J732]*[.$V$5]+[.K732]*[.$W$5]" office:value-type="float" office:value="5020" calcext:value-type="float">
            <text:p>5020</text:p>
          </table:table-cell>
          <table:table-cell table:formula="of:=[.L732]-[.M732]" office:value-type="float" office:value="0" calcext:value-type="float">
            <text:p>0</text:p>
          </table:table-cell>
          <table:table-cell table:formula="of:=[.N732]*[.N7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33]-[.$F$3]" office:value-type="float" office:value="-11.413" calcext:value-type="float">
            <text:p>-11.413</text:p>
          </table:table-cell>
          <table:table-cell table:formula="of:=[.B733]-[.$F$5]" office:value-type="float" office:value="-1.004" calcext:value-type="float">
            <text:p>-1.004</text:p>
          </table:table-cell>
          <table:table-cell table:formula="of:=[.C733]-[.$F$7]" office:value-type="float" office:value="-2.571" calcext:value-type="float">
            <text:p>-2.571</text:p>
          </table:table-cell>
          <table:table-cell table:formula="of:=[.D733]-[.$F$9]" office:value-type="float" office:value="2.854" calcext:value-type="float">
            <text:p>2.854</text:p>
          </table:table-cell>
          <table:table-cell office:value-type="float" office:value="5140" calcext:value-type="float">
            <text:p>5140</text:p>
          </table:table-cell>
          <table:table-cell table:formula="of:=[.$S$5]+[.H733]*[.$T$5]+[.I733]*[.$U$5]+[.J733]*[.$V$5]+[.K733]*[.$W$5]" office:value-type="float" office:value="5140" calcext:value-type="float">
            <text:p>5140</text:p>
          </table:table-cell>
          <table:table-cell table:formula="of:=[.L733]-[.M733]" office:value-type="float" office:value="0" calcext:value-type="float">
            <text:p>0</text:p>
          </table:table-cell>
          <table:table-cell table:formula="of:=[.N733]*[.N7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34]-[.$F$3]" office:value-type="float" office:value="19.587" calcext:value-type="float">
            <text:p>19.587</text:p>
          </table:table-cell>
          <table:table-cell table:formula="of:=[.B734]-[.$F$5]" office:value-type="float" office:value="0.996" calcext:value-type="float">
            <text:p>0.996</text:p>
          </table:table-cell>
          <table:table-cell table:formula="of:=[.C734]-[.$F$7]" office:value-type="float" office:value="0.429" calcext:value-type="float">
            <text:p>0.429</text:p>
          </table:table-cell>
          <table:table-cell table:formula="of:=[.D734]-[.$F$9]" office:value-type="float" office:value="-5.146" calcext:value-type="float">
            <text:p>-5.146</text:p>
          </table:table-cell>
          <table:table-cell office:value-type="float" office:value="6070" calcext:value-type="float">
            <text:p>6070</text:p>
          </table:table-cell>
          <table:table-cell table:formula="of:=[.$S$5]+[.H734]*[.$T$5]+[.I734]*[.$U$5]+[.J734]*[.$V$5]+[.K734]*[.$W$5]" office:value-type="float" office:value="6070" calcext:value-type="float">
            <text:p>6070</text:p>
          </table:table-cell>
          <table:table-cell table:formula="of:=[.L734]-[.M734]" office:value-type="float" office:value="0" calcext:value-type="float">
            <text:p>0</text:p>
          </table:table-cell>
          <table:table-cell table:formula="of:=[.N734]*[.N7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35]-[.$F$3]" office:value-type="float" office:value="-12.413" calcext:value-type="float">
            <text:p>-12.413</text:p>
          </table:table-cell>
          <table:table-cell table:formula="of:=[.B735]-[.$F$5]" office:value-type="float" office:value="-1.004" calcext:value-type="float">
            <text:p>-1.004</text:p>
          </table:table-cell>
          <table:table-cell table:formula="of:=[.C735]-[.$F$7]" office:value-type="float" office:value="2.429" calcext:value-type="float">
            <text:p>2.429</text:p>
          </table:table-cell>
          <table:table-cell table:formula="of:=[.D735]-[.$F$9]" office:value-type="float" office:value="2.854" calcext:value-type="float">
            <text:p>2.854</text:p>
          </table:table-cell>
          <table:table-cell office:value-type="float" office:value="5110" calcext:value-type="float">
            <text:p>5110</text:p>
          </table:table-cell>
          <table:table-cell table:formula="of:=[.$S$5]+[.H735]*[.$T$5]+[.I735]*[.$U$5]+[.J735]*[.$V$5]+[.K735]*[.$W$5]" office:value-type="float" office:value="5110" calcext:value-type="float">
            <text:p>5110</text:p>
          </table:table-cell>
          <table:table-cell table:formula="of:=[.L735]-[.M735]" office:value-type="float" office:value="0" calcext:value-type="float">
            <text:p>0</text:p>
          </table:table-cell>
          <table:table-cell table:formula="of:=[.N735]*[.N7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36]-[.$F$3]" office:value-type="float" office:value="-23.413" calcext:value-type="float">
            <text:p>-23.413</text:p>
          </table:table-cell>
          <table:table-cell table:formula="of:=[.B736]-[.$F$5]" office:value-type="float" office:value="-0.00399999999999956" calcext:value-type="float">
            <text:p>-0.004</text:p>
          </table:table-cell>
          <table:table-cell table:formula="of:=[.C736]-[.$F$7]" office:value-type="float" office:value="-1.571" calcext:value-type="float">
            <text:p>-1.571</text:p>
          </table:table-cell>
          <table:table-cell table:formula="of:=[.D736]-[.$F$9]" office:value-type="float" office:value="-4.146" calcext:value-type="float">
            <text:p>-4.146</text:p>
          </table:table-cell>
          <table:table-cell office:value-type="float" office:value="4780" calcext:value-type="float">
            <text:p>4780</text:p>
          </table:table-cell>
          <table:table-cell table:formula="of:=[.$S$5]+[.H736]*[.$T$5]+[.I736]*[.$U$5]+[.J736]*[.$V$5]+[.K736]*[.$W$5]" office:value-type="float" office:value="4780" calcext:value-type="float">
            <text:p>4780</text:p>
          </table:table-cell>
          <table:table-cell table:formula="of:=[.L736]-[.M736]" office:value-type="float" office:value="0" calcext:value-type="float">
            <text:p>0</text:p>
          </table:table-cell>
          <table:table-cell table:formula="of:=[.N736]*[.N7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37]-[.$F$3]" office:value-type="float" office:value="6.587" calcext:value-type="float">
            <text:p>6.587</text:p>
          </table:table-cell>
          <table:table-cell table:formula="of:=[.B737]-[.$F$5]" office:value-type="float" office:value="0.996" calcext:value-type="float">
            <text:p>0.996</text:p>
          </table:table-cell>
          <table:table-cell table:formula="of:=[.C737]-[.$F$7]" office:value-type="float" office:value="-0.571" calcext:value-type="float">
            <text:p>-0.571</text:p>
          </table:table-cell>
          <table:table-cell table:formula="of:=[.D737]-[.$F$9]" office:value-type="float" office:value="-4.146" calcext:value-type="float">
            <text:p>-4.146</text:p>
          </table:table-cell>
          <table:table-cell office:value-type="float" office:value="5680" calcext:value-type="float">
            <text:p>5680</text:p>
          </table:table-cell>
          <table:table-cell table:formula="of:=[.$S$5]+[.H737]*[.$T$5]+[.I737]*[.$U$5]+[.J737]*[.$V$5]+[.K737]*[.$W$5]" office:value-type="float" office:value="5680" calcext:value-type="float">
            <text:p>5680</text:p>
          </table:table-cell>
          <table:table-cell table:formula="of:=[.L737]-[.M737]" office:value-type="float" office:value="0" calcext:value-type="float">
            <text:p>0</text:p>
          </table:table-cell>
          <table:table-cell table:formula="of:=[.N737]*[.N7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38]-[.$F$3]" office:value-type="float" office:value="-3.413" calcext:value-type="float">
            <text:p>-3.413</text:p>
          </table:table-cell>
          <table:table-cell table:formula="of:=[.B738]-[.$F$5]" office:value-type="float" office:value="-2.004" calcext:value-type="float">
            <text:p>-2.004</text:p>
          </table:table-cell>
          <table:table-cell table:formula="of:=[.C738]-[.$F$7]" office:value-type="float" office:value="-0.571" calcext:value-type="float">
            <text:p>-0.571</text:p>
          </table:table-cell>
          <table:table-cell table:formula="of:=[.D738]-[.$F$9]" office:value-type="float" office:value="2.854" calcext:value-type="float">
            <text:p>2.854</text:p>
          </table:table-cell>
          <table:table-cell office:value-type="float" office:value="5380" calcext:value-type="float">
            <text:p>5380</text:p>
          </table:table-cell>
          <table:table-cell table:formula="of:=[.$S$5]+[.H738]*[.$T$5]+[.I738]*[.$U$5]+[.J738]*[.$V$5]+[.K738]*[.$W$5]" office:value-type="float" office:value="5380" calcext:value-type="float">
            <text:p>5380</text:p>
          </table:table-cell>
          <table:table-cell table:formula="of:=[.L738]-[.M738]" office:value-type="float" office:value="0" calcext:value-type="float">
            <text:p>0</text:p>
          </table:table-cell>
          <table:table-cell table:formula="of:=[.N738]*[.N7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739]-[.$F$3]" office:value-type="float" office:value="5.587" calcext:value-type="float">
            <text:p>5.587</text:p>
          </table:table-cell>
          <table:table-cell table:formula="of:=[.B739]-[.$F$5]" office:value-type="float" office:value="0.996" calcext:value-type="float">
            <text:p>0.996</text:p>
          </table:table-cell>
          <table:table-cell table:formula="of:=[.C739]-[.$F$7]" office:value-type="float" office:value="-1.571" calcext:value-type="float">
            <text:p>-1.571</text:p>
          </table:table-cell>
          <table:table-cell table:formula="of:=[.D739]-[.$F$9]" office:value-type="float" office:value="1.854" calcext:value-type="float">
            <text:p>1.854</text:p>
          </table:table-cell>
          <table:table-cell office:value-type="float" office:value="5650" calcext:value-type="float">
            <text:p>5650</text:p>
          </table:table-cell>
          <table:table-cell table:formula="of:=[.$S$5]+[.H739]*[.$T$5]+[.I739]*[.$U$5]+[.J739]*[.$V$5]+[.K739]*[.$W$5]" office:value-type="float" office:value="5650" calcext:value-type="float">
            <text:p>5650</text:p>
          </table:table-cell>
          <table:table-cell table:formula="of:=[.L739]-[.M739]" office:value-type="float" office:value="0" calcext:value-type="float">
            <text:p>0</text:p>
          </table:table-cell>
          <table:table-cell table:formula="of:=[.N739]*[.N7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740]-[.$F$3]" office:value-type="float" office:value="11.587" calcext:value-type="float">
            <text:p>11.587</text:p>
          </table:table-cell>
          <table:table-cell table:formula="of:=[.B740]-[.$F$5]" office:value-type="float" office:value="0.996" calcext:value-type="float">
            <text:p>0.996</text:p>
          </table:table-cell>
          <table:table-cell table:formula="of:=[.C740]-[.$F$7]" office:value-type="float" office:value="-3.571" calcext:value-type="float">
            <text:p>-3.571</text:p>
          </table:table-cell>
          <table:table-cell table:formula="of:=[.D740]-[.$F$9]" office:value-type="float" office:value="-0.146" calcext:value-type="float">
            <text:p>-0.146</text:p>
          </table:table-cell>
          <table:table-cell office:value-type="float" office:value="5830" calcext:value-type="float">
            <text:p>5830</text:p>
          </table:table-cell>
          <table:table-cell table:formula="of:=[.$S$5]+[.H740]*[.$T$5]+[.I740]*[.$U$5]+[.J740]*[.$V$5]+[.K740]*[.$W$5]" office:value-type="float" office:value="5830" calcext:value-type="float">
            <text:p>5830</text:p>
          </table:table-cell>
          <table:table-cell table:formula="of:=[.L740]-[.M740]" office:value-type="float" office:value="0" calcext:value-type="float">
            <text:p>0</text:p>
          </table:table-cell>
          <table:table-cell table:formula="of:=[.N740]*[.N7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741]-[.$F$3]" office:value-type="float" office:value="-5.413" calcext:value-type="float">
            <text:p>-5.413</text:p>
          </table:table-cell>
          <table:table-cell table:formula="of:=[.B741]-[.$F$5]" office:value-type="float" office:value="-0.00399999999999956" calcext:value-type="float">
            <text:p>-0.004</text:p>
          </table:table-cell>
          <table:table-cell table:formula="of:=[.C741]-[.$F$7]" office:value-type="float" office:value="0.429" calcext:value-type="float">
            <text:p>0.429</text:p>
          </table:table-cell>
          <table:table-cell table:formula="of:=[.D741]-[.$F$9]" office:value-type="float" office:value="4.854" calcext:value-type="float">
            <text:p>4.854</text:p>
          </table:table-cell>
          <table:table-cell office:value-type="float" office:value="5320" calcext:value-type="float">
            <text:p>5320</text:p>
          </table:table-cell>
          <table:table-cell table:formula="of:=[.$S$5]+[.H741]*[.$T$5]+[.I741]*[.$U$5]+[.J741]*[.$V$5]+[.K741]*[.$W$5]" office:value-type="float" office:value="5320" calcext:value-type="float">
            <text:p>5320</text:p>
          </table:table-cell>
          <table:table-cell table:formula="of:=[.L741]-[.M741]" office:value-type="float" office:value="0" calcext:value-type="float">
            <text:p>0</text:p>
          </table:table-cell>
          <table:table-cell table:formula="of:=[.N741]*[.N7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742]-[.$F$3]" office:value-type="float" office:value="-4.413" calcext:value-type="float">
            <text:p>-4.413</text:p>
          </table:table-cell>
          <table:table-cell table:formula="of:=[.B742]-[.$F$5]" office:value-type="float" office:value="-1.004" calcext:value-type="float">
            <text:p>-1.004</text:p>
          </table:table-cell>
          <table:table-cell table:formula="of:=[.C742]-[.$F$7]" office:value-type="float" office:value="0.429" calcext:value-type="float">
            <text:p>0.429</text:p>
          </table:table-cell>
          <table:table-cell table:formula="of:=[.D742]-[.$F$9]" office:value-type="float" office:value="-2.146" calcext:value-type="float">
            <text:p>-2.146</text:p>
          </table:table-cell>
          <table:table-cell office:value-type="float" office:value="5350" calcext:value-type="float">
            <text:p>5350</text:p>
          </table:table-cell>
          <table:table-cell table:formula="of:=[.$S$5]+[.H742]*[.$T$5]+[.I742]*[.$U$5]+[.J742]*[.$V$5]+[.K742]*[.$W$5]" office:value-type="float" office:value="5350" calcext:value-type="float">
            <text:p>5350</text:p>
          </table:table-cell>
          <table:table-cell table:formula="of:=[.L742]-[.M742]" office:value-type="float" office:value="0" calcext:value-type="float">
            <text:p>0</text:p>
          </table:table-cell>
          <table:table-cell table:formula="of:=[.N742]*[.N7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743]-[.$F$3]" office:value-type="float" office:value="6.587" calcext:value-type="float">
            <text:p>6.587</text:p>
          </table:table-cell>
          <table:table-cell table:formula="of:=[.B743]-[.$F$5]" office:value-type="float" office:value="0.996" calcext:value-type="float">
            <text:p>0.996</text:p>
          </table:table-cell>
          <table:table-cell table:formula="of:=[.C743]-[.$F$7]" office:value-type="float" office:value="1.429" calcext:value-type="float">
            <text:p>1.429</text:p>
          </table:table-cell>
          <table:table-cell table:formula="of:=[.D743]-[.$F$9]" office:value-type="float" office:value="4.854" calcext:value-type="float">
            <text:p>4.854</text:p>
          </table:table-cell>
          <table:table-cell office:value-type="float" office:value="5680" calcext:value-type="float">
            <text:p>5680</text:p>
          </table:table-cell>
          <table:table-cell table:formula="of:=[.$S$5]+[.H743]*[.$T$5]+[.I743]*[.$U$5]+[.J743]*[.$V$5]+[.K743]*[.$W$5]" office:value-type="float" office:value="5680" calcext:value-type="float">
            <text:p>5680</text:p>
          </table:table-cell>
          <table:table-cell table:formula="of:=[.L743]-[.M743]" office:value-type="float" office:value="0" calcext:value-type="float">
            <text:p>0</text:p>
          </table:table-cell>
          <table:table-cell table:formula="of:=[.N743]*[.N7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744]-[.$F$3]" office:value-type="float" office:value="5.587" calcext:value-type="float">
            <text:p>5.587</text:p>
          </table:table-cell>
          <table:table-cell table:formula="of:=[.B744]-[.$F$5]" office:value-type="float" office:value="0.996" calcext:value-type="float">
            <text:p>0.996</text:p>
          </table:table-cell>
          <table:table-cell table:formula="of:=[.C744]-[.$F$7]" office:value-type="float" office:value="-1.571" calcext:value-type="float">
            <text:p>-1.571</text:p>
          </table:table-cell>
          <table:table-cell table:formula="of:=[.D744]-[.$F$9]" office:value-type="float" office:value="1.854" calcext:value-type="float">
            <text:p>1.854</text:p>
          </table:table-cell>
          <table:table-cell office:value-type="float" office:value="5650" calcext:value-type="float">
            <text:p>5650</text:p>
          </table:table-cell>
          <table:table-cell table:formula="of:=[.$S$5]+[.H744]*[.$T$5]+[.I744]*[.$U$5]+[.J744]*[.$V$5]+[.K744]*[.$W$5]" office:value-type="float" office:value="5650" calcext:value-type="float">
            <text:p>5650</text:p>
          </table:table-cell>
          <table:table-cell table:formula="of:=[.L744]-[.M744]" office:value-type="float" office:value="0" calcext:value-type="float">
            <text:p>0</text:p>
          </table:table-cell>
          <table:table-cell table:formula="of:=[.N744]*[.N7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745]-[.$F$3]" office:value-type="float" office:value="-9.413" calcext:value-type="float">
            <text:p>-9.413</text:p>
          </table:table-cell>
          <table:table-cell table:formula="of:=[.B745]-[.$F$5]" office:value-type="float" office:value="1.996" calcext:value-type="float">
            <text:p>1.996</text:p>
          </table:table-cell>
          <table:table-cell table:formula="of:=[.C745]-[.$F$7]" office:value-type="float" office:value="-0.571" calcext:value-type="float">
            <text:p>-0.571</text:p>
          </table:table-cell>
          <table:table-cell table:formula="of:=[.D745]-[.$F$9]" office:value-type="float" office:value="1.854" calcext:value-type="float">
            <text:p>1.854</text:p>
          </table:table-cell>
          <table:table-cell office:value-type="float" office:value="5200" calcext:value-type="float">
            <text:p>5200</text:p>
          </table:table-cell>
          <table:table-cell table:formula="of:=[.$S$5]+[.H745]*[.$T$5]+[.I745]*[.$U$5]+[.J745]*[.$V$5]+[.K745]*[.$W$5]" office:value-type="float" office:value="5200" calcext:value-type="float">
            <text:p>5200</text:p>
          </table:table-cell>
          <table:table-cell table:formula="of:=[.L745]-[.M745]" office:value-type="float" office:value="0" calcext:value-type="float">
            <text:p>0</text:p>
          </table:table-cell>
          <table:table-cell table:formula="of:=[.N745]*[.N7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46]-[.$F$3]" office:value-type="float" office:value="-1.413" calcext:value-type="float">
            <text:p>-1.413</text:p>
          </table:table-cell>
          <table:table-cell table:formula="of:=[.B746]-[.$F$5]" office:value-type="float" office:value="-2.004" calcext:value-type="float">
            <text:p>-2.004</text:p>
          </table:table-cell>
          <table:table-cell table:formula="of:=[.C746]-[.$F$7]" office:value-type="float" office:value="-1.571" calcext:value-type="float">
            <text:p>-1.571</text:p>
          </table:table-cell>
          <table:table-cell table:formula="of:=[.D746]-[.$F$9]" office:value-type="float" office:value="-5.146" calcext:value-type="float">
            <text:p>-5.146</text:p>
          </table:table-cell>
          <table:table-cell office:value-type="float" office:value="5440" calcext:value-type="float">
            <text:p>5440</text:p>
          </table:table-cell>
          <table:table-cell table:formula="of:=[.$S$5]+[.H746]*[.$T$5]+[.I746]*[.$U$5]+[.J746]*[.$V$5]+[.K746]*[.$W$5]" office:value-type="float" office:value="5440" calcext:value-type="float">
            <text:p>5440</text:p>
          </table:table-cell>
          <table:table-cell table:formula="of:=[.L746]-[.M746]" office:value-type="float" office:value="0" calcext:value-type="float">
            <text:p>0</text:p>
          </table:table-cell>
          <table:table-cell table:formula="of:=[.N746]*[.N7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47]-[.$F$3]" office:value-type="float" office:value="5.587" calcext:value-type="float">
            <text:p>5.587</text:p>
          </table:table-cell>
          <table:table-cell table:formula="of:=[.B747]-[.$F$5]" office:value-type="float" office:value="-0.00399999999999956" calcext:value-type="float">
            <text:p>-0.004</text:p>
          </table:table-cell>
          <table:table-cell table:formula="of:=[.C747]-[.$F$7]" office:value-type="float" office:value="-3.571" calcext:value-type="float">
            <text:p>-3.571</text:p>
          </table:table-cell>
          <table:table-cell table:formula="of:=[.D747]-[.$F$9]" office:value-type="float" office:value="-4.146" calcext:value-type="float">
            <text:p>-4.146</text:p>
          </table:table-cell>
          <table:table-cell office:value-type="float" office:value="5650" calcext:value-type="float">
            <text:p>5650</text:p>
          </table:table-cell>
          <table:table-cell table:formula="of:=[.$S$5]+[.H747]*[.$T$5]+[.I747]*[.$U$5]+[.J747]*[.$V$5]+[.K747]*[.$W$5]" office:value-type="float" office:value="5650" calcext:value-type="float">
            <text:p>5650</text:p>
          </table:table-cell>
          <table:table-cell table:formula="of:=[.L747]-[.M747]" office:value-type="float" office:value="0" calcext:value-type="float">
            <text:p>0</text:p>
          </table:table-cell>
          <table:table-cell table:formula="of:=[.N747]*[.N7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48]-[.$F$3]" office:value-type="float" office:value="-17.413" calcext:value-type="float">
            <text:p>-17.413</text:p>
          </table:table-cell>
          <table:table-cell table:formula="of:=[.B748]-[.$F$5]" office:value-type="float" office:value="-1.004" calcext:value-type="float">
            <text:p>-1.004</text:p>
          </table:table-cell>
          <table:table-cell table:formula="of:=[.C748]-[.$F$7]" office:value-type="float" office:value="-1.571" calcext:value-type="float">
            <text:p>-1.571</text:p>
          </table:table-cell>
          <table:table-cell table:formula="of:=[.D748]-[.$F$9]" office:value-type="float" office:value="-4.146" calcext:value-type="float">
            <text:p>-4.146</text:p>
          </table:table-cell>
          <table:table-cell office:value-type="float" office:value="4960" calcext:value-type="float">
            <text:p>4960</text:p>
          </table:table-cell>
          <table:table-cell table:formula="of:=[.$S$5]+[.H748]*[.$T$5]+[.I748]*[.$U$5]+[.J748]*[.$V$5]+[.K748]*[.$W$5]" office:value-type="float" office:value="4960" calcext:value-type="float">
            <text:p>4960</text:p>
          </table:table-cell>
          <table:table-cell table:formula="of:=[.L748]-[.M748]" office:value-type="float" office:value="0" calcext:value-type="float">
            <text:p>0</text:p>
          </table:table-cell>
          <table:table-cell table:formula="of:=[.N748]*[.N7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749]-[.$F$3]" office:value-type="float" office:value="9.587" calcext:value-type="float">
            <text:p>9.587</text:p>
          </table:table-cell>
          <table:table-cell table:formula="of:=[.B749]-[.$F$5]" office:value-type="float" office:value="-2.004" calcext:value-type="float">
            <text:p>-2.004</text:p>
          </table:table-cell>
          <table:table-cell table:formula="of:=[.C749]-[.$F$7]" office:value-type="float" office:value="0.429" calcext:value-type="float">
            <text:p>0.429</text:p>
          </table:table-cell>
          <table:table-cell table:formula="of:=[.D749]-[.$F$9]" office:value-type="float" office:value="-2.146" calcext:value-type="float">
            <text:p>-2.146</text:p>
          </table:table-cell>
          <table:table-cell office:value-type="float" office:value="5770" calcext:value-type="float">
            <text:p>5770</text:p>
          </table:table-cell>
          <table:table-cell table:formula="of:=[.$S$5]+[.H749]*[.$T$5]+[.I749]*[.$U$5]+[.J749]*[.$V$5]+[.K749]*[.$W$5]" office:value-type="float" office:value="5770" calcext:value-type="float">
            <text:p>5770</text:p>
          </table:table-cell>
          <table:table-cell table:formula="of:=[.L749]-[.M749]" office:value-type="float" office:value="0" calcext:value-type="float">
            <text:p>0</text:p>
          </table:table-cell>
          <table:table-cell table:formula="of:=[.N749]*[.N7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750]-[.$F$3]" office:value-type="float" office:value="11.587" calcext:value-type="float">
            <text:p>11.587</text:p>
          </table:table-cell>
          <table:table-cell table:formula="of:=[.B750]-[.$F$5]" office:value-type="float" office:value="0.996" calcext:value-type="float">
            <text:p>0.996</text:p>
          </table:table-cell>
          <table:table-cell table:formula="of:=[.C750]-[.$F$7]" office:value-type="float" office:value="1.429" calcext:value-type="float">
            <text:p>1.429</text:p>
          </table:table-cell>
          <table:table-cell table:formula="of:=[.D750]-[.$F$9]" office:value-type="float" office:value="2.854" calcext:value-type="float">
            <text:p>2.854</text:p>
          </table:table-cell>
          <table:table-cell office:value-type="float" office:value="5830" calcext:value-type="float">
            <text:p>5830</text:p>
          </table:table-cell>
          <table:table-cell table:formula="of:=[.$S$5]+[.H750]*[.$T$5]+[.I750]*[.$U$5]+[.J750]*[.$V$5]+[.K750]*[.$W$5]" office:value-type="float" office:value="5830" calcext:value-type="float">
            <text:p>5830</text:p>
          </table:table-cell>
          <table:table-cell table:formula="of:=[.L750]-[.M750]" office:value-type="float" office:value="0" calcext:value-type="float">
            <text:p>0</text:p>
          </table:table-cell>
          <table:table-cell table:formula="of:=[.N750]*[.N7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51]-[.$F$3]" office:value-type="float" office:value="-0.412999999999997" calcext:value-type="float">
            <text:p>-0.412999999999997</text:p>
          </table:table-cell>
          <table:table-cell table:formula="of:=[.B751]-[.$F$5]" office:value-type="float" office:value="-2.004" calcext:value-type="float">
            <text:p>-2.004</text:p>
          </table:table-cell>
          <table:table-cell table:formula="of:=[.C751]-[.$F$7]" office:value-type="float" office:value="-2.571" calcext:value-type="float">
            <text:p>-2.571</text:p>
          </table:table-cell>
          <table:table-cell table:formula="of:=[.D751]-[.$F$9]" office:value-type="float" office:value="-5.146" calcext:value-type="float">
            <text:p>-5.146</text:p>
          </table:table-cell>
          <table:table-cell office:value-type="float" office:value="5470" calcext:value-type="float">
            <text:p>5470</text:p>
          </table:table-cell>
          <table:table-cell table:formula="of:=[.$S$5]+[.H751]*[.$T$5]+[.I751]*[.$U$5]+[.J751]*[.$V$5]+[.K751]*[.$W$5]" office:value-type="float" office:value="5470" calcext:value-type="float">
            <text:p>5470</text:p>
          </table:table-cell>
          <table:table-cell table:formula="of:=[.L751]-[.M751]" office:value-type="float" office:value="0" calcext:value-type="float">
            <text:p>0</text:p>
          </table:table-cell>
          <table:table-cell table:formula="of:=[.N751]*[.N7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752]-[.$F$3]" office:value-type="float" office:value="1.587" calcext:value-type="float">
            <text:p>1.587</text:p>
          </table:table-cell>
          <table:table-cell table:formula="of:=[.B752]-[.$F$5]" office:value-type="float" office:value="-0.00399999999999956" calcext:value-type="float">
            <text:p>-0.004</text:p>
          </table:table-cell>
          <table:table-cell table:formula="of:=[.C752]-[.$F$7]" office:value-type="float" office:value="1.429" calcext:value-type="float">
            <text:p>1.429</text:p>
          </table:table-cell>
          <table:table-cell table:formula="of:=[.D752]-[.$F$9]" office:value-type="float" office:value="3.854" calcext:value-type="float">
            <text:p>3.854</text:p>
          </table:table-cell>
          <table:table-cell office:value-type="float" office:value="5530" calcext:value-type="float">
            <text:p>5530</text:p>
          </table:table-cell>
          <table:table-cell table:formula="of:=[.$S$5]+[.H752]*[.$T$5]+[.I752]*[.$U$5]+[.J752]*[.$V$5]+[.K752]*[.$W$5]" office:value-type="float" office:value="5530" calcext:value-type="float">
            <text:p>5530</text:p>
          </table:table-cell>
          <table:table-cell table:formula="of:=[.L752]-[.M752]" office:value-type="float" office:value="0" calcext:value-type="float">
            <text:p>0</text:p>
          </table:table-cell>
          <table:table-cell table:formula="of:=[.N752]*[.N7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753]-[.$F$3]" office:value-type="float" office:value="9.587" calcext:value-type="float">
            <text:p>9.587</text:p>
          </table:table-cell>
          <table:table-cell table:formula="of:=[.B753]-[.$F$5]" office:value-type="float" office:value="0.996" calcext:value-type="float">
            <text:p>0.996</text:p>
          </table:table-cell>
          <table:table-cell table:formula="of:=[.C753]-[.$F$7]" office:value-type="float" office:value="-1.571" calcext:value-type="float">
            <text:p>-1.571</text:p>
          </table:table-cell>
          <table:table-cell table:formula="of:=[.D753]-[.$F$9]" office:value-type="float" office:value="0.854" calcext:value-type="float">
            <text:p>0.854</text:p>
          </table:table-cell>
          <table:table-cell office:value-type="float" office:value="5770" calcext:value-type="float">
            <text:p>5770</text:p>
          </table:table-cell>
          <table:table-cell table:formula="of:=[.$S$5]+[.H753]*[.$T$5]+[.I753]*[.$U$5]+[.J753]*[.$V$5]+[.K753]*[.$W$5]" office:value-type="float" office:value="5770" calcext:value-type="float">
            <text:p>5770</text:p>
          </table:table-cell>
          <table:table-cell table:formula="of:=[.L753]-[.M753]" office:value-type="float" office:value="0" calcext:value-type="float">
            <text:p>0</text:p>
          </table:table-cell>
          <table:table-cell table:formula="of:=[.N753]*[.N7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54]-[.$F$3]" office:value-type="float" office:value="3.587" calcext:value-type="float">
            <text:p>3.587</text:p>
          </table:table-cell>
          <table:table-cell table:formula="of:=[.B754]-[.$F$5]" office:value-type="float" office:value="0.996" calcext:value-type="float">
            <text:p>0.996</text:p>
          </table:table-cell>
          <table:table-cell table:formula="of:=[.C754]-[.$F$7]" office:value-type="float" office:value="-1.571" calcext:value-type="float">
            <text:p>-1.571</text:p>
          </table:table-cell>
          <table:table-cell table:formula="of:=[.D754]-[.$F$9]" office:value-type="float" office:value="-4.146" calcext:value-type="float">
            <text:p>-4.146</text:p>
          </table:table-cell>
          <table:table-cell office:value-type="float" office:value="5590" calcext:value-type="float">
            <text:p>5590</text:p>
          </table:table-cell>
          <table:table-cell table:formula="of:=[.$S$5]+[.H754]*[.$T$5]+[.I754]*[.$U$5]+[.J754]*[.$V$5]+[.K754]*[.$W$5]" office:value-type="float" office:value="5590" calcext:value-type="float">
            <text:p>5590</text:p>
          </table:table-cell>
          <table:table-cell table:formula="of:=[.L754]-[.M754]" office:value-type="float" office:value="0" calcext:value-type="float">
            <text:p>0</text:p>
          </table:table-cell>
          <table:table-cell table:formula="of:=[.N754]*[.N7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55]-[.$F$3]" office:value-type="float" office:value="-8.413" calcext:value-type="float">
            <text:p>-8.413</text:p>
          </table:table-cell>
          <table:table-cell table:formula="of:=[.B755]-[.$F$5]" office:value-type="float" office:value="1.996" calcext:value-type="float">
            <text:p>1.996</text:p>
          </table:table-cell>
          <table:table-cell table:formula="of:=[.C755]-[.$F$7]" office:value-type="float" office:value="0.429" calcext:value-type="float">
            <text:p>0.429</text:p>
          </table:table-cell>
          <table:table-cell table:formula="of:=[.D755]-[.$F$9]" office:value-type="float" office:value="2.854" calcext:value-type="float">
            <text:p>2.854</text:p>
          </table:table-cell>
          <table:table-cell office:value-type="float" office:value="5230" calcext:value-type="float">
            <text:p>5230</text:p>
          </table:table-cell>
          <table:table-cell table:formula="of:=[.$S$5]+[.H755]*[.$T$5]+[.I755]*[.$U$5]+[.J755]*[.$V$5]+[.K755]*[.$W$5]" office:value-type="float" office:value="5230" calcext:value-type="float">
            <text:p>5230</text:p>
          </table:table-cell>
          <table:table-cell table:formula="of:=[.L755]-[.M755]" office:value-type="float" office:value="0" calcext:value-type="float">
            <text:p>0</text:p>
          </table:table-cell>
          <table:table-cell table:formula="of:=[.N755]*[.N7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756]-[.$F$3]" office:value-type="float" office:value="13.587" calcext:value-type="float">
            <text:p>13.587</text:p>
          </table:table-cell>
          <table:table-cell table:formula="of:=[.B756]-[.$F$5]" office:value-type="float" office:value="-1.004" calcext:value-type="float">
            <text:p>-1.004</text:p>
          </table:table-cell>
          <table:table-cell table:formula="of:=[.C756]-[.$F$7]" office:value-type="float" office:value="0.429" calcext:value-type="float">
            <text:p>0.429</text:p>
          </table:table-cell>
          <table:table-cell table:formula="of:=[.D756]-[.$F$9]" office:value-type="float" office:value="1.854" calcext:value-type="float">
            <text:p>1.854</text:p>
          </table:table-cell>
          <table:table-cell office:value-type="float" office:value="5890" calcext:value-type="float">
            <text:p>5890</text:p>
          </table:table-cell>
          <table:table-cell table:formula="of:=[.$S$5]+[.H756]*[.$T$5]+[.I756]*[.$U$5]+[.J756]*[.$V$5]+[.K756]*[.$W$5]" office:value-type="float" office:value="5890" calcext:value-type="float">
            <text:p>5890</text:p>
          </table:table-cell>
          <table:table-cell table:formula="of:=[.L756]-[.M756]" office:value-type="float" office:value="0" calcext:value-type="float">
            <text:p>0</text:p>
          </table:table-cell>
          <table:table-cell table:formula="of:=[.N756]*[.N7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757]-[.$F$3]" office:value-type="float" office:value="6.587" calcext:value-type="float">
            <text:p>6.587</text:p>
          </table:table-cell>
          <table:table-cell table:formula="of:=[.B757]-[.$F$5]" office:value-type="float" office:value="-1.004" calcext:value-type="float">
            <text:p>-1.004</text:p>
          </table:table-cell>
          <table:table-cell table:formula="of:=[.C757]-[.$F$7]" office:value-type="float" office:value="0.429" calcext:value-type="float">
            <text:p>0.429</text:p>
          </table:table-cell>
          <table:table-cell table:formula="of:=[.D757]-[.$F$9]" office:value-type="float" office:value="-0.146" calcext:value-type="float">
            <text:p>-0.146</text:p>
          </table:table-cell>
          <table:table-cell office:value-type="float" office:value="5680" calcext:value-type="float">
            <text:p>5680</text:p>
          </table:table-cell>
          <table:table-cell table:formula="of:=[.$S$5]+[.H757]*[.$T$5]+[.I757]*[.$U$5]+[.J757]*[.$V$5]+[.K757]*[.$W$5]" office:value-type="float" office:value="5680" calcext:value-type="float">
            <text:p>5680</text:p>
          </table:table-cell>
          <table:table-cell table:formula="of:=[.L757]-[.M757]" office:value-type="float" office:value="0" calcext:value-type="float">
            <text:p>0</text:p>
          </table:table-cell>
          <table:table-cell table:formula="of:=[.N757]*[.N7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58]-[.$F$3]" office:value-type="float" office:value="9.587" calcext:value-type="float">
            <text:p>9.587</text:p>
          </table:table-cell>
          <table:table-cell table:formula="of:=[.B758]-[.$F$5]" office:value-type="float" office:value="1.996" calcext:value-type="float">
            <text:p>1.996</text:p>
          </table:table-cell>
          <table:table-cell table:formula="of:=[.C758]-[.$F$7]" office:value-type="float" office:value="-0.571" calcext:value-type="float">
            <text:p>-0.571</text:p>
          </table:table-cell>
          <table:table-cell table:formula="of:=[.D758]-[.$F$9]" office:value-type="float" office:value="2.854" calcext:value-type="float">
            <text:p>2.854</text:p>
          </table:table-cell>
          <table:table-cell office:value-type="float" office:value="5770" calcext:value-type="float">
            <text:p>5770</text:p>
          </table:table-cell>
          <table:table-cell table:formula="of:=[.$S$5]+[.H758]*[.$T$5]+[.I758]*[.$U$5]+[.J758]*[.$V$5]+[.K758]*[.$W$5]" office:value-type="float" office:value="5770" calcext:value-type="float">
            <text:p>5770</text:p>
          </table:table-cell>
          <table:table-cell table:formula="of:=[.L758]-[.M758]" office:value-type="float" office:value="0" calcext:value-type="float">
            <text:p>0</text:p>
          </table:table-cell>
          <table:table-cell table:formula="of:=[.N758]*[.N7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59]-[.$F$3]" office:value-type="float" office:value="4.587" calcext:value-type="float">
            <text:p>4.587</text:p>
          </table:table-cell>
          <table:table-cell table:formula="of:=[.B759]-[.$F$5]" office:value-type="float" office:value="-0.00399999999999956" calcext:value-type="float">
            <text:p>-0.004</text:p>
          </table:table-cell>
          <table:table-cell table:formula="of:=[.C759]-[.$F$7]" office:value-type="float" office:value="-1.571" calcext:value-type="float">
            <text:p>-1.571</text:p>
          </table:table-cell>
          <table:table-cell table:formula="of:=[.D759]-[.$F$9]" office:value-type="float" office:value="2.854" calcext:value-type="float">
            <text:p>2.854</text:p>
          </table:table-cell>
          <table:table-cell office:value-type="float" office:value="5620" calcext:value-type="float">
            <text:p>5620</text:p>
          </table:table-cell>
          <table:table-cell table:formula="of:=[.$S$5]+[.H759]*[.$T$5]+[.I759]*[.$U$5]+[.J759]*[.$V$5]+[.K759]*[.$W$5]" office:value-type="float" office:value="5620" calcext:value-type="float">
            <text:p>5620</text:p>
          </table:table-cell>
          <table:table-cell table:formula="of:=[.L759]-[.M759]" office:value-type="float" office:value="0" calcext:value-type="float">
            <text:p>0</text:p>
          </table:table-cell>
          <table:table-cell table:formula="of:=[.N759]*[.N7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760]-[.$F$3]" office:value-type="float" office:value="7.587" calcext:value-type="float">
            <text:p>7.587</text:p>
          </table:table-cell>
          <table:table-cell table:formula="of:=[.B760]-[.$F$5]" office:value-type="float" office:value="-1.004" calcext:value-type="float">
            <text:p>-1.004</text:p>
          </table:table-cell>
          <table:table-cell table:formula="of:=[.C760]-[.$F$7]" office:value-type="float" office:value="2.429" calcext:value-type="float">
            <text:p>2.429</text:p>
          </table:table-cell>
          <table:table-cell table:formula="of:=[.D760]-[.$F$9]" office:value-type="float" office:value="0.854" calcext:value-type="float">
            <text:p>0.854</text:p>
          </table:table-cell>
          <table:table-cell office:value-type="float" office:value="5710" calcext:value-type="float">
            <text:p>5710</text:p>
          </table:table-cell>
          <table:table-cell table:formula="of:=[.$S$5]+[.H760]*[.$T$5]+[.I760]*[.$U$5]+[.J760]*[.$V$5]+[.K760]*[.$W$5]" office:value-type="float" office:value="5710" calcext:value-type="float">
            <text:p>5710</text:p>
          </table:table-cell>
          <table:table-cell table:formula="of:=[.L760]-[.M760]" office:value-type="float" office:value="0" calcext:value-type="float">
            <text:p>0</text:p>
          </table:table-cell>
          <table:table-cell table:formula="of:=[.N760]*[.N7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761]-[.$F$3]" office:value-type="float" office:value="2.587" calcext:value-type="float">
            <text:p>2.587</text:p>
          </table:table-cell>
          <table:table-cell table:formula="of:=[.B761]-[.$F$5]" office:value-type="float" office:value="0.996" calcext:value-type="float">
            <text:p>0.996</text:p>
          </table:table-cell>
          <table:table-cell table:formula="of:=[.C761]-[.$F$7]" office:value-type="float" office:value="0.429" calcext:value-type="float">
            <text:p>0.429</text:p>
          </table:table-cell>
          <table:table-cell table:formula="of:=[.D761]-[.$F$9]" office:value-type="float" office:value="1.854" calcext:value-type="float">
            <text:p>1.854</text:p>
          </table:table-cell>
          <table:table-cell office:value-type="float" office:value="5560" calcext:value-type="float">
            <text:p>5560</text:p>
          </table:table-cell>
          <table:table-cell table:formula="of:=[.$S$5]+[.H761]*[.$T$5]+[.I761]*[.$U$5]+[.J761]*[.$V$5]+[.K761]*[.$W$5]" office:value-type="float" office:value="5560" calcext:value-type="float">
            <text:p>5560</text:p>
          </table:table-cell>
          <table:table-cell table:formula="of:=[.L761]-[.M761]" office:value-type="float" office:value="0" calcext:value-type="float">
            <text:p>0</text:p>
          </table:table-cell>
          <table:table-cell table:formula="of:=[.N761]*[.N7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762]-[.$F$3]" office:value-type="float" office:value="-7.413" calcext:value-type="float">
            <text:p>-7.413</text:p>
          </table:table-cell>
          <table:table-cell table:formula="of:=[.B762]-[.$F$5]" office:value-type="float" office:value="-3.004" calcext:value-type="float">
            <text:p>-3.004</text:p>
          </table:table-cell>
          <table:table-cell table:formula="of:=[.C762]-[.$F$7]" office:value-type="float" office:value="2.429" calcext:value-type="float">
            <text:p>2.429</text:p>
          </table:table-cell>
          <table:table-cell table:formula="of:=[.D762]-[.$F$9]" office:value-type="float" office:value="-0.146" calcext:value-type="float">
            <text:p>-0.146</text:p>
          </table:table-cell>
          <table:table-cell office:value-type="float" office:value="5260" calcext:value-type="float">
            <text:p>5260</text:p>
          </table:table-cell>
          <table:table-cell table:formula="of:=[.$S$5]+[.H762]*[.$T$5]+[.I762]*[.$U$5]+[.J762]*[.$V$5]+[.K762]*[.$W$5]" office:value-type="float" office:value="5260" calcext:value-type="float">
            <text:p>5260</text:p>
          </table:table-cell>
          <table:table-cell table:formula="of:=[.L762]-[.M762]" office:value-type="float" office:value="0" calcext:value-type="float">
            <text:p>0</text:p>
          </table:table-cell>
          <table:table-cell table:formula="of:=[.N762]*[.N7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63]-[.$F$3]" office:value-type="float" office:value="8.587" calcext:value-type="float">
            <text:p>8.587</text:p>
          </table:table-cell>
          <table:table-cell table:formula="of:=[.B763]-[.$F$5]" office:value-type="float" office:value="-1.004" calcext:value-type="float">
            <text:p>-1.004</text:p>
          </table:table-cell>
          <table:table-cell table:formula="of:=[.C763]-[.$F$7]" office:value-type="float" office:value="2.429" calcext:value-type="float">
            <text:p>2.429</text:p>
          </table:table-cell>
          <table:table-cell table:formula="of:=[.D763]-[.$F$9]" office:value-type="float" office:value="-5.146" calcext:value-type="float">
            <text:p>-5.146</text:p>
          </table:table-cell>
          <table:table-cell office:value-type="float" office:value="5740" calcext:value-type="float">
            <text:p>5740</text:p>
          </table:table-cell>
          <table:table-cell table:formula="of:=[.$S$5]+[.H763]*[.$T$5]+[.I763]*[.$U$5]+[.J763]*[.$V$5]+[.K763]*[.$W$5]" office:value-type="float" office:value="5740" calcext:value-type="float">
            <text:p>5740</text:p>
          </table:table-cell>
          <table:table-cell table:formula="of:=[.L763]-[.M763]" office:value-type="float" office:value="0" calcext:value-type="float">
            <text:p>0</text:p>
          </table:table-cell>
          <table:table-cell table:formula="of:=[.N763]*[.N7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64]-[.$F$3]" office:value-type="float" office:value="-4.413" calcext:value-type="float">
            <text:p>-4.413</text:p>
          </table:table-cell>
          <table:table-cell table:formula="of:=[.B764]-[.$F$5]" office:value-type="float" office:value="-1.004" calcext:value-type="float">
            <text:p>-1.004</text:p>
          </table:table-cell>
          <table:table-cell table:formula="of:=[.C764]-[.$F$7]" office:value-type="float" office:value="-2.571" calcext:value-type="float">
            <text:p>-2.571</text:p>
          </table:table-cell>
          <table:table-cell table:formula="of:=[.D764]-[.$F$9]" office:value-type="float" office:value="2.854" calcext:value-type="float">
            <text:p>2.854</text:p>
          </table:table-cell>
          <table:table-cell office:value-type="float" office:value="5350" calcext:value-type="float">
            <text:p>5350</text:p>
          </table:table-cell>
          <table:table-cell table:formula="of:=[.$S$5]+[.H764]*[.$T$5]+[.I764]*[.$U$5]+[.J764]*[.$V$5]+[.K764]*[.$W$5]" office:value-type="float" office:value="5350" calcext:value-type="float">
            <text:p>5350</text:p>
          </table:table-cell>
          <table:table-cell table:formula="of:=[.L764]-[.M764]" office:value-type="float" office:value="0" calcext:value-type="float">
            <text:p>0</text:p>
          </table:table-cell>
          <table:table-cell table:formula="of:=[.N764]*[.N7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765]-[.$F$3]" office:value-type="float" office:value="-5.413" calcext:value-type="float">
            <text:p>-5.413</text:p>
          </table:table-cell>
          <table:table-cell table:formula="of:=[.B765]-[.$F$5]" office:value-type="float" office:value="1.996" calcext:value-type="float">
            <text:p>1.996</text:p>
          </table:table-cell>
          <table:table-cell table:formula="of:=[.C765]-[.$F$7]" office:value-type="float" office:value="1.429" calcext:value-type="float">
            <text:p>1.429</text:p>
          </table:table-cell>
          <table:table-cell table:formula="of:=[.D765]-[.$F$9]" office:value-type="float" office:value="-0.146" calcext:value-type="float">
            <text:p>-0.146</text:p>
          </table:table-cell>
          <table:table-cell office:value-type="float" office:value="5320" calcext:value-type="float">
            <text:p>5320</text:p>
          </table:table-cell>
          <table:table-cell table:formula="of:=[.$S$5]+[.H765]*[.$T$5]+[.I765]*[.$U$5]+[.J765]*[.$V$5]+[.K765]*[.$W$5]" office:value-type="float" office:value="5320" calcext:value-type="float">
            <text:p>5320</text:p>
          </table:table-cell>
          <table:table-cell table:formula="of:=[.L765]-[.M765]" office:value-type="float" office:value="0" calcext:value-type="float">
            <text:p>0</text:p>
          </table:table-cell>
          <table:table-cell table:formula="of:=[.N765]*[.N7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766]-[.$F$3]" office:value-type="float" office:value="-12.413" calcext:value-type="float">
            <text:p>-12.413</text:p>
          </table:table-cell>
          <table:table-cell table:formula="of:=[.B766]-[.$F$5]" office:value-type="float" office:value="-2.004" calcext:value-type="float">
            <text:p>-2.004</text:p>
          </table:table-cell>
          <table:table-cell table:formula="of:=[.C766]-[.$F$7]" office:value-type="float" office:value="2.429" calcext:value-type="float">
            <text:p>2.429</text:p>
          </table:table-cell>
          <table:table-cell table:formula="of:=[.D766]-[.$F$9]" office:value-type="float" office:value="-2.146" calcext:value-type="float">
            <text:p>-2.146</text:p>
          </table:table-cell>
          <table:table-cell office:value-type="float" office:value="5110" calcext:value-type="float">
            <text:p>5110</text:p>
          </table:table-cell>
          <table:table-cell table:formula="of:=[.$S$5]+[.H766]*[.$T$5]+[.I766]*[.$U$5]+[.J766]*[.$V$5]+[.K766]*[.$W$5]" office:value-type="float" office:value="5110" calcext:value-type="float">
            <text:p>5110</text:p>
          </table:table-cell>
          <table:table-cell table:formula="of:=[.L766]-[.M766]" office:value-type="float" office:value="0" calcext:value-type="float">
            <text:p>0</text:p>
          </table:table-cell>
          <table:table-cell table:formula="of:=[.N766]*[.N7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67]-[.$F$3]" office:value-type="float" office:value="3.587" calcext:value-type="float">
            <text:p>3.587</text:p>
          </table:table-cell>
          <table:table-cell table:formula="of:=[.B767]-[.$F$5]" office:value-type="float" office:value="-0.00399999999999956" calcext:value-type="float">
            <text:p>-0.004</text:p>
          </table:table-cell>
          <table:table-cell table:formula="of:=[.C767]-[.$F$7]" office:value-type="float" office:value="-2.571" calcext:value-type="float">
            <text:p>-2.571</text:p>
          </table:table-cell>
          <table:table-cell table:formula="of:=[.D767]-[.$F$9]" office:value-type="float" office:value="2.854" calcext:value-type="float">
            <text:p>2.854</text:p>
          </table:table-cell>
          <table:table-cell office:value-type="float" office:value="5590" calcext:value-type="float">
            <text:p>5590</text:p>
          </table:table-cell>
          <table:table-cell table:formula="of:=[.$S$5]+[.H767]*[.$T$5]+[.I767]*[.$U$5]+[.J767]*[.$V$5]+[.K767]*[.$W$5]" office:value-type="float" office:value="5590" calcext:value-type="float">
            <text:p>5590</text:p>
          </table:table-cell>
          <table:table-cell table:formula="of:=[.L767]-[.M767]" office:value-type="float" office:value="0" calcext:value-type="float">
            <text:p>0</text:p>
          </table:table-cell>
          <table:table-cell table:formula="of:=[.N767]*[.N7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68]-[.$F$3]" office:value-type="float" office:value="-1.413" calcext:value-type="float">
            <text:p>-1.413</text:p>
          </table:table-cell>
          <table:table-cell table:formula="of:=[.B768]-[.$F$5]" office:value-type="float" office:value="-0.00399999999999956" calcext:value-type="float">
            <text:p>-0.004</text:p>
          </table:table-cell>
          <table:table-cell table:formula="of:=[.C768]-[.$F$7]" office:value-type="float" office:value="0.429" calcext:value-type="float">
            <text:p>0.429</text:p>
          </table:table-cell>
          <table:table-cell table:formula="of:=[.D768]-[.$F$9]" office:value-type="float" office:value="-4.146" calcext:value-type="float">
            <text:p>-4.146</text:p>
          </table:table-cell>
          <table:table-cell office:value-type="float" office:value="5440" calcext:value-type="float">
            <text:p>5440</text:p>
          </table:table-cell>
          <table:table-cell table:formula="of:=[.$S$5]+[.H768]*[.$T$5]+[.I768]*[.$U$5]+[.J768]*[.$V$5]+[.K768]*[.$W$5]" office:value-type="float" office:value="5440" calcext:value-type="float">
            <text:p>5440</text:p>
          </table:table-cell>
          <table:table-cell table:formula="of:=[.L768]-[.M768]" office:value-type="float" office:value="0" calcext:value-type="float">
            <text:p>0</text:p>
          </table:table-cell>
          <table:table-cell table:formula="of:=[.N768]*[.N7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69]-[.$F$3]" office:value-type="float" office:value="-2.413" calcext:value-type="float">
            <text:p>-2.413</text:p>
          </table:table-cell>
          <table:table-cell table:formula="of:=[.B769]-[.$F$5]" office:value-type="float" office:value="-0.00399999999999956" calcext:value-type="float">
            <text:p>-0.004</text:p>
          </table:table-cell>
          <table:table-cell table:formula="of:=[.C769]-[.$F$7]" office:value-type="float" office:value="-2.571" calcext:value-type="float">
            <text:p>-2.571</text:p>
          </table:table-cell>
          <table:table-cell table:formula="of:=[.D769]-[.$F$9]" office:value-type="float" office:value="2.854" calcext:value-type="float">
            <text:p>2.854</text:p>
          </table:table-cell>
          <table:table-cell office:value-type="float" office:value="5410" calcext:value-type="float">
            <text:p>5410</text:p>
          </table:table-cell>
          <table:table-cell table:formula="of:=[.$S$5]+[.H769]*[.$T$5]+[.I769]*[.$U$5]+[.J769]*[.$V$5]+[.K769]*[.$W$5]" office:value-type="float" office:value="5410" calcext:value-type="float">
            <text:p>5410</text:p>
          </table:table-cell>
          <table:table-cell table:formula="of:=[.L769]-[.M769]" office:value-type="float" office:value="0" calcext:value-type="float">
            <text:p>0</text:p>
          </table:table-cell>
          <table:table-cell table:formula="of:=[.N769]*[.N7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70]-[.$F$3]" office:value-type="float" office:value="20.587" calcext:value-type="float">
            <text:p>20.587</text:p>
          </table:table-cell>
          <table:table-cell table:formula="of:=[.B770]-[.$F$5]" office:value-type="float" office:value="-1.004" calcext:value-type="float">
            <text:p>-1.004</text:p>
          </table:table-cell>
          <table:table-cell table:formula="of:=[.C770]-[.$F$7]" office:value-type="float" office:value="2.429" calcext:value-type="float">
            <text:p>2.429</text:p>
          </table:table-cell>
          <table:table-cell table:formula="of:=[.D770]-[.$F$9]" office:value-type="float" office:value="-5.146" calcext:value-type="float">
            <text:p>-5.146</text:p>
          </table:table-cell>
          <table:table-cell office:value-type="float" office:value="6100" calcext:value-type="float">
            <text:p>6100</text:p>
          </table:table-cell>
          <table:table-cell table:formula="of:=[.$S$5]+[.H770]*[.$T$5]+[.I770]*[.$U$5]+[.J770]*[.$V$5]+[.K770]*[.$W$5]" office:value-type="float" office:value="6100" calcext:value-type="float">
            <text:p>6100</text:p>
          </table:table-cell>
          <table:table-cell table:formula="of:=[.L770]-[.M770]" office:value-type="float" office:value="0" calcext:value-type="float">
            <text:p>0</text:p>
          </table:table-cell>
          <table:table-cell table:formula="of:=[.N770]*[.N7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771]-[.$F$3]" office:value-type="float" office:value="-2.413" calcext:value-type="float">
            <text:p>-2.413</text:p>
          </table:table-cell>
          <table:table-cell table:formula="of:=[.B771]-[.$F$5]" office:value-type="float" office:value="-1.004" calcext:value-type="float">
            <text:p>-1.004</text:p>
          </table:table-cell>
          <table:table-cell table:formula="of:=[.C771]-[.$F$7]" office:value-type="float" office:value="-1.571" calcext:value-type="float">
            <text:p>-1.571</text:p>
          </table:table-cell>
          <table:table-cell table:formula="of:=[.D771]-[.$F$9]" office:value-type="float" office:value="1.854" calcext:value-type="float">
            <text:p>1.854</text:p>
          </table:table-cell>
          <table:table-cell office:value-type="float" office:value="5410" calcext:value-type="float">
            <text:p>5410</text:p>
          </table:table-cell>
          <table:table-cell table:formula="of:=[.$S$5]+[.H771]*[.$T$5]+[.I771]*[.$U$5]+[.J771]*[.$V$5]+[.K771]*[.$W$5]" office:value-type="float" office:value="5410" calcext:value-type="float">
            <text:p>5410</text:p>
          </table:table-cell>
          <table:table-cell table:formula="of:=[.L771]-[.M771]" office:value-type="float" office:value="0" calcext:value-type="float">
            <text:p>0</text:p>
          </table:table-cell>
          <table:table-cell table:formula="of:=[.N771]*[.N7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72]-[.$F$3]" office:value-type="float" office:value="3.587" calcext:value-type="float">
            <text:p>3.587</text:p>
          </table:table-cell>
          <table:table-cell table:formula="of:=[.B772]-[.$F$5]" office:value-type="float" office:value="-1.004" calcext:value-type="float">
            <text:p>-1.004</text:p>
          </table:table-cell>
          <table:table-cell table:formula="of:=[.C772]-[.$F$7]" office:value-type="float" office:value="0.429" calcext:value-type="float">
            <text:p>0.429</text:p>
          </table:table-cell>
          <table:table-cell table:formula="of:=[.D772]-[.$F$9]" office:value-type="float" office:value="-5.146" calcext:value-type="float">
            <text:p>-5.146</text:p>
          </table:table-cell>
          <table:table-cell office:value-type="float" office:value="5590" calcext:value-type="float">
            <text:p>5590</text:p>
          </table:table-cell>
          <table:table-cell table:formula="of:=[.$S$5]+[.H772]*[.$T$5]+[.I772]*[.$U$5]+[.J772]*[.$V$5]+[.K772]*[.$W$5]" office:value-type="float" office:value="5590" calcext:value-type="float">
            <text:p>5590</text:p>
          </table:table-cell>
          <table:table-cell table:formula="of:=[.L772]-[.M772]" office:value-type="float" office:value="0" calcext:value-type="float">
            <text:p>0</text:p>
          </table:table-cell>
          <table:table-cell table:formula="of:=[.N772]*[.N7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773]-[.$F$3]" office:value-type="float" office:value="1.587" calcext:value-type="float">
            <text:p>1.587</text:p>
          </table:table-cell>
          <table:table-cell table:formula="of:=[.B773]-[.$F$5]" office:value-type="float" office:value="-0.00399999999999956" calcext:value-type="float">
            <text:p>-0.004</text:p>
          </table:table-cell>
          <table:table-cell table:formula="of:=[.C773]-[.$F$7]" office:value-type="float" office:value="-1.571" calcext:value-type="float">
            <text:p>-1.571</text:p>
          </table:table-cell>
          <table:table-cell table:formula="of:=[.D773]-[.$F$9]" office:value-type="float" office:value="1.854" calcext:value-type="float">
            <text:p>1.854</text:p>
          </table:table-cell>
          <table:table-cell office:value-type="float" office:value="5530" calcext:value-type="float">
            <text:p>5530</text:p>
          </table:table-cell>
          <table:table-cell table:formula="of:=[.$S$5]+[.H773]*[.$T$5]+[.I773]*[.$U$5]+[.J773]*[.$V$5]+[.K773]*[.$W$5]" office:value-type="float" office:value="5530" calcext:value-type="float">
            <text:p>5530</text:p>
          </table:table-cell>
          <table:table-cell table:formula="of:=[.L773]-[.M773]" office:value-type="float" office:value="0" calcext:value-type="float">
            <text:p>0</text:p>
          </table:table-cell>
          <table:table-cell table:formula="of:=[.N773]*[.N7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774]-[.$F$3]" office:value-type="float" office:value="-13.413" calcext:value-type="float">
            <text:p>-13.413</text:p>
          </table:table-cell>
          <table:table-cell table:formula="of:=[.B774]-[.$F$5]" office:value-type="float" office:value="2.996" calcext:value-type="float">
            <text:p>2.996</text:p>
          </table:table-cell>
          <table:table-cell table:formula="of:=[.C774]-[.$F$7]" office:value-type="float" office:value="2.429" calcext:value-type="float">
            <text:p>2.429</text:p>
          </table:table-cell>
          <table:table-cell table:formula="of:=[.D774]-[.$F$9]" office:value-type="float" office:value="0.854" calcext:value-type="float">
            <text:p>0.854</text:p>
          </table:table-cell>
          <table:table-cell office:value-type="float" office:value="5080" calcext:value-type="float">
            <text:p>5080</text:p>
          </table:table-cell>
          <table:table-cell table:formula="of:=[.$S$5]+[.H774]*[.$T$5]+[.I774]*[.$U$5]+[.J774]*[.$V$5]+[.K774]*[.$W$5]" office:value-type="float" office:value="5080" calcext:value-type="float">
            <text:p>5080</text:p>
          </table:table-cell>
          <table:table-cell table:formula="of:=[.L774]-[.M774]" office:value-type="float" office:value="0" calcext:value-type="float">
            <text:p>0</text:p>
          </table:table-cell>
          <table:table-cell table:formula="of:=[.N774]*[.N7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775]-[.$F$3]" office:value-type="float" office:value="-14.413" calcext:value-type="float">
            <text:p>-14.413</text:p>
          </table:table-cell>
          <table:table-cell table:formula="of:=[.B775]-[.$F$5]" office:value-type="float" office:value="-1.004" calcext:value-type="float">
            <text:p>-1.004</text:p>
          </table:table-cell>
          <table:table-cell table:formula="of:=[.C775]-[.$F$7]" office:value-type="float" office:value="-1.571" calcext:value-type="float">
            <text:p>-1.571</text:p>
          </table:table-cell>
          <table:table-cell table:formula="of:=[.D775]-[.$F$9]" office:value-type="float" office:value="-3.146" calcext:value-type="float">
            <text:p>-3.146</text:p>
          </table:table-cell>
          <table:table-cell office:value-type="float" office:value="5050" calcext:value-type="float">
            <text:p>5050</text:p>
          </table:table-cell>
          <table:table-cell table:formula="of:=[.$S$5]+[.H775]*[.$T$5]+[.I775]*[.$U$5]+[.J775]*[.$V$5]+[.K775]*[.$W$5]" office:value-type="float" office:value="5050" calcext:value-type="float">
            <text:p>5050</text:p>
          </table:table-cell>
          <table:table-cell table:formula="of:=[.L775]-[.M775]" office:value-type="float" office:value="0" calcext:value-type="float">
            <text:p>0</text:p>
          </table:table-cell>
          <table:table-cell table:formula="of:=[.N775]*[.N7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776]-[.$F$3]" office:value-type="float" office:value="7.587" calcext:value-type="float">
            <text:p>7.587</text:p>
          </table:table-cell>
          <table:table-cell table:formula="of:=[.B776]-[.$F$5]" office:value-type="float" office:value="1.996" calcext:value-type="float">
            <text:p>1.996</text:p>
          </table:table-cell>
          <table:table-cell table:formula="of:=[.C776]-[.$F$7]" office:value-type="float" office:value="-1.571" calcext:value-type="float">
            <text:p>-1.571</text:p>
          </table:table-cell>
          <table:table-cell table:formula="of:=[.D776]-[.$F$9]" office:value-type="float" office:value="4.854" calcext:value-type="float">
            <text:p>4.854</text:p>
          </table:table-cell>
          <table:table-cell office:value-type="float" office:value="5710" calcext:value-type="float">
            <text:p>5710</text:p>
          </table:table-cell>
          <table:table-cell table:formula="of:=[.$S$5]+[.H776]*[.$T$5]+[.I776]*[.$U$5]+[.J776]*[.$V$5]+[.K776]*[.$W$5]" office:value-type="float" office:value="5710" calcext:value-type="float">
            <text:p>5710</text:p>
          </table:table-cell>
          <table:table-cell table:formula="of:=[.L776]-[.M776]" office:value-type="float" office:value="0" calcext:value-type="float">
            <text:p>0</text:p>
          </table:table-cell>
          <table:table-cell table:formula="of:=[.N776]*[.N7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777]-[.$F$3]" office:value-type="float" office:value="3.587" calcext:value-type="float">
            <text:p>3.587</text:p>
          </table:table-cell>
          <table:table-cell table:formula="of:=[.B777]-[.$F$5]" office:value-type="float" office:value="-1.004" calcext:value-type="float">
            <text:p>-1.004</text:p>
          </table:table-cell>
          <table:table-cell table:formula="of:=[.C777]-[.$F$7]" office:value-type="float" office:value="-3.571" calcext:value-type="float">
            <text:p>-3.571</text:p>
          </table:table-cell>
          <table:table-cell table:formula="of:=[.D777]-[.$F$9]" office:value-type="float" office:value="4.854" calcext:value-type="float">
            <text:p>4.854</text:p>
          </table:table-cell>
          <table:table-cell office:value-type="float" office:value="5590" calcext:value-type="float">
            <text:p>5590</text:p>
          </table:table-cell>
          <table:table-cell table:formula="of:=[.$S$5]+[.H777]*[.$T$5]+[.I777]*[.$U$5]+[.J777]*[.$V$5]+[.K777]*[.$W$5]" office:value-type="float" office:value="5590" calcext:value-type="float">
            <text:p>5590</text:p>
          </table:table-cell>
          <table:table-cell table:formula="of:=[.L777]-[.M777]" office:value-type="float" office:value="0" calcext:value-type="float">
            <text:p>0</text:p>
          </table:table-cell>
          <table:table-cell table:formula="of:=[.N777]*[.N7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78]-[.$F$3]" office:value-type="float" office:value="7.587" calcext:value-type="float">
            <text:p>7.587</text:p>
          </table:table-cell>
          <table:table-cell table:formula="of:=[.B778]-[.$F$5]" office:value-type="float" office:value="0.996" calcext:value-type="float">
            <text:p>0.996</text:p>
          </table:table-cell>
          <table:table-cell table:formula="of:=[.C778]-[.$F$7]" office:value-type="float" office:value="0.429" calcext:value-type="float">
            <text:p>0.429</text:p>
          </table:table-cell>
          <table:table-cell table:formula="of:=[.D778]-[.$F$9]" office:value-type="float" office:value="2.854" calcext:value-type="float">
            <text:p>2.854</text:p>
          </table:table-cell>
          <table:table-cell office:value-type="float" office:value="5710" calcext:value-type="float">
            <text:p>5710</text:p>
          </table:table-cell>
          <table:table-cell table:formula="of:=[.$S$5]+[.H778]*[.$T$5]+[.I778]*[.$U$5]+[.J778]*[.$V$5]+[.K778]*[.$W$5]" office:value-type="float" office:value="5710" calcext:value-type="float">
            <text:p>5710</text:p>
          </table:table-cell>
          <table:table-cell table:formula="of:=[.L778]-[.M778]" office:value-type="float" office:value="0" calcext:value-type="float">
            <text:p>0</text:p>
          </table:table-cell>
          <table:table-cell table:formula="of:=[.N778]*[.N77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79]-[.$F$3]" office:value-type="float" office:value="1.587" calcext:value-type="float">
            <text:p>1.587</text:p>
          </table:table-cell>
          <table:table-cell table:formula="of:=[.B779]-[.$F$5]" office:value-type="float" office:value="-3.004" calcext:value-type="float">
            <text:p>-3.004</text:p>
          </table:table-cell>
          <table:table-cell table:formula="of:=[.C779]-[.$F$7]" office:value-type="float" office:value="0.429" calcext:value-type="float">
            <text:p>0.429</text:p>
          </table:table-cell>
          <table:table-cell table:formula="of:=[.D779]-[.$F$9]" office:value-type="float" office:value="-4.146" calcext:value-type="float">
            <text:p>-4.146</text:p>
          </table:table-cell>
          <table:table-cell office:value-type="float" office:value="5530" calcext:value-type="float">
            <text:p>5530</text:p>
          </table:table-cell>
          <table:table-cell table:formula="of:=[.$S$5]+[.H779]*[.$T$5]+[.I779]*[.$U$5]+[.J779]*[.$V$5]+[.K779]*[.$W$5]" office:value-type="float" office:value="5530" calcext:value-type="float">
            <text:p>5530</text:p>
          </table:table-cell>
          <table:table-cell table:formula="of:=[.L779]-[.M779]" office:value-type="float" office:value="0" calcext:value-type="float">
            <text:p>0</text:p>
          </table:table-cell>
          <table:table-cell table:formula="of:=[.N779]*[.N7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80]-[.$F$3]" office:value-type="float" office:value="-2.413" calcext:value-type="float">
            <text:p>-2.413</text:p>
          </table:table-cell>
          <table:table-cell table:formula="of:=[.B780]-[.$F$5]" office:value-type="float" office:value="1.996" calcext:value-type="float">
            <text:p>1.996</text:p>
          </table:table-cell>
          <table:table-cell table:formula="of:=[.C780]-[.$F$7]" office:value-type="float" office:value="-2.571" calcext:value-type="float">
            <text:p>-2.571</text:p>
          </table:table-cell>
          <table:table-cell table:formula="of:=[.D780]-[.$F$9]" office:value-type="float" office:value="2.854" calcext:value-type="float">
            <text:p>2.854</text:p>
          </table:table-cell>
          <table:table-cell office:value-type="float" office:value="5410" calcext:value-type="float">
            <text:p>5410</text:p>
          </table:table-cell>
          <table:table-cell table:formula="of:=[.$S$5]+[.H780]*[.$T$5]+[.I780]*[.$U$5]+[.J780]*[.$V$5]+[.K780]*[.$W$5]" office:value-type="float" office:value="5410" calcext:value-type="float">
            <text:p>5410</text:p>
          </table:table-cell>
          <table:table-cell table:formula="of:=[.L780]-[.M780]" office:value-type="float" office:value="0" calcext:value-type="float">
            <text:p>0</text:p>
          </table:table-cell>
          <table:table-cell table:formula="of:=[.N780]*[.N7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781]-[.$F$3]" office:value-type="float" office:value="-23.413" calcext:value-type="float">
            <text:p>-23.413</text:p>
          </table:table-cell>
          <table:table-cell table:formula="of:=[.B781]-[.$F$5]" office:value-type="float" office:value="-1.004" calcext:value-type="float">
            <text:p>-1.004</text:p>
          </table:table-cell>
          <table:table-cell table:formula="of:=[.C781]-[.$F$7]" office:value-type="float" office:value="1.429" calcext:value-type="float">
            <text:p>1.429</text:p>
          </table:table-cell>
          <table:table-cell table:formula="of:=[.D781]-[.$F$9]" office:value-type="float" office:value="4.854" calcext:value-type="float">
            <text:p>4.854</text:p>
          </table:table-cell>
          <table:table-cell office:value-type="float" office:value="4780" calcext:value-type="float">
            <text:p>4780</text:p>
          </table:table-cell>
          <table:table-cell table:formula="of:=[.$S$5]+[.H781]*[.$T$5]+[.I781]*[.$U$5]+[.J781]*[.$V$5]+[.K781]*[.$W$5]" office:value-type="float" office:value="4780" calcext:value-type="float">
            <text:p>4780</text:p>
          </table:table-cell>
          <table:table-cell table:formula="of:=[.L781]-[.M781]" office:value-type="float" office:value="0" calcext:value-type="float">
            <text:p>0</text:p>
          </table:table-cell>
          <table:table-cell table:formula="of:=[.N781]*[.N7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782]-[.$F$3]" office:value-type="float" office:value="-2.413" calcext:value-type="float">
            <text:p>-2.413</text:p>
          </table:table-cell>
          <table:table-cell table:formula="of:=[.B782]-[.$F$5]" office:value-type="float" office:value="-3.004" calcext:value-type="float">
            <text:p>-3.004</text:p>
          </table:table-cell>
          <table:table-cell table:formula="of:=[.C782]-[.$F$7]" office:value-type="float" office:value="0.429" calcext:value-type="float">
            <text:p>0.429</text:p>
          </table:table-cell>
          <table:table-cell table:formula="of:=[.D782]-[.$F$9]" office:value-type="float" office:value="4.854" calcext:value-type="float">
            <text:p>4.854</text:p>
          </table:table-cell>
          <table:table-cell office:value-type="float" office:value="5410" calcext:value-type="float">
            <text:p>5410</text:p>
          </table:table-cell>
          <table:table-cell table:formula="of:=[.$S$5]+[.H782]*[.$T$5]+[.I782]*[.$U$5]+[.J782]*[.$V$5]+[.K782]*[.$W$5]" office:value-type="float" office:value="5410" calcext:value-type="float">
            <text:p>5410</text:p>
          </table:table-cell>
          <table:table-cell table:formula="of:=[.L782]-[.M782]" office:value-type="float" office:value="0" calcext:value-type="float">
            <text:p>0</text:p>
          </table:table-cell>
          <table:table-cell table:formula="of:=[.N782]*[.N7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783]-[.$F$3]" office:value-type="float" office:value="-4.413" calcext:value-type="float">
            <text:p>-4.413</text:p>
          </table:table-cell>
          <table:table-cell table:formula="of:=[.B783]-[.$F$5]" office:value-type="float" office:value="-2.004" calcext:value-type="float">
            <text:p>-2.004</text:p>
          </table:table-cell>
          <table:table-cell table:formula="of:=[.C783]-[.$F$7]" office:value-type="float" office:value="2.429" calcext:value-type="float">
            <text:p>2.429</text:p>
          </table:table-cell>
          <table:table-cell table:formula="of:=[.D783]-[.$F$9]" office:value-type="float" office:value="-2.146" calcext:value-type="float">
            <text:p>-2.146</text:p>
          </table:table-cell>
          <table:table-cell office:value-type="float" office:value="5350" calcext:value-type="float">
            <text:p>5350</text:p>
          </table:table-cell>
          <table:table-cell table:formula="of:=[.$S$5]+[.H783]*[.$T$5]+[.I783]*[.$U$5]+[.J783]*[.$V$5]+[.K783]*[.$W$5]" office:value-type="float" office:value="5350" calcext:value-type="float">
            <text:p>5350</text:p>
          </table:table-cell>
          <table:table-cell table:formula="of:=[.L783]-[.M783]" office:value-type="float" office:value="0" calcext:value-type="float">
            <text:p>0</text:p>
          </table:table-cell>
          <table:table-cell table:formula="of:=[.N783]*[.N7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84]-[.$F$3]" office:value-type="float" office:value="4.587" calcext:value-type="float">
            <text:p>4.587</text:p>
          </table:table-cell>
          <table:table-cell table:formula="of:=[.B784]-[.$F$5]" office:value-type="float" office:value="-1.004" calcext:value-type="float">
            <text:p>-1.004</text:p>
          </table:table-cell>
          <table:table-cell table:formula="of:=[.C784]-[.$F$7]" office:value-type="float" office:value="-0.571" calcext:value-type="float">
            <text:p>-0.571</text:p>
          </table:table-cell>
          <table:table-cell table:formula="of:=[.D784]-[.$F$9]" office:value-type="float" office:value="-5.146" calcext:value-type="float">
            <text:p>-5.146</text:p>
          </table:table-cell>
          <table:table-cell office:value-type="float" office:value="5620" calcext:value-type="float">
            <text:p>5620</text:p>
          </table:table-cell>
          <table:table-cell table:formula="of:=[.$S$5]+[.H784]*[.$T$5]+[.I784]*[.$U$5]+[.J784]*[.$V$5]+[.K784]*[.$W$5]" office:value-type="float" office:value="5620" calcext:value-type="float">
            <text:p>5620</text:p>
          </table:table-cell>
          <table:table-cell table:formula="of:=[.L784]-[.M784]" office:value-type="float" office:value="0" calcext:value-type="float">
            <text:p>0</text:p>
          </table:table-cell>
          <table:table-cell table:formula="of:=[.N784]*[.N7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785]-[.$F$3]" office:value-type="float" office:value="-3.413" calcext:value-type="float">
            <text:p>-3.413</text:p>
          </table:table-cell>
          <table:table-cell table:formula="of:=[.B785]-[.$F$5]" office:value-type="float" office:value="-1.004" calcext:value-type="float">
            <text:p>-1.004</text:p>
          </table:table-cell>
          <table:table-cell table:formula="of:=[.C785]-[.$F$7]" office:value-type="float" office:value="-0.571" calcext:value-type="float">
            <text:p>-0.571</text:p>
          </table:table-cell>
          <table:table-cell table:formula="of:=[.D785]-[.$F$9]" office:value-type="float" office:value="4.854" calcext:value-type="float">
            <text:p>4.854</text:p>
          </table:table-cell>
          <table:table-cell office:value-type="float" office:value="5380" calcext:value-type="float">
            <text:p>5380</text:p>
          </table:table-cell>
          <table:table-cell table:formula="of:=[.$S$5]+[.H785]*[.$T$5]+[.I785]*[.$U$5]+[.J785]*[.$V$5]+[.K785]*[.$W$5]" office:value-type="float" office:value="5380" calcext:value-type="float">
            <text:p>5380</text:p>
          </table:table-cell>
          <table:table-cell table:formula="of:=[.L785]-[.M785]" office:value-type="float" office:value="0" calcext:value-type="float">
            <text:p>0</text:p>
          </table:table-cell>
          <table:table-cell table:formula="of:=[.N785]*[.N7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786]-[.$F$3]" office:value-type="float" office:value="-17.413" calcext:value-type="float">
            <text:p>-17.413</text:p>
          </table:table-cell>
          <table:table-cell table:formula="of:=[.B786]-[.$F$5]" office:value-type="float" office:value="-2.004" calcext:value-type="float">
            <text:p>-2.004</text:p>
          </table:table-cell>
          <table:table-cell table:formula="of:=[.C786]-[.$F$7]" office:value-type="float" office:value="0.429" calcext:value-type="float">
            <text:p>0.429</text:p>
          </table:table-cell>
          <table:table-cell table:formula="of:=[.D786]-[.$F$9]" office:value-type="float" office:value="4.854" calcext:value-type="float">
            <text:p>4.854</text:p>
          </table:table-cell>
          <table:table-cell office:value-type="float" office:value="4960" calcext:value-type="float">
            <text:p>4960</text:p>
          </table:table-cell>
          <table:table-cell table:formula="of:=[.$S$5]+[.H786]*[.$T$5]+[.I786]*[.$U$5]+[.J786]*[.$V$5]+[.K786]*[.$W$5]" office:value-type="float" office:value="4960" calcext:value-type="float">
            <text:p>4960</text:p>
          </table:table-cell>
          <table:table-cell table:formula="of:=[.L786]-[.M786]" office:value-type="float" office:value="0" calcext:value-type="float">
            <text:p>0</text:p>
          </table:table-cell>
          <table:table-cell table:formula="of:=[.N786]*[.N7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787]-[.$F$3]" office:value-type="float" office:value="-0.412999999999997" calcext:value-type="float">
            <text:p>-0.412999999999997</text:p>
          </table:table-cell>
          <table:table-cell table:formula="of:=[.B787]-[.$F$5]" office:value-type="float" office:value="0.996" calcext:value-type="float">
            <text:p>0.996</text:p>
          </table:table-cell>
          <table:table-cell table:formula="of:=[.C787]-[.$F$7]" office:value-type="float" office:value="3.429" calcext:value-type="float">
            <text:p>3.429</text:p>
          </table:table-cell>
          <table:table-cell table:formula="of:=[.D787]-[.$F$9]" office:value-type="float" office:value="-2.146" calcext:value-type="float">
            <text:p>-2.146</text:p>
          </table:table-cell>
          <table:table-cell office:value-type="float" office:value="5470" calcext:value-type="float">
            <text:p>5470</text:p>
          </table:table-cell>
          <table:table-cell table:formula="of:=[.$S$5]+[.H787]*[.$T$5]+[.I787]*[.$U$5]+[.J787]*[.$V$5]+[.K787]*[.$W$5]" office:value-type="float" office:value="5470" calcext:value-type="float">
            <text:p>5470</text:p>
          </table:table-cell>
          <table:table-cell table:formula="of:=[.L787]-[.M787]" office:value-type="float" office:value="0" calcext:value-type="float">
            <text:p>0</text:p>
          </table:table-cell>
          <table:table-cell table:formula="of:=[.N787]*[.N7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788]-[.$F$3]" office:value-type="float" office:value="5.587" calcext:value-type="float">
            <text:p>5.587</text:p>
          </table:table-cell>
          <table:table-cell table:formula="of:=[.B788]-[.$F$5]" office:value-type="float" office:value="0.996" calcext:value-type="float">
            <text:p>0.996</text:p>
          </table:table-cell>
          <table:table-cell table:formula="of:=[.C788]-[.$F$7]" office:value-type="float" office:value="2.429" calcext:value-type="float">
            <text:p>2.429</text:p>
          </table:table-cell>
          <table:table-cell table:formula="of:=[.D788]-[.$F$9]" office:value-type="float" office:value="2.854" calcext:value-type="float">
            <text:p>2.854</text:p>
          </table:table-cell>
          <table:table-cell office:value-type="float" office:value="5650" calcext:value-type="float">
            <text:p>5650</text:p>
          </table:table-cell>
          <table:table-cell table:formula="of:=[.$S$5]+[.H788]*[.$T$5]+[.I788]*[.$U$5]+[.J788]*[.$V$5]+[.K788]*[.$W$5]" office:value-type="float" office:value="5650" calcext:value-type="float">
            <text:p>5650</text:p>
          </table:table-cell>
          <table:table-cell table:formula="of:=[.L788]-[.M788]" office:value-type="float" office:value="0" calcext:value-type="float">
            <text:p>0</text:p>
          </table:table-cell>
          <table:table-cell table:formula="of:=[.N788]*[.N7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789]-[.$F$3]" office:value-type="float" office:value="-6.413" calcext:value-type="float">
            <text:p>-6.413</text:p>
          </table:table-cell>
          <table:table-cell table:formula="of:=[.B789]-[.$F$5]" office:value-type="float" office:value="0.996" calcext:value-type="float">
            <text:p>0.996</text:p>
          </table:table-cell>
          <table:table-cell table:formula="of:=[.C789]-[.$F$7]" office:value-type="float" office:value="2.429" calcext:value-type="float">
            <text:p>2.429</text:p>
          </table:table-cell>
          <table:table-cell table:formula="of:=[.D789]-[.$F$9]" office:value-type="float" office:value="-2.146" calcext:value-type="float">
            <text:p>-2.146</text:p>
          </table:table-cell>
          <table:table-cell office:value-type="float" office:value="5290" calcext:value-type="float">
            <text:p>5290</text:p>
          </table:table-cell>
          <table:table-cell table:formula="of:=[.$S$5]+[.H789]*[.$T$5]+[.I789]*[.$U$5]+[.J789]*[.$V$5]+[.K789]*[.$W$5]" office:value-type="float" office:value="5290" calcext:value-type="float">
            <text:p>5290</text:p>
          </table:table-cell>
          <table:table-cell table:formula="of:=[.L789]-[.M789]" office:value-type="float" office:value="0" calcext:value-type="float">
            <text:p>0</text:p>
          </table:table-cell>
          <table:table-cell table:formula="of:=[.N789]*[.N7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  <table:table-cell table:formula="of:=[.A790]-[.$F$3]" office:value-type="float" office:value="-6.413" calcext:value-type="float">
            <text:p>-6.413</text:p>
          </table:table-cell>
          <table:table-cell table:formula="of:=[.B790]-[.$F$5]" office:value-type="float" office:value="1.996" calcext:value-type="float">
            <text:p>1.996</text:p>
          </table:table-cell>
          <table:table-cell table:formula="of:=[.C790]-[.$F$7]" office:value-type="float" office:value="-0.571" calcext:value-type="float">
            <text:p>-0.571</text:p>
          </table:table-cell>
          <table:table-cell table:formula="of:=[.D790]-[.$F$9]" office:value-type="float" office:value="0.854" calcext:value-type="float">
            <text:p>0.854</text:p>
          </table:table-cell>
          <table:table-cell office:value-type="float" office:value="5290" calcext:value-type="float">
            <text:p>5290</text:p>
          </table:table-cell>
          <table:table-cell table:formula="of:=[.$S$5]+[.H790]*[.$T$5]+[.I790]*[.$U$5]+[.J790]*[.$V$5]+[.K790]*[.$W$5]" office:value-type="float" office:value="5290" calcext:value-type="float">
            <text:p>5290</text:p>
          </table:table-cell>
          <table:table-cell table:formula="of:=[.L790]-[.M790]" office:value-type="float" office:value="0" calcext:value-type="float">
            <text:p>0</text:p>
          </table:table-cell>
          <table:table-cell table:formula="of:=[.N790]*[.N7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91]-[.$F$3]" office:value-type="float" office:value="3.587" calcext:value-type="float">
            <text:p>3.587</text:p>
          </table:table-cell>
          <table:table-cell table:formula="of:=[.B791]-[.$F$5]" office:value-type="float" office:value="-0.00399999999999956" calcext:value-type="float">
            <text:p>-0.004</text:p>
          </table:table-cell>
          <table:table-cell table:formula="of:=[.C791]-[.$F$7]" office:value-type="float" office:value="1.429" calcext:value-type="float">
            <text:p>1.429</text:p>
          </table:table-cell>
          <table:table-cell table:formula="of:=[.D791]-[.$F$9]" office:value-type="float" office:value="-5.146" calcext:value-type="float">
            <text:p>-5.146</text:p>
          </table:table-cell>
          <table:table-cell office:value-type="float" office:value="5590" calcext:value-type="float">
            <text:p>5590</text:p>
          </table:table-cell>
          <table:table-cell table:formula="of:=[.$S$5]+[.H791]*[.$T$5]+[.I791]*[.$U$5]+[.J791]*[.$V$5]+[.K791]*[.$W$5]" office:value-type="float" office:value="5590" calcext:value-type="float">
            <text:p>5590</text:p>
          </table:table-cell>
          <table:table-cell table:formula="of:=[.L791]-[.M791]" office:value-type="float" office:value="0" calcext:value-type="float">
            <text:p>0</text:p>
          </table:table-cell>
          <table:table-cell table:formula="of:=[.N791]*[.N7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92]-[.$F$3]" office:value-type="float" office:value="-4.413" calcext:value-type="float">
            <text:p>-4.413</text:p>
          </table:table-cell>
          <table:table-cell table:formula="of:=[.B792]-[.$F$5]" office:value-type="float" office:value="-2.004" calcext:value-type="float">
            <text:p>-2.004</text:p>
          </table:table-cell>
          <table:table-cell table:formula="of:=[.C792]-[.$F$7]" office:value-type="float" office:value="0.429" calcext:value-type="float">
            <text:p>0.429</text:p>
          </table:table-cell>
          <table:table-cell table:formula="of:=[.D792]-[.$F$9]" office:value-type="float" office:value="-5.146" calcext:value-type="float">
            <text:p>-5.146</text:p>
          </table:table-cell>
          <table:table-cell office:value-type="float" office:value="5350" calcext:value-type="float">
            <text:p>5350</text:p>
          </table:table-cell>
          <table:table-cell table:formula="of:=[.$S$5]+[.H792]*[.$T$5]+[.I792]*[.$U$5]+[.J792]*[.$V$5]+[.K792]*[.$W$5]" office:value-type="float" office:value="5350" calcext:value-type="float">
            <text:p>5350</text:p>
          </table:table-cell>
          <table:table-cell table:formula="of:=[.L792]-[.M792]" office:value-type="float" office:value="0" calcext:value-type="float">
            <text:p>0</text:p>
          </table:table-cell>
          <table:table-cell table:formula="of:=[.N792]*[.N7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93]-[.$F$3]" office:value-type="float" office:value="4.587" calcext:value-type="float">
            <text:p>4.587</text:p>
          </table:table-cell>
          <table:table-cell table:formula="of:=[.B793]-[.$F$5]" office:value-type="float" office:value="1.996" calcext:value-type="float">
            <text:p>1.996</text:p>
          </table:table-cell>
          <table:table-cell table:formula="of:=[.C793]-[.$F$7]" office:value-type="float" office:value="-1.571" calcext:value-type="float">
            <text:p>-1.571</text:p>
          </table:table-cell>
          <table:table-cell table:formula="of:=[.D793]-[.$F$9]" office:value-type="float" office:value="-4.146" calcext:value-type="float">
            <text:p>-4.146</text:p>
          </table:table-cell>
          <table:table-cell office:value-type="float" office:value="5620" calcext:value-type="float">
            <text:p>5620</text:p>
          </table:table-cell>
          <table:table-cell table:formula="of:=[.$S$5]+[.H793]*[.$T$5]+[.I793]*[.$U$5]+[.J793]*[.$V$5]+[.K793]*[.$W$5]" office:value-type="float" office:value="5620" calcext:value-type="float">
            <text:p>5620</text:p>
          </table:table-cell>
          <table:table-cell table:formula="of:=[.L793]-[.M793]" office:value-type="float" office:value="0" calcext:value-type="float">
            <text:p>0</text:p>
          </table:table-cell>
          <table:table-cell table:formula="of:=[.N793]*[.N7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794]-[.$F$3]" office:value-type="float" office:value="-6.413" calcext:value-type="float">
            <text:p>-6.413</text:p>
          </table:table-cell>
          <table:table-cell table:formula="of:=[.B794]-[.$F$5]" office:value-type="float" office:value="-0.00399999999999956" calcext:value-type="float">
            <text:p>-0.004</text:p>
          </table:table-cell>
          <table:table-cell table:formula="of:=[.C794]-[.$F$7]" office:value-type="float" office:value="1.429" calcext:value-type="float">
            <text:p>1.429</text:p>
          </table:table-cell>
          <table:table-cell table:formula="of:=[.D794]-[.$F$9]" office:value-type="float" office:value="-4.146" calcext:value-type="float">
            <text:p>-4.146</text:p>
          </table:table-cell>
          <table:table-cell office:value-type="float" office:value="5290" calcext:value-type="float">
            <text:p>5290</text:p>
          </table:table-cell>
          <table:table-cell table:formula="of:=[.$S$5]+[.H794]*[.$T$5]+[.I794]*[.$U$5]+[.J794]*[.$V$5]+[.K794]*[.$W$5]" office:value-type="float" office:value="5290" calcext:value-type="float">
            <text:p>5290</text:p>
          </table:table-cell>
          <table:table-cell table:formula="of:=[.L794]-[.M794]" office:value-type="float" office:value="0" calcext:value-type="float">
            <text:p>0</text:p>
          </table:table-cell>
          <table:table-cell table:formula="of:=[.N794]*[.N7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795]-[.$F$3]" office:value-type="float" office:value="8.587" calcext:value-type="float">
            <text:p>8.587</text:p>
          </table:table-cell>
          <table:table-cell table:formula="of:=[.B795]-[.$F$5]" office:value-type="float" office:value="-1.004" calcext:value-type="float">
            <text:p>-1.004</text:p>
          </table:table-cell>
          <table:table-cell table:formula="of:=[.C795]-[.$F$7]" office:value-type="float" office:value="-0.571" calcext:value-type="float">
            <text:p>-0.571</text:p>
          </table:table-cell>
          <table:table-cell table:formula="of:=[.D795]-[.$F$9]" office:value-type="float" office:value="4.854" calcext:value-type="float">
            <text:p>4.854</text:p>
          </table:table-cell>
          <table:table-cell office:value-type="float" office:value="5740" calcext:value-type="float">
            <text:p>5740</text:p>
          </table:table-cell>
          <table:table-cell table:formula="of:=[.$S$5]+[.H795]*[.$T$5]+[.I795]*[.$U$5]+[.J795]*[.$V$5]+[.K795]*[.$W$5]" office:value-type="float" office:value="5740" calcext:value-type="float">
            <text:p>5740</text:p>
          </table:table-cell>
          <table:table-cell table:formula="of:=[.L795]-[.M795]" office:value-type="float" office:value="0" calcext:value-type="float">
            <text:p>0</text:p>
          </table:table-cell>
          <table:table-cell table:formula="of:=[.N795]*[.N7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796]-[.$F$3]" office:value-type="float" office:value="-3.413" calcext:value-type="float">
            <text:p>-3.413</text:p>
          </table:table-cell>
          <table:table-cell table:formula="of:=[.B796]-[.$F$5]" office:value-type="float" office:value="2.996" calcext:value-type="float">
            <text:p>2.996</text:p>
          </table:table-cell>
          <table:table-cell table:formula="of:=[.C796]-[.$F$7]" office:value-type="float" office:value="0.429" calcext:value-type="float">
            <text:p>0.429</text:p>
          </table:table-cell>
          <table:table-cell table:formula="of:=[.D796]-[.$F$9]" office:value-type="float" office:value="-3.146" calcext:value-type="float">
            <text:p>-3.146</text:p>
          </table:table-cell>
          <table:table-cell office:value-type="float" office:value="5380" calcext:value-type="float">
            <text:p>5380</text:p>
          </table:table-cell>
          <table:table-cell table:formula="of:=[.$S$5]+[.H796]*[.$T$5]+[.I796]*[.$U$5]+[.J796]*[.$V$5]+[.K796]*[.$W$5]" office:value-type="float" office:value="5380" calcext:value-type="float">
            <text:p>5380</text:p>
          </table:table-cell>
          <table:table-cell table:formula="of:=[.L796]-[.M796]" office:value-type="float" office:value="0" calcext:value-type="float">
            <text:p>0</text:p>
          </table:table-cell>
          <table:table-cell table:formula="of:=[.N796]*[.N7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797]-[.$F$3]" office:value-type="float" office:value="4.587" calcext:value-type="float">
            <text:p>4.587</text:p>
          </table:table-cell>
          <table:table-cell table:formula="of:=[.B797]-[.$F$5]" office:value-type="float" office:value="0.996" calcext:value-type="float">
            <text:p>0.996</text:p>
          </table:table-cell>
          <table:table-cell table:formula="of:=[.C797]-[.$F$7]" office:value-type="float" office:value="-1.571" calcext:value-type="float">
            <text:p>-1.571</text:p>
          </table:table-cell>
          <table:table-cell table:formula="of:=[.D797]-[.$F$9]" office:value-type="float" office:value="-1.146" calcext:value-type="float">
            <text:p>-1.146</text:p>
          </table:table-cell>
          <table:table-cell office:value-type="float" office:value="5620" calcext:value-type="float">
            <text:p>5620</text:p>
          </table:table-cell>
          <table:table-cell table:formula="of:=[.$S$5]+[.H797]*[.$T$5]+[.I797]*[.$U$5]+[.J797]*[.$V$5]+[.K797]*[.$W$5]" office:value-type="float" office:value="5620" calcext:value-type="float">
            <text:p>5620</text:p>
          </table:table-cell>
          <table:table-cell table:formula="of:=[.L797]-[.M797]" office:value-type="float" office:value="0" calcext:value-type="float">
            <text:p>0</text:p>
          </table:table-cell>
          <table:table-cell table:formula="of:=[.N797]*[.N7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798]-[.$F$3]" office:value-type="float" office:value="-8.413" calcext:value-type="float">
            <text:p>-8.413</text:p>
          </table:table-cell>
          <table:table-cell table:formula="of:=[.B798]-[.$F$5]" office:value-type="float" office:value="-0.00399999999999956" calcext:value-type="float">
            <text:p>-0.004</text:p>
          </table:table-cell>
          <table:table-cell table:formula="of:=[.C798]-[.$F$7]" office:value-type="float" office:value="-1.571" calcext:value-type="float">
            <text:p>-1.571</text:p>
          </table:table-cell>
          <table:table-cell table:formula="of:=[.D798]-[.$F$9]" office:value-type="float" office:value="-5.146" calcext:value-type="float">
            <text:p>-5.146</text:p>
          </table:table-cell>
          <table:table-cell office:value-type="float" office:value="5230" calcext:value-type="float">
            <text:p>5230</text:p>
          </table:table-cell>
          <table:table-cell table:formula="of:=[.$S$5]+[.H798]*[.$T$5]+[.I798]*[.$U$5]+[.J798]*[.$V$5]+[.K798]*[.$W$5]" office:value-type="float" office:value="5230" calcext:value-type="float">
            <text:p>5230</text:p>
          </table:table-cell>
          <table:table-cell table:formula="of:=[.L798]-[.M798]" office:value-type="float" office:value="0" calcext:value-type="float">
            <text:p>0</text:p>
          </table:table-cell>
          <table:table-cell table:formula="of:=[.N798]*[.N7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799]-[.$F$3]" office:value-type="float" office:value="-9.413" calcext:value-type="float">
            <text:p>-9.413</text:p>
          </table:table-cell>
          <table:table-cell table:formula="of:=[.B799]-[.$F$5]" office:value-type="float" office:value="-1.004" calcext:value-type="float">
            <text:p>-1.004</text:p>
          </table:table-cell>
          <table:table-cell table:formula="of:=[.C799]-[.$F$7]" office:value-type="float" office:value="1.429" calcext:value-type="float">
            <text:p>1.429</text:p>
          </table:table-cell>
          <table:table-cell table:formula="of:=[.D799]-[.$F$9]" office:value-type="float" office:value="-2.146" calcext:value-type="float">
            <text:p>-2.146</text:p>
          </table:table-cell>
          <table:table-cell office:value-type="float" office:value="5200" calcext:value-type="float">
            <text:p>5200</text:p>
          </table:table-cell>
          <table:table-cell table:formula="of:=[.$S$5]+[.H799]*[.$T$5]+[.I799]*[.$U$5]+[.J799]*[.$V$5]+[.K799]*[.$W$5]" office:value-type="float" office:value="5200" calcext:value-type="float">
            <text:p>5200</text:p>
          </table:table-cell>
          <table:table-cell table:formula="of:=[.L799]-[.M799]" office:value-type="float" office:value="0" calcext:value-type="float">
            <text:p>0</text:p>
          </table:table-cell>
          <table:table-cell table:formula="of:=[.N799]*[.N7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00]-[.$F$3]" office:value-type="float" office:value="15.587" calcext:value-type="float">
            <text:p>15.587</text:p>
          </table:table-cell>
          <table:table-cell table:formula="of:=[.B800]-[.$F$5]" office:value-type="float" office:value="0.996" calcext:value-type="float">
            <text:p>0.996</text:p>
          </table:table-cell>
          <table:table-cell table:formula="of:=[.C800]-[.$F$7]" office:value-type="float" office:value="-0.571" calcext:value-type="float">
            <text:p>-0.571</text:p>
          </table:table-cell>
          <table:table-cell table:formula="of:=[.D800]-[.$F$9]" office:value-type="float" office:value="-1.146" calcext:value-type="float">
            <text:p>-1.146</text:p>
          </table:table-cell>
          <table:table-cell office:value-type="float" office:value="5950" calcext:value-type="float">
            <text:p>5950</text:p>
          </table:table-cell>
          <table:table-cell table:formula="of:=[.$S$5]+[.H800]*[.$T$5]+[.I800]*[.$U$5]+[.J800]*[.$V$5]+[.K800]*[.$W$5]" office:value-type="float" office:value="5950" calcext:value-type="float">
            <text:p>5950</text:p>
          </table:table-cell>
          <table:table-cell table:formula="of:=[.L800]-[.M800]" office:value-type="float" office:value="0" calcext:value-type="float">
            <text:p>0</text:p>
          </table:table-cell>
          <table:table-cell table:formula="of:=[.N800]*[.N8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801]-[.$F$3]" office:value-type="float" office:value="0.587000000000003" calcext:value-type="float">
            <text:p>0.587000000000003</text:p>
          </table:table-cell>
          <table:table-cell table:formula="of:=[.B801]-[.$F$5]" office:value-type="float" office:value="0.996" calcext:value-type="float">
            <text:p>0.996</text:p>
          </table:table-cell>
          <table:table-cell table:formula="of:=[.C801]-[.$F$7]" office:value-type="float" office:value="0.429" calcext:value-type="float">
            <text:p>0.429</text:p>
          </table:table-cell>
          <table:table-cell table:formula="of:=[.D801]-[.$F$9]" office:value-type="float" office:value="1.854" calcext:value-type="float">
            <text:p>1.854</text:p>
          </table:table-cell>
          <table:table-cell office:value-type="float" office:value="5500" calcext:value-type="float">
            <text:p>5500</text:p>
          </table:table-cell>
          <table:table-cell table:formula="of:=[.$S$5]+[.H801]*[.$T$5]+[.I801]*[.$U$5]+[.J801]*[.$V$5]+[.K801]*[.$W$5]" office:value-type="float" office:value="5500" calcext:value-type="float">
            <text:p>5500</text:p>
          </table:table-cell>
          <table:table-cell table:formula="of:=[.L801]-[.M801]" office:value-type="float" office:value="0" calcext:value-type="float">
            <text:p>0</text:p>
          </table:table-cell>
          <table:table-cell table:formula="of:=[.N801]*[.N8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802]-[.$F$3]" office:value-type="float" office:value="-12.413" calcext:value-type="float">
            <text:p>-12.413</text:p>
          </table:table-cell>
          <table:table-cell table:formula="of:=[.B802]-[.$F$5]" office:value-type="float" office:value="-0.00399999999999956" calcext:value-type="float">
            <text:p>-0.004</text:p>
          </table:table-cell>
          <table:table-cell table:formula="of:=[.C802]-[.$F$7]" office:value-type="float" office:value="-2.571" calcext:value-type="float">
            <text:p>-2.571</text:p>
          </table:table-cell>
          <table:table-cell table:formula="of:=[.D802]-[.$F$9]" office:value-type="float" office:value="1.854" calcext:value-type="float">
            <text:p>1.854</text:p>
          </table:table-cell>
          <table:table-cell office:value-type="float" office:value="5110" calcext:value-type="float">
            <text:p>5110</text:p>
          </table:table-cell>
          <table:table-cell table:formula="of:=[.$S$5]+[.H802]*[.$T$5]+[.I802]*[.$U$5]+[.J802]*[.$V$5]+[.K802]*[.$W$5]" office:value-type="float" office:value="5110" calcext:value-type="float">
            <text:p>5110</text:p>
          </table:table-cell>
          <table:table-cell table:formula="of:=[.L802]-[.M802]" office:value-type="float" office:value="0" calcext:value-type="float">
            <text:p>0</text:p>
          </table:table-cell>
          <table:table-cell table:formula="of:=[.N802]*[.N80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803]-[.$F$3]" office:value-type="float" office:value="1.587" calcext:value-type="float">
            <text:p>1.587</text:p>
          </table:table-cell>
          <table:table-cell table:formula="of:=[.B803]-[.$F$5]" office:value-type="float" office:value="1.996" calcext:value-type="float">
            <text:p>1.996</text:p>
          </table:table-cell>
          <table:table-cell table:formula="of:=[.C803]-[.$F$7]" office:value-type="float" office:value="2.429" calcext:value-type="float">
            <text:p>2.429</text:p>
          </table:table-cell>
          <table:table-cell table:formula="of:=[.D803]-[.$F$9]" office:value-type="float" office:value="-4.146" calcext:value-type="float">
            <text:p>-4.146</text:p>
          </table:table-cell>
          <table:table-cell office:value-type="float" office:value="5530" calcext:value-type="float">
            <text:p>5530</text:p>
          </table:table-cell>
          <table:table-cell table:formula="of:=[.$S$5]+[.H803]*[.$T$5]+[.I803]*[.$U$5]+[.J803]*[.$V$5]+[.K803]*[.$W$5]" office:value-type="float" office:value="5530" calcext:value-type="float">
            <text:p>5530</text:p>
          </table:table-cell>
          <table:table-cell table:formula="of:=[.L803]-[.M803]" office:value-type="float" office:value="0" calcext:value-type="float">
            <text:p>0</text:p>
          </table:table-cell>
          <table:table-cell table:formula="of:=[.N803]*[.N8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04]-[.$F$3]" office:value-type="float" office:value="7.587" calcext:value-type="float">
            <text:p>7.587</text:p>
          </table:table-cell>
          <table:table-cell table:formula="of:=[.B804]-[.$F$5]" office:value-type="float" office:value="-0.00399999999999956" calcext:value-type="float">
            <text:p>-0.004</text:p>
          </table:table-cell>
          <table:table-cell table:formula="of:=[.C804]-[.$F$7]" office:value-type="float" office:value="1.429" calcext:value-type="float">
            <text:p>1.429</text:p>
          </table:table-cell>
          <table:table-cell table:formula="of:=[.D804]-[.$F$9]" office:value-type="float" office:value="-0.146" calcext:value-type="float">
            <text:p>-0.146</text:p>
          </table:table-cell>
          <table:table-cell office:value-type="float" office:value="5710" calcext:value-type="float">
            <text:p>5710</text:p>
          </table:table-cell>
          <table:table-cell table:formula="of:=[.$S$5]+[.H804]*[.$T$5]+[.I804]*[.$U$5]+[.J804]*[.$V$5]+[.K804]*[.$W$5]" office:value-type="float" office:value="5710" calcext:value-type="float">
            <text:p>5710</text:p>
          </table:table-cell>
          <table:table-cell table:formula="of:=[.L804]-[.M804]" office:value-type="float" office:value="0" calcext:value-type="float">
            <text:p>0</text:p>
          </table:table-cell>
          <table:table-cell table:formula="of:=[.N804]*[.N80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805]-[.$F$3]" office:value-type="float" office:value="8.587" calcext:value-type="float">
            <text:p>8.587</text:p>
          </table:table-cell>
          <table:table-cell table:formula="of:=[.B805]-[.$F$5]" office:value-type="float" office:value="0.996" calcext:value-type="float">
            <text:p>0.996</text:p>
          </table:table-cell>
          <table:table-cell table:formula="of:=[.C805]-[.$F$7]" office:value-type="float" office:value="0.429" calcext:value-type="float">
            <text:p>0.429</text:p>
          </table:table-cell>
          <table:table-cell table:formula="of:=[.D805]-[.$F$9]" office:value-type="float" office:value="-4.146" calcext:value-type="float">
            <text:p>-4.146</text:p>
          </table:table-cell>
          <table:table-cell office:value-type="float" office:value="5740" calcext:value-type="float">
            <text:p>5740</text:p>
          </table:table-cell>
          <table:table-cell table:formula="of:=[.$S$5]+[.H805]*[.$T$5]+[.I805]*[.$U$5]+[.J805]*[.$V$5]+[.K805]*[.$W$5]" office:value-type="float" office:value="5740" calcext:value-type="float">
            <text:p>5740</text:p>
          </table:table-cell>
          <table:table-cell table:formula="of:=[.L805]-[.M805]" office:value-type="float" office:value="0" calcext:value-type="float">
            <text:p>0</text:p>
          </table:table-cell>
          <table:table-cell table:formula="of:=[.N805]*[.N8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806]-[.$F$3]" office:value-type="float" office:value="4.587" calcext:value-type="float">
            <text:p>4.587</text:p>
          </table:table-cell>
          <table:table-cell table:formula="of:=[.B806]-[.$F$5]" office:value-type="float" office:value="-2.004" calcext:value-type="float">
            <text:p>-2.004</text:p>
          </table:table-cell>
          <table:table-cell table:formula="of:=[.C806]-[.$F$7]" office:value-type="float" office:value="1.429" calcext:value-type="float">
            <text:p>1.429</text:p>
          </table:table-cell>
          <table:table-cell table:formula="of:=[.D806]-[.$F$9]" office:value-type="float" office:value="3.854" calcext:value-type="float">
            <text:p>3.854</text:p>
          </table:table-cell>
          <table:table-cell office:value-type="float" office:value="5620" calcext:value-type="float">
            <text:p>5620</text:p>
          </table:table-cell>
          <table:table-cell table:formula="of:=[.$S$5]+[.H806]*[.$T$5]+[.I806]*[.$U$5]+[.J806]*[.$V$5]+[.K806]*[.$W$5]" office:value-type="float" office:value="5620" calcext:value-type="float">
            <text:p>5620</text:p>
          </table:table-cell>
          <table:table-cell table:formula="of:=[.L806]-[.M806]" office:value-type="float" office:value="0" calcext:value-type="float">
            <text:p>0</text:p>
          </table:table-cell>
          <table:table-cell table:formula="of:=[.N806]*[.N80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807]-[.$F$3]" office:value-type="float" office:value="11.587" calcext:value-type="float">
            <text:p>11.587</text:p>
          </table:table-cell>
          <table:table-cell table:formula="of:=[.B807]-[.$F$5]" office:value-type="float" office:value="1.996" calcext:value-type="float">
            <text:p>1.996</text:p>
          </table:table-cell>
          <table:table-cell table:formula="of:=[.C807]-[.$F$7]" office:value-type="float" office:value="-0.571" calcext:value-type="float">
            <text:p>-0.571</text:p>
          </table:table-cell>
          <table:table-cell table:formula="of:=[.D807]-[.$F$9]" office:value-type="float" office:value="1.854" calcext:value-type="float">
            <text:p>1.854</text:p>
          </table:table-cell>
          <table:table-cell office:value-type="float" office:value="5830" calcext:value-type="float">
            <text:p>5830</text:p>
          </table:table-cell>
          <table:table-cell table:formula="of:=[.$S$5]+[.H807]*[.$T$5]+[.I807]*[.$U$5]+[.J807]*[.$V$5]+[.K807]*[.$W$5]" office:value-type="float" office:value="5830" calcext:value-type="float">
            <text:p>5830</text:p>
          </table:table-cell>
          <table:table-cell table:formula="of:=[.L807]-[.M807]" office:value-type="float" office:value="0" calcext:value-type="float">
            <text:p>0</text:p>
          </table:table-cell>
          <table:table-cell table:formula="of:=[.N807]*[.N8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table:formula="of:=[.A808]-[.$F$3]" office:value-type="float" office:value="4.587" calcext:value-type="float">
            <text:p>4.587</text:p>
          </table:table-cell>
          <table:table-cell table:formula="of:=[.B808]-[.$F$5]" office:value-type="float" office:value="0.996" calcext:value-type="float">
            <text:p>0.996</text:p>
          </table:table-cell>
          <table:table-cell table:formula="of:=[.C808]-[.$F$7]" office:value-type="float" office:value="-1.571" calcext:value-type="float">
            <text:p>-1.571</text:p>
          </table:table-cell>
          <table:table-cell table:formula="of:=[.D808]-[.$F$9]" office:value-type="float" office:value="-0.146" calcext:value-type="float">
            <text:p>-0.146</text:p>
          </table:table-cell>
          <table:table-cell office:value-type="float" office:value="5620" calcext:value-type="float">
            <text:p>5620</text:p>
          </table:table-cell>
          <table:table-cell table:formula="of:=[.$S$5]+[.H808]*[.$T$5]+[.I808]*[.$U$5]+[.J808]*[.$V$5]+[.K808]*[.$W$5]" office:value-type="float" office:value="5620" calcext:value-type="float">
            <text:p>5620</text:p>
          </table:table-cell>
          <table:table-cell table:formula="of:=[.L808]-[.M808]" office:value-type="float" office:value="0" calcext:value-type="float">
            <text:p>0</text:p>
          </table:table-cell>
          <table:table-cell table:formula="of:=[.N808]*[.N80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09]-[.$F$3]" office:value-type="float" office:value="3.587" calcext:value-type="float">
            <text:p>3.587</text:p>
          </table:table-cell>
          <table:table-cell table:formula="of:=[.B809]-[.$F$5]" office:value-type="float" office:value="-0.00399999999999956" calcext:value-type="float">
            <text:p>-0.004</text:p>
          </table:table-cell>
          <table:table-cell table:formula="of:=[.C809]-[.$F$7]" office:value-type="float" office:value="0.429" calcext:value-type="float">
            <text:p>0.429</text:p>
          </table:table-cell>
          <table:table-cell table:formula="of:=[.D809]-[.$F$9]" office:value-type="float" office:value="4.854" calcext:value-type="float">
            <text:p>4.854</text:p>
          </table:table-cell>
          <table:table-cell office:value-type="float" office:value="5590" calcext:value-type="float">
            <text:p>5590</text:p>
          </table:table-cell>
          <table:table-cell table:formula="of:=[.$S$5]+[.H809]*[.$T$5]+[.I809]*[.$U$5]+[.J809]*[.$V$5]+[.K809]*[.$W$5]" office:value-type="float" office:value="5590" calcext:value-type="float">
            <text:p>5590</text:p>
          </table:table-cell>
          <table:table-cell table:formula="of:=[.L809]-[.M809]" office:value-type="float" office:value="0" calcext:value-type="float">
            <text:p>0</text:p>
          </table:table-cell>
          <table:table-cell table:formula="of:=[.N809]*[.N8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10]-[.$F$3]" office:value-type="float" office:value="-0.412999999999997" calcext:value-type="float">
            <text:p>-0.412999999999997</text:p>
          </table:table-cell>
          <table:table-cell table:formula="of:=[.B810]-[.$F$5]" office:value-type="float" office:value="-1.004" calcext:value-type="float">
            <text:p>-1.004</text:p>
          </table:table-cell>
          <table:table-cell table:formula="of:=[.C810]-[.$F$7]" office:value-type="float" office:value="1.429" calcext:value-type="float">
            <text:p>1.429</text:p>
          </table:table-cell>
          <table:table-cell table:formula="of:=[.D810]-[.$F$9]" office:value-type="float" office:value="4.854" calcext:value-type="float">
            <text:p>4.854</text:p>
          </table:table-cell>
          <table:table-cell office:value-type="float" office:value="5470" calcext:value-type="float">
            <text:p>5470</text:p>
          </table:table-cell>
          <table:table-cell table:formula="of:=[.$S$5]+[.H810]*[.$T$5]+[.I810]*[.$U$5]+[.J810]*[.$V$5]+[.K810]*[.$W$5]" office:value-type="float" office:value="5470" calcext:value-type="float">
            <text:p>5470</text:p>
          </table:table-cell>
          <table:table-cell table:formula="of:=[.L810]-[.M810]" office:value-type="float" office:value="0" calcext:value-type="float">
            <text:p>0</text:p>
          </table:table-cell>
          <table:table-cell table:formula="of:=[.N810]*[.N8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11]-[.$F$3]" office:value-type="float" office:value="-9.413" calcext:value-type="float">
            <text:p>-9.413</text:p>
          </table:table-cell>
          <table:table-cell table:formula="of:=[.B811]-[.$F$5]" office:value-type="float" office:value="1.996" calcext:value-type="float">
            <text:p>1.996</text:p>
          </table:table-cell>
          <table:table-cell table:formula="of:=[.C811]-[.$F$7]" office:value-type="float" office:value="1.429" calcext:value-type="float">
            <text:p>1.429</text:p>
          </table:table-cell>
          <table:table-cell table:formula="of:=[.D811]-[.$F$9]" office:value-type="float" office:value="-0.146" calcext:value-type="float">
            <text:p>-0.146</text:p>
          </table:table-cell>
          <table:table-cell office:value-type="float" office:value="5200" calcext:value-type="float">
            <text:p>5200</text:p>
          </table:table-cell>
          <table:table-cell table:formula="of:=[.$S$5]+[.H811]*[.$T$5]+[.I811]*[.$U$5]+[.J811]*[.$V$5]+[.K811]*[.$W$5]" office:value-type="float" office:value="5200" calcext:value-type="float">
            <text:p>5200</text:p>
          </table:table-cell>
          <table:table-cell table:formula="of:=[.L811]-[.M811]" office:value-type="float" office:value="0" calcext:value-type="float">
            <text:p>0</text:p>
          </table:table-cell>
          <table:table-cell table:formula="of:=[.N811]*[.N8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812]-[.$F$3]" office:value-type="float" office:value="-3.413" calcext:value-type="float">
            <text:p>-3.413</text:p>
          </table:table-cell>
          <table:table-cell table:formula="of:=[.B812]-[.$F$5]" office:value-type="float" office:value="2.996" calcext:value-type="float">
            <text:p>2.996</text:p>
          </table:table-cell>
          <table:table-cell table:formula="of:=[.C812]-[.$F$7]" office:value-type="float" office:value="1.429" calcext:value-type="float">
            <text:p>1.429</text:p>
          </table:table-cell>
          <table:table-cell table:formula="of:=[.D812]-[.$F$9]" office:value-type="float" office:value="-3.146" calcext:value-type="float">
            <text:p>-3.146</text:p>
          </table:table-cell>
          <table:table-cell office:value-type="float" office:value="5380" calcext:value-type="float">
            <text:p>5380</text:p>
          </table:table-cell>
          <table:table-cell table:formula="of:=[.$S$5]+[.H812]*[.$T$5]+[.I812]*[.$U$5]+[.J812]*[.$V$5]+[.K812]*[.$W$5]" office:value-type="float" office:value="5380" calcext:value-type="float">
            <text:p>5380</text:p>
          </table:table-cell>
          <table:table-cell table:formula="of:=[.L812]-[.M812]" office:value-type="float" office:value="0" calcext:value-type="float">
            <text:p>0</text:p>
          </table:table-cell>
          <table:table-cell table:formula="of:=[.N812]*[.N8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813]-[.$F$3]" office:value-type="float" office:value="-10.413" calcext:value-type="float">
            <text:p>-10.413</text:p>
          </table:table-cell>
          <table:table-cell table:formula="of:=[.B813]-[.$F$5]" office:value-type="float" office:value="-0.00399999999999956" calcext:value-type="float">
            <text:p>-0.004</text:p>
          </table:table-cell>
          <table:table-cell table:formula="of:=[.C813]-[.$F$7]" office:value-type="float" office:value="0.429" calcext:value-type="float">
            <text:p>0.429</text:p>
          </table:table-cell>
          <table:table-cell table:formula="of:=[.D813]-[.$F$9]" office:value-type="float" office:value="1.854" calcext:value-type="float">
            <text:p>1.854</text:p>
          </table:table-cell>
          <table:table-cell office:value-type="float" office:value="5170" calcext:value-type="float">
            <text:p>5170</text:p>
          </table:table-cell>
          <table:table-cell table:formula="of:=[.$S$5]+[.H813]*[.$T$5]+[.I813]*[.$U$5]+[.J813]*[.$V$5]+[.K813]*[.$W$5]" office:value-type="float" office:value="5170" calcext:value-type="float">
            <text:p>5170</text:p>
          </table:table-cell>
          <table:table-cell table:formula="of:=[.L813]-[.M813]" office:value-type="float" office:value="0" calcext:value-type="float">
            <text:p>0</text:p>
          </table:table-cell>
          <table:table-cell table:formula="of:=[.N813]*[.N8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14]-[.$F$3]" office:value-type="float" office:value="11.587" calcext:value-type="float">
            <text:p>11.587</text:p>
          </table:table-cell>
          <table:table-cell table:formula="of:=[.B814]-[.$F$5]" office:value-type="float" office:value="-1.004" calcext:value-type="float">
            <text:p>-1.004</text:p>
          </table:table-cell>
          <table:table-cell table:formula="of:=[.C814]-[.$F$7]" office:value-type="float" office:value="0.429" calcext:value-type="float">
            <text:p>0.429</text:p>
          </table:table-cell>
          <table:table-cell table:formula="of:=[.D814]-[.$F$9]" office:value-type="float" office:value="-1.146" calcext:value-type="float">
            <text:p>-1.146</text:p>
          </table:table-cell>
          <table:table-cell office:value-type="float" office:value="5830" calcext:value-type="float">
            <text:p>5830</text:p>
          </table:table-cell>
          <table:table-cell table:formula="of:=[.$S$5]+[.H814]*[.$T$5]+[.I814]*[.$U$5]+[.J814]*[.$V$5]+[.K814]*[.$W$5]" office:value-type="float" office:value="5830" calcext:value-type="float">
            <text:p>5830</text:p>
          </table:table-cell>
          <table:table-cell table:formula="of:=[.L814]-[.M814]" office:value-type="float" office:value="0" calcext:value-type="float">
            <text:p>0</text:p>
          </table:table-cell>
          <table:table-cell table:formula="of:=[.N814]*[.N8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815]-[.$F$3]" office:value-type="float" office:value="-14.413" calcext:value-type="float">
            <text:p>-14.413</text:p>
          </table:table-cell>
          <table:table-cell table:formula="of:=[.B815]-[.$F$5]" office:value-type="float" office:value="1.996" calcext:value-type="float">
            <text:p>1.996</text:p>
          </table:table-cell>
          <table:table-cell table:formula="of:=[.C815]-[.$F$7]" office:value-type="float" office:value="2.429" calcext:value-type="float">
            <text:p>2.429</text:p>
          </table:table-cell>
          <table:table-cell table:formula="of:=[.D815]-[.$F$9]" office:value-type="float" office:value="1.854" calcext:value-type="float">
            <text:p>1.854</text:p>
          </table:table-cell>
          <table:table-cell office:value-type="float" office:value="5050" calcext:value-type="float">
            <text:p>5050</text:p>
          </table:table-cell>
          <table:table-cell table:formula="of:=[.$S$5]+[.H815]*[.$T$5]+[.I815]*[.$U$5]+[.J815]*[.$V$5]+[.K815]*[.$W$5]" office:value-type="float" office:value="5050" calcext:value-type="float">
            <text:p>5050</text:p>
          </table:table-cell>
          <table:table-cell table:formula="of:=[.L815]-[.M815]" office:value-type="float" office:value="0" calcext:value-type="float">
            <text:p>0</text:p>
          </table:table-cell>
          <table:table-cell table:formula="of:=[.N815]*[.N8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16]-[.$F$3]" office:value-type="float" office:value="22.587" calcext:value-type="float">
            <text:p>22.587</text:p>
          </table:table-cell>
          <table:table-cell table:formula="of:=[.B816]-[.$F$5]" office:value-type="float" office:value="-1.004" calcext:value-type="float">
            <text:p>-1.004</text:p>
          </table:table-cell>
          <table:table-cell table:formula="of:=[.C816]-[.$F$7]" office:value-type="float" office:value="-0.571" calcext:value-type="float">
            <text:p>-0.571</text:p>
          </table:table-cell>
          <table:table-cell table:formula="of:=[.D816]-[.$F$9]" office:value-type="float" office:value="-1.146" calcext:value-type="float">
            <text:p>-1.146</text:p>
          </table:table-cell>
          <table:table-cell office:value-type="float" office:value="6160" calcext:value-type="float">
            <text:p>6160</text:p>
          </table:table-cell>
          <table:table-cell table:formula="of:=[.$S$5]+[.H816]*[.$T$5]+[.I816]*[.$U$5]+[.J816]*[.$V$5]+[.K816]*[.$W$5]" office:value-type="float" office:value="6160" calcext:value-type="float">
            <text:p>6160</text:p>
          </table:table-cell>
          <table:table-cell table:formula="of:=[.L816]-[.M816]" office:value-type="float" office:value="0" calcext:value-type="float">
            <text:p>0</text:p>
          </table:table-cell>
          <table:table-cell table:formula="of:=[.N816]*[.N8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817]-[.$F$3]" office:value-type="float" office:value="1.587" calcext:value-type="float">
            <text:p>1.587</text:p>
          </table:table-cell>
          <table:table-cell table:formula="of:=[.B817]-[.$F$5]" office:value-type="float" office:value="0.996" calcext:value-type="float">
            <text:p>0.996</text:p>
          </table:table-cell>
          <table:table-cell table:formula="of:=[.C817]-[.$F$7]" office:value-type="float" office:value="2.429" calcext:value-type="float">
            <text:p>2.429</text:p>
          </table:table-cell>
          <table:table-cell table:formula="of:=[.D817]-[.$F$9]" office:value-type="float" office:value="2.854" calcext:value-type="float">
            <text:p>2.854</text:p>
          </table:table-cell>
          <table:table-cell office:value-type="float" office:value="5530" calcext:value-type="float">
            <text:p>5530</text:p>
          </table:table-cell>
          <table:table-cell table:formula="of:=[.$S$5]+[.H817]*[.$T$5]+[.I817]*[.$U$5]+[.J817]*[.$V$5]+[.K817]*[.$W$5]" office:value-type="float" office:value="5530" calcext:value-type="float">
            <text:p>5530</text:p>
          </table:table-cell>
          <table:table-cell table:formula="of:=[.L817]-[.M817]" office:value-type="float" office:value="0" calcext:value-type="float">
            <text:p>0</text:p>
          </table:table-cell>
          <table:table-cell table:formula="of:=[.N817]*[.N8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18]-[.$F$3]" office:value-type="float" office:value="-6.413" calcext:value-type="float">
            <text:p>-6.413</text:p>
          </table:table-cell>
          <table:table-cell table:formula="of:=[.B818]-[.$F$5]" office:value-type="float" office:value="-3.004" calcext:value-type="float">
            <text:p>-3.004</text:p>
          </table:table-cell>
          <table:table-cell table:formula="of:=[.C818]-[.$F$7]" office:value-type="float" office:value="-1.571" calcext:value-type="float">
            <text:p>-1.571</text:p>
          </table:table-cell>
          <table:table-cell table:formula="of:=[.D818]-[.$F$9]" office:value-type="float" office:value="4.854" calcext:value-type="float">
            <text:p>4.854</text:p>
          </table:table-cell>
          <table:table-cell office:value-type="float" office:value="5290" calcext:value-type="float">
            <text:p>5290</text:p>
          </table:table-cell>
          <table:table-cell table:formula="of:=[.$S$5]+[.H818]*[.$T$5]+[.I818]*[.$U$5]+[.J818]*[.$V$5]+[.K818]*[.$W$5]" office:value-type="float" office:value="5290" calcext:value-type="float">
            <text:p>5290</text:p>
          </table:table-cell>
          <table:table-cell table:formula="of:=[.L818]-[.M818]" office:value-type="float" office:value="0" calcext:value-type="float">
            <text:p>0</text:p>
          </table:table-cell>
          <table:table-cell table:formula="of:=[.N818]*[.N8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819]-[.$F$3]" office:value-type="float" office:value="-8.413" calcext:value-type="float">
            <text:p>-8.413</text:p>
          </table:table-cell>
          <table:table-cell table:formula="of:=[.B819]-[.$F$5]" office:value-type="float" office:value="-2.004" calcext:value-type="float">
            <text:p>-2.004</text:p>
          </table:table-cell>
          <table:table-cell table:formula="of:=[.C819]-[.$F$7]" office:value-type="float" office:value="2.429" calcext:value-type="float">
            <text:p>2.429</text:p>
          </table:table-cell>
          <table:table-cell table:formula="of:=[.D819]-[.$F$9]" office:value-type="float" office:value="1.854" calcext:value-type="float">
            <text:p>1.854</text:p>
          </table:table-cell>
          <table:table-cell office:value-type="float" office:value="5230" calcext:value-type="float">
            <text:p>5230</text:p>
          </table:table-cell>
          <table:table-cell table:formula="of:=[.$S$5]+[.H819]*[.$T$5]+[.I819]*[.$U$5]+[.J819]*[.$V$5]+[.K819]*[.$W$5]" office:value-type="float" office:value="5230" calcext:value-type="float">
            <text:p>5230</text:p>
          </table:table-cell>
          <table:table-cell table:formula="of:=[.L819]-[.M819]" office:value-type="float" office:value="0" calcext:value-type="float">
            <text:p>0</text:p>
          </table:table-cell>
          <table:table-cell table:formula="of:=[.N819]*[.N8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20]-[.$F$3]" office:value-type="float" office:value="-4.413" calcext:value-type="float">
            <text:p>-4.413</text:p>
          </table:table-cell>
          <table:table-cell table:formula="of:=[.B820]-[.$F$5]" office:value-type="float" office:value="-1.004" calcext:value-type="float">
            <text:p>-1.004</text:p>
          </table:table-cell>
          <table:table-cell table:formula="of:=[.C820]-[.$F$7]" office:value-type="float" office:value="0.429" calcext:value-type="float">
            <text:p>0.429</text:p>
          </table:table-cell>
          <table:table-cell table:formula="of:=[.D820]-[.$F$9]" office:value-type="float" office:value="-0.146" calcext:value-type="float">
            <text:p>-0.146</text:p>
          </table:table-cell>
          <table:table-cell office:value-type="float" office:value="5350" calcext:value-type="float">
            <text:p>5350</text:p>
          </table:table-cell>
          <table:table-cell table:formula="of:=[.$S$5]+[.H820]*[.$T$5]+[.I820]*[.$U$5]+[.J820]*[.$V$5]+[.K820]*[.$W$5]" office:value-type="float" office:value="5350" calcext:value-type="float">
            <text:p>5350</text:p>
          </table:table-cell>
          <table:table-cell table:formula="of:=[.L820]-[.M820]" office:value-type="float" office:value="0" calcext:value-type="float">
            <text:p>0</text:p>
          </table:table-cell>
          <table:table-cell table:formula="of:=[.N820]*[.N8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821]-[.$F$3]" office:value-type="float" office:value="17.587" calcext:value-type="float">
            <text:p>17.587</text:p>
          </table:table-cell>
          <table:table-cell table:formula="of:=[.B821]-[.$F$5]" office:value-type="float" office:value="-0.00399999999999956" calcext:value-type="float">
            <text:p>-0.004</text:p>
          </table:table-cell>
          <table:table-cell table:formula="of:=[.C821]-[.$F$7]" office:value-type="float" office:value="2.429" calcext:value-type="float">
            <text:p>2.429</text:p>
          </table:table-cell>
          <table:table-cell table:formula="of:=[.D821]-[.$F$9]" office:value-type="float" office:value="-3.146" calcext:value-type="float">
            <text:p>-3.146</text:p>
          </table:table-cell>
          <table:table-cell office:value-type="float" office:value="6010" calcext:value-type="float">
            <text:p>6010</text:p>
          </table:table-cell>
          <table:table-cell table:formula="of:=[.$S$5]+[.H821]*[.$T$5]+[.I821]*[.$U$5]+[.J821]*[.$V$5]+[.K821]*[.$W$5]" office:value-type="float" office:value="6010" calcext:value-type="float">
            <text:p>6010</text:p>
          </table:table-cell>
          <table:table-cell table:formula="of:=[.L821]-[.M821]" office:value-type="float" office:value="0" calcext:value-type="float">
            <text:p>0</text:p>
          </table:table-cell>
          <table:table-cell table:formula="of:=[.N821]*[.N8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822]-[.$F$3]" office:value-type="float" office:value="28.587" calcext:value-type="float">
            <text:p>28.587</text:p>
          </table:table-cell>
          <table:table-cell table:formula="of:=[.B822]-[.$F$5]" office:value-type="float" office:value="0.996" calcext:value-type="float">
            <text:p>0.996</text:p>
          </table:table-cell>
          <table:table-cell table:formula="of:=[.C822]-[.$F$7]" office:value-type="float" office:value="1.429" calcext:value-type="float">
            <text:p>1.429</text:p>
          </table:table-cell>
          <table:table-cell table:formula="of:=[.D822]-[.$F$9]" office:value-type="float" office:value="-3.146" calcext:value-type="float">
            <text:p>-3.146</text:p>
          </table:table-cell>
          <table:table-cell office:value-type="float" office:value="6340" calcext:value-type="float">
            <text:p>6340</text:p>
          </table:table-cell>
          <table:table-cell table:formula="of:=[.$S$5]+[.H822]*[.$T$5]+[.I822]*[.$U$5]+[.J822]*[.$V$5]+[.K822]*[.$W$5]" office:value-type="float" office:value="6340" calcext:value-type="float">
            <text:p>6340</text:p>
          </table:table-cell>
          <table:table-cell table:formula="of:=[.L822]-[.M822]" office:value-type="float" office:value="0" calcext:value-type="float">
            <text:p>0</text:p>
          </table:table-cell>
          <table:table-cell table:formula="of:=[.N822]*[.N8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823]-[.$F$3]" office:value-type="float" office:value="-10.413" calcext:value-type="float">
            <text:p>-10.413</text:p>
          </table:table-cell>
          <table:table-cell table:formula="of:=[.B823]-[.$F$5]" office:value-type="float" office:value="-0.00399999999999956" calcext:value-type="float">
            <text:p>-0.004</text:p>
          </table:table-cell>
          <table:table-cell table:formula="of:=[.C823]-[.$F$7]" office:value-type="float" office:value="-1.571" calcext:value-type="float">
            <text:p>-1.571</text:p>
          </table:table-cell>
          <table:table-cell table:formula="of:=[.D823]-[.$F$9]" office:value-type="float" office:value="3.854" calcext:value-type="float">
            <text:p>3.854</text:p>
          </table:table-cell>
          <table:table-cell office:value-type="float" office:value="5170" calcext:value-type="float">
            <text:p>5170</text:p>
          </table:table-cell>
          <table:table-cell table:formula="of:=[.$S$5]+[.H823]*[.$T$5]+[.I823]*[.$U$5]+[.J823]*[.$V$5]+[.K823]*[.$W$5]" office:value-type="float" office:value="5170" calcext:value-type="float">
            <text:p>5170</text:p>
          </table:table-cell>
          <table:table-cell table:formula="of:=[.L823]-[.M823]" office:value-type="float" office:value="0" calcext:value-type="float">
            <text:p>0</text:p>
          </table:table-cell>
          <table:table-cell table:formula="of:=[.N823]*[.N8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824]-[.$F$3]" office:value-type="float" office:value="4.587" calcext:value-type="float">
            <text:p>4.587</text:p>
          </table:table-cell>
          <table:table-cell table:formula="of:=[.B824]-[.$F$5]" office:value-type="float" office:value="-1.004" calcext:value-type="float">
            <text:p>-1.004</text:p>
          </table:table-cell>
          <table:table-cell table:formula="of:=[.C824]-[.$F$7]" office:value-type="float" office:value="1.429" calcext:value-type="float">
            <text:p>1.429</text:p>
          </table:table-cell>
          <table:table-cell table:formula="of:=[.D824]-[.$F$9]" office:value-type="float" office:value="-5.146" calcext:value-type="float">
            <text:p>-5.146</text:p>
          </table:table-cell>
          <table:table-cell office:value-type="float" office:value="5620" calcext:value-type="float">
            <text:p>5620</text:p>
          </table:table-cell>
          <table:table-cell table:formula="of:=[.$S$5]+[.H824]*[.$T$5]+[.I824]*[.$U$5]+[.J824]*[.$V$5]+[.K824]*[.$W$5]" office:value-type="float" office:value="5620" calcext:value-type="float">
            <text:p>5620</text:p>
          </table:table-cell>
          <table:table-cell table:formula="of:=[.L824]-[.M824]" office:value-type="float" office:value="0" calcext:value-type="float">
            <text:p>0</text:p>
          </table:table-cell>
          <table:table-cell table:formula="of:=[.N824]*[.N8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25]-[.$F$3]" office:value-type="float" office:value="9.587" calcext:value-type="float">
            <text:p>9.587</text:p>
          </table:table-cell>
          <table:table-cell table:formula="of:=[.B825]-[.$F$5]" office:value-type="float" office:value="2.996" calcext:value-type="float">
            <text:p>2.996</text:p>
          </table:table-cell>
          <table:table-cell table:formula="of:=[.C825]-[.$F$7]" office:value-type="float" office:value="-2.571" calcext:value-type="float">
            <text:p>-2.571</text:p>
          </table:table-cell>
          <table:table-cell table:formula="of:=[.D825]-[.$F$9]" office:value-type="float" office:value="-0.146" calcext:value-type="float">
            <text:p>-0.146</text:p>
          </table:table-cell>
          <table:table-cell office:value-type="float" office:value="5770" calcext:value-type="float">
            <text:p>5770</text:p>
          </table:table-cell>
          <table:table-cell table:formula="of:=[.$S$5]+[.H825]*[.$T$5]+[.I825]*[.$U$5]+[.J825]*[.$V$5]+[.K825]*[.$W$5]" office:value-type="float" office:value="5770" calcext:value-type="float">
            <text:p>5770</text:p>
          </table:table-cell>
          <table:table-cell table:formula="of:=[.L825]-[.M825]" office:value-type="float" office:value="0" calcext:value-type="float">
            <text:p>0</text:p>
          </table:table-cell>
          <table:table-cell table:formula="of:=[.N825]*[.N8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826]-[.$F$3]" office:value-type="float" office:value="-6.413" calcext:value-type="float">
            <text:p>-6.413</text:p>
          </table:table-cell>
          <table:table-cell table:formula="of:=[.B826]-[.$F$5]" office:value-type="float" office:value="-3.004" calcext:value-type="float">
            <text:p>-3.004</text:p>
          </table:table-cell>
          <table:table-cell table:formula="of:=[.C826]-[.$F$7]" office:value-type="float" office:value="1.429" calcext:value-type="float">
            <text:p>1.429</text:p>
          </table:table-cell>
          <table:table-cell table:formula="of:=[.D826]-[.$F$9]" office:value-type="float" office:value="1.854" calcext:value-type="float">
            <text:p>1.854</text:p>
          </table:table-cell>
          <table:table-cell office:value-type="float" office:value="5290" calcext:value-type="float">
            <text:p>5290</text:p>
          </table:table-cell>
          <table:table-cell table:formula="of:=[.$S$5]+[.H826]*[.$T$5]+[.I826]*[.$U$5]+[.J826]*[.$V$5]+[.K826]*[.$W$5]" office:value-type="float" office:value="5290" calcext:value-type="float">
            <text:p>5290</text:p>
          </table:table-cell>
          <table:table-cell table:formula="of:=[.L826]-[.M826]" office:value-type="float" office:value="0" calcext:value-type="float">
            <text:p>0</text:p>
          </table:table-cell>
          <table:table-cell table:formula="of:=[.N826]*[.N8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27]-[.$F$3]" office:value-type="float" office:value="-8.413" calcext:value-type="float">
            <text:p>-8.413</text:p>
          </table:table-cell>
          <table:table-cell table:formula="of:=[.B827]-[.$F$5]" office:value-type="float" office:value="-1.004" calcext:value-type="float">
            <text:p>-1.004</text:p>
          </table:table-cell>
          <table:table-cell table:formula="of:=[.C827]-[.$F$7]" office:value-type="float" office:value="-0.571" calcext:value-type="float">
            <text:p>-0.571</text:p>
          </table:table-cell>
          <table:table-cell table:formula="of:=[.D827]-[.$F$9]" office:value-type="float" office:value="-0.146" calcext:value-type="float">
            <text:p>-0.146</text:p>
          </table:table-cell>
          <table:table-cell office:value-type="float" office:value="5230" calcext:value-type="float">
            <text:p>5230</text:p>
          </table:table-cell>
          <table:table-cell table:formula="of:=[.$S$5]+[.H827]*[.$T$5]+[.I827]*[.$U$5]+[.J827]*[.$V$5]+[.K827]*[.$W$5]" office:value-type="float" office:value="5230" calcext:value-type="float">
            <text:p>5230</text:p>
          </table:table-cell>
          <table:table-cell table:formula="of:=[.L827]-[.M827]" office:value-type="float" office:value="0" calcext:value-type="float">
            <text:p>0</text:p>
          </table:table-cell>
          <table:table-cell table:formula="of:=[.N827]*[.N8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828]-[.$F$3]" office:value-type="float" office:value="11.587" calcext:value-type="float">
            <text:p>11.587</text:p>
          </table:table-cell>
          <table:table-cell table:formula="of:=[.B828]-[.$F$5]" office:value-type="float" office:value="1.996" calcext:value-type="float">
            <text:p>1.996</text:p>
          </table:table-cell>
          <table:table-cell table:formula="of:=[.C828]-[.$F$7]" office:value-type="float" office:value="-1.571" calcext:value-type="float">
            <text:p>-1.571</text:p>
          </table:table-cell>
          <table:table-cell table:formula="of:=[.D828]-[.$F$9]" office:value-type="float" office:value="1.854" calcext:value-type="float">
            <text:p>1.854</text:p>
          </table:table-cell>
          <table:table-cell office:value-type="float" office:value="5830" calcext:value-type="float">
            <text:p>5830</text:p>
          </table:table-cell>
          <table:table-cell table:formula="of:=[.$S$5]+[.H828]*[.$T$5]+[.I828]*[.$U$5]+[.J828]*[.$V$5]+[.K828]*[.$W$5]" office:value-type="float" office:value="5830" calcext:value-type="float">
            <text:p>5830</text:p>
          </table:table-cell>
          <table:table-cell table:formula="of:=[.L828]-[.M828]" office:value-type="float" office:value="0" calcext:value-type="float">
            <text:p>0</text:p>
          </table:table-cell>
          <table:table-cell table:formula="of:=[.N828]*[.N8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29]-[.$F$3]" office:value-type="float" office:value="9.587" calcext:value-type="float">
            <text:p>9.587</text:p>
          </table:table-cell>
          <table:table-cell table:formula="of:=[.B829]-[.$F$5]" office:value-type="float" office:value="-0.00399999999999956" calcext:value-type="float">
            <text:p>-0.004</text:p>
          </table:table-cell>
          <table:table-cell table:formula="of:=[.C829]-[.$F$7]" office:value-type="float" office:value="1.429" calcext:value-type="float">
            <text:p>1.429</text:p>
          </table:table-cell>
          <table:table-cell table:formula="of:=[.D829]-[.$F$9]" office:value-type="float" office:value="-0.146" calcext:value-type="float">
            <text:p>-0.146</text:p>
          </table:table-cell>
          <table:table-cell office:value-type="float" office:value="5770" calcext:value-type="float">
            <text:p>5770</text:p>
          </table:table-cell>
          <table:table-cell table:formula="of:=[.$S$5]+[.H829]*[.$T$5]+[.I829]*[.$U$5]+[.J829]*[.$V$5]+[.K829]*[.$W$5]" office:value-type="float" office:value="5770" calcext:value-type="float">
            <text:p>5770</text:p>
          </table:table-cell>
          <table:table-cell table:formula="of:=[.L829]-[.M829]" office:value-type="float" office:value="0" calcext:value-type="float">
            <text:p>0</text:p>
          </table:table-cell>
          <table:table-cell table:formula="of:=[.N829]*[.N8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30]-[.$F$3]" office:value-type="float" office:value="-13.413" calcext:value-type="float">
            <text:p>-13.413</text:p>
          </table:table-cell>
          <table:table-cell table:formula="of:=[.B830]-[.$F$5]" office:value-type="float" office:value="-3.004" calcext:value-type="float">
            <text:p>-3.004</text:p>
          </table:table-cell>
          <table:table-cell table:formula="of:=[.C830]-[.$F$7]" office:value-type="float" office:value="-0.571" calcext:value-type="float">
            <text:p>-0.571</text:p>
          </table:table-cell>
          <table:table-cell table:formula="of:=[.D830]-[.$F$9]" office:value-type="float" office:value="-0.146" calcext:value-type="float">
            <text:p>-0.146</text:p>
          </table:table-cell>
          <table:table-cell office:value-type="float" office:value="5080" calcext:value-type="float">
            <text:p>5080</text:p>
          </table:table-cell>
          <table:table-cell table:formula="of:=[.$S$5]+[.H830]*[.$T$5]+[.I830]*[.$U$5]+[.J830]*[.$V$5]+[.K830]*[.$W$5]" office:value-type="float" office:value="5080" calcext:value-type="float">
            <text:p>5080</text:p>
          </table:table-cell>
          <table:table-cell table:formula="of:=[.L830]-[.M830]" office:value-type="float" office:value="0" calcext:value-type="float">
            <text:p>0</text:p>
          </table:table-cell>
          <table:table-cell table:formula="of:=[.N830]*[.N8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831]-[.$F$3]" office:value-type="float" office:value="6.587" calcext:value-type="float">
            <text:p>6.587</text:p>
          </table:table-cell>
          <table:table-cell table:formula="of:=[.B831]-[.$F$5]" office:value-type="float" office:value="-2.004" calcext:value-type="float">
            <text:p>-2.004</text:p>
          </table:table-cell>
          <table:table-cell table:formula="of:=[.C831]-[.$F$7]" office:value-type="float" office:value="-0.571" calcext:value-type="float">
            <text:p>-0.571</text:p>
          </table:table-cell>
          <table:table-cell table:formula="of:=[.D831]-[.$F$9]" office:value-type="float" office:value="-3.146" calcext:value-type="float">
            <text:p>-3.146</text:p>
          </table:table-cell>
          <table:table-cell office:value-type="float" office:value="5680" calcext:value-type="float">
            <text:p>5680</text:p>
          </table:table-cell>
          <table:table-cell table:formula="of:=[.$S$5]+[.H831]*[.$T$5]+[.I831]*[.$U$5]+[.J831]*[.$V$5]+[.K831]*[.$W$5]" office:value-type="float" office:value="5680" calcext:value-type="float">
            <text:p>5680</text:p>
          </table:table-cell>
          <table:table-cell table:formula="of:=[.L831]-[.M831]" office:value-type="float" office:value="0" calcext:value-type="float">
            <text:p>0</text:p>
          </table:table-cell>
          <table:table-cell table:formula="of:=[.N831]*[.N8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32]-[.$F$3]" office:value-type="float" office:value="-5.413" calcext:value-type="float">
            <text:p>-5.413</text:p>
          </table:table-cell>
          <table:table-cell table:formula="of:=[.B832]-[.$F$5]" office:value-type="float" office:value="-0.00399999999999956" calcext:value-type="float">
            <text:p>-0.004</text:p>
          </table:table-cell>
          <table:table-cell table:formula="of:=[.C832]-[.$F$7]" office:value-type="float" office:value="0.429" calcext:value-type="float">
            <text:p>0.429</text:p>
          </table:table-cell>
          <table:table-cell table:formula="of:=[.D832]-[.$F$9]" office:value-type="float" office:value="4.854" calcext:value-type="float">
            <text:p>4.854</text:p>
          </table:table-cell>
          <table:table-cell office:value-type="float" office:value="5320" calcext:value-type="float">
            <text:p>5320</text:p>
          </table:table-cell>
          <table:table-cell table:formula="of:=[.$S$5]+[.H832]*[.$T$5]+[.I832]*[.$U$5]+[.J832]*[.$V$5]+[.K832]*[.$W$5]" office:value-type="float" office:value="5320" calcext:value-type="float">
            <text:p>5320</text:p>
          </table:table-cell>
          <table:table-cell table:formula="of:=[.L832]-[.M832]" office:value-type="float" office:value="0" calcext:value-type="float">
            <text:p>0</text:p>
          </table:table-cell>
          <table:table-cell table:formula="of:=[.N832]*[.N8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33]-[.$F$3]" office:value-type="float" office:value="9.587" calcext:value-type="float">
            <text:p>9.587</text:p>
          </table:table-cell>
          <table:table-cell table:formula="of:=[.B833]-[.$F$5]" office:value-type="float" office:value="-0.00399999999999956" calcext:value-type="float">
            <text:p>-0.004</text:p>
          </table:table-cell>
          <table:table-cell table:formula="of:=[.C833]-[.$F$7]" office:value-type="float" office:value="0.429" calcext:value-type="float">
            <text:p>0.429</text:p>
          </table:table-cell>
          <table:table-cell table:formula="of:=[.D833]-[.$F$9]" office:value-type="float" office:value="-0.146" calcext:value-type="float">
            <text:p>-0.146</text:p>
          </table:table-cell>
          <table:table-cell office:value-type="float" office:value="5770" calcext:value-type="float">
            <text:p>5770</text:p>
          </table:table-cell>
          <table:table-cell table:formula="of:=[.$S$5]+[.H833]*[.$T$5]+[.I833]*[.$U$5]+[.J833]*[.$V$5]+[.K833]*[.$W$5]" office:value-type="float" office:value="5770" calcext:value-type="float">
            <text:p>5770</text:p>
          </table:table-cell>
          <table:table-cell table:formula="of:=[.L833]-[.M833]" office:value-type="float" office:value="0" calcext:value-type="float">
            <text:p>0</text:p>
          </table:table-cell>
          <table:table-cell table:formula="of:=[.N833]*[.N8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34]-[.$F$3]" office:value-type="float" office:value="-3.413" calcext:value-type="float">
            <text:p>-3.413</text:p>
          </table:table-cell>
          <table:table-cell table:formula="of:=[.B834]-[.$F$5]" office:value-type="float" office:value="-0.00399999999999956" calcext:value-type="float">
            <text:p>-0.004</text:p>
          </table:table-cell>
          <table:table-cell table:formula="of:=[.C834]-[.$F$7]" office:value-type="float" office:value="2.429" calcext:value-type="float">
            <text:p>2.429</text:p>
          </table:table-cell>
          <table:table-cell table:formula="of:=[.D834]-[.$F$9]" office:value-type="float" office:value="4.854" calcext:value-type="float">
            <text:p>4.854</text:p>
          </table:table-cell>
          <table:table-cell office:value-type="float" office:value="5380" calcext:value-type="float">
            <text:p>5380</text:p>
          </table:table-cell>
          <table:table-cell table:formula="of:=[.$S$5]+[.H834]*[.$T$5]+[.I834]*[.$U$5]+[.J834]*[.$V$5]+[.K834]*[.$W$5]" office:value-type="float" office:value="5380" calcext:value-type="float">
            <text:p>5380</text:p>
          </table:table-cell>
          <table:table-cell table:formula="of:=[.L834]-[.M834]" office:value-type="float" office:value="0" calcext:value-type="float">
            <text:p>0</text:p>
          </table:table-cell>
          <table:table-cell table:formula="of:=[.N834]*[.N8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835]-[.$F$3]" office:value-type="float" office:value="-7.413" calcext:value-type="float">
            <text:p>-7.413</text:p>
          </table:table-cell>
          <table:table-cell table:formula="of:=[.B835]-[.$F$5]" office:value-type="float" office:value="1.996" calcext:value-type="float">
            <text:p>1.996</text:p>
          </table:table-cell>
          <table:table-cell table:formula="of:=[.C835]-[.$F$7]" office:value-type="float" office:value="1.429" calcext:value-type="float">
            <text:p>1.429</text:p>
          </table:table-cell>
          <table:table-cell table:formula="of:=[.D835]-[.$F$9]" office:value-type="float" office:value="1.854" calcext:value-type="float">
            <text:p>1.854</text:p>
          </table:table-cell>
          <table:table-cell office:value-type="float" office:value="5260" calcext:value-type="float">
            <text:p>5260</text:p>
          </table:table-cell>
          <table:table-cell table:formula="of:=[.$S$5]+[.H835]*[.$T$5]+[.I835]*[.$U$5]+[.J835]*[.$V$5]+[.K835]*[.$W$5]" office:value-type="float" office:value="5260" calcext:value-type="float">
            <text:p>5260</text:p>
          </table:table-cell>
          <table:table-cell table:formula="of:=[.L835]-[.M835]" office:value-type="float" office:value="0" calcext:value-type="float">
            <text:p>0</text:p>
          </table:table-cell>
          <table:table-cell table:formula="of:=[.N835]*[.N8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36]-[.$F$3]" office:value-type="float" office:value="10.587" calcext:value-type="float">
            <text:p>10.587</text:p>
          </table:table-cell>
          <table:table-cell table:formula="of:=[.B836]-[.$F$5]" office:value-type="float" office:value="-2.004" calcext:value-type="float">
            <text:p>-2.004</text:p>
          </table:table-cell>
          <table:table-cell table:formula="of:=[.C836]-[.$F$7]" office:value-type="float" office:value="-0.571" calcext:value-type="float">
            <text:p>-0.571</text:p>
          </table:table-cell>
          <table:table-cell table:formula="of:=[.D836]-[.$F$9]" office:value-type="float" office:value="-1.146" calcext:value-type="float">
            <text:p>-1.146</text:p>
          </table:table-cell>
          <table:table-cell office:value-type="float" office:value="5800" calcext:value-type="float">
            <text:p>5800</text:p>
          </table:table-cell>
          <table:table-cell table:formula="of:=[.$S$5]+[.H836]*[.$T$5]+[.I836]*[.$U$5]+[.J836]*[.$V$5]+[.K836]*[.$W$5]" office:value-type="float" office:value="5800" calcext:value-type="float">
            <text:p>5800</text:p>
          </table:table-cell>
          <table:table-cell table:formula="of:=[.L836]-[.M836]" office:value-type="float" office:value="0" calcext:value-type="float">
            <text:p>0</text:p>
          </table:table-cell>
          <table:table-cell table:formula="of:=[.N836]*[.N8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837]-[.$F$3]" office:value-type="float" office:value="14.587" calcext:value-type="float">
            <text:p>14.587</text:p>
          </table:table-cell>
          <table:table-cell table:formula="of:=[.B837]-[.$F$5]" office:value-type="float" office:value="-1.004" calcext:value-type="float">
            <text:p>-1.004</text:p>
          </table:table-cell>
          <table:table-cell table:formula="of:=[.C837]-[.$F$7]" office:value-type="float" office:value="2.429" calcext:value-type="float">
            <text:p>2.429</text:p>
          </table:table-cell>
          <table:table-cell table:formula="of:=[.D837]-[.$F$9]" office:value-type="float" office:value="-4.146" calcext:value-type="float">
            <text:p>-4.146</text:p>
          </table:table-cell>
          <table:table-cell office:value-type="float" office:value="5920" calcext:value-type="float">
            <text:p>5920</text:p>
          </table:table-cell>
          <table:table-cell table:formula="of:=[.$S$5]+[.H837]*[.$T$5]+[.I837]*[.$U$5]+[.J837]*[.$V$5]+[.K837]*[.$W$5]" office:value-type="float" office:value="5920" calcext:value-type="float">
            <text:p>5920</text:p>
          </table:table-cell>
          <table:table-cell table:formula="of:=[.L837]-[.M837]" office:value-type="float" office:value="0" calcext:value-type="float">
            <text:p>0</text:p>
          </table:table-cell>
          <table:table-cell table:formula="of:=[.N837]*[.N8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38]-[.$F$3]" office:value-type="float" office:value="8.587" calcext:value-type="float">
            <text:p>8.587</text:p>
          </table:table-cell>
          <table:table-cell table:formula="of:=[.B838]-[.$F$5]" office:value-type="float" office:value="-3.004" calcext:value-type="float">
            <text:p>-3.004</text:p>
          </table:table-cell>
          <table:table-cell table:formula="of:=[.C838]-[.$F$7]" office:value-type="float" office:value="0.429" calcext:value-type="float">
            <text:p>0.429</text:p>
          </table:table-cell>
          <table:table-cell table:formula="of:=[.D838]-[.$F$9]" office:value-type="float" office:value="-0.146" calcext:value-type="float">
            <text:p>-0.146</text:p>
          </table:table-cell>
          <table:table-cell office:value-type="float" office:value="5740" calcext:value-type="float">
            <text:p>5740</text:p>
          </table:table-cell>
          <table:table-cell table:formula="of:=[.$S$5]+[.H838]*[.$T$5]+[.I838]*[.$U$5]+[.J838]*[.$V$5]+[.K838]*[.$W$5]" office:value-type="float" office:value="5740" calcext:value-type="float">
            <text:p>5740</text:p>
          </table:table-cell>
          <table:table-cell table:formula="of:=[.L838]-[.M838]" office:value-type="float" office:value="0" calcext:value-type="float">
            <text:p>0</text:p>
          </table:table-cell>
          <table:table-cell table:formula="of:=[.N838]*[.N8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839]-[.$F$3]" office:value-type="float" office:value="-0.412999999999997" calcext:value-type="float">
            <text:p>-0.412999999999997</text:p>
          </table:table-cell>
          <table:table-cell table:formula="of:=[.B839]-[.$F$5]" office:value-type="float" office:value="-1.004" calcext:value-type="float">
            <text:p>-1.004</text:p>
          </table:table-cell>
          <table:table-cell table:formula="of:=[.C839]-[.$F$7]" office:value-type="float" office:value="1.429" calcext:value-type="float">
            <text:p>1.429</text:p>
          </table:table-cell>
          <table:table-cell table:formula="of:=[.D839]-[.$F$9]" office:value-type="float" office:value="-4.146" calcext:value-type="float">
            <text:p>-4.146</text:p>
          </table:table-cell>
          <table:table-cell office:value-type="float" office:value="5470" calcext:value-type="float">
            <text:p>5470</text:p>
          </table:table-cell>
          <table:table-cell table:formula="of:=[.$S$5]+[.H839]*[.$T$5]+[.I839]*[.$U$5]+[.J839]*[.$V$5]+[.K839]*[.$W$5]" office:value-type="float" office:value="5470" calcext:value-type="float">
            <text:p>5470</text:p>
          </table:table-cell>
          <table:table-cell table:formula="of:=[.L839]-[.M839]" office:value-type="float" office:value="0" calcext:value-type="float">
            <text:p>0</text:p>
          </table:table-cell>
          <table:table-cell table:formula="of:=[.N839]*[.N8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40]-[.$F$3]" office:value-type="float" office:value="-20.413" calcext:value-type="float">
            <text:p>-20.413</text:p>
          </table:table-cell>
          <table:table-cell table:formula="of:=[.B840]-[.$F$5]" office:value-type="float" office:value="-1.004" calcext:value-type="float">
            <text:p>-1.004</text:p>
          </table:table-cell>
          <table:table-cell table:formula="of:=[.C840]-[.$F$7]" office:value-type="float" office:value="-0.571" calcext:value-type="float">
            <text:p>-0.571</text:p>
          </table:table-cell>
          <table:table-cell table:formula="of:=[.D840]-[.$F$9]" office:value-type="float" office:value="-0.146" calcext:value-type="float">
            <text:p>-0.146</text:p>
          </table:table-cell>
          <table:table-cell office:value-type="float" office:value="4870" calcext:value-type="float">
            <text:p>4870</text:p>
          </table:table-cell>
          <table:table-cell table:formula="of:=[.$S$5]+[.H840]*[.$T$5]+[.I840]*[.$U$5]+[.J840]*[.$V$5]+[.K840]*[.$W$5]" office:value-type="float" office:value="4870" calcext:value-type="float">
            <text:p>4870</text:p>
          </table:table-cell>
          <table:table-cell table:formula="of:=[.L840]-[.M840]" office:value-type="float" office:value="0" calcext:value-type="float">
            <text:p>0</text:p>
          </table:table-cell>
          <table:table-cell table:formula="of:=[.N840]*[.N8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41]-[.$F$3]" office:value-type="float" office:value="-21.413" calcext:value-type="float">
            <text:p>-21.413</text:p>
          </table:table-cell>
          <table:table-cell table:formula="of:=[.B841]-[.$F$5]" office:value-type="float" office:value="2.996" calcext:value-type="float">
            <text:p>2.996</text:p>
          </table:table-cell>
          <table:table-cell table:formula="of:=[.C841]-[.$F$7]" office:value-type="float" office:value="1.429" calcext:value-type="float">
            <text:p>1.429</text:p>
          </table:table-cell>
          <table:table-cell table:formula="of:=[.D841]-[.$F$9]" office:value-type="float" office:value="-0.146" calcext:value-type="float">
            <text:p>-0.146</text:p>
          </table:table-cell>
          <table:table-cell office:value-type="float" office:value="4840" calcext:value-type="float">
            <text:p>4840</text:p>
          </table:table-cell>
          <table:table-cell table:formula="of:=[.$S$5]+[.H841]*[.$T$5]+[.I841]*[.$U$5]+[.J841]*[.$V$5]+[.K841]*[.$W$5]" office:value-type="float" office:value="4840" calcext:value-type="float">
            <text:p>4840</text:p>
          </table:table-cell>
          <table:table-cell table:formula="of:=[.L841]-[.M841]" office:value-type="float" office:value="0" calcext:value-type="float">
            <text:p>0</text:p>
          </table:table-cell>
          <table:table-cell table:formula="of:=[.N841]*[.N8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842]-[.$F$3]" office:value-type="float" office:value="-7.413" calcext:value-type="float">
            <text:p>-7.413</text:p>
          </table:table-cell>
          <table:table-cell table:formula="of:=[.B842]-[.$F$5]" office:value-type="float" office:value="-3.004" calcext:value-type="float">
            <text:p>-3.004</text:p>
          </table:table-cell>
          <table:table-cell table:formula="of:=[.C842]-[.$F$7]" office:value-type="float" office:value="-0.571" calcext:value-type="float">
            <text:p>-0.571</text:p>
          </table:table-cell>
          <table:table-cell table:formula="of:=[.D842]-[.$F$9]" office:value-type="float" office:value="-3.146" calcext:value-type="float">
            <text:p>-3.146</text:p>
          </table:table-cell>
          <table:table-cell office:value-type="float" office:value="5260" calcext:value-type="float">
            <text:p>5260</text:p>
          </table:table-cell>
          <table:table-cell table:formula="of:=[.$S$5]+[.H842]*[.$T$5]+[.I842]*[.$U$5]+[.J842]*[.$V$5]+[.K842]*[.$W$5]" office:value-type="float" office:value="5260" calcext:value-type="float">
            <text:p>5260</text:p>
          </table:table-cell>
          <table:table-cell table:formula="of:=[.L842]-[.M842]" office:value-type="float" office:value="0" calcext:value-type="float">
            <text:p>0</text:p>
          </table:table-cell>
          <table:table-cell table:formula="of:=[.N842]*[.N8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843]-[.$F$3]" office:value-type="float" office:value="-16.413" calcext:value-type="float">
            <text:p>-16.413</text:p>
          </table:table-cell>
          <table:table-cell table:formula="of:=[.B843]-[.$F$5]" office:value-type="float" office:value="-0.00399999999999956" calcext:value-type="float">
            <text:p>-0.004</text:p>
          </table:table-cell>
          <table:table-cell table:formula="of:=[.C843]-[.$F$7]" office:value-type="float" office:value="-1.571" calcext:value-type="float">
            <text:p>-1.571</text:p>
          </table:table-cell>
          <table:table-cell table:formula="of:=[.D843]-[.$F$9]" office:value-type="float" office:value="3.854" calcext:value-type="float">
            <text:p>3.854</text:p>
          </table:table-cell>
          <table:table-cell office:value-type="float" office:value="4990" calcext:value-type="float">
            <text:p>4990</text:p>
          </table:table-cell>
          <table:table-cell table:formula="of:=[.$S$5]+[.H843]*[.$T$5]+[.I843]*[.$U$5]+[.J843]*[.$V$5]+[.K843]*[.$W$5]" office:value-type="float" office:value="4990" calcext:value-type="float">
            <text:p>4990</text:p>
          </table:table-cell>
          <table:table-cell table:formula="of:=[.L843]-[.M843]" office:value-type="float" office:value="0" calcext:value-type="float">
            <text:p>0</text:p>
          </table:table-cell>
          <table:table-cell table:formula="of:=[.N843]*[.N8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44]-[.$F$3]" office:value-type="float" office:value="12.587" calcext:value-type="float">
            <text:p>12.587</text:p>
          </table:table-cell>
          <table:table-cell table:formula="of:=[.B844]-[.$F$5]" office:value-type="float" office:value="-0.00399999999999956" calcext:value-type="float">
            <text:p>-0.004</text:p>
          </table:table-cell>
          <table:table-cell table:formula="of:=[.C844]-[.$F$7]" office:value-type="float" office:value="0.429" calcext:value-type="float">
            <text:p>0.429</text:p>
          </table:table-cell>
          <table:table-cell table:formula="of:=[.D844]-[.$F$9]" office:value-type="float" office:value="-0.146" calcext:value-type="float">
            <text:p>-0.146</text:p>
          </table:table-cell>
          <table:table-cell office:value-type="float" office:value="5860" calcext:value-type="float">
            <text:p>5860</text:p>
          </table:table-cell>
          <table:table-cell table:formula="of:=[.$S$5]+[.H844]*[.$T$5]+[.I844]*[.$U$5]+[.J844]*[.$V$5]+[.K844]*[.$W$5]" office:value-type="float" office:value="5860" calcext:value-type="float">
            <text:p>5860</text:p>
          </table:table-cell>
          <table:table-cell table:formula="of:=[.L844]-[.M844]" office:value-type="float" office:value="0" calcext:value-type="float">
            <text:p>0</text:p>
          </table:table-cell>
          <table:table-cell table:formula="of:=[.N844]*[.N8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845]-[.$F$3]" office:value-type="float" office:value="10.587" calcext:value-type="float">
            <text:p>10.587</text:p>
          </table:table-cell>
          <table:table-cell table:formula="of:=[.B845]-[.$F$5]" office:value-type="float" office:value="-1.004" calcext:value-type="float">
            <text:p>-1.004</text:p>
          </table:table-cell>
          <table:table-cell table:formula="of:=[.C845]-[.$F$7]" office:value-type="float" office:value="-0.571" calcext:value-type="float">
            <text:p>-0.571</text:p>
          </table:table-cell>
          <table:table-cell table:formula="of:=[.D845]-[.$F$9]" office:value-type="float" office:value="-3.146" calcext:value-type="float">
            <text:p>-3.146</text:p>
          </table:table-cell>
          <table:table-cell office:value-type="float" office:value="5800" calcext:value-type="float">
            <text:p>5800</text:p>
          </table:table-cell>
          <table:table-cell table:formula="of:=[.$S$5]+[.H845]*[.$T$5]+[.I845]*[.$U$5]+[.J845]*[.$V$5]+[.K845]*[.$W$5]" office:value-type="float" office:value="5800" calcext:value-type="float">
            <text:p>5800</text:p>
          </table:table-cell>
          <table:table-cell table:formula="of:=[.L845]-[.M845]" office:value-type="float" office:value="0" calcext:value-type="float">
            <text:p>0</text:p>
          </table:table-cell>
          <table:table-cell table:formula="of:=[.N845]*[.N8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846]-[.$F$3]" office:value-type="float" office:value="19.587" calcext:value-type="float">
            <text:p>19.587</text:p>
          </table:table-cell>
          <table:table-cell table:formula="of:=[.B846]-[.$F$5]" office:value-type="float" office:value="-1.004" calcext:value-type="float">
            <text:p>-1.004</text:p>
          </table:table-cell>
          <table:table-cell table:formula="of:=[.C846]-[.$F$7]" office:value-type="float" office:value="0.429" calcext:value-type="float">
            <text:p>0.429</text:p>
          </table:table-cell>
          <table:table-cell table:formula="of:=[.D846]-[.$F$9]" office:value-type="float" office:value="-4.146" calcext:value-type="float">
            <text:p>-4.146</text:p>
          </table:table-cell>
          <table:table-cell office:value-type="float" office:value="6070" calcext:value-type="float">
            <text:p>6070</text:p>
          </table:table-cell>
          <table:table-cell table:formula="of:=[.$S$5]+[.H846]*[.$T$5]+[.I846]*[.$U$5]+[.J846]*[.$V$5]+[.K846]*[.$W$5]" office:value-type="float" office:value="6070" calcext:value-type="float">
            <text:p>6070</text:p>
          </table:table-cell>
          <table:table-cell table:formula="of:=[.L846]-[.M846]" office:value-type="float" office:value="0" calcext:value-type="float">
            <text:p>0</text:p>
          </table:table-cell>
          <table:table-cell table:formula="of:=[.N846]*[.N8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47]-[.$F$3]" office:value-type="float" office:value="-2.413" calcext:value-type="float">
            <text:p>-2.413</text:p>
          </table:table-cell>
          <table:table-cell table:formula="of:=[.B847]-[.$F$5]" office:value-type="float" office:value="0.996" calcext:value-type="float">
            <text:p>0.996</text:p>
          </table:table-cell>
          <table:table-cell table:formula="of:=[.C847]-[.$F$7]" office:value-type="float" office:value="0.429" calcext:value-type="float">
            <text:p>0.429</text:p>
          </table:table-cell>
          <table:table-cell table:formula="of:=[.D847]-[.$F$9]" office:value-type="float" office:value="-0.146" calcext:value-type="float">
            <text:p>-0.146</text:p>
          </table:table-cell>
          <table:table-cell office:value-type="float" office:value="5410" calcext:value-type="float">
            <text:p>5410</text:p>
          </table:table-cell>
          <table:table-cell table:formula="of:=[.$S$5]+[.H847]*[.$T$5]+[.I847]*[.$U$5]+[.J847]*[.$V$5]+[.K847]*[.$W$5]" office:value-type="float" office:value="5410" calcext:value-type="float">
            <text:p>5410</text:p>
          </table:table-cell>
          <table:table-cell table:formula="of:=[.L847]-[.M847]" office:value-type="float" office:value="0" calcext:value-type="float">
            <text:p>0</text:p>
          </table:table-cell>
          <table:table-cell table:formula="of:=[.N847]*[.N8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48]-[.$F$3]" office:value-type="float" office:value="4.587" calcext:value-type="float">
            <text:p>4.587</text:p>
          </table:table-cell>
          <table:table-cell table:formula="of:=[.B848]-[.$F$5]" office:value-type="float" office:value="0.996" calcext:value-type="float">
            <text:p>0.996</text:p>
          </table:table-cell>
          <table:table-cell table:formula="of:=[.C848]-[.$F$7]" office:value-type="float" office:value="0.429" calcext:value-type="float">
            <text:p>0.429</text:p>
          </table:table-cell>
          <table:table-cell table:formula="of:=[.D848]-[.$F$9]" office:value-type="float" office:value="-0.146" calcext:value-type="float">
            <text:p>-0.146</text:p>
          </table:table-cell>
          <table:table-cell office:value-type="float" office:value="5620" calcext:value-type="float">
            <text:p>5620</text:p>
          </table:table-cell>
          <table:table-cell table:formula="of:=[.$S$5]+[.H848]*[.$T$5]+[.I848]*[.$U$5]+[.J848]*[.$V$5]+[.K848]*[.$W$5]" office:value-type="float" office:value="5620" calcext:value-type="float">
            <text:p>5620</text:p>
          </table:table-cell>
          <table:table-cell table:formula="of:=[.L848]-[.M848]" office:value-type="float" office:value="0" calcext:value-type="float">
            <text:p>0</text:p>
          </table:table-cell>
          <table:table-cell table:formula="of:=[.N848]*[.N8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49]-[.$F$3]" office:value-type="float" office:value="-0.412999999999997" calcext:value-type="float">
            <text:p>-0.412999999999997</text:p>
          </table:table-cell>
          <table:table-cell table:formula="of:=[.B849]-[.$F$5]" office:value-type="float" office:value="-1.004" calcext:value-type="float">
            <text:p>-1.004</text:p>
          </table:table-cell>
          <table:table-cell table:formula="of:=[.C849]-[.$F$7]" office:value-type="float" office:value="0.429" calcext:value-type="float">
            <text:p>0.429</text:p>
          </table:table-cell>
          <table:table-cell table:formula="of:=[.D849]-[.$F$9]" office:value-type="float" office:value="4.854" calcext:value-type="float">
            <text:p>4.854</text:p>
          </table:table-cell>
          <table:table-cell office:value-type="float" office:value="5470" calcext:value-type="float">
            <text:p>5470</text:p>
          </table:table-cell>
          <table:table-cell table:formula="of:=[.$S$5]+[.H849]*[.$T$5]+[.I849]*[.$U$5]+[.J849]*[.$V$5]+[.K849]*[.$W$5]" office:value-type="float" office:value="5470" calcext:value-type="float">
            <text:p>5470</text:p>
          </table:table-cell>
          <table:table-cell table:formula="of:=[.L849]-[.M849]" office:value-type="float" office:value="0" calcext:value-type="float">
            <text:p>0</text:p>
          </table:table-cell>
          <table:table-cell table:formula="of:=[.N849]*[.N8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850]-[.$F$3]" office:value-type="float" office:value="10.587" calcext:value-type="float">
            <text:p>10.587</text:p>
          </table:table-cell>
          <table:table-cell table:formula="of:=[.B850]-[.$F$5]" office:value-type="float" office:value="-2.004" calcext:value-type="float">
            <text:p>-2.004</text:p>
          </table:table-cell>
          <table:table-cell table:formula="of:=[.C850]-[.$F$7]" office:value-type="float" office:value="2.429" calcext:value-type="float">
            <text:p>2.429</text:p>
          </table:table-cell>
          <table:table-cell table:formula="of:=[.D850]-[.$F$9]" office:value-type="float" office:value="1.854" calcext:value-type="float">
            <text:p>1.854</text:p>
          </table:table-cell>
          <table:table-cell office:value-type="float" office:value="5800" calcext:value-type="float">
            <text:p>5800</text:p>
          </table:table-cell>
          <table:table-cell table:formula="of:=[.$S$5]+[.H850]*[.$T$5]+[.I850]*[.$U$5]+[.J850]*[.$V$5]+[.K850]*[.$W$5]" office:value-type="float" office:value="5800" calcext:value-type="float">
            <text:p>5800</text:p>
          </table:table-cell>
          <table:table-cell table:formula="of:=[.L850]-[.M850]" office:value-type="float" office:value="0" calcext:value-type="float">
            <text:p>0</text:p>
          </table:table-cell>
          <table:table-cell table:formula="of:=[.N850]*[.N8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851]-[.$F$3]" office:value-type="float" office:value="-9.413" calcext:value-type="float">
            <text:p>-9.413</text:p>
          </table:table-cell>
          <table:table-cell table:formula="of:=[.B851]-[.$F$5]" office:value-type="float" office:value="-3.004" calcext:value-type="float">
            <text:p>-3.004</text:p>
          </table:table-cell>
          <table:table-cell table:formula="of:=[.C851]-[.$F$7]" office:value-type="float" office:value="0.429" calcext:value-type="float">
            <text:p>0.429</text:p>
          </table:table-cell>
          <table:table-cell table:formula="of:=[.D851]-[.$F$9]" office:value-type="float" office:value="-2.146" calcext:value-type="float">
            <text:p>-2.146</text:p>
          </table:table-cell>
          <table:table-cell office:value-type="float" office:value="5200" calcext:value-type="float">
            <text:p>5200</text:p>
          </table:table-cell>
          <table:table-cell table:formula="of:=[.$S$5]+[.H851]*[.$T$5]+[.I851]*[.$U$5]+[.J851]*[.$V$5]+[.K851]*[.$W$5]" office:value-type="float" office:value="5200" calcext:value-type="float">
            <text:p>5200</text:p>
          </table:table-cell>
          <table:table-cell table:formula="of:=[.L851]-[.M851]" office:value-type="float" office:value="0" calcext:value-type="float">
            <text:p>0</text:p>
          </table:table-cell>
          <table:table-cell table:formula="of:=[.N851]*[.N8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852]-[.$F$3]" office:value-type="float" office:value="-13.413" calcext:value-type="float">
            <text:p>-13.413</text:p>
          </table:table-cell>
          <table:table-cell table:formula="of:=[.B852]-[.$F$5]" office:value-type="float" office:value="1.996" calcext:value-type="float">
            <text:p>1.996</text:p>
          </table:table-cell>
          <table:table-cell table:formula="of:=[.C852]-[.$F$7]" office:value-type="float" office:value="1.429" calcext:value-type="float">
            <text:p>1.429</text:p>
          </table:table-cell>
          <table:table-cell table:formula="of:=[.D852]-[.$F$9]" office:value-type="float" office:value="0.854" calcext:value-type="float">
            <text:p>0.854</text:p>
          </table:table-cell>
          <table:table-cell office:value-type="float" office:value="5080" calcext:value-type="float">
            <text:p>5080</text:p>
          </table:table-cell>
          <table:table-cell table:formula="of:=[.$S$5]+[.H852]*[.$T$5]+[.I852]*[.$U$5]+[.J852]*[.$V$5]+[.K852]*[.$W$5]" office:value-type="float" office:value="5080" calcext:value-type="float">
            <text:p>5080</text:p>
          </table:table-cell>
          <table:table-cell table:formula="of:=[.L852]-[.M852]" office:value-type="float" office:value="0" calcext:value-type="float">
            <text:p>0</text:p>
          </table:table-cell>
          <table:table-cell table:formula="of:=[.N852]*[.N8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53]-[.$F$3]" office:value-type="float" office:value="18.587" calcext:value-type="float">
            <text:p>18.587</text:p>
          </table:table-cell>
          <table:table-cell table:formula="of:=[.B853]-[.$F$5]" office:value-type="float" office:value="2.996" calcext:value-type="float">
            <text:p>2.996</text:p>
          </table:table-cell>
          <table:table-cell table:formula="of:=[.C853]-[.$F$7]" office:value-type="float" office:value="0.429" calcext:value-type="float">
            <text:p>0.429</text:p>
          </table:table-cell>
          <table:table-cell table:formula="of:=[.D853]-[.$F$9]" office:value-type="float" office:value="4.854" calcext:value-type="float">
            <text:p>4.854</text:p>
          </table:table-cell>
          <table:table-cell office:value-type="float" office:value="6040" calcext:value-type="float">
            <text:p>6040</text:p>
          </table:table-cell>
          <table:table-cell table:formula="of:=[.$S$5]+[.H853]*[.$T$5]+[.I853]*[.$U$5]+[.J853]*[.$V$5]+[.K853]*[.$W$5]" office:value-type="float" office:value="6040" calcext:value-type="float">
            <text:p>6040</text:p>
          </table:table-cell>
          <table:table-cell table:formula="of:=[.L853]-[.M853]" office:value-type="float" office:value="0" calcext:value-type="float">
            <text:p>0</text:p>
          </table:table-cell>
          <table:table-cell table:formula="of:=[.N853]*[.N8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854]-[.$F$3]" office:value-type="float" office:value="12.587" calcext:value-type="float">
            <text:p>12.587</text:p>
          </table:table-cell>
          <table:table-cell table:formula="of:=[.B854]-[.$F$5]" office:value-type="float" office:value="-1.004" calcext:value-type="float">
            <text:p>-1.004</text:p>
          </table:table-cell>
          <table:table-cell table:formula="of:=[.C854]-[.$F$7]" office:value-type="float" office:value="1.429" calcext:value-type="float">
            <text:p>1.429</text:p>
          </table:table-cell>
          <table:table-cell table:formula="of:=[.D854]-[.$F$9]" office:value-type="float" office:value="-2.146" calcext:value-type="float">
            <text:p>-2.146</text:p>
          </table:table-cell>
          <table:table-cell office:value-type="float" office:value="5860" calcext:value-type="float">
            <text:p>5860</text:p>
          </table:table-cell>
          <table:table-cell table:formula="of:=[.$S$5]+[.H854]*[.$T$5]+[.I854]*[.$U$5]+[.J854]*[.$V$5]+[.K854]*[.$W$5]" office:value-type="float" office:value="5860" calcext:value-type="float">
            <text:p>5860</text:p>
          </table:table-cell>
          <table:table-cell table:formula="of:=[.L854]-[.M854]" office:value-type="float" office:value="0" calcext:value-type="float">
            <text:p>0</text:p>
          </table:table-cell>
          <table:table-cell table:formula="of:=[.N854]*[.N8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855]-[.$F$3]" office:value-type="float" office:value="2.587" calcext:value-type="float">
            <text:p>2.587</text:p>
          </table:table-cell>
          <table:table-cell table:formula="of:=[.B855]-[.$F$5]" office:value-type="float" office:value="0.996" calcext:value-type="float">
            <text:p>0.996</text:p>
          </table:table-cell>
          <table:table-cell table:formula="of:=[.C855]-[.$F$7]" office:value-type="float" office:value="-0.571" calcext:value-type="float">
            <text:p>-0.571</text:p>
          </table:table-cell>
          <table:table-cell table:formula="of:=[.D855]-[.$F$9]" office:value-type="float" office:value="2.854" calcext:value-type="float">
            <text:p>2.854</text:p>
          </table:table-cell>
          <table:table-cell office:value-type="float" office:value="5560" calcext:value-type="float">
            <text:p>5560</text:p>
          </table:table-cell>
          <table:table-cell table:formula="of:=[.$S$5]+[.H855]*[.$T$5]+[.I855]*[.$U$5]+[.J855]*[.$V$5]+[.K855]*[.$W$5]" office:value-type="float" office:value="5560" calcext:value-type="float">
            <text:p>5560</text:p>
          </table:table-cell>
          <table:table-cell table:formula="of:=[.L855]-[.M855]" office:value-type="float" office:value="0" calcext:value-type="float">
            <text:p>0</text:p>
          </table:table-cell>
          <table:table-cell table:formula="of:=[.N855]*[.N8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856]-[.$F$3]" office:value-type="float" office:value="1.587" calcext:value-type="float">
            <text:p>1.587</text:p>
          </table:table-cell>
          <table:table-cell table:formula="of:=[.B856]-[.$F$5]" office:value-type="float" office:value="-0.00399999999999956" calcext:value-type="float">
            <text:p>-0.004</text:p>
          </table:table-cell>
          <table:table-cell table:formula="of:=[.C856]-[.$F$7]" office:value-type="float" office:value="0.429" calcext:value-type="float">
            <text:p>0.429</text:p>
          </table:table-cell>
          <table:table-cell table:formula="of:=[.D856]-[.$F$9]" office:value-type="float" office:value="3.854" calcext:value-type="float">
            <text:p>3.854</text:p>
          </table:table-cell>
          <table:table-cell office:value-type="float" office:value="5530" calcext:value-type="float">
            <text:p>5530</text:p>
          </table:table-cell>
          <table:table-cell table:formula="of:=[.$S$5]+[.H856]*[.$T$5]+[.I856]*[.$U$5]+[.J856]*[.$V$5]+[.K856]*[.$W$5]" office:value-type="float" office:value="5530" calcext:value-type="float">
            <text:p>5530</text:p>
          </table:table-cell>
          <table:table-cell table:formula="of:=[.L856]-[.M856]" office:value-type="float" office:value="0" calcext:value-type="float">
            <text:p>0</text:p>
          </table:table-cell>
          <table:table-cell table:formula="of:=[.N856]*[.N8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57]-[.$F$3]" office:value-type="float" office:value="-17.413" calcext:value-type="float">
            <text:p>-17.413</text:p>
          </table:table-cell>
          <table:table-cell table:formula="of:=[.B857]-[.$F$5]" office:value-type="float" office:value="0.996" calcext:value-type="float">
            <text:p>0.996</text:p>
          </table:table-cell>
          <table:table-cell table:formula="of:=[.C857]-[.$F$7]" office:value-type="float" office:value="-1.571" calcext:value-type="float">
            <text:p>-1.571</text:p>
          </table:table-cell>
          <table:table-cell table:formula="of:=[.D857]-[.$F$9]" office:value-type="float" office:value="4.854" calcext:value-type="float">
            <text:p>4.854</text:p>
          </table:table-cell>
          <table:table-cell office:value-type="float" office:value="4960" calcext:value-type="float">
            <text:p>4960</text:p>
          </table:table-cell>
          <table:table-cell table:formula="of:=[.$S$5]+[.H857]*[.$T$5]+[.I857]*[.$U$5]+[.J857]*[.$V$5]+[.K857]*[.$W$5]" office:value-type="float" office:value="4960" calcext:value-type="float">
            <text:p>4960</text:p>
          </table:table-cell>
          <table:table-cell table:formula="of:=[.L857]-[.M857]" office:value-type="float" office:value="0" calcext:value-type="float">
            <text:p>0</text:p>
          </table:table-cell>
          <table:table-cell table:formula="of:=[.N857]*[.N8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58]-[.$F$3]" office:value-type="float" office:value="-9.413" calcext:value-type="float">
            <text:p>-9.413</text:p>
          </table:table-cell>
          <table:table-cell table:formula="of:=[.B858]-[.$F$5]" office:value-type="float" office:value="-0.00399999999999956" calcext:value-type="float">
            <text:p>-0.004</text:p>
          </table:table-cell>
          <table:table-cell table:formula="of:=[.C858]-[.$F$7]" office:value-type="float" office:value="0.429" calcext:value-type="float">
            <text:p>0.429</text:p>
          </table:table-cell>
          <table:table-cell table:formula="of:=[.D858]-[.$F$9]" office:value-type="float" office:value="-1.146" calcext:value-type="float">
            <text:p>-1.146</text:p>
          </table:table-cell>
          <table:table-cell office:value-type="float" office:value="5200" calcext:value-type="float">
            <text:p>5200</text:p>
          </table:table-cell>
          <table:table-cell table:formula="of:=[.$S$5]+[.H858]*[.$T$5]+[.I858]*[.$U$5]+[.J858]*[.$V$5]+[.K858]*[.$W$5]" office:value-type="float" office:value="5200" calcext:value-type="float">
            <text:p>5200</text:p>
          </table:table-cell>
          <table:table-cell table:formula="of:=[.L858]-[.M858]" office:value-type="float" office:value="0" calcext:value-type="float">
            <text:p>0</text:p>
          </table:table-cell>
          <table:table-cell table:formula="of:=[.N858]*[.N8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859]-[.$F$3]" office:value-type="float" office:value="-4.413" calcext:value-type="float">
            <text:p>-4.413</text:p>
          </table:table-cell>
          <table:table-cell table:formula="of:=[.B859]-[.$F$5]" office:value-type="float" office:value="-2.004" calcext:value-type="float">
            <text:p>-2.004</text:p>
          </table:table-cell>
          <table:table-cell table:formula="of:=[.C859]-[.$F$7]" office:value-type="float" office:value="-0.571" calcext:value-type="float">
            <text:p>-0.571</text:p>
          </table:table-cell>
          <table:table-cell table:formula="of:=[.D859]-[.$F$9]" office:value-type="float" office:value="3.854" calcext:value-type="float">
            <text:p>3.854</text:p>
          </table:table-cell>
          <table:table-cell office:value-type="float" office:value="5350" calcext:value-type="float">
            <text:p>5350</text:p>
          </table:table-cell>
          <table:table-cell table:formula="of:=[.$S$5]+[.H859]*[.$T$5]+[.I859]*[.$U$5]+[.J859]*[.$V$5]+[.K859]*[.$W$5]" office:value-type="float" office:value="5350" calcext:value-type="float">
            <text:p>5350</text:p>
          </table:table-cell>
          <table:table-cell table:formula="of:=[.L859]-[.M859]" office:value-type="float" office:value="0" calcext:value-type="float">
            <text:p>0</text:p>
          </table:table-cell>
          <table:table-cell table:formula="of:=[.N859]*[.N8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860]-[.$F$3]" office:value-type="float" office:value="3.587" calcext:value-type="float">
            <text:p>3.587</text:p>
          </table:table-cell>
          <table:table-cell table:formula="of:=[.B860]-[.$F$5]" office:value-type="float" office:value="-1.004" calcext:value-type="float">
            <text:p>-1.004</text:p>
          </table:table-cell>
          <table:table-cell table:formula="of:=[.C860]-[.$F$7]" office:value-type="float" office:value="2.429" calcext:value-type="float">
            <text:p>2.429</text:p>
          </table:table-cell>
          <table:table-cell table:formula="of:=[.D860]-[.$F$9]" office:value-type="float" office:value="-3.146" calcext:value-type="float">
            <text:p>-3.146</text:p>
          </table:table-cell>
          <table:table-cell office:value-type="float" office:value="5590" calcext:value-type="float">
            <text:p>5590</text:p>
          </table:table-cell>
          <table:table-cell table:formula="of:=[.$S$5]+[.H860]*[.$T$5]+[.I860]*[.$U$5]+[.J860]*[.$V$5]+[.K860]*[.$W$5]" office:value-type="float" office:value="5590" calcext:value-type="float">
            <text:p>5590</text:p>
          </table:table-cell>
          <table:table-cell table:formula="of:=[.L860]-[.M860]" office:value-type="float" office:value="0" calcext:value-type="float">
            <text:p>0</text:p>
          </table:table-cell>
          <table:table-cell table:formula="of:=[.N860]*[.N8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861]-[.$F$3]" office:value-type="float" office:value="5.587" calcext:value-type="float">
            <text:p>5.587</text:p>
          </table:table-cell>
          <table:table-cell table:formula="of:=[.B861]-[.$F$5]" office:value-type="float" office:value="0.996" calcext:value-type="float">
            <text:p>0.996</text:p>
          </table:table-cell>
          <table:table-cell table:formula="of:=[.C861]-[.$F$7]" office:value-type="float" office:value="-1.571" calcext:value-type="float">
            <text:p>-1.571</text:p>
          </table:table-cell>
          <table:table-cell table:formula="of:=[.D861]-[.$F$9]" office:value-type="float" office:value="-2.146" calcext:value-type="float">
            <text:p>-2.146</text:p>
          </table:table-cell>
          <table:table-cell office:value-type="float" office:value="5650" calcext:value-type="float">
            <text:p>5650</text:p>
          </table:table-cell>
          <table:table-cell table:formula="of:=[.$S$5]+[.H861]*[.$T$5]+[.I861]*[.$U$5]+[.J861]*[.$V$5]+[.K861]*[.$W$5]" office:value-type="float" office:value="5650" calcext:value-type="float">
            <text:p>5650</text:p>
          </table:table-cell>
          <table:table-cell table:formula="of:=[.L861]-[.M861]" office:value-type="float" office:value="0" calcext:value-type="float">
            <text:p>0</text:p>
          </table:table-cell>
          <table:table-cell table:formula="of:=[.N861]*[.N8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862]-[.$F$3]" office:value-type="float" office:value="0.587000000000003" calcext:value-type="float">
            <text:p>0.587000000000003</text:p>
          </table:table-cell>
          <table:table-cell table:formula="of:=[.B862]-[.$F$5]" office:value-type="float" office:value="-3.004" calcext:value-type="float">
            <text:p>-3.004</text:p>
          </table:table-cell>
          <table:table-cell table:formula="of:=[.C862]-[.$F$7]" office:value-type="float" office:value="-1.571" calcext:value-type="float">
            <text:p>-1.571</text:p>
          </table:table-cell>
          <table:table-cell table:formula="of:=[.D862]-[.$F$9]" office:value-type="float" office:value="0.854" calcext:value-type="float">
            <text:p>0.854</text:p>
          </table:table-cell>
          <table:table-cell office:value-type="float" office:value="5500" calcext:value-type="float">
            <text:p>5500</text:p>
          </table:table-cell>
          <table:table-cell table:formula="of:=[.$S$5]+[.H862]*[.$T$5]+[.I862]*[.$U$5]+[.J862]*[.$V$5]+[.K862]*[.$W$5]" office:value-type="float" office:value="5500" calcext:value-type="float">
            <text:p>5500</text:p>
          </table:table-cell>
          <table:table-cell table:formula="of:=[.L862]-[.M862]" office:value-type="float" office:value="0" calcext:value-type="float">
            <text:p>0</text:p>
          </table:table-cell>
          <table:table-cell table:formula="of:=[.N862]*[.N8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863]-[.$F$3]" office:value-type="float" office:value="-14.413" calcext:value-type="float">
            <text:p>-14.413</text:p>
          </table:table-cell>
          <table:table-cell table:formula="of:=[.B863]-[.$F$5]" office:value-type="float" office:value="0.996" calcext:value-type="float">
            <text:p>0.996</text:p>
          </table:table-cell>
          <table:table-cell table:formula="of:=[.C863]-[.$F$7]" office:value-type="float" office:value="-0.571" calcext:value-type="float">
            <text:p>-0.571</text:p>
          </table:table-cell>
          <table:table-cell table:formula="of:=[.D863]-[.$F$9]" office:value-type="float" office:value="-3.146" calcext:value-type="float">
            <text:p>-3.146</text:p>
          </table:table-cell>
          <table:table-cell office:value-type="float" office:value="5050" calcext:value-type="float">
            <text:p>5050</text:p>
          </table:table-cell>
          <table:table-cell table:formula="of:=[.$S$5]+[.H863]*[.$T$5]+[.I863]*[.$U$5]+[.J863]*[.$V$5]+[.K863]*[.$W$5]" office:value-type="float" office:value="5050" calcext:value-type="float">
            <text:p>5050</text:p>
          </table:table-cell>
          <table:table-cell table:formula="of:=[.L863]-[.M863]" office:value-type="float" office:value="0" calcext:value-type="float">
            <text:p>0</text:p>
          </table:table-cell>
          <table:table-cell table:formula="of:=[.N863]*[.N8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864]-[.$F$3]" office:value-type="float" office:value="-11.413" calcext:value-type="float">
            <text:p>-11.413</text:p>
          </table:table-cell>
          <table:table-cell table:formula="of:=[.B864]-[.$F$5]" office:value-type="float" office:value="1.996" calcext:value-type="float">
            <text:p>1.996</text:p>
          </table:table-cell>
          <table:table-cell table:formula="of:=[.C864]-[.$F$7]" office:value-type="float" office:value="1.429" calcext:value-type="float">
            <text:p>1.429</text:p>
          </table:table-cell>
          <table:table-cell table:formula="of:=[.D864]-[.$F$9]" office:value-type="float" office:value="0.854" calcext:value-type="float">
            <text:p>0.854</text:p>
          </table:table-cell>
          <table:table-cell office:value-type="float" office:value="5140" calcext:value-type="float">
            <text:p>5140</text:p>
          </table:table-cell>
          <table:table-cell table:formula="of:=[.$S$5]+[.H864]*[.$T$5]+[.I864]*[.$U$5]+[.J864]*[.$V$5]+[.K864]*[.$W$5]" office:value-type="float" office:value="5140" calcext:value-type="float">
            <text:p>5140</text:p>
          </table:table-cell>
          <table:table-cell table:formula="of:=[.L864]-[.M864]" office:value-type="float" office:value="0" calcext:value-type="float">
            <text:p>0</text:p>
          </table:table-cell>
          <table:table-cell table:formula="of:=[.N864]*[.N8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65]-[.$F$3]" office:value-type="float" office:value="3.587" calcext:value-type="float">
            <text:p>3.587</text:p>
          </table:table-cell>
          <table:table-cell table:formula="of:=[.B865]-[.$F$5]" office:value-type="float" office:value="-2.004" calcext:value-type="float">
            <text:p>-2.004</text:p>
          </table:table-cell>
          <table:table-cell table:formula="of:=[.C865]-[.$F$7]" office:value-type="float" office:value="-0.571" calcext:value-type="float">
            <text:p>-0.571</text:p>
          </table:table-cell>
          <table:table-cell table:formula="of:=[.D865]-[.$F$9]" office:value-type="float" office:value="-0.146" calcext:value-type="float">
            <text:p>-0.146</text:p>
          </table:table-cell>
          <table:table-cell office:value-type="float" office:value="5590" calcext:value-type="float">
            <text:p>5590</text:p>
          </table:table-cell>
          <table:table-cell table:formula="of:=[.$S$5]+[.H865]*[.$T$5]+[.I865]*[.$U$5]+[.J865]*[.$V$5]+[.K865]*[.$W$5]" office:value-type="float" office:value="5590" calcext:value-type="float">
            <text:p>5590</text:p>
          </table:table-cell>
          <table:table-cell table:formula="of:=[.L865]-[.M865]" office:value-type="float" office:value="0" calcext:value-type="float">
            <text:p>0</text:p>
          </table:table-cell>
          <table:table-cell table:formula="of:=[.N865]*[.N8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66]-[.$F$3]" office:value-type="float" office:value="-10.413" calcext:value-type="float">
            <text:p>-10.413</text:p>
          </table:table-cell>
          <table:table-cell table:formula="of:=[.B866]-[.$F$5]" office:value-type="float" office:value="-2.004" calcext:value-type="float">
            <text:p>-2.004</text:p>
          </table:table-cell>
          <table:table-cell table:formula="of:=[.C866]-[.$F$7]" office:value-type="float" office:value="0.429" calcext:value-type="float">
            <text:p>0.429</text:p>
          </table:table-cell>
          <table:table-cell table:formula="of:=[.D866]-[.$F$9]" office:value-type="float" office:value="-1.146" calcext:value-type="float">
            <text:p>-1.146</text:p>
          </table:table-cell>
          <table:table-cell office:value-type="float" office:value="5170" calcext:value-type="float">
            <text:p>5170</text:p>
          </table:table-cell>
          <table:table-cell table:formula="of:=[.$S$5]+[.H866]*[.$T$5]+[.I866]*[.$U$5]+[.J866]*[.$V$5]+[.K866]*[.$W$5]" office:value-type="float" office:value="5170" calcext:value-type="float">
            <text:p>5170</text:p>
          </table:table-cell>
          <table:table-cell table:formula="of:=[.L866]-[.M866]" office:value-type="float" office:value="0" calcext:value-type="float">
            <text:p>0</text:p>
          </table:table-cell>
          <table:table-cell table:formula="of:=[.N866]*[.N8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867]-[.$F$3]" office:value-type="float" office:value="19.587" calcext:value-type="float">
            <text:p>19.587</text:p>
          </table:table-cell>
          <table:table-cell table:formula="of:=[.B867]-[.$F$5]" office:value-type="float" office:value="0.996" calcext:value-type="float">
            <text:p>0.996</text:p>
          </table:table-cell>
          <table:table-cell table:formula="of:=[.C867]-[.$F$7]" office:value-type="float" office:value="-3.571" calcext:value-type="float">
            <text:p>-3.571</text:p>
          </table:table-cell>
          <table:table-cell table:formula="of:=[.D867]-[.$F$9]" office:value-type="float" office:value="-5.146" calcext:value-type="float">
            <text:p>-5.146</text:p>
          </table:table-cell>
          <table:table-cell office:value-type="float" office:value="6070" calcext:value-type="float">
            <text:p>6070</text:p>
          </table:table-cell>
          <table:table-cell table:formula="of:=[.$S$5]+[.H867]*[.$T$5]+[.I867]*[.$U$5]+[.J867]*[.$V$5]+[.K867]*[.$W$5]" office:value-type="float" office:value="6070" calcext:value-type="float">
            <text:p>6070</text:p>
          </table:table-cell>
          <table:table-cell table:formula="of:=[.L867]-[.M867]" office:value-type="float" office:value="0" calcext:value-type="float">
            <text:p>0</text:p>
          </table:table-cell>
          <table:table-cell table:formula="of:=[.N867]*[.N8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68]-[.$F$3]" office:value-type="float" office:value="6.587" calcext:value-type="float">
            <text:p>6.587</text:p>
          </table:table-cell>
          <table:table-cell table:formula="of:=[.B868]-[.$F$5]" office:value-type="float" office:value="0.996" calcext:value-type="float">
            <text:p>0.996</text:p>
          </table:table-cell>
          <table:table-cell table:formula="of:=[.C868]-[.$F$7]" office:value-type="float" office:value="-0.571" calcext:value-type="float">
            <text:p>-0.571</text:p>
          </table:table-cell>
          <table:table-cell table:formula="of:=[.D868]-[.$F$9]" office:value-type="float" office:value="-1.146" calcext:value-type="float">
            <text:p>-1.146</text:p>
          </table:table-cell>
          <table:table-cell office:value-type="float" office:value="5680" calcext:value-type="float">
            <text:p>5680</text:p>
          </table:table-cell>
          <table:table-cell table:formula="of:=[.$S$5]+[.H868]*[.$T$5]+[.I868]*[.$U$5]+[.J868]*[.$V$5]+[.K868]*[.$W$5]" office:value-type="float" office:value="5680" calcext:value-type="float">
            <text:p>5680</text:p>
          </table:table-cell>
          <table:table-cell table:formula="of:=[.L868]-[.M868]" office:value-type="float" office:value="0" calcext:value-type="float">
            <text:p>0</text:p>
          </table:table-cell>
          <table:table-cell table:formula="of:=[.N868]*[.N8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869]-[.$F$3]" office:value-type="float" office:value="1.587" calcext:value-type="float">
            <text:p>1.587</text:p>
          </table:table-cell>
          <table:table-cell table:formula="of:=[.B869]-[.$F$5]" office:value-type="float" office:value="-0.00399999999999956" calcext:value-type="float">
            <text:p>-0.004</text:p>
          </table:table-cell>
          <table:table-cell table:formula="of:=[.C869]-[.$F$7]" office:value-type="float" office:value="-0.571" calcext:value-type="float">
            <text:p>-0.571</text:p>
          </table:table-cell>
          <table:table-cell table:formula="of:=[.D869]-[.$F$9]" office:value-type="float" office:value="-2.146" calcext:value-type="float">
            <text:p>-2.146</text:p>
          </table:table-cell>
          <table:table-cell office:value-type="float" office:value="5530" calcext:value-type="float">
            <text:p>5530</text:p>
          </table:table-cell>
          <table:table-cell table:formula="of:=[.$S$5]+[.H869]*[.$T$5]+[.I869]*[.$U$5]+[.J869]*[.$V$5]+[.K869]*[.$W$5]" office:value-type="float" office:value="5530" calcext:value-type="float">
            <text:p>5530</text:p>
          </table:table-cell>
          <table:table-cell table:formula="of:=[.L869]-[.M869]" office:value-type="float" office:value="0" calcext:value-type="float">
            <text:p>0</text:p>
          </table:table-cell>
          <table:table-cell table:formula="of:=[.N869]*[.N8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70]-[.$F$3]" office:value-type="float" office:value="-12.413" calcext:value-type="float">
            <text:p>-12.413</text:p>
          </table:table-cell>
          <table:table-cell table:formula="of:=[.B870]-[.$F$5]" office:value-type="float" office:value="-3.004" calcext:value-type="float">
            <text:p>-3.004</text:p>
          </table:table-cell>
          <table:table-cell table:formula="of:=[.C870]-[.$F$7]" office:value-type="float" office:value="-1.571" calcext:value-type="float">
            <text:p>-1.571</text:p>
          </table:table-cell>
          <table:table-cell table:formula="of:=[.D870]-[.$F$9]" office:value-type="float" office:value="-1.146" calcext:value-type="float">
            <text:p>-1.146</text:p>
          </table:table-cell>
          <table:table-cell office:value-type="float" office:value="5110" calcext:value-type="float">
            <text:p>5110</text:p>
          </table:table-cell>
          <table:table-cell table:formula="of:=[.$S$5]+[.H870]*[.$T$5]+[.I870]*[.$U$5]+[.J870]*[.$V$5]+[.K870]*[.$W$5]" office:value-type="float" office:value="5110" calcext:value-type="float">
            <text:p>5110</text:p>
          </table:table-cell>
          <table:table-cell table:formula="of:=[.L870]-[.M870]" office:value-type="float" office:value="0" calcext:value-type="float">
            <text:p>0</text:p>
          </table:table-cell>
          <table:table-cell table:formula="of:=[.N870]*[.N8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71]-[.$F$3]" office:value-type="float" office:value="6.587" calcext:value-type="float">
            <text:p>6.587</text:p>
          </table:table-cell>
          <table:table-cell table:formula="of:=[.B871]-[.$F$5]" office:value-type="float" office:value="0.996" calcext:value-type="float">
            <text:p>0.996</text:p>
          </table:table-cell>
          <table:table-cell table:formula="of:=[.C871]-[.$F$7]" office:value-type="float" office:value="-2.571" calcext:value-type="float">
            <text:p>-2.571</text:p>
          </table:table-cell>
          <table:table-cell table:formula="of:=[.D871]-[.$F$9]" office:value-type="float" office:value="4.854" calcext:value-type="float">
            <text:p>4.854</text:p>
          </table:table-cell>
          <table:table-cell office:value-type="float" office:value="5680" calcext:value-type="float">
            <text:p>5680</text:p>
          </table:table-cell>
          <table:table-cell table:formula="of:=[.$S$5]+[.H871]*[.$T$5]+[.I871]*[.$U$5]+[.J871]*[.$V$5]+[.K871]*[.$W$5]" office:value-type="float" office:value="5680" calcext:value-type="float">
            <text:p>5680</text:p>
          </table:table-cell>
          <table:table-cell table:formula="of:=[.L871]-[.M871]" office:value-type="float" office:value="0" calcext:value-type="float">
            <text:p>0</text:p>
          </table:table-cell>
          <table:table-cell table:formula="of:=[.N871]*[.N8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  <table:table-cell table:formula="of:=[.A872]-[.$F$3]" office:value-type="float" office:value="8.587" calcext:value-type="float">
            <text:p>8.587</text:p>
          </table:table-cell>
          <table:table-cell table:formula="of:=[.B872]-[.$F$5]" office:value-type="float" office:value="-0.00399999999999956" calcext:value-type="float">
            <text:p>-0.004</text:p>
          </table:table-cell>
          <table:table-cell table:formula="of:=[.C872]-[.$F$7]" office:value-type="float" office:value="-2.571" calcext:value-type="float">
            <text:p>-2.571</text:p>
          </table:table-cell>
          <table:table-cell table:formula="of:=[.D872]-[.$F$9]" office:value-type="float" office:value="-1.146" calcext:value-type="float">
            <text:p>-1.146</text:p>
          </table:table-cell>
          <table:table-cell office:value-type="float" office:value="5740" calcext:value-type="float">
            <text:p>5740</text:p>
          </table:table-cell>
          <table:table-cell table:formula="of:=[.$S$5]+[.H872]*[.$T$5]+[.I872]*[.$U$5]+[.J872]*[.$V$5]+[.K872]*[.$W$5]" office:value-type="float" office:value="5740" calcext:value-type="float">
            <text:p>5740</text:p>
          </table:table-cell>
          <table:table-cell table:formula="of:=[.L872]-[.M872]" office:value-type="float" office:value="0" calcext:value-type="float">
            <text:p>0</text:p>
          </table:table-cell>
          <table:table-cell table:formula="of:=[.N872]*[.N8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873]-[.$F$3]" office:value-type="float" office:value="-14.413" calcext:value-type="float">
            <text:p>-14.413</text:p>
          </table:table-cell>
          <table:table-cell table:formula="of:=[.B873]-[.$F$5]" office:value-type="float" office:value="-0.00399999999999956" calcext:value-type="float">
            <text:p>-0.004</text:p>
          </table:table-cell>
          <table:table-cell table:formula="of:=[.C873]-[.$F$7]" office:value-type="float" office:value="1.429" calcext:value-type="float">
            <text:p>1.429</text:p>
          </table:table-cell>
          <table:table-cell table:formula="of:=[.D873]-[.$F$9]" office:value-type="float" office:value="0.854" calcext:value-type="float">
            <text:p>0.854</text:p>
          </table:table-cell>
          <table:table-cell office:value-type="float" office:value="5050" calcext:value-type="float">
            <text:p>5050</text:p>
          </table:table-cell>
          <table:table-cell table:formula="of:=[.$S$5]+[.H873]*[.$T$5]+[.I873]*[.$U$5]+[.J873]*[.$V$5]+[.K873]*[.$W$5]" office:value-type="float" office:value="5050" calcext:value-type="float">
            <text:p>5050</text:p>
          </table:table-cell>
          <table:table-cell table:formula="of:=[.L873]-[.M873]" office:value-type="float" office:value="0" calcext:value-type="float">
            <text:p>0</text:p>
          </table:table-cell>
          <table:table-cell table:formula="of:=[.N873]*[.N8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874]-[.$F$3]" office:value-type="float" office:value="3.587" calcext:value-type="float">
            <text:p>3.587</text:p>
          </table:table-cell>
          <table:table-cell table:formula="of:=[.B874]-[.$F$5]" office:value-type="float" office:value="1.996" calcext:value-type="float">
            <text:p>1.996</text:p>
          </table:table-cell>
          <table:table-cell table:formula="of:=[.C874]-[.$F$7]" office:value-type="float" office:value="-2.571" calcext:value-type="float">
            <text:p>-2.571</text:p>
          </table:table-cell>
          <table:table-cell table:formula="of:=[.D874]-[.$F$9]" office:value-type="float" office:value="0.854" calcext:value-type="float">
            <text:p>0.854</text:p>
          </table:table-cell>
          <table:table-cell office:value-type="float" office:value="5590" calcext:value-type="float">
            <text:p>5590</text:p>
          </table:table-cell>
          <table:table-cell table:formula="of:=[.$S$5]+[.H874]*[.$T$5]+[.I874]*[.$U$5]+[.J874]*[.$V$5]+[.K874]*[.$W$5]" office:value-type="float" office:value="5590" calcext:value-type="float">
            <text:p>5590</text:p>
          </table:table-cell>
          <table:table-cell table:formula="of:=[.L874]-[.M874]" office:value-type="float" office:value="0" calcext:value-type="float">
            <text:p>0</text:p>
          </table:table-cell>
          <table:table-cell table:formula="of:=[.N874]*[.N8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875]-[.$F$3]" office:value-type="float" office:value="2.587" calcext:value-type="float">
            <text:p>2.587</text:p>
          </table:table-cell>
          <table:table-cell table:formula="of:=[.B875]-[.$F$5]" office:value-type="float" office:value="0.996" calcext:value-type="float">
            <text:p>0.996</text:p>
          </table:table-cell>
          <table:table-cell table:formula="of:=[.C875]-[.$F$7]" office:value-type="float" office:value="1.429" calcext:value-type="float">
            <text:p>1.429</text:p>
          </table:table-cell>
          <table:table-cell table:formula="of:=[.D875]-[.$F$9]" office:value-type="float" office:value="0.854" calcext:value-type="float">
            <text:p>0.854</text:p>
          </table:table-cell>
          <table:table-cell office:value-type="float" office:value="5560" calcext:value-type="float">
            <text:p>5560</text:p>
          </table:table-cell>
          <table:table-cell table:formula="of:=[.$S$5]+[.H875]*[.$T$5]+[.I875]*[.$U$5]+[.J875]*[.$V$5]+[.K875]*[.$W$5]" office:value-type="float" office:value="5560" calcext:value-type="float">
            <text:p>5560</text:p>
          </table:table-cell>
          <table:table-cell table:formula="of:=[.L875]-[.M875]" office:value-type="float" office:value="0" calcext:value-type="float">
            <text:p>0</text:p>
          </table:table-cell>
          <table:table-cell table:formula="of:=[.N875]*[.N8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876]-[.$F$3]" office:value-type="float" office:value="1.587" calcext:value-type="float">
            <text:p>1.587</text:p>
          </table:table-cell>
          <table:table-cell table:formula="of:=[.B876]-[.$F$5]" office:value-type="float" office:value="1.996" calcext:value-type="float">
            <text:p>1.996</text:p>
          </table:table-cell>
          <table:table-cell table:formula="of:=[.C876]-[.$F$7]" office:value-type="float" office:value="0.429" calcext:value-type="float">
            <text:p>0.429</text:p>
          </table:table-cell>
          <table:table-cell table:formula="of:=[.D876]-[.$F$9]" office:value-type="float" office:value="1.854" calcext:value-type="float">
            <text:p>1.854</text:p>
          </table:table-cell>
          <table:table-cell office:value-type="float" office:value="5530" calcext:value-type="float">
            <text:p>5530</text:p>
          </table:table-cell>
          <table:table-cell table:formula="of:=[.$S$5]+[.H876]*[.$T$5]+[.I876]*[.$U$5]+[.J876]*[.$V$5]+[.K876]*[.$W$5]" office:value-type="float" office:value="5530" calcext:value-type="float">
            <text:p>5530</text:p>
          </table:table-cell>
          <table:table-cell table:formula="of:=[.L876]-[.M876]" office:value-type="float" office:value="0" calcext:value-type="float">
            <text:p>0</text:p>
          </table:table-cell>
          <table:table-cell table:formula="of:=[.N876]*[.N8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77]-[.$F$3]" office:value-type="float" office:value="-12.413" calcext:value-type="float">
            <text:p>-12.413</text:p>
          </table:table-cell>
          <table:table-cell table:formula="of:=[.B877]-[.$F$5]" office:value-type="float" office:value="0.996" calcext:value-type="float">
            <text:p>0.996</text:p>
          </table:table-cell>
          <table:table-cell table:formula="of:=[.C877]-[.$F$7]" office:value-type="float" office:value="-1.571" calcext:value-type="float">
            <text:p>-1.571</text:p>
          </table:table-cell>
          <table:table-cell table:formula="of:=[.D877]-[.$F$9]" office:value-type="float" office:value="4.854" calcext:value-type="float">
            <text:p>4.854</text:p>
          </table:table-cell>
          <table:table-cell office:value-type="float" office:value="5110" calcext:value-type="float">
            <text:p>5110</text:p>
          </table:table-cell>
          <table:table-cell table:formula="of:=[.$S$5]+[.H877]*[.$T$5]+[.I877]*[.$U$5]+[.J877]*[.$V$5]+[.K877]*[.$W$5]" office:value-type="float" office:value="5110" calcext:value-type="float">
            <text:p>5110</text:p>
          </table:table-cell>
          <table:table-cell table:formula="of:=[.L877]-[.M877]" office:value-type="float" office:value="0" calcext:value-type="float">
            <text:p>0</text:p>
          </table:table-cell>
          <table:table-cell table:formula="of:=[.N877]*[.N8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878]-[.$F$3]" office:value-type="float" office:value="-8.413" calcext:value-type="float">
            <text:p>-8.413</text:p>
          </table:table-cell>
          <table:table-cell table:formula="of:=[.B878]-[.$F$5]" office:value-type="float" office:value="-0.00399999999999956" calcext:value-type="float">
            <text:p>-0.004</text:p>
          </table:table-cell>
          <table:table-cell table:formula="of:=[.C878]-[.$F$7]" office:value-type="float" office:value="2.429" calcext:value-type="float">
            <text:p>2.429</text:p>
          </table:table-cell>
          <table:table-cell table:formula="of:=[.D878]-[.$F$9]" office:value-type="float" office:value="2.854" calcext:value-type="float">
            <text:p>2.854</text:p>
          </table:table-cell>
          <table:table-cell office:value-type="float" office:value="5230" calcext:value-type="float">
            <text:p>5230</text:p>
          </table:table-cell>
          <table:table-cell table:formula="of:=[.$S$5]+[.H878]*[.$T$5]+[.I878]*[.$U$5]+[.J878]*[.$V$5]+[.K878]*[.$W$5]" office:value-type="float" office:value="5230" calcext:value-type="float">
            <text:p>5230</text:p>
          </table:table-cell>
          <table:table-cell table:formula="of:=[.L878]-[.M878]" office:value-type="float" office:value="0" calcext:value-type="float">
            <text:p>0</text:p>
          </table:table-cell>
          <table:table-cell table:formula="of:=[.N878]*[.N87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879]-[.$F$3]" office:value-type="float" office:value="-20.413" calcext:value-type="float">
            <text:p>-20.413</text:p>
          </table:table-cell>
          <table:table-cell table:formula="of:=[.B879]-[.$F$5]" office:value-type="float" office:value="-0.00399999999999956" calcext:value-type="float">
            <text:p>-0.004</text:p>
          </table:table-cell>
          <table:table-cell table:formula="of:=[.C879]-[.$F$7]" office:value-type="float" office:value="2.429" calcext:value-type="float">
            <text:p>2.429</text:p>
          </table:table-cell>
          <table:table-cell table:formula="of:=[.D879]-[.$F$9]" office:value-type="float" office:value="-5.146" calcext:value-type="float">
            <text:p>-5.146</text:p>
          </table:table-cell>
          <table:table-cell office:value-type="float" office:value="4870" calcext:value-type="float">
            <text:p>4870</text:p>
          </table:table-cell>
          <table:table-cell table:formula="of:=[.$S$5]+[.H879]*[.$T$5]+[.I879]*[.$U$5]+[.J879]*[.$V$5]+[.K879]*[.$W$5]" office:value-type="float" office:value="4870" calcext:value-type="float">
            <text:p>4870</text:p>
          </table:table-cell>
          <table:table-cell table:formula="of:=[.L879]-[.M879]" office:value-type="float" office:value="0" calcext:value-type="float">
            <text:p>0</text:p>
          </table:table-cell>
          <table:table-cell table:formula="of:=[.N879]*[.N8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880]-[.$F$3]" office:value-type="float" office:value="1.587" calcext:value-type="float">
            <text:p>1.587</text:p>
          </table:table-cell>
          <table:table-cell table:formula="of:=[.B880]-[.$F$5]" office:value-type="float" office:value="-1.004" calcext:value-type="float">
            <text:p>-1.004</text:p>
          </table:table-cell>
          <table:table-cell table:formula="of:=[.C880]-[.$F$7]" office:value-type="float" office:value="-0.571" calcext:value-type="float">
            <text:p>-0.571</text:p>
          </table:table-cell>
          <table:table-cell table:formula="of:=[.D880]-[.$F$9]" office:value-type="float" office:value="3.854" calcext:value-type="float">
            <text:p>3.854</text:p>
          </table:table-cell>
          <table:table-cell office:value-type="float" office:value="5530" calcext:value-type="float">
            <text:p>5530</text:p>
          </table:table-cell>
          <table:table-cell table:formula="of:=[.$S$5]+[.H880]*[.$T$5]+[.I880]*[.$U$5]+[.J880]*[.$V$5]+[.K880]*[.$W$5]" office:value-type="float" office:value="5530" calcext:value-type="float">
            <text:p>5530</text:p>
          </table:table-cell>
          <table:table-cell table:formula="of:=[.L880]-[.M880]" office:value-type="float" office:value="0" calcext:value-type="float">
            <text:p>0</text:p>
          </table:table-cell>
          <table:table-cell table:formula="of:=[.N880]*[.N8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81]-[.$F$3]" office:value-type="float" office:value="-18.413" calcext:value-type="float">
            <text:p>-18.413</text:p>
          </table:table-cell>
          <table:table-cell table:formula="of:=[.B881]-[.$F$5]" office:value-type="float" office:value="0.996" calcext:value-type="float">
            <text:p>0.996</text:p>
          </table:table-cell>
          <table:table-cell table:formula="of:=[.C881]-[.$F$7]" office:value-type="float" office:value="-1.571" calcext:value-type="float">
            <text:p>-1.571</text:p>
          </table:table-cell>
          <table:table-cell table:formula="of:=[.D881]-[.$F$9]" office:value-type="float" office:value="-1.146" calcext:value-type="float">
            <text:p>-1.146</text:p>
          </table:table-cell>
          <table:table-cell office:value-type="float" office:value="4930" calcext:value-type="float">
            <text:p>4930</text:p>
          </table:table-cell>
          <table:table-cell table:formula="of:=[.$S$5]+[.H881]*[.$T$5]+[.I881]*[.$U$5]+[.J881]*[.$V$5]+[.K881]*[.$W$5]" office:value-type="float" office:value="4930" calcext:value-type="float">
            <text:p>4930</text:p>
          </table:table-cell>
          <table:table-cell table:formula="of:=[.L881]-[.M881]" office:value-type="float" office:value="0" calcext:value-type="float">
            <text:p>0</text:p>
          </table:table-cell>
          <table:table-cell table:formula="of:=[.N881]*[.N8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882]-[.$F$3]" office:value-type="float" office:value="4.587" calcext:value-type="float">
            <text:p>4.587</text:p>
          </table:table-cell>
          <table:table-cell table:formula="of:=[.B882]-[.$F$5]" office:value-type="float" office:value="1.996" calcext:value-type="float">
            <text:p>1.996</text:p>
          </table:table-cell>
          <table:table-cell table:formula="of:=[.C882]-[.$F$7]" office:value-type="float" office:value="2.429" calcext:value-type="float">
            <text:p>2.429</text:p>
          </table:table-cell>
          <table:table-cell table:formula="of:=[.D882]-[.$F$9]" office:value-type="float" office:value="1.854" calcext:value-type="float">
            <text:p>1.854</text:p>
          </table:table-cell>
          <table:table-cell office:value-type="float" office:value="5620" calcext:value-type="float">
            <text:p>5620</text:p>
          </table:table-cell>
          <table:table-cell table:formula="of:=[.$S$5]+[.H882]*[.$T$5]+[.I882]*[.$U$5]+[.J882]*[.$V$5]+[.K882]*[.$W$5]" office:value-type="float" office:value="5620" calcext:value-type="float">
            <text:p>5620</text:p>
          </table:table-cell>
          <table:table-cell table:formula="of:=[.L882]-[.M882]" office:value-type="float" office:value="0" calcext:value-type="float">
            <text:p>0</text:p>
          </table:table-cell>
          <table:table-cell table:formula="of:=[.N882]*[.N8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883]-[.$F$3]" office:value-type="float" office:value="-13.413" calcext:value-type="float">
            <text:p>-13.413</text:p>
          </table:table-cell>
          <table:table-cell table:formula="of:=[.B883]-[.$F$5]" office:value-type="float" office:value="0.996" calcext:value-type="float">
            <text:p>0.996</text:p>
          </table:table-cell>
          <table:table-cell table:formula="of:=[.C883]-[.$F$7]" office:value-type="float" office:value="3.429" calcext:value-type="float">
            <text:p>3.429</text:p>
          </table:table-cell>
          <table:table-cell table:formula="of:=[.D883]-[.$F$9]" office:value-type="float" office:value="-3.146" calcext:value-type="float">
            <text:p>-3.146</text:p>
          </table:table-cell>
          <table:table-cell office:value-type="float" office:value="5080" calcext:value-type="float">
            <text:p>5080</text:p>
          </table:table-cell>
          <table:table-cell table:formula="of:=[.$S$5]+[.H883]*[.$T$5]+[.I883]*[.$U$5]+[.J883]*[.$V$5]+[.K883]*[.$W$5]" office:value-type="float" office:value="5080" calcext:value-type="float">
            <text:p>5080</text:p>
          </table:table-cell>
          <table:table-cell table:formula="of:=[.L883]-[.M883]" office:value-type="float" office:value="0" calcext:value-type="float">
            <text:p>0</text:p>
          </table:table-cell>
          <table:table-cell table:formula="of:=[.N883]*[.N8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884]-[.$F$3]" office:value-type="float" office:value="-14.413" calcext:value-type="float">
            <text:p>-14.413</text:p>
          </table:table-cell>
          <table:table-cell table:formula="of:=[.B884]-[.$F$5]" office:value-type="float" office:value="-2.004" calcext:value-type="float">
            <text:p>-2.004</text:p>
          </table:table-cell>
          <table:table-cell table:formula="of:=[.C884]-[.$F$7]" office:value-type="float" office:value="1.429" calcext:value-type="float">
            <text:p>1.429</text:p>
          </table:table-cell>
          <table:table-cell table:formula="of:=[.D884]-[.$F$9]" office:value-type="float" office:value="-5.146" calcext:value-type="float">
            <text:p>-5.146</text:p>
          </table:table-cell>
          <table:table-cell office:value-type="float" office:value="5050" calcext:value-type="float">
            <text:p>5050</text:p>
          </table:table-cell>
          <table:table-cell table:formula="of:=[.$S$5]+[.H884]*[.$T$5]+[.I884]*[.$U$5]+[.J884]*[.$V$5]+[.K884]*[.$W$5]" office:value-type="float" office:value="5050" calcext:value-type="float">
            <text:p>5050</text:p>
          </table:table-cell>
          <table:table-cell table:formula="of:=[.L884]-[.M884]" office:value-type="float" office:value="0" calcext:value-type="float">
            <text:p>0</text:p>
          </table:table-cell>
          <table:table-cell table:formula="of:=[.N884]*[.N8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85]-[.$F$3]" office:value-type="float" office:value="0.587000000000003" calcext:value-type="float">
            <text:p>0.587000000000003</text:p>
          </table:table-cell>
          <table:table-cell table:formula="of:=[.B885]-[.$F$5]" office:value-type="float" office:value="-1.004" calcext:value-type="float">
            <text:p>-1.004</text:p>
          </table:table-cell>
          <table:table-cell table:formula="of:=[.C885]-[.$F$7]" office:value-type="float" office:value="-2.571" calcext:value-type="float">
            <text:p>-2.571</text:p>
          </table:table-cell>
          <table:table-cell table:formula="of:=[.D885]-[.$F$9]" office:value-type="float" office:value="4.854" calcext:value-type="float">
            <text:p>4.854</text:p>
          </table:table-cell>
          <table:table-cell office:value-type="float" office:value="5500" calcext:value-type="float">
            <text:p>5500</text:p>
          </table:table-cell>
          <table:table-cell table:formula="of:=[.$S$5]+[.H885]*[.$T$5]+[.I885]*[.$U$5]+[.J885]*[.$V$5]+[.K885]*[.$W$5]" office:value-type="float" office:value="5500" calcext:value-type="float">
            <text:p>5500</text:p>
          </table:table-cell>
          <table:table-cell table:formula="of:=[.L885]-[.M885]" office:value-type="float" office:value="0" calcext:value-type="float">
            <text:p>0</text:p>
          </table:table-cell>
          <table:table-cell table:formula="of:=[.N885]*[.N8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86]-[.$F$3]" office:value-type="float" office:value="-3.413" calcext:value-type="float">
            <text:p>-3.413</text:p>
          </table:table-cell>
          <table:table-cell table:formula="of:=[.B886]-[.$F$5]" office:value-type="float" office:value="1.996" calcext:value-type="float">
            <text:p>1.996</text:p>
          </table:table-cell>
          <table:table-cell table:formula="of:=[.C886]-[.$F$7]" office:value-type="float" office:value="2.429" calcext:value-type="float">
            <text:p>2.429</text:p>
          </table:table-cell>
          <table:table-cell table:formula="of:=[.D886]-[.$F$9]" office:value-type="float" office:value="-1.146" calcext:value-type="float">
            <text:p>-1.146</text:p>
          </table:table-cell>
          <table:table-cell office:value-type="float" office:value="5380" calcext:value-type="float">
            <text:p>5380</text:p>
          </table:table-cell>
          <table:table-cell table:formula="of:=[.$S$5]+[.H886]*[.$T$5]+[.I886]*[.$U$5]+[.J886]*[.$V$5]+[.K886]*[.$W$5]" office:value-type="float" office:value="5380" calcext:value-type="float">
            <text:p>5380</text:p>
          </table:table-cell>
          <table:table-cell table:formula="of:=[.L886]-[.M886]" office:value-type="float" office:value="0" calcext:value-type="float">
            <text:p>0</text:p>
          </table:table-cell>
          <table:table-cell table:formula="of:=[.N886]*[.N8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887]-[.$F$3]" office:value-type="float" office:value="0.587000000000003" calcext:value-type="float">
            <text:p>0.587000000000003</text:p>
          </table:table-cell>
          <table:table-cell table:formula="of:=[.B887]-[.$F$5]" office:value-type="float" office:value="1.996" calcext:value-type="float">
            <text:p>1.996</text:p>
          </table:table-cell>
          <table:table-cell table:formula="of:=[.C887]-[.$F$7]" office:value-type="float" office:value="-0.571" calcext:value-type="float">
            <text:p>-0.571</text:p>
          </table:table-cell>
          <table:table-cell table:formula="of:=[.D887]-[.$F$9]" office:value-type="float" office:value="-0.146" calcext:value-type="float">
            <text:p>-0.146</text:p>
          </table:table-cell>
          <table:table-cell office:value-type="float" office:value="5500" calcext:value-type="float">
            <text:p>5500</text:p>
          </table:table-cell>
          <table:table-cell table:formula="of:=[.$S$5]+[.H887]*[.$T$5]+[.I887]*[.$U$5]+[.J887]*[.$V$5]+[.K887]*[.$W$5]" office:value-type="float" office:value="5500" calcext:value-type="float">
            <text:p>5500</text:p>
          </table:table-cell>
          <table:table-cell table:formula="of:=[.L887]-[.M887]" office:value-type="float" office:value="0" calcext:value-type="float">
            <text:p>0</text:p>
          </table:table-cell>
          <table:table-cell table:formula="of:=[.N887]*[.N8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888]-[.$F$3]" office:value-type="float" office:value="-2.413" calcext:value-type="float">
            <text:p>-2.413</text:p>
          </table:table-cell>
          <table:table-cell table:formula="of:=[.B888]-[.$F$5]" office:value-type="float" office:value="-1.004" calcext:value-type="float">
            <text:p>-1.004</text:p>
          </table:table-cell>
          <table:table-cell table:formula="of:=[.C888]-[.$F$7]" office:value-type="float" office:value="-0.571" calcext:value-type="float">
            <text:p>-0.571</text:p>
          </table:table-cell>
          <table:table-cell table:formula="of:=[.D888]-[.$F$9]" office:value-type="float" office:value="-2.146" calcext:value-type="float">
            <text:p>-2.146</text:p>
          </table:table-cell>
          <table:table-cell office:value-type="float" office:value="5410" calcext:value-type="float">
            <text:p>5410</text:p>
          </table:table-cell>
          <table:table-cell table:formula="of:=[.$S$5]+[.H888]*[.$T$5]+[.I888]*[.$U$5]+[.J888]*[.$V$5]+[.K888]*[.$W$5]" office:value-type="float" office:value="5410" calcext:value-type="float">
            <text:p>5410</text:p>
          </table:table-cell>
          <table:table-cell table:formula="of:=[.L888]-[.M888]" office:value-type="float" office:value="0" calcext:value-type="float">
            <text:p>0</text:p>
          </table:table-cell>
          <table:table-cell table:formula="of:=[.N888]*[.N8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89]-[.$F$3]" office:value-type="float" office:value="-6.413" calcext:value-type="float">
            <text:p>-6.413</text:p>
          </table:table-cell>
          <table:table-cell table:formula="of:=[.B889]-[.$F$5]" office:value-type="float" office:value="-0.00399999999999956" calcext:value-type="float">
            <text:p>-0.004</text:p>
          </table:table-cell>
          <table:table-cell table:formula="of:=[.C889]-[.$F$7]" office:value-type="float" office:value="-2.571" calcext:value-type="float">
            <text:p>-2.571</text:p>
          </table:table-cell>
          <table:table-cell table:formula="of:=[.D889]-[.$F$9]" office:value-type="float" office:value="4.854" calcext:value-type="float">
            <text:p>4.854</text:p>
          </table:table-cell>
          <table:table-cell office:value-type="float" office:value="5290" calcext:value-type="float">
            <text:p>5290</text:p>
          </table:table-cell>
          <table:table-cell table:formula="of:=[.$S$5]+[.H889]*[.$T$5]+[.I889]*[.$U$5]+[.J889]*[.$V$5]+[.K889]*[.$W$5]" office:value-type="float" office:value="5290" calcext:value-type="float">
            <text:p>5290</text:p>
          </table:table-cell>
          <table:table-cell table:formula="of:=[.L889]-[.M889]" office:value-type="float" office:value="0" calcext:value-type="float">
            <text:p>0</text:p>
          </table:table-cell>
          <table:table-cell table:formula="of:=[.N889]*[.N8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890]-[.$F$3]" office:value-type="float" office:value="4.587" calcext:value-type="float">
            <text:p>4.587</text:p>
          </table:table-cell>
          <table:table-cell table:formula="of:=[.B890]-[.$F$5]" office:value-type="float" office:value="1.996" calcext:value-type="float">
            <text:p>1.996</text:p>
          </table:table-cell>
          <table:table-cell table:formula="of:=[.C890]-[.$F$7]" office:value-type="float" office:value="-3.571" calcext:value-type="float">
            <text:p>-3.571</text:p>
          </table:table-cell>
          <table:table-cell table:formula="of:=[.D890]-[.$F$9]" office:value-type="float" office:value="-5.146" calcext:value-type="float">
            <text:p>-5.146</text:p>
          </table:table-cell>
          <table:table-cell office:value-type="float" office:value="5620" calcext:value-type="float">
            <text:p>5620</text:p>
          </table:table-cell>
          <table:table-cell table:formula="of:=[.$S$5]+[.H890]*[.$T$5]+[.I890]*[.$U$5]+[.J890]*[.$V$5]+[.K890]*[.$W$5]" office:value-type="float" office:value="5620" calcext:value-type="float">
            <text:p>5620</text:p>
          </table:table-cell>
          <table:table-cell table:formula="of:=[.L890]-[.M890]" office:value-type="float" office:value="0" calcext:value-type="float">
            <text:p>0</text:p>
          </table:table-cell>
          <table:table-cell table:formula="of:=[.N890]*[.N8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891]-[.$F$3]" office:value-type="float" office:value="1.587" calcext:value-type="float">
            <text:p>1.587</text:p>
          </table:table-cell>
          <table:table-cell table:formula="of:=[.B891]-[.$F$5]" office:value-type="float" office:value="-1.004" calcext:value-type="float">
            <text:p>-1.004</text:p>
          </table:table-cell>
          <table:table-cell table:formula="of:=[.C891]-[.$F$7]" office:value-type="float" office:value="-0.571" calcext:value-type="float">
            <text:p>-0.571</text:p>
          </table:table-cell>
          <table:table-cell table:formula="of:=[.D891]-[.$F$9]" office:value-type="float" office:value="4.854" calcext:value-type="float">
            <text:p>4.854</text:p>
          </table:table-cell>
          <table:table-cell office:value-type="float" office:value="5530" calcext:value-type="float">
            <text:p>5530</text:p>
          </table:table-cell>
          <table:table-cell table:formula="of:=[.$S$5]+[.H891]*[.$T$5]+[.I891]*[.$U$5]+[.J891]*[.$V$5]+[.K891]*[.$W$5]" office:value-type="float" office:value="5530" calcext:value-type="float">
            <text:p>5530</text:p>
          </table:table-cell>
          <table:table-cell table:formula="of:=[.L891]-[.M891]" office:value-type="float" office:value="0" calcext:value-type="float">
            <text:p>0</text:p>
          </table:table-cell>
          <table:table-cell table:formula="of:=[.N891]*[.N8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892]-[.$F$3]" office:value-type="float" office:value="-9.413" calcext:value-type="float">
            <text:p>-9.413</text:p>
          </table:table-cell>
          <table:table-cell table:formula="of:=[.B892]-[.$F$5]" office:value-type="float" office:value="-0.00399999999999956" calcext:value-type="float">
            <text:p>-0.004</text:p>
          </table:table-cell>
          <table:table-cell table:formula="of:=[.C892]-[.$F$7]" office:value-type="float" office:value="3.429" calcext:value-type="float">
            <text:p>3.429</text:p>
          </table:table-cell>
          <table:table-cell table:formula="of:=[.D892]-[.$F$9]" office:value-type="float" office:value="2.854" calcext:value-type="float">
            <text:p>2.854</text:p>
          </table:table-cell>
          <table:table-cell office:value-type="float" office:value="5200" calcext:value-type="float">
            <text:p>5200</text:p>
          </table:table-cell>
          <table:table-cell table:formula="of:=[.$S$5]+[.H892]*[.$T$5]+[.I892]*[.$U$5]+[.J892]*[.$V$5]+[.K892]*[.$W$5]" office:value-type="float" office:value="5200" calcext:value-type="float">
            <text:p>5200</text:p>
          </table:table-cell>
          <table:table-cell table:formula="of:=[.L892]-[.M892]" office:value-type="float" office:value="0" calcext:value-type="float">
            <text:p>0</text:p>
          </table:table-cell>
          <table:table-cell table:formula="of:=[.N892]*[.N8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893]-[.$F$3]" office:value-type="float" office:value="16.587" calcext:value-type="float">
            <text:p>16.587</text:p>
          </table:table-cell>
          <table:table-cell table:formula="of:=[.B893]-[.$F$5]" office:value-type="float" office:value="0.996" calcext:value-type="float">
            <text:p>0.996</text:p>
          </table:table-cell>
          <table:table-cell table:formula="of:=[.C893]-[.$F$7]" office:value-type="float" office:value="-0.571" calcext:value-type="float">
            <text:p>-0.571</text:p>
          </table:table-cell>
          <table:table-cell table:formula="of:=[.D893]-[.$F$9]" office:value-type="float" office:value="-2.146" calcext:value-type="float">
            <text:p>-2.146</text:p>
          </table:table-cell>
          <table:table-cell office:value-type="float" office:value="5980" calcext:value-type="float">
            <text:p>5980</text:p>
          </table:table-cell>
          <table:table-cell table:formula="of:=[.$S$5]+[.H893]*[.$T$5]+[.I893]*[.$U$5]+[.J893]*[.$V$5]+[.K893]*[.$W$5]" office:value-type="float" office:value="5980" calcext:value-type="float">
            <text:p>5980</text:p>
          </table:table-cell>
          <table:table-cell table:formula="of:=[.L893]-[.M893]" office:value-type="float" office:value="0" calcext:value-type="float">
            <text:p>0</text:p>
          </table:table-cell>
          <table:table-cell table:formula="of:=[.N893]*[.N8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894]-[.$F$3]" office:value-type="float" office:value="2.587" calcext:value-type="float">
            <text:p>2.587</text:p>
          </table:table-cell>
          <table:table-cell table:formula="of:=[.B894]-[.$F$5]" office:value-type="float" office:value="-2.004" calcext:value-type="float">
            <text:p>-2.004</text:p>
          </table:table-cell>
          <table:table-cell table:formula="of:=[.C894]-[.$F$7]" office:value-type="float" office:value="-0.571" calcext:value-type="float">
            <text:p>-0.571</text:p>
          </table:table-cell>
          <table:table-cell table:formula="of:=[.D894]-[.$F$9]" office:value-type="float" office:value="2.854" calcext:value-type="float">
            <text:p>2.854</text:p>
          </table:table-cell>
          <table:table-cell office:value-type="float" office:value="5560" calcext:value-type="float">
            <text:p>5560</text:p>
          </table:table-cell>
          <table:table-cell table:formula="of:=[.$S$5]+[.H894]*[.$T$5]+[.I894]*[.$U$5]+[.J894]*[.$V$5]+[.K894]*[.$W$5]" office:value-type="float" office:value="5560" calcext:value-type="float">
            <text:p>5560</text:p>
          </table:table-cell>
          <table:table-cell table:formula="of:=[.L894]-[.M894]" office:value-type="float" office:value="0" calcext:value-type="float">
            <text:p>0</text:p>
          </table:table-cell>
          <table:table-cell table:formula="of:=[.N894]*[.N8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895]-[.$F$3]" office:value-type="float" office:value="-5.413" calcext:value-type="float">
            <text:p>-5.413</text:p>
          </table:table-cell>
          <table:table-cell table:formula="of:=[.B895]-[.$F$5]" office:value-type="float" office:value="0.996" calcext:value-type="float">
            <text:p>0.996</text:p>
          </table:table-cell>
          <table:table-cell table:formula="of:=[.C895]-[.$F$7]" office:value-type="float" office:value="0.429" calcext:value-type="float">
            <text:p>0.429</text:p>
          </table:table-cell>
          <table:table-cell table:formula="of:=[.D895]-[.$F$9]" office:value-type="float" office:value="1.854" calcext:value-type="float">
            <text:p>1.854</text:p>
          </table:table-cell>
          <table:table-cell office:value-type="float" office:value="5320" calcext:value-type="float">
            <text:p>5320</text:p>
          </table:table-cell>
          <table:table-cell table:formula="of:=[.$S$5]+[.H895]*[.$T$5]+[.I895]*[.$U$5]+[.J895]*[.$V$5]+[.K895]*[.$W$5]" office:value-type="float" office:value="5320" calcext:value-type="float">
            <text:p>5320</text:p>
          </table:table-cell>
          <table:table-cell table:formula="of:=[.L895]-[.M895]" office:value-type="float" office:value="0" calcext:value-type="float">
            <text:p>0</text:p>
          </table:table-cell>
          <table:table-cell table:formula="of:=[.N895]*[.N8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896]-[.$F$3]" office:value-type="float" office:value="3.587" calcext:value-type="float">
            <text:p>3.587</text:p>
          </table:table-cell>
          <table:table-cell table:formula="of:=[.B896]-[.$F$5]" office:value-type="float" office:value="-2.004" calcext:value-type="float">
            <text:p>-2.004</text:p>
          </table:table-cell>
          <table:table-cell table:formula="of:=[.C896]-[.$F$7]" office:value-type="float" office:value="2.429" calcext:value-type="float">
            <text:p>2.429</text:p>
          </table:table-cell>
          <table:table-cell table:formula="of:=[.D896]-[.$F$9]" office:value-type="float" office:value="-4.146" calcext:value-type="float">
            <text:p>-4.146</text:p>
          </table:table-cell>
          <table:table-cell office:value-type="float" office:value="5590" calcext:value-type="float">
            <text:p>5590</text:p>
          </table:table-cell>
          <table:table-cell table:formula="of:=[.$S$5]+[.H896]*[.$T$5]+[.I896]*[.$U$5]+[.J896]*[.$V$5]+[.K896]*[.$W$5]" office:value-type="float" office:value="5590" calcext:value-type="float">
            <text:p>5590</text:p>
          </table:table-cell>
          <table:table-cell table:formula="of:=[.L896]-[.M896]" office:value-type="float" office:value="0" calcext:value-type="float">
            <text:p>0</text:p>
          </table:table-cell>
          <table:table-cell table:formula="of:=[.N896]*[.N8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897]-[.$F$3]" office:value-type="float" office:value="-7.413" calcext:value-type="float">
            <text:p>-7.413</text:p>
          </table:table-cell>
          <table:table-cell table:formula="of:=[.B897]-[.$F$5]" office:value-type="float" office:value="-1.004" calcext:value-type="float">
            <text:p>-1.004</text:p>
          </table:table-cell>
          <table:table-cell table:formula="of:=[.C897]-[.$F$7]" office:value-type="float" office:value="0.429" calcext:value-type="float">
            <text:p>0.429</text:p>
          </table:table-cell>
          <table:table-cell table:formula="of:=[.D897]-[.$F$9]" office:value-type="float" office:value="-1.146" calcext:value-type="float">
            <text:p>-1.146</text:p>
          </table:table-cell>
          <table:table-cell office:value-type="float" office:value="5260" calcext:value-type="float">
            <text:p>5260</text:p>
          </table:table-cell>
          <table:table-cell table:formula="of:=[.$S$5]+[.H897]*[.$T$5]+[.I897]*[.$U$5]+[.J897]*[.$V$5]+[.K897]*[.$W$5]" office:value-type="float" office:value="5260" calcext:value-type="float">
            <text:p>5260</text:p>
          </table:table-cell>
          <table:table-cell table:formula="of:=[.L897]-[.M897]" office:value-type="float" office:value="0" calcext:value-type="float">
            <text:p>0</text:p>
          </table:table-cell>
          <table:table-cell table:formula="of:=[.N897]*[.N8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898]-[.$F$3]" office:value-type="float" office:value="-1.413" calcext:value-type="float">
            <text:p>-1.413</text:p>
          </table:table-cell>
          <table:table-cell table:formula="of:=[.B898]-[.$F$5]" office:value-type="float" office:value="-1.004" calcext:value-type="float">
            <text:p>-1.004</text:p>
          </table:table-cell>
          <table:table-cell table:formula="of:=[.C898]-[.$F$7]" office:value-type="float" office:value="-2.571" calcext:value-type="float">
            <text:p>-2.571</text:p>
          </table:table-cell>
          <table:table-cell table:formula="of:=[.D898]-[.$F$9]" office:value-type="float" office:value="-2.146" calcext:value-type="float">
            <text:p>-2.146</text:p>
          </table:table-cell>
          <table:table-cell office:value-type="float" office:value="5440" calcext:value-type="float">
            <text:p>5440</text:p>
          </table:table-cell>
          <table:table-cell table:formula="of:=[.$S$5]+[.H898]*[.$T$5]+[.I898]*[.$U$5]+[.J898]*[.$V$5]+[.K898]*[.$W$5]" office:value-type="float" office:value="5440" calcext:value-type="float">
            <text:p>5440</text:p>
          </table:table-cell>
          <table:table-cell table:formula="of:=[.L898]-[.M898]" office:value-type="float" office:value="0" calcext:value-type="float">
            <text:p>0</text:p>
          </table:table-cell>
          <table:table-cell table:formula="of:=[.N898]*[.N8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899]-[.$F$3]" office:value-type="float" office:value="-3.413" calcext:value-type="float">
            <text:p>-3.413</text:p>
          </table:table-cell>
          <table:table-cell table:formula="of:=[.B899]-[.$F$5]" office:value-type="float" office:value="1.996" calcext:value-type="float">
            <text:p>1.996</text:p>
          </table:table-cell>
          <table:table-cell table:formula="of:=[.C899]-[.$F$7]" office:value-type="float" office:value="-1.571" calcext:value-type="float">
            <text:p>-1.571</text:p>
          </table:table-cell>
          <table:table-cell table:formula="of:=[.D899]-[.$F$9]" office:value-type="float" office:value="-0.146" calcext:value-type="float">
            <text:p>-0.146</text:p>
          </table:table-cell>
          <table:table-cell office:value-type="float" office:value="5380" calcext:value-type="float">
            <text:p>5380</text:p>
          </table:table-cell>
          <table:table-cell table:formula="of:=[.$S$5]+[.H899]*[.$T$5]+[.I899]*[.$U$5]+[.J899]*[.$V$5]+[.K899]*[.$W$5]" office:value-type="float" office:value="5380" calcext:value-type="float">
            <text:p>5380</text:p>
          </table:table-cell>
          <table:table-cell table:formula="of:=[.L899]-[.M899]" office:value-type="float" office:value="0" calcext:value-type="float">
            <text:p>0</text:p>
          </table:table-cell>
          <table:table-cell table:formula="of:=[.N899]*[.N8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900]-[.$F$3]" office:value-type="float" office:value="7.587" calcext:value-type="float">
            <text:p>7.587</text:p>
          </table:table-cell>
          <table:table-cell table:formula="of:=[.B900]-[.$F$5]" office:value-type="float" office:value="-1.004" calcext:value-type="float">
            <text:p>-1.004</text:p>
          </table:table-cell>
          <table:table-cell table:formula="of:=[.C900]-[.$F$7]" office:value-type="float" office:value="-2.571" calcext:value-type="float">
            <text:p>-2.571</text:p>
          </table:table-cell>
          <table:table-cell table:formula="of:=[.D900]-[.$F$9]" office:value-type="float" office:value="1.854" calcext:value-type="float">
            <text:p>1.854</text:p>
          </table:table-cell>
          <table:table-cell office:value-type="float" office:value="5710" calcext:value-type="float">
            <text:p>5710</text:p>
          </table:table-cell>
          <table:table-cell table:formula="of:=[.$S$5]+[.H900]*[.$T$5]+[.I900]*[.$U$5]+[.J900]*[.$V$5]+[.K900]*[.$W$5]" office:value-type="float" office:value="5710" calcext:value-type="float">
            <text:p>5710</text:p>
          </table:table-cell>
          <table:table-cell table:formula="of:=[.L900]-[.M900]" office:value-type="float" office:value="0" calcext:value-type="float">
            <text:p>0</text:p>
          </table:table-cell>
          <table:table-cell table:formula="of:=[.N900]*[.N9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01]-[.$F$3]" office:value-type="float" office:value="-0.412999999999997" calcext:value-type="float">
            <text:p>-0.412999999999997</text:p>
          </table:table-cell>
          <table:table-cell table:formula="of:=[.B901]-[.$F$5]" office:value-type="float" office:value="1.996" calcext:value-type="float">
            <text:p>1.996</text:p>
          </table:table-cell>
          <table:table-cell table:formula="of:=[.C901]-[.$F$7]" office:value-type="float" office:value="0.429" calcext:value-type="float">
            <text:p>0.429</text:p>
          </table:table-cell>
          <table:table-cell table:formula="of:=[.D901]-[.$F$9]" office:value-type="float" office:value="-1.146" calcext:value-type="float">
            <text:p>-1.146</text:p>
          </table:table-cell>
          <table:table-cell office:value-type="float" office:value="5470" calcext:value-type="float">
            <text:p>5470</text:p>
          </table:table-cell>
          <table:table-cell table:formula="of:=[.$S$5]+[.H901]*[.$T$5]+[.I901]*[.$U$5]+[.J901]*[.$V$5]+[.K901]*[.$W$5]" office:value-type="float" office:value="5470" calcext:value-type="float">
            <text:p>5470</text:p>
          </table:table-cell>
          <table:table-cell table:formula="of:=[.L901]-[.M901]" office:value-type="float" office:value="0" calcext:value-type="float">
            <text:p>0</text:p>
          </table:table-cell>
          <table:table-cell table:formula="of:=[.N901]*[.N9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902]-[.$F$3]" office:value-type="float" office:value="11.587" calcext:value-type="float">
            <text:p>11.587</text:p>
          </table:table-cell>
          <table:table-cell table:formula="of:=[.B902]-[.$F$5]" office:value-type="float" office:value="0.996" calcext:value-type="float">
            <text:p>0.996</text:p>
          </table:table-cell>
          <table:table-cell table:formula="of:=[.C902]-[.$F$7]" office:value-type="float" office:value="1.429" calcext:value-type="float">
            <text:p>1.429</text:p>
          </table:table-cell>
          <table:table-cell table:formula="of:=[.D902]-[.$F$9]" office:value-type="float" office:value="2.854" calcext:value-type="float">
            <text:p>2.854</text:p>
          </table:table-cell>
          <table:table-cell office:value-type="float" office:value="5830" calcext:value-type="float">
            <text:p>5830</text:p>
          </table:table-cell>
          <table:table-cell table:formula="of:=[.$S$5]+[.H902]*[.$T$5]+[.I902]*[.$U$5]+[.J902]*[.$V$5]+[.K902]*[.$W$5]" office:value-type="float" office:value="5830" calcext:value-type="float">
            <text:p>5830</text:p>
          </table:table-cell>
          <table:table-cell table:formula="of:=[.L902]-[.M902]" office:value-type="float" office:value="0" calcext:value-type="float">
            <text:p>0</text:p>
          </table:table-cell>
          <table:table-cell table:formula="of:=[.N902]*[.N90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03]-[.$F$3]" office:value-type="float" office:value="-4.413" calcext:value-type="float">
            <text:p>-4.413</text:p>
          </table:table-cell>
          <table:table-cell table:formula="of:=[.B903]-[.$F$5]" office:value-type="float" office:value="-1.004" calcext:value-type="float">
            <text:p>-1.004</text:p>
          </table:table-cell>
          <table:table-cell table:formula="of:=[.C903]-[.$F$7]" office:value-type="float" office:value="1.429" calcext:value-type="float">
            <text:p>1.429</text:p>
          </table:table-cell>
          <table:table-cell table:formula="of:=[.D903]-[.$F$9]" office:value-type="float" office:value="-2.146" calcext:value-type="float">
            <text:p>-2.146</text:p>
          </table:table-cell>
          <table:table-cell office:value-type="float" office:value="5350" calcext:value-type="float">
            <text:p>5350</text:p>
          </table:table-cell>
          <table:table-cell table:formula="of:=[.$S$5]+[.H903]*[.$T$5]+[.I903]*[.$U$5]+[.J903]*[.$V$5]+[.K903]*[.$W$5]" office:value-type="float" office:value="5350" calcext:value-type="float">
            <text:p>5350</text:p>
          </table:table-cell>
          <table:table-cell table:formula="of:=[.L903]-[.M903]" office:value-type="float" office:value="0" calcext:value-type="float">
            <text:p>0</text:p>
          </table:table-cell>
          <table:table-cell table:formula="of:=[.N903]*[.N9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904]-[.$F$3]" office:value-type="float" office:value="-4.413" calcext:value-type="float">
            <text:p>-4.413</text:p>
          </table:table-cell>
          <table:table-cell table:formula="of:=[.B904]-[.$F$5]" office:value-type="float" office:value="0.996" calcext:value-type="float">
            <text:p>0.996</text:p>
          </table:table-cell>
          <table:table-cell table:formula="of:=[.C904]-[.$F$7]" office:value-type="float" office:value="-0.571" calcext:value-type="float">
            <text:p>-0.571</text:p>
          </table:table-cell>
          <table:table-cell table:formula="of:=[.D904]-[.$F$9]" office:value-type="float" office:value="2.854" calcext:value-type="float">
            <text:p>2.854</text:p>
          </table:table-cell>
          <table:table-cell office:value-type="float" office:value="5350" calcext:value-type="float">
            <text:p>5350</text:p>
          </table:table-cell>
          <table:table-cell table:formula="of:=[.$S$5]+[.H904]*[.$T$5]+[.I904]*[.$U$5]+[.J904]*[.$V$5]+[.K904]*[.$W$5]" office:value-type="float" office:value="5350" calcext:value-type="float">
            <text:p>5350</text:p>
          </table:table-cell>
          <table:table-cell table:formula="of:=[.L904]-[.M904]" office:value-type="float" office:value="0" calcext:value-type="float">
            <text:p>0</text:p>
          </table:table-cell>
          <table:table-cell table:formula="of:=[.N904]*[.N90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905]-[.$F$3]" office:value-type="float" office:value="-2.413" calcext:value-type="float">
            <text:p>-2.413</text:p>
          </table:table-cell>
          <table:table-cell table:formula="of:=[.B905]-[.$F$5]" office:value-type="float" office:value="1.996" calcext:value-type="float">
            <text:p>1.996</text:p>
          </table:table-cell>
          <table:table-cell table:formula="of:=[.C905]-[.$F$7]" office:value-type="float" office:value="1.429" calcext:value-type="float">
            <text:p>1.429</text:p>
          </table:table-cell>
          <table:table-cell table:formula="of:=[.D905]-[.$F$9]" office:value-type="float" office:value="-4.146" calcext:value-type="float">
            <text:p>-4.146</text:p>
          </table:table-cell>
          <table:table-cell office:value-type="float" office:value="5410" calcext:value-type="float">
            <text:p>5410</text:p>
          </table:table-cell>
          <table:table-cell table:formula="of:=[.$S$5]+[.H905]*[.$T$5]+[.I905]*[.$U$5]+[.J905]*[.$V$5]+[.K905]*[.$W$5]" office:value-type="float" office:value="5410" calcext:value-type="float">
            <text:p>5410</text:p>
          </table:table-cell>
          <table:table-cell table:formula="of:=[.L905]-[.M905]" office:value-type="float" office:value="0" calcext:value-type="float">
            <text:p>0</text:p>
          </table:table-cell>
          <table:table-cell table:formula="of:=[.N905]*[.N9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06]-[.$F$3]" office:value-type="float" office:value="-3.413" calcext:value-type="float">
            <text:p>-3.413</text:p>
          </table:table-cell>
          <table:table-cell table:formula="of:=[.B906]-[.$F$5]" office:value-type="float" office:value="0.996" calcext:value-type="float">
            <text:p>0.996</text:p>
          </table:table-cell>
          <table:table-cell table:formula="of:=[.C906]-[.$F$7]" office:value-type="float" office:value="0.429" calcext:value-type="float">
            <text:p>0.429</text:p>
          </table:table-cell>
          <table:table-cell table:formula="of:=[.D906]-[.$F$9]" office:value-type="float" office:value="3.854" calcext:value-type="float">
            <text:p>3.854</text:p>
          </table:table-cell>
          <table:table-cell office:value-type="float" office:value="5380" calcext:value-type="float">
            <text:p>5380</text:p>
          </table:table-cell>
          <table:table-cell table:formula="of:=[.$S$5]+[.H906]*[.$T$5]+[.I906]*[.$U$5]+[.J906]*[.$V$5]+[.K906]*[.$W$5]" office:value-type="float" office:value="5380" calcext:value-type="float">
            <text:p>5380</text:p>
          </table:table-cell>
          <table:table-cell table:formula="of:=[.L906]-[.M906]" office:value-type="float" office:value="0" calcext:value-type="float">
            <text:p>0</text:p>
          </table:table-cell>
          <table:table-cell table:formula="of:=[.N906]*[.N90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907]-[.$F$3]" office:value-type="float" office:value="11.587" calcext:value-type="float">
            <text:p>11.587</text:p>
          </table:table-cell>
          <table:table-cell table:formula="of:=[.B907]-[.$F$5]" office:value-type="float" office:value="-1.004" calcext:value-type="float">
            <text:p>-1.004</text:p>
          </table:table-cell>
          <table:table-cell table:formula="of:=[.C907]-[.$F$7]" office:value-type="float" office:value="-0.571" calcext:value-type="float">
            <text:p>-0.571</text:p>
          </table:table-cell>
          <table:table-cell table:formula="of:=[.D907]-[.$F$9]" office:value-type="float" office:value="0.854" calcext:value-type="float">
            <text:p>0.854</text:p>
          </table:table-cell>
          <table:table-cell office:value-type="float" office:value="5830" calcext:value-type="float">
            <text:p>5830</text:p>
          </table:table-cell>
          <table:table-cell table:formula="of:=[.$S$5]+[.H907]*[.$T$5]+[.I907]*[.$U$5]+[.J907]*[.$V$5]+[.K907]*[.$W$5]" office:value-type="float" office:value="5830" calcext:value-type="float">
            <text:p>5830</text:p>
          </table:table-cell>
          <table:table-cell table:formula="of:=[.L907]-[.M907]" office:value-type="float" office:value="0" calcext:value-type="float">
            <text:p>0</text:p>
          </table:table-cell>
          <table:table-cell table:formula="of:=[.N907]*[.N9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08]-[.$F$3]" office:value-type="float" office:value="-7.413" calcext:value-type="float">
            <text:p>-7.413</text:p>
          </table:table-cell>
          <table:table-cell table:formula="of:=[.B908]-[.$F$5]" office:value-type="float" office:value="-1.004" calcext:value-type="float">
            <text:p>-1.004</text:p>
          </table:table-cell>
          <table:table-cell table:formula="of:=[.C908]-[.$F$7]" office:value-type="float" office:value="-0.571" calcext:value-type="float">
            <text:p>-0.571</text:p>
          </table:table-cell>
          <table:table-cell table:formula="of:=[.D908]-[.$F$9]" office:value-type="float" office:value="-1.146" calcext:value-type="float">
            <text:p>-1.146</text:p>
          </table:table-cell>
          <table:table-cell office:value-type="float" office:value="5260" calcext:value-type="float">
            <text:p>5260</text:p>
          </table:table-cell>
          <table:table-cell table:formula="of:=[.$S$5]+[.H908]*[.$T$5]+[.I908]*[.$U$5]+[.J908]*[.$V$5]+[.K908]*[.$W$5]" office:value-type="float" office:value="5260" calcext:value-type="float">
            <text:p>5260</text:p>
          </table:table-cell>
          <table:table-cell table:formula="of:=[.L908]-[.M908]" office:value-type="float" office:value="0" calcext:value-type="float">
            <text:p>0</text:p>
          </table:table-cell>
          <table:table-cell table:formula="of:=[.N908]*[.N90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09]-[.$F$3]" office:value-type="float" office:value="2.587" calcext:value-type="float">
            <text:p>2.587</text:p>
          </table:table-cell>
          <table:table-cell table:formula="of:=[.B909]-[.$F$5]" office:value-type="float" office:value="1.996" calcext:value-type="float">
            <text:p>1.996</text:p>
          </table:table-cell>
          <table:table-cell table:formula="of:=[.C909]-[.$F$7]" office:value-type="float" office:value="0.429" calcext:value-type="float">
            <text:p>0.429</text:p>
          </table:table-cell>
          <table:table-cell table:formula="of:=[.D909]-[.$F$9]" office:value-type="float" office:value="-1.146" calcext:value-type="float">
            <text:p>-1.146</text:p>
          </table:table-cell>
          <table:table-cell office:value-type="float" office:value="5560" calcext:value-type="float">
            <text:p>5560</text:p>
          </table:table-cell>
          <table:table-cell table:formula="of:=[.$S$5]+[.H909]*[.$T$5]+[.I909]*[.$U$5]+[.J909]*[.$V$5]+[.K909]*[.$W$5]" office:value-type="float" office:value="5560" calcext:value-type="float">
            <text:p>5560</text:p>
          </table:table-cell>
          <table:table-cell table:formula="of:=[.L909]-[.M909]" office:value-type="float" office:value="0" calcext:value-type="float">
            <text:p>0</text:p>
          </table:table-cell>
          <table:table-cell table:formula="of:=[.N909]*[.N9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910]-[.$F$3]" office:value-type="float" office:value="1.587" calcext:value-type="float">
            <text:p>1.587</text:p>
          </table:table-cell>
          <table:table-cell table:formula="of:=[.B910]-[.$F$5]" office:value-type="float" office:value="1.996" calcext:value-type="float">
            <text:p>1.996</text:p>
          </table:table-cell>
          <table:table-cell table:formula="of:=[.C910]-[.$F$7]" office:value-type="float" office:value="3.429" calcext:value-type="float">
            <text:p>3.429</text:p>
          </table:table-cell>
          <table:table-cell table:formula="of:=[.D910]-[.$F$9]" office:value-type="float" office:value="-3.146" calcext:value-type="float">
            <text:p>-3.146</text:p>
          </table:table-cell>
          <table:table-cell office:value-type="float" office:value="5530" calcext:value-type="float">
            <text:p>5530</text:p>
          </table:table-cell>
          <table:table-cell table:formula="of:=[.$S$5]+[.H910]*[.$T$5]+[.I910]*[.$U$5]+[.J910]*[.$V$5]+[.K910]*[.$W$5]" office:value-type="float" office:value="5530" calcext:value-type="float">
            <text:p>5530</text:p>
          </table:table-cell>
          <table:table-cell table:formula="of:=[.L910]-[.M910]" office:value-type="float" office:value="0" calcext:value-type="float">
            <text:p>0</text:p>
          </table:table-cell>
          <table:table-cell table:formula="of:=[.N910]*[.N9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table:formula="of:=[.A911]-[.$F$3]" office:value-type="float" office:value="9.587" calcext:value-type="float">
            <text:p>9.587</text:p>
          </table:table-cell>
          <table:table-cell table:formula="of:=[.B911]-[.$F$5]" office:value-type="float" office:value="-1.004" calcext:value-type="float">
            <text:p>-1.004</text:p>
          </table:table-cell>
          <table:table-cell table:formula="of:=[.C911]-[.$F$7]" office:value-type="float" office:value="-3.571" calcext:value-type="float">
            <text:p>-3.571</text:p>
          </table:table-cell>
          <table:table-cell table:formula="of:=[.D911]-[.$F$9]" office:value-type="float" office:value="-2.146" calcext:value-type="float">
            <text:p>-2.146</text:p>
          </table:table-cell>
          <table:table-cell office:value-type="float" office:value="5770" calcext:value-type="float">
            <text:p>5770</text:p>
          </table:table-cell>
          <table:table-cell table:formula="of:=[.$S$5]+[.H911]*[.$T$5]+[.I911]*[.$U$5]+[.J911]*[.$V$5]+[.K911]*[.$W$5]" office:value-type="float" office:value="5770" calcext:value-type="float">
            <text:p>5770</text:p>
          </table:table-cell>
          <table:table-cell table:formula="of:=[.L911]-[.M911]" office:value-type="float" office:value="0" calcext:value-type="float">
            <text:p>0</text:p>
          </table:table-cell>
          <table:table-cell table:formula="of:=[.N911]*[.N9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[.A912]-[.$F$3]" office:value-type="float" office:value="0.587000000000003" calcext:value-type="float">
            <text:p>0.587000000000003</text:p>
          </table:table-cell>
          <table:table-cell table:formula="of:=[.B912]-[.$F$5]" office:value-type="float" office:value="1.996" calcext:value-type="float">
            <text:p>1.996</text:p>
          </table:table-cell>
          <table:table-cell table:formula="of:=[.C912]-[.$F$7]" office:value-type="float" office:value="-1.571" calcext:value-type="float">
            <text:p>-1.571</text:p>
          </table:table-cell>
          <table:table-cell table:formula="of:=[.D912]-[.$F$9]" office:value-type="float" office:value="-0.146" calcext:value-type="float">
            <text:p>-0.146</text:p>
          </table:table-cell>
          <table:table-cell office:value-type="float" office:value="5500" calcext:value-type="float">
            <text:p>5500</text:p>
          </table:table-cell>
          <table:table-cell table:formula="of:=[.$S$5]+[.H912]*[.$T$5]+[.I912]*[.$U$5]+[.J912]*[.$V$5]+[.K912]*[.$W$5]" office:value-type="float" office:value="5500" calcext:value-type="float">
            <text:p>5500</text:p>
          </table:table-cell>
          <table:table-cell table:formula="of:=[.L912]-[.M912]" office:value-type="float" office:value="0" calcext:value-type="float">
            <text:p>0</text:p>
          </table:table-cell>
          <table:table-cell table:formula="of:=[.N912]*[.N9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13]-[.$F$3]" office:value-type="float" office:value="11.587" calcext:value-type="float">
            <text:p>11.587</text:p>
          </table:table-cell>
          <table:table-cell table:formula="of:=[.B913]-[.$F$5]" office:value-type="float" office:value="-3.004" calcext:value-type="float">
            <text:p>-3.004</text:p>
          </table:table-cell>
          <table:table-cell table:formula="of:=[.C913]-[.$F$7]" office:value-type="float" office:value="1.429" calcext:value-type="float">
            <text:p>1.429</text:p>
          </table:table-cell>
          <table:table-cell table:formula="of:=[.D913]-[.$F$9]" office:value-type="float" office:value="-1.146" calcext:value-type="float">
            <text:p>-1.146</text:p>
          </table:table-cell>
          <table:table-cell office:value-type="float" office:value="5830" calcext:value-type="float">
            <text:p>5830</text:p>
          </table:table-cell>
          <table:table-cell table:formula="of:=[.$S$5]+[.H913]*[.$T$5]+[.I913]*[.$U$5]+[.J913]*[.$V$5]+[.K913]*[.$W$5]" office:value-type="float" office:value="5830" calcext:value-type="float">
            <text:p>5830</text:p>
          </table:table-cell>
          <table:table-cell table:formula="of:=[.L913]-[.M913]" office:value-type="float" office:value="0" calcext:value-type="float">
            <text:p>0</text:p>
          </table:table-cell>
          <table:table-cell table:formula="of:=[.N913]*[.N9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914]-[.$F$3]" office:value-type="float" office:value="-4.413" calcext:value-type="float">
            <text:p>-4.413</text:p>
          </table:table-cell>
          <table:table-cell table:formula="of:=[.B914]-[.$F$5]" office:value-type="float" office:value="1.996" calcext:value-type="float">
            <text:p>1.996</text:p>
          </table:table-cell>
          <table:table-cell table:formula="of:=[.C914]-[.$F$7]" office:value-type="float" office:value="2.429" calcext:value-type="float">
            <text:p>2.429</text:p>
          </table:table-cell>
          <table:table-cell table:formula="of:=[.D914]-[.$F$9]" office:value-type="float" office:value="-3.146" calcext:value-type="float">
            <text:p>-3.146</text:p>
          </table:table-cell>
          <table:table-cell office:value-type="float" office:value="5350" calcext:value-type="float">
            <text:p>5350</text:p>
          </table:table-cell>
          <table:table-cell table:formula="of:=[.$S$5]+[.H914]*[.$T$5]+[.I914]*[.$U$5]+[.J914]*[.$V$5]+[.K914]*[.$W$5]" office:value-type="float" office:value="5350" calcext:value-type="float">
            <text:p>5350</text:p>
          </table:table-cell>
          <table:table-cell table:formula="of:=[.L914]-[.M914]" office:value-type="float" office:value="0" calcext:value-type="float">
            <text:p>0</text:p>
          </table:table-cell>
          <table:table-cell table:formula="of:=[.N914]*[.N9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[.A915]-[.$F$3]" office:value-type="float" office:value="7.587" calcext:value-type="float">
            <text:p>7.587</text:p>
          </table:table-cell>
          <table:table-cell table:formula="of:=[.B915]-[.$F$5]" office:value-type="float" office:value="-1.004" calcext:value-type="float">
            <text:p>-1.004</text:p>
          </table:table-cell>
          <table:table-cell table:formula="of:=[.C915]-[.$F$7]" office:value-type="float" office:value="-0.571" calcext:value-type="float">
            <text:p>-0.571</text:p>
          </table:table-cell>
          <table:table-cell table:formula="of:=[.D915]-[.$F$9]" office:value-type="float" office:value="0.854" calcext:value-type="float">
            <text:p>0.854</text:p>
          </table:table-cell>
          <table:table-cell office:value-type="float" office:value="5710" calcext:value-type="float">
            <text:p>5710</text:p>
          </table:table-cell>
          <table:table-cell table:formula="of:=[.$S$5]+[.H915]*[.$T$5]+[.I915]*[.$U$5]+[.J915]*[.$V$5]+[.K915]*[.$W$5]" office:value-type="float" office:value="5710" calcext:value-type="float">
            <text:p>5710</text:p>
          </table:table-cell>
          <table:table-cell table:formula="of:=[.L915]-[.M915]" office:value-type="float" office:value="0" calcext:value-type="float">
            <text:p>0</text:p>
          </table:table-cell>
          <table:table-cell table:formula="of:=[.N915]*[.N9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916]-[.$F$3]" office:value-type="float" office:value="3.587" calcext:value-type="float">
            <text:p>3.587</text:p>
          </table:table-cell>
          <table:table-cell table:formula="of:=[.B916]-[.$F$5]" office:value-type="float" office:value="-0.00399999999999956" calcext:value-type="float">
            <text:p>-0.004</text:p>
          </table:table-cell>
          <table:table-cell table:formula="of:=[.C916]-[.$F$7]" office:value-type="float" office:value="-0.571" calcext:value-type="float">
            <text:p>-0.571</text:p>
          </table:table-cell>
          <table:table-cell table:formula="of:=[.D916]-[.$F$9]" office:value-type="float" office:value="4.854" calcext:value-type="float">
            <text:p>4.854</text:p>
          </table:table-cell>
          <table:table-cell office:value-type="float" office:value="5590" calcext:value-type="float">
            <text:p>5590</text:p>
          </table:table-cell>
          <table:table-cell table:formula="of:=[.$S$5]+[.H916]*[.$T$5]+[.I916]*[.$U$5]+[.J916]*[.$V$5]+[.K916]*[.$W$5]" office:value-type="float" office:value="5590" calcext:value-type="float">
            <text:p>5590</text:p>
          </table:table-cell>
          <table:table-cell table:formula="of:=[.L916]-[.M916]" office:value-type="float" office:value="0" calcext:value-type="float">
            <text:p>0</text:p>
          </table:table-cell>
          <table:table-cell table:formula="of:=[.N916]*[.N9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917]-[.$F$3]" office:value-type="float" office:value="-6.413" calcext:value-type="float">
            <text:p>-6.413</text:p>
          </table:table-cell>
          <table:table-cell table:formula="of:=[.B917]-[.$F$5]" office:value-type="float" office:value="0.996" calcext:value-type="float">
            <text:p>0.996</text:p>
          </table:table-cell>
          <table:table-cell table:formula="of:=[.C917]-[.$F$7]" office:value-type="float" office:value="2.429" calcext:value-type="float">
            <text:p>2.429</text:p>
          </table:table-cell>
          <table:table-cell table:formula="of:=[.D917]-[.$F$9]" office:value-type="float" office:value="4.854" calcext:value-type="float">
            <text:p>4.854</text:p>
          </table:table-cell>
          <table:table-cell office:value-type="float" office:value="5290" calcext:value-type="float">
            <text:p>5290</text:p>
          </table:table-cell>
          <table:table-cell table:formula="of:=[.$S$5]+[.H917]*[.$T$5]+[.I917]*[.$U$5]+[.J917]*[.$V$5]+[.K917]*[.$W$5]" office:value-type="float" office:value="5290" calcext:value-type="float">
            <text:p>5290</text:p>
          </table:table-cell>
          <table:table-cell table:formula="of:=[.L917]-[.M917]" office:value-type="float" office:value="0" calcext:value-type="float">
            <text:p>0</text:p>
          </table:table-cell>
          <table:table-cell table:formula="of:=[.N917]*[.N9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918]-[.$F$3]" office:value-type="float" office:value="-20.413" calcext:value-type="float">
            <text:p>-20.413</text:p>
          </table:table-cell>
          <table:table-cell table:formula="of:=[.B918]-[.$F$5]" office:value-type="float" office:value="2.996" calcext:value-type="float">
            <text:p>2.996</text:p>
          </table:table-cell>
          <table:table-cell table:formula="of:=[.C918]-[.$F$7]" office:value-type="float" office:value="2.429" calcext:value-type="float">
            <text:p>2.429</text:p>
          </table:table-cell>
          <table:table-cell table:formula="of:=[.D918]-[.$F$9]" office:value-type="float" office:value="1.854" calcext:value-type="float">
            <text:p>1.854</text:p>
          </table:table-cell>
          <table:table-cell office:value-type="float" office:value="4870" calcext:value-type="float">
            <text:p>4870</text:p>
          </table:table-cell>
          <table:table-cell table:formula="of:=[.$S$5]+[.H918]*[.$T$5]+[.I918]*[.$U$5]+[.J918]*[.$V$5]+[.K918]*[.$W$5]" office:value-type="float" office:value="4870" calcext:value-type="float">
            <text:p>4870</text:p>
          </table:table-cell>
          <table:table-cell table:formula="of:=[.L918]-[.M918]" office:value-type="float" office:value="0" calcext:value-type="float">
            <text:p>0</text:p>
          </table:table-cell>
          <table:table-cell table:formula="of:=[.N918]*[.N9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919]-[.$F$3]" office:value-type="float" office:value="0.587000000000003" calcext:value-type="float">
            <text:p>0.587000000000003</text:p>
          </table:table-cell>
          <table:table-cell table:formula="of:=[.B919]-[.$F$5]" office:value-type="float" office:value="-2.004" calcext:value-type="float">
            <text:p>-2.004</text:p>
          </table:table-cell>
          <table:table-cell table:formula="of:=[.C919]-[.$F$7]" office:value-type="float" office:value="-2.571" calcext:value-type="float">
            <text:p>-2.571</text:p>
          </table:table-cell>
          <table:table-cell table:formula="of:=[.D919]-[.$F$9]" office:value-type="float" office:value="-0.146" calcext:value-type="float">
            <text:p>-0.146</text:p>
          </table:table-cell>
          <table:table-cell office:value-type="float" office:value="5500" calcext:value-type="float">
            <text:p>5500</text:p>
          </table:table-cell>
          <table:table-cell table:formula="of:=[.$S$5]+[.H919]*[.$T$5]+[.I919]*[.$U$5]+[.J919]*[.$V$5]+[.K919]*[.$W$5]" office:value-type="float" office:value="5500" calcext:value-type="float">
            <text:p>5500</text:p>
          </table:table-cell>
          <table:table-cell table:formula="of:=[.L919]-[.M919]" office:value-type="float" office:value="0" calcext:value-type="float">
            <text:p>0</text:p>
          </table:table-cell>
          <table:table-cell table:formula="of:=[.N919]*[.N9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920]-[.$F$3]" office:value-type="float" office:value="-2.413" calcext:value-type="float">
            <text:p>-2.413</text:p>
          </table:table-cell>
          <table:table-cell table:formula="of:=[.B920]-[.$F$5]" office:value-type="float" office:value="-2.004" calcext:value-type="float">
            <text:p>-2.004</text:p>
          </table:table-cell>
          <table:table-cell table:formula="of:=[.C920]-[.$F$7]" office:value-type="float" office:value="1.429" calcext:value-type="float">
            <text:p>1.429</text:p>
          </table:table-cell>
          <table:table-cell table:formula="of:=[.D920]-[.$F$9]" office:value-type="float" office:value="-0.146" calcext:value-type="float">
            <text:p>-0.146</text:p>
          </table:table-cell>
          <table:table-cell office:value-type="float" office:value="5410" calcext:value-type="float">
            <text:p>5410</text:p>
          </table:table-cell>
          <table:table-cell table:formula="of:=[.$S$5]+[.H920]*[.$T$5]+[.I920]*[.$U$5]+[.J920]*[.$V$5]+[.K920]*[.$W$5]" office:value-type="float" office:value="5410" calcext:value-type="float">
            <text:p>5410</text:p>
          </table:table-cell>
          <table:table-cell table:formula="of:=[.L920]-[.M920]" office:value-type="float" office:value="0" calcext:value-type="float">
            <text:p>0</text:p>
          </table:table-cell>
          <table:table-cell table:formula="of:=[.N920]*[.N9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21]-[.$F$3]" office:value-type="float" office:value="7.587" calcext:value-type="float">
            <text:p>7.587</text:p>
          </table:table-cell>
          <table:table-cell table:formula="of:=[.B921]-[.$F$5]" office:value-type="float" office:value="0.996" calcext:value-type="float">
            <text:p>0.996</text:p>
          </table:table-cell>
          <table:table-cell table:formula="of:=[.C921]-[.$F$7]" office:value-type="float" office:value="1.429" calcext:value-type="float">
            <text:p>1.429</text:p>
          </table:table-cell>
          <table:table-cell table:formula="of:=[.D921]-[.$F$9]" office:value-type="float" office:value="-2.146" calcext:value-type="float">
            <text:p>-2.146</text:p>
          </table:table-cell>
          <table:table-cell office:value-type="float" office:value="5710" calcext:value-type="float">
            <text:p>5710</text:p>
          </table:table-cell>
          <table:table-cell table:formula="of:=[.$S$5]+[.H921]*[.$T$5]+[.I921]*[.$U$5]+[.J921]*[.$V$5]+[.K921]*[.$W$5]" office:value-type="float" office:value="5710" calcext:value-type="float">
            <text:p>5710</text:p>
          </table:table-cell>
          <table:table-cell table:formula="of:=[.L921]-[.M921]" office:value-type="float" office:value="0" calcext:value-type="float">
            <text:p>0</text:p>
          </table:table-cell>
          <table:table-cell table:formula="of:=[.N921]*[.N9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922]-[.$F$3]" office:value-type="float" office:value="-6.413" calcext:value-type="float">
            <text:p>-6.413</text:p>
          </table:table-cell>
          <table:table-cell table:formula="of:=[.B922]-[.$F$5]" office:value-type="float" office:value="-1.004" calcext:value-type="float">
            <text:p>-1.004</text:p>
          </table:table-cell>
          <table:table-cell table:formula="of:=[.C922]-[.$F$7]" office:value-type="float" office:value="-0.571" calcext:value-type="float">
            <text:p>-0.571</text:p>
          </table:table-cell>
          <table:table-cell table:formula="of:=[.D922]-[.$F$9]" office:value-type="float" office:value="-3.146" calcext:value-type="float">
            <text:p>-3.146</text:p>
          </table:table-cell>
          <table:table-cell office:value-type="float" office:value="5290" calcext:value-type="float">
            <text:p>5290</text:p>
          </table:table-cell>
          <table:table-cell table:formula="of:=[.$S$5]+[.H922]*[.$T$5]+[.I922]*[.$U$5]+[.J922]*[.$V$5]+[.K922]*[.$W$5]" office:value-type="float" office:value="5290" calcext:value-type="float">
            <text:p>5290</text:p>
          </table:table-cell>
          <table:table-cell table:formula="of:=[.L922]-[.M922]" office:value-type="float" office:value="0" calcext:value-type="float">
            <text:p>0</text:p>
          </table:table-cell>
          <table:table-cell table:formula="of:=[.N922]*[.N9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23]-[.$F$3]" office:value-type="float" office:value="-13.413" calcext:value-type="float">
            <text:p>-13.413</text:p>
          </table:table-cell>
          <table:table-cell table:formula="of:=[.B923]-[.$F$5]" office:value-type="float" office:value="-1.004" calcext:value-type="float">
            <text:p>-1.004</text:p>
          </table:table-cell>
          <table:table-cell table:formula="of:=[.C923]-[.$F$7]" office:value-type="float" office:value="1.429" calcext:value-type="float">
            <text:p>1.429</text:p>
          </table:table-cell>
          <table:table-cell table:formula="of:=[.D923]-[.$F$9]" office:value-type="float" office:value="-1.146" calcext:value-type="float">
            <text:p>-1.146</text:p>
          </table:table-cell>
          <table:table-cell office:value-type="float" office:value="5080" calcext:value-type="float">
            <text:p>5080</text:p>
          </table:table-cell>
          <table:table-cell table:formula="of:=[.$S$5]+[.H923]*[.$T$5]+[.I923]*[.$U$5]+[.J923]*[.$V$5]+[.K923]*[.$W$5]" office:value-type="float" office:value="5080" calcext:value-type="float">
            <text:p>5080</text:p>
          </table:table-cell>
          <table:table-cell table:formula="of:=[.L923]-[.M923]" office:value-type="float" office:value="0" calcext:value-type="float">
            <text:p>0</text:p>
          </table:table-cell>
          <table:table-cell table:formula="of:=[.N923]*[.N9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24]-[.$F$3]" office:value-type="float" office:value="-5.413" calcext:value-type="float">
            <text:p>-5.413</text:p>
          </table:table-cell>
          <table:table-cell table:formula="of:=[.B924]-[.$F$5]" office:value-type="float" office:value="-3.004" calcext:value-type="float">
            <text:p>-3.004</text:p>
          </table:table-cell>
          <table:table-cell table:formula="of:=[.C924]-[.$F$7]" office:value-type="float" office:value="-0.571" calcext:value-type="float">
            <text:p>-0.571</text:p>
          </table:table-cell>
          <table:table-cell table:formula="of:=[.D924]-[.$F$9]" office:value-type="float" office:value="-2.146" calcext:value-type="float">
            <text:p>-2.146</text:p>
          </table:table-cell>
          <table:table-cell office:value-type="float" office:value="5320" calcext:value-type="float">
            <text:p>5320</text:p>
          </table:table-cell>
          <table:table-cell table:formula="of:=[.$S$5]+[.H924]*[.$T$5]+[.I924]*[.$U$5]+[.J924]*[.$V$5]+[.K924]*[.$W$5]" office:value-type="float" office:value="5320" calcext:value-type="float">
            <text:p>5320</text:p>
          </table:table-cell>
          <table:table-cell table:formula="of:=[.L924]-[.M924]" office:value-type="float" office:value="0" calcext:value-type="float">
            <text:p>0</text:p>
          </table:table-cell>
          <table:table-cell table:formula="of:=[.N924]*[.N9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25]-[.$F$3]" office:value-type="float" office:value="-3.413" calcext:value-type="float">
            <text:p>-3.413</text:p>
          </table:table-cell>
          <table:table-cell table:formula="of:=[.B925]-[.$F$5]" office:value-type="float" office:value="2.996" calcext:value-type="float">
            <text:p>2.996</text:p>
          </table:table-cell>
          <table:table-cell table:formula="of:=[.C925]-[.$F$7]" office:value-type="float" office:value="-0.571" calcext:value-type="float">
            <text:p>-0.571</text:p>
          </table:table-cell>
          <table:table-cell table:formula="of:=[.D925]-[.$F$9]" office:value-type="float" office:value="-1.146" calcext:value-type="float">
            <text:p>-1.146</text:p>
          </table:table-cell>
          <table:table-cell office:value-type="float" office:value="5380" calcext:value-type="float">
            <text:p>5380</text:p>
          </table:table-cell>
          <table:table-cell table:formula="of:=[.$S$5]+[.H925]*[.$T$5]+[.I925]*[.$U$5]+[.J925]*[.$V$5]+[.K925]*[.$W$5]" office:value-type="float" office:value="5380" calcext:value-type="float">
            <text:p>5380</text:p>
          </table:table-cell>
          <table:table-cell table:formula="of:=[.L925]-[.M925]" office:value-type="float" office:value="0" calcext:value-type="float">
            <text:p>0</text:p>
          </table:table-cell>
          <table:table-cell table:formula="of:=[.N925]*[.N9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26]-[.$F$3]" office:value-type="float" office:value="-3.413" calcext:value-type="float">
            <text:p>-3.413</text:p>
          </table:table-cell>
          <table:table-cell table:formula="of:=[.B926]-[.$F$5]" office:value-type="float" office:value="2.996" calcext:value-type="float">
            <text:p>2.996</text:p>
          </table:table-cell>
          <table:table-cell table:formula="of:=[.C926]-[.$F$7]" office:value-type="float" office:value="-0.571" calcext:value-type="float">
            <text:p>-0.571</text:p>
          </table:table-cell>
          <table:table-cell table:formula="of:=[.D926]-[.$F$9]" office:value-type="float" office:value="3.854" calcext:value-type="float">
            <text:p>3.854</text:p>
          </table:table-cell>
          <table:table-cell office:value-type="float" office:value="5380" calcext:value-type="float">
            <text:p>5380</text:p>
          </table:table-cell>
          <table:table-cell table:formula="of:=[.$S$5]+[.H926]*[.$T$5]+[.I926]*[.$U$5]+[.J926]*[.$V$5]+[.K926]*[.$W$5]" office:value-type="float" office:value="5380" calcext:value-type="float">
            <text:p>5380</text:p>
          </table:table-cell>
          <table:table-cell table:formula="of:=[.L926]-[.M926]" office:value-type="float" office:value="0" calcext:value-type="float">
            <text:p>0</text:p>
          </table:table-cell>
          <table:table-cell table:formula="of:=[.N926]*[.N9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927]-[.$F$3]" office:value-type="float" office:value="5.587" calcext:value-type="float">
            <text:p>5.587</text:p>
          </table:table-cell>
          <table:table-cell table:formula="of:=[.B927]-[.$F$5]" office:value-type="float" office:value="-0.00399999999999956" calcext:value-type="float">
            <text:p>-0.004</text:p>
          </table:table-cell>
          <table:table-cell table:formula="of:=[.C927]-[.$F$7]" office:value-type="float" office:value="1.429" calcext:value-type="float">
            <text:p>1.429</text:p>
          </table:table-cell>
          <table:table-cell table:formula="of:=[.D927]-[.$F$9]" office:value-type="float" office:value="2.854" calcext:value-type="float">
            <text:p>2.854</text:p>
          </table:table-cell>
          <table:table-cell office:value-type="float" office:value="5650" calcext:value-type="float">
            <text:p>5650</text:p>
          </table:table-cell>
          <table:table-cell table:formula="of:=[.$S$5]+[.H927]*[.$T$5]+[.I927]*[.$U$5]+[.J927]*[.$V$5]+[.K927]*[.$W$5]" office:value-type="float" office:value="5650" calcext:value-type="float">
            <text:p>5650</text:p>
          </table:table-cell>
          <table:table-cell table:formula="of:=[.L927]-[.M927]" office:value-type="float" office:value="0" calcext:value-type="float">
            <text:p>0</text:p>
          </table:table-cell>
          <table:table-cell table:formula="of:=[.N927]*[.N9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928]-[.$F$3]" office:value-type="float" office:value="14.587" calcext:value-type="float">
            <text:p>14.587</text:p>
          </table:table-cell>
          <table:table-cell table:formula="of:=[.B928]-[.$F$5]" office:value-type="float" office:value="-0.00399999999999956" calcext:value-type="float">
            <text:p>-0.004</text:p>
          </table:table-cell>
          <table:table-cell table:formula="of:=[.C928]-[.$F$7]" office:value-type="float" office:value="-2.571" calcext:value-type="float">
            <text:p>-2.571</text:p>
          </table:table-cell>
          <table:table-cell table:formula="of:=[.D928]-[.$F$9]" office:value-type="float" office:value="-0.146" calcext:value-type="float">
            <text:p>-0.146</text:p>
          </table:table-cell>
          <table:table-cell office:value-type="float" office:value="5920" calcext:value-type="float">
            <text:p>5920</text:p>
          </table:table-cell>
          <table:table-cell table:formula="of:=[.$S$5]+[.H928]*[.$T$5]+[.I928]*[.$U$5]+[.J928]*[.$V$5]+[.K928]*[.$W$5]" office:value-type="float" office:value="5920" calcext:value-type="float">
            <text:p>5920</text:p>
          </table:table-cell>
          <table:table-cell table:formula="of:=[.L928]-[.M928]" office:value-type="float" office:value="0" calcext:value-type="float">
            <text:p>0</text:p>
          </table:table-cell>
          <table:table-cell table:formula="of:=[.N928]*[.N9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29]-[.$F$3]" office:value-type="float" office:value="9.587" calcext:value-type="float">
            <text:p>9.587</text:p>
          </table:table-cell>
          <table:table-cell table:formula="of:=[.B929]-[.$F$5]" office:value-type="float" office:value="-0.00399999999999956" calcext:value-type="float">
            <text:p>-0.004</text:p>
          </table:table-cell>
          <table:table-cell table:formula="of:=[.C929]-[.$F$7]" office:value-type="float" office:value="2.429" calcext:value-type="float">
            <text:p>2.429</text:p>
          </table:table-cell>
          <table:table-cell table:formula="of:=[.D929]-[.$F$9]" office:value-type="float" office:value="-2.146" calcext:value-type="float">
            <text:p>-2.146</text:p>
          </table:table-cell>
          <table:table-cell office:value-type="float" office:value="5770" calcext:value-type="float">
            <text:p>5770</text:p>
          </table:table-cell>
          <table:table-cell table:formula="of:=[.$S$5]+[.H929]*[.$T$5]+[.I929]*[.$U$5]+[.J929]*[.$V$5]+[.K929]*[.$W$5]" office:value-type="float" office:value="5770" calcext:value-type="float">
            <text:p>5770</text:p>
          </table:table-cell>
          <table:table-cell table:formula="of:=[.L929]-[.M929]" office:value-type="float" office:value="0" calcext:value-type="float">
            <text:p>0</text:p>
          </table:table-cell>
          <table:table-cell table:formula="of:=[.N929]*[.N9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930]-[.$F$3]" office:value-type="float" office:value="8.587" calcext:value-type="float">
            <text:p>8.587</text:p>
          </table:table-cell>
          <table:table-cell table:formula="of:=[.B930]-[.$F$5]" office:value-type="float" office:value="-3.004" calcext:value-type="float">
            <text:p>-3.004</text:p>
          </table:table-cell>
          <table:table-cell table:formula="of:=[.C930]-[.$F$7]" office:value-type="float" office:value="-0.571" calcext:value-type="float">
            <text:p>-0.571</text:p>
          </table:table-cell>
          <table:table-cell table:formula="of:=[.D930]-[.$F$9]" office:value-type="float" office:value="-4.146" calcext:value-type="float">
            <text:p>-4.146</text:p>
          </table:table-cell>
          <table:table-cell office:value-type="float" office:value="5740" calcext:value-type="float">
            <text:p>5740</text:p>
          </table:table-cell>
          <table:table-cell table:formula="of:=[.$S$5]+[.H930]*[.$T$5]+[.I930]*[.$U$5]+[.J930]*[.$V$5]+[.K930]*[.$W$5]" office:value-type="float" office:value="5740" calcext:value-type="float">
            <text:p>5740</text:p>
          </table:table-cell>
          <table:table-cell table:formula="of:=[.L930]-[.M930]" office:value-type="float" office:value="0" calcext:value-type="float">
            <text:p>0</text:p>
          </table:table-cell>
          <table:table-cell table:formula="of:=[.N930]*[.N9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31]-[.$F$3]" office:value-type="float" office:value="3.587" calcext:value-type="float">
            <text:p>3.587</text:p>
          </table:table-cell>
          <table:table-cell table:formula="of:=[.B931]-[.$F$5]" office:value-type="float" office:value="0.996" calcext:value-type="float">
            <text:p>0.996</text:p>
          </table:table-cell>
          <table:table-cell table:formula="of:=[.C931]-[.$F$7]" office:value-type="float" office:value="-0.571" calcext:value-type="float">
            <text:p>-0.571</text:p>
          </table:table-cell>
          <table:table-cell table:formula="of:=[.D931]-[.$F$9]" office:value-type="float" office:value="3.854" calcext:value-type="float">
            <text:p>3.854</text:p>
          </table:table-cell>
          <table:table-cell office:value-type="float" office:value="5590" calcext:value-type="float">
            <text:p>5590</text:p>
          </table:table-cell>
          <table:table-cell table:formula="of:=[.$S$5]+[.H931]*[.$T$5]+[.I931]*[.$U$5]+[.J931]*[.$V$5]+[.K931]*[.$W$5]" office:value-type="float" office:value="5590" calcext:value-type="float">
            <text:p>5590</text:p>
          </table:table-cell>
          <table:table-cell table:formula="of:=[.L931]-[.M931]" office:value-type="float" office:value="0" calcext:value-type="float">
            <text:p>0</text:p>
          </table:table-cell>
          <table:table-cell table:formula="of:=[.N931]*[.N9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32]-[.$F$3]" office:value-type="float" office:value="0.587000000000003" calcext:value-type="float">
            <text:p>0.587000000000003</text:p>
          </table:table-cell>
          <table:table-cell table:formula="of:=[.B932]-[.$F$5]" office:value-type="float" office:value="1.996" calcext:value-type="float">
            <text:p>1.996</text:p>
          </table:table-cell>
          <table:table-cell table:formula="of:=[.C932]-[.$F$7]" office:value-type="float" office:value="-1.571" calcext:value-type="float">
            <text:p>-1.571</text:p>
          </table:table-cell>
          <table:table-cell table:formula="of:=[.D932]-[.$F$9]" office:value-type="float" office:value="-1.146" calcext:value-type="float">
            <text:p>-1.146</text:p>
          </table:table-cell>
          <table:table-cell office:value-type="float" office:value="5500" calcext:value-type="float">
            <text:p>5500</text:p>
          </table:table-cell>
          <table:table-cell table:formula="of:=[.$S$5]+[.H932]*[.$T$5]+[.I932]*[.$U$5]+[.J932]*[.$V$5]+[.K932]*[.$W$5]" office:value-type="float" office:value="5500" calcext:value-type="float">
            <text:p>5500</text:p>
          </table:table-cell>
          <table:table-cell table:formula="of:=[.L932]-[.M932]" office:value-type="float" office:value="0" calcext:value-type="float">
            <text:p>0</text:p>
          </table:table-cell>
          <table:table-cell table:formula="of:=[.N932]*[.N9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933]-[.$F$3]" office:value-type="float" office:value="-13.413" calcext:value-type="float">
            <text:p>-13.413</text:p>
          </table:table-cell>
          <table:table-cell table:formula="of:=[.B933]-[.$F$5]" office:value-type="float" office:value="-1.004" calcext:value-type="float">
            <text:p>-1.004</text:p>
          </table:table-cell>
          <table:table-cell table:formula="of:=[.C933]-[.$F$7]" office:value-type="float" office:value="1.429" calcext:value-type="float">
            <text:p>1.429</text:p>
          </table:table-cell>
          <table:table-cell table:formula="of:=[.D933]-[.$F$9]" office:value-type="float" office:value="1.854" calcext:value-type="float">
            <text:p>1.854</text:p>
          </table:table-cell>
          <table:table-cell office:value-type="float" office:value="5080" calcext:value-type="float">
            <text:p>5080</text:p>
          </table:table-cell>
          <table:table-cell table:formula="of:=[.$S$5]+[.H933]*[.$T$5]+[.I933]*[.$U$5]+[.J933]*[.$V$5]+[.K933]*[.$W$5]" office:value-type="float" office:value="5080" calcext:value-type="float">
            <text:p>5080</text:p>
          </table:table-cell>
          <table:table-cell table:formula="of:=[.L933]-[.M933]" office:value-type="float" office:value="0" calcext:value-type="float">
            <text:p>0</text:p>
          </table:table-cell>
          <table:table-cell table:formula="of:=[.N933]*[.N9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34]-[.$F$3]" office:value-type="float" office:value="4.587" calcext:value-type="float">
            <text:p>4.587</text:p>
          </table:table-cell>
          <table:table-cell table:formula="of:=[.B934]-[.$F$5]" office:value-type="float" office:value="1.996" calcext:value-type="float">
            <text:p>1.996</text:p>
          </table:table-cell>
          <table:table-cell table:formula="of:=[.C934]-[.$F$7]" office:value-type="float" office:value="1.429" calcext:value-type="float">
            <text:p>1.429</text:p>
          </table:table-cell>
          <table:table-cell table:formula="of:=[.D934]-[.$F$9]" office:value-type="float" office:value="-2.146" calcext:value-type="float">
            <text:p>-2.146</text:p>
          </table:table-cell>
          <table:table-cell office:value-type="float" office:value="5620" calcext:value-type="float">
            <text:p>5620</text:p>
          </table:table-cell>
          <table:table-cell table:formula="of:=[.$S$5]+[.H934]*[.$T$5]+[.I934]*[.$U$5]+[.J934]*[.$V$5]+[.K934]*[.$W$5]" office:value-type="float" office:value="5620" calcext:value-type="float">
            <text:p>5620</text:p>
          </table:table-cell>
          <table:table-cell table:formula="of:=[.L934]-[.M934]" office:value-type="float" office:value="0" calcext:value-type="float">
            <text:p>0</text:p>
          </table:table-cell>
          <table:table-cell table:formula="of:=[.N934]*[.N9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935]-[.$F$3]" office:value-type="float" office:value="-1.413" calcext:value-type="float">
            <text:p>-1.413</text:p>
          </table:table-cell>
          <table:table-cell table:formula="of:=[.B935]-[.$F$5]" office:value-type="float" office:value="-3.004" calcext:value-type="float">
            <text:p>-3.004</text:p>
          </table:table-cell>
          <table:table-cell table:formula="of:=[.C935]-[.$F$7]" office:value-type="float" office:value="1.429" calcext:value-type="float">
            <text:p>1.429</text:p>
          </table:table-cell>
          <table:table-cell table:formula="of:=[.D935]-[.$F$9]" office:value-type="float" office:value="-4.146" calcext:value-type="float">
            <text:p>-4.146</text:p>
          </table:table-cell>
          <table:table-cell office:value-type="float" office:value="5440" calcext:value-type="float">
            <text:p>5440</text:p>
          </table:table-cell>
          <table:table-cell table:formula="of:=[.$S$5]+[.H935]*[.$T$5]+[.I935]*[.$U$5]+[.J935]*[.$V$5]+[.K935]*[.$W$5]" office:value-type="float" office:value="5440" calcext:value-type="float">
            <text:p>5440</text:p>
          </table:table-cell>
          <table:table-cell table:formula="of:=[.L935]-[.M935]" office:value-type="float" office:value="0" calcext:value-type="float">
            <text:p>0</text:p>
          </table:table-cell>
          <table:table-cell table:formula="of:=[.N935]*[.N9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36]-[.$F$3]" office:value-type="float" office:value="-11.413" calcext:value-type="float">
            <text:p>-11.413</text:p>
          </table:table-cell>
          <table:table-cell table:formula="of:=[.B936]-[.$F$5]" office:value-type="float" office:value="-1.004" calcext:value-type="float">
            <text:p>-1.004</text:p>
          </table:table-cell>
          <table:table-cell table:formula="of:=[.C936]-[.$F$7]" office:value-type="float" office:value="-0.571" calcext:value-type="float">
            <text:p>-0.571</text:p>
          </table:table-cell>
          <table:table-cell table:formula="of:=[.D936]-[.$F$9]" office:value-type="float" office:value="-2.146" calcext:value-type="float">
            <text:p>-2.146</text:p>
          </table:table-cell>
          <table:table-cell office:value-type="float" office:value="5140" calcext:value-type="float">
            <text:p>5140</text:p>
          </table:table-cell>
          <table:table-cell table:formula="of:=[.$S$5]+[.H936]*[.$T$5]+[.I936]*[.$U$5]+[.J936]*[.$V$5]+[.K936]*[.$W$5]" office:value-type="float" office:value="5140" calcext:value-type="float">
            <text:p>5140</text:p>
          </table:table-cell>
          <table:table-cell table:formula="of:=[.L936]-[.M936]" office:value-type="float" office:value="0" calcext:value-type="float">
            <text:p>0</text:p>
          </table:table-cell>
          <table:table-cell table:formula="of:=[.N936]*[.N9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37]-[.$F$3]" office:value-type="float" office:value="3.587" calcext:value-type="float">
            <text:p>3.587</text:p>
          </table:table-cell>
          <table:table-cell table:formula="of:=[.B937]-[.$F$5]" office:value-type="float" office:value="0.996" calcext:value-type="float">
            <text:p>0.996</text:p>
          </table:table-cell>
          <table:table-cell table:formula="of:=[.C937]-[.$F$7]" office:value-type="float" office:value="1.429" calcext:value-type="float">
            <text:p>1.429</text:p>
          </table:table-cell>
          <table:table-cell table:formula="of:=[.D937]-[.$F$9]" office:value-type="float" office:value="-2.146" calcext:value-type="float">
            <text:p>-2.146</text:p>
          </table:table-cell>
          <table:table-cell office:value-type="float" office:value="5590" calcext:value-type="float">
            <text:p>5590</text:p>
          </table:table-cell>
          <table:table-cell table:formula="of:=[.$S$5]+[.H937]*[.$T$5]+[.I937]*[.$U$5]+[.J937]*[.$V$5]+[.K937]*[.$W$5]" office:value-type="float" office:value="5590" calcext:value-type="float">
            <text:p>5590</text:p>
          </table:table-cell>
          <table:table-cell table:formula="of:=[.L937]-[.M937]" office:value-type="float" office:value="0" calcext:value-type="float">
            <text:p>0</text:p>
          </table:table-cell>
          <table:table-cell table:formula="of:=[.N937]*[.N9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938]-[.$F$3]" office:value-type="float" office:value="-3.413" calcext:value-type="float">
            <text:p>-3.413</text:p>
          </table:table-cell>
          <table:table-cell table:formula="of:=[.B938]-[.$F$5]" office:value-type="float" office:value="-2.004" calcext:value-type="float">
            <text:p>-2.004</text:p>
          </table:table-cell>
          <table:table-cell table:formula="of:=[.C938]-[.$F$7]" office:value-type="float" office:value="2.429" calcext:value-type="float">
            <text:p>2.429</text:p>
          </table:table-cell>
          <table:table-cell table:formula="of:=[.D938]-[.$F$9]" office:value-type="float" office:value="0.854" calcext:value-type="float">
            <text:p>0.854</text:p>
          </table:table-cell>
          <table:table-cell office:value-type="float" office:value="5380" calcext:value-type="float">
            <text:p>5380</text:p>
          </table:table-cell>
          <table:table-cell table:formula="of:=[.$S$5]+[.H938]*[.$T$5]+[.I938]*[.$U$5]+[.J938]*[.$V$5]+[.K938]*[.$W$5]" office:value-type="float" office:value="5380" calcext:value-type="float">
            <text:p>5380</text:p>
          </table:table-cell>
          <table:table-cell table:formula="of:=[.L938]-[.M938]" office:value-type="float" office:value="0" calcext:value-type="float">
            <text:p>0</text:p>
          </table:table-cell>
          <table:table-cell table:formula="of:=[.N938]*[.N9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939]-[.$F$3]" office:value-type="float" office:value="9.587" calcext:value-type="float">
            <text:p>9.587</text:p>
          </table:table-cell>
          <table:table-cell table:formula="of:=[.B939]-[.$F$5]" office:value-type="float" office:value="0.996" calcext:value-type="float">
            <text:p>0.996</text:p>
          </table:table-cell>
          <table:table-cell table:formula="of:=[.C939]-[.$F$7]" office:value-type="float" office:value="1.429" calcext:value-type="float">
            <text:p>1.429</text:p>
          </table:table-cell>
          <table:table-cell table:formula="of:=[.D939]-[.$F$9]" office:value-type="float" office:value="-4.146" calcext:value-type="float">
            <text:p>-4.146</text:p>
          </table:table-cell>
          <table:table-cell office:value-type="float" office:value="5770" calcext:value-type="float">
            <text:p>5770</text:p>
          </table:table-cell>
          <table:table-cell table:formula="of:=[.$S$5]+[.H939]*[.$T$5]+[.I939]*[.$U$5]+[.J939]*[.$V$5]+[.K939]*[.$W$5]" office:value-type="float" office:value="5770" calcext:value-type="float">
            <text:p>5770</text:p>
          </table:table-cell>
          <table:table-cell table:formula="of:=[.L939]-[.M939]" office:value-type="float" office:value="0" calcext:value-type="float">
            <text:p>0</text:p>
          </table:table-cell>
          <table:table-cell table:formula="of:=[.N939]*[.N9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[.A940]-[.$F$3]" office:value-type="float" office:value="-16.413" calcext:value-type="float">
            <text:p>-16.413</text:p>
          </table:table-cell>
          <table:table-cell table:formula="of:=[.B940]-[.$F$5]" office:value-type="float" office:value="-2.004" calcext:value-type="float">
            <text:p>-2.004</text:p>
          </table:table-cell>
          <table:table-cell table:formula="of:=[.C940]-[.$F$7]" office:value-type="float" office:value="-2.571" calcext:value-type="float">
            <text:p>-2.571</text:p>
          </table:table-cell>
          <table:table-cell table:formula="of:=[.D940]-[.$F$9]" office:value-type="float" office:value="-1.146" calcext:value-type="float">
            <text:p>-1.146</text:p>
          </table:table-cell>
          <table:table-cell office:value-type="float" office:value="4990" calcext:value-type="float">
            <text:p>4990</text:p>
          </table:table-cell>
          <table:table-cell table:formula="of:=[.$S$5]+[.H940]*[.$T$5]+[.I940]*[.$U$5]+[.J940]*[.$V$5]+[.K940]*[.$W$5]" office:value-type="float" office:value="4990" calcext:value-type="float">
            <text:p>4990</text:p>
          </table:table-cell>
          <table:table-cell table:formula="of:=[.L940]-[.M940]" office:value-type="float" office:value="0" calcext:value-type="float">
            <text:p>0</text:p>
          </table:table-cell>
          <table:table-cell table:formula="of:=[.N940]*[.N9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941]-[.$F$3]" office:value-type="float" office:value="-7.413" calcext:value-type="float">
            <text:p>-7.413</text:p>
          </table:table-cell>
          <table:table-cell table:formula="of:=[.B941]-[.$F$5]" office:value-type="float" office:value="1.996" calcext:value-type="float">
            <text:p>1.996</text:p>
          </table:table-cell>
          <table:table-cell table:formula="of:=[.C941]-[.$F$7]" office:value-type="float" office:value="-0.571" calcext:value-type="float">
            <text:p>-0.571</text:p>
          </table:table-cell>
          <table:table-cell table:formula="of:=[.D941]-[.$F$9]" office:value-type="float" office:value="1.854" calcext:value-type="float">
            <text:p>1.854</text:p>
          </table:table-cell>
          <table:table-cell office:value-type="float" office:value="5260" calcext:value-type="float">
            <text:p>5260</text:p>
          </table:table-cell>
          <table:table-cell table:formula="of:=[.$S$5]+[.H941]*[.$T$5]+[.I941]*[.$U$5]+[.J941]*[.$V$5]+[.K941]*[.$W$5]" office:value-type="float" office:value="5260" calcext:value-type="float">
            <text:p>5260</text:p>
          </table:table-cell>
          <table:table-cell table:formula="of:=[.L941]-[.M941]" office:value-type="float" office:value="0" calcext:value-type="float">
            <text:p>0</text:p>
          </table:table-cell>
          <table:table-cell table:formula="of:=[.N941]*[.N9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42]-[.$F$3]" office:value-type="float" office:value="10.587" calcext:value-type="float">
            <text:p>10.587</text:p>
          </table:table-cell>
          <table:table-cell table:formula="of:=[.B942]-[.$F$5]" office:value-type="float" office:value="0.996" calcext:value-type="float">
            <text:p>0.996</text:p>
          </table:table-cell>
          <table:table-cell table:formula="of:=[.C942]-[.$F$7]" office:value-type="float" office:value="-3.571" calcext:value-type="float">
            <text:p>-3.571</text:p>
          </table:table-cell>
          <table:table-cell table:formula="of:=[.D942]-[.$F$9]" office:value-type="float" office:value="3.854" calcext:value-type="float">
            <text:p>3.854</text:p>
          </table:table-cell>
          <table:table-cell office:value-type="float" office:value="5800" calcext:value-type="float">
            <text:p>5800</text:p>
          </table:table-cell>
          <table:table-cell table:formula="of:=[.$S$5]+[.H942]*[.$T$5]+[.I942]*[.$U$5]+[.J942]*[.$V$5]+[.K942]*[.$W$5]" office:value-type="float" office:value="5800" calcext:value-type="float">
            <text:p>5800</text:p>
          </table:table-cell>
          <table:table-cell table:formula="of:=[.L942]-[.M942]" office:value-type="float" office:value="0" calcext:value-type="float">
            <text:p>0</text:p>
          </table:table-cell>
          <table:table-cell table:formula="of:=[.N942]*[.N9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A943]-[.$F$3]" office:value-type="float" office:value="-1.413" calcext:value-type="float">
            <text:p>-1.413</text:p>
          </table:table-cell>
          <table:table-cell table:formula="of:=[.B943]-[.$F$5]" office:value-type="float" office:value="1.996" calcext:value-type="float">
            <text:p>1.996</text:p>
          </table:table-cell>
          <table:table-cell table:formula="of:=[.C943]-[.$F$7]" office:value-type="float" office:value="0.429" calcext:value-type="float">
            <text:p>0.429</text:p>
          </table:table-cell>
          <table:table-cell table:formula="of:=[.D943]-[.$F$9]" office:value-type="float" office:value="2.854" calcext:value-type="float">
            <text:p>2.854</text:p>
          </table:table-cell>
          <table:table-cell office:value-type="float" office:value="5440" calcext:value-type="float">
            <text:p>5440</text:p>
          </table:table-cell>
          <table:table-cell table:formula="of:=[.$S$5]+[.H943]*[.$T$5]+[.I943]*[.$U$5]+[.J943]*[.$V$5]+[.K943]*[.$W$5]" office:value-type="float" office:value="5440" calcext:value-type="float">
            <text:p>5440</text:p>
          </table:table-cell>
          <table:table-cell table:formula="of:=[.L943]-[.M943]" office:value-type="float" office:value="0" calcext:value-type="float">
            <text:p>0</text:p>
          </table:table-cell>
          <table:table-cell table:formula="of:=[.N943]*[.N9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44]-[.$F$3]" office:value-type="float" office:value="10.587" calcext:value-type="float">
            <text:p>10.587</text:p>
          </table:table-cell>
          <table:table-cell table:formula="of:=[.B944]-[.$F$5]" office:value-type="float" office:value="1.996" calcext:value-type="float">
            <text:p>1.996</text:p>
          </table:table-cell>
          <table:table-cell table:formula="of:=[.C944]-[.$F$7]" office:value-type="float" office:value="1.429" calcext:value-type="float">
            <text:p>1.429</text:p>
          </table:table-cell>
          <table:table-cell table:formula="of:=[.D944]-[.$F$9]" office:value-type="float" office:value="3.854" calcext:value-type="float">
            <text:p>3.854</text:p>
          </table:table-cell>
          <table:table-cell office:value-type="float" office:value="5800" calcext:value-type="float">
            <text:p>5800</text:p>
          </table:table-cell>
          <table:table-cell table:formula="of:=[.$S$5]+[.H944]*[.$T$5]+[.I944]*[.$U$5]+[.J944]*[.$V$5]+[.K944]*[.$W$5]" office:value-type="float" office:value="5800" calcext:value-type="float">
            <text:p>5800</text:p>
          </table:table-cell>
          <table:table-cell table:formula="of:=[.L944]-[.M944]" office:value-type="float" office:value="0" calcext:value-type="float">
            <text:p>0</text:p>
          </table:table-cell>
          <table:table-cell table:formula="of:=[.N944]*[.N9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[.A945]-[.$F$3]" office:value-type="float" office:value="-9.413" calcext:value-type="float">
            <text:p>-9.413</text:p>
          </table:table-cell>
          <table:table-cell table:formula="of:=[.B945]-[.$F$5]" office:value-type="float" office:value="-2.004" calcext:value-type="float">
            <text:p>-2.004</text:p>
          </table:table-cell>
          <table:table-cell table:formula="of:=[.C945]-[.$F$7]" office:value-type="float" office:value="1.429" calcext:value-type="float">
            <text:p>1.429</text:p>
          </table:table-cell>
          <table:table-cell table:formula="of:=[.D945]-[.$F$9]" office:value-type="float" office:value="2.854" calcext:value-type="float">
            <text:p>2.854</text:p>
          </table:table-cell>
          <table:table-cell office:value-type="float" office:value="5200" calcext:value-type="float">
            <text:p>5200</text:p>
          </table:table-cell>
          <table:table-cell table:formula="of:=[.$S$5]+[.H945]*[.$T$5]+[.I945]*[.$U$5]+[.J945]*[.$V$5]+[.K945]*[.$W$5]" office:value-type="float" office:value="5200" calcext:value-type="float">
            <text:p>5200</text:p>
          </table:table-cell>
          <table:table-cell table:formula="of:=[.L945]-[.M945]" office:value-type="float" office:value="0" calcext:value-type="float">
            <text:p>0</text:p>
          </table:table-cell>
          <table:table-cell table:formula="of:=[.N945]*[.N9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46]-[.$F$3]" office:value-type="float" office:value="2.587" calcext:value-type="float">
            <text:p>2.587</text:p>
          </table:table-cell>
          <table:table-cell table:formula="of:=[.B946]-[.$F$5]" office:value-type="float" office:value="-0.00399999999999956" calcext:value-type="float">
            <text:p>-0.004</text:p>
          </table:table-cell>
          <table:table-cell table:formula="of:=[.C946]-[.$F$7]" office:value-type="float" office:value="1.429" calcext:value-type="float">
            <text:p>1.429</text:p>
          </table:table-cell>
          <table:table-cell table:formula="of:=[.D946]-[.$F$9]" office:value-type="float" office:value="3.854" calcext:value-type="float">
            <text:p>3.854</text:p>
          </table:table-cell>
          <table:table-cell office:value-type="float" office:value="5560" calcext:value-type="float">
            <text:p>5560</text:p>
          </table:table-cell>
          <table:table-cell table:formula="of:=[.$S$5]+[.H946]*[.$T$5]+[.I946]*[.$U$5]+[.J946]*[.$V$5]+[.K946]*[.$W$5]" office:value-type="float" office:value="5560" calcext:value-type="float">
            <text:p>5560</text:p>
          </table:table-cell>
          <table:table-cell table:formula="of:=[.L946]-[.M946]" office:value-type="float" office:value="0" calcext:value-type="float">
            <text:p>0</text:p>
          </table:table-cell>
          <table:table-cell table:formula="of:=[.N946]*[.N9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947]-[.$F$3]" office:value-type="float" office:value="-5.413" calcext:value-type="float">
            <text:p>-5.413</text:p>
          </table:table-cell>
          <table:table-cell table:formula="of:=[.B947]-[.$F$5]" office:value-type="float" office:value="-0.00399999999999956" calcext:value-type="float">
            <text:p>-0.004</text:p>
          </table:table-cell>
          <table:table-cell table:formula="of:=[.C947]-[.$F$7]" office:value-type="float" office:value="0.429" calcext:value-type="float">
            <text:p>0.429</text:p>
          </table:table-cell>
          <table:table-cell table:formula="of:=[.D947]-[.$F$9]" office:value-type="float" office:value="4.854" calcext:value-type="float">
            <text:p>4.854</text:p>
          </table:table-cell>
          <table:table-cell office:value-type="float" office:value="5320" calcext:value-type="float">
            <text:p>5320</text:p>
          </table:table-cell>
          <table:table-cell table:formula="of:=[.$S$5]+[.H947]*[.$T$5]+[.I947]*[.$U$5]+[.J947]*[.$V$5]+[.K947]*[.$W$5]" office:value-type="float" office:value="5320" calcext:value-type="float">
            <text:p>5320</text:p>
          </table:table-cell>
          <table:table-cell table:formula="of:=[.L947]-[.M947]" office:value-type="float" office:value="0" calcext:value-type="float">
            <text:p>0</text:p>
          </table:table-cell>
          <table:table-cell table:formula="of:=[.N947]*[.N9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948]-[.$F$3]" office:value-type="float" office:value="-3.413" calcext:value-type="float">
            <text:p>-3.413</text:p>
          </table:table-cell>
          <table:table-cell table:formula="of:=[.B948]-[.$F$5]" office:value-type="float" office:value="1.996" calcext:value-type="float">
            <text:p>1.996</text:p>
          </table:table-cell>
          <table:table-cell table:formula="of:=[.C948]-[.$F$7]" office:value-type="float" office:value="2.429" calcext:value-type="float">
            <text:p>2.429</text:p>
          </table:table-cell>
          <table:table-cell table:formula="of:=[.D948]-[.$F$9]" office:value-type="float" office:value="-4.146" calcext:value-type="float">
            <text:p>-4.146</text:p>
          </table:table-cell>
          <table:table-cell office:value-type="float" office:value="5380" calcext:value-type="float">
            <text:p>5380</text:p>
          </table:table-cell>
          <table:table-cell table:formula="of:=[.$S$5]+[.H948]*[.$T$5]+[.I948]*[.$U$5]+[.J948]*[.$V$5]+[.K948]*[.$W$5]" office:value-type="float" office:value="5380" calcext:value-type="float">
            <text:p>5380</text:p>
          </table:table-cell>
          <table:table-cell table:formula="of:=[.L948]-[.M948]" office:value-type="float" office:value="0" calcext:value-type="float">
            <text:p>0</text:p>
          </table:table-cell>
          <table:table-cell table:formula="of:=[.N948]*[.N9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949]-[.$F$3]" office:value-type="float" office:value="-5.413" calcext:value-type="float">
            <text:p>-5.413</text:p>
          </table:table-cell>
          <table:table-cell table:formula="of:=[.B949]-[.$F$5]" office:value-type="float" office:value="-3.004" calcext:value-type="float">
            <text:p>-3.004</text:p>
          </table:table-cell>
          <table:table-cell table:formula="of:=[.C949]-[.$F$7]" office:value-type="float" office:value="0.429" calcext:value-type="float">
            <text:p>0.429</text:p>
          </table:table-cell>
          <table:table-cell table:formula="of:=[.D949]-[.$F$9]" office:value-type="float" office:value="0.854" calcext:value-type="float">
            <text:p>0.854</text:p>
          </table:table-cell>
          <table:table-cell office:value-type="float" office:value="5320" calcext:value-type="float">
            <text:p>5320</text:p>
          </table:table-cell>
          <table:table-cell table:formula="of:=[.$S$5]+[.H949]*[.$T$5]+[.I949]*[.$U$5]+[.J949]*[.$V$5]+[.K949]*[.$W$5]" office:value-type="float" office:value="5320" calcext:value-type="float">
            <text:p>5320</text:p>
          </table:table-cell>
          <table:table-cell table:formula="of:=[.L949]-[.M949]" office:value-type="float" office:value="0" calcext:value-type="float">
            <text:p>0</text:p>
          </table:table-cell>
          <table:table-cell table:formula="of:=[.N949]*[.N9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50]-[.$F$3]" office:value-type="float" office:value="-14.413" calcext:value-type="float">
            <text:p>-14.413</text:p>
          </table:table-cell>
          <table:table-cell table:formula="of:=[.B950]-[.$F$5]" office:value-type="float" office:value="-0.00399999999999956" calcext:value-type="float">
            <text:p>-0.004</text:p>
          </table:table-cell>
          <table:table-cell table:formula="of:=[.C950]-[.$F$7]" office:value-type="float" office:value="-0.571" calcext:value-type="float">
            <text:p>-0.571</text:p>
          </table:table-cell>
          <table:table-cell table:formula="of:=[.D950]-[.$F$9]" office:value-type="float" office:value="3.854" calcext:value-type="float">
            <text:p>3.854</text:p>
          </table:table-cell>
          <table:table-cell office:value-type="float" office:value="5050" calcext:value-type="float">
            <text:p>5050</text:p>
          </table:table-cell>
          <table:table-cell table:formula="of:=[.$S$5]+[.H950]*[.$T$5]+[.I950]*[.$U$5]+[.J950]*[.$V$5]+[.K950]*[.$W$5]" office:value-type="float" office:value="5050" calcext:value-type="float">
            <text:p>5050</text:p>
          </table:table-cell>
          <table:table-cell table:formula="of:=[.L950]-[.M950]" office:value-type="float" office:value="0" calcext:value-type="float">
            <text:p>0</text:p>
          </table:table-cell>
          <table:table-cell table:formula="of:=[.N950]*[.N9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951]-[.$F$3]" office:value-type="float" office:value="5.587" calcext:value-type="float">
            <text:p>5.587</text:p>
          </table:table-cell>
          <table:table-cell table:formula="of:=[.B951]-[.$F$5]" office:value-type="float" office:value="-0.00399999999999956" calcext:value-type="float">
            <text:p>-0.004</text:p>
          </table:table-cell>
          <table:table-cell table:formula="of:=[.C951]-[.$F$7]" office:value-type="float" office:value="-0.571" calcext:value-type="float">
            <text:p>-0.571</text:p>
          </table:table-cell>
          <table:table-cell table:formula="of:=[.D951]-[.$F$9]" office:value-type="float" office:value="4.854" calcext:value-type="float">
            <text:p>4.854</text:p>
          </table:table-cell>
          <table:table-cell office:value-type="float" office:value="5650" calcext:value-type="float">
            <text:p>5650</text:p>
          </table:table-cell>
          <table:table-cell table:formula="of:=[.$S$5]+[.H951]*[.$T$5]+[.I951]*[.$U$5]+[.J951]*[.$V$5]+[.K951]*[.$W$5]" office:value-type="float" office:value="5650" calcext:value-type="float">
            <text:p>5650</text:p>
          </table:table-cell>
          <table:table-cell table:formula="of:=[.L951]-[.M951]" office:value-type="float" office:value="0" calcext:value-type="float">
            <text:p>0</text:p>
          </table:table-cell>
          <table:table-cell table:formula="of:=[.N951]*[.N9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952]-[.$F$3]" office:value-type="float" office:value="-2.413" calcext:value-type="float">
            <text:p>-2.413</text:p>
          </table:table-cell>
          <table:table-cell table:formula="of:=[.B952]-[.$F$5]" office:value-type="float" office:value="1.996" calcext:value-type="float">
            <text:p>1.996</text:p>
          </table:table-cell>
          <table:table-cell table:formula="of:=[.C952]-[.$F$7]" office:value-type="float" office:value="-1.571" calcext:value-type="float">
            <text:p>-1.571</text:p>
          </table:table-cell>
          <table:table-cell table:formula="of:=[.D952]-[.$F$9]" office:value-type="float" office:value="4.854" calcext:value-type="float">
            <text:p>4.854</text:p>
          </table:table-cell>
          <table:table-cell office:value-type="float" office:value="5410" calcext:value-type="float">
            <text:p>5410</text:p>
          </table:table-cell>
          <table:table-cell table:formula="of:=[.$S$5]+[.H952]*[.$T$5]+[.I952]*[.$U$5]+[.J952]*[.$V$5]+[.K952]*[.$W$5]" office:value-type="float" office:value="5410" calcext:value-type="float">
            <text:p>5410</text:p>
          </table:table-cell>
          <table:table-cell table:formula="of:=[.L952]-[.M952]" office:value-type="float" office:value="0" calcext:value-type="float">
            <text:p>0</text:p>
          </table:table-cell>
          <table:table-cell table:formula="of:=[.N952]*[.N9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53]-[.$F$3]" office:value-type="float" office:value="-1.413" calcext:value-type="float">
            <text:p>-1.413</text:p>
          </table:table-cell>
          <table:table-cell table:formula="of:=[.B953]-[.$F$5]" office:value-type="float" office:value="1.996" calcext:value-type="float">
            <text:p>1.996</text:p>
          </table:table-cell>
          <table:table-cell table:formula="of:=[.C953]-[.$F$7]" office:value-type="float" office:value="1.429" calcext:value-type="float">
            <text:p>1.429</text:p>
          </table:table-cell>
          <table:table-cell table:formula="of:=[.D953]-[.$F$9]" office:value-type="float" office:value="3.854" calcext:value-type="float">
            <text:p>3.854</text:p>
          </table:table-cell>
          <table:table-cell office:value-type="float" office:value="5440" calcext:value-type="float">
            <text:p>5440</text:p>
          </table:table-cell>
          <table:table-cell table:formula="of:=[.$S$5]+[.H953]*[.$T$5]+[.I953]*[.$U$5]+[.J953]*[.$V$5]+[.K953]*[.$W$5]" office:value-type="float" office:value="5440" calcext:value-type="float">
            <text:p>5440</text:p>
          </table:table-cell>
          <table:table-cell table:formula="of:=[.L953]-[.M953]" office:value-type="float" office:value="0" calcext:value-type="float">
            <text:p>0</text:p>
          </table:table-cell>
          <table:table-cell table:formula="of:=[.N953]*[.N9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954]-[.$F$3]" office:value-type="float" office:value="16.587" calcext:value-type="float">
            <text:p>16.587</text:p>
          </table:table-cell>
          <table:table-cell table:formula="of:=[.B954]-[.$F$5]" office:value-type="float" office:value="2.996" calcext:value-type="float">
            <text:p>2.996</text:p>
          </table:table-cell>
          <table:table-cell table:formula="of:=[.C954]-[.$F$7]" office:value-type="float" office:value="2.429" calcext:value-type="float">
            <text:p>2.429</text:p>
          </table:table-cell>
          <table:table-cell table:formula="of:=[.D954]-[.$F$9]" office:value-type="float" office:value="4.854" calcext:value-type="float">
            <text:p>4.854</text:p>
          </table:table-cell>
          <table:table-cell office:value-type="float" office:value="5980" calcext:value-type="float">
            <text:p>5980</text:p>
          </table:table-cell>
          <table:table-cell table:formula="of:=[.$S$5]+[.H954]*[.$T$5]+[.I954]*[.$U$5]+[.J954]*[.$V$5]+[.K954]*[.$W$5]" office:value-type="float" office:value="5980" calcext:value-type="float">
            <text:p>5980</text:p>
          </table:table-cell>
          <table:table-cell table:formula="of:=[.L954]-[.M954]" office:value-type="float" office:value="0" calcext:value-type="float">
            <text:p>0</text:p>
          </table:table-cell>
          <table:table-cell table:formula="of:=[.N954]*[.N9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955]-[.$F$3]" office:value-type="float" office:value="-4.413" calcext:value-type="float">
            <text:p>-4.413</text:p>
          </table:table-cell>
          <table:table-cell table:formula="of:=[.B955]-[.$F$5]" office:value-type="float" office:value="0.996" calcext:value-type="float">
            <text:p>0.996</text:p>
          </table:table-cell>
          <table:table-cell table:formula="of:=[.C955]-[.$F$7]" office:value-type="float" office:value="2.429" calcext:value-type="float">
            <text:p>2.429</text:p>
          </table:table-cell>
          <table:table-cell table:formula="of:=[.D955]-[.$F$9]" office:value-type="float" office:value="1.854" calcext:value-type="float">
            <text:p>1.854</text:p>
          </table:table-cell>
          <table:table-cell office:value-type="float" office:value="5350" calcext:value-type="float">
            <text:p>5350</text:p>
          </table:table-cell>
          <table:table-cell table:formula="of:=[.$S$5]+[.H955]*[.$T$5]+[.I955]*[.$U$5]+[.J955]*[.$V$5]+[.K955]*[.$W$5]" office:value-type="float" office:value="5350" calcext:value-type="float">
            <text:p>5350</text:p>
          </table:table-cell>
          <table:table-cell table:formula="of:=[.L955]-[.M955]" office:value-type="float" office:value="0" calcext:value-type="float">
            <text:p>0</text:p>
          </table:table-cell>
          <table:table-cell table:formula="of:=[.N955]*[.N9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956]-[.$F$3]" office:value-type="float" office:value="2.587" calcext:value-type="float">
            <text:p>2.587</text:p>
          </table:table-cell>
          <table:table-cell table:formula="of:=[.B956]-[.$F$5]" office:value-type="float" office:value="-1.004" calcext:value-type="float">
            <text:p>-1.004</text:p>
          </table:table-cell>
          <table:table-cell table:formula="of:=[.C956]-[.$F$7]" office:value-type="float" office:value="-0.571" calcext:value-type="float">
            <text:p>-0.571</text:p>
          </table:table-cell>
          <table:table-cell table:formula="of:=[.D956]-[.$F$9]" office:value-type="float" office:value="-5.146" calcext:value-type="float">
            <text:p>-5.146</text:p>
          </table:table-cell>
          <table:table-cell office:value-type="float" office:value="5560" calcext:value-type="float">
            <text:p>5560</text:p>
          </table:table-cell>
          <table:table-cell table:formula="of:=[.$S$5]+[.H956]*[.$T$5]+[.I956]*[.$U$5]+[.J956]*[.$V$5]+[.K956]*[.$W$5]" office:value-type="float" office:value="5560" calcext:value-type="float">
            <text:p>5560</text:p>
          </table:table-cell>
          <table:table-cell table:formula="of:=[.L956]-[.M956]" office:value-type="float" office:value="0" calcext:value-type="float">
            <text:p>0</text:p>
          </table:table-cell>
          <table:table-cell table:formula="of:=[.N956]*[.N9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A957]-[.$F$3]" office:value-type="float" office:value="5.587" calcext:value-type="float">
            <text:p>5.587</text:p>
          </table:table-cell>
          <table:table-cell table:formula="of:=[.B957]-[.$F$5]" office:value-type="float" office:value="-0.00399999999999956" calcext:value-type="float">
            <text:p>-0.004</text:p>
          </table:table-cell>
          <table:table-cell table:formula="of:=[.C957]-[.$F$7]" office:value-type="float" office:value="-1.571" calcext:value-type="float">
            <text:p>-1.571</text:p>
          </table:table-cell>
          <table:table-cell table:formula="of:=[.D957]-[.$F$9]" office:value-type="float" office:value="4.854" calcext:value-type="float">
            <text:p>4.854</text:p>
          </table:table-cell>
          <table:table-cell office:value-type="float" office:value="5650" calcext:value-type="float">
            <text:p>5650</text:p>
          </table:table-cell>
          <table:table-cell table:formula="of:=[.$S$5]+[.H957]*[.$T$5]+[.I957]*[.$U$5]+[.J957]*[.$V$5]+[.K957]*[.$W$5]" office:value-type="float" office:value="5650" calcext:value-type="float">
            <text:p>5650</text:p>
          </table:table-cell>
          <table:table-cell table:formula="of:=[.L957]-[.M957]" office:value-type="float" office:value="0" calcext:value-type="float">
            <text:p>0</text:p>
          </table:table-cell>
          <table:table-cell table:formula="of:=[.N957]*[.N9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958]-[.$F$3]" office:value-type="float" office:value="-4.413" calcext:value-type="float">
            <text:p>-4.413</text:p>
          </table:table-cell>
          <table:table-cell table:formula="of:=[.B958]-[.$F$5]" office:value-type="float" office:value="0.996" calcext:value-type="float">
            <text:p>0.996</text:p>
          </table:table-cell>
          <table:table-cell table:formula="of:=[.C958]-[.$F$7]" office:value-type="float" office:value="-1.571" calcext:value-type="float">
            <text:p>-1.571</text:p>
          </table:table-cell>
          <table:table-cell table:formula="of:=[.D958]-[.$F$9]" office:value-type="float" office:value="-4.146" calcext:value-type="float">
            <text:p>-4.146</text:p>
          </table:table-cell>
          <table:table-cell office:value-type="float" office:value="5350" calcext:value-type="float">
            <text:p>5350</text:p>
          </table:table-cell>
          <table:table-cell table:formula="of:=[.$S$5]+[.H958]*[.$T$5]+[.I958]*[.$U$5]+[.J958]*[.$V$5]+[.K958]*[.$W$5]" office:value-type="float" office:value="5350" calcext:value-type="float">
            <text:p>5350</text:p>
          </table:table-cell>
          <table:table-cell table:formula="of:=[.L958]-[.M958]" office:value-type="float" office:value="0" calcext:value-type="float">
            <text:p>0</text:p>
          </table:table-cell>
          <table:table-cell table:formula="of:=[.N958]*[.N9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959]-[.$F$3]" office:value-type="float" office:value="15.587" calcext:value-type="float">
            <text:p>15.587</text:p>
          </table:table-cell>
          <table:table-cell table:formula="of:=[.B959]-[.$F$5]" office:value-type="float" office:value="0.996" calcext:value-type="float">
            <text:p>0.996</text:p>
          </table:table-cell>
          <table:table-cell table:formula="of:=[.C959]-[.$F$7]" office:value-type="float" office:value="1.429" calcext:value-type="float">
            <text:p>1.429</text:p>
          </table:table-cell>
          <table:table-cell table:formula="of:=[.D959]-[.$F$9]" office:value-type="float" office:value="-4.146" calcext:value-type="float">
            <text:p>-4.146</text:p>
          </table:table-cell>
          <table:table-cell office:value-type="float" office:value="5950" calcext:value-type="float">
            <text:p>5950</text:p>
          </table:table-cell>
          <table:table-cell table:formula="of:=[.$S$5]+[.H959]*[.$T$5]+[.I959]*[.$U$5]+[.J959]*[.$V$5]+[.K959]*[.$W$5]" office:value-type="float" office:value="5950" calcext:value-type="float">
            <text:p>5950</text:p>
          </table:table-cell>
          <table:table-cell table:formula="of:=[.L959]-[.M959]" office:value-type="float" office:value="0" calcext:value-type="float">
            <text:p>0</text:p>
          </table:table-cell>
          <table:table-cell table:formula="of:=[.N959]*[.N9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960]-[.$F$3]" office:value-type="float" office:value="-10.413" calcext:value-type="float">
            <text:p>-10.413</text:p>
          </table:table-cell>
          <table:table-cell table:formula="of:=[.B960]-[.$F$5]" office:value-type="float" office:value="1.996" calcext:value-type="float">
            <text:p>1.996</text:p>
          </table:table-cell>
          <table:table-cell table:formula="of:=[.C960]-[.$F$7]" office:value-type="float" office:value="0.429" calcext:value-type="float">
            <text:p>0.429</text:p>
          </table:table-cell>
          <table:table-cell table:formula="of:=[.D960]-[.$F$9]" office:value-type="float" office:value="-4.146" calcext:value-type="float">
            <text:p>-4.146</text:p>
          </table:table-cell>
          <table:table-cell office:value-type="float" office:value="5170" calcext:value-type="float">
            <text:p>5170</text:p>
          </table:table-cell>
          <table:table-cell table:formula="of:=[.$S$5]+[.H960]*[.$T$5]+[.I960]*[.$U$5]+[.J960]*[.$V$5]+[.K960]*[.$W$5]" office:value-type="float" office:value="5170" calcext:value-type="float">
            <text:p>5170</text:p>
          </table:table-cell>
          <table:table-cell table:formula="of:=[.L960]-[.M960]" office:value-type="float" office:value="0" calcext:value-type="float">
            <text:p>0</text:p>
          </table:table-cell>
          <table:table-cell table:formula="of:=[.N960]*[.N9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961]-[.$F$3]" office:value-type="float" office:value="5.587" calcext:value-type="float">
            <text:p>5.587</text:p>
          </table:table-cell>
          <table:table-cell table:formula="of:=[.B961]-[.$F$5]" office:value-type="float" office:value="-2.004" calcext:value-type="float">
            <text:p>-2.004</text:p>
          </table:table-cell>
          <table:table-cell table:formula="of:=[.C961]-[.$F$7]" office:value-type="float" office:value="-0.571" calcext:value-type="float">
            <text:p>-0.571</text:p>
          </table:table-cell>
          <table:table-cell table:formula="of:=[.D961]-[.$F$9]" office:value-type="float" office:value="-4.146" calcext:value-type="float">
            <text:p>-4.146</text:p>
          </table:table-cell>
          <table:table-cell office:value-type="float" office:value="5650" calcext:value-type="float">
            <text:p>5650</text:p>
          </table:table-cell>
          <table:table-cell table:formula="of:=[.$S$5]+[.H961]*[.$T$5]+[.I961]*[.$U$5]+[.J961]*[.$V$5]+[.K961]*[.$W$5]" office:value-type="float" office:value="5650" calcext:value-type="float">
            <text:p>5650</text:p>
          </table:table-cell>
          <table:table-cell table:formula="of:=[.L961]-[.M961]" office:value-type="float" office:value="0" calcext:value-type="float">
            <text:p>0</text:p>
          </table:table-cell>
          <table:table-cell table:formula="of:=[.N961]*[.N9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62]-[.$F$3]" office:value-type="float" office:value="9.587" calcext:value-type="float">
            <text:p>9.587</text:p>
          </table:table-cell>
          <table:table-cell table:formula="of:=[.B962]-[.$F$5]" office:value-type="float" office:value="-2.004" calcext:value-type="float">
            <text:p>-2.004</text:p>
          </table:table-cell>
          <table:table-cell table:formula="of:=[.C962]-[.$F$7]" office:value-type="float" office:value="0.429" calcext:value-type="float">
            <text:p>0.429</text:p>
          </table:table-cell>
          <table:table-cell table:formula="of:=[.D962]-[.$F$9]" office:value-type="float" office:value="-1.146" calcext:value-type="float">
            <text:p>-1.146</text:p>
          </table:table-cell>
          <table:table-cell office:value-type="float" office:value="5770" calcext:value-type="float">
            <text:p>5770</text:p>
          </table:table-cell>
          <table:table-cell table:formula="of:=[.$S$5]+[.H962]*[.$T$5]+[.I962]*[.$U$5]+[.J962]*[.$V$5]+[.K962]*[.$W$5]" office:value-type="float" office:value="5770" calcext:value-type="float">
            <text:p>5770</text:p>
          </table:table-cell>
          <table:table-cell table:formula="of:=[.L962]-[.M962]" office:value-type="float" office:value="0" calcext:value-type="float">
            <text:p>0</text:p>
          </table:table-cell>
          <table:table-cell table:formula="of:=[.N962]*[.N9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963]-[.$F$3]" office:value-type="float" office:value="-8.413" calcext:value-type="float">
            <text:p>-8.413</text:p>
          </table:table-cell>
          <table:table-cell table:formula="of:=[.B963]-[.$F$5]" office:value-type="float" office:value="0.996" calcext:value-type="float">
            <text:p>0.996</text:p>
          </table:table-cell>
          <table:table-cell table:formula="of:=[.C963]-[.$F$7]" office:value-type="float" office:value="-2.571" calcext:value-type="float">
            <text:p>-2.571</text:p>
          </table:table-cell>
          <table:table-cell table:formula="of:=[.D963]-[.$F$9]" office:value-type="float" office:value="0.854" calcext:value-type="float">
            <text:p>0.854</text:p>
          </table:table-cell>
          <table:table-cell office:value-type="float" office:value="5230" calcext:value-type="float">
            <text:p>5230</text:p>
          </table:table-cell>
          <table:table-cell table:formula="of:=[.$S$5]+[.H963]*[.$T$5]+[.I963]*[.$U$5]+[.J963]*[.$V$5]+[.K963]*[.$W$5]" office:value-type="float" office:value="5230" calcext:value-type="float">
            <text:p>5230</text:p>
          </table:table-cell>
          <table:table-cell table:formula="of:=[.L963]-[.M963]" office:value-type="float" office:value="0" calcext:value-type="float">
            <text:p>0</text:p>
          </table:table-cell>
          <table:table-cell table:formula="of:=[.N963]*[.N9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964]-[.$F$3]" office:value-type="float" office:value="-3.413" calcext:value-type="float">
            <text:p>-3.413</text:p>
          </table:table-cell>
          <table:table-cell table:formula="of:=[.B964]-[.$F$5]" office:value-type="float" office:value="-1.004" calcext:value-type="float">
            <text:p>-1.004</text:p>
          </table:table-cell>
          <table:table-cell table:formula="of:=[.C964]-[.$F$7]" office:value-type="float" office:value="3.429" calcext:value-type="float">
            <text:p>3.429</text:p>
          </table:table-cell>
          <table:table-cell table:formula="of:=[.D964]-[.$F$9]" office:value-type="float" office:value="-0.146" calcext:value-type="float">
            <text:p>-0.146</text:p>
          </table:table-cell>
          <table:table-cell office:value-type="float" office:value="5380" calcext:value-type="float">
            <text:p>5380</text:p>
          </table:table-cell>
          <table:table-cell table:formula="of:=[.$S$5]+[.H964]*[.$T$5]+[.I964]*[.$U$5]+[.J964]*[.$V$5]+[.K964]*[.$W$5]" office:value-type="float" office:value="5380" calcext:value-type="float">
            <text:p>5380</text:p>
          </table:table-cell>
          <table:table-cell table:formula="of:=[.L964]-[.M964]" office:value-type="float" office:value="0" calcext:value-type="float">
            <text:p>0</text:p>
          </table:table-cell>
          <table:table-cell table:formula="of:=[.N964]*[.N9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965]-[.$F$3]" office:value-type="float" office:value="-9.413" calcext:value-type="float">
            <text:p>-9.413</text:p>
          </table:table-cell>
          <table:table-cell table:formula="of:=[.B965]-[.$F$5]" office:value-type="float" office:value="-2.004" calcext:value-type="float">
            <text:p>-2.004</text:p>
          </table:table-cell>
          <table:table-cell table:formula="of:=[.C965]-[.$F$7]" office:value-type="float" office:value="-2.571" calcext:value-type="float">
            <text:p>-2.571</text:p>
          </table:table-cell>
          <table:table-cell table:formula="of:=[.D965]-[.$F$9]" office:value-type="float" office:value="0.854" calcext:value-type="float">
            <text:p>0.854</text:p>
          </table:table-cell>
          <table:table-cell office:value-type="float" office:value="5200" calcext:value-type="float">
            <text:p>5200</text:p>
          </table:table-cell>
          <table:table-cell table:formula="of:=[.$S$5]+[.H965]*[.$T$5]+[.I965]*[.$U$5]+[.J965]*[.$V$5]+[.K965]*[.$W$5]" office:value-type="float" office:value="5200" calcext:value-type="float">
            <text:p>5200</text:p>
          </table:table-cell>
          <table:table-cell table:formula="of:=[.L965]-[.M965]" office:value-type="float" office:value="0" calcext:value-type="float">
            <text:p>0</text:p>
          </table:table-cell>
          <table:table-cell table:formula="of:=[.N965]*[.N9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966]-[.$F$3]" office:value-type="float" office:value="2.587" calcext:value-type="float">
            <text:p>2.587</text:p>
          </table:table-cell>
          <table:table-cell table:formula="of:=[.B966]-[.$F$5]" office:value-type="float" office:value="-0.00399999999999956" calcext:value-type="float">
            <text:p>-0.004</text:p>
          </table:table-cell>
          <table:table-cell table:formula="of:=[.C966]-[.$F$7]" office:value-type="float" office:value="1.429" calcext:value-type="float">
            <text:p>1.429</text:p>
          </table:table-cell>
          <table:table-cell table:formula="of:=[.D966]-[.$F$9]" office:value-type="float" office:value="1.854" calcext:value-type="float">
            <text:p>1.854</text:p>
          </table:table-cell>
          <table:table-cell office:value-type="float" office:value="5560" calcext:value-type="float">
            <text:p>5560</text:p>
          </table:table-cell>
          <table:table-cell table:formula="of:=[.$S$5]+[.H966]*[.$T$5]+[.I966]*[.$U$5]+[.J966]*[.$V$5]+[.K966]*[.$W$5]" office:value-type="float" office:value="5560" calcext:value-type="float">
            <text:p>5560</text:p>
          </table:table-cell>
          <table:table-cell table:formula="of:=[.L966]-[.M966]" office:value-type="float" office:value="0" calcext:value-type="float">
            <text:p>0</text:p>
          </table:table-cell>
          <table:table-cell table:formula="of:=[.N966]*[.N9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[.A967]-[.$F$3]" office:value-type="float" office:value="15.587" calcext:value-type="float">
            <text:p>15.587</text:p>
          </table:table-cell>
          <table:table-cell table:formula="of:=[.B967]-[.$F$5]" office:value-type="float" office:value="0.996" calcext:value-type="float">
            <text:p>0.996</text:p>
          </table:table-cell>
          <table:table-cell table:formula="of:=[.C967]-[.$F$7]" office:value-type="float" office:value="0.429" calcext:value-type="float">
            <text:p>0.429</text:p>
          </table:table-cell>
          <table:table-cell table:formula="of:=[.D967]-[.$F$9]" office:value-type="float" office:value="1.854" calcext:value-type="float">
            <text:p>1.854</text:p>
          </table:table-cell>
          <table:table-cell office:value-type="float" office:value="5950" calcext:value-type="float">
            <text:p>5950</text:p>
          </table:table-cell>
          <table:table-cell table:formula="of:=[.$S$5]+[.H967]*[.$T$5]+[.I967]*[.$U$5]+[.J967]*[.$V$5]+[.K967]*[.$W$5]" office:value-type="float" office:value="5950" calcext:value-type="float">
            <text:p>5950</text:p>
          </table:table-cell>
          <table:table-cell table:formula="of:=[.L967]-[.M967]" office:value-type="float" office:value="0" calcext:value-type="float">
            <text:p>0</text:p>
          </table:table-cell>
          <table:table-cell table:formula="of:=[.N967]*[.N9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68]-[.$F$3]" office:value-type="float" office:value="6.587" calcext:value-type="float">
            <text:p>6.587</text:p>
          </table:table-cell>
          <table:table-cell table:formula="of:=[.B968]-[.$F$5]" office:value-type="float" office:value="0.996" calcext:value-type="float">
            <text:p>0.996</text:p>
          </table:table-cell>
          <table:table-cell table:formula="of:=[.C968]-[.$F$7]" office:value-type="float" office:value="-0.571" calcext:value-type="float">
            <text:p>-0.571</text:p>
          </table:table-cell>
          <table:table-cell table:formula="of:=[.D968]-[.$F$9]" office:value-type="float" office:value="3.854" calcext:value-type="float">
            <text:p>3.854</text:p>
          </table:table-cell>
          <table:table-cell office:value-type="float" office:value="5680" calcext:value-type="float">
            <text:p>5680</text:p>
          </table:table-cell>
          <table:table-cell table:formula="of:=[.$S$5]+[.H968]*[.$T$5]+[.I968]*[.$U$5]+[.J968]*[.$V$5]+[.K968]*[.$W$5]" office:value-type="float" office:value="5680" calcext:value-type="float">
            <text:p>5680</text:p>
          </table:table-cell>
          <table:table-cell table:formula="of:=[.L968]-[.M968]" office:value-type="float" office:value="0" calcext:value-type="float">
            <text:p>0</text:p>
          </table:table-cell>
          <table:table-cell table:formula="of:=[.N968]*[.N9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69]-[.$F$3]" office:value-type="float" office:value="0.587000000000003" calcext:value-type="float">
            <text:p>0.587000000000003</text:p>
          </table:table-cell>
          <table:table-cell table:formula="of:=[.B969]-[.$F$5]" office:value-type="float" office:value="-0.00399999999999956" calcext:value-type="float">
            <text:p>-0.004</text:p>
          </table:table-cell>
          <table:table-cell table:formula="of:=[.C969]-[.$F$7]" office:value-type="float" office:value="-2.571" calcext:value-type="float">
            <text:p>-2.571</text:p>
          </table:table-cell>
          <table:table-cell table:formula="of:=[.D969]-[.$F$9]" office:value-type="float" office:value="-2.146" calcext:value-type="float">
            <text:p>-2.146</text:p>
          </table:table-cell>
          <table:table-cell office:value-type="float" office:value="5500" calcext:value-type="float">
            <text:p>5500</text:p>
          </table:table-cell>
          <table:table-cell table:formula="of:=[.$S$5]+[.H969]*[.$T$5]+[.I969]*[.$U$5]+[.J969]*[.$V$5]+[.K969]*[.$W$5]" office:value-type="float" office:value="5500" calcext:value-type="float">
            <text:p>5500</text:p>
          </table:table-cell>
          <table:table-cell table:formula="of:=[.L969]-[.M969]" office:value-type="float" office:value="0" calcext:value-type="float">
            <text:p>0</text:p>
          </table:table-cell>
          <table:table-cell table:formula="of:=[.N969]*[.N9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70]-[.$F$3]" office:value-type="float" office:value="13.587" calcext:value-type="float">
            <text:p>13.587</text:p>
          </table:table-cell>
          <table:table-cell table:formula="of:=[.B970]-[.$F$5]" office:value-type="float" office:value="-1.004" calcext:value-type="float">
            <text:p>-1.004</text:p>
          </table:table-cell>
          <table:table-cell table:formula="of:=[.C970]-[.$F$7]" office:value-type="float" office:value="-3.571" calcext:value-type="float">
            <text:p>-3.571</text:p>
          </table:table-cell>
          <table:table-cell table:formula="of:=[.D970]-[.$F$9]" office:value-type="float" office:value="3.854" calcext:value-type="float">
            <text:p>3.854</text:p>
          </table:table-cell>
          <table:table-cell office:value-type="float" office:value="5890" calcext:value-type="float">
            <text:p>5890</text:p>
          </table:table-cell>
          <table:table-cell table:formula="of:=[.$S$5]+[.H970]*[.$T$5]+[.I970]*[.$U$5]+[.J970]*[.$V$5]+[.K970]*[.$W$5]" office:value-type="float" office:value="5890" calcext:value-type="float">
            <text:p>5890</text:p>
          </table:table-cell>
          <table:table-cell table:formula="of:=[.L970]-[.M970]" office:value-type="float" office:value="0" calcext:value-type="float">
            <text:p>0</text:p>
          </table:table-cell>
          <table:table-cell table:formula="of:=[.N970]*[.N9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971]-[.$F$3]" office:value-type="float" office:value="4.587" calcext:value-type="float">
            <text:p>4.587</text:p>
          </table:table-cell>
          <table:table-cell table:formula="of:=[.B971]-[.$F$5]" office:value-type="float" office:value="1.996" calcext:value-type="float">
            <text:p>1.996</text:p>
          </table:table-cell>
          <table:table-cell table:formula="of:=[.C971]-[.$F$7]" office:value-type="float" office:value="-1.571" calcext:value-type="float">
            <text:p>-1.571</text:p>
          </table:table-cell>
          <table:table-cell table:formula="of:=[.D971]-[.$F$9]" office:value-type="float" office:value="1.854" calcext:value-type="float">
            <text:p>1.854</text:p>
          </table:table-cell>
          <table:table-cell office:value-type="float" office:value="5620" calcext:value-type="float">
            <text:p>5620</text:p>
          </table:table-cell>
          <table:table-cell table:formula="of:=[.$S$5]+[.H971]*[.$T$5]+[.I971]*[.$U$5]+[.J971]*[.$V$5]+[.K971]*[.$W$5]" office:value-type="float" office:value="5620" calcext:value-type="float">
            <text:p>5620</text:p>
          </table:table-cell>
          <table:table-cell table:formula="of:=[.L971]-[.M971]" office:value-type="float" office:value="0" calcext:value-type="float">
            <text:p>0</text:p>
          </table:table-cell>
          <table:table-cell table:formula="of:=[.N971]*[.N9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72]-[.$F$3]" office:value-type="float" office:value="-1.413" calcext:value-type="float">
            <text:p>-1.413</text:p>
          </table:table-cell>
          <table:table-cell table:formula="of:=[.B972]-[.$F$5]" office:value-type="float" office:value="-2.004" calcext:value-type="float">
            <text:p>-2.004</text:p>
          </table:table-cell>
          <table:table-cell table:formula="of:=[.C972]-[.$F$7]" office:value-type="float" office:value="1.429" calcext:value-type="float">
            <text:p>1.429</text:p>
          </table:table-cell>
          <table:table-cell table:formula="of:=[.D972]-[.$F$9]" office:value-type="float" office:value="3.854" calcext:value-type="float">
            <text:p>3.854</text:p>
          </table:table-cell>
          <table:table-cell office:value-type="float" office:value="5440" calcext:value-type="float">
            <text:p>5440</text:p>
          </table:table-cell>
          <table:table-cell table:formula="of:=[.$S$5]+[.H972]*[.$T$5]+[.I972]*[.$U$5]+[.J972]*[.$V$5]+[.K972]*[.$W$5]" office:value-type="float" office:value="5440" calcext:value-type="float">
            <text:p>5440</text:p>
          </table:table-cell>
          <table:table-cell table:formula="of:=[.L972]-[.M972]" office:value-type="float" office:value="0" calcext:value-type="float">
            <text:p>0</text:p>
          </table:table-cell>
          <table:table-cell table:formula="of:=[.N972]*[.N9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73]-[.$F$3]" office:value-type="float" office:value="-0.412999999999997" calcext:value-type="float">
            <text:p>-0.412999999999997</text:p>
          </table:table-cell>
          <table:table-cell table:formula="of:=[.B973]-[.$F$5]" office:value-type="float" office:value="0.996" calcext:value-type="float">
            <text:p>0.996</text:p>
          </table:table-cell>
          <table:table-cell table:formula="of:=[.C973]-[.$F$7]" office:value-type="float" office:value="1.429" calcext:value-type="float">
            <text:p>1.429</text:p>
          </table:table-cell>
          <table:table-cell table:formula="of:=[.D973]-[.$F$9]" office:value-type="float" office:value="-1.146" calcext:value-type="float">
            <text:p>-1.146</text:p>
          </table:table-cell>
          <table:table-cell office:value-type="float" office:value="5470" calcext:value-type="float">
            <text:p>5470</text:p>
          </table:table-cell>
          <table:table-cell table:formula="of:=[.$S$5]+[.H973]*[.$T$5]+[.I973]*[.$U$5]+[.J973]*[.$V$5]+[.K973]*[.$W$5]" office:value-type="float" office:value="5470" calcext:value-type="float">
            <text:p>5470</text:p>
          </table:table-cell>
          <table:table-cell table:formula="of:=[.L973]-[.M973]" office:value-type="float" office:value="0" calcext:value-type="float">
            <text:p>0</text:p>
          </table:table-cell>
          <table:table-cell table:formula="of:=[.N973]*[.N9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974]-[.$F$3]" office:value-type="float" office:value="-2.413" calcext:value-type="float">
            <text:p>-2.413</text:p>
          </table:table-cell>
          <table:table-cell table:formula="of:=[.B974]-[.$F$5]" office:value-type="float" office:value="-0.00399999999999956" calcext:value-type="float">
            <text:p>-0.004</text:p>
          </table:table-cell>
          <table:table-cell table:formula="of:=[.C974]-[.$F$7]" office:value-type="float" office:value="-3.571" calcext:value-type="float">
            <text:p>-3.571</text:p>
          </table:table-cell>
          <table:table-cell table:formula="of:=[.D974]-[.$F$9]" office:value-type="float" office:value="-3.146" calcext:value-type="float">
            <text:p>-3.146</text:p>
          </table:table-cell>
          <table:table-cell office:value-type="float" office:value="5410" calcext:value-type="float">
            <text:p>5410</text:p>
          </table:table-cell>
          <table:table-cell table:formula="of:=[.$S$5]+[.H974]*[.$T$5]+[.I974]*[.$U$5]+[.J974]*[.$V$5]+[.K974]*[.$W$5]" office:value-type="float" office:value="5410" calcext:value-type="float">
            <text:p>5410</text:p>
          </table:table-cell>
          <table:table-cell table:formula="of:=[.L974]-[.M974]" office:value-type="float" office:value="0" calcext:value-type="float">
            <text:p>0</text:p>
          </table:table-cell>
          <table:table-cell table:formula="of:=[.N974]*[.N9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975]-[.$F$3]" office:value-type="float" office:value="5.587" calcext:value-type="float">
            <text:p>5.587</text:p>
          </table:table-cell>
          <table:table-cell table:formula="of:=[.B975]-[.$F$5]" office:value-type="float" office:value="-1.004" calcext:value-type="float">
            <text:p>-1.004</text:p>
          </table:table-cell>
          <table:table-cell table:formula="of:=[.C975]-[.$F$7]" office:value-type="float" office:value="3.429" calcext:value-type="float">
            <text:p>3.429</text:p>
          </table:table-cell>
          <table:table-cell table:formula="of:=[.D975]-[.$F$9]" office:value-type="float" office:value="-3.146" calcext:value-type="float">
            <text:p>-3.146</text:p>
          </table:table-cell>
          <table:table-cell office:value-type="float" office:value="5650" calcext:value-type="float">
            <text:p>5650</text:p>
          </table:table-cell>
          <table:table-cell table:formula="of:=[.$S$5]+[.H975]*[.$T$5]+[.I975]*[.$U$5]+[.J975]*[.$V$5]+[.K975]*[.$W$5]" office:value-type="float" office:value="5650" calcext:value-type="float">
            <text:p>5650</text:p>
          </table:table-cell>
          <table:table-cell table:formula="of:=[.L975]-[.M975]" office:value-type="float" office:value="0" calcext:value-type="float">
            <text:p>0</text:p>
          </table:table-cell>
          <table:table-cell table:formula="of:=[.N975]*[.N9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76]-[.$F$3]" office:value-type="float" office:value="-5.413" calcext:value-type="float">
            <text:p>-5.413</text:p>
          </table:table-cell>
          <table:table-cell table:formula="of:=[.B976]-[.$F$5]" office:value-type="float" office:value="1.996" calcext:value-type="float">
            <text:p>1.996</text:p>
          </table:table-cell>
          <table:table-cell table:formula="of:=[.C976]-[.$F$7]" office:value-type="float" office:value="0.429" calcext:value-type="float">
            <text:p>0.429</text:p>
          </table:table-cell>
          <table:table-cell table:formula="of:=[.D976]-[.$F$9]" office:value-type="float" office:value="-1.146" calcext:value-type="float">
            <text:p>-1.146</text:p>
          </table:table-cell>
          <table:table-cell office:value-type="float" office:value="5320" calcext:value-type="float">
            <text:p>5320</text:p>
          </table:table-cell>
          <table:table-cell table:formula="of:=[.$S$5]+[.H976]*[.$T$5]+[.I976]*[.$U$5]+[.J976]*[.$V$5]+[.K976]*[.$W$5]" office:value-type="float" office:value="5320" calcext:value-type="float">
            <text:p>5320</text:p>
          </table:table-cell>
          <table:table-cell table:formula="of:=[.L976]-[.M976]" office:value-type="float" office:value="0" calcext:value-type="float">
            <text:p>0</text:p>
          </table:table-cell>
          <table:table-cell table:formula="of:=[.N976]*[.N9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977]-[.$F$3]" office:value-type="float" office:value="-11.413" calcext:value-type="float">
            <text:p>-11.413</text:p>
          </table:table-cell>
          <table:table-cell table:formula="of:=[.B977]-[.$F$5]" office:value-type="float" office:value="-1.004" calcext:value-type="float">
            <text:p>-1.004</text:p>
          </table:table-cell>
          <table:table-cell table:formula="of:=[.C977]-[.$F$7]" office:value-type="float" office:value="2.429" calcext:value-type="float">
            <text:p>2.429</text:p>
          </table:table-cell>
          <table:table-cell table:formula="of:=[.D977]-[.$F$9]" office:value-type="float" office:value="1.854" calcext:value-type="float">
            <text:p>1.854</text:p>
          </table:table-cell>
          <table:table-cell office:value-type="float" office:value="5140" calcext:value-type="float">
            <text:p>5140</text:p>
          </table:table-cell>
          <table:table-cell table:formula="of:=[.$S$5]+[.H977]*[.$T$5]+[.I977]*[.$U$5]+[.J977]*[.$V$5]+[.K977]*[.$W$5]" office:value-type="float" office:value="5140" calcext:value-type="float">
            <text:p>5140</text:p>
          </table:table-cell>
          <table:table-cell table:formula="of:=[.L977]-[.M977]" office:value-type="float" office:value="0" calcext:value-type="float">
            <text:p>0</text:p>
          </table:table-cell>
          <table:table-cell table:formula="of:=[.N977]*[.N9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78]-[.$F$3]" office:value-type="float" office:value="-19.413" calcext:value-type="float">
            <text:p>-19.413</text:p>
          </table:table-cell>
          <table:table-cell table:formula="of:=[.B978]-[.$F$5]" office:value-type="float" office:value="0.996" calcext:value-type="float">
            <text:p>0.996</text:p>
          </table:table-cell>
          <table:table-cell table:formula="of:=[.C978]-[.$F$7]" office:value-type="float" office:value="-1.571" calcext:value-type="float">
            <text:p>-1.571</text:p>
          </table:table-cell>
          <table:table-cell table:formula="of:=[.D978]-[.$F$9]" office:value-type="float" office:value="-1.146" calcext:value-type="float">
            <text:p>-1.146</text:p>
          </table:table-cell>
          <table:table-cell office:value-type="float" office:value="4900" calcext:value-type="float">
            <text:p>4900</text:p>
          </table:table-cell>
          <table:table-cell table:formula="of:=[.$S$5]+[.H978]*[.$T$5]+[.I978]*[.$U$5]+[.J978]*[.$V$5]+[.K978]*[.$W$5]" office:value-type="float" office:value="4900" calcext:value-type="float">
            <text:p>4900</text:p>
          </table:table-cell>
          <table:table-cell table:formula="of:=[.L978]-[.M978]" office:value-type="float" office:value="0" calcext:value-type="float">
            <text:p>0</text:p>
          </table:table-cell>
          <table:table-cell table:formula="of:=[.N978]*[.N97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A979]-[.$F$3]" office:value-type="float" office:value="-7.413" calcext:value-type="float">
            <text:p>-7.413</text:p>
          </table:table-cell>
          <table:table-cell table:formula="of:=[.B979]-[.$F$5]" office:value-type="float" office:value="-2.004" calcext:value-type="float">
            <text:p>-2.004</text:p>
          </table:table-cell>
          <table:table-cell table:formula="of:=[.C979]-[.$F$7]" office:value-type="float" office:value="-2.571" calcext:value-type="float">
            <text:p>-2.571</text:p>
          </table:table-cell>
          <table:table-cell table:formula="of:=[.D979]-[.$F$9]" office:value-type="float" office:value="1.854" calcext:value-type="float">
            <text:p>1.854</text:p>
          </table:table-cell>
          <table:table-cell office:value-type="float" office:value="5260" calcext:value-type="float">
            <text:p>5260</text:p>
          </table:table-cell>
          <table:table-cell table:formula="of:=[.$S$5]+[.H979]*[.$T$5]+[.I979]*[.$U$5]+[.J979]*[.$V$5]+[.K979]*[.$W$5]" office:value-type="float" office:value="5260" calcext:value-type="float">
            <text:p>5260</text:p>
          </table:table-cell>
          <table:table-cell table:formula="of:=[.L979]-[.M979]" office:value-type="float" office:value="0" calcext:value-type="float">
            <text:p>0</text:p>
          </table:table-cell>
          <table:table-cell table:formula="of:=[.N979]*[.N9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980]-[.$F$3]" office:value-type="float" office:value="-20.413" calcext:value-type="float">
            <text:p>-20.413</text:p>
          </table:table-cell>
          <table:table-cell table:formula="of:=[.B980]-[.$F$5]" office:value-type="float" office:value="-0.00399999999999956" calcext:value-type="float">
            <text:p>-0.004</text:p>
          </table:table-cell>
          <table:table-cell table:formula="of:=[.C980]-[.$F$7]" office:value-type="float" office:value="1.429" calcext:value-type="float">
            <text:p>1.429</text:p>
          </table:table-cell>
          <table:table-cell table:formula="of:=[.D980]-[.$F$9]" office:value-type="float" office:value="-4.146" calcext:value-type="float">
            <text:p>-4.146</text:p>
          </table:table-cell>
          <table:table-cell office:value-type="float" office:value="4870" calcext:value-type="float">
            <text:p>4870</text:p>
          </table:table-cell>
          <table:table-cell table:formula="of:=[.$S$5]+[.H980]*[.$T$5]+[.I980]*[.$U$5]+[.J980]*[.$V$5]+[.K980]*[.$W$5]" office:value-type="float" office:value="4870" calcext:value-type="float">
            <text:p>4870</text:p>
          </table:table-cell>
          <table:table-cell table:formula="of:=[.L980]-[.M980]" office:value-type="float" office:value="0" calcext:value-type="float">
            <text:p>0</text:p>
          </table:table-cell>
          <table:table-cell table:formula="of:=[.N980]*[.N9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81]-[.$F$3]" office:value-type="float" office:value="1.587" calcext:value-type="float">
            <text:p>1.587</text:p>
          </table:table-cell>
          <table:table-cell table:formula="of:=[.B981]-[.$F$5]" office:value-type="float" office:value="-3.004" calcext:value-type="float">
            <text:p>-3.004</text:p>
          </table:table-cell>
          <table:table-cell table:formula="of:=[.C981]-[.$F$7]" office:value-type="float" office:value="-0.571" calcext:value-type="float">
            <text:p>-0.571</text:p>
          </table:table-cell>
          <table:table-cell table:formula="of:=[.D981]-[.$F$9]" office:value-type="float" office:value="-1.146" calcext:value-type="float">
            <text:p>-1.146</text:p>
          </table:table-cell>
          <table:table-cell office:value-type="float" office:value="5530" calcext:value-type="float">
            <text:p>5530</text:p>
          </table:table-cell>
          <table:table-cell table:formula="of:=[.$S$5]+[.H981]*[.$T$5]+[.I981]*[.$U$5]+[.J981]*[.$V$5]+[.K981]*[.$W$5]" office:value-type="float" office:value="5530" calcext:value-type="float">
            <text:p>5530</text:p>
          </table:table-cell>
          <table:table-cell table:formula="of:=[.L981]-[.M981]" office:value-type="float" office:value="0" calcext:value-type="float">
            <text:p>0</text:p>
          </table:table-cell>
          <table:table-cell table:formula="of:=[.N981]*[.N9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82]-[.$F$3]" office:value-type="float" office:value="-10.413" calcext:value-type="float">
            <text:p>-10.413</text:p>
          </table:table-cell>
          <table:table-cell table:formula="of:=[.B982]-[.$F$5]" office:value-type="float" office:value="0.996" calcext:value-type="float">
            <text:p>0.996</text:p>
          </table:table-cell>
          <table:table-cell table:formula="of:=[.C982]-[.$F$7]" office:value-type="float" office:value="0.429" calcext:value-type="float">
            <text:p>0.429</text:p>
          </table:table-cell>
          <table:table-cell table:formula="of:=[.D982]-[.$F$9]" office:value-type="float" office:value="-1.146" calcext:value-type="float">
            <text:p>-1.146</text:p>
          </table:table-cell>
          <table:table-cell office:value-type="float" office:value="5170" calcext:value-type="float">
            <text:p>5170</text:p>
          </table:table-cell>
          <table:table-cell table:formula="of:=[.$S$5]+[.H982]*[.$T$5]+[.I982]*[.$U$5]+[.J982]*[.$V$5]+[.K982]*[.$W$5]" office:value-type="float" office:value="5170" calcext:value-type="float">
            <text:p>5170</text:p>
          </table:table-cell>
          <table:table-cell table:formula="of:=[.L982]-[.M982]" office:value-type="float" office:value="0" calcext:value-type="float">
            <text:p>0</text:p>
          </table:table-cell>
          <table:table-cell table:formula="of:=[.N982]*[.N9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983]-[.$F$3]" office:value-type="float" office:value="2.587" calcext:value-type="float">
            <text:p>2.587</text:p>
          </table:table-cell>
          <table:table-cell table:formula="of:=[.B983]-[.$F$5]" office:value-type="float" office:value="0.996" calcext:value-type="float">
            <text:p>0.996</text:p>
          </table:table-cell>
          <table:table-cell table:formula="of:=[.C983]-[.$F$7]" office:value-type="float" office:value="-0.571" calcext:value-type="float">
            <text:p>-0.571</text:p>
          </table:table-cell>
          <table:table-cell table:formula="of:=[.D983]-[.$F$9]" office:value-type="float" office:value="-3.146" calcext:value-type="float">
            <text:p>-3.146</text:p>
          </table:table-cell>
          <table:table-cell office:value-type="float" office:value="5560" calcext:value-type="float">
            <text:p>5560</text:p>
          </table:table-cell>
          <table:table-cell table:formula="of:=[.$S$5]+[.H983]*[.$T$5]+[.I983]*[.$U$5]+[.J983]*[.$V$5]+[.K983]*[.$W$5]" office:value-type="float" office:value="5560" calcext:value-type="float">
            <text:p>5560</text:p>
          </table:table-cell>
          <table:table-cell table:formula="of:=[.L983]-[.M983]" office:value-type="float" office:value="0" calcext:value-type="float">
            <text:p>0</text:p>
          </table:table-cell>
          <table:table-cell table:formula="of:=[.N983]*[.N9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984]-[.$F$3]" office:value-type="float" office:value="12.587" calcext:value-type="float">
            <text:p>12.587</text:p>
          </table:table-cell>
          <table:table-cell table:formula="of:=[.B984]-[.$F$5]" office:value-type="float" office:value="-0.00399999999999956" calcext:value-type="float">
            <text:p>-0.004</text:p>
          </table:table-cell>
          <table:table-cell table:formula="of:=[.C984]-[.$F$7]" office:value-type="float" office:value="0.429" calcext:value-type="float">
            <text:p>0.429</text:p>
          </table:table-cell>
          <table:table-cell table:formula="of:=[.D984]-[.$F$9]" office:value-type="float" office:value="0.854" calcext:value-type="float">
            <text:p>0.854</text:p>
          </table:table-cell>
          <table:table-cell office:value-type="float" office:value="5860" calcext:value-type="float">
            <text:p>5860</text:p>
          </table:table-cell>
          <table:table-cell table:formula="of:=[.$S$5]+[.H984]*[.$T$5]+[.I984]*[.$U$5]+[.J984]*[.$V$5]+[.K984]*[.$W$5]" office:value-type="float" office:value="5860" calcext:value-type="float">
            <text:p>5860</text:p>
          </table:table-cell>
          <table:table-cell table:formula="of:=[.L984]-[.M984]" office:value-type="float" office:value="0" calcext:value-type="float">
            <text:p>0</text:p>
          </table:table-cell>
          <table:table-cell table:formula="of:=[.N984]*[.N9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85]-[.$F$3]" office:value-type="float" office:value="-4.413" calcext:value-type="float">
            <text:p>-4.413</text:p>
          </table:table-cell>
          <table:table-cell table:formula="of:=[.B985]-[.$F$5]" office:value-type="float" office:value="-0.00399999999999956" calcext:value-type="float">
            <text:p>-0.004</text:p>
          </table:table-cell>
          <table:table-cell table:formula="of:=[.C985]-[.$F$7]" office:value-type="float" office:value="-1.571" calcext:value-type="float">
            <text:p>-1.571</text:p>
          </table:table-cell>
          <table:table-cell table:formula="of:=[.D985]-[.$F$9]" office:value-type="float" office:value="-2.146" calcext:value-type="float">
            <text:p>-2.146</text:p>
          </table:table-cell>
          <table:table-cell office:value-type="float" office:value="5350" calcext:value-type="float">
            <text:p>5350</text:p>
          </table:table-cell>
          <table:table-cell table:formula="of:=[.$S$5]+[.H985]*[.$T$5]+[.I985]*[.$U$5]+[.J985]*[.$V$5]+[.K985]*[.$W$5]" office:value-type="float" office:value="5350" calcext:value-type="float">
            <text:p>5350</text:p>
          </table:table-cell>
          <table:table-cell table:formula="of:=[.L985]-[.M985]" office:value-type="float" office:value="0" calcext:value-type="float">
            <text:p>0</text:p>
          </table:table-cell>
          <table:table-cell table:formula="of:=[.N985]*[.N9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986]-[.$F$3]" office:value-type="float" office:value="-3.413" calcext:value-type="float">
            <text:p>-3.413</text:p>
          </table:table-cell>
          <table:table-cell table:formula="of:=[.B986]-[.$F$5]" office:value-type="float" office:value="-3.004" calcext:value-type="float">
            <text:p>-3.004</text:p>
          </table:table-cell>
          <table:table-cell table:formula="of:=[.C986]-[.$F$7]" office:value-type="float" office:value="2.429" calcext:value-type="float">
            <text:p>2.429</text:p>
          </table:table-cell>
          <table:table-cell table:formula="of:=[.D986]-[.$F$9]" office:value-type="float" office:value="-5.146" calcext:value-type="float">
            <text:p>-5.146</text:p>
          </table:table-cell>
          <table:table-cell office:value-type="float" office:value="5380" calcext:value-type="float">
            <text:p>5380</text:p>
          </table:table-cell>
          <table:table-cell table:formula="of:=[.$S$5]+[.H986]*[.$T$5]+[.I986]*[.$U$5]+[.J986]*[.$V$5]+[.K986]*[.$W$5]" office:value-type="float" office:value="5380" calcext:value-type="float">
            <text:p>5380</text:p>
          </table:table-cell>
          <table:table-cell table:formula="of:=[.L986]-[.M986]" office:value-type="float" office:value="0" calcext:value-type="float">
            <text:p>0</text:p>
          </table:table-cell>
          <table:table-cell table:formula="of:=[.N986]*[.N9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87]-[.$F$3]" office:value-type="float" office:value="10.587" calcext:value-type="float">
            <text:p>10.587</text:p>
          </table:table-cell>
          <table:table-cell table:formula="of:=[.B987]-[.$F$5]" office:value-type="float" office:value="0.996" calcext:value-type="float">
            <text:p>0.996</text:p>
          </table:table-cell>
          <table:table-cell table:formula="of:=[.C987]-[.$F$7]" office:value-type="float" office:value="-0.571" calcext:value-type="float">
            <text:p>-0.571</text:p>
          </table:table-cell>
          <table:table-cell table:formula="of:=[.D987]-[.$F$9]" office:value-type="float" office:value="-2.146" calcext:value-type="float">
            <text:p>-2.146</text:p>
          </table:table-cell>
          <table:table-cell office:value-type="float" office:value="5800" calcext:value-type="float">
            <text:p>5800</text:p>
          </table:table-cell>
          <table:table-cell table:formula="of:=[.$S$5]+[.H987]*[.$T$5]+[.I987]*[.$U$5]+[.J987]*[.$V$5]+[.K987]*[.$W$5]" office:value-type="float" office:value="5800" calcext:value-type="float">
            <text:p>5800</text:p>
          </table:table-cell>
          <table:table-cell table:formula="of:=[.L987]-[.M987]" office:value-type="float" office:value="0" calcext:value-type="float">
            <text:p>0</text:p>
          </table:table-cell>
          <table:table-cell table:formula="of:=[.N987]*[.N9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988]-[.$F$3]" office:value-type="float" office:value="-7.413" calcext:value-type="float">
            <text:p>-7.413</text:p>
          </table:table-cell>
          <table:table-cell table:formula="of:=[.B988]-[.$F$5]" office:value-type="float" office:value="0.996" calcext:value-type="float">
            <text:p>0.996</text:p>
          </table:table-cell>
          <table:table-cell table:formula="of:=[.C988]-[.$F$7]" office:value-type="float" office:value="0.429" calcext:value-type="float">
            <text:p>0.429</text:p>
          </table:table-cell>
          <table:table-cell table:formula="of:=[.D988]-[.$F$9]" office:value-type="float" office:value="3.854" calcext:value-type="float">
            <text:p>3.854</text:p>
          </table:table-cell>
          <table:table-cell office:value-type="float" office:value="5260" calcext:value-type="float">
            <text:p>5260</text:p>
          </table:table-cell>
          <table:table-cell table:formula="of:=[.$S$5]+[.H988]*[.$T$5]+[.I988]*[.$U$5]+[.J988]*[.$V$5]+[.K988]*[.$W$5]" office:value-type="float" office:value="5260" calcext:value-type="float">
            <text:p>5260</text:p>
          </table:table-cell>
          <table:table-cell table:formula="of:=[.L988]-[.M988]" office:value-type="float" office:value="0" calcext:value-type="float">
            <text:p>0</text:p>
          </table:table-cell>
          <table:table-cell table:formula="of:=[.N988]*[.N9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89]-[.$F$3]" office:value-type="float" office:value="6.587" calcext:value-type="float">
            <text:p>6.587</text:p>
          </table:table-cell>
          <table:table-cell table:formula="of:=[.B989]-[.$F$5]" office:value-type="float" office:value="-2.004" calcext:value-type="float">
            <text:p>-2.004</text:p>
          </table:table-cell>
          <table:table-cell table:formula="of:=[.C989]-[.$F$7]" office:value-type="float" office:value="2.429" calcext:value-type="float">
            <text:p>2.429</text:p>
          </table:table-cell>
          <table:table-cell table:formula="of:=[.D989]-[.$F$9]" office:value-type="float" office:value="-1.146" calcext:value-type="float">
            <text:p>-1.146</text:p>
          </table:table-cell>
          <table:table-cell office:value-type="float" office:value="5680" calcext:value-type="float">
            <text:p>5680</text:p>
          </table:table-cell>
          <table:table-cell table:formula="of:=[.$S$5]+[.H989]*[.$T$5]+[.I989]*[.$U$5]+[.J989]*[.$V$5]+[.K989]*[.$W$5]" office:value-type="float" office:value="5680" calcext:value-type="float">
            <text:p>5680</text:p>
          </table:table-cell>
          <table:table-cell table:formula="of:=[.L989]-[.M989]" office:value-type="float" office:value="0" calcext:value-type="float">
            <text:p>0</text:p>
          </table:table-cell>
          <table:table-cell table:formula="of:=[.N989]*[.N9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90]-[.$F$3]" office:value-type="float" office:value="-12.413" calcext:value-type="float">
            <text:p>-12.413</text:p>
          </table:table-cell>
          <table:table-cell table:formula="of:=[.B990]-[.$F$5]" office:value-type="float" office:value="-0.00399999999999956" calcext:value-type="float">
            <text:p>-0.004</text:p>
          </table:table-cell>
          <table:table-cell table:formula="of:=[.C990]-[.$F$7]" office:value-type="float" office:value="-2.571" calcext:value-type="float">
            <text:p>-2.571</text:p>
          </table:table-cell>
          <table:table-cell table:formula="of:=[.D990]-[.$F$9]" office:value-type="float" office:value="-2.146" calcext:value-type="float">
            <text:p>-2.146</text:p>
          </table:table-cell>
          <table:table-cell office:value-type="float" office:value="5110" calcext:value-type="float">
            <text:p>5110</text:p>
          </table:table-cell>
          <table:table-cell table:formula="of:=[.$S$5]+[.H990]*[.$T$5]+[.I990]*[.$U$5]+[.J990]*[.$V$5]+[.K990]*[.$W$5]" office:value-type="float" office:value="5110" calcext:value-type="float">
            <text:p>5110</text:p>
          </table:table-cell>
          <table:table-cell table:formula="of:=[.L990]-[.M990]" office:value-type="float" office:value="0" calcext:value-type="float">
            <text:p>0</text:p>
          </table:table-cell>
          <table:table-cell table:formula="of:=[.N990]*[.N9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91]-[.$F$3]" office:value-type="float" office:value="7.587" calcext:value-type="float">
            <text:p>7.587</text:p>
          </table:table-cell>
          <table:table-cell table:formula="of:=[.B991]-[.$F$5]" office:value-type="float" office:value="-0.00399999999999956" calcext:value-type="float">
            <text:p>-0.004</text:p>
          </table:table-cell>
          <table:table-cell table:formula="of:=[.C991]-[.$F$7]" office:value-type="float" office:value="2.429" calcext:value-type="float">
            <text:p>2.429</text:p>
          </table:table-cell>
          <table:table-cell table:formula="of:=[.D991]-[.$F$9]" office:value-type="float" office:value="-2.146" calcext:value-type="float">
            <text:p>-2.146</text:p>
          </table:table-cell>
          <table:table-cell office:value-type="float" office:value="5710" calcext:value-type="float">
            <text:p>5710</text:p>
          </table:table-cell>
          <table:table-cell table:formula="of:=[.$S$5]+[.H991]*[.$T$5]+[.I991]*[.$U$5]+[.J991]*[.$V$5]+[.K991]*[.$W$5]" office:value-type="float" office:value="5710" calcext:value-type="float">
            <text:p>5710</text:p>
          </table:table-cell>
          <table:table-cell table:formula="of:=[.L991]-[.M991]" office:value-type="float" office:value="0" calcext:value-type="float">
            <text:p>0</text:p>
          </table:table-cell>
          <table:table-cell table:formula="of:=[.N991]*[.N9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992]-[.$F$3]" office:value-type="float" office:value="-1.413" calcext:value-type="float">
            <text:p>-1.413</text:p>
          </table:table-cell>
          <table:table-cell table:formula="of:=[.B992]-[.$F$5]" office:value-type="float" office:value="-0.00399999999999956" calcext:value-type="float">
            <text:p>-0.004</text:p>
          </table:table-cell>
          <table:table-cell table:formula="of:=[.C992]-[.$F$7]" office:value-type="float" office:value="0.429" calcext:value-type="float">
            <text:p>0.429</text:p>
          </table:table-cell>
          <table:table-cell table:formula="of:=[.D992]-[.$F$9]" office:value-type="float" office:value="-3.146" calcext:value-type="float">
            <text:p>-3.146</text:p>
          </table:table-cell>
          <table:table-cell office:value-type="float" office:value="5440" calcext:value-type="float">
            <text:p>5440</text:p>
          </table:table-cell>
          <table:table-cell table:formula="of:=[.$S$5]+[.H992]*[.$T$5]+[.I992]*[.$U$5]+[.J992]*[.$V$5]+[.K992]*[.$W$5]" office:value-type="float" office:value="5440" calcext:value-type="float">
            <text:p>5440</text:p>
          </table:table-cell>
          <table:table-cell table:formula="of:=[.L992]-[.M992]" office:value-type="float" office:value="0" calcext:value-type="float">
            <text:p>0</text:p>
          </table:table-cell>
          <table:table-cell table:formula="of:=[.N992]*[.N9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93]-[.$F$3]" office:value-type="float" office:value="5.587" calcext:value-type="float">
            <text:p>5.587</text:p>
          </table:table-cell>
          <table:table-cell table:formula="of:=[.B993]-[.$F$5]" office:value-type="float" office:value="-0.00399999999999956" calcext:value-type="float">
            <text:p>-0.004</text:p>
          </table:table-cell>
          <table:table-cell table:formula="of:=[.C993]-[.$F$7]" office:value-type="float" office:value="-2.571" calcext:value-type="float">
            <text:p>-2.571</text:p>
          </table:table-cell>
          <table:table-cell table:formula="of:=[.D993]-[.$F$9]" office:value-type="float" office:value="-2.146" calcext:value-type="float">
            <text:p>-2.146</text:p>
          </table:table-cell>
          <table:table-cell office:value-type="float" office:value="5650" calcext:value-type="float">
            <text:p>5650</text:p>
          </table:table-cell>
          <table:table-cell table:formula="of:=[.$S$5]+[.H993]*[.$T$5]+[.I993]*[.$U$5]+[.J993]*[.$V$5]+[.K993]*[.$W$5]" office:value-type="float" office:value="5650" calcext:value-type="float">
            <text:p>5650</text:p>
          </table:table-cell>
          <table:table-cell table:formula="of:=[.L993]-[.M993]" office:value-type="float" office:value="0" calcext:value-type="float">
            <text:p>0</text:p>
          </table:table-cell>
          <table:table-cell table:formula="of:=[.N993]*[.N9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A994]-[.$F$3]" office:value-type="float" office:value="9.587" calcext:value-type="float">
            <text:p>9.587</text:p>
          </table:table-cell>
          <table:table-cell table:formula="of:=[.B994]-[.$F$5]" office:value-type="float" office:value="1.996" calcext:value-type="float">
            <text:p>1.996</text:p>
          </table:table-cell>
          <table:table-cell table:formula="of:=[.C994]-[.$F$7]" office:value-type="float" office:value="1.429" calcext:value-type="float">
            <text:p>1.429</text:p>
          </table:table-cell>
          <table:table-cell table:formula="of:=[.D994]-[.$F$9]" office:value-type="float" office:value="-5.146" calcext:value-type="float">
            <text:p>-5.146</text:p>
          </table:table-cell>
          <table:table-cell office:value-type="float" office:value="5770" calcext:value-type="float">
            <text:p>5770</text:p>
          </table:table-cell>
          <table:table-cell table:formula="of:=[.$S$5]+[.H994]*[.$T$5]+[.I994]*[.$U$5]+[.J994]*[.$V$5]+[.K994]*[.$W$5]" office:value-type="float" office:value="5770" calcext:value-type="float">
            <text:p>5770</text:p>
          </table:table-cell>
          <table:table-cell table:formula="of:=[.L994]-[.M994]" office:value-type="float" office:value="0" calcext:value-type="float">
            <text:p>0</text:p>
          </table:table-cell>
          <table:table-cell table:formula="of:=[.N994]*[.N9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995]-[.$F$3]" office:value-type="float" office:value="0.587000000000003" calcext:value-type="float">
            <text:p>0.587000000000003</text:p>
          </table:table-cell>
          <table:table-cell table:formula="of:=[.B995]-[.$F$5]" office:value-type="float" office:value="-2.004" calcext:value-type="float">
            <text:p>-2.004</text:p>
          </table:table-cell>
          <table:table-cell table:formula="of:=[.C995]-[.$F$7]" office:value-type="float" office:value="-2.571" calcext:value-type="float">
            <text:p>-2.571</text:p>
          </table:table-cell>
          <table:table-cell table:formula="of:=[.D995]-[.$F$9]" office:value-type="float" office:value="-3.146" calcext:value-type="float">
            <text:p>-3.146</text:p>
          </table:table-cell>
          <table:table-cell office:value-type="float" office:value="5500" calcext:value-type="float">
            <text:p>5500</text:p>
          </table:table-cell>
          <table:table-cell table:formula="of:=[.$S$5]+[.H995]*[.$T$5]+[.I995]*[.$U$5]+[.J995]*[.$V$5]+[.K995]*[.$W$5]" office:value-type="float" office:value="5500" calcext:value-type="float">
            <text:p>5500</text:p>
          </table:table-cell>
          <table:table-cell table:formula="of:=[.L995]-[.M995]" office:value-type="float" office:value="0" calcext:value-type="float">
            <text:p>0</text:p>
          </table:table-cell>
          <table:table-cell table:formula="of:=[.N995]*[.N9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A996]-[.$F$3]" office:value-type="float" office:value="-10.413" calcext:value-type="float">
            <text:p>-10.413</text:p>
          </table:table-cell>
          <table:table-cell table:formula="of:=[.B996]-[.$F$5]" office:value-type="float" office:value="1.996" calcext:value-type="float">
            <text:p>1.996</text:p>
          </table:table-cell>
          <table:table-cell table:formula="of:=[.C996]-[.$F$7]" office:value-type="float" office:value="-1.571" calcext:value-type="float">
            <text:p>-1.571</text:p>
          </table:table-cell>
          <table:table-cell table:formula="of:=[.D996]-[.$F$9]" office:value-type="float" office:value="-4.146" calcext:value-type="float">
            <text:p>-4.146</text:p>
          </table:table-cell>
          <table:table-cell office:value-type="float" office:value="5170" calcext:value-type="float">
            <text:p>5170</text:p>
          </table:table-cell>
          <table:table-cell table:formula="of:=[.$S$5]+[.H996]*[.$T$5]+[.I996]*[.$U$5]+[.J996]*[.$V$5]+[.K996]*[.$W$5]" office:value-type="float" office:value="5170" calcext:value-type="float">
            <text:p>5170</text:p>
          </table:table-cell>
          <table:table-cell table:formula="of:=[.L996]-[.M996]" office:value-type="float" office:value="0" calcext:value-type="float">
            <text:p>0</text:p>
          </table:table-cell>
          <table:table-cell table:formula="of:=[.N996]*[.N9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A997]-[.$F$3]" office:value-type="float" office:value="2.587" calcext:value-type="float">
            <text:p>2.587</text:p>
          </table:table-cell>
          <table:table-cell table:formula="of:=[.B997]-[.$F$5]" office:value-type="float" office:value="-1.004" calcext:value-type="float">
            <text:p>-1.004</text:p>
          </table:table-cell>
          <table:table-cell table:formula="of:=[.C997]-[.$F$7]" office:value-type="float" office:value="1.429" calcext:value-type="float">
            <text:p>1.429</text:p>
          </table:table-cell>
          <table:table-cell table:formula="of:=[.D997]-[.$F$9]" office:value-type="float" office:value="-2.146" calcext:value-type="float">
            <text:p>-2.146</text:p>
          </table:table-cell>
          <table:table-cell office:value-type="float" office:value="5560" calcext:value-type="float">
            <text:p>5560</text:p>
          </table:table-cell>
          <table:table-cell table:formula="of:=[.$S$5]+[.H997]*[.$T$5]+[.I997]*[.$U$5]+[.J997]*[.$V$5]+[.K997]*[.$W$5]" office:value-type="float" office:value="5560" calcext:value-type="float">
            <text:p>5560</text:p>
          </table:table-cell>
          <table:table-cell table:formula="of:=[.L997]-[.M997]" office:value-type="float" office:value="0" calcext:value-type="float">
            <text:p>0</text:p>
          </table:table-cell>
          <table:table-cell table:formula="of:=[.N997]*[.N9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A998]-[.$F$3]" office:value-type="float" office:value="-27.413" calcext:value-type="float">
            <text:p>-27.413</text:p>
          </table:table-cell>
          <table:table-cell table:formula="of:=[.B998]-[.$F$5]" office:value-type="float" office:value="-1.004" calcext:value-type="float">
            <text:p>-1.004</text:p>
          </table:table-cell>
          <table:table-cell table:formula="of:=[.C998]-[.$F$7]" office:value-type="float" office:value="1.429" calcext:value-type="float">
            <text:p>1.429</text:p>
          </table:table-cell>
          <table:table-cell table:formula="of:=[.D998]-[.$F$9]" office:value-type="float" office:value="-1.146" calcext:value-type="float">
            <text:p>-1.146</text:p>
          </table:table-cell>
          <table:table-cell office:value-type="float" office:value="4660" calcext:value-type="float">
            <text:p>4660</text:p>
          </table:table-cell>
          <table:table-cell table:formula="of:=[.$S$5]+[.H998]*[.$T$5]+[.I998]*[.$U$5]+[.J998]*[.$V$5]+[.K998]*[.$W$5]" office:value-type="float" office:value="4660" calcext:value-type="float">
            <text:p>4660</text:p>
          </table:table-cell>
          <table:table-cell table:formula="of:=[.L998]-[.M998]" office:value-type="float" office:value="0" calcext:value-type="float">
            <text:p>0</text:p>
          </table:table-cell>
          <table:table-cell table:formula="of:=[.N998]*[.N9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999]-[.$F$3]" office:value-type="float" office:value="-3.413" calcext:value-type="float">
            <text:p>-3.413</text:p>
          </table:table-cell>
          <table:table-cell table:formula="of:=[.B999]-[.$F$5]" office:value-type="float" office:value="2.996" calcext:value-type="float">
            <text:p>2.996</text:p>
          </table:table-cell>
          <table:table-cell table:formula="of:=[.C999]-[.$F$7]" office:value-type="float" office:value="0.429" calcext:value-type="float">
            <text:p>0.429</text:p>
          </table:table-cell>
          <table:table-cell table:formula="of:=[.D999]-[.$F$9]" office:value-type="float" office:value="-3.146" calcext:value-type="float">
            <text:p>-3.146</text:p>
          </table:table-cell>
          <table:table-cell office:value-type="float" office:value="5380" calcext:value-type="float">
            <text:p>5380</text:p>
          </table:table-cell>
          <table:table-cell table:formula="of:=[.$S$5]+[.H999]*[.$T$5]+[.I999]*[.$U$5]+[.J999]*[.$V$5]+[.K999]*[.$W$5]" office:value-type="float" office:value="5380" calcext:value-type="float">
            <text:p>5380</text:p>
          </table:table-cell>
          <table:table-cell table:formula="of:=[.L999]-[.M999]" office:value-type="float" office:value="0" calcext:value-type="float">
            <text:p>0</text:p>
          </table:table-cell>
          <table:table-cell table:formula="of:=[.N999]*[.N9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A1000]-[.$F$3]" office:value-type="float" office:value="14.587" calcext:value-type="float">
            <text:p>14.587</text:p>
          </table:table-cell>
          <table:table-cell table:formula="of:=[.B1000]-[.$F$5]" office:value-type="float" office:value="-1.004" calcext:value-type="float">
            <text:p>-1.004</text:p>
          </table:table-cell>
          <table:table-cell table:formula="of:=[.C1000]-[.$F$7]" office:value-type="float" office:value="-3.571" calcext:value-type="float">
            <text:p>-3.571</text:p>
          </table:table-cell>
          <table:table-cell table:formula="of:=[.D1000]-[.$F$9]" office:value-type="float" office:value="3.854" calcext:value-type="float">
            <text:p>3.854</text:p>
          </table:table-cell>
          <table:table-cell office:value-type="float" office:value="5920" calcext:value-type="float">
            <text:p>5920</text:p>
          </table:table-cell>
          <table:table-cell table:formula="of:=[.$S$5]+[.H1000]*[.$T$5]+[.I1000]*[.$U$5]+[.J1000]*[.$V$5]+[.K1000]*[.$W$5]" office:value-type="float" office:value="5920" calcext:value-type="float">
            <text:p>5920</text:p>
          </table:table-cell>
          <table:table-cell table:formula="of:=[.L1000]-[.M1000]" office:value-type="float" office:value="0" calcext:value-type="float">
            <text:p>0</text:p>
          </table:table-cell>
          <table:table-cell table:formula="of:=[.N1000]*[.N10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A1001]-[.$F$3]" office:value-type="float" office:value="10.587" calcext:value-type="float">
            <text:p>10.587</text:p>
          </table:table-cell>
          <table:table-cell table:formula="of:=[.B1001]-[.$F$5]" office:value-type="float" office:value="-0.00399999999999956" calcext:value-type="float">
            <text:p>-0.004</text:p>
          </table:table-cell>
          <table:table-cell table:formula="of:=[.C1001]-[.$F$7]" office:value-type="float" office:value="-1.571" calcext:value-type="float">
            <text:p>-1.571</text:p>
          </table:table-cell>
          <table:table-cell table:formula="of:=[.D1001]-[.$F$9]" office:value-type="float" office:value="-3.146" calcext:value-type="float">
            <text:p>-3.146</text:p>
          </table:table-cell>
          <table:table-cell office:value-type="float" office:value="5800" calcext:value-type="float">
            <text:p>5800</text:p>
          </table:table-cell>
          <table:table-cell table:formula="of:=[.$S$5]+[.H1001]*[.$T$5]+[.I1001]*[.$U$5]+[.J1001]*[.$V$5]+[.K1001]*[.$W$5]" office:value-type="float" office:value="5800" calcext:value-type="float">
            <text:p>5800</text:p>
          </table:table-cell>
          <table:table-cell table:formula="of:=[.L1001]-[.M1001]" office:value-type="float" office:value="0" calcext:value-type="float">
            <text:p>0</text:p>
          </table:table-cell>
          <table:table-cell table:formula="of:=[.N1001]*[.N1001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00/00/0000</text:date>, <text:time style:data-style-name="N2" text:time-value="22:44:11.350223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4T22:57:17.965373810</dc:date>
    <meta:editing-duration>PT22M17S</meta:editing-duration>
    <meta:editing-cycles>4</meta:editing-cycles>
    <meta:generator>LibreOffice/5.2.7.2$Linux_X86_64 LibreOffice_project/20m0$Build-2</meta:generator>
    <meta:document-statistic meta:table-count="1" meta:cell-count="12034" meta:object-count="0"/>
  </office:meta>
</office:document-meta>
</file>